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4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F_walk_Polar_strap__Crun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2018-07-21T14:50:17Z</text:p>
          </table:table-cell>
          <table:table-cell office:value-type="float" office:value="40.007464" calcext:value-type="float">
            <text:p>40.007464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90" calcext:value-type="float">
            <text:p>29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20Z</text:p>
          </table:table-cell>
          <table:table-cell office:value-type="float" office:value="40.0075" calcext:value-type="float">
            <text:p>40.0075</text:p>
          </table:table-cell>
          <table:table-cell office:value-type="float" office:value="-79.588943" calcext:value-type="float">
            <text:p>-79.588943</text:p>
          </table:table-cell>
          <table:table-cell office:value-type="float" office:value="289.8" calcext:value-type="float">
            <text:p>289.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23Z</text:p>
          </table:table-cell>
          <table:table-cell office:value-type="float" office:value="40.007538" calcext:value-type="float">
            <text:p>40.007538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9.8" calcext:value-type="float">
            <text:p>289.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26Z</text:p>
          </table:table-cell>
          <table:table-cell office:value-type="float" office:value="40.007574" calcext:value-type="float">
            <text:p>40.007574</text:p>
          </table:table-cell>
          <table:table-cell office:value-type="float" office:value="-79.588931" calcext:value-type="float">
            <text:p>-79.588931</text:p>
          </table:table-cell>
          <table:table-cell office:value-type="float" office:value="289.7" calcext:value-type="float">
            <text:p>289.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28Z</text:p>
          </table:table-cell>
          <table:table-cell office:value-type="float" office:value="40.007601" calcext:value-type="float">
            <text:p>40.007601</text:p>
          </table:table-cell>
          <table:table-cell office:value-type="float" office:value="-79.588934" calcext:value-type="float">
            <text:p>-79.588934</text:p>
          </table:table-cell>
          <table:table-cell office:value-type="float" office:value="289.7" calcext:value-type="float">
            <text:p>289.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31Z</text:p>
          </table:table-cell>
          <table:table-cell office:value-type="float" office:value="40.007635" calcext:value-type="float">
            <text:p>40.007635</text:p>
          </table:table-cell>
          <table:table-cell office:value-type="float" office:value="-79.588935" calcext:value-type="float">
            <text:p>-79.588935</text:p>
          </table:table-cell>
          <table:table-cell office:value-type="float" office:value="289.6" calcext:value-type="float">
            <text:p>289.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34Z</text:p>
          </table:table-cell>
          <table:table-cell office:value-type="float" office:value="40.00767" calcext:value-type="float">
            <text:p>40.00767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89.6" calcext:value-type="float">
            <text:p>289.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37Z</text:p>
          </table:table-cell>
          <table:table-cell office:value-type="float" office:value="40.007702" calcext:value-type="float">
            <text:p>40.007702</text:p>
          </table:table-cell>
          <table:table-cell office:value-type="float" office:value="-79.588931" calcext:value-type="float">
            <text:p>-79.588931</text:p>
          </table:table-cell>
          <table:table-cell office:value-type="float" office:value="289.5" calcext:value-type="float">
            <text:p>289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40Z</text:p>
          </table:table-cell>
          <table:table-cell office:value-type="float" office:value="40.007742" calcext:value-type="float">
            <text:p>40.007742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89.5" calcext:value-type="float">
            <text:p>289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43Z</text:p>
          </table:table-cell>
          <table:table-cell office:value-type="float" office:value="40.007778" calcext:value-type="float">
            <text:p>40.007778</text:p>
          </table:table-cell>
          <table:table-cell office:value-type="float" office:value="-79.588919" calcext:value-type="float">
            <text:p>-79.588919</text:p>
          </table:table-cell>
          <table:table-cell office:value-type="float" office:value="289.4" calcext:value-type="float">
            <text:p>289.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45Z</text:p>
          </table:table-cell>
          <table:table-cell office:value-type="float" office:value="40.007806" calcext:value-type="float">
            <text:p>40.007806</text:p>
          </table:table-cell>
          <table:table-cell office:value-type="float" office:value="-79.588921" calcext:value-type="float">
            <text:p>-79.588921</text:p>
          </table:table-cell>
          <table:table-cell office:value-type="float" office:value="289.3" calcext:value-type="float">
            <text:p>289.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48Z</text:p>
          </table:table-cell>
          <table:table-cell office:value-type="float" office:value="40.007838" calcext:value-type="float">
            <text:p>40.007838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89.3" calcext:value-type="float">
            <text:p>289.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51Z</text:p>
          </table:table-cell>
          <table:table-cell office:value-type="float" office:value="40.007872" calcext:value-type="float">
            <text:p>40.007872</text:p>
          </table:table-cell>
          <table:table-cell office:value-type="float" office:value="-79.588929" calcext:value-type="float">
            <text:p>-79.588929</text:p>
          </table:table-cell>
          <table:table-cell office:value-type="float" office:value="289.2" calcext:value-type="float">
            <text:p>289.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0:54Z</text:p>
          </table:table-cell>
          <table:table-cell office:value-type="float" office:value="40.007911" calcext:value-type="float">
            <text:p>40.007911</text:p>
          </table:table-cell>
          <table:table-cell office:value-type="float" office:value="-79.588932" calcext:value-type="float">
            <text:p>-79.588932</text:p>
          </table:table-cell>
          <table:table-cell office:value-type="float" office:value="289.2" calcext:value-type="float">
            <text:p>289.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0:57Z</text:p>
          </table:table-cell>
          <table:table-cell office:value-type="float" office:value="40.007947" calcext:value-type="float">
            <text:p>40.007947</text:p>
          </table:table-cell>
          <table:table-cell office:value-type="float" office:value="-79.588922" calcext:value-type="float">
            <text:p>-79.588922</text:p>
          </table:table-cell>
          <table:table-cell office:value-type="float" office:value="289.1" calcext:value-type="float">
            <text:p>289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1:00Z</text:p>
          </table:table-cell>
          <table:table-cell office:value-type="float" office:value="40.007982" calcext:value-type="float">
            <text:p>40.007982</text:p>
          </table:table-cell>
          <table:table-cell office:value-type="float" office:value="-79.588919" calcext:value-type="float">
            <text:p>-79.588919</text:p>
          </table:table-cell>
          <table:table-cell office:value-type="float" office:value="289.1" calcext:value-type="float">
            <text:p>289.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1:02Z</text:p>
          </table:table-cell>
          <table:table-cell office:value-type="float" office:value="40.008013" calcext:value-type="float">
            <text:p>40.008013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9" calcext:value-type="float">
            <text:p>2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1:05Z</text:p>
          </table:table-cell>
          <table:table-cell office:value-type="float" office:value="40.008047" calcext:value-type="float">
            <text:p>40.008047</text:p>
          </table:table-cell>
          <table:table-cell office:value-type="float" office:value="-79.588919" calcext:value-type="float">
            <text:p>-79.588919</text:p>
          </table:table-cell>
          <table:table-cell office:value-type="float" office:value="288.9" calcext:value-type="float">
            <text:p>288.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1:08Z</text:p>
          </table:table-cell>
          <table:table-cell office:value-type="float" office:value="40.00808" calcext:value-type="float">
            <text:p>40.00808</text:p>
          </table:table-cell>
          <table:table-cell office:value-type="float" office:value="-79.588922" calcext:value-type="float">
            <text:p>-79.588922</text:p>
          </table:table-cell>
          <table:table-cell office:value-type="float" office:value="288.9" calcext:value-type="float">
            <text:p>288.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1:10Z</text:p>
          </table:table-cell>
          <table:table-cell office:value-type="float" office:value="40.008109" calcext:value-type="float">
            <text:p>40.008109</text:p>
          </table:table-cell>
          <table:table-cell office:value-type="float" office:value="-79.588924" calcext:value-type="float">
            <text:p>-79.588924</text:p>
          </table:table-cell>
          <table:table-cell office:value-type="float" office:value="288.8" calcext:value-type="float">
            <text:p>288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1:13Z</text:p>
          </table:table-cell>
          <table:table-cell office:value-type="float" office:value="40.008142" calcext:value-type="float">
            <text:p>40.008142</text:p>
          </table:table-cell>
          <table:table-cell office:value-type="float" office:value="-79.588922" calcext:value-type="float">
            <text:p>-79.588922</text:p>
          </table:table-cell>
          <table:table-cell office:value-type="float" office:value="288.7" calcext:value-type="float">
            <text:p>288.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1:16Z</text:p>
          </table:table-cell>
          <table:table-cell office:value-type="float" office:value="40.008187" calcext:value-type="float">
            <text:p>40.008187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8.6" calcext:value-type="float">
            <text:p>288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1:18Z</text:p>
          </table:table-cell>
          <table:table-cell office:value-type="float" office:value="40.008221" calcext:value-type="float">
            <text:p>40.008221</text:p>
          </table:table-cell>
          <table:table-cell office:value-type="float" office:value="-79.588918" calcext:value-type="float">
            <text:p>-79.588918</text:p>
          </table:table-cell>
          <table:table-cell office:value-type="float" office:value="288.5" calcext:value-type="float">
            <text:p>288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1:22Z</text:p>
          </table:table-cell>
          <table:table-cell office:value-type="float" office:value="40.00825" calcext:value-type="float">
            <text:p>40.00825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8.5" calcext:value-type="float">
            <text:p>288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1T14:51:25Z</text:p>
          </table:table-cell>
          <table:table-cell office:value-type="float" office:value="40.008282" calcext:value-type="float">
            <text:p>40.008282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88.4" calcext:value-type="float">
            <text:p>288.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2018-07-21T14:51:27Z</text:p>
          </table:table-cell>
          <table:table-cell office:value-type="float" office:value="40.008309" calcext:value-type="float">
            <text:p>40.008309</text:p>
          </table:table-cell>
          <table:table-cell office:value-type="float" office:value="-79.588901" calcext:value-type="float">
            <text:p>-79.588901</text:p>
          </table:table-cell>
          <table:table-cell office:value-type="float" office:value="288.3" calcext:value-type="float">
            <text:p>288.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1T14:51:29Z</text:p>
          </table:table-cell>
          <table:table-cell office:value-type="float" office:value="40.008341" calcext:value-type="float">
            <text:p>40.008341</text:p>
          </table:table-cell>
          <table:table-cell office:value-type="float" office:value="-79.588896" calcext:value-type="float">
            <text:p>-79.588896</text:p>
          </table:table-cell>
          <table:table-cell office:value-type="float" office:value="288.3" calcext:value-type="float">
            <text:p>288.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1T14:51:31Z</text:p>
          </table:table-cell>
          <table:table-cell office:value-type="float" office:value="40.00837" calcext:value-type="float">
            <text:p>40.00837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8.2" calcext:value-type="float">
            <text:p>288.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1T14:51:33Z</text:p>
          </table:table-cell>
          <table:table-cell office:value-type="float" office:value="40.008398" calcext:value-type="float">
            <text:p>40.008398</text:p>
          </table:table-cell>
          <table:table-cell office:value-type="float" office:value="-79.588901" calcext:value-type="float">
            <text:p>-79.588901</text:p>
          </table:table-cell>
          <table:table-cell office:value-type="float" office:value="288.1" calcext:value-type="float">
            <text:p>288.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1T14:51:35Z</text:p>
          </table:table-cell>
          <table:table-cell office:value-type="float" office:value="40.008426" calcext:value-type="float">
            <text:p>40.008426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8.1" calcext:value-type="float">
            <text:p>288.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1T14:51:38Z</text:p>
          </table:table-cell>
          <table:table-cell office:value-type="float" office:value="40.008456" calcext:value-type="float">
            <text:p>40.008456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1:41Z</text:p>
          </table:table-cell>
          <table:table-cell office:value-type="float" office:value="40.008488" calcext:value-type="float">
            <text:p>40.008488</text:p>
          </table:table-cell>
          <table:table-cell office:value-type="float" office:value="-79.588897" calcext:value-type="float">
            <text:p>-79.588897</text:p>
          </table:table-cell>
          <table:table-cell office:value-type="float" office:value="288.1" calcext:value-type="float">
            <text:p>288.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1:44Z</text:p>
          </table:table-cell>
          <table:table-cell office:value-type="float" office:value="40.008528" calcext:value-type="float">
            <text:p>40.008528</text:p>
          </table:table-cell>
          <table:table-cell office:value-type="float" office:value="-79.588894" calcext:value-type="float">
            <text:p>-79.588894</text:p>
          </table:table-cell>
          <table:table-cell office:value-type="float" office:value="288.2" calcext:value-type="float">
            <text:p>288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1:46Z</text:p>
          </table:table-cell>
          <table:table-cell office:value-type="float" office:value="40.008559" calcext:value-type="float">
            <text:p>40.008559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8.2" calcext:value-type="float">
            <text:p>288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1:48Z</text:p>
          </table:table-cell>
          <table:table-cell office:value-type="float" office:value="40.00859" calcext:value-type="float">
            <text:p>40.00859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8.3" calcext:value-type="float">
            <text:p>288.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1:52Z</text:p>
          </table:table-cell>
          <table:table-cell office:value-type="float" office:value="40.008621" calcext:value-type="float">
            <text:p>40.008621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8.4" calcext:value-type="float">
            <text:p>288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4:51:55Z</text:p>
          </table:table-cell>
          <table:table-cell office:value-type="float" office:value="40.008659" calcext:value-type="float">
            <text:p>40.008659</text:p>
          </table:table-cell>
          <table:table-cell office:value-type="float" office:value="-79.588891" calcext:value-type="float">
            <text:p>-79.588891</text:p>
          </table:table-cell>
          <table:table-cell office:value-type="float" office:value="288.5" calcext:value-type="float">
            <text:p>288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1:58Z</text:p>
          </table:table-cell>
          <table:table-cell office:value-type="float" office:value="40.008694" calcext:value-type="float">
            <text:p>40.008694</text:p>
          </table:table-cell>
          <table:table-cell office:value-type="float" office:value="-79.588895" calcext:value-type="float">
            <text:p>-79.588895</text:p>
          </table:table-cell>
          <table:table-cell office:value-type="float" office:value="288.5" calcext:value-type="float">
            <text:p>288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2:00Z</text:p>
          </table:table-cell>
          <table:table-cell office:value-type="float" office:value="40.008726" calcext:value-type="float">
            <text:p>40.008726</text:p>
          </table:table-cell>
          <table:table-cell office:value-type="float" office:value="-79.588895" calcext:value-type="float">
            <text:p>-79.588895</text:p>
          </table:table-cell>
          <table:table-cell office:value-type="float" office:value="288.6" calcext:value-type="float">
            <text:p>288.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2:02Z</text:p>
          </table:table-cell>
          <table:table-cell office:value-type="float" office:value="40.008759" calcext:value-type="float">
            <text:p>40.008759</text:p>
          </table:table-cell>
          <table:table-cell office:value-type="float" office:value="-79.588895" calcext:value-type="float">
            <text:p>-79.588895</text:p>
          </table:table-cell>
          <table:table-cell office:value-type="float" office:value="288.7" calcext:value-type="float">
            <text:p>288.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2:05Z</text:p>
          </table:table-cell>
          <table:table-cell office:value-type="float" office:value="40.008791" calcext:value-type="float">
            <text:p>40.008791</text:p>
          </table:table-cell>
          <table:table-cell office:value-type="float" office:value="-79.588895" calcext:value-type="float">
            <text:p>-79.588895</text:p>
          </table:table-cell>
          <table:table-cell office:value-type="float" office:value="288.8" calcext:value-type="float">
            <text:p>288.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2:08Z</text:p>
          </table:table-cell>
          <table:table-cell office:value-type="float" office:value="40.008832" calcext:value-type="float">
            <text:p>40.008832</text:p>
          </table:table-cell>
          <table:table-cell office:value-type="float" office:value="-79.588896" calcext:value-type="float">
            <text:p>-79.588896</text:p>
          </table:table-cell>
          <table:table-cell office:value-type="float" office:value="288.9" calcext:value-type="float">
            <text:p>288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2:10Z</text:p>
          </table:table-cell>
          <table:table-cell office:value-type="float" office:value="40.00886" calcext:value-type="float">
            <text:p>40.00886</text:p>
          </table:table-cell>
          <table:table-cell office:value-type="float" office:value="-79.588892" calcext:value-type="float">
            <text:p>-79.588892</text:p>
          </table:table-cell>
          <table:table-cell office:value-type="float" office:value="288.9" calcext:value-type="float">
            <text:p>288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2:13Z</text:p>
          </table:table-cell>
          <table:table-cell office:value-type="float" office:value="40.008895" calcext:value-type="float">
            <text:p>40.008895</text:p>
          </table:table-cell>
          <table:table-cell office:value-type="float" office:value="-79.588879" calcext:value-type="float">
            <text:p>-79.588879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2:15Z</text:p>
          </table:table-cell>
          <table:table-cell office:value-type="float" office:value="40.008927" calcext:value-type="float">
            <text:p>40.008927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89" calcext:value-type="float">
            <text:p>2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2:18Z</text:p>
          </table:table-cell>
          <table:table-cell office:value-type="float" office:value="40.008959" calcext:value-type="float">
            <text:p>40.008959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2:22Z</text:p>
          </table:table-cell>
          <table:table-cell office:value-type="float" office:value="40.008997" calcext:value-type="float">
            <text:p>40.008997</text:p>
          </table:table-cell>
          <table:table-cell office:value-type="float" office:value="-79.588865" calcext:value-type="float">
            <text:p>-79.588865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2:24Z</text:p>
          </table:table-cell>
          <table:table-cell office:value-type="float" office:value="40.009028" calcext:value-type="float">
            <text:p>40.009028</text:p>
          </table:table-cell>
          <table:table-cell office:value-type="float" office:value="-79.588869" calcext:value-type="float">
            <text:p>-79.588869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2:27Z</text:p>
          </table:table-cell>
          <table:table-cell office:value-type="float" office:value="40.009059" calcext:value-type="float">
            <text:p>40.009059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2:29Z</text:p>
          </table:table-cell>
          <table:table-cell office:value-type="float" office:value="40.009093" calcext:value-type="float">
            <text:p>40.009093</text:p>
          </table:table-cell>
          <table:table-cell office:value-type="float" office:value="-79.588849" calcext:value-type="float">
            <text:p>-79.588849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2:31Z</text:p>
          </table:table-cell>
          <table:table-cell office:value-type="float" office:value="40.009122" calcext:value-type="float">
            <text:p>40.009122</text:p>
          </table:table-cell>
          <table:table-cell office:value-type="float" office:value="-79.588851" calcext:value-type="float">
            <text:p>-79.588851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2:33Z</text:p>
          </table:table-cell>
          <table:table-cell office:value-type="float" office:value="40.009154" calcext:value-type="float">
            <text:p>40.009154</text:p>
          </table:table-cell>
          <table:table-cell office:value-type="float" office:value="-79.588856" calcext:value-type="float">
            <text:p>-79.588856</text:p>
          </table:table-cell>
          <table:table-cell office:value-type="float" office:value="289" calcext:value-type="float">
            <text:p>2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2:36Z</text:p>
          </table:table-cell>
          <table:table-cell office:value-type="float" office:value="40.009191" calcext:value-type="float">
            <text:p>40.009191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89" calcext:value-type="float">
            <text:p>2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2:38Z</text:p>
          </table:table-cell>
          <table:table-cell office:value-type="float" office:value="40.009225" calcext:value-type="float">
            <text:p>40.009225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89" calcext:value-type="float">
            <text:p>2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2:40Z</text:p>
          </table:table-cell>
          <table:table-cell office:value-type="float" office:value="40.009262" calcext:value-type="float">
            <text:p>40.009262</text:p>
          </table:table-cell>
          <table:table-cell office:value-type="float" office:value="-79.588861" calcext:value-type="float">
            <text:p>-79.588861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2:42Z</text:p>
          </table:table-cell>
          <table:table-cell office:value-type="float" office:value="40.009291" calcext:value-type="float">
            <text:p>40.009291</text:p>
          </table:table-cell>
          <table:table-cell office:value-type="float" office:value="-79.588864" calcext:value-type="float">
            <text:p>-79.588864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2:44Z</text:p>
          </table:table-cell>
          <table:table-cell office:value-type="float" office:value="40.00932" calcext:value-type="float">
            <text:p>40.00932</text:p>
          </table:table-cell>
          <table:table-cell office:value-type="float" office:value="-79.588863" calcext:value-type="float">
            <text:p>-79.588863</text:p>
          </table:table-cell>
          <table:table-cell office:value-type="float" office:value="289" calcext:value-type="float">
            <text:p>28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2:46Z</text:p>
          </table:table-cell>
          <table:table-cell office:value-type="float" office:value="40.009359" calcext:value-type="float">
            <text:p>40.009359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89" calcext:value-type="float">
            <text:p>2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2:48Z</text:p>
          </table:table-cell>
          <table:table-cell office:value-type="float" office:value="40.009393" calcext:value-type="float">
            <text:p>40.009393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89.1" calcext:value-type="float">
            <text:p>289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2:52Z</text:p>
          </table:table-cell>
          <table:table-cell office:value-type="float" office:value="40.009423" calcext:value-type="float">
            <text:p>40.009423</text:p>
          </table:table-cell>
          <table:table-cell office:value-type="float" office:value="-79.588866" calcext:value-type="float">
            <text:p>-79.588866</text:p>
          </table:table-cell>
          <table:table-cell office:value-type="float" office:value="289.2" calcext:value-type="float">
            <text:p>289.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2:55Z</text:p>
          </table:table-cell>
          <table:table-cell office:value-type="float" office:value="40.009458" calcext:value-type="float">
            <text:p>40.009458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89.3" calcext:value-type="float">
            <text:p>289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2:57Z</text:p>
          </table:table-cell>
          <table:table-cell office:value-type="float" office:value="40.009488" calcext:value-type="float">
            <text:p>40.009488</text:p>
          </table:table-cell>
          <table:table-cell office:value-type="float" office:value="-79.588869" calcext:value-type="float">
            <text:p>-79.588869</text:p>
          </table:table-cell>
          <table:table-cell office:value-type="float" office:value="289.3" calcext:value-type="float">
            <text:p>289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2:59Z</text:p>
          </table:table-cell>
          <table:table-cell office:value-type="float" office:value="40.009522" calcext:value-type="float">
            <text:p>40.009522</text:p>
          </table:table-cell>
          <table:table-cell office:value-type="float" office:value="-79.588865" calcext:value-type="float">
            <text:p>-79.588865</text:p>
          </table:table-cell>
          <table:table-cell office:value-type="float" office:value="289.4" calcext:value-type="float">
            <text:p>289.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3:02Z</text:p>
          </table:table-cell>
          <table:table-cell office:value-type="float" office:value="40.009561" calcext:value-type="float">
            <text:p>40.009561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89.5" calcext:value-type="float">
            <text:p>289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3:04Z</text:p>
          </table:table-cell>
          <table:table-cell office:value-type="float" office:value="40.009593" calcext:value-type="float">
            <text:p>40.009593</text:p>
          </table:table-cell>
          <table:table-cell office:value-type="float" office:value="-79.588867" calcext:value-type="float">
            <text:p>-79.588867</text:p>
          </table:table-cell>
          <table:table-cell office:value-type="float" office:value="289.6" calcext:value-type="float">
            <text:p>289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3:06Z</text:p>
          </table:table-cell>
          <table:table-cell office:value-type="float" office:value="40.009621" calcext:value-type="float">
            <text:p>40.009621</text:p>
          </table:table-cell>
          <table:table-cell office:value-type="float" office:value="-79.588867" calcext:value-type="float">
            <text:p>-79.588867</text:p>
          </table:table-cell>
          <table:table-cell office:value-type="float" office:value="289.7" calcext:value-type="float">
            <text:p>289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3:08Z</text:p>
          </table:table-cell>
          <table:table-cell office:value-type="float" office:value="40.009659" calcext:value-type="float">
            <text:p>40.009659</text:p>
          </table:table-cell>
          <table:table-cell office:value-type="float" office:value="-79.588867" calcext:value-type="float">
            <text:p>-79.588867</text:p>
          </table:table-cell>
          <table:table-cell office:value-type="float" office:value="289.7" calcext:value-type="float">
            <text:p>289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3:10Z</text:p>
          </table:table-cell>
          <table:table-cell office:value-type="float" office:value="40.009705" calcext:value-type="float">
            <text:p>40.009705</text:p>
          </table:table-cell>
          <table:table-cell office:value-type="float" office:value="-79.588868" calcext:value-type="float">
            <text:p>-79.588868</text:p>
          </table:table-cell>
          <table:table-cell office:value-type="float" office:value="289.8" calcext:value-type="float">
            <text:p>289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3:12Z</text:p>
          </table:table-cell>
          <table:table-cell office:value-type="float" office:value="40.009746" calcext:value-type="float">
            <text:p>40.009746</text:p>
          </table:table-cell>
          <table:table-cell office:value-type="float" office:value="-79.588868" calcext:value-type="float">
            <text:p>-79.588868</text:p>
          </table:table-cell>
          <table:table-cell office:value-type="float" office:value="289.9" calcext:value-type="float">
            <text:p>289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3:14Z</text:p>
          </table:table-cell>
          <table:table-cell office:value-type="float" office:value="40.009779" calcext:value-type="float">
            <text:p>40.009779</text:p>
          </table:table-cell>
          <table:table-cell office:value-type="float" office:value="-79.588872" calcext:value-type="float">
            <text:p>-79.588872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3:17Z</text:p>
          </table:table-cell>
          <table:table-cell office:value-type="float" office:value="40.009811" calcext:value-type="float">
            <text:p>40.009811</text:p>
          </table:table-cell>
          <table:table-cell office:value-type="float" office:value="-79.588886" calcext:value-type="float">
            <text:p>-79.588886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3:21Z</text:p>
          </table:table-cell>
          <table:table-cell office:value-type="float" office:value="40.009847" calcext:value-type="float">
            <text:p>40.009847</text:p>
          </table:table-cell>
          <table:table-cell office:value-type="float" office:value="-79.588897" calcext:value-type="float">
            <text:p>-79.588897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3:24Z</text:p>
          </table:table-cell>
          <table:table-cell office:value-type="float" office:value="40.009878" calcext:value-type="float">
            <text:p>40.009878</text:p>
          </table:table-cell>
          <table:table-cell office:value-type="float" office:value="-79.588891" calcext:value-type="float">
            <text:p>-79.588891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3:27Z</text:p>
          </table:table-cell>
          <table:table-cell office:value-type="float" office:value="40.009907" calcext:value-type="float">
            <text:p>40.009907</text:p>
          </table:table-cell>
          <table:table-cell office:value-type="float" office:value="-79.588882" calcext:value-type="float">
            <text:p>-79.588882</text:p>
          </table:table-cell>
          <table:table-cell office:value-type="float" office:value="290" calcext:value-type="float">
            <text:p>2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3:29Z</text:p>
          </table:table-cell>
          <table:table-cell office:value-type="float" office:value="40.009938" calcext:value-type="float">
            <text:p>40.009938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3:31Z</text:p>
          </table:table-cell>
          <table:table-cell office:value-type="float" office:value="40.009972" calcext:value-type="float">
            <text:p>40.009972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4:53:33Z</text:p>
          </table:table-cell>
          <table:table-cell office:value-type="float" office:value="40.010013" calcext:value-type="float">
            <text:p>40.010013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4:53:35Z</text:p>
          </table:table-cell>
          <table:table-cell office:value-type="float" office:value="40.01005" calcext:value-type="float">
            <text:p>40.01005</text:p>
          </table:table-cell>
          <table:table-cell office:value-type="float" office:value="-79.588852" calcext:value-type="float">
            <text:p>-79.588852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3:38Z</text:p>
          </table:table-cell>
          <table:table-cell office:value-type="float" office:value="40.010081" calcext:value-type="float">
            <text:p>40.010081</text:p>
          </table:table-cell>
          <table:table-cell office:value-type="float" office:value="-79.588848" calcext:value-type="float">
            <text:p>-79.588848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3:42Z</text:p>
          </table:table-cell>
          <table:table-cell office:value-type="float" office:value="40.010109" calcext:value-type="float">
            <text:p>40.010109</text:p>
          </table:table-cell>
          <table:table-cell office:value-type="float" office:value="-79.588843" calcext:value-type="float">
            <text:p>-79.588843</text:p>
          </table:table-cell>
          <table:table-cell office:value-type="float" office:value="289.9" calcext:value-type="float">
            <text:p>289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3:44Z</text:p>
          </table:table-cell>
          <table:table-cell office:value-type="float" office:value="40.010138" calcext:value-type="float">
            <text:p>40.010138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89.9" calcext:value-type="float">
            <text:p>289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3:46Z</text:p>
          </table:table-cell>
          <table:table-cell office:value-type="float" office:value="40.010171" calcext:value-type="float">
            <text:p>40.010171</text:p>
          </table:table-cell>
          <table:table-cell office:value-type="float" office:value="-79.588831" calcext:value-type="float">
            <text:p>-79.588831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3:48Z</text:p>
          </table:table-cell>
          <table:table-cell office:value-type="float" office:value="40.010204" calcext:value-type="float">
            <text:p>40.010204</text:p>
          </table:table-cell>
          <table:table-cell office:value-type="float" office:value="-79.588827" calcext:value-type="float">
            <text:p>-79.588827</text:p>
          </table:table-cell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3:51Z</text:p>
          </table:table-cell>
          <table:table-cell office:value-type="float" office:value="40.010241" calcext:value-type="float">
            <text:p>40.010241</text:p>
          </table:table-cell>
          <table:table-cell office:value-type="float" office:value="-79.588832" calcext:value-type="float">
            <text:p>-79.588832</text:p>
          </table:table-cell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3:54Z</text:p>
          </table:table-cell>
          <table:table-cell office:value-type="float" office:value="40.010278" calcext:value-type="float">
            <text:p>40.010278</text:p>
          </table:table-cell>
          <table:table-cell office:value-type="float" office:value="-79.588839" calcext:value-type="float">
            <text:p>-79.588839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3:56Z</text:p>
          </table:table-cell>
          <table:table-cell office:value-type="float" office:value="40.01031" calcext:value-type="float">
            <text:p>40.01031</text:p>
          </table:table-cell>
          <table:table-cell office:value-type="float" office:value="-79.588847" calcext:value-type="float">
            <text:p>-79.588847</text:p>
          </table:table-cell>
          <table:table-cell office:value-type="float" office:value="290" calcext:value-type="float">
            <text:p>29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3:58Z</text:p>
          </table:table-cell>
          <table:table-cell office:value-type="float" office:value="40.010349" calcext:value-type="float">
            <text:p>40.010349</text:p>
          </table:table-cell>
          <table:table-cell office:value-type="float" office:value="-79.588865" calcext:value-type="float">
            <text:p>-79.588865</text:p>
          </table:table-cell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4:01Z</text:p>
          </table:table-cell>
          <table:table-cell office:value-type="float" office:value="40.010377" calcext:value-type="float">
            <text:p>40.010377</text:p>
          </table:table-cell>
          <table:table-cell office:value-type="float" office:value="-79.588883" calcext:value-type="float">
            <text:p>-79.588883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4:05Z</text:p>
          </table:table-cell>
          <table:table-cell office:value-type="float" office:value="40.010415" calcext:value-type="float">
            <text:p>40.010415</text:p>
          </table:table-cell>
          <table:table-cell office:value-type="float" office:value="-79.588887" calcext:value-type="float">
            <text:p>-79.588887</text:p>
          </table:table-cell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4:08Z</text:p>
          </table:table-cell>
          <table:table-cell office:value-type="float" office:value="40.010457" calcext:value-type="float">
            <text:p>40.010457</text:p>
          </table:table-cell>
          <table:table-cell office:value-type="float" office:value="-79.588887" calcext:value-type="float">
            <text:p>-79.588887</text:p>
          </table:table-cell>
          <table:table-cell office:value-type="float" office:value="290.1" calcext:value-type="float">
            <text:p>290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4:10Z</text:p>
          </table:table-cell>
          <table:table-cell office:value-type="float" office:value="40.010488" calcext:value-type="float">
            <text:p>40.010488</text:p>
          </table:table-cell>
          <table:table-cell office:value-type="float" office:value="-79.588883" calcext:value-type="float">
            <text:p>-79.588883</text:p>
          </table:table-cell>
          <table:table-cell office:value-type="float" office:value="290.1" calcext:value-type="float">
            <text:p>290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4:12Z</text:p>
          </table:table-cell>
          <table:table-cell office:value-type="float" office:value="40.010516" calcext:value-type="float">
            <text:p>40.010516</text:p>
          </table:table-cell>
          <table:table-cell office:value-type="float" office:value="-79.588885" calcext:value-type="float">
            <text:p>-79.588885</text:p>
          </table:table-cell>
          <table:table-cell office:value-type="float" office:value="290.1" calcext:value-type="float">
            <text:p>290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4:14Z</text:p>
          </table:table-cell>
          <table:table-cell office:value-type="float" office:value="40.010548" calcext:value-type="float">
            <text:p>40.010548</text:p>
          </table:table-cell>
          <table:table-cell office:value-type="float" office:value="-79.588878" calcext:value-type="float">
            <text:p>-79.588878</text:p>
          </table:table-cell>
          <table:table-cell office:value-type="float" office:value="290.1" calcext:value-type="float">
            <text:p>290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4:16Z</text:p>
          </table:table-cell>
          <table:table-cell office:value-type="float" office:value="40.010579" calcext:value-type="float">
            <text:p>40.010579</text:p>
          </table:table-cell>
          <table:table-cell office:value-type="float" office:value="-79.588867" calcext:value-type="float">
            <text:p>-79.588867</text:p>
          </table:table-cell>
          <table:table-cell office:value-type="float" office:value="290.1" calcext:value-type="float">
            <text:p>290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4:18Z</text:p>
          </table:table-cell>
          <table:table-cell office:value-type="float" office:value="40.010621" calcext:value-type="float">
            <text:p>40.010621</text:p>
          </table:table-cell>
          <table:table-cell office:value-type="float" office:value="-79.588861" calcext:value-type="float">
            <text:p>-79.588861</text:p>
          </table:table-cell>
          <table:table-cell office:value-type="float" office:value="290.1" calcext:value-type="float">
            <text:p>290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4:20Z</text:p>
          </table:table-cell>
          <table:table-cell office:value-type="float" office:value="40.010658" calcext:value-type="float">
            <text:p>40.010658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90.2" calcext:value-type="float">
            <text:p>290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4:23Z</text:p>
          </table:table-cell>
          <table:table-cell office:value-type="float" office:value="40.010688" calcext:value-type="float">
            <text:p>40.010688</text:p>
          </table:table-cell>
          <table:table-cell office:value-type="float" office:value="-79.588855" calcext:value-type="float">
            <text:p>-79.588855</text:p>
          </table:table-cell>
          <table:table-cell office:value-type="float" office:value="290.2" calcext:value-type="float">
            <text:p>290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4:27Z</text:p>
          </table:table-cell>
          <table:table-cell office:value-type="float" office:value="40.010718" calcext:value-type="float">
            <text:p>40.010718</text:p>
          </table:table-cell>
          <table:table-cell office:value-type="float" office:value="-79.588854" calcext:value-type="float">
            <text:p>-79.588854</text:p>
          </table:table-cell>
          <table:table-cell office:value-type="float" office:value="290.2" calcext:value-type="float">
            <text:p>290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4:30Z</text:p>
          </table:table-cell>
          <table:table-cell office:value-type="float" office:value="40.010752" calcext:value-type="float">
            <text:p>40.010752</text:p>
          </table:table-cell>
          <table:table-cell office:value-type="float" office:value="-79.588843" calcext:value-type="float">
            <text:p>-79.588843</text:p>
          </table:table-cell>
          <table:table-cell office:value-type="float" office:value="290.2" calcext:value-type="float">
            <text:p>290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4:32Z</text:p>
          </table:table-cell>
          <table:table-cell office:value-type="float" office:value="40.010781" calcext:value-type="float">
            <text:p>40.010781</text:p>
          </table:table-cell>
          <table:table-cell office:value-type="float" office:value="-79.588841" calcext:value-type="float">
            <text:p>-79.588841</text:p>
          </table:table-cell>
          <table:table-cell office:value-type="float" office:value="290.2" calcext:value-type="float">
            <text:p>290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4:34Z</text:p>
          </table:table-cell>
          <table:table-cell office:value-type="float" office:value="40.010811" calcext:value-type="float">
            <text:p>40.010811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2" calcext:value-type="float">
            <text:p>290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4:36Z</text:p>
          </table:table-cell>
          <table:table-cell office:value-type="float" office:value="40.010843" calcext:value-type="float">
            <text:p>40.010843</text:p>
          </table:table-cell>
          <table:table-cell office:value-type="float" office:value="-79.588845" calcext:value-type="float">
            <text:p>-79.588845</text:p>
          </table:table-cell>
          <table:table-cell office:value-type="float" office:value="290.2" calcext:value-type="float">
            <text:p>290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4:38Z</text:p>
          </table:table-cell>
          <table:table-cell office:value-type="float" office:value="40.010879" calcext:value-type="float">
            <text:p>40.010879</text:p>
          </table:table-cell>
          <table:table-cell office:value-type="float" office:value="-79.588851" calcext:value-type="float">
            <text:p>-79.588851</text:p>
          </table:table-cell>
          <table:table-cell office:value-type="float" office:value="290.3" calcext:value-type="float">
            <text:p>290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4:41Z</text:p>
          </table:table-cell>
          <table:table-cell office:value-type="float" office:value="40.010907" calcext:value-type="float">
            <text:p>40.010907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90.3" calcext:value-type="float">
            <text:p>290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4:45Z</text:p>
          </table:table-cell>
          <table:table-cell office:value-type="float" office:value="40.010937" calcext:value-type="float">
            <text:p>40.010937</text:p>
          </table:table-cell>
          <table:table-cell office:value-type="float" office:value="-79.588848" calcext:value-type="float">
            <text:p>-79.588848</text:p>
          </table:table-cell>
          <table:table-cell office:value-type="float" office:value="290.3" calcext:value-type="float">
            <text:p>290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4:47Z</text:p>
          </table:table-cell>
          <table:table-cell office:value-type="float" office:value="40.010978" calcext:value-type="float">
            <text:p>40.010978</text:p>
          </table:table-cell>
          <table:table-cell office:value-type="float" office:value="-79.588846" calcext:value-type="float">
            <text:p>-79.588846</text:p>
          </table:table-cell>
          <table:table-cell office:value-type="float" office:value="290.4" calcext:value-type="float">
            <text:p>290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4:49Z</text:p>
          </table:table-cell>
          <table:table-cell office:value-type="float" office:value="40.011009" calcext:value-type="float">
            <text:p>40.011009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5" calcext:value-type="float">
            <text:p>290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4:52Z</text:p>
          </table:table-cell>
          <table:table-cell office:value-type="float" office:value="40.011045" calcext:value-type="float">
            <text:p>40.011045</text:p>
          </table:table-cell>
          <table:table-cell office:value-type="float" office:value="-79.588842" calcext:value-type="float">
            <text:p>-79.588842</text:p>
          </table:table-cell>
          <table:table-cell office:value-type="float" office:value="290.6" calcext:value-type="float">
            <text:p>290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4:54Z</text:p>
          </table:table-cell>
          <table:table-cell office:value-type="float" office:value="40.011085" calcext:value-type="float">
            <text:p>40.011085</text:p>
          </table:table-cell>
          <table:table-cell office:value-type="float" office:value="-79.588845" calcext:value-type="float">
            <text:p>-79.588845</text:p>
          </table:table-cell>
          <table:table-cell office:value-type="float" office:value="290.7" calcext:value-type="float">
            <text:p>290.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4:56Z</text:p>
          </table:table-cell>
          <table:table-cell office:value-type="float" office:value="40.011115" calcext:value-type="float">
            <text:p>40.011115</text:p>
          </table:table-cell>
          <table:table-cell office:value-type="float" office:value="-79.588851" calcext:value-type="float">
            <text:p>-79.588851</text:p>
          </table:table-cell>
          <table:table-cell office:value-type="float" office:value="290.8" calcext:value-type="float">
            <text:p>290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4:59Z</text:p>
          </table:table-cell>
          <table:table-cell office:value-type="float" office:value="40.011144" calcext:value-type="float">
            <text:p>40.011144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90.9" calcext:value-type="float">
            <text:p>290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5:02Z</text:p>
          </table:table-cell>
          <table:table-cell office:value-type="float" office:value="40.011179" calcext:value-type="float">
            <text:p>40.011179</text:p>
          </table:table-cell>
          <table:table-cell office:value-type="float" office:value="-79.588853" calcext:value-type="float">
            <text:p>-79.588853</text:p>
          </table:table-cell>
          <table:table-cell office:value-type="float" office:value="291" calcext:value-type="float">
            <text:p>2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5:04Z</text:p>
          </table:table-cell>
          <table:table-cell office:value-type="float" office:value="40.011206" calcext:value-type="float">
            <text:p>40.011206</text:p>
          </table:table-cell>
          <table:table-cell office:value-type="float" office:value="-79.588854" calcext:value-type="float">
            <text:p>-79.588854</text:p>
          </table:table-cell>
          <table:table-cell office:value-type="float" office:value="291" calcext:value-type="float">
            <text:p>2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5:06Z</text:p>
          </table:table-cell>
          <table:table-cell office:value-type="float" office:value="40.011235" calcext:value-type="float">
            <text:p>40.011235</text:p>
          </table:table-cell>
          <table:table-cell office:value-type="float" office:value="-79.588857" calcext:value-type="float">
            <text:p>-79.588857</text:p>
          </table:table-cell>
          <table:table-cell office:value-type="float" office:value="291.1" calcext:value-type="float">
            <text:p>291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5:09Z</text:p>
          </table:table-cell>
          <table:table-cell office:value-type="float" office:value="40.011278" calcext:value-type="float">
            <text:p>40.011278</text:p>
          </table:table-cell>
          <table:table-cell office:value-type="float" office:value="-79.588873" calcext:value-type="float">
            <text:p>-79.588873</text:p>
          </table:table-cell>
          <table:table-cell office:value-type="float" office:value="291.1" calcext:value-type="float">
            <text:p>291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5:11Z</text:p>
          </table:table-cell>
          <table:table-cell office:value-type="float" office:value="40.011311" calcext:value-type="float">
            <text:p>40.011311</text:p>
          </table:table-cell>
          <table:table-cell office:value-type="float" office:value="-79.588886" calcext:value-type="float">
            <text:p>-79.588886</text:p>
          </table:table-cell>
          <table:table-cell office:value-type="float" office:value="291.2" calcext:value-type="float">
            <text:p>291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5:14Z</text:p>
          </table:table-cell>
          <table:table-cell office:value-type="float" office:value="40.011342" calcext:value-type="float">
            <text:p>40.011342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91.2" calcext:value-type="float">
            <text:p>291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5:17Z</text:p>
          </table:table-cell>
          <table:table-cell office:value-type="float" office:value="40.011373" calcext:value-type="float">
            <text:p>40.011373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91.3" calcext:value-type="float">
            <text:p>291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5:19Z</text:p>
          </table:table-cell>
          <table:table-cell office:value-type="float" office:value="40.011405" calcext:value-type="float">
            <text:p>40.011405</text:p>
          </table:table-cell>
          <table:table-cell office:value-type="float" office:value="-79.588921" calcext:value-type="float">
            <text:p>-79.588921</text:p>
          </table:table-cell>
          <table:table-cell office:value-type="float" office:value="291.3" calcext:value-type="float">
            <text:p>291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5:21Z</text:p>
          </table:table-cell>
          <table:table-cell office:value-type="float" office:value="40.011438" calcext:value-type="float">
            <text:p>40.011438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91.3" calcext:value-type="float">
            <text:p>291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5:23Z</text:p>
          </table:table-cell>
          <table:table-cell office:value-type="float" office:value="40.011469" calcext:value-type="float">
            <text:p>40.011469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91.4" calcext:value-type="float">
            <text:p>291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5:25Z</text:p>
          </table:table-cell>
          <table:table-cell office:value-type="float" office:value="40.0115" calcext:value-type="float">
            <text:p>40.0115</text:p>
          </table:table-cell>
          <table:table-cell office:value-type="float" office:value="-79.588932" calcext:value-type="float">
            <text:p>-79.588932</text:p>
          </table:table-cell>
          <table:table-cell office:value-type="float" office:value="291.4" calcext:value-type="float">
            <text:p>291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5:27Z</text:p>
          </table:table-cell>
          <table:table-cell office:value-type="float" office:value="40.011531" calcext:value-type="float">
            <text:p>40.011531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91.5" calcext:value-type="float">
            <text:p>291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5:29Z</text:p>
          </table:table-cell>
          <table:table-cell office:value-type="float" office:value="40.011566" calcext:value-type="float">
            <text:p>40.011566</text:p>
          </table:table-cell>
          <table:table-cell office:value-type="float" office:value="-79.588935" calcext:value-type="float">
            <text:p>-79.588935</text:p>
          </table:table-cell>
          <table:table-cell office:value-type="float" office:value="291.5" calcext:value-type="float">
            <text:p>291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5:31Z</text:p>
          </table:table-cell>
          <table:table-cell office:value-type="float" office:value="40.011598" calcext:value-type="float">
            <text:p>40.011598</text:p>
          </table:table-cell>
          <table:table-cell office:value-type="float" office:value="-79.588941" calcext:value-type="float">
            <text:p>-79.588941</text:p>
          </table:table-cell>
          <table:table-cell office:value-type="float" office:value="291.5" calcext:value-type="float">
            <text:p>291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5:33Z</text:p>
          </table:table-cell>
          <table:table-cell office:value-type="float" office:value="40.011628" calcext:value-type="float">
            <text:p>40.011628</text:p>
          </table:table-cell>
          <table:table-cell office:value-type="float" office:value="-79.588949" calcext:value-type="float">
            <text:p>-79.588949</text:p>
          </table:table-cell>
          <table:table-cell office:value-type="float" office:value="291.6" calcext:value-type="float">
            <text:p>291.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5:36Z</text:p>
          </table:table-cell>
          <table:table-cell office:value-type="float" office:value="40.011669" calcext:value-type="float">
            <text:p>40.011669</text:p>
          </table:table-cell>
          <table:table-cell office:value-type="float" office:value="-79.588963" calcext:value-type="float">
            <text:p>-79.588963</text:p>
          </table:table-cell>
          <table:table-cell office:value-type="float" office:value="291.6" calcext:value-type="float">
            <text:p>291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5:38Z</text:p>
          </table:table-cell>
          <table:table-cell office:value-type="float" office:value="40.011697" calcext:value-type="float">
            <text:p>40.011697</text:p>
          </table:table-cell>
          <table:table-cell office:value-type="float" office:value="-79.588967" calcext:value-type="float">
            <text:p>-79.588967</text:p>
          </table:table-cell>
          <table:table-cell office:value-type="float" office:value="291.6" calcext:value-type="float">
            <text:p>291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5:40Z</text:p>
          </table:table-cell>
          <table:table-cell office:value-type="float" office:value="40.011727" calcext:value-type="float">
            <text:p>40.011727</text:p>
          </table:table-cell>
          <table:table-cell office:value-type="float" office:value="-79.588967" calcext:value-type="float">
            <text:p>-79.588967</text:p>
          </table:table-cell>
          <table:table-cell office:value-type="float" office:value="291.7" calcext:value-type="float">
            <text:p>291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5:42Z</text:p>
          </table:table-cell>
          <table:table-cell office:value-type="float" office:value="40.011757" calcext:value-type="float">
            <text:p>40.011757</text:p>
          </table:table-cell>
          <table:table-cell office:value-type="float" office:value="-79.588961" calcext:value-type="float">
            <text:p>-79.588961</text:p>
          </table:table-cell>
          <table:table-cell office:value-type="float" office:value="291.7" calcext:value-type="float">
            <text:p>291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5:45Z</text:p>
          </table:table-cell>
          <table:table-cell office:value-type="float" office:value="40.011784" calcext:value-type="float">
            <text:p>40.011784</text:p>
          </table:table-cell>
          <table:table-cell office:value-type="float" office:value="-79.588958" calcext:value-type="float">
            <text:p>-79.588958</text:p>
          </table:table-cell>
          <table:table-cell office:value-type="float" office:value="291.7" calcext:value-type="float">
            <text:p>291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5:47Z</text:p>
          </table:table-cell>
          <table:table-cell office:value-type="float" office:value="40.011816" calcext:value-type="float">
            <text:p>40.011816</text:p>
          </table:table-cell>
          <table:table-cell office:value-type="float" office:value="-79.588949" calcext:value-type="float">
            <text:p>-79.588949</text:p>
          </table:table-cell>
          <table:table-cell office:value-type="float" office:value="291.8" calcext:value-type="float">
            <text:p>291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5:49Z</text:p>
          </table:table-cell>
          <table:table-cell office:value-type="float" office:value="40.011848" calcext:value-type="float">
            <text:p>40.011848</text:p>
          </table:table-cell>
          <table:table-cell office:value-type="float" office:value="-79.588948" calcext:value-type="float">
            <text:p>-79.588948</text:p>
          </table:table-cell>
          <table:table-cell office:value-type="float" office:value="291.8" calcext:value-type="float">
            <text:p>291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5:51Z</text:p>
          </table:table-cell>
          <table:table-cell office:value-type="float" office:value="40.011889" calcext:value-type="float">
            <text:p>40.011889</text:p>
          </table:table-cell>
          <table:table-cell office:value-type="float" office:value="-79.588952" calcext:value-type="float">
            <text:p>-79.588952</text:p>
          </table:table-cell>
          <table:table-cell office:value-type="float" office:value="291.8" calcext:value-type="float">
            <text:p>291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5:53Z</text:p>
          </table:table-cell>
          <table:table-cell office:value-type="float" office:value="40.011922" calcext:value-type="float">
            <text:p>40.011922</text:p>
          </table:table-cell>
          <table:table-cell office:value-type="float" office:value="-79.588951" calcext:value-type="float">
            <text:p>-79.588951</text:p>
          </table:table-cell>
          <table:table-cell office:value-type="float" office:value="291.9" calcext:value-type="float">
            <text:p>291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5:56Z</text:p>
          </table:table-cell>
          <table:table-cell office:value-type="float" office:value="40.011951" calcext:value-type="float">
            <text:p>40.011951</text:p>
          </table:table-cell>
          <table:table-cell office:value-type="float" office:value="-79.588949" calcext:value-type="float">
            <text:p>-79.588949</text:p>
          </table:table-cell>
          <table:table-cell office:value-type="float" office:value="291.9" calcext:value-type="float">
            <text:p>291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6:00Z</text:p>
          </table:table-cell>
          <table:table-cell office:value-type="float" office:value="40.01199" calcext:value-type="float">
            <text:p>40.01199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91.9" calcext:value-type="float">
            <text:p>291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6:02Z</text:p>
          </table:table-cell>
          <table:table-cell office:value-type="float" office:value="40.012022" calcext:value-type="float">
            <text:p>40.012022</text:p>
          </table:table-cell>
          <table:table-cell office:value-type="float" office:value="-79.588943" calcext:value-type="float">
            <text:p>-79.588943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6:04Z</text:p>
          </table:table-cell>
          <table:table-cell office:value-type="float" office:value="40.01205" calcext:value-type="float">
            <text:p>40.01205</text:p>
          </table:table-cell>
          <table:table-cell office:value-type="float" office:value="-79.588943" calcext:value-type="float">
            <text:p>-79.588943</text:p>
          </table:table-cell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6:07Z</text:p>
          </table:table-cell>
          <table:table-cell office:value-type="float" office:value="40.01209" calcext:value-type="float">
            <text:p>40.01209</text:p>
          </table:table-cell>
          <table:table-cell office:value-type="float" office:value="-79.588941" calcext:value-type="float">
            <text:p>-79.588941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6:10Z</text:p>
          </table:table-cell>
          <table:table-cell office:value-type="float" office:value="40.012123" calcext:value-type="float">
            <text:p>40.012123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92.1" calcext:value-type="float">
            <text:p>292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6:12Z</text:p>
          </table:table-cell>
          <table:table-cell office:value-type="float" office:value="40.012163" calcext:value-type="float">
            <text:p>40.012163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92.1" calcext:value-type="float">
            <text:p>292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6:14Z</text:p>
          </table:table-cell>
          <table:table-cell office:value-type="float" office:value="40.012206" calcext:value-type="float">
            <text:p>40.012206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2.1" calcext:value-type="float">
            <text:p>292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6:17Z</text:p>
          </table:table-cell>
          <table:table-cell office:value-type="float" office:value="40.012241" calcext:value-type="float">
            <text:p>40.012241</text:p>
          </table:table-cell>
          <table:table-cell office:value-type="float" office:value="-79.588938" calcext:value-type="float">
            <text:p>-79.588938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6:21Z</text:p>
          </table:table-cell>
          <table:table-cell office:value-type="float" office:value="40.012278" calcext:value-type="float">
            <text:p>40.012278</text:p>
          </table:table-cell>
          <table:table-cell office:value-type="float" office:value="-79.588949" calcext:value-type="float">
            <text:p>-79.588949</text:p>
          </table:table-cell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6:24Z</text:p>
          </table:table-cell>
          <table:table-cell office:value-type="float" office:value="40.012313" calcext:value-type="float">
            <text:p>40.012313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6:26Z</text:p>
          </table:table-cell>
          <table:table-cell office:value-type="float" office:value="40.012343" calcext:value-type="float">
            <text:p>40.012343</text:p>
          </table:table-cell>
          <table:table-cell office:value-type="float" office:value="-79.588942" calcext:value-type="float">
            <text:p>-79.588942</text:p>
          </table:table-cell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6:28Z</text:p>
          </table:table-cell>
          <table:table-cell office:value-type="float" office:value="40.012369" calcext:value-type="float">
            <text:p>40.012369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2" calcext:value-type="float">
            <text:p>29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4:56:31Z</text:p>
          </table:table-cell>
          <table:table-cell office:value-type="float" office:value="40.0124" calcext:value-type="float">
            <text:p>40.0124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6:34Z</text:p>
          </table:table-cell>
          <table:table-cell office:value-type="float" office:value="40.012436" calcext:value-type="float">
            <text:p>40.012436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92.1" calcext:value-type="float">
            <text:p>292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6:36Z</text:p>
          </table:table-cell>
          <table:table-cell office:value-type="float" office:value="40.012476" calcext:value-type="float">
            <text:p>40.012476</text:p>
          </table:table-cell>
          <table:table-cell office:value-type="float" office:value="-79.588935" calcext:value-type="float">
            <text:p>-79.588935</text:p>
          </table:table-cell>
          <table:table-cell office:value-type="float" office:value="292.1" calcext:value-type="float">
            <text:p>292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6:38Z</text:p>
          </table:table-cell>
          <table:table-cell office:value-type="float" office:value="40.012516" calcext:value-type="float">
            <text:p>40.012516</text:p>
          </table:table-cell>
          <table:table-cell office:value-type="float" office:value="-79.588934" calcext:value-type="float">
            <text:p>-79.588934</text:p>
          </table:table-cell>
          <table:table-cell office:value-type="float" office:value="292" calcext:value-type="float">
            <text:p>29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6:40Z</text:p>
          </table:table-cell>
          <table:table-cell office:value-type="float" office:value="40.012544" calcext:value-type="float">
            <text:p>40.012544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92" calcext:value-type="float">
            <text:p>2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6:45Z</text:p>
          </table:table-cell>
          <table:table-cell office:value-type="float" office:value="40.01258" calcext:value-type="float">
            <text:p>40.01258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92" calcext:value-type="float">
            <text:p>29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6:47Z</text:p>
          </table:table-cell>
          <table:table-cell office:value-type="float" office:value="40.012609" calcext:value-type="float">
            <text:p>40.012609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92" calcext:value-type="float">
            <text:p>29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6:49Z</text:p>
          </table:table-cell>
          <table:table-cell office:value-type="float" office:value="40.012642" calcext:value-type="float">
            <text:p>40.012642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92" calcext:value-type="float">
            <text:p>29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6:52Z</text:p>
          </table:table-cell>
          <table:table-cell office:value-type="float" office:value="40.012678" calcext:value-type="float">
            <text:p>40.012678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92.1" calcext:value-type="float">
            <text:p>292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6:54Z</text:p>
          </table:table-cell>
          <table:table-cell office:value-type="float" office:value="40.012707" calcext:value-type="float">
            <text:p>40.012707</text:p>
          </table:table-cell>
          <table:table-cell office:value-type="float" office:value="-79.588924" calcext:value-type="float">
            <text:p>-79.588924</text:p>
          </table:table-cell>
          <table:table-cell office:value-type="float" office:value="292.1" calcext:value-type="float">
            <text:p>292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6:57Z</text:p>
          </table:table-cell>
          <table:table-cell office:value-type="float" office:value="40.012747" calcext:value-type="float">
            <text:p>40.012747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2.2" calcext:value-type="float">
            <text:p>292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6:59Z</text:p>
          </table:table-cell>
          <table:table-cell office:value-type="float" office:value="40.012778" calcext:value-type="float">
            <text:p>40.012778</text:p>
          </table:table-cell>
          <table:table-cell office:value-type="float" office:value="-79.588921" calcext:value-type="float">
            <text:p>-79.588921</text:p>
          </table:table-cell>
          <table:table-cell office:value-type="float" office:value="292.3" calcext:value-type="float">
            <text:p>292.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7:01Z</text:p>
          </table:table-cell>
          <table:table-cell office:value-type="float" office:value="40.012816" calcext:value-type="float">
            <text:p>40.012816</text:p>
          </table:table-cell>
          <table:table-cell office:value-type="float" office:value="-79.588916" calcext:value-type="float">
            <text:p>-79.588916</text:p>
          </table:table-cell>
          <table:table-cell office:value-type="float" office:value="292.4" calcext:value-type="float">
            <text:p>292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7:03Z</text:p>
          </table:table-cell>
          <table:table-cell office:value-type="float" office:value="40.012852" calcext:value-type="float">
            <text:p>40.012852</text:p>
          </table:table-cell>
          <table:table-cell office:value-type="float" office:value="-79.588919" calcext:value-type="float">
            <text:p>-79.588919</text:p>
          </table:table-cell>
          <table:table-cell office:value-type="float" office:value="292.5" calcext:value-type="float">
            <text:p>292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7:05Z</text:p>
          </table:table-cell>
          <table:table-cell office:value-type="float" office:value="40.012883" calcext:value-type="float">
            <text:p>40.012883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92.5" calcext:value-type="float">
            <text:p>292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7:09Z</text:p>
          </table:table-cell>
          <table:table-cell office:value-type="float" office:value="40.012914" calcext:value-type="float">
            <text:p>40.012914</text:p>
          </table:table-cell>
          <table:table-cell office:value-type="float" office:value="-79.588935" calcext:value-type="float">
            <text:p>-79.588935</text:p>
          </table:table-cell>
          <table:table-cell office:value-type="float" office:value="292.6" calcext:value-type="float">
            <text:p>292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7:12Z</text:p>
          </table:table-cell>
          <table:table-cell office:value-type="float" office:value="40.012952" calcext:value-type="float">
            <text:p>40.012952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2.7" calcext:value-type="float">
            <text:p>292.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7:14Z</text:p>
          </table:table-cell>
          <table:table-cell office:value-type="float" office:value="40.012983" calcext:value-type="float">
            <text:p>40.012983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92.8" calcext:value-type="float">
            <text:p>292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7:17Z</text:p>
          </table:table-cell>
          <table:table-cell office:value-type="float" office:value="40.01302" calcext:value-type="float">
            <text:p>40.01302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92.8" calcext:value-type="float">
            <text:p>292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4:57:19Z</text:p>
          </table:table-cell>
          <table:table-cell office:value-type="float" office:value="40.013046" calcext:value-type="float">
            <text:p>40.013046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92.9" calcext:value-type="float">
            <text:p>292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4:57:22Z</text:p>
          </table:table-cell>
          <table:table-cell office:value-type="float" office:value="40.013091" calcext:value-type="float">
            <text:p>40.013091</text:p>
          </table:table-cell>
          <table:table-cell office:value-type="float" office:value="-79.588918" calcext:value-type="float">
            <text:p>-79.588918</text:p>
          </table:table-cell>
          <table:table-cell office:value-type="float" office:value="293" calcext:value-type="float">
            <text:p>29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4:57:24Z</text:p>
          </table:table-cell>
          <table:table-cell office:value-type="float" office:value="40.013131" calcext:value-type="float">
            <text:p>40.013131</text:p>
          </table:table-cell>
          <table:table-cell office:value-type="float" office:value="-79.588918" calcext:value-type="float">
            <text:p>-79.588918</text:p>
          </table:table-cell>
          <table:table-cell office:value-type="float" office:value="293" calcext:value-type="float">
            <text:p>2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4:57:26Z</text:p>
          </table:table-cell>
          <table:table-cell office:value-type="float" office:value="40.013163" calcext:value-type="float">
            <text:p>40.013163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3" calcext:value-type="float">
            <text:p>2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4:57:29Z</text:p>
          </table:table-cell>
          <table:table-cell office:value-type="float" office:value="40.013191" calcext:value-type="float">
            <text:p>40.013191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93" calcext:value-type="float">
            <text:p>2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4:57:32Z</text:p>
          </table:table-cell>
          <table:table-cell office:value-type="float" office:value="40.013221" calcext:value-type="float">
            <text:p>40.013221</text:p>
          </table:table-cell>
          <table:table-cell office:value-type="float" office:value="-79.588929" calcext:value-type="float">
            <text:p>-79.588929</text:p>
          </table:table-cell>
          <table:table-cell office:value-type="float" office:value="293" calcext:value-type="float">
            <text:p>29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4:57:35Z</text:p>
          </table:table-cell>
          <table:table-cell office:value-type="float" office:value="40.013257" calcext:value-type="float">
            <text:p>40.013257</text:p>
          </table:table-cell>
          <table:table-cell office:value-type="float" office:value="-79.588919" calcext:value-type="float">
            <text:p>-79.588919</text:p>
          </table:table-cell>
          <table:table-cell office:value-type="float" office:value="293" calcext:value-type="float">
            <text:p>29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4:57:37Z</text:p>
          </table:table-cell>
          <table:table-cell office:value-type="float" office:value="40.013284" calcext:value-type="float">
            <text:p>40.013284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93" calcext:value-type="float">
            <text:p>29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7:40Z</text:p>
          </table:table-cell>
          <table:table-cell office:value-type="float" office:value="40.013318" calcext:value-type="float">
            <text:p>40.013318</text:p>
          </table:table-cell>
          <table:table-cell office:value-type="float" office:value="-79.588907" calcext:value-type="float">
            <text:p>-79.588907</text:p>
          </table:table-cell>
          <table:table-cell office:value-type="float" office:value="293" calcext:value-type="float">
            <text:p>2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7:42Z</text:p>
          </table:table-cell>
          <table:table-cell office:value-type="float" office:value="40.013348" calcext:value-type="float">
            <text:p>40.013348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93" calcext:value-type="float">
            <text:p>2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7:44Z</text:p>
          </table:table-cell>
          <table:table-cell office:value-type="float" office:value="40.013377" calcext:value-type="float">
            <text:p>40.013377</text:p>
          </table:table-cell>
          <table:table-cell office:value-type="float" office:value="-79.588919" calcext:value-type="float">
            <text:p>-79.588919</text:p>
          </table:table-cell>
          <table:table-cell office:value-type="float" office:value="293" calcext:value-type="float">
            <text:p>29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7:46Z</text:p>
          </table:table-cell>
          <table:table-cell office:value-type="float" office:value="40.013419" calcext:value-type="float">
            <text:p>40.013419</text:p>
          </table:table-cell>
          <table:table-cell office:value-type="float" office:value="-79.588914" calcext:value-type="float">
            <text:p>-79.588914</text:p>
          </table:table-cell>
          <table:table-cell office:value-type="float" office:value="292.9" calcext:value-type="float">
            <text:p>292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7:48Z</text:p>
          </table:table-cell>
          <table:table-cell office:value-type="float" office:value="40.013454" calcext:value-type="float">
            <text:p>40.013454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92.8" calcext:value-type="float">
            <text:p>292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7:50Z</text:p>
          </table:table-cell>
          <table:table-cell office:value-type="float" office:value="40.013481" calcext:value-type="float">
            <text:p>40.013481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2.7" calcext:value-type="float">
            <text:p>292.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7:53Z</text:p>
          </table:table-cell>
          <table:table-cell office:value-type="float" office:value="40.013515" calcext:value-type="float">
            <text:p>40.013515</text:p>
          </table:table-cell>
          <table:table-cell office:value-type="float" office:value="-79.588931" calcext:value-type="float">
            <text:p>-79.588931</text:p>
          </table:table-cell>
          <table:table-cell office:value-type="float" office:value="292.6" calcext:value-type="float">
            <text:p>292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7:56Z</text:p>
          </table:table-cell>
          <table:table-cell office:value-type="float" office:value="40.01355" calcext:value-type="float">
            <text:p>40.01355</text:p>
          </table:table-cell>
          <table:table-cell office:value-type="float" office:value="-79.588942" calcext:value-type="float">
            <text:p>-79.588942</text:p>
          </table:table-cell>
          <table:table-cell office:value-type="float" office:value="292.5" calcext:value-type="float">
            <text:p>292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7:59Z</text:p>
          </table:table-cell>
          <table:table-cell office:value-type="float" office:value="40.013595" calcext:value-type="float">
            <text:p>40.013595</text:p>
          </table:table-cell>
          <table:table-cell office:value-type="float" office:value="-79.588929" calcext:value-type="float">
            <text:p>-79.588929</text:p>
          </table:table-cell>
          <table:table-cell office:value-type="float" office:value="292.4" calcext:value-type="float">
            <text:p>292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8:01Z</text:p>
          </table:table-cell>
          <table:table-cell office:value-type="float" office:value="40.013631" calcext:value-type="float">
            <text:p>40.013631</text:p>
          </table:table-cell>
          <table:table-cell office:value-type="float" office:value="-79.588917" calcext:value-type="float">
            <text:p>-79.588917</text:p>
          </table:table-cell>
          <table:table-cell office:value-type="float" office:value="292.3" calcext:value-type="float">
            <text:p>292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8:03Z</text:p>
          </table:table-cell>
          <table:table-cell office:value-type="float" office:value="40.013669" calcext:value-type="float">
            <text:p>40.013669</text:p>
          </table:table-cell>
          <table:table-cell office:value-type="float" office:value="-79.588924" calcext:value-type="float">
            <text:p>-79.588924</text:p>
          </table:table-cell>
          <table:table-cell office:value-type="float" office:value="292.2" calcext:value-type="float">
            <text:p>292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8:05Z</text:p>
          </table:table-cell>
          <table:table-cell office:value-type="float" office:value="40.013701" calcext:value-type="float">
            <text:p>40.013701</text:p>
          </table:table-cell>
          <table:table-cell office:value-type="float" office:value="-79.588938" calcext:value-type="float">
            <text:p>-79.588938</text:p>
          </table:table-cell>
          <table:table-cell office:value-type="float" office:value="292.1" calcext:value-type="float">
            <text:p>292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8:08Z</text:p>
          </table:table-cell>
          <table:table-cell office:value-type="float" office:value="40.013737" calcext:value-type="float">
            <text:p>40.013737</text:p>
          </table:table-cell>
          <table:table-cell office:value-type="float" office:value="-79.588943" calcext:value-type="float">
            <text:p>-79.588943</text:p>
          </table:table-cell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8:10Z</text:p>
          </table:table-cell>
          <table:table-cell office:value-type="float" office:value="40.013775" calcext:value-type="float">
            <text:p>40.013775</text:p>
          </table:table-cell>
          <table:table-cell office:value-type="float" office:value="-79.588943" calcext:value-type="float">
            <text:p>-79.588943</text:p>
          </table:table-cell>
          <table:table-cell office:value-type="float" office:value="291.8" calcext:value-type="float">
            <text:p>291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8:12Z</text:p>
          </table:table-cell>
          <table:table-cell office:value-type="float" office:value="40.013813" calcext:value-type="float">
            <text:p>40.013813</text:p>
          </table:table-cell>
          <table:table-cell office:value-type="float" office:value="-79.588939" calcext:value-type="float">
            <text:p>-79.588939</text:p>
          </table:table-cell>
          <table:table-cell office:value-type="float" office:value="291.5" calcext:value-type="float">
            <text:p>291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8:15Z</text:p>
          </table:table-cell>
          <table:table-cell office:value-type="float" office:value="40.01384" calcext:value-type="float">
            <text:p>40.01384</text:p>
          </table:table-cell>
          <table:table-cell office:value-type="float" office:value="-79.588935" calcext:value-type="float">
            <text:p>-79.588935</text:p>
          </table:table-cell>
          <table:table-cell office:value-type="float" office:value="291.3" calcext:value-type="float">
            <text:p>291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8:19Z</text:p>
          </table:table-cell>
          <table:table-cell office:value-type="float" office:value="40.01387" calcext:value-type="float">
            <text:p>40.01387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91.1" calcext:value-type="float">
            <text:p>291.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8:21Z</text:p>
          </table:table-cell>
          <table:table-cell office:value-type="float" office:value="40.013914" calcext:value-type="float">
            <text:p>40.013914</text:p>
          </table:table-cell>
          <table:table-cell office:value-type="float" office:value="-79.588935" calcext:value-type="float">
            <text:p>-79.588935</text:p>
          </table:table-cell>
          <table:table-cell office:value-type="float" office:value="290.8" calcext:value-type="float">
            <text:p>290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8:23Z</text:p>
          </table:table-cell>
          <table:table-cell office:value-type="float" office:value="40.013954" calcext:value-type="float">
            <text:p>40.013954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0.5" calcext:value-type="float">
            <text:p>290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8:25Z</text:p>
          </table:table-cell>
          <table:table-cell office:value-type="float" office:value="40.013992" calcext:value-type="float">
            <text:p>40.013992</text:p>
          </table:table-cell>
          <table:table-cell office:value-type="float" office:value="-79.588922" calcext:value-type="float">
            <text:p>-79.588922</text:p>
          </table:table-cell>
          <table:table-cell office:value-type="float" office:value="290.2" calcext:value-type="float">
            <text:p>290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4:58:28Z</text:p>
          </table:table-cell>
          <table:table-cell office:value-type="float" office:value="40.014025" calcext:value-type="float">
            <text:p>40.014025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4:58:32Z</text:p>
          </table:table-cell>
          <table:table-cell office:value-type="float" office:value="40.014055" calcext:value-type="float">
            <text:p>40.014055</text:p>
          </table:table-cell>
          <table:table-cell office:value-type="float" office:value="-79.588909" calcext:value-type="float">
            <text:p>-79.588909</text:p>
          </table:table-cell>
          <table:table-cell office:value-type="float" office:value="289.7" calcext:value-type="float">
            <text:p>289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8:35Z</text:p>
          </table:table-cell>
          <table:table-cell office:value-type="float" office:value="40.014083" calcext:value-type="float">
            <text:p>40.014083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89.5" calcext:value-type="float">
            <text:p>289.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8:38Z</text:p>
          </table:table-cell>
          <table:table-cell office:value-type="float" office:value="40.014113" calcext:value-type="float">
            <text:p>40.014113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89.3" calcext:value-type="float">
            <text:p>289.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8:41Z</text:p>
          </table:table-cell>
          <table:table-cell office:value-type="float" office:value="40.014144" calcext:value-type="float">
            <text:p>40.014144</text:p>
          </table:table-cell>
          <table:table-cell office:value-type="float" office:value="-79.588932" calcext:value-type="float">
            <text:p>-79.588932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8:43Z</text:p>
          </table:table-cell>
          <table:table-cell office:value-type="float" office:value="40.014171" calcext:value-type="float">
            <text:p>40.014171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8.8" calcext:value-type="float">
            <text:p>288.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4:58:45Z</text:p>
          </table:table-cell>
          <table:table-cell office:value-type="float" office:value="40.014202" calcext:value-type="float">
            <text:p>40.014202</text:p>
          </table:table-cell>
          <table:table-cell office:value-type="float" office:value="-79.588944" calcext:value-type="float">
            <text:p>-79.588944</text:p>
          </table:table-cell>
          <table:table-cell office:value-type="float" office:value="288.5" calcext:value-type="float">
            <text:p>288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4:58:47Z</text:p>
          </table:table-cell>
          <table:table-cell office:value-type="float" office:value="40.014231" calcext:value-type="float">
            <text:p>40.014231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88.3" calcext:value-type="float">
            <text:p>288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4:58:50Z</text:p>
          </table:table-cell>
          <table:table-cell office:value-type="float" office:value="40.014273" calcext:value-type="float">
            <text:p>40.014273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87.9" calcext:value-type="float">
            <text:p>287.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8:52Z</text:p>
          </table:table-cell>
          <table:table-cell office:value-type="float" office:value="40.014301" calcext:value-type="float">
            <text:p>40.014301</text:p>
          </table:table-cell>
          <table:table-cell office:value-type="float" office:value="-79.588947" calcext:value-type="float">
            <text:p>-79.588947</text:p>
          </table:table-cell>
          <table:table-cell office:value-type="float" office:value="287.7" calcext:value-type="float">
            <text:p>287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8:54Z</text:p>
          </table:table-cell>
          <table:table-cell office:value-type="float" office:value="40.014329" calcext:value-type="float">
            <text:p>40.014329</text:p>
          </table:table-cell>
          <table:table-cell office:value-type="float" office:value="-79.588954" calcext:value-type="float">
            <text:p>-79.588954</text:p>
          </table:table-cell>
          <table:table-cell office:value-type="float" office:value="287.4" calcext:value-type="float">
            <text:p>287.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8:56Z</text:p>
          </table:table-cell>
          <table:table-cell office:value-type="float" office:value="40.014355" calcext:value-type="float">
            <text:p>40.014355</text:p>
          </table:table-cell>
          <table:table-cell office:value-type="float" office:value="-79.588964" calcext:value-type="float">
            <text:p>-79.588964</text:p>
          </table:table-cell>
          <table:table-cell office:value-type="float" office:value="287.2" calcext:value-type="float">
            <text:p>287.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8:59Z</text:p>
          </table:table-cell>
          <table:table-cell office:value-type="float" office:value="40.014389" calcext:value-type="float">
            <text:p>40.014389</text:p>
          </table:table-cell>
          <table:table-cell office:value-type="float" office:value="-79.588968" calcext:value-type="float">
            <text:p>-79.588968</text:p>
          </table:table-cell>
          <table:table-cell office:value-type="float" office:value="286.8" calcext:value-type="float">
            <text:p>286.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9:02Z</text:p>
          </table:table-cell>
          <table:table-cell office:value-type="float" office:value="40.01443" calcext:value-type="float">
            <text:p>40.01443</text:p>
          </table:table-cell>
          <table:table-cell office:value-type="float" office:value="-79.588979" calcext:value-type="float">
            <text:p>-79.588979</text:p>
          </table:table-cell>
          <table:table-cell office:value-type="float" office:value="286.4" calcext:value-type="float">
            <text:p>286.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9:04Z</text:p>
          </table:table-cell>
          <table:table-cell office:value-type="float" office:value="40.014459" calcext:value-type="float">
            <text:p>40.014459</text:p>
          </table:table-cell>
          <table:table-cell office:value-type="float" office:value="-79.588986" calcext:value-type="float">
            <text:p>-79.588986</text:p>
          </table:table-cell>
          <table:table-cell office:value-type="float" office:value="286.1" calcext:value-type="float">
            <text:p>286.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9:06Z</text:p>
          </table:table-cell>
          <table:table-cell office:value-type="float" office:value="40.014487" calcext:value-type="float">
            <text:p>40.014487</text:p>
          </table:table-cell>
          <table:table-cell office:value-type="float" office:value="-79.588989" calcext:value-type="float">
            <text:p>-79.588989</text:p>
          </table:table-cell>
          <table:table-cell office:value-type="float" office:value="285.9" calcext:value-type="float">
            <text:p>285.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4:59:08Z</text:p>
          </table:table-cell>
          <table:table-cell office:value-type="float" office:value="40.014517" calcext:value-type="float">
            <text:p>40.014517</text:p>
          </table:table-cell>
          <table:table-cell office:value-type="float" office:value="-79.588983" calcext:value-type="float">
            <text:p>-79.588983</text:p>
          </table:table-cell>
          <table:table-cell office:value-type="float" office:value="285.6" calcext:value-type="float">
            <text:p>285.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9:10Z</text:p>
          </table:table-cell>
          <table:table-cell office:value-type="float" office:value="40.014555" calcext:value-type="float">
            <text:p>40.014555</text:p>
          </table:table-cell>
          <table:table-cell office:value-type="float" office:value="-79.588982" calcext:value-type="float">
            <text:p>-79.588982</text:p>
          </table:table-cell>
          <table:table-cell office:value-type="float" office:value="285.2" calcext:value-type="float">
            <text:p>285.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9:12Z</text:p>
          </table:table-cell>
          <table:table-cell office:value-type="float" office:value="40.01459" calcext:value-type="float">
            <text:p>40.01459</text:p>
          </table:table-cell>
          <table:table-cell office:value-type="float" office:value="-79.588972" calcext:value-type="float">
            <text:p>-79.588972</text:p>
          </table:table-cell>
          <table:table-cell office:value-type="float" office:value="284.8" calcext:value-type="float">
            <text:p>284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9:14Z</text:p>
          </table:table-cell>
          <table:table-cell office:value-type="float" office:value="40.014626" calcext:value-type="float">
            <text:p>40.014626</text:p>
          </table:table-cell>
          <table:table-cell office:value-type="float" office:value="-79.588959" calcext:value-type="float">
            <text:p>-79.588959</text:p>
          </table:table-cell>
          <table:table-cell office:value-type="float" office:value="284.4" calcext:value-type="float">
            <text:p>284.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9:16Z</text:p>
          </table:table-cell>
          <table:table-cell office:value-type="float" office:value="40.014665" calcext:value-type="float">
            <text:p>40.014665</text:p>
          </table:table-cell>
          <table:table-cell office:value-type="float" office:value="-79.588948" calcext:value-type="float">
            <text:p>-79.588948</text:p>
          </table:table-cell>
          <table:table-cell office:value-type="float" office:value="284" calcext:value-type="float">
            <text:p>2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9:18Z</text:p>
          </table:table-cell>
          <table:table-cell office:value-type="float" office:value="40.014707" calcext:value-type="float">
            <text:p>40.014707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83.8" calcext:value-type="float">
            <text:p>283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9:20Z</text:p>
          </table:table-cell>
          <table:table-cell office:value-type="float" office:value="40.014747" calcext:value-type="float">
            <text:p>40.014747</text:p>
          </table:table-cell>
          <table:table-cell office:value-type="float" office:value="-79.588959" calcext:value-type="float">
            <text:p>-79.588959</text:p>
          </table:table-cell>
          <table:table-cell office:value-type="float" office:value="283.7" calcext:value-type="float">
            <text:p>283.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9:22Z</text:p>
          </table:table-cell>
          <table:table-cell office:value-type="float" office:value="40.014781" calcext:value-type="float">
            <text:p>40.014781</text:p>
          </table:table-cell>
          <table:table-cell office:value-type="float" office:value="-79.588969" calcext:value-type="float">
            <text:p>-79.588969</text:p>
          </table:table-cell>
          <table:table-cell office:value-type="float" office:value="283.5" calcext:value-type="float">
            <text:p>283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9:26Z</text:p>
          </table:table-cell>
          <table:table-cell office:value-type="float" office:value="40.014804" calcext:value-type="float">
            <text:p>40.014804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3.4" calcext:value-type="float">
            <text:p>283.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9:28Z</text:p>
          </table:table-cell>
          <table:table-cell office:value-type="float" office:value="40.01483" calcext:value-type="float">
            <text:p>40.01483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83.3" calcext:value-type="float">
            <text:p>283.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9:30Z</text:p>
          </table:table-cell>
          <table:table-cell office:value-type="float" office:value="40.014875" calcext:value-type="float">
            <text:p>40.014875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3.1" calcext:value-type="float">
            <text:p>283.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9:32Z</text:p>
          </table:table-cell>
          <table:table-cell office:value-type="float" office:value="40.014918" calcext:value-type="float">
            <text:p>40.014918</text:p>
          </table:table-cell>
          <table:table-cell office:value-type="float" office:value="-79.588883" calcext:value-type="float">
            <text:p>-79.588883</text:p>
          </table:table-cell>
          <table:table-cell office:value-type="float" office:value="283.1" calcext:value-type="float">
            <text:p>283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4:59:34Z</text:p>
          </table:table-cell>
          <table:table-cell office:value-type="float" office:value="40.014957" calcext:value-type="float">
            <text:p>40.014957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3.2" calcext:value-type="float">
            <text:p>283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4:59:36Z</text:p>
          </table:table-cell>
          <table:table-cell office:value-type="float" office:value="40.01499" calcext:value-type="float">
            <text:p>40.01499</text:p>
          </table:table-cell>
          <table:table-cell office:value-type="float" office:value="-79.588881" calcext:value-type="float">
            <text:p>-79.588881</text:p>
          </table:table-cell>
          <table:table-cell office:value-type="float" office:value="283.3" calcext:value-type="float">
            <text:p>283.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9:39Z</text:p>
          </table:table-cell>
          <table:table-cell office:value-type="float" office:value="40.01502" calcext:value-type="float">
            <text:p>40.01502</text:p>
          </table:table-cell>
          <table:table-cell office:value-type="float" office:value="-79.588888" calcext:value-type="float">
            <text:p>-79.588888</text:p>
          </table:table-cell>
          <table:table-cell office:value-type="float" office:value="283.3" calcext:value-type="float">
            <text:p>283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4:59:42Z</text:p>
          </table:table-cell>
          <table:table-cell office:value-type="float" office:value="40.015054" calcext:value-type="float">
            <text:p>40.015054</text:p>
          </table:table-cell>
          <table:table-cell office:value-type="float" office:value="-79.588898" calcext:value-type="float">
            <text:p>-79.588898</text:p>
          </table:table-cell>
          <table:table-cell office:value-type="float" office:value="283.4" calcext:value-type="float">
            <text:p>283.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9:44Z</text:p>
          </table:table-cell>
          <table:table-cell office:value-type="float" office:value="40.015088" calcext:value-type="float">
            <text:p>40.015088</text:p>
          </table:table-cell>
          <table:table-cell office:value-type="float" office:value="-79.588901" calcext:value-type="float">
            <text:p>-79.588901</text:p>
          </table:table-cell>
          <table:table-cell office:value-type="float" office:value="283.5" calcext:value-type="float">
            <text:p>283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9:46Z</text:p>
          </table:table-cell>
          <table:table-cell office:value-type="float" office:value="40.015124" calcext:value-type="float">
            <text:p>40.015124</text:p>
          </table:table-cell>
          <table:table-cell office:value-type="float" office:value="-79.588906" calcext:value-type="float">
            <text:p>-79.588906</text:p>
          </table:table-cell>
          <table:table-cell office:value-type="float" office:value="283.5" calcext:value-type="float">
            <text:p>283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9:48Z</text:p>
          </table:table-cell>
          <table:table-cell office:value-type="float" office:value="40.015158" calcext:value-type="float">
            <text:p>40.015158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83.6" calcext:value-type="float">
            <text:p>283.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4:59:50Z</text:p>
          </table:table-cell>
          <table:table-cell office:value-type="float" office:value="40.015193" calcext:value-type="float">
            <text:p>40.015193</text:p>
          </table:table-cell>
          <table:table-cell office:value-type="float" office:value="-79.588912" calcext:value-type="float">
            <text:p>-79.588912</text:p>
          </table:table-cell>
          <table:table-cell office:value-type="float" office:value="283.7" calcext:value-type="float">
            <text:p>283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9:53Z</text:p>
          </table:table-cell>
          <table:table-cell office:value-type="float" office:value="40.015224" calcext:value-type="float">
            <text:p>40.015224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83.7" calcext:value-type="float">
            <text:p>283.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9:57Z</text:p>
          </table:table-cell>
          <table:table-cell office:value-type="float" office:value="40.015261" calcext:value-type="float">
            <text:p>40.015261</text:p>
          </table:table-cell>
          <table:table-cell office:value-type="float" office:value="-79.588917" calcext:value-type="float">
            <text:p>-79.588917</text:p>
          </table:table-cell>
          <table:table-cell office:value-type="float" office:value="283.8" calcext:value-type="float">
            <text:p>283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9:59Z</text:p>
          </table:table-cell>
          <table:table-cell office:value-type="float" office:value="40.0153" calcext:value-type="float">
            <text:p>40.0153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83.9" calcext:value-type="float">
            <text:p>283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0:01Z</text:p>
          </table:table-cell>
          <table:table-cell office:value-type="float" office:value="40.015336" calcext:value-type="float">
            <text:p>40.015336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4" calcext:value-type="float">
            <text:p>28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0:03Z</text:p>
          </table:table-cell>
          <table:table-cell office:value-type="float" office:value="40.015363" calcext:value-type="float">
            <text:p>40.015363</text:p>
          </table:table-cell>
          <table:table-cell office:value-type="float" office:value="-79.588913" calcext:value-type="float">
            <text:p>-79.588913</text:p>
          </table:table-cell>
          <table:table-cell office:value-type="float" office:value="284.1" calcext:value-type="float">
            <text:p>284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0:06Z</text:p>
          </table:table-cell>
          <table:table-cell office:value-type="float" office:value="40.015398" calcext:value-type="float">
            <text:p>40.015398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4.2" calcext:value-type="float">
            <text:p>284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0:09Z</text:p>
          </table:table-cell>
          <table:table-cell office:value-type="float" office:value="40.015429" calcext:value-type="float">
            <text:p>40.015429</text:p>
          </table:table-cell>
          <table:table-cell office:value-type="float" office:value="-79.588913" calcext:value-type="float">
            <text:p>-79.588913</text:p>
          </table:table-cell>
          <table:table-cell office:value-type="float" office:value="284.3" calcext:value-type="float">
            <text:p>284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00:11Z</text:p>
          </table:table-cell>
          <table:table-cell office:value-type="float" office:value="40.015456" calcext:value-type="float">
            <text:p>40.015456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84.4" calcext:value-type="float">
            <text:p>284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00:13Z</text:p>
          </table:table-cell>
          <table:table-cell office:value-type="float" office:value="40.015488" calcext:value-type="float">
            <text:p>40.015488</text:p>
          </table:table-cell>
          <table:table-cell office:value-type="float" office:value="-79.588906" calcext:value-type="float">
            <text:p>-79.588906</text:p>
          </table:table-cell>
          <table:table-cell office:value-type="float" office:value="284.4" calcext:value-type="float">
            <text:p>284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00:15Z</text:p>
          </table:table-cell>
          <table:table-cell office:value-type="float" office:value="40.015524" calcext:value-type="float">
            <text:p>40.015524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4.5" calcext:value-type="float">
            <text:p>284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00:17Z</text:p>
          </table:table-cell>
          <table:table-cell office:value-type="float" office:value="40.015556" calcext:value-type="float">
            <text:p>40.015556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84.6" calcext:value-type="float">
            <text:p>284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00:19Z</text:p>
          </table:table-cell>
          <table:table-cell office:value-type="float" office:value="40.015586" calcext:value-type="float">
            <text:p>40.015586</text:p>
          </table:table-cell>
          <table:table-cell office:value-type="float" office:value="-79.588917" calcext:value-type="float">
            <text:p>-79.588917</text:p>
          </table:table-cell>
          <table:table-cell office:value-type="float" office:value="284.7" calcext:value-type="float">
            <text:p>284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00:21Z</text:p>
          </table:table-cell>
          <table:table-cell office:value-type="float" office:value="40.015624" calcext:value-type="float">
            <text:p>40.015624</text:p>
          </table:table-cell>
          <table:table-cell office:value-type="float" office:value="-79.588906" calcext:value-type="float">
            <text:p>-79.588906</text:p>
          </table:table-cell>
          <table:table-cell office:value-type="float" office:value="284.8" calcext:value-type="float">
            <text:p>284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00:23Z</text:p>
          </table:table-cell>
          <table:table-cell office:value-type="float" office:value="40.015665" calcext:value-type="float">
            <text:p>40.015665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84.9" calcext:value-type="float">
            <text:p>284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00:25Z</text:p>
          </table:table-cell>
          <table:table-cell office:value-type="float" office:value="40.015691" calcext:value-type="float">
            <text:p>40.015691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5" calcext:value-type="float">
            <text:p>28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0:28Z</text:p>
          </table:table-cell>
          <table:table-cell office:value-type="float" office:value="40.015727" calcext:value-type="float">
            <text:p>40.015727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85.1" calcext:value-type="float">
            <text:p>285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0:31Z</text:p>
          </table:table-cell>
          <table:table-cell office:value-type="float" office:value="40.015763" calcext:value-type="float">
            <text:p>40.015763</text:p>
          </table:table-cell>
          <table:table-cell office:value-type="float" office:value="-79.588907" calcext:value-type="float">
            <text:p>-79.588907</text:p>
          </table:table-cell>
          <table:table-cell office:value-type="float" office:value="285.3" calcext:value-type="float">
            <text:p>285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0:33Z</text:p>
          </table:table-cell>
          <table:table-cell office:value-type="float" office:value="40.015792" calcext:value-type="float">
            <text:p>40.015792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85.4" calcext:value-type="float">
            <text:p>285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0:35Z</text:p>
          </table:table-cell>
          <table:table-cell office:value-type="float" office:value="40.015831" calcext:value-type="float">
            <text:p>40.015831</text:p>
          </table:table-cell>
          <table:table-cell office:value-type="float" office:value="-79.588922" calcext:value-type="float">
            <text:p>-79.588922</text:p>
          </table:table-cell>
          <table:table-cell office:value-type="float" office:value="285.6" calcext:value-type="float">
            <text:p>285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0:37Z</text:p>
          </table:table-cell>
          <table:table-cell office:value-type="float" office:value="40.01586" calcext:value-type="float">
            <text:p>40.01586</text:p>
          </table:table-cell>
          <table:table-cell office:value-type="float" office:value="-79.588938" calcext:value-type="float">
            <text:p>-79.588938</text:p>
          </table:table-cell>
          <table:table-cell office:value-type="float" office:value="285.8" calcext:value-type="float">
            <text:p>285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0:40Z</text:p>
          </table:table-cell>
          <table:table-cell office:value-type="float" office:value="40.015898" calcext:value-type="float">
            <text:p>40.015898</text:p>
          </table:table-cell>
          <table:table-cell office:value-type="float" office:value="-79.588944" calcext:value-type="float">
            <text:p>-79.588944</text:p>
          </table:table-cell>
          <table:table-cell office:value-type="float" office:value="285.9" calcext:value-type="float">
            <text:p>285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0:42Z</text:p>
          </table:table-cell>
          <table:table-cell office:value-type="float" office:value="40.015934" calcext:value-type="float">
            <text:p>40.015934</text:p>
          </table:table-cell>
          <table:table-cell office:value-type="float" office:value="-79.588934" calcext:value-type="float">
            <text:p>-79.588934</text:p>
          </table:table-cell>
          <table:table-cell office:value-type="float" office:value="286.1" calcext:value-type="float">
            <text:p>286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0:45Z</text:p>
          </table:table-cell>
          <table:table-cell office:value-type="float" office:value="40.015969" calcext:value-type="float">
            <text:p>40.015969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86.3" calcext:value-type="float">
            <text:p>286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0:48Z</text:p>
          </table:table-cell>
          <table:table-cell office:value-type="float" office:value="40.015997" calcext:value-type="float">
            <text:p>40.015997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6.4" calcext:value-type="float">
            <text:p>286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0:51Z</text:p>
          </table:table-cell>
          <table:table-cell office:value-type="float" office:value="40.016037" calcext:value-type="float">
            <text:p>40.016037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86.6" calcext:value-type="float">
            <text:p>286.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0:53Z</text:p>
          </table:table-cell>
          <table:table-cell office:value-type="float" office:value="40.016067" calcext:value-type="float">
            <text:p>40.016067</text:p>
          </table:table-cell>
          <table:table-cell office:value-type="float" office:value="-79.588937" calcext:value-type="float">
            <text:p>-79.588937</text:p>
          </table:table-cell>
          <table:table-cell office:value-type="float" office:value="286.7" calcext:value-type="float">
            <text:p>286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0:56Z</text:p>
          </table:table-cell>
          <table:table-cell office:value-type="float" office:value="40.016102" calcext:value-type="float">
            <text:p>40.016102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6.9" calcext:value-type="float">
            <text:p>286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0:59Z</text:p>
          </table:table-cell>
          <table:table-cell office:value-type="float" office:value="40.016136" calcext:value-type="float">
            <text:p>40.016136</text:p>
          </table:table-cell>
          <table:table-cell office:value-type="float" office:value="-79.588933" calcext:value-type="float">
            <text:p>-79.588933</text:p>
          </table:table-cell>
          <table:table-cell office:value-type="float" office:value="287.1" calcext:value-type="float">
            <text:p>287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1:02Z</text:p>
          </table:table-cell>
          <table:table-cell office:value-type="float" office:value="40.016175" calcext:value-type="float">
            <text:p>40.016175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87.2" calcext:value-type="float">
            <text:p>287.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1:04Z</text:p>
          </table:table-cell>
          <table:table-cell office:value-type="float" office:value="40.016207" calcext:value-type="float">
            <text:p>40.016207</text:p>
          </table:table-cell>
          <table:table-cell office:value-type="float" office:value="-79.588952" calcext:value-type="float">
            <text:p>-79.588952</text:p>
          </table:table-cell>
          <table:table-cell office:value-type="float" office:value="287.3" calcext:value-type="float">
            <text:p>287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1:06Z</text:p>
          </table:table-cell>
          <table:table-cell office:value-type="float" office:value="40.016237" calcext:value-type="float">
            <text:p>40.016237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87.4" calcext:value-type="float">
            <text:p>287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1:08Z</text:p>
          </table:table-cell>
          <table:table-cell office:value-type="float" office:value="40.016262" calcext:value-type="float">
            <text:p>40.016262</text:p>
          </table:table-cell>
          <table:table-cell office:value-type="float" office:value="-79.588978" calcext:value-type="float">
            <text:p>-79.588978</text:p>
          </table:table-cell>
          <table:table-cell office:value-type="float" office:value="287.5" calcext:value-type="float">
            <text:p>287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1:10Z</text:p>
          </table:table-cell>
          <table:table-cell office:value-type="float" office:value="40.016288" calcext:value-type="float">
            <text:p>40.016288</text:p>
          </table:table-cell>
          <table:table-cell office:value-type="float" office:value="-79.588989" calcext:value-type="float">
            <text:p>-79.588989</text:p>
          </table:table-cell>
          <table:table-cell office:value-type="float" office:value="287.6" calcext:value-type="float">
            <text:p>287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1:12Z</text:p>
          </table:table-cell>
          <table:table-cell office:value-type="float" office:value="40.016324" calcext:value-type="float">
            <text:p>40.016324</text:p>
          </table:table-cell>
          <table:table-cell office:value-type="float" office:value="-79.588991" calcext:value-type="float">
            <text:p>-79.588991</text:p>
          </table:table-cell>
          <table:table-cell office:value-type="float" office:value="287.6" calcext:value-type="float">
            <text:p>287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1:14Z</text:p>
          </table:table-cell>
          <table:table-cell office:value-type="float" office:value="40.016354" calcext:value-type="float">
            <text:p>40.016354</text:p>
          </table:table-cell>
          <table:table-cell office:value-type="float" office:value="-79.589001" calcext:value-type="float">
            <text:p>-79.589001</text:p>
          </table:table-cell>
          <table:table-cell office:value-type="float" office:value="287.7" calcext:value-type="float">
            <text:p>287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1:17Z</text:p>
          </table:table-cell>
          <table:table-cell office:value-type="float" office:value="40.016382" calcext:value-type="float">
            <text:p>40.016382</text:p>
          </table:table-cell>
          <table:table-cell office:value-type="float" office:value="-79.589015" calcext:value-type="float">
            <text:p>-79.589015</text:p>
          </table:table-cell>
          <table:table-cell office:value-type="float" office:value="287.7" calcext:value-type="float">
            <text:p>287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1:20Z</text:p>
          </table:table-cell>
          <table:table-cell office:value-type="float" office:value="40.016416" calcext:value-type="float">
            <text:p>40.016416</text:p>
          </table:table-cell>
          <table:table-cell office:value-type="float" office:value="-79.589021" calcext:value-type="float">
            <text:p>-79.589021</text:p>
          </table:table-cell>
          <table:table-cell office:value-type="float" office:value="287.7" calcext:value-type="float">
            <text:p>287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1:22Z</text:p>
          </table:table-cell>
          <table:table-cell office:value-type="float" office:value="40.016446" calcext:value-type="float">
            <text:p>40.016446</text:p>
          </table:table-cell>
          <table:table-cell office:value-type="float" office:value="-79.589018" calcext:value-type="float">
            <text:p>-79.589018</text:p>
          </table:table-cell>
          <table:table-cell office:value-type="float" office:value="287.7" calcext:value-type="float">
            <text:p>287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1:24Z</text:p>
          </table:table-cell>
          <table:table-cell office:value-type="float" office:value="40.016481" calcext:value-type="float">
            <text:p>40.016481</text:p>
          </table:table-cell>
          <table:table-cell office:value-type="float" office:value="-79.589029" calcext:value-type="float">
            <text:p>-79.589029</text:p>
          </table:table-cell>
          <table:table-cell office:value-type="float" office:value="287.8" calcext:value-type="float">
            <text:p>287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1:27Z</text:p>
          </table:table-cell>
          <table:table-cell office:value-type="float" office:value="40.016516" calcext:value-type="float">
            <text:p>40.016516</text:p>
          </table:table-cell>
          <table:table-cell office:value-type="float" office:value="-79.589039" calcext:value-type="float">
            <text:p>-79.589039</text:p>
          </table:table-cell>
          <table:table-cell office:value-type="float" office:value="287.9" calcext:value-type="float">
            <text:p>287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1:29Z</text:p>
          </table:table-cell>
          <table:table-cell office:value-type="float" office:value="40.016545" calcext:value-type="float">
            <text:p>40.016545</text:p>
          </table:table-cell>
          <table:table-cell office:value-type="float" office:value="-79.589048" calcext:value-type="float">
            <text:p>-79.589048</text:p>
          </table:table-cell>
          <table:table-cell office:value-type="float" office:value="288" calcext:value-type="float">
            <text:p>2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1:31Z</text:p>
          </table:table-cell>
          <table:table-cell office:value-type="float" office:value="40.016585" calcext:value-type="float">
            <text:p>40.016585</text:p>
          </table:table-cell>
          <table:table-cell office:value-type="float" office:value="-79.589049" calcext:value-type="float">
            <text:p>-79.589049</text:p>
          </table:table-cell>
          <table:table-cell office:value-type="float" office:value="288" calcext:value-type="float">
            <text:p>2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1:33Z</text:p>
          </table:table-cell>
          <table:table-cell office:value-type="float" office:value="40.016631" calcext:value-type="float">
            <text:p>40.016631</text:p>
          </table:table-cell>
          <table:table-cell office:value-type="float" office:value="-79.589051" calcext:value-type="float">
            <text:p>-79.589051</text:p>
          </table:table-cell>
          <table:table-cell office:value-type="float" office:value="288" calcext:value-type="float">
            <text:p>28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1:35Z</text:p>
          </table:table-cell>
          <table:table-cell office:value-type="float" office:value="40.016663" calcext:value-type="float">
            <text:p>40.016663</text:p>
          </table:table-cell>
          <table:table-cell office:value-type="float" office:value="-79.58906" calcext:value-type="float">
            <text:p>-79.58906</text:p>
          </table:table-cell>
          <table:table-cell office:value-type="float" office:value="287.9" calcext:value-type="float">
            <text:p>287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1:38Z</text:p>
          </table:table-cell>
          <table:table-cell office:value-type="float" office:value="40.016695" calcext:value-type="float">
            <text:p>40.016695</text:p>
          </table:table-cell>
          <table:table-cell office:value-type="float" office:value="-79.589085" calcext:value-type="float">
            <text:p>-79.589085</text:p>
          </table:table-cell>
          <table:table-cell office:value-type="float" office:value="287.7" calcext:value-type="float">
            <text:p>287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01:40Z</text:p>
          </table:table-cell>
          <table:table-cell office:value-type="float" office:value="40.016721" calcext:value-type="float">
            <text:p>40.016721</text:p>
          </table:table-cell>
          <table:table-cell office:value-type="float" office:value="-79.5891" calcext:value-type="float">
            <text:p>-79.5891</text:p>
          </table:table-cell>
          <table:table-cell office:value-type="float" office:value="287.6" calcext:value-type="float">
            <text:p>287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01:43Z</text:p>
          </table:table-cell>
          <table:table-cell office:value-type="float" office:value="40.01676" calcext:value-type="float">
            <text:p>40.01676</text:p>
          </table:table-cell>
          <table:table-cell office:value-type="float" office:value="-79.58911" calcext:value-type="float">
            <text:p>-79.58911</text:p>
          </table:table-cell>
          <table:table-cell office:value-type="float" office:value="287.2" calcext:value-type="float">
            <text:p>287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1:46Z</text:p>
          </table:table-cell>
          <table:table-cell office:value-type="float" office:value="40.016803" calcext:value-type="float">
            <text:p>40.016803</text:p>
          </table:table-cell>
          <table:table-cell office:value-type="float" office:value="-79.589091" calcext:value-type="float">
            <text:p>-79.589091</text:p>
          </table:table-cell>
          <table:table-cell office:value-type="float" office:value="286.8" calcext:value-type="float">
            <text:p>286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01:48Z</text:p>
          </table:table-cell>
          <table:table-cell office:value-type="float" office:value="40.016846" calcext:value-type="float">
            <text:p>40.016846</text:p>
          </table:table-cell>
          <table:table-cell office:value-type="float" office:value="-79.589072" calcext:value-type="float">
            <text:p>-79.589072</text:p>
          </table:table-cell>
          <table:table-cell office:value-type="float" office:value="286.3" calcext:value-type="float">
            <text:p>286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01:50Z</text:p>
          </table:table-cell>
          <table:table-cell office:value-type="float" office:value="40.01689" calcext:value-type="float">
            <text:p>40.01689</text:p>
          </table:table-cell>
          <table:table-cell office:value-type="float" office:value="-79.58908" calcext:value-type="float">
            <text:p>-79.58908</text:p>
          </table:table-cell>
          <table:table-cell office:value-type="float" office:value="285.9" calcext:value-type="float">
            <text:p>285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01:52Z</text:p>
          </table:table-cell>
          <table:table-cell office:value-type="float" office:value="40.016916" calcext:value-type="float">
            <text:p>40.016916</text:p>
          </table:table-cell>
          <table:table-cell office:value-type="float" office:value="-79.589099" calcext:value-type="float">
            <text:p>-79.589099</text:p>
          </table:table-cell>
          <table:table-cell office:value-type="float" office:value="285.6" calcext:value-type="float">
            <text:p>285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01:55Z</text:p>
          </table:table-cell>
          <table:table-cell office:value-type="float" office:value="40.016951" calcext:value-type="float">
            <text:p>40.016951</text:p>
          </table:table-cell>
          <table:table-cell office:value-type="float" office:value="-79.58911" calcext:value-type="float">
            <text:p>-79.58911</text:p>
          </table:table-cell>
          <table:table-cell office:value-type="float" office:value="285.4" calcext:value-type="float">
            <text:p>285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01:58Z</text:p>
          </table:table-cell>
          <table:table-cell office:value-type="float" office:value="40.016991" calcext:value-type="float">
            <text:p>40.016991</text:p>
          </table:table-cell>
          <table:table-cell office:value-type="float" office:value="-79.589119" calcext:value-type="float">
            <text:p>-79.589119</text:p>
          </table:table-cell>
          <table:table-cell office:value-type="float" office:value="285" calcext:value-type="float">
            <text:p>28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02:00Z</text:p>
          </table:table-cell>
          <table:table-cell office:value-type="float" office:value="40.017022" calcext:value-type="float">
            <text:p>40.017022</text:p>
          </table:table-cell>
          <table:table-cell office:value-type="float" office:value="-79.589138" calcext:value-type="float">
            <text:p>-79.589138</text:p>
          </table:table-cell>
          <table:table-cell office:value-type="float" office:value="284.7" calcext:value-type="float">
            <text:p>284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02:02Z</text:p>
          </table:table-cell>
          <table:table-cell office:value-type="float" office:value="40.01705" calcext:value-type="float">
            <text:p>40.01705</text:p>
          </table:table-cell>
          <table:table-cell office:value-type="float" office:value="-79.589161" calcext:value-type="float">
            <text:p>-79.589161</text:p>
          </table:table-cell>
          <table:table-cell office:value-type="float" office:value="284.3" calcext:value-type="float">
            <text:p>284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02:04Z</text:p>
          </table:table-cell>
          <table:table-cell office:value-type="float" office:value="40.017084" calcext:value-type="float">
            <text:p>40.017084</text:p>
          </table:table-cell>
          <table:table-cell office:value-type="float" office:value="-79.589179" calcext:value-type="float">
            <text:p>-79.589179</text:p>
          </table:table-cell>
          <table:table-cell office:value-type="float" office:value="284" calcext:value-type="float">
            <text:p>2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02:06Z</text:p>
          </table:table-cell>
          <table:table-cell office:value-type="float" office:value="40.017123" calcext:value-type="float">
            <text:p>40.017123</text:p>
          </table:table-cell>
          <table:table-cell office:value-type="float" office:value="-79.589185" calcext:value-type="float">
            <text:p>-79.589185</text:p>
          </table:table-cell>
          <table:table-cell office:value-type="float" office:value="284" calcext:value-type="float">
            <text:p>2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02:08Z</text:p>
          </table:table-cell>
          <table:table-cell office:value-type="float" office:value="40.017162" calcext:value-type="float">
            <text:p>40.017162</text:p>
          </table:table-cell>
          <table:table-cell office:value-type="float" office:value="-79.589195" calcext:value-type="float">
            <text:p>-79.589195</text:p>
          </table:table-cell>
          <table:table-cell office:value-type="float" office:value="284" calcext:value-type="float">
            <text:p>28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02:10Z</text:p>
          </table:table-cell>
          <table:table-cell office:value-type="float" office:value="40.017202" calcext:value-type="float">
            <text:p>40.017202</text:p>
          </table:table-cell>
          <table:table-cell office:value-type="float" office:value="-79.589204" calcext:value-type="float">
            <text:p>-79.589204</text:p>
          </table:table-cell>
          <table:table-cell office:value-type="float" office:value="283.9" calcext:value-type="float">
            <text:p>283.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02:12Z</text:p>
          </table:table-cell>
          <table:table-cell office:value-type="float" office:value="40.017242" calcext:value-type="float">
            <text:p>40.017242</text:p>
          </table:table-cell>
          <table:table-cell office:value-type="float" office:value="-79.589208" calcext:value-type="float">
            <text:p>-79.589208</text:p>
          </table:table-cell>
          <table:table-cell office:value-type="float" office:value="283.7" calcext:value-type="float">
            <text:p>283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2:14Z</text:p>
          </table:table-cell>
          <table:table-cell office:value-type="float" office:value="40.017275" calcext:value-type="float">
            <text:p>40.017275</text:p>
          </table:table-cell>
          <table:table-cell office:value-type="float" office:value="-79.58921" calcext:value-type="float">
            <text:p>-79.58921</text:p>
          </table:table-cell>
          <table:table-cell office:value-type="float" office:value="283.6" calcext:value-type="float">
            <text:p>283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2:17Z</text:p>
          </table:table-cell>
          <table:table-cell office:value-type="float" office:value="40.017311" calcext:value-type="float">
            <text:p>40.017311</text:p>
          </table:table-cell>
          <table:table-cell office:value-type="float" office:value="-79.589222" calcext:value-type="float">
            <text:p>-79.589222</text:p>
          </table:table-cell>
          <table:table-cell office:value-type="float" office:value="283.5" calcext:value-type="float">
            <text:p>28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02:19Z</text:p>
          </table:table-cell>
          <table:table-cell office:value-type="float" office:value="40.017337" calcext:value-type="float">
            <text:p>40.017337</text:p>
          </table:table-cell>
          <table:table-cell office:value-type="float" office:value="-79.589239" calcext:value-type="float">
            <text:p>-79.589239</text:p>
          </table:table-cell>
          <table:table-cell office:value-type="float" office:value="283.4" calcext:value-type="float">
            <text:p>283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02:26Z</text:p>
          </table:table-cell>
          <table:table-cell office:value-type="float" office:value="40.017371" calcext:value-type="float">
            <text:p>40.017371</text:p>
          </table:table-cell>
          <table:table-cell office:value-type="float" office:value="-79.589238" calcext:value-type="float">
            <text:p>-79.589238</text:p>
          </table:table-cell>
          <table:table-cell office:value-type="float" office:value="283.3" calcext:value-type="float">
            <text:p>283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02:29Z</text:p>
          </table:table-cell>
          <table:table-cell office:value-type="float" office:value="40.017406" calcext:value-type="float">
            <text:p>40.017406</text:p>
          </table:table-cell>
          <table:table-cell office:value-type="float" office:value="-79.589235" calcext:value-type="float">
            <text:p>-79.589235</text:p>
          </table:table-cell>
          <table:table-cell office:value-type="float" office:value="283.2" calcext:value-type="float">
            <text:p>283.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5:02:32Z</text:p>
          </table:table-cell>
          <table:table-cell office:value-type="float" office:value="40.017433" calcext:value-type="float">
            <text:p>40.017433</text:p>
          </table:table-cell>
          <table:table-cell office:value-type="float" office:value="-79.589223" calcext:value-type="float">
            <text:p>-79.589223</text:p>
          </table:table-cell>
          <table:table-cell office:value-type="float" office:value="283.1" calcext:value-type="float">
            <text:p>283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2:34Z</text:p>
          </table:table-cell>
          <table:table-cell office:value-type="float" office:value="40.017471" calcext:value-type="float">
            <text:p>40.017471</text:p>
          </table:table-cell>
          <table:table-cell office:value-type="float" office:value="-79.589221" calcext:value-type="float">
            <text:p>-79.589221</text:p>
          </table:table-cell>
          <table:table-cell office:value-type="float" office:value="282.9" calcext:value-type="float">
            <text:p>282.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2:36Z</text:p>
          </table:table-cell>
          <table:table-cell office:value-type="float" office:value="40.017498" calcext:value-type="float">
            <text:p>40.017498</text:p>
          </table:table-cell>
          <table:table-cell office:value-type="float" office:value="-79.589226" calcext:value-type="float">
            <text:p>-79.589226</text:p>
          </table:table-cell>
          <table:table-cell office:value-type="float" office:value="282.8" calcext:value-type="float">
            <text:p>282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2:39Z</text:p>
          </table:table-cell>
          <table:table-cell office:value-type="float" office:value="40.017529" calcext:value-type="float">
            <text:p>40.017529</text:p>
          </table:table-cell>
          <table:table-cell office:value-type="float" office:value="-79.589235" calcext:value-type="float">
            <text:p>-79.589235</text:p>
          </table:table-cell>
          <table:table-cell office:value-type="float" office:value="282.7" calcext:value-type="float">
            <text:p>282.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5:02:42Z</text:p>
          </table:table-cell>
          <table:table-cell office:value-type="float" office:value="40.017566" calcext:value-type="float">
            <text:p>40.017566</text:p>
          </table:table-cell>
          <table:table-cell office:value-type="float" office:value="-79.589232" calcext:value-type="float">
            <text:p>-79.589232</text:p>
          </table:table-cell>
          <table:table-cell office:value-type="float" office:value="282.5" calcext:value-type="float">
            <text:p>282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2:45Z</text:p>
          </table:table-cell>
          <table:table-cell office:value-type="float" office:value="40.017594" calcext:value-type="float">
            <text:p>40.017594</text:p>
          </table:table-cell>
          <table:table-cell office:value-type="float" office:value="-79.589231" calcext:value-type="float">
            <text:p>-79.589231</text:p>
          </table:table-cell>
          <table:table-cell office:value-type="float" office:value="282.4" calcext:value-type="float">
            <text:p>282.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5:02:47Z</text:p>
          </table:table-cell>
          <table:table-cell office:value-type="float" office:value="40.017615" calcext:value-type="float">
            <text:p>40.017615</text:p>
          </table:table-cell>
          <table:table-cell office:value-type="float" office:value="-79.589259" calcext:value-type="float">
            <text:p>-79.589259</text:p>
          </table:table-cell>
          <table:table-cell office:value-type="float" office:value="282.2" calcext:value-type="float">
            <text:p>282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02:49Z</text:p>
          </table:table-cell>
          <table:table-cell office:value-type="float" office:value="40.017621" calcext:value-type="float">
            <text:p>40.017621</text:p>
          </table:table-cell>
          <table:table-cell office:value-type="float" office:value="-79.589316" calcext:value-type="float">
            <text:p>-79.589316</text:p>
          </table:table-cell>
          <table:table-cell office:value-type="float" office:value="282" calcext:value-type="float">
            <text:p>2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02:51Z</text:p>
          </table:table-cell>
          <table:table-cell office:value-type="float" office:value="40.017622" calcext:value-type="float">
            <text:p>40.017622</text:p>
          </table:table-cell>
          <table:table-cell office:value-type="float" office:value="-79.589374" calcext:value-type="float">
            <text:p>-79.589374</text:p>
          </table:table-cell>
          <table:table-cell office:value-type="float" office:value="281.5" calcext:value-type="float">
            <text:p>281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2:52Z</text:p>
          </table:table-cell>
          <table:table-cell office:value-type="float" office:value="40.017626" calcext:value-type="float">
            <text:p>40.017626</text:p>
          </table:table-cell>
          <table:table-cell office:value-type="float" office:value="-79.589409" calcext:value-type="float">
            <text:p>-79.589409</text:p>
          </table:table-cell>
          <table:table-cell office:value-type="float" office:value="280.4" calcext:value-type="float">
            <text:p>280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2:53Z</text:p>
          </table:table-cell>
          <table:table-cell office:value-type="float" office:value="40.017628" calcext:value-type="float">
            <text:p>40.017628</text:p>
          </table:table-cell>
          <table:table-cell office:value-type="float" office:value="-79.589446" calcext:value-type="float">
            <text:p>-79.589446</text:p>
          </table:table-cell>
          <table:table-cell office:value-type="float" office:value="280.3" calcext:value-type="float">
            <text:p>280.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2:55Z</text:p>
          </table:table-cell>
          <table:table-cell office:value-type="float" office:value="40.017636" calcext:value-type="float">
            <text:p>40.017636</text:p>
          </table:table-cell>
          <table:table-cell office:value-type="float" office:value="-79.589511" calcext:value-type="float">
            <text:p>-79.589511</text:p>
          </table:table-cell>
          <table:table-cell office:value-type="float" office:value="280.2" calcext:value-type="float">
            <text:p>280.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2:57Z</text:p>
          </table:table-cell>
          <table:table-cell office:value-type="float" office:value="40.017653" calcext:value-type="float">
            <text:p>40.017653</text:p>
          </table:table-cell>
          <table:table-cell office:value-type="float" office:value="-79.589566" calcext:value-type="float">
            <text:p>-79.589566</text:p>
          </table:table-cell>
          <table:table-cell office:value-type="float" office:value="280" calcext:value-type="float">
            <text:p>2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02:59Z</text:p>
          </table:table-cell>
          <table:table-cell office:value-type="float" office:value="40.017669" calcext:value-type="float">
            <text:p>40.017669</text:p>
          </table:table-cell>
          <table:table-cell office:value-type="float" office:value="-79.589607" calcext:value-type="float">
            <text:p>-79.589607</text:p>
          </table:table-cell>
          <table:table-cell office:value-type="float" office:value="279.9" calcext:value-type="float">
            <text:p>279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03:02Z</text:p>
          </table:table-cell>
          <table:table-cell office:value-type="float" office:value="40.017681" calcext:value-type="float">
            <text:p>40.017681</text:p>
          </table:table-cell>
          <table:table-cell office:value-type="float" office:value="-79.589648" calcext:value-type="float">
            <text:p>-79.589648</text:p>
          </table:table-cell>
          <table:table-cell office:value-type="float" office:value="279.8" calcext:value-type="float">
            <text:p>279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03:05Z</text:p>
          </table:table-cell>
          <table:table-cell office:value-type="float" office:value="40.017681" calcext:value-type="float">
            <text:p>40.017681</text:p>
          </table:table-cell>
          <table:table-cell office:value-type="float" office:value="-79.58969" calcext:value-type="float">
            <text:p>-79.58969</text:p>
          </table:table-cell>
          <table:table-cell office:value-type="float" office:value="279.7" calcext:value-type="float">
            <text:p>279.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5:03:07Z</text:p>
          </table:table-cell>
          <table:table-cell office:value-type="float" office:value="40.017672" calcext:value-type="float">
            <text:p>40.017672</text:p>
          </table:table-cell>
          <table:table-cell office:value-type="float" office:value="-79.589734" calcext:value-type="float">
            <text:p>-79.589734</text:p>
          </table:table-cell>
          <table:table-cell office:value-type="float" office:value="279.6" calcext:value-type="float">
            <text:p>279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5:03:09Z</text:p>
          </table:table-cell>
          <table:table-cell office:value-type="float" office:value="40.017668" calcext:value-type="float">
            <text:p>40.017668</text:p>
          </table:table-cell>
          <table:table-cell office:value-type="float" office:value="-79.589773" calcext:value-type="float">
            <text:p>-79.589773</text:p>
          </table:table-cell>
          <table:table-cell office:value-type="float" office:value="279.5" calcext:value-type="float">
            <text:p>279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3:12Z</text:p>
          </table:table-cell>
          <table:table-cell office:value-type="float" office:value="40.01766" calcext:value-type="float">
            <text:p>40.01766</text:p>
          </table:table-cell>
          <table:table-cell office:value-type="float" office:value="-79.589814" calcext:value-type="float">
            <text:p>-79.589814</text:p>
          </table:table-cell>
          <table:table-cell office:value-type="float" office:value="279.3" calcext:value-type="float">
            <text:p>279.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3:14Z</text:p>
          </table:table-cell>
          <table:table-cell office:value-type="float" office:value="40.017654" calcext:value-type="float">
            <text:p>40.017654</text:p>
          </table:table-cell>
          <table:table-cell office:value-type="float" office:value="-79.58985" calcext:value-type="float">
            <text:p>-79.58985</text:p>
          </table:table-cell>
          <table:table-cell office:value-type="float" office:value="279.2" calcext:value-type="float">
            <text:p>279.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3:16Z</text:p>
          </table:table-cell>
          <table:table-cell office:value-type="float" office:value="40.017653" calcext:value-type="float">
            <text:p>40.017653</text:p>
          </table:table-cell>
          <table:table-cell office:value-type="float" office:value="-79.589892" calcext:value-type="float">
            <text:p>-79.589892</text:p>
          </table:table-cell>
          <table:table-cell office:value-type="float" office:value="279" calcext:value-type="float">
            <text:p>2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3:20Z</text:p>
          </table:table-cell>
          <table:table-cell office:value-type="float" office:value="40.017652" calcext:value-type="float">
            <text:p>40.017652</text:p>
          </table:table-cell>
          <table:table-cell office:value-type="float" office:value="-79.589933" calcext:value-type="float">
            <text:p>-79.589933</text:p>
          </table:table-cell>
          <table:table-cell office:value-type="float" office:value="278.9" calcext:value-type="float">
            <text:p>278.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3:23Z</text:p>
          </table:table-cell>
          <table:table-cell office:value-type="float" office:value="40.017634" calcext:value-type="float">
            <text:p>40.017634</text:p>
          </table:table-cell>
          <table:table-cell office:value-type="float" office:value="-79.58997" calcext:value-type="float">
            <text:p>-79.58997</text:p>
          </table:table-cell>
          <table:table-cell office:value-type="float" office:value="278.7" calcext:value-type="float">
            <text:p>278.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5:03:26Z</text:p>
          </table:table-cell>
          <table:table-cell office:value-type="float" office:value="40.017619" calcext:value-type="float">
            <text:p>40.017619</text:p>
          </table:table-cell>
          <table:table-cell office:value-type="float" office:value="-79.590019" calcext:value-type="float">
            <text:p>-79.590019</text:p>
          </table:table-cell>
          <table:table-cell office:value-type="float" office:value="278.6" calcext:value-type="float">
            <text:p>278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3:29Z</text:p>
          </table:table-cell>
          <table:table-cell office:value-type="float" office:value="40.017611" calcext:value-type="float">
            <text:p>40.017611</text:p>
          </table:table-cell>
          <table:table-cell office:value-type="float" office:value="-79.590073" calcext:value-type="float">
            <text:p>-79.590073</text:p>
          </table:table-cell>
          <table:table-cell office:value-type="float" office:value="278.5" calcext:value-type="float">
            <text:p>278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3:31Z</text:p>
          </table:table-cell>
          <table:table-cell office:value-type="float" office:value="40.017607" calcext:value-type="float">
            <text:p>40.017607</text:p>
          </table:table-cell>
          <table:table-cell office:value-type="float" office:value="-79.590117" calcext:value-type="float">
            <text:p>-79.590117</text:p>
          </table:table-cell>
          <table:table-cell office:value-type="float" office:value="278.5" calcext:value-type="float">
            <text:p>278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3:33Z</text:p>
          </table:table-cell>
          <table:table-cell office:value-type="float" office:value="40.017601" calcext:value-type="float">
            <text:p>40.017601</text:p>
          </table:table-cell>
          <table:table-cell office:value-type="float" office:value="-79.590152" calcext:value-type="float">
            <text:p>-79.590152</text:p>
          </table:table-cell>
          <table:table-cell office:value-type="float" office:value="278.4" calcext:value-type="float">
            <text:p>278.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3:36Z</text:p>
          </table:table-cell>
          <table:table-cell office:value-type="float" office:value="40.017606" calcext:value-type="float">
            <text:p>40.017606</text:p>
          </table:table-cell>
          <table:table-cell office:value-type="float" office:value="-79.590199" calcext:value-type="float">
            <text:p>-79.590199</text:p>
          </table:table-cell>
          <table:table-cell office:value-type="float" office:value="278.3" calcext:value-type="float">
            <text:p>278.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3:38Z</text:p>
          </table:table-cell>
          <table:table-cell office:value-type="float" office:value="40.017638" calcext:value-type="float">
            <text:p>40.017638</text:p>
          </table:table-cell>
          <table:table-cell office:value-type="float" office:value="-79.590217" calcext:value-type="float">
            <text:p>-79.590217</text:p>
          </table:table-cell>
          <table:table-cell office:value-type="float" office:value="278.3" calcext:value-type="float">
            <text:p>278.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3:41Z</text:p>
          </table:table-cell>
          <table:table-cell office:value-type="float" office:value="40.01767" calcext:value-type="float">
            <text:p>40.01767</text:p>
          </table:table-cell>
          <table:table-cell office:value-type="float" office:value="-79.590222" calcext:value-type="float">
            <text:p>-79.590222</text:p>
          </table:table-cell>
          <table:table-cell office:value-type="float" office:value="278.2" calcext:value-type="float">
            <text:p>278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3:44Z</text:p>
          </table:table-cell>
          <table:table-cell office:value-type="float" office:value="40.017677" calcext:value-type="float">
            <text:p>40.017677</text:p>
          </table:table-cell>
          <table:table-cell office:value-type="float" office:value="-79.590257" calcext:value-type="float">
            <text:p>-79.590257</text:p>
          </table:table-cell>
          <table:table-cell office:value-type="float" office:value="278.2" calcext:value-type="float">
            <text:p>278.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5:03:47Z</text:p>
          </table:table-cell>
          <table:table-cell office:value-type="float" office:value="40.017682" calcext:value-type="float">
            <text:p>40.017682</text:p>
          </table:table-cell>
          <table:table-cell office:value-type="float" office:value="-79.590306" calcext:value-type="float">
            <text:p>-79.590306</text:p>
          </table:table-cell>
          <table:table-cell office:value-type="float" office:value="278.1" calcext:value-type="float">
            <text:p>278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5:03:49Z</text:p>
          </table:table-cell>
          <table:table-cell office:value-type="float" office:value="40.017687" calcext:value-type="float">
            <text:p>40.017687</text:p>
          </table:table-cell>
          <table:table-cell office:value-type="float" office:value="-79.590355" calcext:value-type="float">
            <text:p>-79.590355</text:p>
          </table:table-cell>
          <table:table-cell office:value-type="float" office:value="278.1" calcext:value-type="float">
            <text:p>278.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03:53Z</text:p>
          </table:table-cell>
          <table:table-cell office:value-type="float" office:value="40.017667" calcext:value-type="float">
            <text:p>40.017667</text:p>
          </table:table-cell>
          <table:table-cell office:value-type="float" office:value="-79.59039" calcext:value-type="float">
            <text:p>-79.59039</text:p>
          </table:table-cell>
          <table:table-cell office:value-type="float" office:value="278" calcext:value-type="float">
            <text:p>2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03:56Z</text:p>
          </table:table-cell>
          <table:table-cell office:value-type="float" office:value="40.017658" calcext:value-type="float">
            <text:p>40.017658</text:p>
          </table:table-cell>
          <table:table-cell office:value-type="float" office:value="-79.590427" calcext:value-type="float">
            <text:p>-79.590427</text:p>
          </table:table-cell>
          <table:table-cell office:value-type="float" office:value="277.9" calcext:value-type="float">
            <text:p>277.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5:03:59Z</text:p>
          </table:table-cell>
          <table:table-cell office:value-type="float" office:value="40.017688" calcext:value-type="float">
            <text:p>40.017688</text:p>
          </table:table-cell>
          <table:table-cell office:value-type="float" office:value="-79.590452" calcext:value-type="float">
            <text:p>-79.590452</text:p>
          </table:table-cell>
          <table:table-cell office:value-type="float" office:value="277.8" calcext:value-type="float">
            <text:p>277.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06Z</text:p>
          </table:table-cell>
          <table:table-cell office:value-type="float" office:value="40.017721" calcext:value-type="float">
            <text:p>40.017721</text:p>
          </table:table-cell>
          <table:table-cell office:value-type="float" office:value="-79.590455" calcext:value-type="float">
            <text:p>-79.590455</text:p>
          </table:table-cell>
          <table:table-cell office:value-type="float" office:value="277.7" calcext:value-type="float">
            <text:p>277.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09Z</text:p>
          </table:table-cell>
          <table:table-cell office:value-type="float" office:value="40.017748" calcext:value-type="float">
            <text:p>40.017748</text:p>
          </table:table-cell>
          <table:table-cell office:value-type="float" office:value="-79.590464" calcext:value-type="float">
            <text:p>-79.590464</text:p>
          </table:table-cell>
          <table:table-cell office:value-type="float" office:value="277.6" calcext:value-type="float">
            <text:p>277.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1T15:04:12Z</text:p>
          </table:table-cell>
          <table:table-cell office:value-type="float" office:value="40.017777" calcext:value-type="float">
            <text:p>40.017777</text:p>
          </table:table-cell>
          <table:table-cell office:value-type="float" office:value="-79.590468" calcext:value-type="float">
            <text:p>-79.590468</text:p>
          </table:table-cell>
          <table:table-cell office:value-type="float" office:value="277.5" calcext:value-type="float">
            <text:p>277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8-07-21T15:04:17Z</text:p>
          </table:table-cell>
          <table:table-cell office:value-type="float" office:value="40.017808" calcext:value-type="float">
            <text:p>40.017808</text:p>
          </table:table-cell>
          <table:table-cell office:value-type="float" office:value="-79.590474" calcext:value-type="float">
            <text:p>-79.590474</text:p>
          </table:table-cell>
          <table:table-cell office:value-type="float" office:value="277.4" calcext:value-type="float">
            <text:p>277.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4:21Z</text:p>
          </table:table-cell>
          <table:table-cell office:value-type="float" office:value="40.017837" calcext:value-type="float">
            <text:p>40.017837</text:p>
          </table:table-cell>
          <table:table-cell office:value-type="float" office:value="-79.590484" calcext:value-type="float">
            <text:p>-79.590484</text:p>
          </table:table-cell>
          <table:table-cell office:value-type="float" office:value="277.2" calcext:value-type="float">
            <text:p>277.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4:23Z</text:p>
          </table:table-cell>
          <table:table-cell office:value-type="float" office:value="40.017866" calcext:value-type="float">
            <text:p>40.017866</text:p>
          </table:table-cell>
          <table:table-cell office:value-type="float" office:value="-79.590487" calcext:value-type="float">
            <text:p>-79.590487</text:p>
          </table:table-cell>
          <table:table-cell office:value-type="float" office:value="277.1" calcext:value-type="float">
            <text:p>277.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27Z</text:p>
          </table:table-cell>
          <table:table-cell office:value-type="float" office:value="40.017901" calcext:value-type="float">
            <text:p>40.017901</text:p>
          </table:table-cell>
          <table:table-cell office:value-type="float" office:value="-79.590494" calcext:value-type="float">
            <text:p>-79.590494</text:p>
          </table:table-cell>
          <table:table-cell office:value-type="float" office:value="276.9" calcext:value-type="float">
            <text:p>276.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29Z</text:p>
          </table:table-cell>
          <table:table-cell office:value-type="float" office:value="40.017935" calcext:value-type="float">
            <text:p>40.017935</text:p>
          </table:table-cell>
          <table:table-cell office:value-type="float" office:value="-79.590503" calcext:value-type="float">
            <text:p>-79.590503</text:p>
          </table:table-cell>
          <table:table-cell office:value-type="float" office:value="276.6" calcext:value-type="float">
            <text:p>276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31Z</text:p>
          </table:table-cell>
          <table:table-cell office:value-type="float" office:value="40.017964" calcext:value-type="float">
            <text:p>40.017964</text:p>
          </table:table-cell>
          <table:table-cell office:value-type="float" office:value="-79.590509" calcext:value-type="float">
            <text:p>-79.590509</text:p>
          </table:table-cell>
          <table:table-cell office:value-type="float" office:value="276.4" calcext:value-type="float">
            <text:p>276.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34Z</text:p>
          </table:table-cell>
          <table:table-cell office:value-type="float" office:value="40.017997" calcext:value-type="float">
            <text:p>40.017997</text:p>
          </table:table-cell>
          <table:table-cell office:value-type="float" office:value="-79.590521" calcext:value-type="float">
            <text:p>-79.590521</text:p>
          </table:table-cell>
          <table:table-cell office:value-type="float" office:value="276.2" calcext:value-type="float">
            <text:p>276.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36Z</text:p>
          </table:table-cell>
          <table:table-cell office:value-type="float" office:value="40.018019" calcext:value-type="float">
            <text:p>40.018019</text:p>
          </table:table-cell>
          <table:table-cell office:value-type="float" office:value="-79.59056" calcext:value-type="float">
            <text:p>-79.59056</text:p>
          </table:table-cell>
          <table:table-cell office:value-type="float" office:value="276.1" calcext:value-type="float">
            <text:p>276.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38Z</text:p>
          </table:table-cell>
          <table:table-cell office:value-type="float" office:value="40.018035" calcext:value-type="float">
            <text:p>40.018035</text:p>
          </table:table-cell>
          <table:table-cell office:value-type="float" office:value="-79.590605" calcext:value-type="float">
            <text:p>-79.590605</text:p>
          </table:table-cell>
          <table:table-cell office:value-type="float" office:value="275.8" calcext:value-type="float">
            <text:p>275.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40Z</text:p>
          </table:table-cell>
          <table:table-cell office:value-type="float" office:value="40.018049" calcext:value-type="float">
            <text:p>40.018049</text:p>
          </table:table-cell>
          <table:table-cell office:value-type="float" office:value="-79.590641" calcext:value-type="float">
            <text:p>-79.590641</text:p>
          </table:table-cell>
          <table:table-cell office:value-type="float" office:value="275.8" calcext:value-type="float">
            <text:p>275.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43Z</text:p>
          </table:table-cell>
          <table:table-cell office:value-type="float" office:value="40.018052" calcext:value-type="float">
            <text:p>40.018052</text:p>
          </table:table-cell>
          <table:table-cell office:value-type="float" office:value="-79.590686" calcext:value-type="float">
            <text:p>-79.590686</text:p>
          </table:table-cell>
          <table:table-cell office:value-type="float" office:value="275.8" calcext:value-type="float">
            <text:p>275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4:45Z</text:p>
          </table:table-cell>
          <table:table-cell office:value-type="float" office:value="40.018051" calcext:value-type="float">
            <text:p>40.018051</text:p>
          </table:table-cell>
          <table:table-cell office:value-type="float" office:value="-79.590728" calcext:value-type="float">
            <text:p>-79.590728</text:p>
          </table:table-cell>
          <table:table-cell office:value-type="float" office:value="275.7" calcext:value-type="float">
            <text:p>275.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4:47Z</text:p>
          </table:table-cell>
          <table:table-cell office:value-type="float" office:value="40.018051" calcext:value-type="float">
            <text:p>40.018051</text:p>
          </table:table-cell>
          <table:table-cell office:value-type="float" office:value="-79.590777" calcext:value-type="float">
            <text:p>-79.590777</text:p>
          </table:table-cell>
          <table:table-cell office:value-type="float" office:value="275.7" calcext:value-type="float">
            <text:p>275.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1T15:04:49Z</text:p>
          </table:table-cell>
          <table:table-cell office:value-type="float" office:value="40.01806" calcext:value-type="float">
            <text:p>40.01806</text:p>
          </table:table-cell>
          <table:table-cell office:value-type="float" office:value="-79.590819" calcext:value-type="float">
            <text:p>-79.590819</text:p>
          </table:table-cell>
          <table:table-cell office:value-type="float" office:value="275.6" calcext:value-type="float">
            <text:p>275.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1T15:04:51Z</text:p>
          </table:table-cell>
          <table:table-cell office:value-type="float" office:value="40.018067" calcext:value-type="float">
            <text:p>40.018067</text:p>
          </table:table-cell>
          <table:table-cell office:value-type="float" office:value="-79.590869" calcext:value-type="float">
            <text:p>-79.590869</text:p>
          </table:table-cell>
          <table:table-cell office:value-type="float" office:value="275.6" calcext:value-type="float">
            <text:p>275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53Z</text:p>
          </table:table-cell>
          <table:table-cell office:value-type="float" office:value="40.018068" calcext:value-type="float">
            <text:p>40.018068</text:p>
          </table:table-cell>
          <table:table-cell office:value-type="float" office:value="-79.590918" calcext:value-type="float">
            <text:p>-79.590918</text:p>
          </table:table-cell>
          <table:table-cell office:value-type="float" office:value="275.6" calcext:value-type="float">
            <text:p>275.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55Z</text:p>
          </table:table-cell>
          <table:table-cell office:value-type="float" office:value="40.018067" calcext:value-type="float">
            <text:p>40.018067</text:p>
          </table:table-cell>
          <table:table-cell office:value-type="float" office:value="-79.590969" calcext:value-type="float">
            <text:p>-79.590969</text:p>
          </table:table-cell>
          <table:table-cell office:value-type="float" office:value="275.5" calcext:value-type="float">
            <text:p>275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58Z</text:p>
          </table:table-cell>
          <table:table-cell office:value-type="float" office:value="40.018069" calcext:value-type="float">
            <text:p>40.018069</text:p>
          </table:table-cell>
          <table:table-cell office:value-type="float" office:value="-79.59101" calcext:value-type="float">
            <text:p>-79.59101</text:p>
          </table:table-cell>
          <table:table-cell office:value-type="float" office:value="275.5" calcext:value-type="float">
            <text:p>275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5:02Z</text:p>
          </table:table-cell>
          <table:table-cell office:value-type="float" office:value="40.01807" calcext:value-type="float">
            <text:p>40.01807</text:p>
          </table:table-cell>
          <table:table-cell office:value-type="float" office:value="-79.591048" calcext:value-type="float">
            <text:p>-79.591048</text:p>
          </table:table-cell>
          <table:table-cell office:value-type="float" office:value="275.4" calcext:value-type="float">
            <text:p>275.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5:05Z</text:p>
          </table:table-cell>
          <table:table-cell office:value-type="float" office:value="40.01807" calcext:value-type="float">
            <text:p>40.01807</text:p>
          </table:table-cell>
          <table:table-cell office:value-type="float" office:value="-79.591094" calcext:value-type="float">
            <text:p>-79.591094</text:p>
          </table:table-cell>
          <table:table-cell office:value-type="float" office:value="275.4" calcext:value-type="float">
            <text:p>275.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5:05:08Z</text:p>
          </table:table-cell>
          <table:table-cell office:value-type="float" office:value="40.018074" calcext:value-type="float">
            <text:p>40.018074</text:p>
          </table:table-cell>
          <table:table-cell office:value-type="float" office:value="-79.591143" calcext:value-type="float">
            <text:p>-79.591143</text:p>
          </table:table-cell>
          <table:table-cell office:value-type="float" office:value="275.4" calcext:value-type="float">
            <text:p>275.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5:05:10Z</text:p>
          </table:table-cell>
          <table:table-cell office:value-type="float" office:value="40.018079" calcext:value-type="float">
            <text:p>40.018079</text:p>
          </table:table-cell>
          <table:table-cell office:value-type="float" office:value="-79.59119" calcext:value-type="float">
            <text:p>-79.59119</text:p>
          </table:table-cell>
          <table:table-cell office:value-type="float" office:value="275.3" calcext:value-type="float">
            <text:p>275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5:12Z</text:p>
          </table:table-cell>
          <table:table-cell office:value-type="float" office:value="40.018078" calcext:value-type="float">
            <text:p>40.018078</text:p>
          </table:table-cell>
          <table:table-cell office:value-type="float" office:value="-79.591227" calcext:value-type="float">
            <text:p>-79.591227</text:p>
          </table:table-cell>
          <table:table-cell office:value-type="float" office:value="275.3" calcext:value-type="float">
            <text:p>275.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5:05:14Z</text:p>
          </table:table-cell>
          <table:table-cell office:value-type="float" office:value="40.018078" calcext:value-type="float">
            <text:p>40.018078</text:p>
          </table:table-cell>
          <table:table-cell office:value-type="float" office:value="-79.591264" calcext:value-type="float">
            <text:p>-79.591264</text:p>
          </table:table-cell>
          <table:table-cell office:value-type="float" office:value="275.2" calcext:value-type="float">
            <text:p>275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5:16Z</text:p>
          </table:table-cell>
          <table:table-cell office:value-type="float" office:value="40.018077" calcext:value-type="float">
            <text:p>40.018077</text:p>
          </table:table-cell>
          <table:table-cell office:value-type="float" office:value="-79.591303" calcext:value-type="float">
            <text:p>-79.591303</text:p>
          </table:table-cell>
          <table:table-cell office:value-type="float" office:value="275.2" calcext:value-type="float">
            <text:p>275.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5:18Z</text:p>
          </table:table-cell>
          <table:table-cell office:value-type="float" office:value="40.018076" calcext:value-type="float">
            <text:p>40.018076</text:p>
          </table:table-cell>
          <table:table-cell office:value-type="float" office:value="-79.591358" calcext:value-type="float">
            <text:p>-79.591358</text:p>
          </table:table-cell>
          <table:table-cell office:value-type="float" office:value="275.1" calcext:value-type="float">
            <text:p>275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5:22Z</text:p>
          </table:table-cell>
          <table:table-cell office:value-type="float" office:value="40.018068" calcext:value-type="float">
            <text:p>40.018068</text:p>
          </table:table-cell>
          <table:table-cell office:value-type="float" office:value="-79.591401" calcext:value-type="float">
            <text:p>-79.591401</text:p>
          </table:table-cell>
          <table:table-cell office:value-type="float" office:value="275.1" calcext:value-type="float">
            <text:p>275.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5:26Z</text:p>
          </table:table-cell>
          <table:table-cell office:value-type="float" office:value="40.018108" calcext:value-type="float">
            <text:p>40.018108</text:p>
          </table:table-cell>
          <table:table-cell office:value-type="float" office:value="-79.591422" calcext:value-type="float">
            <text:p>-79.591422</text:p>
          </table:table-cell>
          <table:table-cell office:value-type="float" office:value="274.7" calcext:value-type="float">
            <text:p>274.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5:05:28Z</text:p>
          </table:table-cell>
          <table:table-cell office:value-type="float" office:value="40.01815" calcext:value-type="float">
            <text:p>40.01815</text:p>
          </table:table-cell>
          <table:table-cell office:value-type="float" office:value="-79.591422" calcext:value-type="float">
            <text:p>-79.591422</text:p>
          </table:table-cell>
          <table:table-cell office:value-type="float" office:value="274.6" calcext:value-type="float">
            <text:p>274.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5:30Z</text:p>
          </table:table-cell>
          <table:table-cell office:value-type="float" office:value="40.018188" calcext:value-type="float">
            <text:p>40.018188</text:p>
          </table:table-cell>
          <table:table-cell office:value-type="float" office:value="-79.591419" calcext:value-type="float">
            <text:p>-79.591419</text:p>
          </table:table-cell>
          <table:table-cell office:value-type="float" office:value="274.5" calcext:value-type="float">
            <text:p>274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5:05:32Z</text:p>
          </table:table-cell>
          <table:table-cell office:value-type="float" office:value="40.018218" calcext:value-type="float">
            <text:p>40.018218</text:p>
          </table:table-cell>
          <table:table-cell office:value-type="float" office:value="-79.59142" calcext:value-type="float">
            <text:p>-79.59142</text:p>
          </table:table-cell>
          <table:table-cell office:value-type="float" office:value="274.4" calcext:value-type="float">
            <text:p>274.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5:05:34Z</text:p>
          </table:table-cell>
          <table:table-cell office:value-type="float" office:value="40.018241" calcext:value-type="float">
            <text:p>40.018241</text:p>
          </table:table-cell>
          <table:table-cell office:value-type="float" office:value="-79.591443" calcext:value-type="float">
            <text:p>-79.591443</text:p>
          </table:table-cell>
          <table:table-cell office:value-type="float" office:value="274.3" calcext:value-type="float">
            <text:p>274.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5:05:37Z</text:p>
          </table:table-cell>
          <table:table-cell office:value-type="float" office:value="40.018275" calcext:value-type="float">
            <text:p>40.018275</text:p>
          </table:table-cell>
          <table:table-cell office:value-type="float" office:value="-79.591469" calcext:value-type="float">
            <text:p>-79.591469</text:p>
          </table:table-cell>
          <table:table-cell office:value-type="float" office:value="274.1" calcext:value-type="float">
            <text:p>274.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5:39Z</text:p>
          </table:table-cell>
          <table:table-cell office:value-type="float" office:value="40.018302" calcext:value-type="float">
            <text:p>40.018302</text:p>
          </table:table-cell>
          <table:table-cell office:value-type="float" office:value="-79.591475" calcext:value-type="float">
            <text:p>-79.591475</text:p>
          </table:table-cell>
          <table:table-cell office:value-type="float" office:value="274" calcext:value-type="float">
            <text:p>2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5:05:42Z</text:p>
          </table:table-cell>
          <table:table-cell office:value-type="float" office:value="40.018332" calcext:value-type="float">
            <text:p>40.018332</text:p>
          </table:table-cell>
          <table:table-cell office:value-type="float" office:value="-79.591471" calcext:value-type="float">
            <text:p>-79.591471</text:p>
          </table:table-cell>
          <table:table-cell office:value-type="float" office:value="273.8" calcext:value-type="float">
            <text:p>273.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5:46Z</text:p>
          </table:table-cell>
          <table:table-cell office:value-type="float" office:value="40.018345" calcext:value-type="float">
            <text:p>40.018345</text:p>
          </table:table-cell>
          <table:table-cell office:value-type="float" office:value="-79.591438" calcext:value-type="float">
            <text:p>-79.591438</text:p>
          </table:table-cell>
          <table:table-cell office:value-type="float" office:value="273.7" calcext:value-type="float">
            <text:p>273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5:52Z</text:p>
          </table:table-cell>
          <table:table-cell office:value-type="float" office:value="40.018346" calcext:value-type="float">
            <text:p>40.018346</text:p>
          </table:table-cell>
          <table:table-cell office:value-type="float" office:value="-79.591474" calcext:value-type="float">
            <text:p>-79.591474</text:p>
          </table:table-cell>
          <table:table-cell office:value-type="float" office:value="273.6" calcext:value-type="float">
            <text:p>273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5:56Z</text:p>
          </table:table-cell>
          <table:table-cell office:value-type="float" office:value="40.018336" calcext:value-type="float">
            <text:p>40.018336</text:p>
          </table:table-cell>
          <table:table-cell office:value-type="float" office:value="-79.591514" calcext:value-type="float">
            <text:p>-79.591514</text:p>
          </table:table-cell>
          <table:table-cell office:value-type="float" office:value="273.6" calcext:value-type="float">
            <text:p>273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06:00Z</text:p>
          </table:table-cell>
          <table:table-cell office:value-type="float" office:value="40.018304" calcext:value-type="float">
            <text:p>40.018304</text:p>
          </table:table-cell>
          <table:table-cell office:value-type="float" office:value="-79.591503" calcext:value-type="float">
            <text:p>-79.591503</text:p>
          </table:table-cell>
          <table:table-cell office:value-type="float" office:value="273.8" calcext:value-type="float">
            <text:p>273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06:10Z</text:p>
          </table:table-cell>
          <table:table-cell office:value-type="float" office:value="40.018282" calcext:value-type="float">
            <text:p>40.018282</text:p>
          </table:table-cell>
          <table:table-cell office:value-type="float" office:value="-79.591479" calcext:value-type="float">
            <text:p>-79.591479</text:p>
          </table:table-cell>
          <table:table-cell office:value-type="float" office:value="273.8" calcext:value-type="float">
            <text:p>273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06:27Z</text:p>
          </table:table-cell>
          <table:table-cell office:value-type="float" office:value="40.01831" calcext:value-type="float">
            <text:p>40.01831</text:p>
          </table:table-cell>
          <table:table-cell office:value-type="float" office:value="-79.591462" calcext:value-type="float">
            <text:p>-79.591462</text:p>
          </table:table-cell>
          <table:table-cell office:value-type="float" office:value="274" calcext:value-type="float">
            <text:p>27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06:30Z</text:p>
          </table:table-cell>
          <table:table-cell office:value-type="float" office:value="40.018337" calcext:value-type="float">
            <text:p>40.018337</text:p>
          </table:table-cell>
          <table:table-cell office:value-type="float" office:value="-79.591441" calcext:value-type="float">
            <text:p>-79.591441</text:p>
          </table:table-cell>
          <table:table-cell office:value-type="float" office:value="274.1" calcext:value-type="float">
            <text:p>274.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6:36Z</text:p>
          </table:table-cell>
          <table:table-cell office:value-type="float" office:value="40.018311" calcext:value-type="float">
            <text:p>40.018311</text:p>
          </table:table-cell>
          <table:table-cell office:value-type="float" office:value="-79.591429" calcext:value-type="float">
            <text:p>-79.591429</text:p>
          </table:table-cell>
          <table:table-cell office:value-type="float" office:value="274.2" calcext:value-type="float">
            <text:p>274.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6:38Z</text:p>
          </table:table-cell>
          <table:table-cell office:value-type="float" office:value="40.018272" calcext:value-type="float">
            <text:p>40.018272</text:p>
          </table:table-cell>
          <table:table-cell office:value-type="float" office:value="-79.591421" calcext:value-type="float">
            <text:p>-79.591421</text:p>
          </table:table-cell>
          <table:table-cell office:value-type="float" office:value="274.3" calcext:value-type="float">
            <text:p>274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6:40Z</text:p>
          </table:table-cell>
          <table:table-cell office:value-type="float" office:value="40.018242" calcext:value-type="float">
            <text:p>40.018242</text:p>
          </table:table-cell>
          <table:table-cell office:value-type="float" office:value="-79.591429" calcext:value-type="float">
            <text:p>-79.591429</text:p>
          </table:table-cell>
          <table:table-cell office:value-type="float" office:value="274.4" calcext:value-type="float">
            <text:p>274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6:43Z</text:p>
          </table:table-cell>
          <table:table-cell office:value-type="float" office:value="40.018209" calcext:value-type="float">
            <text:p>40.018209</text:p>
          </table:table-cell>
          <table:table-cell office:value-type="float" office:value="-79.591439" calcext:value-type="float">
            <text:p>-79.591439</text:p>
          </table:table-cell>
          <table:table-cell office:value-type="float" office:value="274.5" calcext:value-type="float">
            <text:p>274.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6:46Z</text:p>
          </table:table-cell>
          <table:table-cell office:value-type="float" office:value="40.018175" calcext:value-type="float">
            <text:p>40.018175</text:p>
          </table:table-cell>
          <table:table-cell office:value-type="float" office:value="-79.591434" calcext:value-type="float">
            <text:p>-79.591434</text:p>
          </table:table-cell>
          <table:table-cell office:value-type="float" office:value="274.6" calcext:value-type="float">
            <text:p>274.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6:48Z</text:p>
          </table:table-cell>
          <table:table-cell office:value-type="float" office:value="40.018148" calcext:value-type="float">
            <text:p>40.018148</text:p>
          </table:table-cell>
          <table:table-cell office:value-type="float" office:value="-79.591444" calcext:value-type="float">
            <text:p>-79.591444</text:p>
          </table:table-cell>
          <table:table-cell office:value-type="float" office:value="274.6" calcext:value-type="float">
            <text:p>274.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6:51Z</text:p>
          </table:table-cell>
          <table:table-cell office:value-type="float" office:value="40.018108" calcext:value-type="float">
            <text:p>40.018108</text:p>
          </table:table-cell>
          <table:table-cell office:value-type="float" office:value="-79.591458" calcext:value-type="float">
            <text:p>-79.591458</text:p>
          </table:table-cell>
          <table:table-cell office:value-type="float" office:value="274.8" calcext:value-type="float">
            <text:p>274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6:53Z</text:p>
          </table:table-cell>
          <table:table-cell office:value-type="float" office:value="40.018062" calcext:value-type="float">
            <text:p>40.018062</text:p>
          </table:table-cell>
          <table:table-cell office:value-type="float" office:value="-79.591463" calcext:value-type="float">
            <text:p>-79.591463</text:p>
          </table:table-cell>
          <table:table-cell office:value-type="float" office:value="274.9" calcext:value-type="float">
            <text:p>274.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6:55Z</text:p>
          </table:table-cell>
          <table:table-cell office:value-type="float" office:value="40.018026" calcext:value-type="float">
            <text:p>40.018026</text:p>
          </table:table-cell>
          <table:table-cell office:value-type="float" office:value="-79.591466" calcext:value-type="float">
            <text:p>-79.591466</text:p>
          </table:table-cell>
          <table:table-cell office:value-type="float" office:value="275" calcext:value-type="float">
            <text:p>27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6:57Z</text:p>
          </table:table-cell>
          <table:table-cell office:value-type="float" office:value="40.017996" calcext:value-type="float">
            <text:p>40.017996</text:p>
          </table:table-cell>
          <table:table-cell office:value-type="float" office:value="-79.591461" calcext:value-type="float">
            <text:p>-79.591461</text:p>
          </table:table-cell>
          <table:table-cell office:value-type="float" office:value="274.9" calcext:value-type="float">
            <text:p>274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6:59Z</text:p>
          </table:table-cell>
          <table:table-cell office:value-type="float" office:value="40.017969" calcext:value-type="float">
            <text:p>40.017969</text:p>
          </table:table-cell>
          <table:table-cell office:value-type="float" office:value="-79.59145" calcext:value-type="float">
            <text:p>-79.59145</text:p>
          </table:table-cell>
          <table:table-cell office:value-type="float" office:value="274.7" calcext:value-type="float">
            <text:p>274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7:02Z</text:p>
          </table:table-cell>
          <table:table-cell office:value-type="float" office:value="40.017934" calcext:value-type="float">
            <text:p>40.017934</text:p>
          </table:table-cell>
          <table:table-cell office:value-type="float" office:value="-79.591436" calcext:value-type="float">
            <text:p>-79.591436</text:p>
          </table:table-cell>
          <table:table-cell office:value-type="float" office:value="274.6" calcext:value-type="float">
            <text:p>274.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07:04Z</text:p>
          </table:table-cell>
          <table:table-cell office:value-type="float" office:value="40.017903" calcext:value-type="float">
            <text:p>40.017903</text:p>
          </table:table-cell>
          <table:table-cell office:value-type="float" office:value="-79.591428" calcext:value-type="float">
            <text:p>-79.591428</text:p>
          </table:table-cell>
          <table:table-cell office:value-type="float" office:value="274.5" calcext:value-type="float">
            <text:p>274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07:06Z</text:p>
          </table:table-cell>
          <table:table-cell office:value-type="float" office:value="40.017876" calcext:value-type="float">
            <text:p>40.017876</text:p>
          </table:table-cell>
          <table:table-cell office:value-type="float" office:value="-79.591422" calcext:value-type="float">
            <text:p>-79.591422</text:p>
          </table:table-cell>
          <table:table-cell office:value-type="float" office:value="274.4" calcext:value-type="float">
            <text:p>274.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07:08Z</text:p>
          </table:table-cell>
          <table:table-cell office:value-type="float" office:value="40.017843" calcext:value-type="float">
            <text:p>40.017843</text:p>
          </table:table-cell>
          <table:table-cell office:value-type="float" office:value="-79.591424" calcext:value-type="float">
            <text:p>-79.591424</text:p>
          </table:table-cell>
          <table:table-cell office:value-type="float" office:value="274.2" calcext:value-type="float">
            <text:p>274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07:10Z</text:p>
          </table:table-cell>
          <table:table-cell office:value-type="float" office:value="40.017809" calcext:value-type="float">
            <text:p>40.017809</text:p>
          </table:table-cell>
          <table:table-cell office:value-type="float" office:value="-79.591424" calcext:value-type="float">
            <text:p>-79.591424</text:p>
          </table:table-cell>
          <table:table-cell office:value-type="float" office:value="274.1" calcext:value-type="float">
            <text:p>274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7:12Z</text:p>
          </table:table-cell>
          <table:table-cell office:value-type="float" office:value="40.017779" calcext:value-type="float">
            <text:p>40.017779</text:p>
          </table:table-cell>
          <table:table-cell office:value-type="float" office:value="-79.59142" calcext:value-type="float">
            <text:p>-79.59142</text:p>
          </table:table-cell>
          <table:table-cell office:value-type="float" office:value="274" calcext:value-type="float">
            <text:p>27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7:15Z</text:p>
          </table:table-cell>
          <table:table-cell office:value-type="float" office:value="40.01775" calcext:value-type="float">
            <text:p>40.01775</text:p>
          </table:table-cell>
          <table:table-cell office:value-type="float" office:value="-79.591414" calcext:value-type="float">
            <text:p>-79.591414</text:p>
          </table:table-cell>
          <table:table-cell office:value-type="float" office:value="273.9" calcext:value-type="float">
            <text:p>273.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07:17Z</text:p>
          </table:table-cell>
          <table:table-cell office:value-type="float" office:value="40.017719" calcext:value-type="float">
            <text:p>40.017719</text:p>
          </table:table-cell>
          <table:table-cell office:value-type="float" office:value="-79.59141" calcext:value-type="float">
            <text:p>-79.59141</text:p>
          </table:table-cell>
          <table:table-cell office:value-type="float" office:value="273.8" calcext:value-type="float">
            <text:p>273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07:19Z</text:p>
          </table:table-cell>
          <table:table-cell office:value-type="float" office:value="40.017684" calcext:value-type="float">
            <text:p>40.017684</text:p>
          </table:table-cell>
          <table:table-cell office:value-type="float" office:value="-79.591403" calcext:value-type="float">
            <text:p>-79.591403</text:p>
          </table:table-cell>
          <table:table-cell office:value-type="float" office:value="273.7" calcext:value-type="float">
            <text:p>273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7:21Z</text:p>
          </table:table-cell>
          <table:table-cell office:value-type="float" office:value="40.017657" calcext:value-type="float">
            <text:p>40.017657</text:p>
          </table:table-cell>
          <table:table-cell office:value-type="float" office:value="-79.591395" calcext:value-type="float">
            <text:p>-79.591395</text:p>
          </table:table-cell>
          <table:table-cell office:value-type="float" office:value="273.6" calcext:value-type="float">
            <text:p>273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7:25Z</text:p>
          </table:table-cell>
          <table:table-cell office:value-type="float" office:value="40.017625" calcext:value-type="float">
            <text:p>40.017625</text:p>
          </table:table-cell>
          <table:table-cell office:value-type="float" office:value="-79.591377" calcext:value-type="float">
            <text:p>-79.591377</text:p>
          </table:table-cell>
          <table:table-cell office:value-type="float" office:value="273.5" calcext:value-type="float">
            <text:p>273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7:27Z</text:p>
          </table:table-cell>
          <table:table-cell office:value-type="float" office:value="40.017594" calcext:value-type="float">
            <text:p>40.017594</text:p>
          </table:table-cell>
          <table:table-cell office:value-type="float" office:value="-79.591379" calcext:value-type="float">
            <text:p>-79.591379</text:p>
          </table:table-cell>
          <table:table-cell office:value-type="float" office:value="273.4" calcext:value-type="float">
            <text:p>273.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7:29Z</text:p>
          </table:table-cell>
          <table:table-cell office:value-type="float" office:value="40.017565" calcext:value-type="float">
            <text:p>40.017565</text:p>
          </table:table-cell>
          <table:table-cell office:value-type="float" office:value="-79.591374" calcext:value-type="float">
            <text:p>-79.591374</text:p>
          </table:table-cell>
          <table:table-cell office:value-type="float" office:value="273.3" calcext:value-type="float">
            <text:p>273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7:31Z</text:p>
          </table:table-cell>
          <table:table-cell office:value-type="float" office:value="40.017546" calcext:value-type="float">
            <text:p>40.017546</text:p>
          </table:table-cell>
          <table:table-cell office:value-type="float" office:value="-79.591341" calcext:value-type="float">
            <text:p>-79.591341</text:p>
          </table:table-cell>
          <table:table-cell office:value-type="float" office:value="273.2" calcext:value-type="float">
            <text:p>273.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7:33Z</text:p>
          </table:table-cell>
          <table:table-cell office:value-type="float" office:value="40.01755" calcext:value-type="float">
            <text:p>40.01755</text:p>
          </table:table-cell>
          <table:table-cell office:value-type="float" office:value="-79.59129" calcext:value-type="float">
            <text:p>-79.59129</text:p>
          </table:table-cell>
          <table:table-cell office:value-type="float" office:value="273.5" calcext:value-type="float">
            <text:p>273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7:35Z</text:p>
          </table:table-cell>
          <table:table-cell office:value-type="float" office:value="40.017561" calcext:value-type="float">
            <text:p>40.017561</text:p>
          </table:table-cell>
          <table:table-cell office:value-type="float" office:value="-79.591256" calcext:value-type="float">
            <text:p>-79.591256</text:p>
          </table:table-cell>
          <table:table-cell office:value-type="float" office:value="273.7" calcext:value-type="float">
            <text:p>273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07:38Z</text:p>
          </table:table-cell>
          <table:table-cell office:value-type="float" office:value="40.017574" calcext:value-type="float">
            <text:p>40.017574</text:p>
          </table:table-cell>
          <table:table-cell office:value-type="float" office:value="-79.59122" calcext:value-type="float">
            <text:p>-79.59122</text:p>
          </table:table-cell>
          <table:table-cell office:value-type="float" office:value="273.9" calcext:value-type="float">
            <text:p>273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07:40Z</text:p>
          </table:table-cell>
          <table:table-cell office:value-type="float" office:value="40.017578" calcext:value-type="float">
            <text:p>40.017578</text:p>
          </table:table-cell>
          <table:table-cell office:value-type="float" office:value="-79.591178" calcext:value-type="float">
            <text:p>-79.591178</text:p>
          </table:table-cell>
          <table:table-cell office:value-type="float" office:value="274.2" calcext:value-type="float">
            <text:p>274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07:42Z</text:p>
          </table:table-cell>
          <table:table-cell office:value-type="float" office:value="40.017585" calcext:value-type="float">
            <text:p>40.017585</text:p>
          </table:table-cell>
          <table:table-cell office:value-type="float" office:value="-79.591139" calcext:value-type="float">
            <text:p>-79.591139</text:p>
          </table:table-cell>
          <table:table-cell office:value-type="float" office:value="274.4" calcext:value-type="float">
            <text:p>274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07:44Z</text:p>
          </table:table-cell>
          <table:table-cell office:value-type="float" office:value="40.017589" calcext:value-type="float">
            <text:p>40.017589</text:p>
          </table:table-cell>
          <table:table-cell office:value-type="float" office:value="-79.591089" calcext:value-type="float">
            <text:p>-79.591089</text:p>
          </table:table-cell>
          <table:table-cell office:value-type="float" office:value="274.7" calcext:value-type="float">
            <text:p>274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07:46Z</text:p>
          </table:table-cell>
          <table:table-cell office:value-type="float" office:value="40.017592" calcext:value-type="float">
            <text:p>40.017592</text:p>
          </table:table-cell>
          <table:table-cell office:value-type="float" office:value="-79.591042" calcext:value-type="float">
            <text:p>-79.591042</text:p>
          </table:table-cell>
          <table:table-cell office:value-type="float" office:value="275" calcext:value-type="float">
            <text:p>27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07:49Z</text:p>
          </table:table-cell>
          <table:table-cell office:value-type="float" office:value="40.017603" calcext:value-type="float">
            <text:p>40.017603</text:p>
          </table:table-cell>
          <table:table-cell office:value-type="float" office:value="-79.590997" calcext:value-type="float">
            <text:p>-79.590997</text:p>
          </table:table-cell>
          <table:table-cell office:value-type="float" office:value="275.3" calcext:value-type="float">
            <text:p>275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7:51Z</text:p>
          </table:table-cell>
          <table:table-cell office:value-type="float" office:value="40.01761" calcext:value-type="float">
            <text:p>40.01761</text:p>
          </table:table-cell>
          <table:table-cell office:value-type="float" office:value="-79.590961" calcext:value-type="float">
            <text:p>-79.590961</text:p>
          </table:table-cell>
          <table:table-cell office:value-type="float" office:value="275.5" calcext:value-type="float">
            <text:p>275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7:53Z</text:p>
          </table:table-cell>
          <table:table-cell office:value-type="float" office:value="40.017616" calcext:value-type="float">
            <text:p>40.017616</text:p>
          </table:table-cell>
          <table:table-cell office:value-type="float" office:value="-79.590918" calcext:value-type="float">
            <text:p>-79.590918</text:p>
          </table:table-cell>
          <table:table-cell office:value-type="float" office:value="275.8" calcext:value-type="float">
            <text:p>275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7:55Z</text:p>
          </table:table-cell>
          <table:table-cell office:value-type="float" office:value="40.017624" calcext:value-type="float">
            <text:p>40.017624</text:p>
          </table:table-cell>
          <table:table-cell office:value-type="float" office:value="-79.590877" calcext:value-type="float">
            <text:p>-79.590877</text:p>
          </table:table-cell>
          <table:table-cell office:value-type="float" office:value="276" calcext:value-type="float">
            <text:p>27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7:58Z</text:p>
          </table:table-cell>
          <table:table-cell office:value-type="float" office:value="40.01762" calcext:value-type="float">
            <text:p>40.01762</text:p>
          </table:table-cell>
          <table:table-cell office:value-type="float" office:value="-79.590836" calcext:value-type="float">
            <text:p>-79.590836</text:p>
          </table:table-cell>
          <table:table-cell office:value-type="float" office:value="276.1" calcext:value-type="float">
            <text:p>276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01Z</text:p>
          </table:table-cell>
          <table:table-cell office:value-type="float" office:value="40.01761" calcext:value-type="float">
            <text:p>40.01761</text:p>
          </table:table-cell>
          <table:table-cell office:value-type="float" office:value="-79.59079" calcext:value-type="float">
            <text:p>-79.59079</text:p>
          </table:table-cell>
          <table:table-cell office:value-type="float" office:value="276.3" calcext:value-type="float">
            <text:p>276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04Z</text:p>
          </table:table-cell>
          <table:table-cell office:value-type="float" office:value="40.017609" calcext:value-type="float">
            <text:p>40.017609</text:p>
          </table:table-cell>
          <table:table-cell office:value-type="float" office:value="-79.590738" calcext:value-type="float">
            <text:p>-79.590738</text:p>
          </table:table-cell>
          <table:table-cell office:value-type="float" office:value="276.4" calcext:value-type="float">
            <text:p>276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06Z</text:p>
          </table:table-cell>
          <table:table-cell office:value-type="float" office:value="40.01761" calcext:value-type="float">
            <text:p>40.01761</text:p>
          </table:table-cell>
          <table:table-cell office:value-type="float" office:value="-79.590697" calcext:value-type="float">
            <text:p>-79.590697</text:p>
          </table:table-cell>
          <table:table-cell office:value-type="float" office:value="276.6" calcext:value-type="float">
            <text:p>276.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09Z</text:p>
          </table:table-cell>
          <table:table-cell office:value-type="float" office:value="40.01762" calcext:value-type="float">
            <text:p>40.01762</text:p>
          </table:table-cell>
          <table:table-cell office:value-type="float" office:value="-79.590656" calcext:value-type="float">
            <text:p>-79.590656</text:p>
          </table:table-cell>
          <table:table-cell office:value-type="float" office:value="276.7" calcext:value-type="float">
            <text:p>276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12Z</text:p>
          </table:table-cell>
          <table:table-cell office:value-type="float" office:value="40.017633" calcext:value-type="float">
            <text:p>40.017633</text:p>
          </table:table-cell>
          <table:table-cell office:value-type="float" office:value="-79.590608" calcext:value-type="float">
            <text:p>-79.590608</text:p>
          </table:table-cell>
          <table:table-cell office:value-type="float" office:value="276.9" calcext:value-type="float">
            <text:p>276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8:14Z</text:p>
          </table:table-cell>
          <table:table-cell office:value-type="float" office:value="40.017637" calcext:value-type="float">
            <text:p>40.017637</text:p>
          </table:table-cell>
          <table:table-cell office:value-type="float" office:value="-79.590569" calcext:value-type="float">
            <text:p>-79.590569</text:p>
          </table:table-cell>
          <table:table-cell office:value-type="float" office:value="277" calcext:value-type="float">
            <text:p>27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8:17Z</text:p>
          </table:table-cell>
          <table:table-cell office:value-type="float" office:value="40.017623" calcext:value-type="float">
            <text:p>40.017623</text:p>
          </table:table-cell>
          <table:table-cell office:value-type="float" office:value="-79.590521" calcext:value-type="float">
            <text:p>-79.590521</text:p>
          </table:table-cell>
          <table:table-cell office:value-type="float" office:value="277.1" calcext:value-type="float">
            <text:p>277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19Z</text:p>
          </table:table-cell>
          <table:table-cell office:value-type="float" office:value="40.017617" calcext:value-type="float">
            <text:p>40.017617</text:p>
          </table:table-cell>
          <table:table-cell office:value-type="float" office:value="-79.590471" calcext:value-type="float">
            <text:p>-79.590471</text:p>
          </table:table-cell>
          <table:table-cell office:value-type="float" office:value="277.3" calcext:value-type="float">
            <text:p>277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21Z</text:p>
          </table:table-cell>
          <table:table-cell office:value-type="float" office:value="40.017616" calcext:value-type="float">
            <text:p>40.017616</text:p>
          </table:table-cell>
          <table:table-cell office:value-type="float" office:value="-79.590435" calcext:value-type="float">
            <text:p>-79.590435</text:p>
          </table:table-cell>
          <table:table-cell office:value-type="float" office:value="277.4" calcext:value-type="float">
            <text:p>277.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25Z</text:p>
          </table:table-cell>
          <table:table-cell office:value-type="float" office:value="40.017628" calcext:value-type="float">
            <text:p>40.017628</text:p>
          </table:table-cell>
          <table:table-cell office:value-type="float" office:value="-79.590385" calcext:value-type="float">
            <text:p>-79.590385</text:p>
          </table:table-cell>
          <table:table-cell office:value-type="float" office:value="277.6" calcext:value-type="float">
            <text:p>277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8:28Z</text:p>
          </table:table-cell>
          <table:table-cell office:value-type="float" office:value="40.017641" calcext:value-type="float">
            <text:p>40.017641</text:p>
          </table:table-cell>
          <table:table-cell office:value-type="float" office:value="-79.590335" calcext:value-type="float">
            <text:p>-79.590335</text:p>
          </table:table-cell>
          <table:table-cell office:value-type="float" office:value="277.7" calcext:value-type="float">
            <text:p>277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8:30Z</text:p>
          </table:table-cell>
          <table:table-cell office:value-type="float" office:value="40.017649" calcext:value-type="float">
            <text:p>40.017649</text:p>
          </table:table-cell>
          <table:table-cell office:value-type="float" office:value="-79.590289" calcext:value-type="float">
            <text:p>-79.590289</text:p>
          </table:table-cell>
          <table:table-cell office:value-type="float" office:value="277.9" calcext:value-type="float">
            <text:p>277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8:35Z</text:p>
          </table:table-cell>
          <table:table-cell office:value-type="float" office:value="40.017618" calcext:value-type="float">
            <text:p>40.017618</text:p>
          </table:table-cell>
          <table:table-cell office:value-type="float" office:value="-79.59028" calcext:value-type="float">
            <text:p>-79.59028</text:p>
          </table:table-cell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8:38Z</text:p>
          </table:table-cell>
          <table:table-cell office:value-type="float" office:value="40.017585" calcext:value-type="float">
            <text:p>40.017585</text:p>
          </table:table-cell>
          <table:table-cell office:value-type="float" office:value="-79.590284" calcext:value-type="float">
            <text:p>-79.590284</text:p>
          </table:table-cell>
          <table:table-cell office:value-type="float" office:value="278" calcext:value-type="float">
            <text:p>27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40Z</text:p>
          </table:table-cell>
          <table:table-cell office:value-type="float" office:value="40.017574" calcext:value-type="float">
            <text:p>40.017574</text:p>
          </table:table-cell>
          <table:table-cell office:value-type="float" office:value="-79.590249" calcext:value-type="float">
            <text:p>-79.590249</text:p>
          </table:table-cell>
          <table:table-cell office:value-type="float" office:value="278.1" calcext:value-type="float">
            <text:p>278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42Z</text:p>
          </table:table-cell>
          <table:table-cell office:value-type="float" office:value="40.017574" calcext:value-type="float">
            <text:p>40.017574</text:p>
          </table:table-cell>
          <table:table-cell office:value-type="float" office:value="-79.590203" calcext:value-type="float">
            <text:p>-79.590203</text:p>
          </table:table-cell>
          <table:table-cell office:value-type="float" office:value="278.2" calcext:value-type="float">
            <text:p>278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8:44Z</text:p>
          </table:table-cell>
          <table:table-cell office:value-type="float" office:value="40.017575" calcext:value-type="float">
            <text:p>40.017575</text:p>
          </table:table-cell>
          <table:table-cell office:value-type="float" office:value="-79.590166" calcext:value-type="float">
            <text:p>-79.590166</text:p>
          </table:table-cell>
          <table:table-cell office:value-type="float" office:value="278.2" calcext:value-type="float">
            <text:p>278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8:47Z</text:p>
          </table:table-cell>
          <table:table-cell office:value-type="float" office:value="40.01757" calcext:value-type="float">
            <text:p>40.01757</text:p>
          </table:table-cell>
          <table:table-cell office:value-type="float" office:value="-79.59013" calcext:value-type="float">
            <text:p>-79.59013</text:p>
          </table:table-cell>
          <table:table-cell office:value-type="float" office:value="278.3" calcext:value-type="float">
            <text:p>278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8:50Z</text:p>
          </table:table-cell>
          <table:table-cell office:value-type="float" office:value="40.017556" calcext:value-type="float">
            <text:p>40.017556</text:p>
          </table:table-cell>
          <table:table-cell office:value-type="float" office:value="-79.590087" calcext:value-type="float">
            <text:p>-79.590087</text:p>
          </table:table-cell>
          <table:table-cell office:value-type="float" office:value="278.4" calcext:value-type="float">
            <text:p>278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8:53Z</text:p>
          </table:table-cell>
          <table:table-cell office:value-type="float" office:value="40.017535" calcext:value-type="float">
            <text:p>40.017535</text:p>
          </table:table-cell>
          <table:table-cell office:value-type="float" office:value="-79.590043" calcext:value-type="float">
            <text:p>-79.590043</text:p>
          </table:table-cell>
          <table:table-cell office:value-type="float" office:value="278.4" calcext:value-type="float">
            <text:p>278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8:55Z</text:p>
          </table:table-cell>
          <table:table-cell office:value-type="float" office:value="40.01754" calcext:value-type="float">
            <text:p>40.01754</text:p>
          </table:table-cell>
          <table:table-cell office:value-type="float" office:value="-79.590006" calcext:value-type="float">
            <text:p>-79.590006</text:p>
          </table:table-cell>
          <table:table-cell office:value-type="float" office:value="278.5" calcext:value-type="float">
            <text:p>278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8:57Z</text:p>
          </table:table-cell>
          <table:table-cell office:value-type="float" office:value="40.017555" calcext:value-type="float">
            <text:p>40.017555</text:p>
          </table:table-cell>
          <table:table-cell office:value-type="float" office:value="-79.589964" calcext:value-type="float">
            <text:p>-79.589964</text:p>
          </table:table-cell>
          <table:table-cell office:value-type="float" office:value="278.6" calcext:value-type="float">
            <text:p>278.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9:02Z</text:p>
          </table:table-cell>
          <table:table-cell office:value-type="float" office:value="40.017571" calcext:value-type="float">
            <text:p>40.017571</text:p>
          </table:table-cell>
          <table:table-cell office:value-type="float" office:value="-79.589922" calcext:value-type="float">
            <text:p>-79.589922</text:p>
          </table:table-cell>
          <table:table-cell office:value-type="float" office:value="278.7" calcext:value-type="float">
            <text:p>278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9:05Z</text:p>
          </table:table-cell>
          <table:table-cell office:value-type="float" office:value="40.017577" calcext:value-type="float">
            <text:p>40.017577</text:p>
          </table:table-cell>
          <table:table-cell office:value-type="float" office:value="-79.589871" calcext:value-type="float">
            <text:p>-79.589871</text:p>
          </table:table-cell>
          <table:table-cell office:value-type="float" office:value="278.9" calcext:value-type="float">
            <text:p>278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9:07Z</text:p>
          </table:table-cell>
          <table:table-cell office:value-type="float" office:value="40.017583" calcext:value-type="float">
            <text:p>40.017583</text:p>
          </table:table-cell>
          <table:table-cell office:value-type="float" office:value="-79.58983" calcext:value-type="float">
            <text:p>-79.58983</text:p>
          </table:table-cell>
          <table:table-cell office:value-type="float" office:value="279.1" calcext:value-type="float">
            <text:p>279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9:09Z</text:p>
          </table:table-cell>
          <table:table-cell office:value-type="float" office:value="40.017599" calcext:value-type="float">
            <text:p>40.017599</text:p>
          </table:table-cell>
          <table:table-cell office:value-type="float" office:value="-79.589789" calcext:value-type="float">
            <text:p>-79.589789</text:p>
          </table:table-cell>
          <table:table-cell office:value-type="float" office:value="279.2" calcext:value-type="float">
            <text:p>279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9:11Z</text:p>
          </table:table-cell>
          <table:table-cell office:value-type="float" office:value="40.017618" calcext:value-type="float">
            <text:p>40.017618</text:p>
          </table:table-cell>
          <table:table-cell office:value-type="float" office:value="-79.58974" calcext:value-type="float">
            <text:p>-79.58974</text:p>
          </table:table-cell>
          <table:table-cell office:value-type="float" office:value="279.5" calcext:value-type="float">
            <text:p>279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9:13Z</text:p>
          </table:table-cell>
          <table:table-cell office:value-type="float" office:value="40.017631" calcext:value-type="float">
            <text:p>40.017631</text:p>
          </table:table-cell>
          <table:table-cell office:value-type="float" office:value="-79.589699" calcext:value-type="float">
            <text:p>-79.589699</text:p>
          </table:table-cell>
          <table:table-cell office:value-type="float" office:value="279.6" calcext:value-type="float">
            <text:p>279.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9:16Z</text:p>
          </table:table-cell>
          <table:table-cell office:value-type="float" office:value="40.017642" calcext:value-type="float">
            <text:p>40.017642</text:p>
          </table:table-cell>
          <table:table-cell office:value-type="float" office:value="-79.589653" calcext:value-type="float">
            <text:p>-79.589653</text:p>
          </table:table-cell>
          <table:table-cell office:value-type="float" office:value="279.8" calcext:value-type="float">
            <text:p>279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9:18Z</text:p>
          </table:table-cell>
          <table:table-cell office:value-type="float" office:value="40.017644" calcext:value-type="float">
            <text:p>40.017644</text:p>
          </table:table-cell>
          <table:table-cell office:value-type="float" office:value="-79.589612" calcext:value-type="float">
            <text:p>-79.589612</text:p>
          </table:table-cell>
          <table:table-cell office:value-type="float" office:value="279.9" calcext:value-type="float">
            <text:p>279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9:20Z</text:p>
          </table:table-cell>
          <table:table-cell office:value-type="float" office:value="40.017645" calcext:value-type="float">
            <text:p>40.017645</text:p>
          </table:table-cell>
          <table:table-cell office:value-type="float" office:value="-79.589566" calcext:value-type="float">
            <text:p>-79.589566</text:p>
          </table:table-cell>
          <table:table-cell office:value-type="float" office:value="280" calcext:value-type="float">
            <text:p>2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9:22Z</text:p>
          </table:table-cell>
          <table:table-cell office:value-type="float" office:value="40.017638" calcext:value-type="float">
            <text:p>40.017638</text:p>
          </table:table-cell>
          <table:table-cell office:value-type="float" office:value="-79.589523" calcext:value-type="float">
            <text:p>-79.589523</text:p>
          </table:table-cell>
          <table:table-cell office:value-type="float" office:value="280.1" calcext:value-type="float">
            <text:p>280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9:24Z</text:p>
          </table:table-cell>
          <table:table-cell office:value-type="float" office:value="40.017641" calcext:value-type="float">
            <text:p>40.017641</text:p>
          </table:table-cell>
          <table:table-cell office:value-type="float" office:value="-79.589461" calcext:value-type="float">
            <text:p>-79.589461</text:p>
          </table:table-cell>
          <table:table-cell office:value-type="float" office:value="280.3" calcext:value-type="float">
            <text:p>280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9:26Z</text:p>
          </table:table-cell>
          <table:table-cell office:value-type="float" office:value="40.017647" calcext:value-type="float">
            <text:p>40.017647</text:p>
          </table:table-cell>
          <table:table-cell office:value-type="float" office:value="-79.589419" calcext:value-type="float">
            <text:p>-79.589419</text:p>
          </table:table-cell>
          <table:table-cell office:value-type="float" office:value="280.4" calcext:value-type="float">
            <text:p>280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09:28Z</text:p>
          </table:table-cell>
          <table:table-cell office:value-type="float" office:value="40.017647" calcext:value-type="float">
            <text:p>40.017647</text:p>
          </table:table-cell>
          <table:table-cell office:value-type="float" office:value="-79.589383" calcext:value-type="float">
            <text:p>-79.589383</text:p>
          </table:table-cell>
          <table:table-cell office:value-type="float" office:value="280.5" calcext:value-type="float">
            <text:p>280.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9:31Z</text:p>
          </table:table-cell>
          <table:table-cell office:value-type="float" office:value="40.017613" calcext:value-type="float">
            <text:p>40.017613</text:p>
          </table:table-cell>
          <table:table-cell office:value-type="float" office:value="-79.589357" calcext:value-type="float">
            <text:p>-79.589357</text:p>
          </table:table-cell>
          <table:table-cell office:value-type="float" office:value="281.5" calcext:value-type="float">
            <text:p>281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9:33Z</text:p>
          </table:table-cell>
          <table:table-cell office:value-type="float" office:value="40.017574" calcext:value-type="float">
            <text:p>40.017574</text:p>
          </table:table-cell>
          <table:table-cell office:value-type="float" office:value="-79.589344" calcext:value-type="float">
            <text:p>-79.589344</text:p>
          </table:table-cell>
          <table:table-cell office:value-type="float" office:value="282.1" calcext:value-type="float">
            <text:p>282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9:35Z</text:p>
          </table:table-cell>
          <table:table-cell office:value-type="float" office:value="40.01754" calcext:value-type="float">
            <text:p>40.01754</text:p>
          </table:table-cell>
          <table:table-cell office:value-type="float" office:value="-79.589341" calcext:value-type="float">
            <text:p>-79.589341</text:p>
          </table:table-cell>
          <table:table-cell office:value-type="float" office:value="282.3" calcext:value-type="float">
            <text:p>282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9:39Z</text:p>
          </table:table-cell>
          <table:table-cell office:value-type="float" office:value="40.017508" calcext:value-type="float">
            <text:p>40.017508</text:p>
          </table:table-cell>
          <table:table-cell office:value-type="float" office:value="-79.589337" calcext:value-type="float">
            <text:p>-79.589337</text:p>
          </table:table-cell>
          <table:table-cell office:value-type="float" office:value="282.5" calcext:value-type="float">
            <text:p>282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9:41Z</text:p>
          </table:table-cell>
          <table:table-cell office:value-type="float" office:value="40.017481" calcext:value-type="float">
            <text:p>40.017481</text:p>
          </table:table-cell>
          <table:table-cell office:value-type="float" office:value="-79.589332" calcext:value-type="float">
            <text:p>-79.589332</text:p>
          </table:table-cell>
          <table:table-cell office:value-type="float" office:value="282.6" calcext:value-type="float">
            <text:p>282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9:44Z</text:p>
          </table:table-cell>
          <table:table-cell office:value-type="float" office:value="40.01745" calcext:value-type="float">
            <text:p>40.01745</text:p>
          </table:table-cell>
          <table:table-cell office:value-type="float" office:value="-79.589327" calcext:value-type="float">
            <text:p>-79.589327</text:p>
          </table:table-cell>
          <table:table-cell office:value-type="float" office:value="282.8" calcext:value-type="float">
            <text:p>282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9:46Z</text:p>
          </table:table-cell>
          <table:table-cell office:value-type="float" office:value="40.017415" calcext:value-type="float">
            <text:p>40.017415</text:p>
          </table:table-cell>
          <table:table-cell office:value-type="float" office:value="-79.589331" calcext:value-type="float">
            <text:p>-79.589331</text:p>
          </table:table-cell>
          <table:table-cell office:value-type="float" office:value="283" calcext:value-type="float">
            <text:p>2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9:49Z</text:p>
          </table:table-cell>
          <table:table-cell office:value-type="float" office:value="40.01738" calcext:value-type="float">
            <text:p>40.01738</text:p>
          </table:table-cell>
          <table:table-cell office:value-type="float" office:value="-79.58932" calcext:value-type="float">
            <text:p>-79.58932</text:p>
          </table:table-cell>
          <table:table-cell office:value-type="float" office:value="283.1" calcext:value-type="float">
            <text:p>283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09:52Z</text:p>
          </table:table-cell>
          <table:table-cell office:value-type="float" office:value="40.017342" calcext:value-type="float">
            <text:p>40.017342</text:p>
          </table:table-cell>
          <table:table-cell office:value-type="float" office:value="-79.589306" calcext:value-type="float">
            <text:p>-79.589306</text:p>
          </table:table-cell>
          <table:table-cell office:value-type="float" office:value="283.3" calcext:value-type="float">
            <text:p>283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09:55Z</text:p>
          </table:table-cell>
          <table:table-cell office:value-type="float" office:value="40.017307" calcext:value-type="float">
            <text:p>40.017307</text:p>
          </table:table-cell>
          <table:table-cell office:value-type="float" office:value="-79.589303" calcext:value-type="float">
            <text:p>-79.589303</text:p>
          </table:table-cell>
          <table:table-cell office:value-type="float" office:value="283.4" calcext:value-type="float">
            <text:p>283.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09:57Z</text:p>
          </table:table-cell>
          <table:table-cell office:value-type="float" office:value="40.017273" calcext:value-type="float">
            <text:p>40.017273</text:p>
          </table:table-cell>
          <table:table-cell office:value-type="float" office:value="-79.589297" calcext:value-type="float">
            <text:p>-79.589297</text:p>
          </table:table-cell>
          <table:table-cell office:value-type="float" office:value="283.6" calcext:value-type="float">
            <text:p>283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10:00Z</text:p>
          </table:table-cell>
          <table:table-cell office:value-type="float" office:value="40.017246" calcext:value-type="float">
            <text:p>40.017246</text:p>
          </table:table-cell>
          <table:table-cell office:value-type="float" office:value="-79.589287" calcext:value-type="float">
            <text:p>-79.589287</text:p>
          </table:table-cell>
          <table:table-cell office:value-type="float" office:value="283.7" calcext:value-type="float">
            <text:p>283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10:04Z</text:p>
          </table:table-cell>
          <table:table-cell office:value-type="float" office:value="40.017216" calcext:value-type="float">
            <text:p>40.017216</text:p>
          </table:table-cell>
          <table:table-cell office:value-type="float" office:value="-79.589287" calcext:value-type="float">
            <text:p>-79.589287</text:p>
          </table:table-cell>
          <table:table-cell office:value-type="float" office:value="283.8" calcext:value-type="float">
            <text:p>283.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0:06Z</text:p>
          </table:table-cell>
          <table:table-cell office:value-type="float" office:value="40.017189" calcext:value-type="float">
            <text:p>40.017189</text:p>
          </table:table-cell>
          <table:table-cell office:value-type="float" office:value="-79.589289" calcext:value-type="float">
            <text:p>-79.589289</text:p>
          </table:table-cell>
          <table:table-cell office:value-type="float" office:value="283.9" calcext:value-type="float">
            <text:p>283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0:08Z</text:p>
          </table:table-cell>
          <table:table-cell office:value-type="float" office:value="40.017154" calcext:value-type="float">
            <text:p>40.017154</text:p>
          </table:table-cell>
          <table:table-cell office:value-type="float" office:value="-79.58929" calcext:value-type="float">
            <text:p>-79.58929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0:10Z</text:p>
          </table:table-cell>
          <table:table-cell office:value-type="float" office:value="40.017124" calcext:value-type="float">
            <text:p>40.017124</text:p>
          </table:table-cell>
          <table:table-cell office:value-type="float" office:value="-79.589282" calcext:value-type="float">
            <text:p>-79.589282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0:12Z</text:p>
          </table:table-cell>
          <table:table-cell office:value-type="float" office:value="40.017097" calcext:value-type="float">
            <text:p>40.017097</text:p>
          </table:table-cell>
          <table:table-cell office:value-type="float" office:value="-79.589261" calcext:value-type="float">
            <text:p>-79.589261</text:p>
          </table:table-cell>
          <table:table-cell office:value-type="float" office:value="284" calcext:value-type="float">
            <text:p>2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0:14Z</text:p>
          </table:table-cell>
          <table:table-cell office:value-type="float" office:value="40.01706" calcext:value-type="float">
            <text:p>40.01706</text:p>
          </table:table-cell>
          <table:table-cell office:value-type="float" office:value="-79.589234" calcext:value-type="float">
            <text:p>-79.589234</text:p>
          </table:table-cell>
          <table:table-cell office:value-type="float" office:value="284.1" calcext:value-type="float">
            <text:p>28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0:16Z</text:p>
          </table:table-cell>
          <table:table-cell office:value-type="float" office:value="40.017029" calcext:value-type="float">
            <text:p>40.017029</text:p>
          </table:table-cell>
          <table:table-cell office:value-type="float" office:value="-79.589215" calcext:value-type="float">
            <text:p>-79.589215</text:p>
          </table:table-cell>
          <table:table-cell office:value-type="float" office:value="284.5" calcext:value-type="float">
            <text:p>284.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0:18Z</text:p>
          </table:table-cell>
          <table:table-cell office:value-type="float" office:value="40.016995" calcext:value-type="float">
            <text:p>40.016995</text:p>
          </table:table-cell>
          <table:table-cell office:value-type="float" office:value="-79.589203" calcext:value-type="float">
            <text:p>-79.589203</text:p>
          </table:table-cell>
          <table:table-cell office:value-type="float" office:value="284.9" calcext:value-type="float">
            <text:p>284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0:20Z</text:p>
          </table:table-cell>
          <table:table-cell office:value-type="float" office:value="40.016957" calcext:value-type="float">
            <text:p>40.016957</text:p>
          </table:table-cell>
          <table:table-cell office:value-type="float" office:value="-79.5892" calcext:value-type="float">
            <text:p>-79.5892</text:p>
          </table:table-cell>
          <table:table-cell office:value-type="float" office:value="285.2" calcext:value-type="float">
            <text:p>285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0:23Z</text:p>
          </table:table-cell>
          <table:table-cell office:value-type="float" office:value="40.016923" calcext:value-type="float">
            <text:p>40.016923</text:p>
          </table:table-cell>
          <table:table-cell office:value-type="float" office:value="-79.589217" calcext:value-type="float">
            <text:p>-79.589217</text:p>
          </table:table-cell>
          <table:table-cell office:value-type="float" office:value="285.5" calcext:value-type="float">
            <text:p>285.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0:26Z</text:p>
          </table:table-cell>
          <table:table-cell office:value-type="float" office:value="40.016885" calcext:value-type="float">
            <text:p>40.016885</text:p>
          </table:table-cell>
          <table:table-cell office:value-type="float" office:value="-79.589223" calcext:value-type="float">
            <text:p>-79.589223</text:p>
          </table:table-cell>
          <table:table-cell office:value-type="float" office:value="285.8" calcext:value-type="float">
            <text:p>285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0:29Z</text:p>
          </table:table-cell>
          <table:table-cell office:value-type="float" office:value="40.016834" calcext:value-type="float">
            <text:p>40.016834</text:p>
          </table:table-cell>
          <table:table-cell office:value-type="float" office:value="-79.589226" calcext:value-type="float">
            <text:p>-79.589226</text:p>
          </table:table-cell>
          <table:table-cell office:value-type="float" office:value="286.3" calcext:value-type="float">
            <text:p>286.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0:31Z</text:p>
          </table:table-cell>
          <table:table-cell office:value-type="float" office:value="40.016805" calcext:value-type="float">
            <text:p>40.016805</text:p>
          </table:table-cell>
          <table:table-cell office:value-type="float" office:value="-79.589221" calcext:value-type="float">
            <text:p>-79.589221</text:p>
          </table:table-cell>
          <table:table-cell office:value-type="float" office:value="286.6" calcext:value-type="float">
            <text:p>286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10:34Z</text:p>
          </table:table-cell>
          <table:table-cell office:value-type="float" office:value="40.016776" calcext:value-type="float">
            <text:p>40.016776</text:p>
          </table:table-cell>
          <table:table-cell office:value-type="float" office:value="-79.589202" calcext:value-type="float">
            <text:p>-79.589202</text:p>
          </table:table-cell>
          <table:table-cell office:value-type="float" office:value="286.9" calcext:value-type="float">
            <text:p>286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10:36Z</text:p>
          </table:table-cell>
          <table:table-cell office:value-type="float" office:value="40.016749" calcext:value-type="float">
            <text:p>40.016749</text:p>
          </table:table-cell>
          <table:table-cell office:value-type="float" office:value="-79.589183" calcext:value-type="float">
            <text:p>-79.589183</text:p>
          </table:table-cell>
          <table:table-cell office:value-type="float" office:value="287.2" calcext:value-type="float">
            <text:p>287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10:40Z</text:p>
          </table:table-cell>
          <table:table-cell office:value-type="float" office:value="40.01672" calcext:value-type="float">
            <text:p>40.01672</text:p>
          </table:table-cell>
          <table:table-cell office:value-type="float" office:value="-79.589191" calcext:value-type="float">
            <text:p>-79.589191</text:p>
          </table:table-cell>
          <table:table-cell office:value-type="float" office:value="287.5" calcext:value-type="float">
            <text:p>287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10:42Z</text:p>
          </table:table-cell>
          <table:table-cell office:value-type="float" office:value="40.016691" calcext:value-type="float">
            <text:p>40.016691</text:p>
          </table:table-cell>
          <table:table-cell office:value-type="float" office:value="-79.589196" calcext:value-type="float">
            <text:p>-79.589196</text:p>
          </table:table-cell>
          <table:table-cell office:value-type="float" office:value="287.7" calcext:value-type="float">
            <text:p>287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10:45Z</text:p>
          </table:table-cell>
          <table:table-cell office:value-type="float" office:value="40.016662" calcext:value-type="float">
            <text:p>40.016662</text:p>
          </table:table-cell>
          <table:table-cell office:value-type="float" office:value="-79.589185" calcext:value-type="float">
            <text:p>-79.589185</text:p>
          </table:table-cell>
          <table:table-cell office:value-type="float" office:value="287.8" calcext:value-type="float">
            <text:p>287.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0:48Z</text:p>
          </table:table-cell>
          <table:table-cell office:value-type="float" office:value="40.016631" calcext:value-type="float">
            <text:p>40.016631</text:p>
          </table:table-cell>
          <table:table-cell office:value-type="float" office:value="-79.589179" calcext:value-type="float">
            <text:p>-79.589179</text:p>
          </table:table-cell>
          <table:table-cell office:value-type="float" office:value="288" calcext:value-type="float">
            <text:p>2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0:50Z</text:p>
          </table:table-cell>
          <table:table-cell office:value-type="float" office:value="40.016603" calcext:value-type="float">
            <text:p>40.016603</text:p>
          </table:table-cell>
          <table:table-cell office:value-type="float" office:value="-79.589184" calcext:value-type="float">
            <text:p>-79.589184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0:53Z</text:p>
          </table:table-cell>
          <table:table-cell office:value-type="float" office:value="40.016568" calcext:value-type="float">
            <text:p>40.016568</text:p>
          </table:table-cell>
          <table:table-cell office:value-type="float" office:value="-79.589174" calcext:value-type="float">
            <text:p>-79.589174</text:p>
          </table:table-cell>
          <table:table-cell office:value-type="float" office:value="288" calcext:value-type="float">
            <text:p>2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10:56Z</text:p>
          </table:table-cell>
          <table:table-cell office:value-type="float" office:value="40.016532" calcext:value-type="float">
            <text:p>40.016532</text:p>
          </table:table-cell>
          <table:table-cell office:value-type="float" office:value="-79.589148" calcext:value-type="float">
            <text:p>-79.589148</text:p>
          </table:table-cell>
          <table:table-cell office:value-type="float" office:value="288" calcext:value-type="float">
            <text:p>2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10:58Z</text:p>
          </table:table-cell>
          <table:table-cell office:value-type="float" office:value="40.016498" calcext:value-type="float">
            <text:p>40.016498</text:p>
          </table:table-cell>
          <table:table-cell office:value-type="float" office:value="-79.589141" calcext:value-type="float">
            <text:p>-79.589141</text:p>
          </table:table-cell>
          <table:table-cell office:value-type="float" office:value="287.9" calcext:value-type="float">
            <text:p>287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11:02Z</text:p>
          </table:table-cell>
          <table:table-cell office:value-type="float" office:value="40.01647" calcext:value-type="float">
            <text:p>40.01647</text:p>
          </table:table-cell>
          <table:table-cell office:value-type="float" office:value="-79.589129" calcext:value-type="float">
            <text:p>-79.589129</text:p>
          </table:table-cell>
          <table:table-cell office:value-type="float" office:value="287.8" calcext:value-type="float">
            <text:p>287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11:05Z</text:p>
          </table:table-cell>
          <table:table-cell office:value-type="float" office:value="40.016433" calcext:value-type="float">
            <text:p>40.016433</text:p>
          </table:table-cell>
          <table:table-cell office:value-type="float" office:value="-79.58913" calcext:value-type="float">
            <text:p>-79.58913</text:p>
          </table:table-cell>
          <table:table-cell office:value-type="float" office:value="287.7" calcext:value-type="float">
            <text:p>287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11:07Z</text:p>
          </table:table-cell>
          <table:table-cell office:value-type="float" office:value="40.016405" calcext:value-type="float">
            <text:p>40.016405</text:p>
          </table:table-cell>
          <table:table-cell office:value-type="float" office:value="-79.589127" calcext:value-type="float">
            <text:p>-79.589127</text:p>
          </table:table-cell>
          <table:table-cell office:value-type="float" office:value="287.7" calcext:value-type="float">
            <text:p>287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11:09Z</text:p>
          </table:table-cell>
          <table:table-cell office:value-type="float" office:value="40.016371" calcext:value-type="float">
            <text:p>40.016371</text:p>
          </table:table-cell>
          <table:table-cell office:value-type="float" office:value="-79.589115" calcext:value-type="float">
            <text:p>-79.589115</text:p>
          </table:table-cell>
          <table:table-cell office:value-type="float" office:value="287.7" calcext:value-type="float">
            <text:p>287.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11:11Z</text:p>
          </table:table-cell>
          <table:table-cell office:value-type="float" office:value="40.016334" calcext:value-type="float">
            <text:p>40.016334</text:p>
          </table:table-cell>
          <table:table-cell office:value-type="float" office:value="-79.589101" calcext:value-type="float">
            <text:p>-79.589101</text:p>
          </table:table-cell>
          <table:table-cell office:value-type="float" office:value="287.6" calcext:value-type="float">
            <text:p>287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11:14Z</text:p>
          </table:table-cell>
          <table:table-cell office:value-type="float" office:value="40.016307" calcext:value-type="float">
            <text:p>40.016307</text:p>
          </table:table-cell>
          <table:table-cell office:value-type="float" office:value="-79.589095" calcext:value-type="float">
            <text:p>-79.589095</text:p>
          </table:table-cell>
          <table:table-cell office:value-type="float" office:value="287.6" calcext:value-type="float">
            <text:p>287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1:21Z</text:p>
          </table:table-cell>
          <table:table-cell office:value-type="float" office:value="40.016267" calcext:value-type="float">
            <text:p>40.016267</text:p>
          </table:table-cell>
          <table:table-cell office:value-type="float" office:value="-79.589068" calcext:value-type="float">
            <text:p>-79.589068</text:p>
          </table:table-cell>
          <table:table-cell office:value-type="float" office:value="287.5" calcext:value-type="float">
            <text:p>287.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1:23Z</text:p>
          </table:table-cell>
          <table:table-cell office:value-type="float" office:value="40.016226" calcext:value-type="float">
            <text:p>40.016226</text:p>
          </table:table-cell>
          <table:table-cell office:value-type="float" office:value="-79.589055" calcext:value-type="float">
            <text:p>-79.589055</text:p>
          </table:table-cell>
          <table:table-cell office:value-type="float" office:value="287.4" calcext:value-type="float">
            <text:p>287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1:25Z</text:p>
          </table:table-cell>
          <table:table-cell office:value-type="float" office:value="40.016192" calcext:value-type="float">
            <text:p>40.016192</text:p>
          </table:table-cell>
          <table:table-cell office:value-type="float" office:value="-79.589059" calcext:value-type="float">
            <text:p>-79.589059</text:p>
          </table:table-cell>
          <table:table-cell office:value-type="float" office:value="287.3" calcext:value-type="float">
            <text:p>28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1:27Z</text:p>
          </table:table-cell>
          <table:table-cell office:value-type="float" office:value="40.016157" calcext:value-type="float">
            <text:p>40.016157</text:p>
          </table:table-cell>
          <table:table-cell office:value-type="float" office:value="-79.589065" calcext:value-type="float">
            <text:p>-79.589065</text:p>
          </table:table-cell>
          <table:table-cell office:value-type="float" office:value="287.2" calcext:value-type="float">
            <text:p>287.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11:29Z</text:p>
          </table:table-cell>
          <table:table-cell office:value-type="float" office:value="40.016127" calcext:value-type="float">
            <text:p>40.016127</text:p>
          </table:table-cell>
          <table:table-cell office:value-type="float" office:value="-79.589059" calcext:value-type="float">
            <text:p>-79.589059</text:p>
          </table:table-cell>
          <table:table-cell office:value-type="float" office:value="287.1" calcext:value-type="float">
            <text:p>287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11:31Z</text:p>
          </table:table-cell>
          <table:table-cell office:value-type="float" office:value="40.016095" calcext:value-type="float">
            <text:p>40.016095</text:p>
          </table:table-cell>
          <table:table-cell office:value-type="float" office:value="-79.589048" calcext:value-type="float">
            <text:p>-79.589048</text:p>
          </table:table-cell>
          <table:table-cell office:value-type="float" office:value="286.9" calcext:value-type="float">
            <text:p>286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1:33Z</text:p>
          </table:table-cell>
          <table:table-cell office:value-type="float" office:value="40.016056" calcext:value-type="float">
            <text:p>40.016056</text:p>
          </table:table-cell>
          <table:table-cell office:value-type="float" office:value="-79.589017" calcext:value-type="float">
            <text:p>-79.589017</text:p>
          </table:table-cell>
          <table:table-cell office:value-type="float" office:value="286.7" calcext:value-type="float">
            <text:p>286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11:35Z</text:p>
          </table:table-cell>
          <table:table-cell office:value-type="float" office:value="40.016029" calcext:value-type="float">
            <text:p>40.016029</text:p>
          </table:table-cell>
          <table:table-cell office:value-type="float" office:value="-79.589001" calcext:value-type="float">
            <text:p>-79.589001</text:p>
          </table:table-cell>
          <table:table-cell office:value-type="float" office:value="286.6" calcext:value-type="float">
            <text:p>286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11:38Z</text:p>
          </table:table-cell>
          <table:table-cell office:value-type="float" office:value="40.015998" calcext:value-type="float">
            <text:p>40.015998</text:p>
          </table:table-cell>
          <table:table-cell office:value-type="float" office:value="-79.588998" calcext:value-type="float">
            <text:p>-79.588998</text:p>
          </table:table-cell>
          <table:table-cell office:value-type="float" office:value="286.5" calcext:value-type="float">
            <text:p>286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11:40Z</text:p>
          </table:table-cell>
          <table:table-cell office:value-type="float" office:value="40.015962" calcext:value-type="float">
            <text:p>40.015962</text:p>
          </table:table-cell>
          <table:table-cell office:value-type="float" office:value="-79.588992" calcext:value-type="float">
            <text:p>-79.588992</text:p>
          </table:table-cell>
          <table:table-cell office:value-type="float" office:value="286.3" calcext:value-type="float">
            <text:p>286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11:42Z</text:p>
          </table:table-cell>
          <table:table-cell office:value-type="float" office:value="40.015932" calcext:value-type="float">
            <text:p>40.015932</text:p>
          </table:table-cell>
          <table:table-cell office:value-type="float" office:value="-79.588973" calcext:value-type="float">
            <text:p>-79.588973</text:p>
          </table:table-cell>
          <table:table-cell office:value-type="float" office:value="286.2" calcext:value-type="float">
            <text:p>286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11:44Z</text:p>
          </table:table-cell>
          <table:table-cell office:value-type="float" office:value="40.015904" calcext:value-type="float">
            <text:p>40.015904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6" calcext:value-type="float">
            <text:p>28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1:46Z</text:p>
          </table:table-cell>
          <table:table-cell office:value-type="float" office:value="40.015871" calcext:value-type="float">
            <text:p>40.015871</text:p>
          </table:table-cell>
          <table:table-cell office:value-type="float" office:value="-79.588918" calcext:value-type="float">
            <text:p>-79.588918</text:p>
          </table:table-cell>
          <table:table-cell office:value-type="float" office:value="285.8" calcext:value-type="float">
            <text:p>285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1:48Z</text:p>
          </table:table-cell>
          <table:table-cell office:value-type="float" office:value="40.015838" calcext:value-type="float">
            <text:p>40.015838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85.7" calcext:value-type="float">
            <text:p>285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1:50Z</text:p>
          </table:table-cell>
          <table:table-cell office:value-type="float" office:value="40.015807" calcext:value-type="float">
            <text:p>40.015807</text:p>
          </table:table-cell>
          <table:table-cell office:value-type="float" office:value="-79.588921" calcext:value-type="float">
            <text:p>-79.588921</text:p>
          </table:table-cell>
          <table:table-cell office:value-type="float" office:value="285.5" calcext:value-type="float">
            <text:p>285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1:52Z</text:p>
          </table:table-cell>
          <table:table-cell office:value-type="float" office:value="40.015781" calcext:value-type="float">
            <text:p>40.015781</text:p>
          </table:table-cell>
          <table:table-cell office:value-type="float" office:value="-79.588935" calcext:value-type="float">
            <text:p>-79.588935</text:p>
          </table:table-cell>
          <table:table-cell office:value-type="float" office:value="285.4" calcext:value-type="float">
            <text:p>285.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1:55Z</text:p>
          </table:table-cell>
          <table:table-cell office:value-type="float" office:value="40.015756" calcext:value-type="float">
            <text:p>40.015756</text:p>
          </table:table-cell>
          <table:table-cell office:value-type="float" office:value="-79.588952" calcext:value-type="float">
            <text:p>-79.588952</text:p>
          </table:table-cell>
          <table:table-cell office:value-type="float" office:value="285.3" calcext:value-type="float">
            <text:p>285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2:01Z</text:p>
          </table:table-cell>
          <table:table-cell office:value-type="float" office:value="40.015735" calcext:value-type="float">
            <text:p>40.015735</text:p>
          </table:table-cell>
          <table:table-cell office:value-type="float" office:value="-79.588981" calcext:value-type="float">
            <text:p>-79.588981</text:p>
          </table:table-cell>
          <table:table-cell office:value-type="float" office:value="285.2" calcext:value-type="float">
            <text:p>285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2:04Z</text:p>
          </table:table-cell>
          <table:table-cell office:value-type="float" office:value="40.015698" calcext:value-type="float">
            <text:p>40.015698</text:p>
          </table:table-cell>
          <table:table-cell office:value-type="float" office:value="-79.588971" calcext:value-type="float">
            <text:p>-79.588971</text:p>
          </table:table-cell>
          <table:table-cell office:value-type="float" office:value="285" calcext:value-type="float">
            <text:p>2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2:06Z</text:p>
          </table:table-cell>
          <table:table-cell office:value-type="float" office:value="40.015665" calcext:value-type="float">
            <text:p>40.015665</text:p>
          </table:table-cell>
          <table:table-cell office:value-type="float" office:value="-79.588967" calcext:value-type="float">
            <text:p>-79.588967</text:p>
          </table:table-cell>
          <table:table-cell office:value-type="float" office:value="284.9" calcext:value-type="float">
            <text:p>284.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2:08Z</text:p>
          </table:table-cell>
          <table:table-cell office:value-type="float" office:value="40.015634" calcext:value-type="float">
            <text:p>40.015634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4.8" calcext:value-type="float">
            <text:p>284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2:10Z</text:p>
          </table:table-cell>
          <table:table-cell office:value-type="float" office:value="40.015594" calcext:value-type="float">
            <text:p>40.015594</text:p>
          </table:table-cell>
          <table:table-cell office:value-type="float" office:value="-79.588979" calcext:value-type="float">
            <text:p>-79.588979</text:p>
          </table:table-cell>
          <table:table-cell office:value-type="float" office:value="284.7" calcext:value-type="float">
            <text:p>284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2:12Z</text:p>
          </table:table-cell>
          <table:table-cell office:value-type="float" office:value="40.01556" calcext:value-type="float">
            <text:p>40.01556</text:p>
          </table:table-cell>
          <table:table-cell office:value-type="float" office:value="-79.588989" calcext:value-type="float">
            <text:p>-79.588989</text:p>
          </table:table-cell>
          <table:table-cell office:value-type="float" office:value="284.6" calcext:value-type="float">
            <text:p>284.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2:14Z</text:p>
          </table:table-cell>
          <table:table-cell office:value-type="float" office:value="40.015525" calcext:value-type="float">
            <text:p>40.015525</text:p>
          </table:table-cell>
          <table:table-cell office:value-type="float" office:value="-79.588991" calcext:value-type="float">
            <text:p>-79.588991</text:p>
          </table:table-cell>
          <table:table-cell office:value-type="float" office:value="284.5" calcext:value-type="float">
            <text:p>284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12:18Z</text:p>
          </table:table-cell>
          <table:table-cell office:value-type="float" office:value="40.01549" calcext:value-type="float">
            <text:p>40.01549</text:p>
          </table:table-cell>
          <table:table-cell office:value-type="float" office:value="-79.588994" calcext:value-type="float">
            <text:p>-79.588994</text:p>
          </table:table-cell>
          <table:table-cell office:value-type="float" office:value="284.5" calcext:value-type="float">
            <text:p>284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2:20Z</text:p>
          </table:table-cell>
          <table:table-cell office:value-type="float" office:value="40.01546" calcext:value-type="float">
            <text:p>40.01546</text:p>
          </table:table-cell>
          <table:table-cell office:value-type="float" office:value="-79.588997" calcext:value-type="float">
            <text:p>-79.588997</text:p>
          </table:table-cell>
          <table:table-cell office:value-type="float" office:value="284.4" calcext:value-type="float">
            <text:p>284.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2:22Z</text:p>
          </table:table-cell>
          <table:table-cell office:value-type="float" office:value="40.01543" calcext:value-type="float">
            <text:p>40.01543</text:p>
          </table:table-cell>
          <table:table-cell office:value-type="float" office:value="-79.588995" calcext:value-type="float">
            <text:p>-79.588995</text:p>
          </table:table-cell>
          <table:table-cell office:value-type="float" office:value="284.3" calcext:value-type="float">
            <text:p>284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2:24Z</text:p>
          </table:table-cell>
          <table:table-cell office:value-type="float" office:value="40.0154" calcext:value-type="float">
            <text:p>40.0154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84.2" calcext:value-type="float">
            <text:p>284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2:26Z</text:p>
          </table:table-cell>
          <table:table-cell office:value-type="float" office:value="40.015366" calcext:value-type="float">
            <text:p>40.015366</text:p>
          </table:table-cell>
          <table:table-cell office:value-type="float" office:value="-79.589023" calcext:value-type="float">
            <text:p>-79.589023</text:p>
          </table:table-cell>
          <table:table-cell office:value-type="float" office:value="284.1" calcext:value-type="float">
            <text:p>284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2:28Z</text:p>
          </table:table-cell>
          <table:table-cell office:value-type="float" office:value="40.015333" calcext:value-type="float">
            <text:p>40.015333</text:p>
          </table:table-cell>
          <table:table-cell office:value-type="float" office:value="-79.589028" calcext:value-type="float">
            <text:p>-79.589028</text:p>
          </table:table-cell>
          <table:table-cell office:value-type="float" office:value="284" calcext:value-type="float">
            <text:p>28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2:30Z</text:p>
          </table:table-cell>
          <table:table-cell office:value-type="float" office:value="40.015306" calcext:value-type="float">
            <text:p>40.015306</text:p>
          </table:table-cell>
          <table:table-cell office:value-type="float" office:value="-79.589029" calcext:value-type="float">
            <text:p>-79.589029</text:p>
          </table:table-cell>
          <table:table-cell office:value-type="float" office:value="283.9" calcext:value-type="float">
            <text:p>283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2:33Z</text:p>
          </table:table-cell>
          <table:table-cell office:value-type="float" office:value="40.015273" calcext:value-type="float">
            <text:p>40.015273</text:p>
          </table:table-cell>
          <table:table-cell office:value-type="float" office:value="-79.589033" calcext:value-type="float">
            <text:p>-79.589033</text:p>
          </table:table-cell>
          <table:table-cell office:value-type="float" office:value="283.8" calcext:value-type="float">
            <text:p>283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2:35Z</text:p>
          </table:table-cell>
          <table:table-cell office:value-type="float" office:value="40.015243" calcext:value-type="float">
            <text:p>40.015243</text:p>
          </table:table-cell>
          <table:table-cell office:value-type="float" office:value="-79.589033" calcext:value-type="float">
            <text:p>-79.589033</text:p>
          </table:table-cell>
          <table:table-cell office:value-type="float" office:value="283.8" calcext:value-type="float">
            <text:p>283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2:38Z</text:p>
          </table:table-cell>
          <table:table-cell office:value-type="float" office:value="40.015197" calcext:value-type="float">
            <text:p>40.015197</text:p>
          </table:table-cell>
          <table:table-cell office:value-type="float" office:value="-79.589033" calcext:value-type="float">
            <text:p>-79.589033</text:p>
          </table:table-cell>
          <table:table-cell office:value-type="float" office:value="283.7" calcext:value-type="float">
            <text:p>283.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2:40Z</text:p>
          </table:table-cell>
          <table:table-cell office:value-type="float" office:value="40.015159" calcext:value-type="float">
            <text:p>40.015159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83.6" calcext:value-type="float">
            <text:p>283.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2:42Z</text:p>
          </table:table-cell>
          <table:table-cell office:value-type="float" office:value="40.015123" calcext:value-type="float">
            <text:p>40.015123</text:p>
          </table:table-cell>
          <table:table-cell office:value-type="float" office:value="-79.589033" calcext:value-type="float">
            <text:p>-79.589033</text:p>
          </table:table-cell>
          <table:table-cell office:value-type="float" office:value="283.5" calcext:value-type="float">
            <text:p>283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2:44Z</text:p>
          </table:table-cell>
          <table:table-cell office:value-type="float" office:value="40.015091" calcext:value-type="float">
            <text:p>40.015091</text:p>
          </table:table-cell>
          <table:table-cell office:value-type="float" office:value="-79.589042" calcext:value-type="float">
            <text:p>-79.589042</text:p>
          </table:table-cell>
          <table:table-cell office:value-type="float" office:value="283.5" calcext:value-type="float">
            <text:p>283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2:46Z</text:p>
          </table:table-cell>
          <table:table-cell office:value-type="float" office:value="40.015054" calcext:value-type="float">
            <text:p>40.015054</text:p>
          </table:table-cell>
          <table:table-cell office:value-type="float" office:value="-79.589047" calcext:value-type="float">
            <text:p>-79.589047</text:p>
          </table:table-cell>
          <table:table-cell office:value-type="float" office:value="283.4" calcext:value-type="float">
            <text:p>283.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2:48Z</text:p>
          </table:table-cell>
          <table:table-cell office:value-type="float" office:value="40.015014" calcext:value-type="float">
            <text:p>40.015014</text:p>
          </table:table-cell>
          <table:table-cell office:value-type="float" office:value="-79.589046" calcext:value-type="float">
            <text:p>-79.589046</text:p>
          </table:table-cell>
          <table:table-cell office:value-type="float" office:value="283.3" calcext:value-type="float">
            <text:p>283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2:50Z</text:p>
          </table:table-cell>
          <table:table-cell office:value-type="float" office:value="40.014984" calcext:value-type="float">
            <text:p>40.014984</text:p>
          </table:table-cell>
          <table:table-cell office:value-type="float" office:value="-79.589041" calcext:value-type="float">
            <text:p>-79.589041</text:p>
          </table:table-cell>
          <table:table-cell office:value-type="float" office:value="283.2" calcext:value-type="float">
            <text:p>283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2:53Z</text:p>
          </table:table-cell>
          <table:table-cell office:value-type="float" office:value="40.01495" calcext:value-type="float">
            <text:p>40.01495</text:p>
          </table:table-cell>
          <table:table-cell office:value-type="float" office:value="-79.589027" calcext:value-type="float">
            <text:p>-79.589027</text:p>
          </table:table-cell>
          <table:table-cell office:value-type="float" office:value="283.2" calcext:value-type="float">
            <text:p>283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2:56Z</text:p>
          </table:table-cell>
          <table:table-cell office:value-type="float" office:value="40.014923" calcext:value-type="float">
            <text:p>40.014923</text:p>
          </table:table-cell>
          <table:table-cell office:value-type="float" office:value="-79.589016" calcext:value-type="float">
            <text:p>-79.589016</text:p>
          </table:table-cell>
          <table:table-cell office:value-type="float" office:value="283.1" calcext:value-type="float">
            <text:p>283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2:59Z</text:p>
          </table:table-cell>
          <table:table-cell office:value-type="float" office:value="40.014894" calcext:value-type="float">
            <text:p>40.014894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83" calcext:value-type="float">
            <text:p>28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3:01Z</text:p>
          </table:table-cell>
          <table:table-cell office:value-type="float" office:value="40.014866" calcext:value-type="float">
            <text:p>40.014866</text:p>
          </table:table-cell>
          <table:table-cell office:value-type="float" office:value="-79.589021" calcext:value-type="float">
            <text:p>-79.589021</text:p>
          </table:table-cell>
          <table:table-cell office:value-type="float" office:value="283.1" calcext:value-type="float">
            <text:p>283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3:03Z</text:p>
          </table:table-cell>
          <table:table-cell office:value-type="float" office:value="40.014829" calcext:value-type="float">
            <text:p>40.014829</text:p>
          </table:table-cell>
          <table:table-cell office:value-type="float" office:value="-79.589011" calcext:value-type="float">
            <text:p>-79.589011</text:p>
          </table:table-cell>
          <table:table-cell office:value-type="float" office:value="283.3" calcext:value-type="float">
            <text:p>283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3:06Z</text:p>
          </table:table-cell>
          <table:table-cell office:value-type="float" office:value="40.014786" calcext:value-type="float">
            <text:p>40.014786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83.5" calcext:value-type="float">
            <text:p>283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3:08Z</text:p>
          </table:table-cell>
          <table:table-cell office:value-type="float" office:value="40.014746" calcext:value-type="float">
            <text:p>40.014746</text:p>
          </table:table-cell>
          <table:table-cell office:value-type="float" office:value="-79.589024" calcext:value-type="float">
            <text:p>-79.589024</text:p>
          </table:table-cell>
          <table:table-cell office:value-type="float" office:value="283.6" calcext:value-type="float">
            <text:p>283.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3:11Z</text:p>
          </table:table-cell>
          <table:table-cell office:value-type="float" office:value="40.014708" calcext:value-type="float">
            <text:p>40.014708</text:p>
          </table:table-cell>
          <table:table-cell office:value-type="float" office:value="-79.589012" calcext:value-type="float">
            <text:p>-79.589012</text:p>
          </table:table-cell>
          <table:table-cell office:value-type="float" office:value="283.8" calcext:value-type="float">
            <text:p>283.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13:14Z</text:p>
          </table:table-cell>
          <table:table-cell office:value-type="float" office:value="40.014678" calcext:value-type="float">
            <text:p>40.014678</text:p>
          </table:table-cell>
          <table:table-cell office:value-type="float" office:value="-79.589014" calcext:value-type="float">
            <text:p>-79.589014</text:p>
          </table:table-cell>
          <table:table-cell office:value-type="float" office:value="283.9" calcext:value-type="float">
            <text:p>283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13:16Z</text:p>
          </table:table-cell>
          <table:table-cell office:value-type="float" office:value="40.014651" calcext:value-type="float">
            <text:p>40.014651</text:p>
          </table:table-cell>
          <table:table-cell office:value-type="float" office:value="-79.589019" calcext:value-type="float">
            <text:p>-79.589019</text:p>
          </table:table-cell>
          <table:table-cell office:value-type="float" office:value="284.2" calcext:value-type="float">
            <text:p>284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13:18Z</text:p>
          </table:table-cell>
          <table:table-cell office:value-type="float" office:value="40.014621" calcext:value-type="float">
            <text:p>40.014621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84.5" calcext:value-type="float">
            <text:p>284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13:20Z</text:p>
          </table:table-cell>
          <table:table-cell office:value-type="float" office:value="40.014591" calcext:value-type="float">
            <text:p>40.014591</text:p>
          </table:table-cell>
          <table:table-cell office:value-type="float" office:value="-79.589011" calcext:value-type="float">
            <text:p>-79.589011</text:p>
          </table:table-cell>
          <table:table-cell office:value-type="float" office:value="284.8" calcext:value-type="float">
            <text:p>284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3:22Z</text:p>
          </table:table-cell>
          <table:table-cell office:value-type="float" office:value="40.014553" calcext:value-type="float">
            <text:p>40.014553</text:p>
          </table:table-cell>
          <table:table-cell office:value-type="float" office:value="-79.589011" calcext:value-type="float">
            <text:p>-79.589011</text:p>
          </table:table-cell>
          <table:table-cell office:value-type="float" office:value="285.2" calcext:value-type="float">
            <text:p>285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3:24Z</text:p>
          </table:table-cell>
          <table:table-cell office:value-type="float" office:value="40.014525" calcext:value-type="float">
            <text:p>40.014525</text:p>
          </table:table-cell>
          <table:table-cell office:value-type="float" office:value="-79.589012" calcext:value-type="float">
            <text:p>-79.589012</text:p>
          </table:table-cell>
          <table:table-cell office:value-type="float" office:value="285.5" calcext:value-type="float">
            <text:p>285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13:28Z</text:p>
          </table:table-cell>
          <table:table-cell office:value-type="float" office:value="40.014488" calcext:value-type="float">
            <text:p>40.014488</text:p>
          </table:table-cell>
          <table:table-cell office:value-type="float" office:value="-79.589009" calcext:value-type="float">
            <text:p>-79.589009</text:p>
          </table:table-cell>
          <table:table-cell office:value-type="float" office:value="285.8" calcext:value-type="float">
            <text:p>285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13:31Z</text:p>
          </table:table-cell>
          <table:table-cell office:value-type="float" office:value="40.014448" calcext:value-type="float">
            <text:p>40.014448</text:p>
          </table:table-cell>
          <table:table-cell office:value-type="float" office:value="-79.589004" calcext:value-type="float">
            <text:p>-79.589004</text:p>
          </table:table-cell>
          <table:table-cell office:value-type="float" office:value="286.2" calcext:value-type="float">
            <text:p>286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3:34Z</text:p>
          </table:table-cell>
          <table:table-cell office:value-type="float" office:value="40.014418" calcext:value-type="float">
            <text:p>40.014418</text:p>
          </table:table-cell>
          <table:table-cell office:value-type="float" office:value="-79.589007" calcext:value-type="float">
            <text:p>-79.589007</text:p>
          </table:table-cell>
          <table:table-cell office:value-type="float" office:value="286.5" calcext:value-type="float">
            <text:p>286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3:37Z</text:p>
          </table:table-cell>
          <table:table-cell office:value-type="float" office:value="40.014389" calcext:value-type="float">
            <text:p>40.014389</text:p>
          </table:table-cell>
          <table:table-cell office:value-type="float" office:value="-79.589019" calcext:value-type="float">
            <text:p>-79.589019</text:p>
          </table:table-cell>
          <table:table-cell office:value-type="float" office:value="286.8" calcext:value-type="float">
            <text:p>286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13:39Z</text:p>
          </table:table-cell>
          <table:table-cell office:value-type="float" office:value="40.014356" calcext:value-type="float">
            <text:p>40.014356</text:p>
          </table:table-cell>
          <table:table-cell office:value-type="float" office:value="-79.589016" calcext:value-type="float">
            <text:p>-79.589016</text:p>
          </table:table-cell>
          <table:table-cell office:value-type="float" office:value="287.1" calcext:value-type="float">
            <text:p>287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3:41Z</text:p>
          </table:table-cell>
          <table:table-cell office:value-type="float" office:value="40.014323" calcext:value-type="float">
            <text:p>40.014323</text:p>
          </table:table-cell>
          <table:table-cell office:value-type="float" office:value="-79.589015" calcext:value-type="float">
            <text:p>-79.589015</text:p>
          </table:table-cell>
          <table:table-cell office:value-type="float" office:value="287.5" calcext:value-type="float">
            <text:p>287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13:44Z</text:p>
          </table:table-cell>
          <table:table-cell office:value-type="float" office:value="40.014293" calcext:value-type="float">
            <text:p>40.014293</text:p>
          </table:table-cell>
          <table:table-cell office:value-type="float" office:value="-79.589009" calcext:value-type="float">
            <text:p>-79.589009</text:p>
          </table:table-cell>
          <table:table-cell office:value-type="float" office:value="287.7" calcext:value-type="float">
            <text:p>287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13:46Z</text:p>
          </table:table-cell>
          <table:table-cell office:value-type="float" office:value="40.01426" calcext:value-type="float">
            <text:p>40.01426</text:p>
          </table:table-cell>
          <table:table-cell office:value-type="float" office:value="-79.589001" calcext:value-type="float">
            <text:p>-79.589001</text:p>
          </table:table-cell>
          <table:table-cell office:value-type="float" office:value="288" calcext:value-type="float">
            <text:p>2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13:48Z</text:p>
          </table:table-cell>
          <table:table-cell office:value-type="float" office:value="40.014226" calcext:value-type="float">
            <text:p>40.014226</text:p>
          </table:table-cell>
          <table:table-cell office:value-type="float" office:value="-79.588995" calcext:value-type="float">
            <text:p>-79.588995</text:p>
          </table:table-cell>
          <table:table-cell office:value-type="float" office:value="288.3" calcext:value-type="float">
            <text:p>288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13:50Z</text:p>
          </table:table-cell>
          <table:table-cell office:value-type="float" office:value="40.014199" calcext:value-type="float">
            <text:p>40.014199</text:p>
          </table:table-cell>
          <table:table-cell office:value-type="float" office:value="-79.588992" calcext:value-type="float">
            <text:p>-79.588992</text:p>
          </table:table-cell>
          <table:table-cell office:value-type="float" office:value="288.6" calcext:value-type="float">
            <text:p>288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13:52Z</text:p>
          </table:table-cell>
          <table:table-cell office:value-type="float" office:value="40.014172" calcext:value-type="float">
            <text:p>40.014172</text:p>
          </table:table-cell>
          <table:table-cell office:value-type="float" office:value="-79.588987" calcext:value-type="float">
            <text:p>-79.588987</text:p>
          </table:table-cell>
          <table:table-cell office:value-type="float" office:value="288.8" calcext:value-type="float">
            <text:p>288.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13:55Z</text:p>
          </table:table-cell>
          <table:table-cell office:value-type="float" office:value="40.014129" calcext:value-type="float">
            <text:p>40.014129</text:p>
          </table:table-cell>
          <table:table-cell office:value-type="float" office:value="-79.588988" calcext:value-type="float">
            <text:p>-79.588988</text:p>
          </table:table-cell>
          <table:table-cell office:value-type="float" office:value="289.1" calcext:value-type="float">
            <text:p>28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3:58Z</text:p>
          </table:table-cell>
          <table:table-cell office:value-type="float" office:value="40.014096" calcext:value-type="float">
            <text:p>40.014096</text:p>
          </table:table-cell>
          <table:table-cell office:value-type="float" office:value="-79.588989" calcext:value-type="float">
            <text:p>-79.588989</text:p>
          </table:table-cell>
          <table:table-cell office:value-type="float" office:value="289.4" calcext:value-type="float">
            <text:p>28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4:01Z</text:p>
          </table:table-cell>
          <table:table-cell office:value-type="float" office:value="40.014055" calcext:value-type="float">
            <text:p>40.014055</text:p>
          </table:table-cell>
          <table:table-cell office:value-type="float" office:value="-79.588993" calcext:value-type="float">
            <text:p>-79.588993</text:p>
          </table:table-cell>
          <table:table-cell office:value-type="float" office:value="289.7" calcext:value-type="float">
            <text:p>289.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14:06Z</text:p>
          </table:table-cell>
          <table:table-cell office:value-type="float" office:value="40.014022" calcext:value-type="float">
            <text:p>40.014022</text:p>
          </table:table-cell>
          <table:table-cell office:value-type="float" office:value="-79.589008" calcext:value-type="float">
            <text:p>-79.589008</text:p>
          </table:table-cell>
          <table:table-cell office:value-type="float" office:value="290" calcext:value-type="float">
            <text:p>2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14:08Z</text:p>
          </table:table-cell>
          <table:table-cell office:value-type="float" office:value="40.013992" calcext:value-type="float">
            <text:p>40.013992</text:p>
          </table:table-cell>
          <table:table-cell office:value-type="float" office:value="-79.589009" calcext:value-type="float">
            <text:p>-79.589009</text:p>
          </table:table-cell>
          <table:table-cell office:value-type="float" office:value="290.2" calcext:value-type="float">
            <text:p>290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14:11Z</text:p>
          </table:table-cell>
          <table:table-cell office:value-type="float" office:value="40.013964" calcext:value-type="float">
            <text:p>40.013964</text:p>
          </table:table-cell>
          <table:table-cell office:value-type="float" office:value="-79.589012" calcext:value-type="float">
            <text:p>-79.589012</text:p>
          </table:table-cell>
          <table:table-cell office:value-type="float" office:value="290.4" calcext:value-type="float">
            <text:p>29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4:13Z</text:p>
          </table:table-cell>
          <table:table-cell office:value-type="float" office:value="40.013932" calcext:value-type="float">
            <text:p>40.013932</text:p>
          </table:table-cell>
          <table:table-cell office:value-type="float" office:value="-79.589018" calcext:value-type="float">
            <text:p>-79.589018</text:p>
          </table:table-cell>
          <table:table-cell office:value-type="float" office:value="290.6" calcext:value-type="float">
            <text:p>290.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4:15Z</text:p>
          </table:table-cell>
          <table:table-cell office:value-type="float" office:value="40.013897" calcext:value-type="float">
            <text:p>40.013897</text:p>
          </table:table-cell>
          <table:table-cell office:value-type="float" office:value="-79.589011" calcext:value-type="float">
            <text:p>-79.589011</text:p>
          </table:table-cell>
          <table:table-cell office:value-type="float" office:value="290.9" calcext:value-type="float">
            <text:p>290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4:18Z</text:p>
          </table:table-cell>
          <table:table-cell office:value-type="float" office:value="40.013855" calcext:value-type="float">
            <text:p>40.013855</text:p>
          </table:table-cell>
          <table:table-cell office:value-type="float" office:value="-79.589009" calcext:value-type="float">
            <text:p>-79.589009</text:p>
          </table:table-cell>
          <table:table-cell office:value-type="float" office:value="291.2" calcext:value-type="float">
            <text:p>291.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4:20Z</text:p>
          </table:table-cell>
          <table:table-cell office:value-type="float" office:value="40.013823" calcext:value-type="float">
            <text:p>40.013823</text:p>
          </table:table-cell>
          <table:table-cell office:value-type="float" office:value="-79.589015" calcext:value-type="float">
            <text:p>-79.589015</text:p>
          </table:table-cell>
          <table:table-cell office:value-type="float" office:value="291.4" calcext:value-type="float">
            <text:p>291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14:23Z</text:p>
          </table:table-cell>
          <table:table-cell office:value-type="float" office:value="40.013787" calcext:value-type="float">
            <text:p>40.013787</text:p>
          </table:table-cell>
          <table:table-cell office:value-type="float" office:value="-79.589016" calcext:value-type="float">
            <text:p>-79.589016</text:p>
          </table:table-cell>
          <table:table-cell office:value-type="float" office:value="291.7" calcext:value-type="float">
            <text:p>291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14:25Z</text:p>
          </table:table-cell>
          <table:table-cell office:value-type="float" office:value="40.013759" calcext:value-type="float">
            <text:p>40.013759</text:p>
          </table:table-cell>
          <table:table-cell office:value-type="float" office:value="-79.589013" calcext:value-type="float">
            <text:p>-79.589013</text:p>
          </table:table-cell>
          <table:table-cell office:value-type="float" office:value="291.9" calcext:value-type="float">
            <text:p>291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14:28Z</text:p>
          </table:table-cell>
          <table:table-cell office:value-type="float" office:value="40.013723" calcext:value-type="float">
            <text:p>40.013723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92" calcext:value-type="float">
            <text:p>29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4:30Z</text:p>
          </table:table-cell>
          <table:table-cell office:value-type="float" office:value="40.013682" calcext:value-type="float">
            <text:p>40.013682</text:p>
          </table:table-cell>
          <table:table-cell office:value-type="float" office:value="-79.589003" calcext:value-type="float">
            <text:p>-79.589003</text:p>
          </table:table-cell>
          <table:table-cell office:value-type="float" office:value="292.1" calcext:value-type="float">
            <text:p>292.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4:32Z</text:p>
          </table:table-cell>
          <table:table-cell office:value-type="float" office:value="40.013655" calcext:value-type="float">
            <text:p>40.013655</text:p>
          </table:table-cell>
          <table:table-cell office:value-type="float" office:value="-79.588995" calcext:value-type="float">
            <text:p>-79.588995</text:p>
          </table:table-cell>
          <table:table-cell office:value-type="float" office:value="292.2" calcext:value-type="float">
            <text:p>292.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4:35Z</text:p>
          </table:table-cell>
          <table:table-cell office:value-type="float" office:value="40.013611" calcext:value-type="float">
            <text:p>40.013611</text:p>
          </table:table-cell>
          <table:table-cell office:value-type="float" office:value="-79.588989" calcext:value-type="float">
            <text:p>-79.588989</text:p>
          </table:table-cell>
          <table:table-cell office:value-type="float" office:value="292.3" calcext:value-type="float">
            <text:p>292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4:37Z</text:p>
          </table:table-cell>
          <table:table-cell office:value-type="float" office:value="40.013574" calcext:value-type="float">
            <text:p>40.013574</text:p>
          </table:table-cell>
          <table:table-cell office:value-type="float" office:value="-79.588996" calcext:value-type="float">
            <text:p>-79.588996</text:p>
          </table:table-cell>
          <table:table-cell office:value-type="float" office:value="292.4" calcext:value-type="float">
            <text:p>292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4:39Z</text:p>
          </table:table-cell>
          <table:table-cell office:value-type="float" office:value="40.013533" calcext:value-type="float">
            <text:p>40.013533</text:p>
          </table:table-cell>
          <table:table-cell office:value-type="float" office:value="-79.588993" calcext:value-type="float">
            <text:p>-79.588993</text:p>
          </table:table-cell>
          <table:table-cell office:value-type="float" office:value="292.6" calcext:value-type="float">
            <text:p>292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4:42Z</text:p>
          </table:table-cell>
          <table:table-cell office:value-type="float" office:value="40.013506" calcext:value-type="float">
            <text:p>40.013506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92.6" calcext:value-type="float">
            <text:p>292.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4:45Z</text:p>
          </table:table-cell>
          <table:table-cell office:value-type="float" office:value="40.013478" calcext:value-type="float">
            <text:p>40.013478</text:p>
          </table:table-cell>
          <table:table-cell office:value-type="float" office:value="-79.588968" calcext:value-type="float">
            <text:p>-79.588968</text:p>
          </table:table-cell>
          <table:table-cell office:value-type="float" office:value="292.7" calcext:value-type="float">
            <text:p>292.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4:47Z</text:p>
          </table:table-cell>
          <table:table-cell office:value-type="float" office:value="40.013445" calcext:value-type="float">
            <text:p>40.013445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2.8" calcext:value-type="float">
            <text:p>292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4:50Z</text:p>
          </table:table-cell>
          <table:table-cell office:value-type="float" office:value="40.013413" calcext:value-type="float">
            <text:p>40.013413</text:p>
          </table:table-cell>
          <table:table-cell office:value-type="float" office:value="-79.588964" calcext:value-type="float">
            <text:p>-79.588964</text:p>
          </table:table-cell>
          <table:table-cell office:value-type="float" office:value="292.9" calcext:value-type="float">
            <text:p>292.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4:52Z</text:p>
          </table:table-cell>
          <table:table-cell office:value-type="float" office:value="40.013385" calcext:value-type="float">
            <text:p>40.013385</text:p>
          </table:table-cell>
          <table:table-cell office:value-type="float" office:value="-79.588965" calcext:value-type="float">
            <text:p>-79.588965</text:p>
          </table:table-cell>
          <table:table-cell office:value-type="float" office:value="293" calcext:value-type="float">
            <text:p>29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4:55Z</text:p>
          </table:table-cell>
          <table:table-cell office:value-type="float" office:value="40.013347" calcext:value-type="float">
            <text:p>40.013347</text:p>
          </table:table-cell>
          <table:table-cell office:value-type="float" office:value="-79.588962" calcext:value-type="float">
            <text:p>-79.588962</text:p>
          </table:table-cell>
          <table:table-cell office:value-type="float" office:value="293" calcext:value-type="float">
            <text:p>29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4:58Z</text:p>
          </table:table-cell>
          <table:table-cell office:value-type="float" office:value="40.013316" calcext:value-type="float">
            <text:p>40.013316</text:p>
          </table:table-cell>
          <table:table-cell office:value-type="float" office:value="-79.588962" calcext:value-type="float">
            <text:p>-79.588962</text:p>
          </table:table-cell>
          <table:table-cell office:value-type="float" office:value="293" calcext:value-type="float">
            <text:p>29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5:00Z</text:p>
          </table:table-cell>
          <table:table-cell office:value-type="float" office:value="40.013288" calcext:value-type="float">
            <text:p>40.013288</text:p>
          </table:table-cell>
          <table:table-cell office:value-type="float" office:value="-79.588955" calcext:value-type="float">
            <text:p>-79.588955</text:p>
          </table:table-cell>
          <table:table-cell office:value-type="float" office:value="293" calcext:value-type="float">
            <text:p>29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5:02Z</text:p>
          </table:table-cell>
          <table:table-cell office:value-type="float" office:value="40.013255" calcext:value-type="float">
            <text:p>40.013255</text:p>
          </table:table-cell>
          <table:table-cell office:value-type="float" office:value="-79.588958" calcext:value-type="float">
            <text:p>-79.588958</text:p>
          </table:table-cell>
          <table:table-cell office:value-type="float" office:value="293" calcext:value-type="float">
            <text:p>29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5:05Z</text:p>
          </table:table-cell>
          <table:table-cell office:value-type="float" office:value="40.013218" calcext:value-type="float">
            <text:p>40.013218</text:p>
          </table:table-cell>
          <table:table-cell office:value-type="float" office:value="-79.588973" calcext:value-type="float">
            <text:p>-79.588973</text:p>
          </table:table-cell>
          <table:table-cell office:value-type="float" office:value="293" calcext:value-type="float">
            <text:p>29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5:08Z</text:p>
          </table:table-cell>
          <table:table-cell office:value-type="float" office:value="40.013183" calcext:value-type="float">
            <text:p>40.013183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93" calcext:value-type="float">
            <text:p>2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5:10Z</text:p>
          </table:table-cell>
          <table:table-cell office:value-type="float" office:value="40.01315" calcext:value-type="float">
            <text:p>40.01315</text:p>
          </table:table-cell>
          <table:table-cell office:value-type="float" office:value="-79.588981" calcext:value-type="float">
            <text:p>-79.588981</text:p>
          </table:table-cell>
          <table:table-cell office:value-type="float" office:value="293" calcext:value-type="float">
            <text:p>2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5:12Z</text:p>
          </table:table-cell>
          <table:table-cell office:value-type="float" office:value="40.013118" calcext:value-type="float">
            <text:p>40.013118</text:p>
          </table:table-cell>
          <table:table-cell office:value-type="float" office:value="-79.588987" calcext:value-type="float">
            <text:p>-79.588987</text:p>
          </table:table-cell>
          <table:table-cell office:value-type="float" office:value="293" calcext:value-type="float">
            <text:p>2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5:15Z</text:p>
          </table:table-cell>
          <table:table-cell office:value-type="float" office:value="40.01309" calcext:value-type="float">
            <text:p>40.01309</text:p>
          </table:table-cell>
          <table:table-cell office:value-type="float" office:value="-79.588993" calcext:value-type="float">
            <text:p>-79.588993</text:p>
          </table:table-cell>
          <table:table-cell office:value-type="float" office:value="293" calcext:value-type="float">
            <text:p>29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5:18Z</text:p>
          </table:table-cell>
          <table:table-cell office:value-type="float" office:value="40.013055" calcext:value-type="float">
            <text:p>40.013055</text:p>
          </table:table-cell>
          <table:table-cell office:value-type="float" office:value="-79.588998" calcext:value-type="float">
            <text:p>-79.588998</text:p>
          </table:table-cell>
          <table:table-cell office:value-type="float" office:value="292.9" calcext:value-type="float">
            <text:p>292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5:21Z</text:p>
          </table:table-cell>
          <table:table-cell office:value-type="float" office:value="40.013024" calcext:value-type="float">
            <text:p>40.013024</text:p>
          </table:table-cell>
          <table:table-cell office:value-type="float" office:value="-79.589018" calcext:value-type="float">
            <text:p>-79.589018</text:p>
          </table:table-cell>
          <table:table-cell office:value-type="float" office:value="292.9" calcext:value-type="float">
            <text:p>292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15:24Z</text:p>
          </table:table-cell>
          <table:table-cell office:value-type="float" office:value="40.012986" calcext:value-type="float">
            <text:p>40.012986</text:p>
          </table:table-cell>
          <table:table-cell office:value-type="float" office:value="-79.589009" calcext:value-type="float">
            <text:p>-79.589009</text:p>
          </table:table-cell>
          <table:table-cell office:value-type="float" office:value="292.8" calcext:value-type="float">
            <text:p>292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15:26Z</text:p>
          </table:table-cell>
          <table:table-cell office:value-type="float" office:value="40.012957" calcext:value-type="float">
            <text:p>40.012957</text:p>
          </table:table-cell>
          <table:table-cell office:value-type="float" office:value="-79.589001" calcext:value-type="float">
            <text:p>-79.589001</text:p>
          </table:table-cell>
          <table:table-cell office:value-type="float" office:value="292.7" calcext:value-type="float">
            <text:p>292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15:29Z</text:p>
          </table:table-cell>
          <table:table-cell office:value-type="float" office:value="40.012929" calcext:value-type="float">
            <text:p>40.012929</text:p>
          </table:table-cell>
          <table:table-cell office:value-type="float" office:value="-79.588998" calcext:value-type="float">
            <text:p>-79.588998</text:p>
          </table:table-cell>
          <table:table-cell office:value-type="float" office:value="292.6" calcext:value-type="float">
            <text:p>292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15:32Z</text:p>
          </table:table-cell>
          <table:table-cell office:value-type="float" office:value="40.012894" calcext:value-type="float">
            <text:p>40.012894</text:p>
          </table:table-cell>
          <table:table-cell office:value-type="float" office:value="-79.589009" calcext:value-type="float">
            <text:p>-79.589009</text:p>
          </table:table-cell>
          <table:table-cell office:value-type="float" office:value="292.6" calcext:value-type="float">
            <text:p>292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15:34Z</text:p>
          </table:table-cell>
          <table:table-cell office:value-type="float" office:value="40.012859" calcext:value-type="float">
            <text:p>40.012859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92.5" calcext:value-type="float">
            <text:p>292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15:37Z</text:p>
          </table:table-cell>
          <table:table-cell office:value-type="float" office:value="40.012829" calcext:value-type="float">
            <text:p>40.012829</text:p>
          </table:table-cell>
          <table:table-cell office:value-type="float" office:value="-79.588998" calcext:value-type="float">
            <text:p>-79.588998</text:p>
          </table:table-cell>
          <table:table-cell office:value-type="float" office:value="292.4" calcext:value-type="float">
            <text:p>292.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5:40Z</text:p>
          </table:table-cell>
          <table:table-cell office:value-type="float" office:value="40.012801" calcext:value-type="float">
            <text:p>40.012801</text:p>
          </table:table-cell>
          <table:table-cell office:value-type="float" office:value="-79.588995" calcext:value-type="float">
            <text:p>-79.588995</text:p>
          </table:table-cell>
          <table:table-cell office:value-type="float" office:value="292.3" calcext:value-type="float">
            <text:p>292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5:42Z</text:p>
          </table:table-cell>
          <table:table-cell office:value-type="float" office:value="40.012773" calcext:value-type="float">
            <text:p>40.012773</text:p>
          </table:table-cell>
          <table:table-cell office:value-type="float" office:value="-79.588992" calcext:value-type="float">
            <text:p>-79.588992</text:p>
          </table:table-cell>
          <table:table-cell office:value-type="float" office:value="292.3" calcext:value-type="float">
            <text:p>292.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5:44Z</text:p>
          </table:table-cell>
          <table:table-cell office:value-type="float" office:value="40.012734" calcext:value-type="float">
            <text:p>40.012734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2.2" calcext:value-type="float">
            <text:p>292.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15:46Z</text:p>
          </table:table-cell>
          <table:table-cell office:value-type="float" office:value="40.012707" calcext:value-type="float">
            <text:p>40.012707</text:p>
          </table:table-cell>
          <table:table-cell office:value-type="float" office:value="-79.588989" calcext:value-type="float">
            <text:p>-79.588989</text:p>
          </table:table-cell>
          <table:table-cell office:value-type="float" office:value="292.1" calcext:value-type="float">
            <text:p>292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5:49Z</text:p>
          </table:table-cell>
          <table:table-cell office:value-type="float" office:value="40.012667" calcext:value-type="float">
            <text:p>40.012667</text:p>
          </table:table-cell>
          <table:table-cell office:value-type="float" office:value="-79.588986" calcext:value-type="float">
            <text:p>-79.588986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15:51Z</text:p>
          </table:table-cell>
          <table:table-cell office:value-type="float" office:value="40.012629" calcext:value-type="float">
            <text:p>40.012629</text:p>
          </table:table-cell>
          <table:table-cell office:value-type="float" office:value="-79.588988" calcext:value-type="float">
            <text:p>-79.588988</text:p>
          </table:table-cell>
          <table:table-cell office:value-type="float" office:value="292" calcext:value-type="float">
            <text:p>29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5:53Z</text:p>
          </table:table-cell>
          <table:table-cell office:value-type="float" office:value="40.012597" calcext:value-type="float">
            <text:p>40.012597</text:p>
          </table:table-cell>
          <table:table-cell office:value-type="float" office:value="-79.588989" calcext:value-type="float">
            <text:p>-79.588989</text:p>
          </table:table-cell>
          <table:table-cell office:value-type="float" office:value="292" calcext:value-type="float">
            <text:p>2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15:57Z</text:p>
          </table:table-cell>
          <table:table-cell office:value-type="float" office:value="40.012563" calcext:value-type="float">
            <text:p>40.012563</text:p>
          </table:table-cell>
          <table:table-cell office:value-type="float" office:value="-79.588995" calcext:value-type="float">
            <text:p>-79.588995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15:59Z</text:p>
          </table:table-cell>
          <table:table-cell office:value-type="float" office:value="40.012535" calcext:value-type="float">
            <text:p>40.012535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92" calcext:value-type="float">
            <text:p>2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6:02Z</text:p>
          </table:table-cell>
          <table:table-cell office:value-type="float" office:value="40.012504" calcext:value-type="float">
            <text:p>40.012504</text:p>
          </table:table-cell>
          <table:table-cell office:value-type="float" office:value="-79.589017" calcext:value-type="float">
            <text:p>-79.589017</text:p>
          </table:table-cell>
          <table:table-cell office:value-type="float" office:value="292.1" calcext:value-type="float">
            <text:p>292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16:04Z</text:p>
          </table:table-cell>
          <table:table-cell office:value-type="float" office:value="40.012474" calcext:value-type="float">
            <text:p>40.012474</text:p>
          </table:table-cell>
          <table:table-cell office:value-type="float" office:value="-79.589023" calcext:value-type="float">
            <text:p>-79.589023</text:p>
          </table:table-cell>
          <table:table-cell office:value-type="float" office:value="292.1" calcext:value-type="float">
            <text:p>292.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6:07Z</text:p>
          </table:table-cell>
          <table:table-cell office:value-type="float" office:value="40.012445" calcext:value-type="float">
            <text:p>40.012445</text:p>
          </table:table-cell>
          <table:table-cell office:value-type="float" office:value="-79.589035" calcext:value-type="float">
            <text:p>-79.589035</text:p>
          </table:table-cell>
          <table:table-cell office:value-type="float" office:value="292.1" calcext:value-type="float">
            <text:p>292.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6:09Z</text:p>
          </table:table-cell>
          <table:table-cell office:value-type="float" office:value="40.012419" calcext:value-type="float">
            <text:p>40.012419</text:p>
          </table:table-cell>
          <table:table-cell office:value-type="float" office:value="-79.589048" calcext:value-type="float">
            <text:p>-79.589048</text:p>
          </table:table-cell>
          <table:table-cell office:value-type="float" office:value="292" calcext:value-type="float">
            <text:p>2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6:11Z</text:p>
          </table:table-cell>
          <table:table-cell office:value-type="float" office:value="40.012375" calcext:value-type="float">
            <text:p>40.012375</text:p>
          </table:table-cell>
          <table:table-cell office:value-type="float" office:value="-79.589058" calcext:value-type="float">
            <text:p>-79.589058</text:p>
          </table:table-cell>
          <table:table-cell office:value-type="float" office:value="292" calcext:value-type="float">
            <text:p>2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6:13Z</text:p>
          </table:table-cell>
          <table:table-cell office:value-type="float" office:value="40.012339" calcext:value-type="float">
            <text:p>40.012339</text:p>
          </table:table-cell>
          <table:table-cell office:value-type="float" office:value="-79.589053" calcext:value-type="float">
            <text:p>-79.589053</text:p>
          </table:table-cell>
          <table:table-cell office:value-type="float" office:value="292" calcext:value-type="float">
            <text:p>2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6:15Z</text:p>
          </table:table-cell>
          <table:table-cell office:value-type="float" office:value="40.012308" calcext:value-type="float">
            <text:p>40.012308</text:p>
          </table:table-cell>
          <table:table-cell office:value-type="float" office:value="-79.589037" calcext:value-type="float">
            <text:p>-79.589037</text:p>
          </table:table-cell>
          <table:table-cell office:value-type="float" office:value="292" calcext:value-type="float">
            <text:p>29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6:19Z</text:p>
          </table:table-cell>
          <table:table-cell office:value-type="float" office:value="40.012269" calcext:value-type="float">
            <text:p>40.012269</text:p>
          </table:table-cell>
          <table:table-cell office:value-type="float" office:value="-79.589022" calcext:value-type="float">
            <text:p>-79.589022</text:p>
          </table:table-cell>
          <table:table-cell office:value-type="float" office:value="292" calcext:value-type="float">
            <text:p>2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16:21Z</text:p>
          </table:table-cell>
          <table:table-cell office:value-type="float" office:value="40.012233" calcext:value-type="float">
            <text:p>40.012233</text:p>
          </table:table-cell>
          <table:table-cell office:value-type="float" office:value="-79.589015" calcext:value-type="float">
            <text:p>-79.589015</text:p>
          </table:table-cell>
          <table:table-cell office:value-type="float" office:value="292" calcext:value-type="float">
            <text:p>2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16:23Z</text:p>
          </table:table-cell>
          <table:table-cell office:value-type="float" office:value="40.012202" calcext:value-type="float">
            <text:p>40.012202</text:p>
          </table:table-cell>
          <table:table-cell office:value-type="float" office:value="-79.589019" calcext:value-type="float">
            <text:p>-79.589019</text:p>
          </table:table-cell>
          <table:table-cell office:value-type="float" office:value="292.1" calcext:value-type="float">
            <text:p>292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6:26Z</text:p>
          </table:table-cell>
          <table:table-cell office:value-type="float" office:value="40.012163" calcext:value-type="float">
            <text:p>40.012163</text:p>
          </table:table-cell>
          <table:table-cell office:value-type="float" office:value="-79.589029" calcext:value-type="float">
            <text:p>-79.589029</text:p>
          </table:table-cell>
          <table:table-cell office:value-type="float" office:value="292.1" calcext:value-type="float">
            <text:p>292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6:28Z</text:p>
          </table:table-cell>
          <table:table-cell office:value-type="float" office:value="40.01212" calcext:value-type="float">
            <text:p>40.01212</text:p>
          </table:table-cell>
          <table:table-cell office:value-type="float" office:value="-79.589025" calcext:value-type="float">
            <text:p>-79.589025</text:p>
          </table:table-cell>
          <table:table-cell office:value-type="float" office:value="292.1" calcext:value-type="float">
            <text:p>292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6:30Z</text:p>
          </table:table-cell>
          <table:table-cell office:value-type="float" office:value="40.012082" calcext:value-type="float">
            <text:p>40.012082</text:p>
          </table:table-cell>
          <table:table-cell office:value-type="float" office:value="-79.589027" calcext:value-type="float">
            <text:p>-79.589027</text:p>
          </table:table-cell>
          <table:table-cell office:value-type="float" office:value="292" calcext:value-type="float">
            <text:p>29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6:32Z</text:p>
          </table:table-cell>
          <table:table-cell office:value-type="float" office:value="40.012045" calcext:value-type="float">
            <text:p>40.012045</text:p>
          </table:table-cell>
          <table:table-cell office:value-type="float" office:value="-79.589029" calcext:value-type="float">
            <text:p>-79.589029</text:p>
          </table:table-cell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6:35Z</text:p>
          </table:table-cell>
          <table:table-cell office:value-type="float" office:value="40.012019" calcext:value-type="float">
            <text:p>40.012019</text:p>
          </table:table-cell>
          <table:table-cell office:value-type="float" office:value="-79.589021" calcext:value-type="float">
            <text:p>-79.589021</text:p>
          </table:table-cell>
          <table:table-cell office:value-type="float" office:value="292" calcext:value-type="float">
            <text:p>2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6:38Z</text:p>
          </table:table-cell>
          <table:table-cell office:value-type="float" office:value="40.011988" calcext:value-type="float">
            <text:p>40.011988</text:p>
          </table:table-cell>
          <table:table-cell office:value-type="float" office:value="-79.58904" calcext:value-type="float">
            <text:p>-79.58904</text:p>
          </table:table-cell>
          <table:table-cell office:value-type="float" office:value="291.9" calcext:value-type="float">
            <text:p>291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6:40Z</text:p>
          </table:table-cell>
          <table:table-cell office:value-type="float" office:value="40.011967" calcext:value-type="float">
            <text:p>40.011967</text:p>
          </table:table-cell>
          <table:table-cell office:value-type="float" office:value="-79.589069" calcext:value-type="float">
            <text:p>-79.589069</text:p>
          </table:table-cell>
          <table:table-cell office:value-type="float" office:value="291.9" calcext:value-type="float">
            <text:p>291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6:43Z</text:p>
          </table:table-cell>
          <table:table-cell office:value-type="float" office:value="40.011937" calcext:value-type="float">
            <text:p>40.011937</text:p>
          </table:table-cell>
          <table:table-cell office:value-type="float" office:value="-79.58909" calcext:value-type="float">
            <text:p>-79.58909</text:p>
          </table:table-cell>
          <table:table-cell office:value-type="float" office:value="291.9" calcext:value-type="float">
            <text:p>291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6:45Z</text:p>
          </table:table-cell>
          <table:table-cell office:value-type="float" office:value="40.011907" calcext:value-type="float">
            <text:p>40.011907</text:p>
          </table:table-cell>
          <table:table-cell office:value-type="float" office:value="-79.58909" calcext:value-type="float">
            <text:p>-79.58909</text:p>
          </table:table-cell>
          <table:table-cell office:value-type="float" office:value="291.9" calcext:value-type="float">
            <text:p>291.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6:49Z</text:p>
          </table:table-cell>
          <table:table-cell office:value-type="float" office:value="40.011872" calcext:value-type="float">
            <text:p>40.011872</text:p>
          </table:table-cell>
          <table:table-cell office:value-type="float" office:value="-79.589079" calcext:value-type="float">
            <text:p>-79.589079</text:p>
          </table:table-cell>
          <table:table-cell office:value-type="float" office:value="291.8" calcext:value-type="float">
            <text:p>291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16:53Z</text:p>
          </table:table-cell>
          <table:table-cell office:value-type="float" office:value="40.011855" calcext:value-type="float">
            <text:p>40.011855</text:p>
          </table:table-cell>
          <table:table-cell office:value-type="float" office:value="-79.589043" calcext:value-type="float">
            <text:p>-79.589043</text:p>
          </table:table-cell>
          <table:table-cell office:value-type="float" office:value="291.8" calcext:value-type="float">
            <text:p>291.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16:57Z</text:p>
          </table:table-cell>
          <table:table-cell office:value-type="float" office:value="40.011834" calcext:value-type="float">
            <text:p>40.011834</text:p>
          </table:table-cell>
          <table:table-cell office:value-type="float" office:value="-79.589014" calcext:value-type="float">
            <text:p>-79.589014</text:p>
          </table:table-cell>
          <table:table-cell office:value-type="float" office:value="291.8" calcext:value-type="float">
            <text:p>291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7:01Z</text:p>
          </table:table-cell>
          <table:table-cell office:value-type="float" office:value="40.011806" calcext:value-type="float">
            <text:p>40.011806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1.8" calcext:value-type="float">
            <text:p>291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7:03Z</text:p>
          </table:table-cell>
          <table:table-cell office:value-type="float" office:value="40.011792" calcext:value-type="float">
            <text:p>40.011792</text:p>
          </table:table-cell>
          <table:table-cell office:value-type="float" office:value="-79.589069" calcext:value-type="float">
            <text:p>-79.589069</text:p>
          </table:table-cell>
          <table:table-cell office:value-type="float" office:value="291.7" calcext:value-type="float">
            <text:p>291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7:06Z</text:p>
          </table:table-cell>
          <table:table-cell office:value-type="float" office:value="40.011789" calcext:value-type="float">
            <text:p>40.011789</text:p>
          </table:table-cell>
          <table:table-cell office:value-type="float" office:value="-79.589111" calcext:value-type="float">
            <text:p>-79.589111</text:p>
          </table:table-cell>
          <table:table-cell office:value-type="float" office:value="291.7" calcext:value-type="float">
            <text:p>291.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7:11Z</text:p>
          </table:table-cell>
          <table:table-cell office:value-type="float" office:value="40.011761" calcext:value-type="float">
            <text:p>40.011761</text:p>
          </table:table-cell>
          <table:table-cell office:value-type="float" office:value="-79.589116" calcext:value-type="float">
            <text:p>-79.589116</text:p>
          </table:table-cell>
          <table:table-cell office:value-type="float" office:value="291.7" calcext:value-type="float">
            <text:p>291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7:17Z</text:p>
          </table:table-cell>
          <table:table-cell office:value-type="float" office:value="40.011793" calcext:value-type="float">
            <text:p>40.011793</text:p>
          </table:table-cell>
          <table:table-cell office:value-type="float" office:value="-79.589118" calcext:value-type="float">
            <text:p>-79.589118</text:p>
          </table:table-cell>
          <table:table-cell office:value-type="float" office:value="291.7" calcext:value-type="float">
            <text:p>291.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7:20Z</text:p>
          </table:table-cell>
          <table:table-cell office:value-type="float" office:value="40.011769" calcext:value-type="float">
            <text:p>40.011769</text:p>
          </table:table-cell>
          <table:table-cell office:value-type="float" office:value="-79.589154" calcext:value-type="float">
            <text:p>-79.589154</text:p>
          </table:table-cell>
          <table:table-cell office:value-type="float" office:value="291.8" calcext:value-type="float">
            <text:p>291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17:26Z</text:p>
          </table:table-cell>
          <table:table-cell office:value-type="float" office:value="40.011756" calcext:value-type="float">
            <text:p>40.011756</text:p>
          </table:table-cell>
          <table:table-cell office:value-type="float" office:value="-79.58919" calcext:value-type="float">
            <text:p>-79.58919</text:p>
          </table:table-cell>
          <table:table-cell office:value-type="float" office:value="291.3" calcext:value-type="float">
            <text:p>291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7:39Z</text:p>
          </table:table-cell>
          <table:table-cell office:value-type="float" office:value="40.011777" calcext:value-type="float">
            <text:p>40.011777</text:p>
          </table:table-cell>
          <table:table-cell office:value-type="float" office:value="-79.589167" calcext:value-type="float">
            <text:p>-79.589167</text:p>
          </table:table-cell>
          <table:table-cell office:value-type="float" office:value="291.4" calcext:value-type="float">
            <text:p>291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17:41Z</text:p>
          </table:table-cell>
          <table:table-cell office:value-type="float" office:value="40.011805" calcext:value-type="float">
            <text:p>40.011805</text:p>
          </table:table-cell>
          <table:table-cell office:value-type="float" office:value="-79.58915" calcext:value-type="float">
            <text:p>-79.58915</text:p>
          </table:table-cell>
          <table:table-cell office:value-type="float" office:value="291.8" calcext:value-type="float">
            <text:p>291.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7:44Z</text:p>
          </table:table-cell>
          <table:table-cell office:value-type="float" office:value="40.011826" calcext:value-type="float">
            <text:p>40.011826</text:p>
          </table:table-cell>
          <table:table-cell office:value-type="float" office:value="-79.58911" calcext:value-type="float">
            <text:p>-79.58911</text:p>
          </table:table-cell>
          <table:table-cell office:value-type="float" office:value="291.8" calcext:value-type="float">
            <text:p>291.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7:48Z</text:p>
          </table:table-cell>
          <table:table-cell office:value-type="float" office:value="40.011837" calcext:value-type="float">
            <text:p>40.011837</text:p>
          </table:table-cell>
          <table:table-cell office:value-type="float" office:value="-79.589074" calcext:value-type="float">
            <text:p>-79.589074</text:p>
          </table:table-cell>
          <table:table-cell office:value-type="float" office:value="291.8" calcext:value-type="float">
            <text:p>291.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7:54Z</text:p>
          </table:table-cell>
          <table:table-cell office:value-type="float" office:value="40.011843" calcext:value-type="float">
            <text:p>40.011843</text:p>
          </table:table-cell>
          <table:table-cell office:value-type="float" office:value="-79.589034" calcext:value-type="float">
            <text:p>-79.589034</text:p>
          </table:table-cell>
          <table:table-cell office:value-type="float" office:value="291.8" calcext:value-type="float">
            <text:p>291.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7:59Z</text:p>
          </table:table-cell>
          <table:table-cell office:value-type="float" office:value="40.011837" calcext:value-type="float">
            <text:p>40.011837</text:p>
          </table:table-cell>
          <table:table-cell office:value-type="float" office:value="-79.588999" calcext:value-type="float">
            <text:p>-79.588999</text:p>
          </table:table-cell>
          <table:table-cell office:value-type="float" office:value="291.8" calcext:value-type="float">
            <text:p>291.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18:04Z</text:p>
          </table:table-cell>
          <table:table-cell office:value-type="float" office:value="40.011829" calcext:value-type="float">
            <text:p>40.011829</text:p>
          </table:table-cell>
          <table:table-cell office:value-type="float" office:value="-79.588961" calcext:value-type="float">
            <text:p>-79.588961</text:p>
          </table:table-cell>
          <table:table-cell office:value-type="float" office:value="291.7" calcext:value-type="float">
            <text:p>291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5:18:15Z</text:p>
          </table:table-cell>
          <table:table-cell office:value-type="float" office:value="40.011829" calcext:value-type="float">
            <text:p>40.011829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91.7" calcext:value-type="float">
            <text:p>291.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18:28Z</text:p>
          </table:table-cell>
          <table:table-cell office:value-type="float" office:value="40.011825" calcext:value-type="float">
            <text:p>40.011825</text:p>
          </table:table-cell>
          <table:table-cell office:value-type="float" office:value="-79.588884" calcext:value-type="float">
            <text:p>-79.588884</text:p>
          </table:table-cell>
          <table:table-cell office:value-type="float" office:value="291.7" calcext:value-type="float">
            <text:p>291.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5:18:39Z</text:p>
          </table:table-cell>
          <table:table-cell office:value-type="float" office:value="40.011804" calcext:value-type="float">
            <text:p>40.011804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1.6" calcext:value-type="float">
            <text:p>291.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18:42Z</text:p>
          </table:table-cell>
          <table:table-cell office:value-type="float" office:value="40.011771" calcext:value-type="float">
            <text:p>40.011771</text:p>
          </table:table-cell>
          <table:table-cell office:value-type="float" office:value="-79.588941" calcext:value-type="float">
            <text:p>-79.588941</text:p>
          </table:table-cell>
          <table:table-cell office:value-type="float" office:value="291.6" calcext:value-type="float">
            <text:p>291.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18:44Z</text:p>
          </table:table-cell>
          <table:table-cell office:value-type="float" office:value="40.011744" calcext:value-type="float">
            <text:p>40.011744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91.6" calcext:value-type="float">
            <text:p>291.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5:18:46Z</text:p>
          </table:table-cell>
          <table:table-cell office:value-type="float" office:value="40.011709" calcext:value-type="float">
            <text:p>40.011709</text:p>
          </table:table-cell>
          <table:table-cell office:value-type="float" office:value="-79.588952" calcext:value-type="float">
            <text:p>-79.588952</text:p>
          </table:table-cell>
          <table:table-cell office:value-type="float" office:value="291.6" calcext:value-type="float">
            <text:p>291.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5:18:48Z</text:p>
          </table:table-cell>
          <table:table-cell office:value-type="float" office:value="40.011683" calcext:value-type="float">
            <text:p>40.011683</text:p>
          </table:table-cell>
          <table:table-cell office:value-type="float" office:value="-79.588962" calcext:value-type="float">
            <text:p>-79.588962</text:p>
          </table:table-cell>
          <table:table-cell office:value-type="float" office:value="291.5" calcext:value-type="float">
            <text:p>29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18:52Z</text:p>
          </table:table-cell>
          <table:table-cell office:value-type="float" office:value="40.011655" calcext:value-type="float">
            <text:p>40.011655</text:p>
          </table:table-cell>
          <table:table-cell office:value-type="float" office:value="-79.588973" calcext:value-type="float">
            <text:p>-79.588973</text:p>
          </table:table-cell>
          <table:table-cell office:value-type="float" office:value="291.5" calcext:value-type="float">
            <text:p>29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18:56Z</text:p>
          </table:table-cell>
          <table:table-cell office:value-type="float" office:value="40.011626" calcext:value-type="float">
            <text:p>40.011626</text:p>
          </table:table-cell>
          <table:table-cell office:value-type="float" office:value="-79.588995" calcext:value-type="float">
            <text:p>-79.588995</text:p>
          </table:table-cell>
          <table:table-cell office:value-type="float" office:value="291.5" calcext:value-type="float">
            <text:p>291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5:18:59Z</text:p>
          </table:table-cell>
          <table:table-cell office:value-type="float" office:value="40.011582" calcext:value-type="float">
            <text:p>40.011582</text:p>
          </table:table-cell>
          <table:table-cell office:value-type="float" office:value="-79.588999" calcext:value-type="float">
            <text:p>-79.588999</text:p>
          </table:table-cell>
          <table:table-cell office:value-type="float" office:value="291.4" calcext:value-type="float">
            <text:p>291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19:01Z</text:p>
          </table:table-cell>
          <table:table-cell office:value-type="float" office:value="40.011544" calcext:value-type="float">
            <text:p>40.011544</text:p>
          </table:table-cell>
          <table:table-cell office:value-type="float" office:value="-79.589001" calcext:value-type="float">
            <text:p>-79.589001</text:p>
          </table:table-cell>
          <table:table-cell office:value-type="float" office:value="291.4" calcext:value-type="float">
            <text:p>291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19:04Z</text:p>
          </table:table-cell>
          <table:table-cell office:value-type="float" office:value="40.011511" calcext:value-type="float">
            <text:p>40.011511</text:p>
          </table:table-cell>
          <table:table-cell office:value-type="float" office:value="-79.588999" calcext:value-type="float">
            <text:p>-79.588999</text:p>
          </table:table-cell>
          <table:table-cell office:value-type="float" office:value="291.4" calcext:value-type="float">
            <text:p>291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19:08Z</text:p>
          </table:table-cell>
          <table:table-cell office:value-type="float" office:value="40.011479" calcext:value-type="float">
            <text:p>40.011479</text:p>
          </table:table-cell>
          <table:table-cell office:value-type="float" office:value="-79.588989" calcext:value-type="float">
            <text:p>-79.588989</text:p>
          </table:table-cell>
          <table:table-cell office:value-type="float" office:value="291.3" calcext:value-type="float">
            <text:p>291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5:19:10Z</text:p>
          </table:table-cell>
          <table:table-cell office:value-type="float" office:value="40.011452" calcext:value-type="float">
            <text:p>40.011452</text:p>
          </table:table-cell>
          <table:table-cell office:value-type="float" office:value="-79.588993" calcext:value-type="float">
            <text:p>-79.588993</text:p>
          </table:table-cell>
          <table:table-cell office:value-type="float" office:value="291.3" calcext:value-type="float">
            <text:p>291.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5:19:12Z</text:p>
          </table:table-cell>
          <table:table-cell office:value-type="float" office:value="40.011415" calcext:value-type="float">
            <text:p>40.011415</text:p>
          </table:table-cell>
          <table:table-cell office:value-type="float" office:value="-79.589006" calcext:value-type="float">
            <text:p>-79.589006</text:p>
          </table:table-cell>
          <table:table-cell office:value-type="float" office:value="291.3" calcext:value-type="float">
            <text:p>291.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19:14Z</text:p>
          </table:table-cell>
          <table:table-cell office:value-type="float" office:value="40.011389" calcext:value-type="float">
            <text:p>40.011389</text:p>
          </table:table-cell>
          <table:table-cell office:value-type="float" office:value="-79.589019" calcext:value-type="float">
            <text:p>-79.589019</text:p>
          </table:table-cell>
          <table:table-cell office:value-type="float" office:value="291.2" calcext:value-type="float">
            <text:p>291.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19:17Z</text:p>
          </table:table-cell>
          <table:table-cell office:value-type="float" office:value="40.011357" calcext:value-type="float">
            <text:p>40.011357</text:p>
          </table:table-cell>
          <table:table-cell office:value-type="float" office:value="-79.589037" calcext:value-type="float">
            <text:p>-79.589037</text:p>
          </table:table-cell>
          <table:table-cell office:value-type="float" office:value="291.2" calcext:value-type="float">
            <text:p>291.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9:20Z</text:p>
          </table:table-cell>
          <table:table-cell office:value-type="float" office:value="40.011317" calcext:value-type="float">
            <text:p>40.011317</text:p>
          </table:table-cell>
          <table:table-cell office:value-type="float" office:value="-79.589039" calcext:value-type="float">
            <text:p>-79.589039</text:p>
          </table:table-cell>
          <table:table-cell office:value-type="float" office:value="291.2" calcext:value-type="float">
            <text:p>291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9:23Z</text:p>
          </table:table-cell>
          <table:table-cell office:value-type="float" office:value="40.011282" calcext:value-type="float">
            <text:p>40.011282</text:p>
          </table:table-cell>
          <table:table-cell office:value-type="float" office:value="-79.589026" calcext:value-type="float">
            <text:p>-79.589026</text:p>
          </table:table-cell>
          <table:table-cell office:value-type="float" office:value="291.1" calcext:value-type="float">
            <text:p>291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9:26Z</text:p>
          </table:table-cell>
          <table:table-cell office:value-type="float" office:value="40.011238" calcext:value-type="float">
            <text:p>40.011238</text:p>
          </table:table-cell>
          <table:table-cell office:value-type="float" office:value="-79.589017" calcext:value-type="float">
            <text:p>-79.589017</text:p>
          </table:table-cell>
          <table:table-cell office:value-type="float" office:value="291.1" calcext:value-type="float">
            <text:p>291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19:28Z</text:p>
          </table:table-cell>
          <table:table-cell office:value-type="float" office:value="40.011196" calcext:value-type="float">
            <text:p>40.011196</text:p>
          </table:table-cell>
          <table:table-cell office:value-type="float" office:value="-79.589012" calcext:value-type="float">
            <text:p>-79.589012</text:p>
          </table:table-cell>
          <table:table-cell office:value-type="float" office:value="291" calcext:value-type="float">
            <text:p>2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9:30Z</text:p>
          </table:table-cell>
          <table:table-cell office:value-type="float" office:value="40.011168" calcext:value-type="float">
            <text:p>40.011168</text:p>
          </table:table-cell>
          <table:table-cell office:value-type="float" office:value="-79.589009" calcext:value-type="float">
            <text:p>-79.589009</text:p>
          </table:table-cell>
          <table:table-cell office:value-type="float" office:value="291" calcext:value-type="float">
            <text:p>29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19:34Z</text:p>
          </table:table-cell>
          <table:table-cell office:value-type="float" office:value="40.011138" calcext:value-type="float">
            <text:p>40.011138</text:p>
          </table:table-cell>
          <table:table-cell office:value-type="float" office:value="-79.589004" calcext:value-type="float">
            <text:p>-79.589004</text:p>
          </table:table-cell>
          <table:table-cell office:value-type="float" office:value="290.9" calcext:value-type="float">
            <text:p>290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19:36Z</text:p>
          </table:table-cell>
          <table:table-cell office:value-type="float" office:value="40.011106" calcext:value-type="float">
            <text:p>40.011106</text:p>
          </table:table-cell>
          <table:table-cell office:value-type="float" office:value="-79.589001" calcext:value-type="float">
            <text:p>-79.589001</text:p>
          </table:table-cell>
          <table:table-cell office:value-type="float" office:value="290.8" calcext:value-type="float">
            <text:p>290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19:38Z</text:p>
          </table:table-cell>
          <table:table-cell office:value-type="float" office:value="40.011075" calcext:value-type="float">
            <text:p>40.011075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90.7" calcext:value-type="float">
            <text:p>290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9:40Z</text:p>
          </table:table-cell>
          <table:table-cell office:value-type="float" office:value="40.011046" calcext:value-type="float">
            <text:p>40.011046</text:p>
          </table:table-cell>
          <table:table-cell office:value-type="float" office:value="-79.589015" calcext:value-type="float">
            <text:p>-79.589015</text:p>
          </table:table-cell>
          <table:table-cell office:value-type="float" office:value="290.6" calcext:value-type="float">
            <text:p>290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19:42Z</text:p>
          </table:table-cell>
          <table:table-cell office:value-type="float" office:value="40.011013" calcext:value-type="float">
            <text:p>40.011013</text:p>
          </table:table-cell>
          <table:table-cell office:value-type="float" office:value="-79.589013" calcext:value-type="float">
            <text:p>-79.589013</text:p>
          </table:table-cell>
          <table:table-cell office:value-type="float" office:value="290.5" calcext:value-type="float">
            <text:p>290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19:44Z</text:p>
          </table:table-cell>
          <table:table-cell office:value-type="float" office:value="40.01098" calcext:value-type="float">
            <text:p>40.01098</text:p>
          </table:table-cell>
          <table:table-cell office:value-type="float" office:value="-79.589012" calcext:value-type="float">
            <text:p>-79.589012</text:p>
          </table:table-cell>
          <table:table-cell office:value-type="float" office:value="290.4" calcext:value-type="float">
            <text:p>290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19:48Z</text:p>
          </table:table-cell>
          <table:table-cell office:value-type="float" office:value="40.010945" calcext:value-type="float">
            <text:p>40.010945</text:p>
          </table:table-cell>
          <table:table-cell office:value-type="float" office:value="-79.589016" calcext:value-type="float">
            <text:p>-79.589016</text:p>
          </table:table-cell>
          <table:table-cell office:value-type="float" office:value="290.3" calcext:value-type="float">
            <text:p>290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9:50Z</text:p>
          </table:table-cell>
          <table:table-cell office:value-type="float" office:value="40.010908" calcext:value-type="float">
            <text:p>40.010908</text:p>
          </table:table-cell>
          <table:table-cell office:value-type="float" office:value="-79.589019" calcext:value-type="float">
            <text:p>-79.589019</text:p>
          </table:table-cell>
          <table:table-cell office:value-type="float" office:value="290.3" calcext:value-type="float">
            <text:p>290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19:52Z</text:p>
          </table:table-cell>
          <table:table-cell office:value-type="float" office:value="40.010866" calcext:value-type="float">
            <text:p>40.010866</text:p>
          </table:table-cell>
          <table:table-cell office:value-type="float" office:value="-79.589031" calcext:value-type="float">
            <text:p>-79.589031</text:p>
          </table:table-cell>
          <table:table-cell office:value-type="float" office:value="290.3" calcext:value-type="float">
            <text:p>290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9:54Z</text:p>
          </table:table-cell>
          <table:table-cell office:value-type="float" office:value="40.010836" calcext:value-type="float">
            <text:p>40.010836</text:p>
          </table:table-cell>
          <table:table-cell office:value-type="float" office:value="-79.589033" calcext:value-type="float">
            <text:p>-79.589033</text:p>
          </table:table-cell>
          <table:table-cell office:value-type="float" office:value="290.2" calcext:value-type="float">
            <text:p>290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9:59Z</text:p>
          </table:table-cell>
          <table:table-cell office:value-type="float" office:value="40.010805" calcext:value-type="float">
            <text:p>40.010805</text:p>
          </table:table-cell>
          <table:table-cell office:value-type="float" office:value="-79.589026" calcext:value-type="float">
            <text:p>-79.589026</text:p>
          </table:table-cell>
          <table:table-cell office:value-type="float" office:value="290.2" calcext:value-type="float">
            <text:p>290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0:02Z</text:p>
          </table:table-cell>
          <table:table-cell office:value-type="float" office:value="40.010768" calcext:value-type="float">
            <text:p>40.010768</text:p>
          </table:table-cell>
          <table:table-cell office:value-type="float" office:value="-79.589025" calcext:value-type="float">
            <text:p>-79.589025</text:p>
          </table:table-cell>
          <table:table-cell office:value-type="float" office:value="290.2" calcext:value-type="float">
            <text:p>290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20:04Z</text:p>
          </table:table-cell>
          <table:table-cell office:value-type="float" office:value="40.010737" calcext:value-type="float">
            <text:p>40.010737</text:p>
          </table:table-cell>
          <table:table-cell office:value-type="float" office:value="-79.589024" calcext:value-type="float">
            <text:p>-79.589024</text:p>
          </table:table-cell>
          <table:table-cell office:value-type="float" office:value="290.2" calcext:value-type="float">
            <text:p>290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0:06Z</text:p>
          </table:table-cell>
          <table:table-cell office:value-type="float" office:value="40.010708" calcext:value-type="float">
            <text:p>40.010708</text:p>
          </table:table-cell>
          <table:table-cell office:value-type="float" office:value="-79.589009" calcext:value-type="float">
            <text:p>-79.589009</text:p>
          </table:table-cell>
          <table:table-cell office:value-type="float" office:value="290.2" calcext:value-type="float">
            <text:p>290.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20:09Z</text:p>
          </table:table-cell>
          <table:table-cell office:value-type="float" office:value="40.010665" calcext:value-type="float">
            <text:p>40.010665</text:p>
          </table:table-cell>
          <table:table-cell office:value-type="float" office:value="-79.588999" calcext:value-type="float">
            <text:p>-79.588999</text:p>
          </table:table-cell>
          <table:table-cell office:value-type="float" office:value="290.2" calcext:value-type="float">
            <text:p>290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0:11Z</text:p>
          </table:table-cell>
          <table:table-cell office:value-type="float" office:value="40.010625" calcext:value-type="float">
            <text:p>40.010625</text:p>
          </table:table-cell>
          <table:table-cell office:value-type="float" office:value="-79.588993" calcext:value-type="float">
            <text:p>-79.588993</text:p>
          </table:table-cell>
          <table:table-cell office:value-type="float" office:value="290.1" calcext:value-type="float">
            <text:p>290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0:13Z</text:p>
          </table:table-cell>
          <table:table-cell office:value-type="float" office:value="40.010595" calcext:value-type="float">
            <text:p>40.010595</text:p>
          </table:table-cell>
          <table:table-cell office:value-type="float" office:value="-79.588984" calcext:value-type="float">
            <text:p>-79.588984</text:p>
          </table:table-cell>
          <table:table-cell office:value-type="float" office:value="290.1" calcext:value-type="float">
            <text:p>290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0:15Z</text:p>
          </table:table-cell>
          <table:table-cell office:value-type="float" office:value="40.010565" calcext:value-type="float">
            <text:p>40.010565</text:p>
          </table:table-cell>
          <table:table-cell office:value-type="float" office:value="-79.588971" calcext:value-type="float">
            <text:p>-79.588971</text:p>
          </table:table-cell>
          <table:table-cell office:value-type="float" office:value="290.1" calcext:value-type="float">
            <text:p>290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0:18Z</text:p>
          </table:table-cell>
          <table:table-cell office:value-type="float" office:value="40.010529" calcext:value-type="float">
            <text:p>40.010529</text:p>
          </table:table-cell>
          <table:table-cell office:value-type="float" office:value="-79.588968" calcext:value-type="float">
            <text:p>-79.588968</text:p>
          </table:table-cell>
          <table:table-cell office:value-type="float" office:value="290.1" calcext:value-type="float">
            <text:p>290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0:20Z</text:p>
          </table:table-cell>
          <table:table-cell office:value-type="float" office:value="40.010493" calcext:value-type="float">
            <text:p>40.010493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90.1" calcext:value-type="float">
            <text:p>290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0:22Z</text:p>
          </table:table-cell>
          <table:table-cell office:value-type="float" office:value="40.010464" calcext:value-type="float">
            <text:p>40.010464</text:p>
          </table:table-cell>
          <table:table-cell office:value-type="float" office:value="-79.588971" calcext:value-type="float">
            <text:p>-79.588971</text:p>
          </table:table-cell>
          <table:table-cell office:value-type="float" office:value="290.1" calcext:value-type="float">
            <text:p>290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0:24Z</text:p>
          </table:table-cell>
          <table:table-cell office:value-type="float" office:value="40.010437" calcext:value-type="float">
            <text:p>40.010437</text:p>
          </table:table-cell>
          <table:table-cell office:value-type="float" office:value="-79.588982" calcext:value-type="float">
            <text:p>-79.588982</text:p>
          </table:table-cell>
          <table:table-cell office:value-type="float" office:value="290.1" calcext:value-type="float">
            <text:p>290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0:27Z</text:p>
          </table:table-cell>
          <table:table-cell office:value-type="float" office:value="40.010403" calcext:value-type="float">
            <text:p>40.010403</text:p>
          </table:table-cell>
          <table:table-cell office:value-type="float" office:value="-79.588992" calcext:value-type="float">
            <text:p>-79.588992</text:p>
          </table:table-cell>
          <table:table-cell office:value-type="float" office:value="290" calcext:value-type="float">
            <text:p>2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0:30Z</text:p>
          </table:table-cell>
          <table:table-cell office:value-type="float" office:value="40.010377" calcext:value-type="float">
            <text:p>40.010377</text:p>
          </table:table-cell>
          <table:table-cell office:value-type="float" office:value="-79.589001" calcext:value-type="float">
            <text:p>-79.589001</text:p>
          </table:table-cell>
          <table:table-cell office:value-type="float" office:value="290" calcext:value-type="float">
            <text:p>2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0:33Z</text:p>
          </table:table-cell>
          <table:table-cell office:value-type="float" office:value="40.010339" calcext:value-type="float">
            <text:p>40.010339</text:p>
          </table:table-cell>
          <table:table-cell office:value-type="float" office:value="-79.589007" calcext:value-type="float">
            <text:p>-79.589007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0:35Z</text:p>
          </table:table-cell>
          <table:table-cell office:value-type="float" office:value="40.01031" calcext:value-type="float">
            <text:p>40.01031</text:p>
          </table:table-cell>
          <table:table-cell office:value-type="float" office:value="-79.589003" calcext:value-type="float">
            <text:p>-79.589003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0:37Z</text:p>
          </table:table-cell>
          <table:table-cell office:value-type="float" office:value="40.010278" calcext:value-type="float">
            <text:p>40.010278</text:p>
          </table:table-cell>
          <table:table-cell office:value-type="float" office:value="-79.588999" calcext:value-type="float">
            <text:p>-79.588999</text:p>
          </table:table-cell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20:40Z</text:p>
          </table:table-cell>
          <table:table-cell office:value-type="float" office:value="40.010244" calcext:value-type="float">
            <text:p>40.010244</text:p>
          </table:table-cell>
          <table:table-cell office:value-type="float" office:value="-79.588986" calcext:value-type="float">
            <text:p>-79.588986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20:42Z</text:p>
          </table:table-cell>
          <table:table-cell office:value-type="float" office:value="40.010211" calcext:value-type="float">
            <text:p>40.010211</text:p>
          </table:table-cell>
          <table:table-cell office:value-type="float" office:value="-79.588984" calcext:value-type="float">
            <text:p>-79.588984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0:44Z</text:p>
          </table:table-cell>
          <table:table-cell office:value-type="float" office:value="40.010175" calcext:value-type="float">
            <text:p>40.010175</text:p>
          </table:table-cell>
          <table:table-cell office:value-type="float" office:value="-79.588991" calcext:value-type="float">
            <text:p>-79.588991</text:p>
          </table:table-cell>
          <table:table-cell office:value-type="float" office:value="290" calcext:value-type="float">
            <text:p>29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0:47Z</text:p>
          </table:table-cell>
          <table:table-cell office:value-type="float" office:value="40.010141" calcext:value-type="float">
            <text:p>40.010141</text:p>
          </table:table-cell>
          <table:table-cell office:value-type="float" office:value="-79.589011" calcext:value-type="float">
            <text:p>-79.589011</text:p>
          </table:table-cell>
          <table:table-cell office:value-type="float" office:value="289.9" calcext:value-type="float">
            <text:p>289.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20:49Z</text:p>
          </table:table-cell>
          <table:table-cell office:value-type="float" office:value="40.010105" calcext:value-type="float">
            <text:p>40.010105</text:p>
          </table:table-cell>
          <table:table-cell office:value-type="float" office:value="-79.589016" calcext:value-type="float">
            <text:p>-79.589016</text:p>
          </table:table-cell>
          <table:table-cell office:value-type="float" office:value="289.9" calcext:value-type="float">
            <text:p>289.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0:52Z</text:p>
          </table:table-cell>
          <table:table-cell office:value-type="float" office:value="40.010074" calcext:value-type="float">
            <text:p>40.010074</text:p>
          </table:table-cell>
          <table:table-cell office:value-type="float" office:value="-79.589004" calcext:value-type="float">
            <text:p>-79.589004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20:54Z</text:p>
          </table:table-cell>
          <table:table-cell office:value-type="float" office:value="40.010034" calcext:value-type="float">
            <text:p>40.010034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20:59Z</text:p>
          </table:table-cell>
          <table:table-cell office:value-type="float" office:value="40.010008" calcext:value-type="float">
            <text:p>40.010008</text:p>
          </table:table-cell>
          <table:table-cell office:value-type="float" office:value="-79.588982" calcext:value-type="float">
            <text:p>-79.588982</text:p>
          </table:table-cell>
          <table:table-cell office:value-type="float" office:value="290" calcext:value-type="float">
            <text:p>29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21:02Z</text:p>
          </table:table-cell>
          <table:table-cell office:value-type="float" office:value="40.009966" calcext:value-type="float">
            <text:p>40.009966</text:p>
          </table:table-cell>
          <table:table-cell office:value-type="float" office:value="-79.588993" calcext:value-type="float">
            <text:p>-79.588993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21:04Z</text:p>
          </table:table-cell>
          <table:table-cell office:value-type="float" office:value="40.00992" calcext:value-type="float">
            <text:p>40.00992</text:p>
          </table:table-cell>
          <table:table-cell office:value-type="float" office:value="-79.588989" calcext:value-type="float">
            <text:p>-79.588989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1:06Z</text:p>
          </table:table-cell>
          <table:table-cell office:value-type="float" office:value="40.009879" calcext:value-type="float">
            <text:p>40.009879</text:p>
          </table:table-cell>
          <table:table-cell office:value-type="float" office:value="-79.588981" calcext:value-type="float">
            <text:p>-79.588981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1:08Z</text:p>
          </table:table-cell>
          <table:table-cell office:value-type="float" office:value="40.009846" calcext:value-type="float">
            <text:p>40.009846</text:p>
          </table:table-cell>
          <table:table-cell office:value-type="float" office:value="-79.588984" calcext:value-type="float">
            <text:p>-79.588984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1:10Z</text:p>
          </table:table-cell>
          <table:table-cell office:value-type="float" office:value="40.009814" calcext:value-type="float">
            <text:p>40.009814</text:p>
          </table:table-cell>
          <table:table-cell office:value-type="float" office:value="-79.588989" calcext:value-type="float">
            <text:p>-79.588989</text:p>
          </table:table-cell>
          <table:table-cell office:value-type="float" office:value="290" calcext:value-type="float">
            <text:p>29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1:13Z</text:p>
          </table:table-cell>
          <table:table-cell office:value-type="float" office:value="40.009781" calcext:value-type="float">
            <text:p>40.009781</text:p>
          </table:table-cell>
          <table:table-cell office:value-type="float" office:value="-79.588994" calcext:value-type="float">
            <text:p>-79.588994</text:p>
          </table:table-cell>
          <table:table-cell office:value-type="float" office:value="290" calcext:value-type="float">
            <text:p>29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21:16Z</text:p>
          </table:table-cell>
          <table:table-cell office:value-type="float" office:value="40.009746" calcext:value-type="float">
            <text:p>40.009746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89.9" calcext:value-type="float">
            <text:p>289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1:19Z</text:p>
          </table:table-cell>
          <table:table-cell office:value-type="float" office:value="40.00971" calcext:value-type="float">
            <text:p>40.00971</text:p>
          </table:table-cell>
          <table:table-cell office:value-type="float" office:value="-79.588994" calcext:value-type="float">
            <text:p>-79.588994</text:p>
          </table:table-cell>
          <table:table-cell office:value-type="float" office:value="289.9" calcext:value-type="float">
            <text:p>289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1:22Z</text:p>
          </table:table-cell>
          <table:table-cell office:value-type="float" office:value="40.009675" calcext:value-type="float">
            <text:p>40.009675</text:p>
          </table:table-cell>
          <table:table-cell office:value-type="float" office:value="-79.588992" calcext:value-type="float">
            <text:p>-79.588992</text:p>
          </table:table-cell>
          <table:table-cell office:value-type="float" office:value="289.8" calcext:value-type="float">
            <text:p>289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1:24Z</text:p>
          </table:table-cell>
          <table:table-cell office:value-type="float" office:value="40.009639" calcext:value-type="float">
            <text:p>40.009639</text:p>
          </table:table-cell>
          <table:table-cell office:value-type="float" office:value="-79.588984" calcext:value-type="float">
            <text:p>-79.588984</text:p>
          </table:table-cell>
          <table:table-cell office:value-type="float" office:value="289.7" calcext:value-type="float">
            <text:p>289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1:26Z</text:p>
          </table:table-cell>
          <table:table-cell office:value-type="float" office:value="40.009602" calcext:value-type="float">
            <text:p>40.009602</text:p>
          </table:table-cell>
          <table:table-cell office:value-type="float" office:value="-79.588982" calcext:value-type="float">
            <text:p>-79.588982</text:p>
          </table:table-cell>
          <table:table-cell office:value-type="float" office:value="289.6" calcext:value-type="float">
            <text:p>289.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1:28Z</text:p>
          </table:table-cell>
          <table:table-cell office:value-type="float" office:value="40.009556" calcext:value-type="float">
            <text:p>40.009556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89.5" calcext:value-type="float">
            <text:p>289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1:31Z</text:p>
          </table:table-cell>
          <table:table-cell office:value-type="float" office:value="40.009526" calcext:value-type="float">
            <text:p>40.009526</text:p>
          </table:table-cell>
          <table:table-cell office:value-type="float" office:value="-79.588998" calcext:value-type="float">
            <text:p>-79.588998</text:p>
          </table:table-cell>
          <table:table-cell office:value-type="float" office:value="289.4" calcext:value-type="float">
            <text:p>289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21:34Z</text:p>
          </table:table-cell>
          <table:table-cell office:value-type="float" office:value="40.009497" calcext:value-type="float">
            <text:p>40.009497</text:p>
          </table:table-cell>
          <table:table-cell office:value-type="float" office:value="-79.589027" calcext:value-type="float">
            <text:p>-79.589027</text:p>
          </table:table-cell>
          <table:table-cell office:value-type="float" office:value="289.4" calcext:value-type="float">
            <text:p>289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1:36Z</text:p>
          </table:table-cell>
          <table:table-cell office:value-type="float" office:value="40.009455" calcext:value-type="float">
            <text:p>40.009455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89.3" calcext:value-type="float">
            <text:p>289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1:38Z</text:p>
          </table:table-cell>
          <table:table-cell office:value-type="float" office:value="40.009425" calcext:value-type="float">
            <text:p>40.009425</text:p>
          </table:table-cell>
          <table:table-cell office:value-type="float" office:value="-79.589026" calcext:value-type="float">
            <text:p>-79.589026</text:p>
          </table:table-cell>
          <table:table-cell office:value-type="float" office:value="289.2" calcext:value-type="float">
            <text:p>289.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1:42Z</text:p>
          </table:table-cell>
          <table:table-cell office:value-type="float" office:value="40.009393" calcext:value-type="float">
            <text:p>40.009393</text:p>
          </table:table-cell>
          <table:table-cell office:value-type="float" office:value="-79.589019" calcext:value-type="float">
            <text:p>-79.589019</text:p>
          </table:table-cell>
          <table:table-cell office:value-type="float" office:value="289.1" calcext:value-type="float">
            <text:p>289.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1:45Z</text:p>
          </table:table-cell>
          <table:table-cell office:value-type="float" office:value="40.009349" calcext:value-type="float">
            <text:p>40.009349</text:p>
          </table:table-cell>
          <table:table-cell office:value-type="float" office:value="-79.589018" calcext:value-type="float">
            <text:p>-79.589018</text:p>
          </table:table-cell>
          <table:table-cell office:value-type="float" office:value="289" calcext:value-type="float">
            <text:p>2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1:47Z</text:p>
          </table:table-cell>
          <table:table-cell office:value-type="float" office:value="40.009309" calcext:value-type="float">
            <text:p>40.009309</text:p>
          </table:table-cell>
          <table:table-cell office:value-type="float" office:value="-79.589015" calcext:value-type="float">
            <text:p>-79.589015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1:50Z</text:p>
          </table:table-cell>
          <table:table-cell office:value-type="float" office:value="40.009273" calcext:value-type="float">
            <text:p>40.009273</text:p>
          </table:table-cell>
          <table:table-cell office:value-type="float" office:value="-79.588999" calcext:value-type="float">
            <text:p>-79.588999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1:53Z</text:p>
          </table:table-cell>
          <table:table-cell office:value-type="float" office:value="40.009236" calcext:value-type="float">
            <text:p>40.009236</text:p>
          </table:table-cell>
          <table:table-cell office:value-type="float" office:value="-79.588979" calcext:value-type="float">
            <text:p>-79.588979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1:55Z</text:p>
          </table:table-cell>
          <table:table-cell office:value-type="float" office:value="40.009204" calcext:value-type="float">
            <text:p>40.009204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1:59Z</text:p>
          </table:table-cell>
          <table:table-cell office:value-type="float" office:value="40.009172" calcext:value-type="float">
            <text:p>40.009172</text:p>
          </table:table-cell>
          <table:table-cell office:value-type="float" office:value="-79.589008" calcext:value-type="float">
            <text:p>-79.589008</text:p>
          </table:table-cell>
          <table:table-cell office:value-type="float" office:value="289" calcext:value-type="float">
            <text:p>2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22:02Z</text:p>
          </table:table-cell>
          <table:table-cell office:value-type="float" office:value="40.009137" calcext:value-type="float">
            <text:p>40.009137</text:p>
          </table:table-cell>
          <table:table-cell office:value-type="float" office:value="-79.589016" calcext:value-type="float">
            <text:p>-79.589016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2:04Z</text:p>
          </table:table-cell>
          <table:table-cell office:value-type="float" office:value="40.009102" calcext:value-type="float">
            <text:p>40.009102</text:p>
          </table:table-cell>
          <table:table-cell office:value-type="float" office:value="-79.589014" calcext:value-type="float">
            <text:p>-79.589014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2:07Z</text:p>
          </table:table-cell>
          <table:table-cell office:value-type="float" office:value="40.009065" calcext:value-type="float">
            <text:p>40.009065</text:p>
          </table:table-cell>
          <table:table-cell office:value-type="float" office:value="-79.589007" calcext:value-type="float">
            <text:p>-79.589007</text:p>
          </table:table-cell>
          <table:table-cell office:value-type="float" office:value="289" calcext:value-type="float">
            <text:p>28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22:09Z</text:p>
          </table:table-cell>
          <table:table-cell office:value-type="float" office:value="40.009024" calcext:value-type="float">
            <text:p>40.009024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2:11Z</text:p>
          </table:table-cell>
          <table:table-cell office:value-type="float" office:value="40.008984" calcext:value-type="float">
            <text:p>40.008984</text:p>
          </table:table-cell>
          <table:table-cell office:value-type="float" office:value="-79.588998" calcext:value-type="float">
            <text:p>-79.588998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2:13Z</text:p>
          </table:table-cell>
          <table:table-cell office:value-type="float" office:value="40.008941" calcext:value-type="float">
            <text:p>40.008941</text:p>
          </table:table-cell>
          <table:table-cell office:value-type="float" office:value="-79.588991" calcext:value-type="float">
            <text:p>-79.588991</text:p>
          </table:table-cell>
          <table:table-cell office:value-type="float" office:value="289" calcext:value-type="float">
            <text:p>2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22:16Z</text:p>
          </table:table-cell>
          <table:table-cell office:value-type="float" office:value="40.008911" calcext:value-type="float">
            <text:p>40.008911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2:19Z</text:p>
          </table:table-cell>
          <table:table-cell office:value-type="float" office:value="40.008873" calcext:value-type="float">
            <text:p>40.008873</text:p>
          </table:table-cell>
          <table:table-cell office:value-type="float" office:value="-79.588962" calcext:value-type="float">
            <text:p>-79.588962</text:p>
          </table:table-cell>
          <table:table-cell office:value-type="float" office:value="288.9" calcext:value-type="float">
            <text:p>288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22:22Z</text:p>
          </table:table-cell>
          <table:table-cell office:value-type="float" office:value="40.008843" calcext:value-type="float">
            <text:p>40.008843</text:p>
          </table:table-cell>
          <table:table-cell office:value-type="float" office:value="-79.588965" calcext:value-type="float">
            <text:p>-79.588965</text:p>
          </table:table-cell>
          <table:table-cell office:value-type="float" office:value="288.9" calcext:value-type="float">
            <text:p>288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2:25Z</text:p>
          </table:table-cell>
          <table:table-cell office:value-type="float" office:value="40.008805" calcext:value-type="float">
            <text:p>40.008805</text:p>
          </table:table-cell>
          <table:table-cell office:value-type="float" office:value="-79.588976" calcext:value-type="float">
            <text:p>-79.588976</text:p>
          </table:table-cell>
          <table:table-cell office:value-type="float" office:value="288.8" calcext:value-type="float">
            <text:p>288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2:27Z</text:p>
          </table:table-cell>
          <table:table-cell office:value-type="float" office:value="40.008772" calcext:value-type="float">
            <text:p>40.008772</text:p>
          </table:table-cell>
          <table:table-cell office:value-type="float" office:value="-79.588982" calcext:value-type="float">
            <text:p>-79.588982</text:p>
          </table:table-cell>
          <table:table-cell office:value-type="float" office:value="288.7" calcext:value-type="float">
            <text:p>288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2:29Z</text:p>
          </table:table-cell>
          <table:table-cell office:value-type="float" office:value="40.008742" calcext:value-type="float">
            <text:p>40.008742</text:p>
          </table:table-cell>
          <table:table-cell office:value-type="float" office:value="-79.588982" calcext:value-type="float">
            <text:p>-79.588982</text:p>
          </table:table-cell>
          <table:table-cell office:value-type="float" office:value="288.7" calcext:value-type="float">
            <text:p>288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2:31Z</text:p>
          </table:table-cell>
          <table:table-cell office:value-type="float" office:value="40.008698" calcext:value-type="float">
            <text:p>40.008698</text:p>
          </table:table-cell>
          <table:table-cell office:value-type="float" office:value="-79.588986" calcext:value-type="float">
            <text:p>-79.588986</text:p>
          </table:table-cell>
          <table:table-cell office:value-type="float" office:value="288.6" calcext:value-type="float">
            <text:p>288.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2:33Z</text:p>
          </table:table-cell>
          <table:table-cell office:value-type="float" office:value="40.008654" calcext:value-type="float">
            <text:p>40.008654</text:p>
          </table:table-cell>
          <table:table-cell office:value-type="float" office:value="-79.588984" calcext:value-type="float">
            <text:p>-79.588984</text:p>
          </table:table-cell>
          <table:table-cell office:value-type="float" office:value="288.5" calcext:value-type="float">
            <text:p>288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2:35Z</text:p>
          </table:table-cell>
          <table:table-cell office:value-type="float" office:value="40.008622" calcext:value-type="float">
            <text:p>40.008622</text:p>
          </table:table-cell>
          <table:table-cell office:value-type="float" office:value="-79.588981" calcext:value-type="float">
            <text:p>-79.588981</text:p>
          </table:table-cell>
          <table:table-cell office:value-type="float" office:value="288.4" calcext:value-type="float">
            <text:p>288.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2:39Z</text:p>
          </table:table-cell>
          <table:table-cell office:value-type="float" office:value="40.008586" calcext:value-type="float">
            <text:p>40.008586</text:p>
          </table:table-cell>
          <table:table-cell office:value-type="float" office:value="-79.588981" calcext:value-type="float">
            <text:p>-79.588981</text:p>
          </table:table-cell>
          <table:table-cell office:value-type="float" office:value="288.3" calcext:value-type="float">
            <text:p>288.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2:42Z</text:p>
          </table:table-cell>
          <table:table-cell office:value-type="float" office:value="40.008544" calcext:value-type="float">
            <text:p>40.008544</text:p>
          </table:table-cell>
          <table:table-cell office:value-type="float" office:value="-79.588983" calcext:value-type="float">
            <text:p>-79.588983</text:p>
          </table:table-cell>
          <table:table-cell office:value-type="float" office:value="288.2" calcext:value-type="float">
            <text:p>288.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2:45Z</text:p>
          </table:table-cell>
          <table:table-cell office:value-type="float" office:value="40.00851" calcext:value-type="float">
            <text:p>40.00851</text:p>
          </table:table-cell>
          <table:table-cell office:value-type="float" office:value="-79.588979" calcext:value-type="float">
            <text:p>-79.588979</text:p>
          </table:table-cell>
          <table:table-cell office:value-type="float" office:value="288.1" calcext:value-type="float">
            <text:p>288.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2:49Z</text:p>
          </table:table-cell>
          <table:table-cell office:value-type="float" office:value="40.008469" calcext:value-type="float">
            <text:p>40.008469</text:p>
          </table:table-cell>
          <table:table-cell office:value-type="float" office:value="-79.588977" calcext:value-type="float">
            <text:p>-79.588977</text:p>
          </table:table-cell>
          <table:table-cell office:value-type="float" office:value="288" calcext:value-type="float">
            <text:p>2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22:51Z</text:p>
          </table:table-cell>
          <table:table-cell office:value-type="float" office:value="40.00843" calcext:value-type="float">
            <text:p>40.00843</text:p>
          </table:table-cell>
          <table:table-cell office:value-type="float" office:value="-79.588981" calcext:value-type="float">
            <text:p>-79.588981</text:p>
          </table:table-cell>
          <table:table-cell office:value-type="float" office:value="288.1" calcext:value-type="float">
            <text:p>288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22:55Z</text:p>
          </table:table-cell>
          <table:table-cell office:value-type="float" office:value="40.008396" calcext:value-type="float">
            <text:p>40.008396</text:p>
          </table:table-cell>
          <table:table-cell office:value-type="float" office:value="-79.588991" calcext:value-type="float">
            <text:p>-79.588991</text:p>
          </table:table-cell>
          <table:table-cell office:value-type="float" office:value="288.1" calcext:value-type="float">
            <text:p>288.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22:58Z</text:p>
          </table:table-cell>
          <table:table-cell office:value-type="float" office:value="40.008369" calcext:value-type="float">
            <text:p>40.008369</text:p>
          </table:table-cell>
          <table:table-cell office:value-type="float" office:value="-79.588998" calcext:value-type="float">
            <text:p>-79.588998</text:p>
          </table:table-cell>
          <table:table-cell office:value-type="float" office:value="288.2" calcext:value-type="float">
            <text:p>288.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23:00Z</text:p>
          </table:table-cell>
          <table:table-cell office:value-type="float" office:value="40.008338" calcext:value-type="float">
            <text:p>40.008338</text:p>
          </table:table-cell>
          <table:table-cell office:value-type="float" office:value="-79.589004" calcext:value-type="float">
            <text:p>-79.589004</text:p>
          </table:table-cell>
          <table:table-cell office:value-type="float" office:value="288.3" calcext:value-type="float">
            <text:p>288.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23:03Z</text:p>
          </table:table-cell>
          <table:table-cell office:value-type="float" office:value="40.008301" calcext:value-type="float">
            <text:p>40.008301</text:p>
          </table:table-cell>
          <table:table-cell office:value-type="float" office:value="-79.589003" calcext:value-type="float">
            <text:p>-79.589003</text:p>
          </table:table-cell>
          <table:table-cell office:value-type="float" office:value="288.3" calcext:value-type="float">
            <text:p>288.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3:05Z</text:p>
          </table:table-cell>
          <table:table-cell office:value-type="float" office:value="40.008265" calcext:value-type="float">
            <text:p>40.008265</text:p>
          </table:table-cell>
          <table:table-cell office:value-type="float" office:value="-79.589003" calcext:value-type="float">
            <text:p>-79.589003</text:p>
          </table:table-cell>
          <table:table-cell office:value-type="float" office:value="288.4" calcext:value-type="float">
            <text:p>288.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23:07Z</text:p>
          </table:table-cell>
          <table:table-cell office:value-type="float" office:value="40.008232" calcext:value-type="float">
            <text:p>40.008232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8.5" calcext:value-type="float">
            <text:p>288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23:09Z</text:p>
          </table:table-cell>
          <table:table-cell office:value-type="float" office:value="40.008203" calcext:value-type="float">
            <text:p>40.008203</text:p>
          </table:table-cell>
          <table:table-cell office:value-type="float" office:value="-79.588993" calcext:value-type="float">
            <text:p>-79.588993</text:p>
          </table:table-cell>
          <table:table-cell office:value-type="float" office:value="288.6" calcext:value-type="float">
            <text:p>288.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23:12Z</text:p>
          </table:table-cell>
          <table:table-cell office:value-type="float" office:value="40.008163" calcext:value-type="float">
            <text:p>40.008163</text:p>
          </table:table-cell>
          <table:table-cell office:value-type="float" office:value="-79.588986" calcext:value-type="float">
            <text:p>-79.588986</text:p>
          </table:table-cell>
          <table:table-cell office:value-type="float" office:value="288.6" calcext:value-type="float">
            <text:p>28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3:14Z</text:p>
          </table:table-cell>
          <table:table-cell office:value-type="float" office:value="40.008126" calcext:value-type="float">
            <text:p>40.008126</text:p>
          </table:table-cell>
          <table:table-cell office:value-type="float" office:value="-79.588983" calcext:value-type="float">
            <text:p>-79.588983</text:p>
          </table:table-cell>
          <table:table-cell office:value-type="float" office:value="288.7" calcext:value-type="float">
            <text:p>288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3:16Z</text:p>
          </table:table-cell>
          <table:table-cell office:value-type="float" office:value="40.00809" calcext:value-type="float">
            <text:p>40.00809</text:p>
          </table:table-cell>
          <table:table-cell office:value-type="float" office:value="-79.588975" calcext:value-type="float">
            <text:p>-79.588975</text:p>
          </table:table-cell>
          <table:table-cell office:value-type="float" office:value="288.8" calcext:value-type="float">
            <text:p>288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3:18Z</text:p>
          </table:table-cell>
          <table:table-cell office:value-type="float" office:value="40.008052" calcext:value-type="float">
            <text:p>40.008052</text:p>
          </table:table-cell>
          <table:table-cell office:value-type="float" office:value="-79.588963" calcext:value-type="float">
            <text:p>-79.588963</text:p>
          </table:table-cell>
          <table:table-cell office:value-type="float" office:value="288.9" calcext:value-type="float">
            <text:p>288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3:20Z</text:p>
          </table:table-cell>
          <table:table-cell office:value-type="float" office:value="40.008017" calcext:value-type="float">
            <text:p>40.008017</text:p>
          </table:table-cell>
          <table:table-cell office:value-type="float" office:value="-79.588961" calcext:value-type="float">
            <text:p>-79.588961</text:p>
          </table:table-cell>
          <table:table-cell office:value-type="float" office:value="289" calcext:value-type="float">
            <text:p>28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3:23Z</text:p>
          </table:table-cell>
          <table:table-cell office:value-type="float" office:value="40.007985" calcext:value-type="float">
            <text:p>40.007985</text:p>
          </table:table-cell>
          <table:table-cell office:value-type="float" office:value="-79.588967" calcext:value-type="float">
            <text:p>-79.588967</text:p>
          </table:table-cell>
          <table:table-cell office:value-type="float" office:value="289" calcext:value-type="float">
            <text:p>28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3:25Z</text:p>
          </table:table-cell>
          <table:table-cell office:value-type="float" office:value="40.007958" calcext:value-type="float">
            <text:p>40.007958</text:p>
          </table:table-cell>
          <table:table-cell office:value-type="float" office:value="-79.588979" calcext:value-type="float">
            <text:p>-79.588979</text:p>
          </table:table-cell>
          <table:table-cell office:value-type="float" office:value="289.1" calcext:value-type="float">
            <text:p>289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23:28Z</text:p>
          </table:table-cell>
          <table:table-cell office:value-type="float" office:value="40.007921" calcext:value-type="float">
            <text:p>40.007921</text:p>
          </table:table-cell>
          <table:table-cell office:value-type="float" office:value="-79.588979" calcext:value-type="float">
            <text:p>-79.588979</text:p>
          </table:table-cell>
          <table:table-cell office:value-type="float" office:value="289.1" calcext:value-type="float">
            <text:p>289.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3:30Z</text:p>
          </table:table-cell>
          <table:table-cell office:value-type="float" office:value="40.007894" calcext:value-type="float">
            <text:p>40.007894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9.2" calcext:value-type="float">
            <text:p>289.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3:33Z</text:p>
          </table:table-cell>
          <table:table-cell office:value-type="float" office:value="40.007857" calcext:value-type="float">
            <text:p>40.007857</text:p>
          </table:table-cell>
          <table:table-cell office:value-type="float" office:value="-79.588972" calcext:value-type="float">
            <text:p>-79.588972</text:p>
          </table:table-cell>
          <table:table-cell office:value-type="float" office:value="289.2" calcext:value-type="float">
            <text:p>289.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3:35Z</text:p>
          </table:table-cell>
          <table:table-cell office:value-type="float" office:value="40.007827" calcext:value-type="float">
            <text:p>40.007827</text:p>
          </table:table-cell>
          <table:table-cell office:value-type="float" office:value="-79.588979" calcext:value-type="float">
            <text:p>-79.588979</text:p>
          </table:table-cell>
          <table:table-cell office:value-type="float" office:value="289.3" calcext:value-type="float">
            <text:p>289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3:38Z</text:p>
          </table:table-cell>
          <table:table-cell office:value-type="float" office:value="40.007791" calcext:value-type="float">
            <text:p>40.007791</text:p>
          </table:table-cell>
          <table:table-cell office:value-type="float" office:value="-79.588986" calcext:value-type="float">
            <text:p>-79.588986</text:p>
          </table:table-cell>
          <table:table-cell office:value-type="float" office:value="289.3" calcext:value-type="float">
            <text:p>289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23:40Z</text:p>
          </table:table-cell>
          <table:table-cell office:value-type="float" office:value="40.00776" calcext:value-type="float">
            <text:p>40.00776</text:p>
          </table:table-cell>
          <table:table-cell office:value-type="float" office:value="-79.588993" calcext:value-type="float">
            <text:p>-79.588993</text:p>
          </table:table-cell>
          <table:table-cell office:value-type="float" office:value="289.4" calcext:value-type="float">
            <text:p>289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23:43Z</text:p>
          </table:table-cell>
          <table:table-cell office:value-type="float" office:value="40.007727" calcext:value-type="float">
            <text:p>40.007727</text:p>
          </table:table-cell>
          <table:table-cell office:value-type="float" office:value="-79.588996" calcext:value-type="float">
            <text:p>-79.588996</text:p>
          </table:table-cell>
          <table:table-cell office:value-type="float" office:value="289.4" calcext:value-type="float">
            <text:p>289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23:45Z</text:p>
          </table:table-cell>
          <table:table-cell office:value-type="float" office:value="40.007699" calcext:value-type="float">
            <text:p>40.007699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89.5" calcext:value-type="float">
            <text:p>289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23:48Z</text:p>
          </table:table-cell>
          <table:table-cell office:value-type="float" office:value="40.007664" calcext:value-type="float">
            <text:p>40.007664</text:p>
          </table:table-cell>
          <table:table-cell office:value-type="float" office:value="-79.589016" calcext:value-type="float">
            <text:p>-79.589016</text:p>
          </table:table-cell>
          <table:table-cell office:value-type="float" office:value="289.5" calcext:value-type="float">
            <text:p>289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23:51Z</text:p>
          </table:table-cell>
          <table:table-cell office:value-type="float" office:value="40.007636" calcext:value-type="float">
            <text:p>40.007636</text:p>
          </table:table-cell>
          <table:table-cell office:value-type="float" office:value="-79.589017" calcext:value-type="float">
            <text:p>-79.589017</text:p>
          </table:table-cell>
          <table:table-cell office:value-type="float" office:value="289.6" calcext:value-type="float">
            <text:p>289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23:53Z</text:p>
          </table:table-cell>
          <table:table-cell office:value-type="float" office:value="40.007608" calcext:value-type="float">
            <text:p>40.007608</text:p>
          </table:table-cell>
          <table:table-cell office:value-type="float" office:value="-79.589007" calcext:value-type="float">
            <text:p>-79.589007</text:p>
          </table:table-cell>
          <table:table-cell office:value-type="float" office:value="289.6" calcext:value-type="float">
            <text:p>289.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3:56Z</text:p>
          </table:table-cell>
          <table:table-cell office:value-type="float" office:value="40.007574" calcext:value-type="float">
            <text:p>40.007574</text:p>
          </table:table-cell>
          <table:table-cell office:value-type="float" office:value="-79.588995" calcext:value-type="float">
            <text:p>-79.588995</text:p>
          </table:table-cell>
          <table:table-cell office:value-type="float" office:value="289.7" calcext:value-type="float">
            <text:p>289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3:58Z</text:p>
          </table:table-cell>
          <table:table-cell office:value-type="float" office:value="40.007535" calcext:value-type="float">
            <text:p>40.007535</text:p>
          </table:table-cell>
          <table:table-cell office:value-type="float" office:value="-79.588986" calcext:value-type="float">
            <text:p>-79.588986</text:p>
          </table:table-cell>
          <table:table-cell office:value-type="float" office:value="289.7" calcext:value-type="float">
            <text:p>289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4:00Z</text:p>
          </table:table-cell>
          <table:table-cell office:value-type="float" office:value="40.007503" calcext:value-type="float">
            <text:p>40.007503</text:p>
          </table:table-cell>
          <table:table-cell office:value-type="float" office:value="-79.588976" calcext:value-type="float">
            <text:p>-79.588976</text:p>
          </table:table-cell>
          <table:table-cell office:value-type="float" office:value="289.8" calcext:value-type="float">
            <text:p>289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4:03Z</text:p>
          </table:table-cell>
          <table:table-cell office:value-type="float" office:value="40.007472" calcext:value-type="float">
            <text:p>40.007472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9.8" calcext:value-type="float">
            <text:p>289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4:06Z</text:p>
          </table:table-cell>
          <table:table-cell office:value-type="float" office:value="40.007439" calcext:value-type="float">
            <text:p>40.007439</text:p>
          </table:table-cell>
          <table:table-cell office:value-type="float" office:value="-79.588982" calcext:value-type="float">
            <text:p>-79.588982</text:p>
          </table:table-cell>
          <table:table-cell office:value-type="float" office:value="289.8" calcext:value-type="float">
            <text:p>289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4:08Z</text:p>
          </table:table-cell>
          <table:table-cell office:value-type="float" office:value="40.007409" calcext:value-type="float">
            <text:p>40.007409</text:p>
          </table:table-cell>
          <table:table-cell office:value-type="float" office:value="-79.588982" calcext:value-type="float">
            <text:p>-79.588982</text:p>
          </table:table-cell>
          <table:table-cell office:value-type="float" office:value="289.9" calcext:value-type="float">
            <text:p>289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4:11Z</text:p>
          </table:table-cell>
          <table:table-cell office:value-type="float" office:value="40.007381" calcext:value-type="float">
            <text:p>40.007381</text:p>
          </table:table-cell>
          <table:table-cell office:value-type="float" office:value="-79.589001" calcext:value-type="float">
            <text:p>-79.589001</text:p>
          </table:table-cell>
          <table:table-cell office:value-type="float" office:value="289.9" calcext:value-type="float">
            <text:p>289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4:14Z</text:p>
          </table:table-cell>
          <table:table-cell office:value-type="float" office:value="40.00734" calcext:value-type="float">
            <text:p>40.00734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90" calcext:value-type="float">
            <text:p>2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4:17Z</text:p>
          </table:table-cell>
          <table:table-cell office:value-type="float" office:value="40.007307" calcext:value-type="float">
            <text:p>40.007307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90" calcext:value-type="float">
            <text:p>29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4:20Z</text:p>
          </table:table-cell>
          <table:table-cell office:value-type="float" office:value="40.007279" calcext:value-type="float">
            <text:p>40.007279</text:p>
          </table:table-cell>
          <table:table-cell office:value-type="float" office:value="-79.589035" calcext:value-type="float">
            <text:p>-79.589035</text:p>
          </table:table-cell>
          <table:table-cell office:value-type="float" office:value="290" calcext:value-type="float">
            <text:p>29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4:23Z</text:p>
          </table:table-cell>
          <table:table-cell office:value-type="float" office:value="40.007243" calcext:value-type="float">
            <text:p>40.007243</text:p>
          </table:table-cell>
          <table:table-cell office:value-type="float" office:value="-79.589027" calcext:value-type="float">
            <text:p>-79.589027</text:p>
          </table:table-cell>
          <table:table-cell office:value-type="float" office:value="290.1" calcext:value-type="float">
            <text:p>290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4:26Z</text:p>
          </table:table-cell>
          <table:table-cell office:value-type="float" office:value="40.007208" calcext:value-type="float">
            <text:p>40.007208</text:p>
          </table:table-cell>
          <table:table-cell office:value-type="float" office:value="-79.589023" calcext:value-type="float">
            <text:p>-79.589023</text:p>
          </table:table-cell>
          <table:table-cell office:value-type="float" office:value="290.1" calcext:value-type="float">
            <text:p>290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4:30Z</text:p>
          </table:table-cell>
          <table:table-cell office:value-type="float" office:value="40.007184" calcext:value-type="float">
            <text:p>40.007184</text:p>
          </table:table-cell>
          <table:table-cell office:value-type="float" office:value="-79.588996" calcext:value-type="float">
            <text:p>-79.588996</text:p>
          </table:table-cell>
          <table:table-cell office:value-type="float" office:value="290.1" calcext:value-type="float">
            <text:p>290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4:41Z</text:p>
          </table:table-cell>
          <table:table-cell office:value-type="float" office:value="40.007172" calcext:value-type="float">
            <text:p>40.007172</text:p>
          </table:table-cell>
          <table:table-cell office:value-type="float" office:value="-79.588963" calcext:value-type="float">
            <text:p>-79.588963</text:p>
          </table:table-cell>
          <table:table-cell office:value-type="float" office:value="290.2" calcext:value-type="float">
            <text:p>290.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24:55Z</text:p>
          </table:table-cell>
          <table:table-cell office:value-type="float" office:value="40.007136" calcext:value-type="float">
            <text:p>40.007136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0.2" calcext:value-type="float">
            <text:p>290.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25:01Z</text:p>
          </table:table-cell>
          <table:table-cell office:value-type="float" office:value="40.007115" calcext:value-type="float">
            <text:p>40.007115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0.3" calcext:value-type="float">
            <text:p>290.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25:17Z</text:p>
          </table:table-cell>
          <table:table-cell office:value-type="float" office:value="40.007134" calcext:value-type="float">
            <text:p>40.007134</text:p>
          </table:table-cell>
          <table:table-cell office:value-type="float" office:value="-79.588901" calcext:value-type="float">
            <text:p>-79.588901</text:p>
          </table:table-cell>
          <table:table-cell office:value-type="float" office:value="290.3" calcext:value-type="float">
            <text:p>290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25:32Z</text:p>
          </table:table-cell>
          <table:table-cell office:value-type="float" office:value="40.007097" calcext:value-type="float">
            <text:p>40.007097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0.3" calcext:value-type="float">
            <text:p>290.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1T15:25:35Z</text:p>
          </table:table-cell>
          <table:table-cell office:value-type="float" office:value="40.007065" calcext:value-type="float">
            <text:p>40.007065</text:p>
          </table:table-cell>
          <table:table-cell office:value-type="float" office:value="-79.588917" calcext:value-type="float">
            <text:p>-79.588917</text:p>
          </table:table-cell>
          <table:table-cell office:value-type="float" office:value="290.4" calcext:value-type="float">
            <text:p>290.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5:25:37Z</text:p>
          </table:table-cell>
          <table:table-cell office:value-type="float" office:value="40.007037" calcext:value-type="float">
            <text:p>40.007037</text:p>
          </table:table-cell>
          <table:table-cell office:value-type="float" office:value="-79.588929" calcext:value-type="float">
            <text:p>-79.588929</text:p>
          </table:table-cell>
          <table:table-cell office:value-type="float" office:value="290.5" calcext:value-type="float">
            <text:p>290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25:39Z</text:p>
          </table:table-cell>
          <table:table-cell office:value-type="float" office:value="40.007004" calcext:value-type="float">
            <text:p>40.007004</text:p>
          </table:table-cell>
          <table:table-cell office:value-type="float" office:value="-79.588943" calcext:value-type="float">
            <text:p>-79.588943</text:p>
          </table:table-cell>
          <table:table-cell office:value-type="float" office:value="290.5" calcext:value-type="float">
            <text:p>290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25:41Z</text:p>
          </table:table-cell>
          <table:table-cell office:value-type="float" office:value="40.006954" calcext:value-type="float">
            <text:p>40.006954</text:p>
          </table:table-cell>
          <table:table-cell office:value-type="float" office:value="-79.588945" calcext:value-type="float">
            <text:p>-79.588945</text:p>
          </table:table-cell>
          <table:table-cell office:value-type="float" office:value="290.6" calcext:value-type="float">
            <text:p>290.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25:43Z</text:p>
          </table:table-cell>
          <table:table-cell office:value-type="float" office:value="40.006905" calcext:value-type="float">
            <text:p>40.006905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90.7" calcext:value-type="float">
            <text:p>290.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5:45Z</text:p>
          </table:table-cell>
          <table:table-cell office:value-type="float" office:value="40.006874" calcext:value-type="float">
            <text:p>40.006874</text:p>
          </table:table-cell>
          <table:table-cell office:value-type="float" office:value="-79.588915" calcext:value-type="float">
            <text:p>-79.588915</text:p>
          </table:table-cell>
          <table:table-cell office:value-type="float" office:value="290.7" calcext:value-type="float">
            <text:p>290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5:48Z</text:p>
          </table:table-cell>
          <table:table-cell office:value-type="float" office:value="40.006832" calcext:value-type="float">
            <text:p>40.006832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90.8" calcext:value-type="float">
            <text:p>290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5:49Z</text:p>
          </table:table-cell>
          <table:table-cell office:value-type="float" office:value="40.006805" calcext:value-type="float">
            <text:p>40.006805</text:p>
          </table:table-cell>
          <table:table-cell office:value-type="float" office:value="-79.588951" calcext:value-type="float">
            <text:p>-79.588951</text:p>
          </table:table-cell>
          <table:table-cell office:value-type="float" office:value="290.8" calcext:value-type="float">
            <text:p>290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25:50Z</text:p>
          </table:table-cell>
          <table:table-cell office:value-type="float" office:value="40.006777" calcext:value-type="float">
            <text:p>40.006777</text:p>
          </table:table-cell>
          <table:table-cell office:value-type="float" office:value="-79.588957" calcext:value-type="float">
            <text:p>-79.588957</text:p>
          </table:table-cell>
          <table:table-cell office:value-type="float" office:value="290.8" calcext:value-type="float">
            <text:p>290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25:52Z</text:p>
          </table:table-cell>
          <table:table-cell office:value-type="float" office:value="40.006736" calcext:value-type="float">
            <text:p>40.006736</text:p>
          </table:table-cell>
          <table:table-cell office:value-type="float" office:value="-79.588962" calcext:value-type="float">
            <text:p>-79.588962</text:p>
          </table:table-cell>
          <table:table-cell office:value-type="float" office:value="290.9" calcext:value-type="float">
            <text:p>290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5:54Z</text:p>
          </table:table-cell>
          <table:table-cell office:value-type="float" office:value="40.006699" calcext:value-type="float">
            <text:p>40.006699</text:p>
          </table:table-cell>
          <table:table-cell office:value-type="float" office:value="-79.588964" calcext:value-type="float">
            <text:p>-79.588964</text:p>
          </table:table-cell>
          <table:table-cell office:value-type="float" office:value="290.9" calcext:value-type="float">
            <text:p>290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5:56Z</text:p>
          </table:table-cell>
          <table:table-cell office:value-type="float" office:value="40.006657" calcext:value-type="float">
            <text:p>40.006657</text:p>
          </table:table-cell>
          <table:table-cell office:value-type="float" office:value="-79.588965" calcext:value-type="float">
            <text:p>-79.588965</text:p>
          </table:table-cell>
          <table:table-cell office:value-type="float" office:value="291" calcext:value-type="float">
            <text:p>2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5:58Z</text:p>
          </table:table-cell>
          <table:table-cell office:value-type="float" office:value="40.006611" calcext:value-type="float">
            <text:p>40.006611</text:p>
          </table:table-cell>
          <table:table-cell office:value-type="float" office:value="-79.588964" calcext:value-type="float">
            <text:p>-79.588964</text:p>
          </table:table-cell>
          <table:table-cell office:value-type="float" office:value="290.6" calcext:value-type="float">
            <text:p>290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6:00Z</text:p>
          </table:table-cell>
          <table:table-cell office:value-type="float" office:value="40.006573" calcext:value-type="float">
            <text:p>40.006573</text:p>
          </table:table-cell>
          <table:table-cell office:value-type="float" office:value="-79.588976" calcext:value-type="float">
            <text:p>-79.588976</text:p>
          </table:table-cell>
          <table:table-cell office:value-type="float" office:value="290.2" calcext:value-type="float">
            <text:p>29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6:02Z</text:p>
          </table:table-cell>
          <table:table-cell office:value-type="float" office:value="40.006546" calcext:value-type="float">
            <text:p>40.006546</text:p>
          </table:table-cell>
          <table:table-cell office:value-type="float" office:value="-79.588991" calcext:value-type="float">
            <text:p>-79.588991</text:p>
          </table:table-cell>
          <table:table-cell office:value-type="float" office:value="290" calcext:value-type="float">
            <text:p>2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6:04Z</text:p>
          </table:table-cell>
          <table:table-cell office:value-type="float" office:value="40.006513" calcext:value-type="float">
            <text:p>40.006513</text:p>
          </table:table-cell>
          <table:table-cell office:value-type="float" office:value="-79.589001" calcext:value-type="float">
            <text:p>-79.589001</text:p>
          </table:table-cell>
          <table:table-cell office:value-type="float" office:value="289.7" calcext:value-type="float">
            <text:p>28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6:06Z</text:p>
          </table:table-cell>
          <table:table-cell office:value-type="float" office:value="40.006476" calcext:value-type="float">
            <text:p>40.006476</text:p>
          </table:table-cell>
          <table:table-cell office:value-type="float" office:value="-79.589001" calcext:value-type="float">
            <text:p>-79.589001</text:p>
          </table:table-cell>
          <table:table-cell office:value-type="float" office:value="289.4" calcext:value-type="float">
            <text:p>289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6:08Z</text:p>
          </table:table-cell>
          <table:table-cell office:value-type="float" office:value="40.006442" calcext:value-type="float">
            <text:p>40.006442</text:p>
          </table:table-cell>
          <table:table-cell office:value-type="float" office:value="-79.588998" calcext:value-type="float">
            <text:p>-79.588998</text:p>
          </table:table-cell>
          <table:table-cell office:value-type="float" office:value="289.2" calcext:value-type="float">
            <text:p>289.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26:10Z</text:p>
          </table:table-cell>
          <table:table-cell office:value-type="float" office:value="40.00641" calcext:value-type="float">
            <text:p>40.00641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9" calcext:value-type="float">
            <text:p>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6:12Z</text:p>
          </table:table-cell>
          <table:table-cell office:value-type="float" office:value="40.006369" calcext:value-type="float">
            <text:p>40.006369</text:p>
          </table:table-cell>
          <table:table-cell office:value-type="float" office:value="-79.589003" calcext:value-type="float">
            <text:p>-79.589003</text:p>
          </table:table-cell>
          <table:table-cell office:value-type="float" office:value="288.7" calcext:value-type="float">
            <text:p>28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6:14Z</text:p>
          </table:table-cell>
          <table:table-cell office:value-type="float" office:value="40.006318" calcext:value-type="float">
            <text:p>40.006318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88.6" calcext:value-type="float">
            <text:p>28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6:16Z</text:p>
          </table:table-cell>
          <table:table-cell office:value-type="float" office:value="40.006278" calcext:value-type="float">
            <text:p>40.006278</text:p>
          </table:table-cell>
          <table:table-cell office:value-type="float" office:value="-79.588972" calcext:value-type="float">
            <text:p>-79.588972</text:p>
          </table:table-cell>
          <table:table-cell office:value-type="float" office:value="288.5" calcext:value-type="float">
            <text:p>28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6:18Z</text:p>
          </table:table-cell>
          <table:table-cell office:value-type="float" office:value="40.00623" calcext:value-type="float">
            <text:p>40.00623</text:p>
          </table:table-cell>
          <table:table-cell office:value-type="float" office:value="-79.588959" calcext:value-type="float">
            <text:p>-79.588959</text:p>
          </table:table-cell>
          <table:table-cell office:value-type="float" office:value="288.4" calcext:value-type="float">
            <text:p>288.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6:20Z</text:p>
          </table:table-cell>
          <table:table-cell office:value-type="float" office:value="40.006192" calcext:value-type="float">
            <text:p>40.006192</text:p>
          </table:table-cell>
          <table:table-cell office:value-type="float" office:value="-79.588949" calcext:value-type="float">
            <text:p>-79.588949</text:p>
          </table:table-cell>
          <table:table-cell office:value-type="float" office:value="288.3" calcext:value-type="float">
            <text:p>288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6:22Z</text:p>
          </table:table-cell>
          <table:table-cell office:value-type="float" office:value="40.006159" calcext:value-type="float">
            <text:p>40.006159</text:p>
          </table:table-cell>
          <table:table-cell office:value-type="float" office:value="-79.588947" calcext:value-type="float">
            <text:p>-79.588947</text:p>
          </table:table-cell>
          <table:table-cell office:value-type="float" office:value="288.3" calcext:value-type="float">
            <text:p>288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6:24Z</text:p>
          </table:table-cell>
          <table:table-cell office:value-type="float" office:value="40.006126" calcext:value-type="float">
            <text:p>40.006126</text:p>
          </table:table-cell>
          <table:table-cell office:value-type="float" office:value="-79.588943" calcext:value-type="float">
            <text:p>-79.588943</text:p>
          </table:table-cell>
          <table:table-cell office:value-type="float" office:value="288.2" calcext:value-type="float">
            <text:p>288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6:26Z</text:p>
          </table:table-cell>
          <table:table-cell office:value-type="float" office:value="40.006094" calcext:value-type="float">
            <text:p>40.006094</text:p>
          </table:table-cell>
          <table:table-cell office:value-type="float" office:value="-79.588939" calcext:value-type="float">
            <text:p>-79.588939</text:p>
          </table:table-cell>
          <table:table-cell office:value-type="float" office:value="288.1" calcext:value-type="float">
            <text:p>288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6:28Z</text:p>
          </table:table-cell>
          <table:table-cell office:value-type="float" office:value="40.006055" calcext:value-type="float">
            <text:p>40.006055</text:p>
          </table:table-cell>
          <table:table-cell office:value-type="float" office:value="-79.588932" calcext:value-type="float">
            <text:p>-79.588932</text:p>
          </table:table-cell>
          <table:table-cell office:value-type="float" office:value="288.1" calcext:value-type="float">
            <text:p>288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6:30Z</text:p>
          </table:table-cell>
          <table:table-cell office:value-type="float" office:value="40.006021" calcext:value-type="float">
            <text:p>40.006021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88" calcext:value-type="float">
            <text:p>2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6:32Z</text:p>
          </table:table-cell>
          <table:table-cell office:value-type="float" office:value="40.005992" calcext:value-type="float">
            <text:p>40.005992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88" calcext:value-type="float">
            <text:p>2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6:34Z</text:p>
          </table:table-cell>
          <table:table-cell office:value-type="float" office:value="40.005962" calcext:value-type="float">
            <text:p>40.005962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88" calcext:value-type="float">
            <text:p>2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26:36Z</text:p>
          </table:table-cell>
          <table:table-cell office:value-type="float" office:value="40.005933" calcext:value-type="float">
            <text:p>40.005933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87.9" calcext:value-type="float">
            <text:p>287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26:38Z</text:p>
          </table:table-cell>
          <table:table-cell office:value-type="float" office:value="40.005903" calcext:value-type="float">
            <text:p>40.005903</text:p>
          </table:table-cell>
          <table:table-cell office:value-type="float" office:value="-79.588925" calcext:value-type="float">
            <text:p>-79.588925</text:p>
          </table:table-cell>
          <table:table-cell office:value-type="float" office:value="287.9" calcext:value-type="float">
            <text:p>287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26:41Z</text:p>
          </table:table-cell>
          <table:table-cell office:value-type="float" office:value="40.005871" calcext:value-type="float">
            <text:p>40.005871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87.9" calcext:value-type="float">
            <text:p>287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26:43Z</text:p>
          </table:table-cell>
          <table:table-cell office:value-type="float" office:value="40.005844" calcext:value-type="float">
            <text:p>40.005844</text:p>
          </table:table-cell>
          <table:table-cell office:value-type="float" office:value="-79.588932" calcext:value-type="float">
            <text:p>-79.588932</text:p>
          </table:table-cell>
          <table:table-cell office:value-type="float" office:value="287.8" calcext:value-type="float">
            <text:p>287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6:45Z</text:p>
          </table:table-cell>
          <table:table-cell office:value-type="float" office:value="40.005816" calcext:value-type="float">
            <text:p>40.005816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7.8" calcext:value-type="float">
            <text:p>287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6:47Z</text:p>
          </table:table-cell>
          <table:table-cell office:value-type="float" office:value="40.005783" calcext:value-type="float">
            <text:p>40.005783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87.8" calcext:value-type="float">
            <text:p>287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6:49Z</text:p>
          </table:table-cell>
          <table:table-cell office:value-type="float" office:value="40.005752" calcext:value-type="float">
            <text:p>40.005752</text:p>
          </table:table-cell>
          <table:table-cell office:value-type="float" office:value="-79.588923" calcext:value-type="float">
            <text:p>-79.588923</text:p>
          </table:table-cell>
          <table:table-cell office:value-type="float" office:value="287.7" calcext:value-type="float">
            <text:p>287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6:51Z</text:p>
          </table:table-cell>
          <table:table-cell office:value-type="float" office:value="40.00572" calcext:value-type="float">
            <text:p>40.00572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87.7" calcext:value-type="float">
            <text:p>287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6:53Z</text:p>
          </table:table-cell>
          <table:table-cell office:value-type="float" office:value="40.005691" calcext:value-type="float">
            <text:p>40.005691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7.7" calcext:value-type="float">
            <text:p>287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6:55Z</text:p>
          </table:table-cell>
          <table:table-cell office:value-type="float" office:value="40.005662" calcext:value-type="float">
            <text:p>40.005662</text:p>
          </table:table-cell>
          <table:table-cell office:value-type="float" office:value="-79.588935" calcext:value-type="float">
            <text:p>-79.588935</text:p>
          </table:table-cell>
          <table:table-cell office:value-type="float" office:value="287.7" calcext:value-type="float">
            <text:p>287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6:57Z</text:p>
          </table:table-cell>
          <table:table-cell office:value-type="float" office:value="40.00563" calcext:value-type="float">
            <text:p>40.00563</text:p>
          </table:table-cell>
          <table:table-cell office:value-type="float" office:value="-79.588937" calcext:value-type="float">
            <text:p>-79.588937</text:p>
          </table:table-cell>
          <table:table-cell office:value-type="float" office:value="287.7" calcext:value-type="float">
            <text:p>287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6:59Z</text:p>
          </table:table-cell>
          <table:table-cell office:value-type="float" office:value="40.00559" calcext:value-type="float">
            <text:p>40.00559</text:p>
          </table:table-cell>
          <table:table-cell office:value-type="float" office:value="-79.588931" calcext:value-type="float">
            <text:p>-79.588931</text:p>
          </table:table-cell>
          <table:table-cell office:value-type="float" office:value="287.7" calcext:value-type="float">
            <text:p>287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7:01Z</text:p>
          </table:table-cell>
          <table:table-cell office:value-type="float" office:value="40.005554" calcext:value-type="float">
            <text:p>40.005554</text:p>
          </table:table-cell>
          <table:table-cell office:value-type="float" office:value="-79.588928" calcext:value-type="float">
            <text:p>-79.588928</text:p>
          </table:table-cell>
          <table:table-cell office:value-type="float" office:value="287.7" calcext:value-type="float">
            <text:p>287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7:03Z</text:p>
          </table:table-cell>
          <table:table-cell office:value-type="float" office:value="40.005526" calcext:value-type="float">
            <text:p>40.005526</text:p>
          </table:table-cell>
          <table:table-cell office:value-type="float" office:value="-79.588926" calcext:value-type="float">
            <text:p>-79.588926</text:p>
          </table:table-cell>
          <table:table-cell office:value-type="float" office:value="287.7" calcext:value-type="float">
            <text:p>287.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7:06Z</text:p>
          </table:table-cell>
          <table:table-cell office:value-type="float" office:value="40.005497" calcext:value-type="float">
            <text:p>40.005497</text:p>
          </table:table-cell>
          <table:table-cell office:value-type="float" office:value="-79.588917" calcext:value-type="float">
            <text:p>-79.588917</text:p>
          </table:table-cell>
          <table:table-cell office:value-type="float" office:value="287.8" calcext:value-type="float">
            <text:p>287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7:08Z</text:p>
          </table:table-cell>
          <table:table-cell office:value-type="float" office:value="40.005467" calcext:value-type="float">
            <text:p>40.005467</text:p>
          </table:table-cell>
          <table:table-cell office:value-type="float" office:value="-79.588911" calcext:value-type="float">
            <text:p>-79.588911</text:p>
          </table:table-cell>
          <table:table-cell office:value-type="float" office:value="287.8" calcext:value-type="float">
            <text:p>287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7:10Z</text:p>
          </table:table-cell>
          <table:table-cell office:value-type="float" office:value="40.005435" calcext:value-type="float">
            <text:p>40.005435</text:p>
          </table:table-cell>
          <table:table-cell office:value-type="float" office:value="-79.588903" calcext:value-type="float">
            <text:p>-79.588903</text:p>
          </table:table-cell>
          <table:table-cell office:value-type="float" office:value="287.8" calcext:value-type="float">
            <text:p>287.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7:12Z</text:p>
          </table:table-cell>
          <table:table-cell office:value-type="float" office:value="40.005402" calcext:value-type="float">
            <text:p>40.005402</text:p>
          </table:table-cell>
          <table:table-cell office:value-type="float" office:value="-79.588887" calcext:value-type="float">
            <text:p>-79.588887</text:p>
          </table:table-cell>
          <table:table-cell office:value-type="float" office:value="287.8" calcext:value-type="float">
            <text:p>287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27:14Z</text:p>
          </table:table-cell>
          <table:table-cell office:value-type="float" office:value="40.005371" calcext:value-type="float">
            <text:p>40.005371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87.8" calcext:value-type="float">
            <text:p>287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27:16Z</text:p>
          </table:table-cell>
          <table:table-cell office:value-type="float" office:value="40.005343" calcext:value-type="float">
            <text:p>40.005343</text:p>
          </table:table-cell>
          <table:table-cell office:value-type="float" office:value="-79.588866" calcext:value-type="float">
            <text:p>-79.588866</text:p>
          </table:table-cell>
          <table:table-cell office:value-type="float" office:value="287.9" calcext:value-type="float">
            <text:p>287.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27:19Z</text:p>
          </table:table-cell>
          <table:table-cell office:value-type="float" office:value="40.005302" calcext:value-type="float">
            <text:p>40.005302</text:p>
          </table:table-cell>
          <table:table-cell office:value-type="float" office:value="-79.588859" calcext:value-type="float">
            <text:p>-79.588859</text:p>
          </table:table-cell>
          <table:table-cell office:value-type="float" office:value="287.9" calcext:value-type="float">
            <text:p>287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7:22Z</text:p>
          </table:table-cell>
          <table:table-cell office:value-type="float" office:value="40.005274" calcext:value-type="float">
            <text:p>40.005274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87.9" calcext:value-type="float">
            <text:p>287.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7:25Z</text:p>
          </table:table-cell>
          <table:table-cell office:value-type="float" office:value="40.005238" calcext:value-type="float">
            <text:p>40.005238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87.9" calcext:value-type="float">
            <text:p>287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7:27Z</text:p>
          </table:table-cell>
          <table:table-cell office:value-type="float" office:value="40.005209" calcext:value-type="float">
            <text:p>40.005209</text:p>
          </table:table-cell>
          <table:table-cell office:value-type="float" office:value="-79.588862" calcext:value-type="float">
            <text:p>-79.588862</text:p>
          </table:table-cell>
          <table:table-cell office:value-type="float" office:value="287.9" calcext:value-type="float">
            <text:p>287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27:30Z</text:p>
          </table:table-cell>
          <table:table-cell office:value-type="float" office:value="40.005172" calcext:value-type="float">
            <text:p>40.005172</text:p>
          </table:table-cell>
          <table:table-cell office:value-type="float" office:value="-79.588867" calcext:value-type="float">
            <text:p>-79.588867</text:p>
          </table:table-cell>
          <table:table-cell office:value-type="float" office:value="287.9" calcext:value-type="float">
            <text:p>287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27:32Z</text:p>
          </table:table-cell>
          <table:table-cell office:value-type="float" office:value="40.005143" calcext:value-type="float">
            <text:p>40.005143</text:p>
          </table:table-cell>
          <table:table-cell office:value-type="float" office:value="-79.588874" calcext:value-type="float">
            <text:p>-79.588874</text:p>
          </table:table-cell>
          <table:table-cell office:value-type="float" office:value="287.9" calcext:value-type="float">
            <text:p>287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27:35Z</text:p>
          </table:table-cell>
          <table:table-cell office:value-type="float" office:value="40.005103" calcext:value-type="float">
            <text:p>40.005103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7.9" calcext:value-type="float">
            <text:p>287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27:37Z</text:p>
          </table:table-cell>
          <table:table-cell office:value-type="float" office:value="40.005069" calcext:value-type="float">
            <text:p>40.005069</text:p>
          </table:table-cell>
          <table:table-cell office:value-type="float" office:value="-79.588882" calcext:value-type="float">
            <text:p>-79.588882</text:p>
          </table:table-cell>
          <table:table-cell office:value-type="float" office:value="287.9" calcext:value-type="float">
            <text:p>287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7:39Z</text:p>
          </table:table-cell>
          <table:table-cell office:value-type="float" office:value="40.005039" calcext:value-type="float">
            <text:p>40.005039</text:p>
          </table:table-cell>
          <table:table-cell office:value-type="float" office:value="-79.588882" calcext:value-type="float">
            <text:p>-79.588882</text:p>
          </table:table-cell>
          <table:table-cell office:value-type="float" office:value="287.9" calcext:value-type="float">
            <text:p>287.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7:42Z</text:p>
          </table:table-cell>
          <table:table-cell office:value-type="float" office:value="40.005001" calcext:value-type="float">
            <text:p>40.005001</text:p>
          </table:table-cell>
          <table:table-cell office:value-type="float" office:value="-79.588884" calcext:value-type="float">
            <text:p>-79.588884</text:p>
          </table:table-cell>
          <table:table-cell office:value-type="float" office:value="288" calcext:value-type="float">
            <text:p>28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7:45Z</text:p>
          </table:table-cell>
          <table:table-cell office:value-type="float" office:value="40.004966" calcext:value-type="float">
            <text:p>40.004966</text:p>
          </table:table-cell>
          <table:table-cell office:value-type="float" office:value="-79.588879" calcext:value-type="float">
            <text:p>-79.588879</text:p>
          </table:table-cell>
          <table:table-cell office:value-type="float" office:value="288" calcext:value-type="float">
            <text:p>2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7:48Z</text:p>
          </table:table-cell>
          <table:table-cell office:value-type="float" office:value="40.00493" calcext:value-type="float">
            <text:p>40.00493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88" calcext:value-type="float">
            <text:p>2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7:50Z</text:p>
          </table:table-cell>
          <table:table-cell office:value-type="float" office:value="40.004913" calcext:value-type="float">
            <text:p>40.004913</text:p>
          </table:table-cell>
          <table:table-cell office:value-type="float" office:value="-79.588838" calcext:value-type="float">
            <text:p>-79.588838</text:p>
          </table:table-cell>
          <table:table-cell office:value-type="float" office:value="288" calcext:value-type="float">
            <text:p>2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27:51Z</text:p>
          </table:table-cell>
          <table:table-cell office:value-type="float" office:value="40.004906" calcext:value-type="float">
            <text:p>40.004906</text:p>
          </table:table-cell>
          <table:table-cell office:value-type="float" office:value="-79.588803" calcext:value-type="float">
            <text:p>-79.588803</text:p>
          </table:table-cell>
          <table:table-cell office:value-type="float" office:value="288" calcext:value-type="float">
            <text:p>2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27:53Z</text:p>
          </table:table-cell>
          <table:table-cell office:value-type="float" office:value="40.004893" calcext:value-type="float">
            <text:p>40.004893</text:p>
          </table:table-cell>
          <table:table-cell office:value-type="float" office:value="-79.588748" calcext:value-type="float">
            <text:p>-79.588748</text:p>
          </table:table-cell>
          <table:table-cell office:value-type="float" office:value="288" calcext:value-type="float">
            <text:p>2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7:55Z</text:p>
          </table:table-cell>
          <table:table-cell office:value-type="float" office:value="40.004868" calcext:value-type="float">
            <text:p>40.004868</text:p>
          </table:table-cell>
          <table:table-cell office:value-type="float" office:value="-79.588702" calcext:value-type="float">
            <text:p>-79.588702</text:p>
          </table:table-cell>
          <table:table-cell office:value-type="float" office:value="288" calcext:value-type="float">
            <text:p>2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7:57Z</text:p>
          </table:table-cell>
          <table:table-cell office:value-type="float" office:value="40.004854" calcext:value-type="float">
            <text:p>40.004854</text:p>
          </table:table-cell>
          <table:table-cell office:value-type="float" office:value="-79.588641" calcext:value-type="float">
            <text:p>-79.588641</text:p>
          </table:table-cell>
          <table:table-cell office:value-type="float" office:value="288" calcext:value-type="float">
            <text:p>2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7:59Z</text:p>
          </table:table-cell>
          <table:table-cell office:value-type="float" office:value="40.004855" calcext:value-type="float">
            <text:p>40.004855</text:p>
          </table:table-cell>
          <table:table-cell office:value-type="float" office:value="-79.588589" calcext:value-type="float">
            <text:p>-79.588589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28:01Z</text:p>
          </table:table-cell>
          <table:table-cell office:value-type="float" office:value="40.004859" calcext:value-type="float">
            <text:p>40.004859</text:p>
          </table:table-cell>
          <table:table-cell office:value-type="float" office:value="-79.588553" calcext:value-type="float">
            <text:p>-79.588553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28:03Z</text:p>
          </table:table-cell>
          <table:table-cell office:value-type="float" office:value="40.004863" calcext:value-type="float">
            <text:p>40.004863</text:p>
          </table:table-cell>
          <table:table-cell office:value-type="float" office:value="-79.588516" calcext:value-type="float">
            <text:p>-79.588516</text:p>
          </table:table-cell>
          <table:table-cell office:value-type="float" office:value="288" calcext:value-type="float">
            <text:p>28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28:06Z</text:p>
          </table:table-cell>
          <table:table-cell office:value-type="float" office:value="40.004865" calcext:value-type="float">
            <text:p>40.004865</text:p>
          </table:table-cell>
          <table:table-cell office:value-type="float" office:value="-79.588469" calcext:value-type="float">
            <text:p>-79.588469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28:09Z</text:p>
          </table:table-cell>
          <table:table-cell office:value-type="float" office:value="40.004872" calcext:value-type="float">
            <text:p>40.004872</text:p>
          </table:table-cell>
          <table:table-cell office:value-type="float" office:value="-79.588424" calcext:value-type="float">
            <text:p>-79.588424</text:p>
          </table:table-cell>
          <table:table-cell office:value-type="float" office:value="288" calcext:value-type="float">
            <text:p>28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28:11Z</text:p>
          </table:table-cell>
          <table:table-cell office:value-type="float" office:value="40.004867" calcext:value-type="float">
            <text:p>40.004867</text:p>
          </table:table-cell>
          <table:table-cell office:value-type="float" office:value="-79.588388" calcext:value-type="float">
            <text:p>-79.588388</text:p>
          </table:table-cell>
          <table:table-cell office:value-type="float" office:value="288" calcext:value-type="float">
            <text:p>2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8:14Z</text:p>
          </table:table-cell>
          <table:table-cell office:value-type="float" office:value="40.00487" calcext:value-type="float">
            <text:p>40.00487</text:p>
          </table:table-cell>
          <table:table-cell office:value-type="float" office:value="-79.588339" calcext:value-type="float">
            <text:p>-79.588339</text:p>
          </table:table-cell>
          <table:table-cell office:value-type="float" office:value="288" calcext:value-type="float">
            <text:p>2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8:17Z</text:p>
          </table:table-cell>
          <table:table-cell office:value-type="float" office:value="40.004872" calcext:value-type="float">
            <text:p>40.004872</text:p>
          </table:table-cell>
          <table:table-cell office:value-type="float" office:value="-79.588293" calcext:value-type="float">
            <text:p>-79.588293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8:19Z</text:p>
          </table:table-cell>
          <table:table-cell office:value-type="float" office:value="40.004872" calcext:value-type="float">
            <text:p>40.004872</text:p>
          </table:table-cell>
          <table:table-cell office:value-type="float" office:value="-79.588257" calcext:value-type="float">
            <text:p>-79.588257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8:21Z</text:p>
          </table:table-cell>
          <table:table-cell office:value-type="float" office:value="40.004871" calcext:value-type="float">
            <text:p>40.004871</text:p>
          </table:table-cell>
          <table:table-cell office:value-type="float" office:value="-79.588218" calcext:value-type="float">
            <text:p>-79.588218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8:23Z</text:p>
          </table:table-cell>
          <table:table-cell office:value-type="float" office:value="40.004869" calcext:value-type="float">
            <text:p>40.004869</text:p>
          </table:table-cell>
          <table:table-cell office:value-type="float" office:value="-79.588176" calcext:value-type="float">
            <text:p>-79.588176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8:25Z</text:p>
          </table:table-cell>
          <table:table-cell office:value-type="float" office:value="40.004866" calcext:value-type="float">
            <text:p>40.004866</text:p>
          </table:table-cell>
          <table:table-cell office:value-type="float" office:value="-79.588138" calcext:value-type="float">
            <text:p>-79.588138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8:27Z</text:p>
          </table:table-cell>
          <table:table-cell office:value-type="float" office:value="40.004861" calcext:value-type="float">
            <text:p>40.004861</text:p>
          </table:table-cell>
          <table:table-cell office:value-type="float" office:value="-79.588097" calcext:value-type="float">
            <text:p>-79.588097</text:p>
          </table:table-cell>
          <table:table-cell office:value-type="float" office:value="288" calcext:value-type="float">
            <text:p>2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28:29Z</text:p>
          </table:table-cell>
          <table:table-cell office:value-type="float" office:value="40.004852" calcext:value-type="float">
            <text:p>40.004852</text:p>
          </table:table-cell>
          <table:table-cell office:value-type="float" office:value="-79.588061" calcext:value-type="float">
            <text:p>-79.588061</text:p>
          </table:table-cell>
          <table:table-cell office:value-type="float" office:value="288" calcext:value-type="float">
            <text:p>2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8:31Z</text:p>
          </table:table-cell>
          <table:table-cell office:value-type="float" office:value="40.004845" calcext:value-type="float">
            <text:p>40.004845</text:p>
          </table:table-cell>
          <table:table-cell office:value-type="float" office:value="-79.588024" calcext:value-type="float">
            <text:p>-79.588024</text:p>
          </table:table-cell>
          <table:table-cell office:value-type="float" office:value="288" calcext:value-type="float">
            <text:p>2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8:33Z</text:p>
          </table:table-cell>
          <table:table-cell office:value-type="float" office:value="40.004834" calcext:value-type="float">
            <text:p>40.004834</text:p>
          </table:table-cell>
          <table:table-cell office:value-type="float" office:value="-79.587981" calcext:value-type="float">
            <text:p>-79.587981</text:p>
          </table:table-cell>
          <table:table-cell office:value-type="float" office:value="288" calcext:value-type="float">
            <text:p>2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8:36Z</text:p>
          </table:table-cell>
          <table:table-cell office:value-type="float" office:value="40.004826" calcext:value-type="float">
            <text:p>40.004826</text:p>
          </table:table-cell>
          <table:table-cell office:value-type="float" office:value="-79.587934" calcext:value-type="float">
            <text:p>-79.587934</text:p>
          </table:table-cell>
          <table:table-cell office:value-type="float" office:value="288" calcext:value-type="float">
            <text:p>2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8:40Z</text:p>
          </table:table-cell>
          <table:table-cell office:value-type="float" office:value="40.004822" calcext:value-type="float">
            <text:p>40.004822</text:p>
          </table:table-cell>
          <table:table-cell office:value-type="float" office:value="-79.587898" calcext:value-type="float">
            <text:p>-79.587898</text:p>
          </table:table-cell>
          <table:table-cell office:value-type="float" office:value="288" calcext:value-type="float">
            <text:p>2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8:43Z</text:p>
          </table:table-cell>
          <table:table-cell office:value-type="float" office:value="40.004819" calcext:value-type="float">
            <text:p>40.004819</text:p>
          </table:table-cell>
          <table:table-cell office:value-type="float" office:value="-79.587844" calcext:value-type="float">
            <text:p>-79.587844</text:p>
          </table:table-cell>
          <table:table-cell office:value-type="float" office:value="288" calcext:value-type="float">
            <text:p>28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8:45Z</text:p>
          </table:table-cell>
          <table:table-cell office:value-type="float" office:value="40.004814" calcext:value-type="float">
            <text:p>40.004814</text:p>
          </table:table-cell>
          <table:table-cell office:value-type="float" office:value="-79.5878" calcext:value-type="float">
            <text:p>-79.5878</text:p>
          </table:table-cell>
          <table:table-cell office:value-type="float" office:value="288.1" calcext:value-type="float">
            <text:p>288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8:47Z</text:p>
          </table:table-cell>
          <table:table-cell office:value-type="float" office:value="40.004792" calcext:value-type="float">
            <text:p>40.004792</text:p>
          </table:table-cell>
          <table:table-cell office:value-type="float" office:value="-79.587772" calcext:value-type="float">
            <text:p>-79.587772</text:p>
          </table:table-cell>
          <table:table-cell office:value-type="float" office:value="288.1" calcext:value-type="float">
            <text:p>288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8:49Z</text:p>
          </table:table-cell>
          <table:table-cell office:value-type="float" office:value="40.004759" calcext:value-type="float">
            <text:p>40.004759</text:p>
          </table:table-cell>
          <table:table-cell office:value-type="float" office:value="-79.587764" calcext:value-type="float">
            <text:p>-79.587764</text:p>
          </table:table-cell>
          <table:table-cell office:value-type="float" office:value="288.2" calcext:value-type="float">
            <text:p>288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8:51Z</text:p>
          </table:table-cell>
          <table:table-cell office:value-type="float" office:value="40.00472" calcext:value-type="float">
            <text:p>40.00472</text:p>
          </table:table-cell>
          <table:table-cell office:value-type="float" office:value="-79.587768" calcext:value-type="float">
            <text:p>-79.587768</text:p>
          </table:table-cell>
          <table:table-cell office:value-type="float" office:value="288.3" calcext:value-type="float">
            <text:p>28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8:53Z</text:p>
          </table:table-cell>
          <table:table-cell office:value-type="float" office:value="40.004681" calcext:value-type="float">
            <text:p>40.004681</text:p>
          </table:table-cell>
          <table:table-cell office:value-type="float" office:value="-79.587779" calcext:value-type="float">
            <text:p>-79.587779</text:p>
          </table:table-cell>
          <table:table-cell office:value-type="float" office:value="288.3" calcext:value-type="float">
            <text:p>288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8:55Z</text:p>
          </table:table-cell>
          <table:table-cell office:value-type="float" office:value="40.004638" calcext:value-type="float">
            <text:p>40.004638</text:p>
          </table:table-cell>
          <table:table-cell office:value-type="float" office:value="-79.587797" calcext:value-type="float">
            <text:p>-79.587797</text:p>
          </table:table-cell>
          <table:table-cell office:value-type="float" office:value="288.4" calcext:value-type="float">
            <text:p>288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8:57Z</text:p>
          </table:table-cell>
          <table:table-cell office:value-type="float" office:value="40.004611" calcext:value-type="float">
            <text:p>40.004611</text:p>
          </table:table-cell>
          <table:table-cell office:value-type="float" office:value="-79.587811" calcext:value-type="float">
            <text:p>-79.587811</text:p>
          </table:table-cell>
          <table:table-cell office:value-type="float" office:value="288.4" calcext:value-type="float">
            <text:p>288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29:00Z</text:p>
          </table:table-cell>
          <table:table-cell office:value-type="float" office:value="40.004581" calcext:value-type="float">
            <text:p>40.004581</text:p>
          </table:table-cell>
          <table:table-cell office:value-type="float" office:value="-79.587807" calcext:value-type="float">
            <text:p>-79.587807</text:p>
          </table:table-cell>
          <table:table-cell office:value-type="float" office:value="288.5" calcext:value-type="float">
            <text:p>288.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29:03Z</text:p>
          </table:table-cell>
          <table:table-cell office:value-type="float" office:value="40.004553" calcext:value-type="float">
            <text:p>40.004553</text:p>
          </table:table-cell>
          <table:table-cell office:value-type="float" office:value="-79.587796" calcext:value-type="float">
            <text:p>-79.587796</text:p>
          </table:table-cell>
          <table:table-cell office:value-type="float" office:value="288.5" calcext:value-type="float">
            <text:p>288.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29:05Z</text:p>
          </table:table-cell>
          <table:table-cell office:value-type="float" office:value="40.004526" calcext:value-type="float">
            <text:p>40.004526</text:p>
          </table:table-cell>
          <table:table-cell office:value-type="float" office:value="-79.587794" calcext:value-type="float">
            <text:p>-79.587794</text:p>
          </table:table-cell>
          <table:table-cell office:value-type="float" office:value="288.6" calcext:value-type="float">
            <text:p>288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29:07Z</text:p>
          </table:table-cell>
          <table:table-cell office:value-type="float" office:value="40.00449" calcext:value-type="float">
            <text:p>40.00449</text:p>
          </table:table-cell>
          <table:table-cell office:value-type="float" office:value="-79.587802" calcext:value-type="float">
            <text:p>-79.587802</text:p>
          </table:table-cell>
          <table:table-cell office:value-type="float" office:value="288.6" calcext:value-type="float">
            <text:p>288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29:09Z</text:p>
          </table:table-cell>
          <table:table-cell office:value-type="float" office:value="40.004456" calcext:value-type="float">
            <text:p>40.004456</text:p>
          </table:table-cell>
          <table:table-cell office:value-type="float" office:value="-79.587809" calcext:value-type="float">
            <text:p>-79.587809</text:p>
          </table:table-cell>
          <table:table-cell office:value-type="float" office:value="288.7" calcext:value-type="float">
            <text:p>288.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29:12Z</text:p>
          </table:table-cell>
          <table:table-cell office:value-type="float" office:value="40.004426" calcext:value-type="float">
            <text:p>40.004426</text:p>
          </table:table-cell>
          <table:table-cell office:value-type="float" office:value="-79.58781" calcext:value-type="float">
            <text:p>-79.58781</text:p>
          </table:table-cell>
          <table:table-cell office:value-type="float" office:value="288.7" calcext:value-type="float">
            <text:p>288.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9:14Z</text:p>
          </table:table-cell>
          <table:table-cell office:value-type="float" office:value="40.004396" calcext:value-type="float">
            <text:p>40.004396</text:p>
          </table:table-cell>
          <table:table-cell office:value-type="float" office:value="-79.587812" calcext:value-type="float">
            <text:p>-79.587812</text:p>
          </table:table-cell>
          <table:table-cell office:value-type="float" office:value="288.8" calcext:value-type="float">
            <text:p>288.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9:16Z</text:p>
          </table:table-cell>
          <table:table-cell office:value-type="float" office:value="40.004358" calcext:value-type="float">
            <text:p>40.004358</text:p>
          </table:table-cell>
          <table:table-cell office:value-type="float" office:value="-79.587814" calcext:value-type="float">
            <text:p>-79.587814</text:p>
          </table:table-cell>
          <table:table-cell office:value-type="float" office:value="288.8" calcext:value-type="float">
            <text:p>28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9:18Z</text:p>
          </table:table-cell>
          <table:table-cell office:value-type="float" office:value="40.004315" calcext:value-type="float">
            <text:p>40.004315</text:p>
          </table:table-cell>
          <table:table-cell office:value-type="float" office:value="-79.587814" calcext:value-type="float">
            <text:p>-79.587814</text:p>
          </table:table-cell>
          <table:table-cell office:value-type="float" office:value="288.9" calcext:value-type="float">
            <text:p>288.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9:20Z</text:p>
          </table:table-cell>
          <table:table-cell office:value-type="float" office:value="40.004278" calcext:value-type="float">
            <text:p>40.004278</text:p>
          </table:table-cell>
          <table:table-cell office:value-type="float" office:value="-79.587809" calcext:value-type="float">
            <text:p>-79.587809</text:p>
          </table:table-cell>
          <table:table-cell office:value-type="float" office:value="288.9" calcext:value-type="float">
            <text:p>288.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9:23Z</text:p>
          </table:table-cell>
          <table:table-cell office:value-type="float" office:value="40.004243" calcext:value-type="float">
            <text:p>40.004243</text:p>
          </table:table-cell>
          <table:table-cell office:value-type="float" office:value="-79.587805" calcext:value-type="float">
            <text:p>-79.587805</text:p>
          </table:table-cell>
          <table:table-cell office:value-type="float" office:value="289" calcext:value-type="float">
            <text:p>2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9:27Z</text:p>
          </table:table-cell>
          <table:table-cell office:value-type="float" office:value="40.004209" calcext:value-type="float">
            <text:p>40.004209</text:p>
          </table:table-cell>
          <table:table-cell office:value-type="float" office:value="-79.587806" calcext:value-type="float">
            <text:p>-79.587806</text:p>
          </table:table-cell>
          <table:table-cell office:value-type="float" office:value="289" calcext:value-type="float">
            <text:p>2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9:29Z</text:p>
          </table:table-cell>
          <table:table-cell office:value-type="float" office:value="40.004174" calcext:value-type="float">
            <text:p>40.004174</text:p>
          </table:table-cell>
          <table:table-cell office:value-type="float" office:value="-79.587813" calcext:value-type="float">
            <text:p>-79.587813</text:p>
          </table:table-cell>
          <table:table-cell office:value-type="float" office:value="289.1" calcext:value-type="float">
            <text:p>289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9:32Z</text:p>
          </table:table-cell>
          <table:table-cell office:value-type="float" office:value="40.004131" calcext:value-type="float">
            <text:p>40.004131</text:p>
          </table:table-cell>
          <table:table-cell office:value-type="float" office:value="-79.587812" calcext:value-type="float">
            <text:p>-79.587812</text:p>
          </table:table-cell>
          <table:table-cell office:value-type="float" office:value="289.2" calcext:value-type="float">
            <text:p>289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9:34Z</text:p>
          </table:table-cell>
          <table:table-cell office:value-type="float" office:value="40.004093" calcext:value-type="float">
            <text:p>40.004093</text:p>
          </table:table-cell>
          <table:table-cell office:value-type="float" office:value="-79.587811" calcext:value-type="float">
            <text:p>-79.587811</text:p>
          </table:table-cell>
          <table:table-cell office:value-type="float" office:value="289.2" calcext:value-type="float">
            <text:p>289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9:36Z</text:p>
          </table:table-cell>
          <table:table-cell office:value-type="float" office:value="40.004053" calcext:value-type="float">
            <text:p>40.004053</text:p>
          </table:table-cell>
          <table:table-cell office:value-type="float" office:value="-79.587808" calcext:value-type="float">
            <text:p>-79.587808</text:p>
          </table:table-cell>
          <table:table-cell office:value-type="float" office:value="289.3" calcext:value-type="float">
            <text:p>28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9:39Z</text:p>
          </table:table-cell>
          <table:table-cell office:value-type="float" office:value="40.004022" calcext:value-type="float">
            <text:p>40.004022</text:p>
          </table:table-cell>
          <table:table-cell office:value-type="float" office:value="-79.5878" calcext:value-type="float">
            <text:p>-79.5878</text:p>
          </table:table-cell>
          <table:table-cell office:value-type="float" office:value="289.3" calcext:value-type="float">
            <text:p>289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9:42Z</text:p>
          </table:table-cell>
          <table:table-cell office:value-type="float" office:value="40.003983" calcext:value-type="float">
            <text:p>40.003983</text:p>
          </table:table-cell>
          <table:table-cell office:value-type="float" office:value="-79.587804" calcext:value-type="float">
            <text:p>-79.587804</text:p>
          </table:table-cell>
          <table:table-cell office:value-type="float" office:value="289.4" calcext:value-type="float">
            <text:p>289.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9:45Z</text:p>
          </table:table-cell>
          <table:table-cell office:value-type="float" office:value="40.003944" calcext:value-type="float">
            <text:p>40.003944</text:p>
          </table:table-cell>
          <table:table-cell office:value-type="float" office:value="-79.5878" calcext:value-type="float">
            <text:p>-79.5878</text:p>
          </table:table-cell>
          <table:table-cell office:value-type="float" office:value="289.5" calcext:value-type="float">
            <text:p>289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9:47Z</text:p>
          </table:table-cell>
          <table:table-cell office:value-type="float" office:value="40.003909" calcext:value-type="float">
            <text:p>40.003909</text:p>
          </table:table-cell>
          <table:table-cell office:value-type="float" office:value="-79.587798" calcext:value-type="float">
            <text:p>-79.587798</text:p>
          </table:table-cell>
          <table:table-cell office:value-type="float" office:value="289.5" calcext:value-type="float">
            <text:p>289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9:50Z</text:p>
          </table:table-cell>
          <table:table-cell office:value-type="float" office:value="40.003876" calcext:value-type="float">
            <text:p>40.003876</text:p>
          </table:table-cell>
          <table:table-cell office:value-type="float" office:value="-79.587805" calcext:value-type="float">
            <text:p>-79.587805</text:p>
          </table:table-cell>
          <table:table-cell office:value-type="float" office:value="289.6" calcext:value-type="float">
            <text:p>289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9:54Z</text:p>
          </table:table-cell>
          <table:table-cell office:value-type="float" office:value="40.003841" calcext:value-type="float">
            <text:p>40.003841</text:p>
          </table:table-cell>
          <table:table-cell office:value-type="float" office:value="-79.587818" calcext:value-type="float">
            <text:p>-79.587818</text:p>
          </table:table-cell>
          <table:table-cell office:value-type="float" office:value="289.7" calcext:value-type="float">
            <text:p>28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9:56Z</text:p>
          </table:table-cell>
          <table:table-cell office:value-type="float" office:value="40.003812" calcext:value-type="float">
            <text:p>40.003812</text:p>
          </table:table-cell>
          <table:table-cell office:value-type="float" office:value="-79.587827" calcext:value-type="float">
            <text:p>-79.587827</text:p>
          </table:table-cell>
          <table:table-cell office:value-type="float" office:value="289.7" calcext:value-type="float">
            <text:p>289.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29:58Z</text:p>
          </table:table-cell>
          <table:table-cell office:value-type="float" office:value="40.003781" calcext:value-type="float">
            <text:p>40.003781</text:p>
          </table:table-cell>
          <table:table-cell office:value-type="float" office:value="-79.587838" calcext:value-type="float">
            <text:p>-79.587838</text:p>
          </table:table-cell>
          <table:table-cell office:value-type="float" office:value="289.8" calcext:value-type="float">
            <text:p>289.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30:00Z</text:p>
          </table:table-cell>
          <table:table-cell office:value-type="float" office:value="40.003753" calcext:value-type="float">
            <text:p>40.003753</text:p>
          </table:table-cell>
          <table:table-cell office:value-type="float" office:value="-79.587829" calcext:value-type="float">
            <text:p>-79.587829</text:p>
          </table:table-cell>
          <table:table-cell office:value-type="float" office:value="289.9" calcext:value-type="float">
            <text:p>289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30:02Z</text:p>
          </table:table-cell>
          <table:table-cell office:value-type="float" office:value="40.003724" calcext:value-type="float">
            <text:p>40.003724</text:p>
          </table:table-cell>
          <table:table-cell office:value-type="float" office:value="-79.587821" calcext:value-type="float">
            <text:p>-79.587821</text:p>
          </table:table-cell>
          <table:table-cell office:value-type="float" office:value="290" calcext:value-type="float">
            <text:p>29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0:04Z</text:p>
          </table:table-cell>
          <table:table-cell office:value-type="float" office:value="40.003694" calcext:value-type="float">
            <text:p>40.003694</text:p>
          </table:table-cell>
          <table:table-cell office:value-type="float" office:value="-79.587823" calcext:value-type="float">
            <text:p>-79.587823</text:p>
          </table:table-cell>
          <table:table-cell office:value-type="float" office:value="290" calcext:value-type="float">
            <text:p>29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0:07Z</text:p>
          </table:table-cell>
          <table:table-cell office:value-type="float" office:value="40.003656" calcext:value-type="float">
            <text:p>40.003656</text:p>
          </table:table-cell>
          <table:table-cell office:value-type="float" office:value="-79.587816" calcext:value-type="float">
            <text:p>-79.587816</text:p>
          </table:table-cell>
          <table:table-cell office:value-type="float" office:value="290.1" calcext:value-type="float">
            <text:p>290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0:09Z</text:p>
          </table:table-cell>
          <table:table-cell office:value-type="float" office:value="40.003623" calcext:value-type="float">
            <text:p>40.003623</text:p>
          </table:table-cell>
          <table:table-cell office:value-type="float" office:value="-79.587819" calcext:value-type="float">
            <text:p>-79.587819</text:p>
          </table:table-cell>
          <table:table-cell office:value-type="float" office:value="290.2" calcext:value-type="float">
            <text:p>290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0:11Z</text:p>
          </table:table-cell>
          <table:table-cell office:value-type="float" office:value="40.003587" calcext:value-type="float">
            <text:p>40.003587</text:p>
          </table:table-cell>
          <table:table-cell office:value-type="float" office:value="-79.587816" calcext:value-type="float">
            <text:p>-79.587816</text:p>
          </table:table-cell>
          <table:table-cell office:value-type="float" office:value="290.3" calcext:value-type="float">
            <text:p>290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0:13Z</text:p>
          </table:table-cell>
          <table:table-cell office:value-type="float" office:value="40.003547" calcext:value-type="float">
            <text:p>40.003547</text:p>
          </table:table-cell>
          <table:table-cell office:value-type="float" office:value="-79.58781" calcext:value-type="float">
            <text:p>-79.58781</text:p>
          </table:table-cell>
          <table:table-cell office:value-type="float" office:value="290.4" calcext:value-type="float">
            <text:p>290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0:15Z</text:p>
          </table:table-cell>
          <table:table-cell office:value-type="float" office:value="40.003515" calcext:value-type="float">
            <text:p>40.003515</text:p>
          </table:table-cell>
          <table:table-cell office:value-type="float" office:value="-79.587802" calcext:value-type="float">
            <text:p>-79.587802</text:p>
          </table:table-cell>
          <table:table-cell office:value-type="float" office:value="290.6" calcext:value-type="float">
            <text:p>290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30:18Z</text:p>
          </table:table-cell>
          <table:table-cell office:value-type="float" office:value="40.00348" calcext:value-type="float">
            <text:p>40.00348</text:p>
          </table:table-cell>
          <table:table-cell office:value-type="float" office:value="-79.587792" calcext:value-type="float">
            <text:p>-79.587792</text:p>
          </table:table-cell>
          <table:table-cell office:value-type="float" office:value="290.7" calcext:value-type="float">
            <text:p>290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0:20Z</text:p>
          </table:table-cell>
          <table:table-cell office:value-type="float" office:value="40.003447" calcext:value-type="float">
            <text:p>40.003447</text:p>
          </table:table-cell>
          <table:table-cell office:value-type="float" office:value="-79.587785" calcext:value-type="float">
            <text:p>-79.587785</text:p>
          </table:table-cell>
          <table:table-cell office:value-type="float" office:value="290.9" calcext:value-type="float">
            <text:p>290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0:22Z</text:p>
          </table:table-cell>
          <table:table-cell office:value-type="float" office:value="40.003409" calcext:value-type="float">
            <text:p>40.003409</text:p>
          </table:table-cell>
          <table:table-cell office:value-type="float" office:value="-79.587781" calcext:value-type="float">
            <text:p>-79.587781</text:p>
          </table:table-cell>
          <table:table-cell office:value-type="float" office:value="291" calcext:value-type="float">
            <text:p>29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0:24Z</text:p>
          </table:table-cell>
          <table:table-cell office:value-type="float" office:value="40.003375" calcext:value-type="float">
            <text:p>40.003375</text:p>
          </table:table-cell>
          <table:table-cell office:value-type="float" office:value="-79.587779" calcext:value-type="float">
            <text:p>-79.587779</text:p>
          </table:table-cell>
          <table:table-cell office:value-type="float" office:value="291.2" calcext:value-type="float">
            <text:p>291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0:27Z</text:p>
          </table:table-cell>
          <table:table-cell office:value-type="float" office:value="40.003339" calcext:value-type="float">
            <text:p>40.003339</text:p>
          </table:table-cell>
          <table:table-cell office:value-type="float" office:value="-79.58777" calcext:value-type="float">
            <text:p>-79.58777</text:p>
          </table:table-cell>
          <table:table-cell office:value-type="float" office:value="291.5" calcext:value-type="float">
            <text:p>291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0:29Z</text:p>
          </table:table-cell>
          <table:table-cell office:value-type="float" office:value="40.003303" calcext:value-type="float">
            <text:p>40.003303</text:p>
          </table:table-cell>
          <table:table-cell office:value-type="float" office:value="-79.58777" calcext:value-type="float">
            <text:p>-79.58777</text:p>
          </table:table-cell>
          <table:table-cell office:value-type="float" office:value="291.9" calcext:value-type="float">
            <text:p>291.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0:31Z</text:p>
          </table:table-cell>
          <table:table-cell office:value-type="float" office:value="40.003271" calcext:value-type="float">
            <text:p>40.003271</text:p>
          </table:table-cell>
          <table:table-cell office:value-type="float" office:value="-79.587766" calcext:value-type="float">
            <text:p>-79.587766</text:p>
          </table:table-cell>
          <table:table-cell office:value-type="float" office:value="292.4" calcext:value-type="float">
            <text:p>292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0:33Z</text:p>
          </table:table-cell>
          <table:table-cell office:value-type="float" office:value="40.003237" calcext:value-type="float">
            <text:p>40.003237</text:p>
          </table:table-cell>
          <table:table-cell office:value-type="float" office:value="-79.587758" calcext:value-type="float">
            <text:p>-79.587758</text:p>
          </table:table-cell>
          <table:table-cell office:value-type="float" office:value="293" calcext:value-type="float">
            <text:p>29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0:37Z</text:p>
          </table:table-cell>
          <table:table-cell office:value-type="float" office:value="40.003198" calcext:value-type="float">
            <text:p>40.003198</text:p>
          </table:table-cell>
          <table:table-cell office:value-type="float" office:value="-79.587755" calcext:value-type="float">
            <text:p>-79.587755</text:p>
          </table:table-cell>
          <table:table-cell office:value-type="float" office:value="293.6" calcext:value-type="float">
            <text:p>293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0:39Z</text:p>
          </table:table-cell>
          <table:table-cell office:value-type="float" office:value="40.003168" calcext:value-type="float">
            <text:p>40.003168</text:p>
          </table:table-cell>
          <table:table-cell office:value-type="float" office:value="-79.587763" calcext:value-type="float">
            <text:p>-79.587763</text:p>
          </table:table-cell>
          <table:table-cell office:value-type="float" office:value="294.1" calcext:value-type="float">
            <text:p>294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0:41Z</text:p>
          </table:table-cell>
          <table:table-cell office:value-type="float" office:value="40.003135" calcext:value-type="float">
            <text:p>40.003135</text:p>
          </table:table-cell>
          <table:table-cell office:value-type="float" office:value="-79.587765" calcext:value-type="float">
            <text:p>-79.587765</text:p>
          </table:table-cell>
          <table:table-cell office:value-type="float" office:value="294.4" calcext:value-type="float">
            <text:p>294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0:43Z</text:p>
          </table:table-cell>
          <table:table-cell office:value-type="float" office:value="40.0031" calcext:value-type="float">
            <text:p>40.0031</text:p>
          </table:table-cell>
          <table:table-cell office:value-type="float" office:value="-79.587763" calcext:value-type="float">
            <text:p>-79.587763</text:p>
          </table:table-cell>
          <table:table-cell office:value-type="float" office:value="294.8" calcext:value-type="float">
            <text:p>294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0:46Z</text:p>
          </table:table-cell>
          <table:table-cell office:value-type="float" office:value="40.003067" calcext:value-type="float">
            <text:p>40.003067</text:p>
          </table:table-cell>
          <table:table-cell office:value-type="float" office:value="-79.587751" calcext:value-type="float">
            <text:p>-79.587751</text:p>
          </table:table-cell>
          <table:table-cell office:value-type="float" office:value="295.1" calcext:value-type="float">
            <text:p>295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0:48Z</text:p>
          </table:table-cell>
          <table:table-cell office:value-type="float" office:value="40.003039" calcext:value-type="float">
            <text:p>40.003039</text:p>
          </table:table-cell>
          <table:table-cell office:value-type="float" office:value="-79.587747" calcext:value-type="float">
            <text:p>-79.587747</text:p>
          </table:table-cell>
          <table:table-cell office:value-type="float" office:value="295.1" calcext:value-type="float">
            <text:p>295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0:50Z</text:p>
          </table:table-cell>
          <table:table-cell office:value-type="float" office:value="40.003012" calcext:value-type="float">
            <text:p>40.003012</text:p>
          </table:table-cell>
          <table:table-cell office:value-type="float" office:value="-79.587756" calcext:value-type="float">
            <text:p>-79.587756</text:p>
          </table:table-cell>
          <table:table-cell office:value-type="float" office:value="295.2" calcext:value-type="float">
            <text:p>295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0:53Z</text:p>
          </table:table-cell>
          <table:table-cell office:value-type="float" office:value="40.002971" calcext:value-type="float">
            <text:p>40.002971</text:p>
          </table:table-cell>
          <table:table-cell office:value-type="float" office:value="-79.587772" calcext:value-type="float">
            <text:p>-79.587772</text:p>
          </table:table-cell>
          <table:table-cell office:value-type="float" office:value="295.4" calcext:value-type="float">
            <text:p>295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0:55Z</text:p>
          </table:table-cell>
          <table:table-cell office:value-type="float" office:value="40.002937" calcext:value-type="float">
            <text:p>40.002937</text:p>
          </table:table-cell>
          <table:table-cell office:value-type="float" office:value="-79.587779" calcext:value-type="float">
            <text:p>-79.587779</text:p>
          </table:table-cell>
          <table:table-cell office:value-type="float" office:value="295.5" calcext:value-type="float">
            <text:p>295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0:57Z</text:p>
          </table:table-cell>
          <table:table-cell office:value-type="float" office:value="40.002897" calcext:value-type="float">
            <text:p>40.002897</text:p>
          </table:table-cell>
          <table:table-cell office:value-type="float" office:value="-79.587787" calcext:value-type="float">
            <text:p>-79.587787</text:p>
          </table:table-cell>
          <table:table-cell office:value-type="float" office:value="295.6" calcext:value-type="float">
            <text:p>295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0:59Z</text:p>
          </table:table-cell>
          <table:table-cell office:value-type="float" office:value="40.002857" calcext:value-type="float">
            <text:p>40.002857</text:p>
          </table:table-cell>
          <table:table-cell office:value-type="float" office:value="-79.58779" calcext:value-type="float">
            <text:p>-79.58779</text:p>
          </table:table-cell>
          <table:table-cell office:value-type="float" office:value="295.7" calcext:value-type="float">
            <text:p>295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1:01Z</text:p>
          </table:table-cell>
          <table:table-cell office:value-type="float" office:value="40.002815" calcext:value-type="float">
            <text:p>40.002815</text:p>
          </table:table-cell>
          <table:table-cell office:value-type="float" office:value="-79.587796" calcext:value-type="float">
            <text:p>-79.587796</text:p>
          </table:table-cell>
          <table:table-cell office:value-type="float" office:value="295.8" calcext:value-type="float">
            <text:p>295.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31:03Z</text:p>
          </table:table-cell>
          <table:table-cell office:value-type="float" office:value="40.002774" calcext:value-type="float">
            <text:p>40.002774</text:p>
          </table:table-cell>
          <table:table-cell office:value-type="float" office:value="-79.5878" calcext:value-type="float">
            <text:p>-79.5878</text:p>
          </table:table-cell>
          <table:table-cell office:value-type="float" office:value="296" calcext:value-type="float">
            <text:p>29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1:05Z</text:p>
          </table:table-cell>
          <table:table-cell office:value-type="float" office:value="40.002742" calcext:value-type="float">
            <text:p>40.002742</text:p>
          </table:table-cell>
          <table:table-cell office:value-type="float" office:value="-79.587797" calcext:value-type="float">
            <text:p>-79.587797</text:p>
          </table:table-cell>
          <table:table-cell office:value-type="float" office:value="296.1" calcext:value-type="float">
            <text:p>296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31:08Z</text:p>
          </table:table-cell>
          <table:table-cell office:value-type="float" office:value="40.002714" calcext:value-type="float">
            <text:p>40.002714</text:p>
          </table:table-cell>
          <table:table-cell office:value-type="float" office:value="-79.587789" calcext:value-type="float">
            <text:p>-79.587789</text:p>
          </table:table-cell>
          <table:table-cell office:value-type="float" office:value="296.1" calcext:value-type="float">
            <text:p>296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31:11Z</text:p>
          </table:table-cell>
          <table:table-cell office:value-type="float" office:value="40.002686" calcext:value-type="float">
            <text:p>40.002686</text:p>
          </table:table-cell>
          <table:table-cell office:value-type="float" office:value="-79.587785" calcext:value-type="float">
            <text:p>-79.587785</text:p>
          </table:table-cell>
          <table:table-cell office:value-type="float" office:value="296.2" calcext:value-type="float">
            <text:p>296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1:13Z</text:p>
          </table:table-cell>
          <table:table-cell office:value-type="float" office:value="40.002658" calcext:value-type="float">
            <text:p>40.002658</text:p>
          </table:table-cell>
          <table:table-cell office:value-type="float" office:value="-79.587787" calcext:value-type="float">
            <text:p>-79.587787</text:p>
          </table:table-cell>
          <table:table-cell office:value-type="float" office:value="296.3" calcext:value-type="float">
            <text:p>296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31:15Z</text:p>
          </table:table-cell>
          <table:table-cell office:value-type="float" office:value="40.002617" calcext:value-type="float">
            <text:p>40.002617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96.4" calcext:value-type="float">
            <text:p>296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1:17Z</text:p>
          </table:table-cell>
          <table:table-cell office:value-type="float" office:value="40.002589" calcext:value-type="float">
            <text:p>40.002589</text:p>
          </table:table-cell>
          <table:table-cell office:value-type="float" office:value="-79.587763" calcext:value-type="float">
            <text:p>-79.587763</text:p>
          </table:table-cell>
          <table:table-cell office:value-type="float" office:value="296.5" calcext:value-type="float">
            <text:p>296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1:19Z</text:p>
          </table:table-cell>
          <table:table-cell office:value-type="float" office:value="40.002557" calcext:value-type="float">
            <text:p>40.002557</text:p>
          </table:table-cell>
          <table:table-cell office:value-type="float" office:value="-79.587754" calcext:value-type="float">
            <text:p>-79.587754</text:p>
          </table:table-cell>
          <table:table-cell office:value-type="float" office:value="296.6" calcext:value-type="float">
            <text:p>296.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31:21Z</text:p>
          </table:table-cell>
          <table:table-cell office:value-type="float" office:value="40.002518" calcext:value-type="float">
            <text:p>40.002518</text:p>
          </table:table-cell>
          <table:table-cell office:value-type="float" office:value="-79.587745" calcext:value-type="float">
            <text:p>-79.587745</text:p>
          </table:table-cell>
          <table:table-cell office:value-type="float" office:value="296.7" calcext:value-type="float">
            <text:p>296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31:23Z</text:p>
          </table:table-cell>
          <table:table-cell office:value-type="float" office:value="40.002481" calcext:value-type="float">
            <text:p>40.002481</text:p>
          </table:table-cell>
          <table:table-cell office:value-type="float" office:value="-79.587738" calcext:value-type="float">
            <text:p>-79.587738</text:p>
          </table:table-cell>
          <table:table-cell office:value-type="float" office:value="296.8" calcext:value-type="float">
            <text:p>296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31:25Z</text:p>
          </table:table-cell>
          <table:table-cell office:value-type="float" office:value="40.002455" calcext:value-type="float">
            <text:p>40.002455</text:p>
          </table:table-cell>
          <table:table-cell office:value-type="float" office:value="-79.587725" calcext:value-type="float">
            <text:p>-79.587725</text:p>
          </table:table-cell>
          <table:table-cell office:value-type="float" office:value="296.9" calcext:value-type="float">
            <text:p>296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31:29Z</text:p>
          </table:table-cell>
          <table:table-cell office:value-type="float" office:value="40.002424" calcext:value-type="float">
            <text:p>40.002424</text:p>
          </table:table-cell>
          <table:table-cell office:value-type="float" office:value="-79.587702" calcext:value-type="float">
            <text:p>-79.587702</text:p>
          </table:table-cell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1:31Z</text:p>
          </table:table-cell>
          <table:table-cell office:value-type="float" office:value="40.002399" calcext:value-type="float">
            <text:p>40.002399</text:p>
          </table:table-cell>
          <table:table-cell office:value-type="float" office:value="-79.587672" calcext:value-type="float">
            <text:p>-79.587672</text:p>
          </table:table-cell>
          <table:table-cell office:value-type="float" office:value="297.2" calcext:value-type="float">
            <text:p>29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1:33Z</text:p>
          </table:table-cell>
          <table:table-cell office:value-type="float" office:value="40.00238" calcext:value-type="float">
            <text:p>40.00238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97.3" calcext:value-type="float">
            <text:p>29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1:36Z</text:p>
          </table:table-cell>
          <table:table-cell office:value-type="float" office:value="40.002365" calcext:value-type="float">
            <text:p>40.002365</text:p>
          </table:table-cell>
          <table:table-cell office:value-type="float" office:value="-79.587589" calcext:value-type="float">
            <text:p>-79.587589</text:p>
          </table:table-cell>
          <table:table-cell office:value-type="float" office:value="297.5" calcext:value-type="float">
            <text:p>297.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1:38Z</text:p>
          </table:table-cell>
          <table:table-cell office:value-type="float" office:value="40.002352" calcext:value-type="float">
            <text:p>40.002352</text:p>
          </table:table-cell>
          <table:table-cell office:value-type="float" office:value="-79.58754" calcext:value-type="float">
            <text:p>-79.58754</text:p>
          </table:table-cell>
          <table:table-cell office:value-type="float" office:value="297.7" calcext:value-type="float">
            <text:p>297.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1:40Z</text:p>
          </table:table-cell>
          <table:table-cell office:value-type="float" office:value="40.002334" calcext:value-type="float">
            <text:p>40.002334</text:p>
          </table:table-cell>
          <table:table-cell office:value-type="float" office:value="-79.587493" calcext:value-type="float">
            <text:p>-79.587493</text:p>
          </table:table-cell>
          <table:table-cell office:value-type="float" office:value="297.8" calcext:value-type="float">
            <text:p>297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1:43Z</text:p>
          </table:table-cell>
          <table:table-cell office:value-type="float" office:value="40.002316" calcext:value-type="float">
            <text:p>40.002316</text:p>
          </table:table-cell>
          <table:table-cell office:value-type="float" office:value="-79.587454" calcext:value-type="float">
            <text:p>-79.587454</text:p>
          </table:table-cell>
          <table:table-cell office:value-type="float" office:value="298" calcext:value-type="float">
            <text:p>29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1:46Z</text:p>
          </table:table-cell>
          <table:table-cell office:value-type="float" office:value="40.002303" calcext:value-type="float">
            <text:p>40.002303</text:p>
          </table:table-cell>
          <table:table-cell office:value-type="float" office:value="-79.58741" calcext:value-type="float">
            <text:p>-79.58741</text:p>
          </table:table-cell>
          <table:table-cell office:value-type="float" office:value="298.2" calcext:value-type="float">
            <text:p>298.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1:48Z</text:p>
          </table:table-cell>
          <table:table-cell office:value-type="float" office:value="40.002299" calcext:value-type="float">
            <text:p>40.002299</text:p>
          </table:table-cell>
          <table:table-cell office:value-type="float" office:value="-79.587366" calcext:value-type="float">
            <text:p>-79.587366</text:p>
          </table:table-cell>
          <table:table-cell office:value-type="float" office:value="298.3" calcext:value-type="float">
            <text:p>298.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1:50Z</text:p>
          </table:table-cell>
          <table:table-cell office:value-type="float" office:value="40.002289" calcext:value-type="float">
            <text:p>40.002289</text:p>
          </table:table-cell>
          <table:table-cell office:value-type="float" office:value="-79.587319" calcext:value-type="float">
            <text:p>-79.587319</text:p>
          </table:table-cell>
          <table:table-cell office:value-type="float" office:value="298.5" calcext:value-type="float">
            <text:p>298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1:52Z</text:p>
          </table:table-cell>
          <table:table-cell office:value-type="float" office:value="40.002278" calcext:value-type="float">
            <text:p>40.002278</text:p>
          </table:table-cell>
          <table:table-cell office:value-type="float" office:value="-79.587275" calcext:value-type="float">
            <text:p>-79.587275</text:p>
          </table:table-cell>
          <table:table-cell office:value-type="float" office:value="298.6" calcext:value-type="float">
            <text:p>298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31:54Z</text:p>
          </table:table-cell>
          <table:table-cell office:value-type="float" office:value="40.002271" calcext:value-type="float">
            <text:p>40.002271</text:p>
          </table:table-cell>
          <table:table-cell office:value-type="float" office:value="-79.587215" calcext:value-type="float">
            <text:p>-79.587215</text:p>
          </table:table-cell>
          <table:table-cell office:value-type="float" office:value="298.8" calcext:value-type="float">
            <text:p>298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1:56Z</text:p>
          </table:table-cell>
          <table:table-cell office:value-type="float" office:value="40.002267" calcext:value-type="float">
            <text:p>40.002267</text:p>
          </table:table-cell>
          <table:table-cell office:value-type="float" office:value="-79.587156" calcext:value-type="float">
            <text:p>-79.587156</text:p>
          </table:table-cell>
          <table:table-cell office:value-type="float" office:value="299" calcext:value-type="float">
            <text:p>29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1:58Z</text:p>
          </table:table-cell>
          <table:table-cell office:value-type="float" office:value="40.002263" calcext:value-type="float">
            <text:p>40.002263</text:p>
          </table:table-cell>
          <table:table-cell office:value-type="float" office:value="-79.587091" calcext:value-type="float">
            <text:p>-79.587091</text:p>
          </table:table-cell>
          <table:table-cell office:value-type="float" office:value="299" calcext:value-type="float">
            <text:p>29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2:00Z</text:p>
          </table:table-cell>
          <table:table-cell office:value-type="float" office:value="40.002258" calcext:value-type="float">
            <text:p>40.002258</text:p>
          </table:table-cell>
          <table:table-cell office:value-type="float" office:value="-79.587039" calcext:value-type="float">
            <text:p>-79.587039</text:p>
          </table:table-cell>
          <table:table-cell office:value-type="float" office:value="299" calcext:value-type="float">
            <text:p>29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2:03Z</text:p>
          </table:table-cell>
          <table:table-cell office:value-type="float" office:value="40.002235" calcext:value-type="float">
            <text:p>40.002235</text:p>
          </table:table-cell>
          <table:table-cell office:value-type="float" office:value="-79.587016" calcext:value-type="float">
            <text:p>-79.587016</text:p>
          </table:table-cell>
          <table:table-cell office:value-type="float" office:value="299" calcext:value-type="float">
            <text:p>299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2:06Z</text:p>
          </table:table-cell>
          <table:table-cell office:value-type="float" office:value="40.002207" calcext:value-type="float">
            <text:p>40.002207</text:p>
          </table:table-cell>
          <table:table-cell office:value-type="float" office:value="-79.587029" calcext:value-type="float">
            <text:p>-79.587029</text:p>
          </table:table-cell>
          <table:table-cell office:value-type="float" office:value="299" calcext:value-type="float">
            <text:p>29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2:09Z</text:p>
          </table:table-cell>
          <table:table-cell office:value-type="float" office:value="40.00218" calcext:value-type="float">
            <text:p>40.00218</text:p>
          </table:table-cell>
          <table:table-cell office:value-type="float" office:value="-79.587042" calcext:value-type="float">
            <text:p>-79.587042</text:p>
          </table:table-cell>
          <table:table-cell office:value-type="float" office:value="299" calcext:value-type="float">
            <text:p>29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2:11Z</text:p>
          </table:table-cell>
          <table:table-cell office:value-type="float" office:value="40.002153" calcext:value-type="float">
            <text:p>40.002153</text:p>
          </table:table-cell>
          <table:table-cell office:value-type="float" office:value="-79.587047" calcext:value-type="float">
            <text:p>-79.587047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2:13Z</text:p>
          </table:table-cell>
          <table:table-cell office:value-type="float" office:value="40.002126" calcext:value-type="float">
            <text:p>40.002126</text:p>
          </table:table-cell>
          <table:table-cell office:value-type="float" office:value="-79.587061" calcext:value-type="float">
            <text:p>-79.587061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2:15Z</text:p>
          </table:table-cell>
          <table:table-cell office:value-type="float" office:value="40.002093" calcext:value-type="float">
            <text:p>40.002093</text:p>
          </table:table-cell>
          <table:table-cell office:value-type="float" office:value="-79.587065" calcext:value-type="float">
            <text:p>-79.587065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2:17Z</text:p>
          </table:table-cell>
          <table:table-cell office:value-type="float" office:value="40.002052" calcext:value-type="float">
            <text:p>40.002052</text:p>
          </table:table-cell>
          <table:table-cell office:value-type="float" office:value="-79.587046" calcext:value-type="float">
            <text:p>-79.587046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2:20Z</text:p>
          </table:table-cell>
          <table:table-cell office:value-type="float" office:value="40.00202" calcext:value-type="float">
            <text:p>40.00202</text:p>
          </table:table-cell>
          <table:table-cell office:value-type="float" office:value="-79.587043" calcext:value-type="float">
            <text:p>-79.587043</text:p>
          </table:table-cell>
          <table:table-cell office:value-type="float" office:value="299" calcext:value-type="float">
            <text:p>29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2:23Z</text:p>
          </table:table-cell>
          <table:table-cell office:value-type="float" office:value="40.001991" calcext:value-type="float">
            <text:p>40.001991</text:p>
          </table:table-cell>
          <table:table-cell office:value-type="float" office:value="-79.587048" calcext:value-type="float">
            <text:p>-79.587048</text:p>
          </table:table-cell>
          <table:table-cell office:value-type="float" office:value="299" calcext:value-type="float">
            <text:p>2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2:26Z</text:p>
          </table:table-cell>
          <table:table-cell office:value-type="float" office:value="40.001953" calcext:value-type="float">
            <text:p>40.001953</text:p>
          </table:table-cell>
          <table:table-cell office:value-type="float" office:value="-79.587053" calcext:value-type="float">
            <text:p>-79.587053</text:p>
          </table:table-cell>
          <table:table-cell office:value-type="float" office:value="299" calcext:value-type="float">
            <text:p>2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2:28Z</text:p>
          </table:table-cell>
          <table:table-cell office:value-type="float" office:value="40.001925" calcext:value-type="float">
            <text:p>40.001925</text:p>
          </table:table-cell>
          <table:table-cell office:value-type="float" office:value="-79.587049" calcext:value-type="float">
            <text:p>-79.587049</text:p>
          </table:table-cell>
          <table:table-cell office:value-type="float" office:value="299" calcext:value-type="float">
            <text:p>2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2:30Z</text:p>
          </table:table-cell>
          <table:table-cell office:value-type="float" office:value="40.001897" calcext:value-type="float">
            <text:p>40.001897</text:p>
          </table:table-cell>
          <table:table-cell office:value-type="float" office:value="-79.587046" calcext:value-type="float">
            <text:p>-79.587046</text:p>
          </table:table-cell>
          <table:table-cell office:value-type="float" office:value="299" calcext:value-type="float">
            <text:p>29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32:33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7039" calcext:value-type="float">
            <text:p>-79.587039</text:p>
          </table:table-cell>
          <table:table-cell office:value-type="float" office:value="298.9" calcext:value-type="float">
            <text:p>298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32:35Z</text:p>
          </table:table-cell>
          <table:table-cell office:value-type="float" office:value="40.00183" calcext:value-type="float">
            <text:p>40.00183</text:p>
          </table:table-cell>
          <table:table-cell office:value-type="float" office:value="-79.58703" calcext:value-type="float">
            <text:p>-79.58703</text:p>
          </table:table-cell>
          <table:table-cell office:value-type="float" office:value="298.8" calcext:value-type="float">
            <text:p>298.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32:37Z</text:p>
          </table:table-cell>
          <table:table-cell office:value-type="float" office:value="40.001801" calcext:value-type="float">
            <text:p>40.001801</text:p>
          </table:table-cell>
          <table:table-cell office:value-type="float" office:value="-79.587026" calcext:value-type="float">
            <text:p>-79.587026</text:p>
          </table:table-cell>
          <table:table-cell office:value-type="float" office:value="298.8" calcext:value-type="float">
            <text:p>298.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2:39Z</text:p>
          </table:table-cell>
          <table:table-cell office:value-type="float" office:value="40.001767" calcext:value-type="float">
            <text:p>40.001767</text:p>
          </table:table-cell>
          <table:table-cell office:value-type="float" office:value="-79.587021" calcext:value-type="float">
            <text:p>-79.587021</text:p>
          </table:table-cell>
          <table:table-cell office:value-type="float" office:value="298.5" calcext:value-type="float">
            <text:p>298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2:41Z</text:p>
          </table:table-cell>
          <table:table-cell office:value-type="float" office:value="40.001736" calcext:value-type="float">
            <text:p>40.001736</text:p>
          </table:table-cell>
          <table:table-cell office:value-type="float" office:value="-79.587011" calcext:value-type="float">
            <text:p>-79.587011</text:p>
          </table:table-cell>
          <table:table-cell office:value-type="float" office:value="298.5" calcext:value-type="float">
            <text:p>298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2:44Z</text:p>
          </table:table-cell>
          <table:table-cell office:value-type="float" office:value="40.001703" calcext:value-type="float">
            <text:p>40.001703</text:p>
          </table:table-cell>
          <table:table-cell office:value-type="float" office:value="-79.587014" calcext:value-type="float">
            <text:p>-79.587014</text:p>
          </table:table-cell>
          <table:table-cell office:value-type="float" office:value="298.5" calcext:value-type="float">
            <text:p>298.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2:47Z</text:p>
          </table:table-cell>
          <table:table-cell office:value-type="float" office:value="40.001664" calcext:value-type="float">
            <text:p>40.001664</text:p>
          </table:table-cell>
          <table:table-cell office:value-type="float" office:value="-79.587008" calcext:value-type="float">
            <text:p>-79.587008</text:p>
          </table:table-cell>
          <table:table-cell office:value-type="float" office:value="298.4" calcext:value-type="float">
            <text:p>298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2:49Z</text:p>
          </table:table-cell>
          <table:table-cell office:value-type="float" office:value="40.001636" calcext:value-type="float">
            <text:p>40.001636</text:p>
          </table:table-cell>
          <table:table-cell office:value-type="float" office:value="-79.586998" calcext:value-type="float">
            <text:p>-79.586998</text:p>
          </table:table-cell>
          <table:table-cell office:value-type="float" office:value="298.3" calcext:value-type="float">
            <text:p>29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2:53Z</text:p>
          </table:table-cell>
          <table:table-cell office:value-type="float" office:value="40.001604" calcext:value-type="float">
            <text:p>40.001604</text:p>
          </table:table-cell>
          <table:table-cell office:value-type="float" office:value="-79.587002" calcext:value-type="float">
            <text:p>-79.587002</text:p>
          </table:table-cell>
          <table:table-cell office:value-type="float" office:value="298.2" calcext:value-type="float">
            <text:p>298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2:57Z</text:p>
          </table:table-cell>
          <table:table-cell office:value-type="float" office:value="40.001575" calcext:value-type="float">
            <text:p>40.001575</text:p>
          </table:table-cell>
          <table:table-cell office:value-type="float" office:value="-79.587027" calcext:value-type="float">
            <text:p>-79.587027</text:p>
          </table:table-cell>
          <table:table-cell office:value-type="float" office:value="298.2" calcext:value-type="float">
            <text:p>29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2:59Z</text:p>
          </table:table-cell>
          <table:table-cell office:value-type="float" office:value="40.001552" calcext:value-type="float">
            <text:p>40.001552</text:p>
          </table:table-cell>
          <table:table-cell office:value-type="float" office:value="-79.587048" calcext:value-type="float">
            <text:p>-79.587048</text:p>
          </table:table-cell>
          <table:table-cell office:value-type="float" office:value="298.1" calcext:value-type="float">
            <text:p>29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01Z</text:p>
          </table:table-cell>
          <table:table-cell office:value-type="float" office:value="40.001528" calcext:value-type="float">
            <text:p>40.001528</text:p>
          </table:table-cell>
          <table:table-cell office:value-type="float" office:value="-79.587076" calcext:value-type="float">
            <text:p>-79.587076</text:p>
          </table:table-cell>
          <table:table-cell office:value-type="float" office:value="298" calcext:value-type="float">
            <text:p>2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3:03Z</text:p>
          </table:table-cell>
          <table:table-cell office:value-type="float" office:value="40.001506" calcext:value-type="float">
            <text:p>40.001506</text:p>
          </table:table-cell>
          <table:table-cell office:value-type="float" office:value="-79.587101" calcext:value-type="float">
            <text:p>-79.587101</text:p>
          </table:table-cell>
          <table:table-cell office:value-type="float" office:value="297.9" calcext:value-type="float">
            <text:p>297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05Z</text:p>
          </table:table-cell>
          <table:table-cell office:value-type="float" office:value="40.001477" calcext:value-type="float">
            <text:p>40.001477</text:p>
          </table:table-cell>
          <table:table-cell office:value-type="float" office:value="-79.587114" calcext:value-type="float">
            <text:p>-79.587114</text:p>
          </table:table-cell>
          <table:table-cell office:value-type="float" office:value="298" calcext:value-type="float">
            <text:p>2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07Z</text:p>
          </table:table-cell>
          <table:table-cell office:value-type="float" office:value="40.001448" calcext:value-type="float">
            <text:p>40.001448</text:p>
          </table:table-cell>
          <table:table-cell office:value-type="float" office:value="-79.587129" calcext:value-type="float">
            <text:p>-79.587129</text:p>
          </table:table-cell>
          <table:table-cell office:value-type="float" office:value="298" calcext:value-type="float">
            <text:p>29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3:10Z</text:p>
          </table:table-cell>
          <table:table-cell office:value-type="float" office:value="40.001413" calcext:value-type="float">
            <text:p>40.001413</text:p>
          </table:table-cell>
          <table:table-cell office:value-type="float" office:value="-79.587151" calcext:value-type="float">
            <text:p>-79.587151</text:p>
          </table:table-cell>
          <table:table-cell office:value-type="float" office:value="298.1" calcext:value-type="float">
            <text:p>298.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3:12Z</text:p>
          </table:table-cell>
          <table:table-cell office:value-type="float" office:value="40.001379" calcext:value-type="float">
            <text:p>40.001379</text:p>
          </table:table-cell>
          <table:table-cell office:value-type="float" office:value="-79.587165" calcext:value-type="float">
            <text:p>-79.587165</text:p>
          </table:table-cell>
          <table:table-cell office:value-type="float" office:value="298.2" calcext:value-type="float">
            <text:p>298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3:14Z</text:p>
          </table:table-cell>
          <table:table-cell office:value-type="float" office:value="40.001348" calcext:value-type="float">
            <text:p>40.001348</text:p>
          </table:table-cell>
          <table:table-cell office:value-type="float" office:value="-79.587178" calcext:value-type="float">
            <text:p>-79.587178</text:p>
          </table:table-cell>
          <table:table-cell office:value-type="float" office:value="298.2" calcext:value-type="float">
            <text:p>29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16Z</text:p>
          </table:table-cell>
          <table:table-cell office:value-type="float" office:value="40.001308" calcext:value-type="float">
            <text:p>40.001308</text:p>
          </table:table-cell>
          <table:table-cell office:value-type="float" office:value="-79.587186" calcext:value-type="float">
            <text:p>-79.587186</text:p>
          </table:table-cell>
          <table:table-cell office:value-type="float" office:value="298.3" calcext:value-type="float">
            <text:p>298.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33:18Z</text:p>
          </table:table-cell>
          <table:table-cell office:value-type="float" office:value="40.00126" calcext:value-type="float">
            <text:p>40.00126</text:p>
          </table:table-cell>
          <table:table-cell office:value-type="float" office:value="-79.58719" calcext:value-type="float">
            <text:p>-79.58719</text:p>
          </table:table-cell>
          <table:table-cell office:value-type="float" office:value="298.4" calcext:value-type="float">
            <text:p>298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20Z</text:p>
          </table:table-cell>
          <table:table-cell office:value-type="float" office:value="40.001223" calcext:value-type="float">
            <text:p>40.001223</text:p>
          </table:table-cell>
          <table:table-cell office:value-type="float" office:value="-79.587196" calcext:value-type="float">
            <text:p>-79.587196</text:p>
          </table:table-cell>
          <table:table-cell office:value-type="float" office:value="298.5" calcext:value-type="float">
            <text:p>298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3:24Z</text:p>
          </table:table-cell>
          <table:table-cell office:value-type="float" office:value="40.001191" calcext:value-type="float">
            <text:p>40.001191</text:p>
          </table:table-cell>
          <table:table-cell office:value-type="float" office:value="-79.587194" calcext:value-type="float">
            <text:p>-79.587194</text:p>
          </table:table-cell>
          <table:table-cell office:value-type="float" office:value="298.5" calcext:value-type="float">
            <text:p>29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27Z</text:p>
          </table:table-cell>
          <table:table-cell office:value-type="float" office:value="40.001155" calcext:value-type="float">
            <text:p>40.001155</text:p>
          </table:table-cell>
          <table:table-cell office:value-type="float" office:value="-79.587197" calcext:value-type="float">
            <text:p>-79.587197</text:p>
          </table:table-cell>
          <table:table-cell office:value-type="float" office:value="298.6" calcext:value-type="float">
            <text:p>29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29Z</text:p>
          </table:table-cell>
          <table:table-cell office:value-type="float" office:value="40.001127" calcext:value-type="float">
            <text:p>40.001127</text:p>
          </table:table-cell>
          <table:table-cell office:value-type="float" office:value="-79.58721" calcext:value-type="float">
            <text:p>-79.58721</text:p>
          </table:table-cell>
          <table:table-cell office:value-type="float" office:value="298.7" calcext:value-type="float">
            <text:p>29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31Z</text:p>
          </table:table-cell>
          <table:table-cell office:value-type="float" office:value="40.001096" calcext:value-type="float">
            <text:p>40.001096</text:p>
          </table:table-cell>
          <table:table-cell office:value-type="float" office:value="-79.587219" calcext:value-type="float">
            <text:p>-79.587219</text:p>
          </table:table-cell>
          <table:table-cell office:value-type="float" office:value="298.7" calcext:value-type="float">
            <text:p>29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34Z</text:p>
          </table:table-cell>
          <table:table-cell office:value-type="float" office:value="40.001058" calcext:value-type="float">
            <text:p>40.001058</text:p>
          </table:table-cell>
          <table:table-cell office:value-type="float" office:value="-79.587222" calcext:value-type="float">
            <text:p>-79.587222</text:p>
          </table:table-cell>
          <table:table-cell office:value-type="float" office:value="298.8" calcext:value-type="float">
            <text:p>298.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3:37Z</text:p>
          </table:table-cell>
          <table:table-cell office:value-type="float" office:value="40.00102" calcext:value-type="float">
            <text:p>40.00102</text:p>
          </table:table-cell>
          <table:table-cell office:value-type="float" office:value="-79.587245" calcext:value-type="float">
            <text:p>-79.587245</text:p>
          </table:table-cell>
          <table:table-cell office:value-type="float" office:value="298.9" calcext:value-type="float">
            <text:p>298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33:39Z</text:p>
          </table:table-cell>
          <table:table-cell office:value-type="float" office:value="40.000987" calcext:value-type="float">
            <text:p>40.000987</text:p>
          </table:table-cell>
          <table:table-cell office:value-type="float" office:value="-79.587253" calcext:value-type="float">
            <text:p>-79.587253</text:p>
          </table:table-cell>
          <table:table-cell office:value-type="float" office:value="298.9" calcext:value-type="float">
            <text:p>298.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33:42Z</text:p>
          </table:table-cell>
          <table:table-cell office:value-type="float" office:value="40.000953" calcext:value-type="float">
            <text:p>40.000953</text:p>
          </table:table-cell>
          <table:table-cell office:value-type="float" office:value="-79.587255" calcext:value-type="float">
            <text:p>-79.587255</text:p>
          </table:table-cell>
          <table:table-cell office:value-type="float" office:value="299" calcext:value-type="float">
            <text:p>2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3:46Z</text:p>
          </table:table-cell>
          <table:table-cell office:value-type="float" office:value="40.000918" calcext:value-type="float">
            <text:p>40.000918</text:p>
          </table:table-cell>
          <table:table-cell office:value-type="float" office:value="-79.587259" calcext:value-type="float">
            <text:p>-79.587259</text:p>
          </table:table-cell>
          <table:table-cell office:value-type="float" office:value="299.1" calcext:value-type="float">
            <text:p>299.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33:50Z</text:p>
          </table:table-cell>
          <table:table-cell office:value-type="float" office:value="40.000879" calcext:value-type="float">
            <text:p>40.000879</text:p>
          </table:table-cell>
          <table:table-cell office:value-type="float" office:value="-79.587281" calcext:value-type="float">
            <text:p>-79.587281</text:p>
          </table:table-cell>
          <table:table-cell office:value-type="float" office:value="299.2" calcext:value-type="float">
            <text:p>299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3:52Z</text:p>
          </table:table-cell>
          <table:table-cell office:value-type="float" office:value="40.000844" calcext:value-type="float">
            <text:p>40.000844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299.2" calcext:value-type="float">
            <text:p>299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3:54Z</text:p>
          </table:table-cell>
          <table:table-cell office:value-type="float" office:value="40.0008" calcext:value-type="float">
            <text:p>40.0008</text:p>
          </table:table-cell>
          <table:table-cell office:value-type="float" office:value="-79.587304" calcext:value-type="float">
            <text:p>-79.587304</text:p>
          </table:table-cell>
          <table:table-cell office:value-type="float" office:value="299.3" calcext:value-type="float">
            <text:p>299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3:56Z</text:p>
          </table:table-cell>
          <table:table-cell office:value-type="float" office:value="40.000768" calcext:value-type="float">
            <text:p>40.000768</text:p>
          </table:table-cell>
          <table:table-cell office:value-type="float" office:value="-79.587305" calcext:value-type="float">
            <text:p>-79.587305</text:p>
          </table:table-cell>
          <table:table-cell office:value-type="float" office:value="299.4" calcext:value-type="float">
            <text:p>299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33:58Z</text:p>
          </table:table-cell>
          <table:table-cell office:value-type="float" office:value="40.000726" calcext:value-type="float">
            <text:p>40.000726</text:p>
          </table:table-cell>
          <table:table-cell office:value-type="float" office:value="-79.587312" calcext:value-type="float">
            <text:p>-79.587312</text:p>
          </table:table-cell>
          <table:table-cell office:value-type="float" office:value="299.4" calcext:value-type="float">
            <text:p>299.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34:00Z</text:p>
          </table:table-cell>
          <table:table-cell office:value-type="float" office:value="40.000679" calcext:value-type="float">
            <text:p>40.000679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299.5" calcext:value-type="float">
            <text:p>299.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34:02Z</text:p>
          </table:table-cell>
          <table:table-cell office:value-type="float" office:value="40.000638" calcext:value-type="float">
            <text:p>40.000638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299.6" calcext:value-type="float">
            <text:p>299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34:05Z</text:p>
          </table:table-cell>
          <table:table-cell office:value-type="float" office:value="40.000601" calcext:value-type="float">
            <text:p>40.000601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299.6" calcext:value-type="float">
            <text:p>299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4:09Z</text:p>
          </table:table-cell>
          <table:table-cell office:value-type="float" office:value="40.000561" calcext:value-type="float">
            <text:p>40.000561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299.7" calcext:value-type="float">
            <text:p>299.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4:11Z</text:p>
          </table:table-cell>
          <table:table-cell office:value-type="float" office:value="40.000534" calcext:value-type="float">
            <text:p>40.000534</text:p>
          </table:table-cell>
          <table:table-cell office:value-type="float" office:value="-79.587336" calcext:value-type="float">
            <text:p>-79.587336</text:p>
          </table:table-cell>
          <table:table-cell office:value-type="float" office:value="299.7" calcext:value-type="float">
            <text:p>299.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4:14Z</text:p>
          </table:table-cell>
          <table:table-cell office:value-type="float" office:value="40.000493" calcext:value-type="float">
            <text:p>40.000493</text:p>
          </table:table-cell>
          <table:table-cell office:value-type="float" office:value="-79.587348" calcext:value-type="float">
            <text:p>-79.587348</text:p>
          </table:table-cell>
          <table:table-cell office:value-type="float" office:value="299.8" calcext:value-type="float">
            <text:p>2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16Z</text:p>
          </table:table-cell>
          <table:table-cell office:value-type="float" office:value="40.000454" calcext:value-type="float">
            <text:p>40.000454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299.8" calcext:value-type="float">
            <text:p>2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18Z</text:p>
          </table:table-cell>
          <table:table-cell office:value-type="float" office:value="40.000412" calcext:value-type="float">
            <text:p>40.000412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299.9" calcext:value-type="float">
            <text:p>2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20Z</text:p>
          </table:table-cell>
          <table:table-cell office:value-type="float" office:value="40.000379" calcext:value-type="float">
            <text:p>40.000379</text:p>
          </table:table-cell>
          <table:table-cell office:value-type="float" office:value="-79.587347" calcext:value-type="float">
            <text:p>-79.587347</text:p>
          </table:table-cell>
          <table:table-cell office:value-type="float" office:value="299.9" calcext:value-type="float">
            <text:p>2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23Z</text:p>
          </table:table-cell>
          <table:table-cell office:value-type="float" office:value="40.00035" calcext:value-type="float">
            <text:p>40.00035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299.9" calcext:value-type="float">
            <text:p>2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26Z</text:p>
          </table:table-cell>
          <table:table-cell office:value-type="float" office:value="40.000314" calcext:value-type="float">
            <text:p>40.000314</text:p>
          </table:table-cell>
          <table:table-cell office:value-type="float" office:value="-79.587324" calcext:value-type="float">
            <text:p>-79.587324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28Z</text:p>
          </table:table-cell>
          <table:table-cell office:value-type="float" office:value="40.000285" calcext:value-type="float">
            <text:p>40.000285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30Z</text:p>
          </table:table-cell>
          <table:table-cell office:value-type="float" office:value="40.00025" calcext:value-type="float">
            <text:p>40.00025</text:p>
          </table:table-cell>
          <table:table-cell office:value-type="float" office:value="-79.587323" calcext:value-type="float">
            <text:p>-79.587323</text:p>
          </table:table-cell>
          <table:table-cell office:value-type="float" office:value="300.1" calcext:value-type="float">
            <text:p>300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4:33Z</text:p>
          </table:table-cell>
          <table:table-cell office:value-type="float" office:value="40.000207" calcext:value-type="float">
            <text:p>40.000207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300.2" calcext:value-type="float">
            <text:p>300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4:35Z</text:p>
          </table:table-cell>
          <table:table-cell office:value-type="float" office:value="40.000167" calcext:value-type="float">
            <text:p>40.000167</text:p>
          </table:table-cell>
          <table:table-cell office:value-type="float" office:value="-79.587315" calcext:value-type="float">
            <text:p>-79.587315</text:p>
          </table:table-cell>
          <table:table-cell office:value-type="float" office:value="300.2" calcext:value-type="float">
            <text:p>300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4:37Z</text:p>
          </table:table-cell>
          <table:table-cell office:value-type="float" office:value="40.000136" calcext:value-type="float">
            <text:p>40.000136</text:p>
          </table:table-cell>
          <table:table-cell office:value-type="float" office:value="-79.587311" calcext:value-type="float">
            <text:p>-79.587311</text:p>
          </table:table-cell>
          <table:table-cell office:value-type="float" office:value="300.3" calcext:value-type="float">
            <text:p>300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40Z</text:p>
          </table:table-cell>
          <table:table-cell office:value-type="float" office:value="40.000109" calcext:value-type="float">
            <text:p>40.000109</text:p>
          </table:table-cell>
          <table:table-cell office:value-type="float" office:value="-79.587305" calcext:value-type="float">
            <text:p>-79.587305</text:p>
          </table:table-cell>
          <table:table-cell office:value-type="float" office:value="300.4" calcext:value-type="float">
            <text:p>30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43Z</text:p>
          </table:table-cell>
          <table:table-cell office:value-type="float" office:value="40.000077" calcext:value-type="float">
            <text:p>40.000077</text:p>
          </table:table-cell>
          <table:table-cell office:value-type="float" office:value="-79.587301" calcext:value-type="float">
            <text:p>-79.587301</text:p>
          </table:table-cell>
          <table:table-cell office:value-type="float" office:value="300.5" calcext:value-type="float">
            <text:p>300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46Z</text:p>
          </table:table-cell>
          <table:table-cell office:value-type="float" office:value="40.000032" calcext:value-type="float">
            <text:p>40.000032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300.6" calcext:value-type="float">
            <text:p>300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48Z</text:p>
          </table:table-cell>
          <table:table-cell office:value-type="float" office:value="40.000002" calcext:value-type="float">
            <text:p>40.000002</text:p>
          </table:table-cell>
          <table:table-cell office:value-type="float" office:value="-79.587309" calcext:value-type="float">
            <text:p>-79.587309</text:p>
          </table:table-cell>
          <table:table-cell office:value-type="float" office:value="300.7" calcext:value-type="float">
            <text:p>300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50Z</text:p>
          </table:table-cell>
          <table:table-cell office:value-type="float" office:value="39.999971" calcext:value-type="float">
            <text:p>39.999971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0.8" calcext:value-type="float">
            <text:p>300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52Z</text:p>
          </table:table-cell>
          <table:table-cell office:value-type="float" office:value="39.999932" calcext:value-type="float">
            <text:p>39.999932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0.9" calcext:value-type="float">
            <text:p>30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54Z</text:p>
          </table:table-cell>
          <table:table-cell office:value-type="float" office:value="39.999889" calcext:value-type="float">
            <text:p>39.999889</text:p>
          </table:table-cell>
          <table:table-cell office:value-type="float" office:value="-79.587302" calcext:value-type="float">
            <text:p>-79.587302</text:p>
          </table:table-cell>
          <table:table-cell office:value-type="float" office:value="301" calcext:value-type="float">
            <text:p>3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4:56Z</text:p>
          </table:table-cell>
          <table:table-cell office:value-type="float" office:value="39.99986" calcext:value-type="float">
            <text:p>39.99986</text:p>
          </table:table-cell>
          <table:table-cell office:value-type="float" office:value="-79.587297" calcext:value-type="float">
            <text:p>-79.587297</text:p>
          </table:table-cell>
          <table:table-cell office:value-type="float" office:value="301" calcext:value-type="float">
            <text:p>3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4:59Z</text:p>
          </table:table-cell>
          <table:table-cell office:value-type="float" office:value="39.999828" calcext:value-type="float">
            <text:p>39.999828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1" calcext:value-type="float">
            <text:p>3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5:02Z</text:p>
          </table:table-cell>
          <table:table-cell office:value-type="float" office:value="39.999798" calcext:value-type="float">
            <text:p>39.999798</text:p>
          </table:table-cell>
          <table:table-cell office:value-type="float" office:value="-79.587288" calcext:value-type="float">
            <text:p>-79.587288</text:p>
          </table:table-cell>
          <table:table-cell office:value-type="float" office:value="301.1" calcext:value-type="float">
            <text:p>301.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5:05Z</text:p>
          </table:table-cell>
          <table:table-cell office:value-type="float" office:value="39.999761" calcext:value-type="float">
            <text:p>39.999761</text:p>
          </table:table-cell>
          <table:table-cell office:value-type="float" office:value="-79.587288" calcext:value-type="float">
            <text:p>-79.587288</text:p>
          </table:table-cell>
          <table:table-cell office:value-type="float" office:value="301.2" calcext:value-type="float">
            <text:p>301.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5:07Z</text:p>
          </table:table-cell>
          <table:table-cell office:value-type="float" office:value="39.999729" calcext:value-type="float">
            <text:p>39.999729</text:p>
          </table:table-cell>
          <table:table-cell office:value-type="float" office:value="-79.587282" calcext:value-type="float">
            <text:p>-79.587282</text:p>
          </table:table-cell>
          <table:table-cell office:value-type="float" office:value="301.3" calcext:value-type="float">
            <text:p>301.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5:09Z</text:p>
          </table:table-cell>
          <table:table-cell office:value-type="float" office:value="39.999696" calcext:value-type="float">
            <text:p>39.999696</text:p>
          </table:table-cell>
          <table:table-cell office:value-type="float" office:value="-79.587272" calcext:value-type="float">
            <text:p>-79.587272</text:p>
          </table:table-cell>
          <table:table-cell office:value-type="float" office:value="301.4" calcext:value-type="float">
            <text:p>30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5:11Z</text:p>
          </table:table-cell>
          <table:table-cell office:value-type="float" office:value="39.999658" calcext:value-type="float">
            <text:p>39.999658</text:p>
          </table:table-cell>
          <table:table-cell office:value-type="float" office:value="-79.587258" calcext:value-type="float">
            <text:p>-79.587258</text:p>
          </table:table-cell>
          <table:table-cell office:value-type="float" office:value="301.6" calcext:value-type="float">
            <text:p>301.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5:13Z</text:p>
          </table:table-cell>
          <table:table-cell office:value-type="float" office:value="39.99961" calcext:value-type="float">
            <text:p>39.99961</text:p>
          </table:table-cell>
          <table:table-cell office:value-type="float" office:value="-79.587245" calcext:value-type="float">
            <text:p>-79.587245</text:p>
          </table:table-cell>
          <table:table-cell office:value-type="float" office:value="301.7" calcext:value-type="float">
            <text:p>301.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5:15Z</text:p>
          </table:table-cell>
          <table:table-cell office:value-type="float" office:value="39.999571" calcext:value-type="float">
            <text:p>39.999571</text:p>
          </table:table-cell>
          <table:table-cell office:value-type="float" office:value="-79.58723" calcext:value-type="float">
            <text:p>-79.58723</text:p>
          </table:table-cell>
          <table:table-cell office:value-type="float" office:value="301.9" calcext:value-type="float">
            <text:p>301.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35:17Z</text:p>
          </table:table-cell>
          <table:table-cell office:value-type="float" office:value="39.999527" calcext:value-type="float">
            <text:p>39.999527</text:p>
          </table:table-cell>
          <table:table-cell office:value-type="float" office:value="-79.587207" calcext:value-type="float">
            <text:p>-79.587207</text:p>
          </table:table-cell>
          <table:table-cell office:value-type="float" office:value="302.1" calcext:value-type="float">
            <text:p>302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5:19Z</text:p>
          </table:table-cell>
          <table:table-cell office:value-type="float" office:value="39.999478" calcext:value-type="float">
            <text:p>39.999478</text:p>
          </table:table-cell>
          <table:table-cell office:value-type="float" office:value="-79.587182" calcext:value-type="float">
            <text:p>-79.587182</text:p>
          </table:table-cell>
          <table:table-cell office:value-type="float" office:value="302.3" calcext:value-type="float">
            <text:p>302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5:20Z</text:p>
          </table:table-cell>
          <table:table-cell office:value-type="float" office:value="39.999451" calcext:value-type="float">
            <text:p>39.999451</text:p>
          </table:table-cell>
          <table:table-cell office:value-type="float" office:value="-79.587171" calcext:value-type="float">
            <text:p>-79.587171</text:p>
          </table:table-cell>
          <table:table-cell office:value-type="float" office:value="302.3" calcext:value-type="float">
            <text:p>302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35:22Z</text:p>
          </table:table-cell>
          <table:table-cell office:value-type="float" office:value="39.999405" calcext:value-type="float">
            <text:p>39.999405</text:p>
          </table:table-cell>
          <table:table-cell office:value-type="float" office:value="-79.58715" calcext:value-type="float">
            <text:p>-79.58715</text:p>
          </table:table-cell>
          <table:table-cell office:value-type="float" office:value="302.5" calcext:value-type="float">
            <text:p>302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5:24Z</text:p>
          </table:table-cell>
          <table:table-cell office:value-type="float" office:value="39.999362" calcext:value-type="float">
            <text:p>39.999362</text:p>
          </table:table-cell>
          <table:table-cell office:value-type="float" office:value="-79.587125" calcext:value-type="float">
            <text:p>-79.587125</text:p>
          </table:table-cell>
          <table:table-cell office:value-type="float" office:value="302.6" calcext:value-type="float">
            <text:p>302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35:26Z</text:p>
          </table:table-cell>
          <table:table-cell office:value-type="float" office:value="39.999327" calcext:value-type="float">
            <text:p>39.999327</text:p>
          </table:table-cell>
          <table:table-cell office:value-type="float" office:value="-79.587099" calcext:value-type="float">
            <text:p>-79.587099</text:p>
          </table:table-cell>
          <table:table-cell office:value-type="float" office:value="302.8" calcext:value-type="float">
            <text:p>302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5:28Z</text:p>
          </table:table-cell>
          <table:table-cell office:value-type="float" office:value="39.99929" calcext:value-type="float">
            <text:p>39.99929</text:p>
          </table:table-cell>
          <table:table-cell office:value-type="float" office:value="-79.587066" calcext:value-type="float">
            <text:p>-79.587066</text:p>
          </table:table-cell>
          <table:table-cell office:value-type="float" office:value="302.9" calcext:value-type="float">
            <text:p>302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5:30Z</text:p>
          </table:table-cell>
          <table:table-cell office:value-type="float" office:value="39.999257" calcext:value-type="float">
            <text:p>39.999257</text:p>
          </table:table-cell>
          <table:table-cell office:value-type="float" office:value="-79.58702" calcext:value-type="float">
            <text:p>-79.58702</text:p>
          </table:table-cell>
          <table:table-cell office:value-type="float" office:value="303.2" calcext:value-type="float">
            <text:p>303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5:32Z</text:p>
          </table:table-cell>
          <table:table-cell office:value-type="float" office:value="39.999238" calcext:value-type="float">
            <text:p>39.999238</text:p>
          </table:table-cell>
          <table:table-cell office:value-type="float" office:value="-79.586964" calcext:value-type="float">
            <text:p>-79.586964</text:p>
          </table:table-cell>
          <table:table-cell office:value-type="float" office:value="303.3" calcext:value-type="float">
            <text:p>303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5:33Z</text:p>
          </table:table-cell>
          <table:table-cell office:value-type="float" office:value="39.99923" calcext:value-type="float">
            <text:p>39.99923</text:p>
          </table:table-cell>
          <table:table-cell office:value-type="float" office:value="-79.586928" calcext:value-type="float">
            <text:p>-79.586928</text:p>
          </table:table-cell>
          <table:table-cell office:value-type="float" office:value="303.3" calcext:value-type="float">
            <text:p>303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35:34Z</text:p>
          </table:table-cell>
          <table:table-cell office:value-type="float" office:value="39.999226" calcext:value-type="float">
            <text:p>39.999226</text:p>
          </table:table-cell>
          <table:table-cell office:value-type="float" office:value="-79.586891" calcext:value-type="float">
            <text:p>-79.586891</text:p>
          </table:table-cell>
          <table:table-cell office:value-type="float" office:value="303.5" calcext:value-type="float">
            <text:p>303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35:36Z</text:p>
          </table:table-cell>
          <table:table-cell office:value-type="float" office:value="39.999227" calcext:value-type="float">
            <text:p>39.999227</text:p>
          </table:table-cell>
          <table:table-cell office:value-type="float" office:value="-79.586825" calcext:value-type="float">
            <text:p>-79.586825</text:p>
          </table:table-cell>
          <table:table-cell office:value-type="float" office:value="303.8" calcext:value-type="float">
            <text:p>303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35:38Z</text:p>
          </table:table-cell>
          <table:table-cell office:value-type="float" office:value="39.999234" calcext:value-type="float">
            <text:p>39.999234</text:p>
          </table:table-cell>
          <table:table-cell office:value-type="float" office:value="-79.586773" calcext:value-type="float">
            <text:p>-79.586773</text:p>
          </table:table-cell>
          <table:table-cell office:value-type="float" office:value="304.1" calcext:value-type="float">
            <text:p>304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35:40Z</text:p>
          </table:table-cell>
          <table:table-cell office:value-type="float" office:value="39.999247" calcext:value-type="float">
            <text:p>39.999247</text:p>
          </table:table-cell>
          <table:table-cell office:value-type="float" office:value="-79.586736" calcext:value-type="float">
            <text:p>-79.586736</text:p>
          </table:table-cell>
          <table:table-cell office:value-type="float" office:value="304" calcext:value-type="float">
            <text:p>30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1T15:35:42Z</text:p>
          </table:table-cell>
          <table:table-cell office:value-type="float" office:value="39.999272" calcext:value-type="float">
            <text:p>39.999272</text:p>
          </table:table-cell>
          <table:table-cell office:value-type="float" office:value="-79.586709" calcext:value-type="float">
            <text:p>-79.586709</text:p>
          </table:table-cell>
          <table:table-cell office:value-type="float" office:value="303.7" calcext:value-type="float">
            <text:p>303.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35:45Z</text:p>
          </table:table-cell>
          <table:table-cell office:value-type="float" office:value="39.999306" calcext:value-type="float">
            <text:p>39.999306</text:p>
          </table:table-cell>
          <table:table-cell office:value-type="float" office:value="-79.586695" calcext:value-type="float">
            <text:p>-79.586695</text:p>
          </table:table-cell>
          <table:table-cell office:value-type="float" office:value="303.5" calcext:value-type="float">
            <text:p>303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5:47Z</text:p>
          </table:table-cell>
          <table:table-cell office:value-type="float" office:value="39.999336" calcext:value-type="float">
            <text:p>39.999336</text:p>
          </table:table-cell>
          <table:table-cell office:value-type="float" office:value="-79.586688" calcext:value-type="float">
            <text:p>-79.586688</text:p>
          </table:table-cell>
          <table:table-cell office:value-type="float" office:value="303.4" calcext:value-type="float">
            <text:p>303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5:49Z</text:p>
          </table:table-cell>
          <table:table-cell office:value-type="float" office:value="39.999368" calcext:value-type="float">
            <text:p>39.999368</text:p>
          </table:table-cell>
          <table:table-cell office:value-type="float" office:value="-79.586675" calcext:value-type="float">
            <text:p>-79.586675</text:p>
          </table:table-cell>
          <table:table-cell office:value-type="float" office:value="303.4" calcext:value-type="float">
            <text:p>303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5:51Z</text:p>
          </table:table-cell>
          <table:table-cell office:value-type="float" office:value="39.999398" calcext:value-type="float">
            <text:p>39.999398</text:p>
          </table:table-cell>
          <table:table-cell office:value-type="float" office:value="-79.586661" calcext:value-type="float">
            <text:p>-79.586661</text:p>
          </table:table-cell>
          <table:table-cell office:value-type="float" office:value="303.3" calcext:value-type="float">
            <text:p>303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5:53Z</text:p>
          </table:table-cell>
          <table:table-cell office:value-type="float" office:value="39.999431" calcext:value-type="float">
            <text:p>39.999431</text:p>
          </table:table-cell>
          <table:table-cell office:value-type="float" office:value="-79.586641" calcext:value-type="float">
            <text:p>-79.586641</text:p>
          </table:table-cell>
          <table:table-cell office:value-type="float" office:value="303.2" calcext:value-type="float">
            <text:p>303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5:55Z</text:p>
          </table:table-cell>
          <table:table-cell office:value-type="float" office:value="39.999477" calcext:value-type="float">
            <text:p>39.999477</text:p>
          </table:table-cell>
          <table:table-cell office:value-type="float" office:value="-79.58662" calcext:value-type="float">
            <text:p>-79.58662</text:p>
          </table:table-cell>
          <table:table-cell office:value-type="float" office:value="303" calcext:value-type="float">
            <text:p>30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5:57Z</text:p>
          </table:table-cell>
          <table:table-cell office:value-type="float" office:value="39.999525" calcext:value-type="float">
            <text:p>39.999525</text:p>
          </table:table-cell>
          <table:table-cell office:value-type="float" office:value="-79.586611" calcext:value-type="float">
            <text:p>-79.586611</text:p>
          </table:table-cell>
          <table:table-cell office:value-type="float" office:value="302.9" calcext:value-type="float">
            <text:p>302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5:59Z</text:p>
          </table:table-cell>
          <table:table-cell office:value-type="float" office:value="39.999576" calcext:value-type="float">
            <text:p>39.999576</text:p>
          </table:table-cell>
          <table:table-cell office:value-type="float" office:value="-79.5866" calcext:value-type="float">
            <text:p>-79.5866</text:p>
          </table:table-cell>
          <table:table-cell office:value-type="float" office:value="302.7" calcext:value-type="float">
            <text:p>302.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6:01Z</text:p>
          </table:table-cell>
          <table:table-cell office:value-type="float" office:value="39.999626" calcext:value-type="float">
            <text:p>39.999626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302.5" calcext:value-type="float">
            <text:p>302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36:03Z</text:p>
          </table:table-cell>
          <table:table-cell office:value-type="float" office:value="39.99966" calcext:value-type="float">
            <text:p>39.99966</text:p>
          </table:table-cell>
          <table:table-cell office:value-type="float" office:value="-79.586569" calcext:value-type="float">
            <text:p>-79.586569</text:p>
          </table:table-cell>
          <table:table-cell office:value-type="float" office:value="302.4" calcext:value-type="float">
            <text:p>302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36:05Z</text:p>
          </table:table-cell>
          <table:table-cell office:value-type="float" office:value="39.999686" calcext:value-type="float">
            <text:p>39.999686</text:p>
          </table:table-cell>
          <table:table-cell office:value-type="float" office:value="-79.586552" calcext:value-type="float">
            <text:p>-79.586552</text:p>
          </table:table-cell>
          <table:table-cell office:value-type="float" office:value="302.4" calcext:value-type="float">
            <text:p>302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36:07Z</text:p>
          </table:table-cell>
          <table:table-cell office:value-type="float" office:value="39.99972" calcext:value-type="float">
            <text:p>39.99972</text:p>
          </table:table-cell>
          <table:table-cell office:value-type="float" office:value="-79.586541" calcext:value-type="float">
            <text:p>-79.586541</text:p>
          </table:table-cell>
          <table:table-cell office:value-type="float" office:value="302.4" calcext:value-type="float">
            <text:p>302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36:09Z</text:p>
          </table:table-cell>
          <table:table-cell office:value-type="float" office:value="39.999753" calcext:value-type="float">
            <text:p>39.999753</text:p>
          </table:table-cell>
          <table:table-cell office:value-type="float" office:value="-79.586533" calcext:value-type="float">
            <text:p>-79.586533</text:p>
          </table:table-cell>
          <table:table-cell office:value-type="float" office:value="302.3" calcext:value-type="float">
            <text:p>302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6:11Z</text:p>
          </table:table-cell>
          <table:table-cell office:value-type="float" office:value="39.999781" calcext:value-type="float">
            <text:p>39.999781</text:p>
          </table:table-cell>
          <table:table-cell office:value-type="float" office:value="-79.586524" calcext:value-type="float">
            <text:p>-79.586524</text:p>
          </table:table-cell>
          <table:table-cell office:value-type="float" office:value="302.1" calcext:value-type="float">
            <text:p>302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6:13Z</text:p>
          </table:table-cell>
          <table:table-cell office:value-type="float" office:value="39.999808" calcext:value-type="float">
            <text:p>39.999808</text:p>
          </table:table-cell>
          <table:table-cell office:value-type="float" office:value="-79.586517" calcext:value-type="float">
            <text:p>-79.586517</text:p>
          </table:table-cell>
          <table:table-cell office:value-type="float" office:value="302" calcext:value-type="float">
            <text:p>3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6:15Z</text:p>
          </table:table-cell>
          <table:table-cell office:value-type="float" office:value="39.999838" calcext:value-type="float">
            <text:p>39.999838</text:p>
          </table:table-cell>
          <table:table-cell office:value-type="float" office:value="-79.586511" calcext:value-type="float">
            <text:p>-79.586511</text:p>
          </table:table-cell>
          <table:table-cell office:value-type="float" office:value="301.8" calcext:value-type="float">
            <text:p>301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36:18Z</text:p>
          </table:table-cell>
          <table:table-cell office:value-type="float" office:value="39.999874" calcext:value-type="float">
            <text:p>39.999874</text:p>
          </table:table-cell>
          <table:table-cell office:value-type="float" office:value="-79.586505" calcext:value-type="float">
            <text:p>-79.586505</text:p>
          </table:table-cell>
          <table:table-cell office:value-type="float" office:value="301.7" calcext:value-type="float">
            <text:p>301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6:20Z</text:p>
          </table:table-cell>
          <table:table-cell office:value-type="float" office:value="39.999902" calcext:value-type="float">
            <text:p>39.999902</text:p>
          </table:table-cell>
          <table:table-cell office:value-type="float" office:value="-79.586502" calcext:value-type="float">
            <text:p>-79.586502</text:p>
          </table:table-cell>
          <table:table-cell office:value-type="float" office:value="301.7" calcext:value-type="float">
            <text:p>301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6:22Z</text:p>
          </table:table-cell>
          <table:table-cell office:value-type="float" office:value="39.99993" calcext:value-type="float">
            <text:p>39.99993</text:p>
          </table:table-cell>
          <table:table-cell office:value-type="float" office:value="-79.586495" calcext:value-type="float">
            <text:p>-79.586495</text:p>
          </table:table-cell>
          <table:table-cell office:value-type="float" office:value="301.6" calcext:value-type="float">
            <text:p>301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36:25Z</text:p>
          </table:table-cell>
          <table:table-cell office:value-type="float" office:value="39.99997" calcext:value-type="float">
            <text:p>39.99997</text:p>
          </table:table-cell>
          <table:table-cell office:value-type="float" office:value="-79.586486" calcext:value-type="float">
            <text:p>-79.586486</text:p>
          </table:table-cell>
          <table:table-cell office:value-type="float" office:value="301.5" calcext:value-type="float">
            <text:p>301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6:27Z</text:p>
          </table:table-cell>
          <table:table-cell office:value-type="float" office:value="39.999998" calcext:value-type="float">
            <text:p>39.999998</text:p>
          </table:table-cell>
          <table:table-cell office:value-type="float" office:value="-79.58648" calcext:value-type="float">
            <text:p>-79.58648</text:p>
          </table:table-cell>
          <table:table-cell office:value-type="float" office:value="301.5" calcext:value-type="float">
            <text:p>301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6:30Z</text:p>
          </table:table-cell>
          <table:table-cell office:value-type="float" office:value="40.000037" calcext:value-type="float">
            <text:p>40.000037</text:p>
          </table:table-cell>
          <table:table-cell office:value-type="float" office:value="-79.586466" calcext:value-type="float">
            <text:p>-79.586466</text:p>
          </table:table-cell>
          <table:table-cell office:value-type="float" office:value="301.4" calcext:value-type="float">
            <text:p>301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6:32Z</text:p>
          </table:table-cell>
          <table:table-cell office:value-type="float" office:value="40.000069" calcext:value-type="float">
            <text:p>40.000069</text:p>
          </table:table-cell>
          <table:table-cell office:value-type="float" office:value="-79.586456" calcext:value-type="float">
            <text:p>-79.586456</text:p>
          </table:table-cell>
          <table:table-cell office:value-type="float" office:value="301.3" calcext:value-type="float">
            <text:p>301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6:35Z</text:p>
          </table:table-cell>
          <table:table-cell office:value-type="float" office:value="40.000109" calcext:value-type="float">
            <text:p>40.000109</text:p>
          </table:table-cell>
          <table:table-cell office:value-type="float" office:value="-79.58644" calcext:value-type="float">
            <text:p>-79.58644</text:p>
          </table:table-cell>
          <table:table-cell office:value-type="float" office:value="301.2" calcext:value-type="float">
            <text:p>301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6:37Z</text:p>
          </table:table-cell>
          <table:table-cell office:value-type="float" office:value="40.000145" calcext:value-type="float">
            <text:p>40.000145</text:p>
          </table:table-cell>
          <table:table-cell office:value-type="float" office:value="-79.586428" calcext:value-type="float">
            <text:p>-79.586428</text:p>
          </table:table-cell>
          <table:table-cell office:value-type="float" office:value="301.1" calcext:value-type="float">
            <text:p>301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6:39Z</text:p>
          </table:table-cell>
          <table:table-cell office:value-type="float" office:value="40.000197" calcext:value-type="float">
            <text:p>40.000197</text:p>
          </table:table-cell>
          <table:table-cell office:value-type="float" office:value="-79.586415" calcext:value-type="float">
            <text:p>-79.586415</text:p>
          </table:table-cell>
          <table:table-cell office:value-type="float" office:value="301" calcext:value-type="float">
            <text:p>3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6:40Z</text:p>
          </table:table-cell>
          <table:table-cell office:value-type="float" office:value="40.000225" calcext:value-type="float">
            <text:p>40.000225</text:p>
          </table:table-cell>
          <table:table-cell office:value-type="float" office:value="-79.586411" calcext:value-type="float">
            <text:p>-79.586411</text:p>
          </table:table-cell>
          <table:table-cell office:value-type="float" office:value="301" calcext:value-type="float">
            <text:p>30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6:41Z</text:p>
          </table:table-cell>
          <table:table-cell office:value-type="float" office:value="40.000255" calcext:value-type="float">
            <text:p>40.000255</text:p>
          </table:table-cell>
          <table:table-cell office:value-type="float" office:value="-79.586405" calcext:value-type="float">
            <text:p>-79.586405</text:p>
          </table:table-cell>
          <table:table-cell office:value-type="float" office:value="301" calcext:value-type="float">
            <text:p>30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36:43Z</text:p>
          </table:table-cell>
          <table:table-cell office:value-type="float" office:value="40.000307" calcext:value-type="float">
            <text:p>40.000307</text:p>
          </table:table-cell>
          <table:table-cell office:value-type="float" office:value="-79.586396" calcext:value-type="float">
            <text:p>-79.586396</text:p>
          </table:table-cell>
          <table:table-cell office:value-type="float" office:value="301.1" calcext:value-type="float">
            <text:p>301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6:45Z</text:p>
          </table:table-cell>
          <table:table-cell office:value-type="float" office:value="40.000352" calcext:value-type="float">
            <text:p>40.000352</text:p>
          </table:table-cell>
          <table:table-cell office:value-type="float" office:value="-79.586388" calcext:value-type="float">
            <text:p>-79.586388</text:p>
          </table:table-cell>
          <table:table-cell office:value-type="float" office:value="301.2" calcext:value-type="float">
            <text:p>301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36:47Z</text:p>
          </table:table-cell>
          <table:table-cell office:value-type="float" office:value="40.000386" calcext:value-type="float">
            <text:p>40.000386</text:p>
          </table:table-cell>
          <table:table-cell office:value-type="float" office:value="-79.586381" calcext:value-type="float">
            <text:p>-79.586381</text:p>
          </table:table-cell>
          <table:table-cell office:value-type="float" office:value="301.1" calcext:value-type="float">
            <text:p>301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6:49Z</text:p>
          </table:table-cell>
          <table:table-cell office:value-type="float" office:value="40.000416" calcext:value-type="float">
            <text:p>40.000416</text:p>
          </table:table-cell>
          <table:table-cell office:value-type="float" office:value="-79.586374" calcext:value-type="float">
            <text:p>-79.586374</text:p>
          </table:table-cell>
          <table:table-cell office:value-type="float" office:value="301.1" calcext:value-type="float">
            <text:p>301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6:52Z</text:p>
          </table:table-cell>
          <table:table-cell office:value-type="float" office:value="40.000454" calcext:value-type="float">
            <text:p>40.000454</text:p>
          </table:table-cell>
          <table:table-cell office:value-type="float" office:value="-79.586364" calcext:value-type="float">
            <text:p>-79.586364</text:p>
          </table:table-cell>
          <table:table-cell office:value-type="float" office:value="301" calcext:value-type="float">
            <text:p>30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6:54Z</text:p>
          </table:table-cell>
          <table:table-cell office:value-type="float" office:value="40.000487" calcext:value-type="float">
            <text:p>40.000487</text:p>
          </table:table-cell>
          <table:table-cell office:value-type="float" office:value="-79.586354" calcext:value-type="float">
            <text:p>-79.586354</text:p>
          </table:table-cell>
          <table:table-cell office:value-type="float" office:value="300.9" calcext:value-type="float">
            <text:p>300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36:56Z</text:p>
          </table:table-cell>
          <table:table-cell office:value-type="float" office:value="40.000525" calcext:value-type="float">
            <text:p>40.000525</text:p>
          </table:table-cell>
          <table:table-cell office:value-type="float" office:value="-79.586346" calcext:value-type="float">
            <text:p>-79.586346</text:p>
          </table:table-cell>
          <table:table-cell office:value-type="float" office:value="300.7" calcext:value-type="float">
            <text:p>300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36:58Z</text:p>
          </table:table-cell>
          <table:table-cell office:value-type="float" office:value="40.000553" calcext:value-type="float">
            <text:p>40.000553</text:p>
          </table:table-cell>
          <table:table-cell office:value-type="float" office:value="-79.586338" calcext:value-type="float">
            <text:p>-79.586338</text:p>
          </table:table-cell>
          <table:table-cell office:value-type="float" office:value="300.7" calcext:value-type="float">
            <text:p>300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37:00Z</text:p>
          </table:table-cell>
          <table:table-cell office:value-type="float" office:value="40.000581" calcext:value-type="float">
            <text:p>40.000581</text:p>
          </table:table-cell>
          <table:table-cell office:value-type="float" office:value="-79.586333" calcext:value-type="float">
            <text:p>-79.586333</text:p>
          </table:table-cell>
          <table:table-cell office:value-type="float" office:value="300.6" calcext:value-type="float">
            <text:p>300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7:03Z</text:p>
          </table:table-cell>
          <table:table-cell office:value-type="float" office:value="40.000616" calcext:value-type="float">
            <text:p>40.000616</text:p>
          </table:table-cell>
          <table:table-cell office:value-type="float" office:value="-79.586329" calcext:value-type="float">
            <text:p>-79.586329</text:p>
          </table:table-cell>
          <table:table-cell office:value-type="float" office:value="300.6" calcext:value-type="float">
            <text:p>300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7:06Z</text:p>
          </table:table-cell>
          <table:table-cell office:value-type="float" office:value="40.000646" calcext:value-type="float">
            <text:p>40.000646</text:p>
          </table:table-cell>
          <table:table-cell office:value-type="float" office:value="-79.58633" calcext:value-type="float">
            <text:p>-79.58633</text:p>
          </table:table-cell>
          <table:table-cell office:value-type="float" office:value="300.5" calcext:value-type="float">
            <text:p>300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7:10Z</text:p>
          </table:table-cell>
          <table:table-cell office:value-type="float" office:value="40.000678" calcext:value-type="float">
            <text:p>40.000678</text:p>
          </table:table-cell>
          <table:table-cell office:value-type="float" office:value="-79.586327" calcext:value-type="float">
            <text:p>-79.586327</text:p>
          </table:table-cell>
          <table:table-cell office:value-type="float" office:value="300.5" calcext:value-type="float">
            <text:p>300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7:13Z</text:p>
          </table:table-cell>
          <table:table-cell office:value-type="float" office:value="40.000712" calcext:value-type="float">
            <text:p>40.000712</text:p>
          </table:table-cell>
          <table:table-cell office:value-type="float" office:value="-79.586317" calcext:value-type="float">
            <text:p>-79.586317</text:p>
          </table:table-cell>
          <table:table-cell office:value-type="float" office:value="300.5" calcext:value-type="float">
            <text:p>300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7:15Z</text:p>
          </table:table-cell>
          <table:table-cell office:value-type="float" office:value="40.000743" calcext:value-type="float">
            <text:p>40.000743</text:p>
          </table:table-cell>
          <table:table-cell office:value-type="float" office:value="-79.586313" calcext:value-type="float">
            <text:p>-79.586313</text:p>
          </table:table-cell>
          <table:table-cell office:value-type="float" office:value="300.4" calcext:value-type="float">
            <text:p>300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7:17Z</text:p>
          </table:table-cell>
          <table:table-cell office:value-type="float" office:value="40.000775" calcext:value-type="float">
            <text:p>40.000775</text:p>
          </table:table-cell>
          <table:table-cell office:value-type="float" office:value="-79.586308" calcext:value-type="float">
            <text:p>-79.586308</text:p>
          </table:table-cell>
          <table:table-cell office:value-type="float" office:value="300.3" calcext:value-type="float">
            <text:p>300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7:19Z</text:p>
          </table:table-cell>
          <table:table-cell office:value-type="float" office:value="40.000805" calcext:value-type="float">
            <text:p>40.000805</text:p>
          </table:table-cell>
          <table:table-cell office:value-type="float" office:value="-79.586295" calcext:value-type="float">
            <text:p>-79.586295</text:p>
          </table:table-cell>
          <table:table-cell office:value-type="float" office:value="300.3" calcext:value-type="float">
            <text:p>300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37:21Z</text:p>
          </table:table-cell>
          <table:table-cell office:value-type="float" office:value="40.000843" calcext:value-type="float">
            <text:p>40.000843</text:p>
          </table:table-cell>
          <table:table-cell office:value-type="float" office:value="-79.586281" calcext:value-type="float">
            <text:p>-79.586281</text:p>
          </table:table-cell>
          <table:table-cell office:value-type="float" office:value="300.3" calcext:value-type="float">
            <text:p>300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37:23Z</text:p>
          </table:table-cell>
          <table:table-cell office:value-type="float" office:value="40.000891" calcext:value-type="float">
            <text:p>40.000891</text:p>
          </table:table-cell>
          <table:table-cell office:value-type="float" office:value="-79.586267" calcext:value-type="float">
            <text:p>-79.586267</text:p>
          </table:table-cell>
          <table:table-cell office:value-type="float" office:value="300.3" calcext:value-type="float">
            <text:p>300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7:25Z</text:p>
          </table:table-cell>
          <table:table-cell office:value-type="float" office:value="40.000939" calcext:value-type="float">
            <text:p>40.000939</text:p>
          </table:table-cell>
          <table:table-cell office:value-type="float" office:value="-79.586249" calcext:value-type="float">
            <text:p>-79.586249</text:p>
          </table:table-cell>
          <table:table-cell office:value-type="float" office:value="300.3" calcext:value-type="float">
            <text:p>300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7:27Z</text:p>
          </table:table-cell>
          <table:table-cell office:value-type="float" office:value="40.000981" calcext:value-type="float">
            <text:p>40.000981</text:p>
          </table:table-cell>
          <table:table-cell office:value-type="float" office:value="-79.586232" calcext:value-type="float">
            <text:p>-79.586232</text:p>
          </table:table-cell>
          <table:table-cell office:value-type="float" office:value="300.3" calcext:value-type="float">
            <text:p>300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7:29Z</text:p>
          </table:table-cell>
          <table:table-cell office:value-type="float" office:value="40.001022" calcext:value-type="float">
            <text:p>40.001022</text:p>
          </table:table-cell>
          <table:table-cell office:value-type="float" office:value="-79.586227" calcext:value-type="float">
            <text:p>-79.586227</text:p>
          </table:table-cell>
          <table:table-cell office:value-type="float" office:value="300.3" calcext:value-type="float">
            <text:p>300.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37:31Z</text:p>
          </table:table-cell>
          <table:table-cell office:value-type="float" office:value="40.001073" calcext:value-type="float">
            <text:p>40.001073</text:p>
          </table:table-cell>
          <table:table-cell office:value-type="float" office:value="-79.586218" calcext:value-type="float">
            <text:p>-79.586218</text:p>
          </table:table-cell>
          <table:table-cell office:value-type="float" office:value="300.3" calcext:value-type="float">
            <text:p>300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37:33Z</text:p>
          </table:table-cell>
          <table:table-cell office:value-type="float" office:value="40.001125" calcext:value-type="float">
            <text:p>40.001125</text:p>
          </table:table-cell>
          <table:table-cell office:value-type="float" office:value="-79.586201" calcext:value-type="float">
            <text:p>-79.586201</text:p>
          </table:table-cell>
          <table:table-cell office:value-type="float" office:value="300.4" calcext:value-type="float">
            <text:p>300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7:35Z</text:p>
          </table:table-cell>
          <table:table-cell office:value-type="float" office:value="40.001171" calcext:value-type="float">
            <text:p>40.001171</text:p>
          </table:table-cell>
          <table:table-cell office:value-type="float" office:value="-79.58618" calcext:value-type="float">
            <text:p>-79.58618</text:p>
          </table:table-cell>
          <table:table-cell office:value-type="float" office:value="300.6" calcext:value-type="float">
            <text:p>300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7:37Z</text:p>
          </table:table-cell>
          <table:table-cell office:value-type="float" office:value="40.001214" calcext:value-type="float">
            <text:p>40.001214</text:p>
          </table:table-cell>
          <table:table-cell office:value-type="float" office:value="-79.586164" calcext:value-type="float">
            <text:p>-79.586164</text:p>
          </table:table-cell>
          <table:table-cell office:value-type="float" office:value="300.5" calcext:value-type="float">
            <text:p>300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7:39Z</text:p>
          </table:table-cell>
          <table:table-cell office:value-type="float" office:value="40.001248" calcext:value-type="float">
            <text:p>40.001248</text:p>
          </table:table-cell>
          <table:table-cell office:value-type="float" office:value="-79.586155" calcext:value-type="float">
            <text:p>-79.586155</text:p>
          </table:table-cell>
          <table:table-cell office:value-type="float" office:value="300.4" calcext:value-type="float">
            <text:p>300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7:41Z</text:p>
          </table:table-cell>
          <table:table-cell office:value-type="float" office:value="40.001291" calcext:value-type="float">
            <text:p>40.001291</text:p>
          </table:table-cell>
          <table:table-cell office:value-type="float" office:value="-79.586147" calcext:value-type="float">
            <text:p>-79.586147</text:p>
          </table:table-cell>
          <table:table-cell office:value-type="float" office:value="300.3" calcext:value-type="float">
            <text:p>300.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7:43Z</text:p>
          </table:table-cell>
          <table:table-cell office:value-type="float" office:value="40.00133" calcext:value-type="float">
            <text:p>40.00133</text:p>
          </table:table-cell>
          <table:table-cell office:value-type="float" office:value="-79.586135" calcext:value-type="float">
            <text:p>-79.586135</text:p>
          </table:table-cell>
          <table:table-cell office:value-type="float" office:value="300.3" calcext:value-type="float">
            <text:p>300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7:45Z</text:p>
          </table:table-cell>
          <table:table-cell office:value-type="float" office:value="40.001371" calcext:value-type="float">
            <text:p>40.001371</text:p>
          </table:table-cell>
          <table:table-cell office:value-type="float" office:value="-79.586118" calcext:value-type="float">
            <text:p>-79.586118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7:47Z</text:p>
          </table:table-cell>
          <table:table-cell office:value-type="float" office:value="40.001414" calcext:value-type="float">
            <text:p>40.001414</text:p>
          </table:table-cell>
          <table:table-cell office:value-type="float" office:value="-79.586103" calcext:value-type="float">
            <text:p>-79.586103</text:p>
          </table:table-cell>
          <table:table-cell office:value-type="float" office:value="300.5" calcext:value-type="float">
            <text:p>30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7:49Z</text:p>
          </table:table-cell>
          <table:table-cell office:value-type="float" office:value="40.001464" calcext:value-type="float">
            <text:p>40.001464</text:p>
          </table:table-cell>
          <table:table-cell office:value-type="float" office:value="-79.586093" calcext:value-type="float">
            <text:p>-79.586093</text:p>
          </table:table-cell>
          <table:table-cell office:value-type="float" office:value="300.5" calcext:value-type="float">
            <text:p>300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7:52Z</text:p>
          </table:table-cell>
          <table:table-cell office:value-type="float" office:value="40.001492" calcext:value-type="float">
            <text:p>40.001492</text:p>
          </table:table-cell>
          <table:table-cell office:value-type="float" office:value="-79.586089" calcext:value-type="float">
            <text:p>-79.586089</text:p>
          </table:table-cell>
          <table:table-cell office:value-type="float" office:value="300.5" calcext:value-type="float">
            <text:p>300.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37:55Z</text:p>
          </table:table-cell>
          <table:table-cell office:value-type="float" office:value="40.001525" calcext:value-type="float">
            <text:p>40.001525</text:p>
          </table:table-cell>
          <table:table-cell office:value-type="float" office:value="-79.586086" calcext:value-type="float">
            <text:p>-79.586086</text:p>
          </table:table-cell>
          <table:table-cell office:value-type="float" office:value="300.5" calcext:value-type="float">
            <text:p>30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7:57Z</text:p>
          </table:table-cell>
          <table:table-cell office:value-type="float" office:value="40.001559" calcext:value-type="float">
            <text:p>40.001559</text:p>
          </table:table-cell>
          <table:table-cell office:value-type="float" office:value="-79.586085" calcext:value-type="float">
            <text:p>-79.586085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7:59Z</text:p>
          </table:table-cell>
          <table:table-cell office:value-type="float" office:value="40.00159" calcext:value-type="float">
            <text:p>40.00159</text:p>
          </table:table-cell>
          <table:table-cell office:value-type="float" office:value="-79.586079" calcext:value-type="float">
            <text:p>-79.586079</text:p>
          </table:table-cell>
          <table:table-cell office:value-type="float" office:value="300.4" calcext:value-type="float">
            <text:p>300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8:01Z</text:p>
          </table:table-cell>
          <table:table-cell office:value-type="float" office:value="40.001621" calcext:value-type="float">
            <text:p>40.001621</text:p>
          </table:table-cell>
          <table:table-cell office:value-type="float" office:value="-79.586069" calcext:value-type="float">
            <text:p>-79.586069</text:p>
          </table:table-cell>
          <table:table-cell office:value-type="float" office:value="300.3" calcext:value-type="float">
            <text:p>300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38:03Z</text:p>
          </table:table-cell>
          <table:table-cell office:value-type="float" office:value="40.001653" calcext:value-type="float">
            <text:p>40.001653</text:p>
          </table:table-cell>
          <table:table-cell office:value-type="float" office:value="-79.586061" calcext:value-type="float">
            <text:p>-79.586061</text:p>
          </table:table-cell>
          <table:table-cell office:value-type="float" office:value="300.4" calcext:value-type="float">
            <text:p>300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8:05Z</text:p>
          </table:table-cell>
          <table:table-cell office:value-type="float" office:value="40.001689" calcext:value-type="float">
            <text:p>40.001689</text:p>
          </table:table-cell>
          <table:table-cell office:value-type="float" office:value="-79.586046" calcext:value-type="float">
            <text:p>-79.586046</text:p>
          </table:table-cell>
          <table:table-cell office:value-type="float" office:value="300.4" calcext:value-type="float">
            <text:p>300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8:07Z</text:p>
          </table:table-cell>
          <table:table-cell office:value-type="float" office:value="40.001732" calcext:value-type="float">
            <text:p>40.001732</text:p>
          </table:table-cell>
          <table:table-cell office:value-type="float" office:value="-79.586026" calcext:value-type="float">
            <text:p>-79.586026</text:p>
          </table:table-cell>
          <table:table-cell office:value-type="float" office:value="300.4" calcext:value-type="float">
            <text:p>300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8:08Z</text:p>
          </table:table-cell>
          <table:table-cell office:value-type="float" office:value="40.001758" calcext:value-type="float">
            <text:p>40.001758</text:p>
          </table:table-cell>
          <table:table-cell office:value-type="float" office:value="-79.586014" calcext:value-type="float">
            <text:p>-79.586014</text:p>
          </table:table-cell>
          <table:table-cell office:value-type="float" office:value="300.4" calcext:value-type="float">
            <text:p>300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8:09Z</text:p>
          </table:table-cell>
          <table:table-cell office:value-type="float" office:value="40.001785" calcext:value-type="float">
            <text:p>40.001785</text:p>
          </table:table-cell>
          <table:table-cell office:value-type="float" office:value="-79.586007" calcext:value-type="float">
            <text:p>-79.586007</text:p>
          </table:table-cell>
          <table:table-cell office:value-type="float" office:value="300.4" calcext:value-type="float">
            <text:p>300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38:10Z</text:p>
          </table:table-cell>
          <table:table-cell office:value-type="float" office:value="40.001813" calcext:value-type="float">
            <text:p>40.001813</text:p>
          </table:table-cell>
          <table:table-cell office:value-type="float" office:value="-79.586013" calcext:value-type="float">
            <text:p>-79.586013</text:p>
          </table:table-cell>
          <table:table-cell office:value-type="float" office:value="300.3" calcext:value-type="float">
            <text:p>300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38:11Z</text:p>
          </table:table-cell>
          <table:table-cell office:value-type="float" office:value="40.001838" calcext:value-type="float">
            <text:p>40.001838</text:p>
          </table:table-cell>
          <table:table-cell office:value-type="float" office:value="-79.58603" calcext:value-type="float">
            <text:p>-79.58603</text:p>
          </table:table-cell>
          <table:table-cell office:value-type="float" office:value="300.2" calcext:value-type="float">
            <text:p>300.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38:13Z</text:p>
          </table:table-cell>
          <table:table-cell office:value-type="float" office:value="40.001863" calcext:value-type="float">
            <text:p>40.001863</text:p>
          </table:table-cell>
          <table:table-cell office:value-type="float" office:value="-79.586087" calcext:value-type="float">
            <text:p>-79.586087</text:p>
          </table:table-cell>
          <table:table-cell office:value-type="float" office:value="300" calcext:value-type="float">
            <text:p>3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8:15Z</text:p>
          </table:table-cell>
          <table:table-cell office:value-type="float" office:value="40.001867" calcext:value-type="float">
            <text:p>40.001867</text:p>
          </table:table-cell>
          <table:table-cell office:value-type="float" office:value="-79.586146" calcext:value-type="float">
            <text:p>-79.586146</text:p>
          </table:table-cell>
          <table:table-cell office:value-type="float" office:value="299.9" calcext:value-type="float">
            <text:p>299.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38:17Z</text:p>
          </table:table-cell>
          <table:table-cell office:value-type="float" office:value="40.001863" calcext:value-type="float">
            <text:p>40.001863</text:p>
          </table:table-cell>
          <table:table-cell office:value-type="float" office:value="-79.586206" calcext:value-type="float">
            <text:p>-79.586206</text:p>
          </table:table-cell>
          <table:table-cell office:value-type="float" office:value="299.7" calcext:value-type="float">
            <text:p>299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8:19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6255" calcext:value-type="float">
            <text:p>-79.586255</text:p>
          </table:table-cell>
          <table:table-cell office:value-type="float" office:value="299.6" calcext:value-type="float">
            <text:p>299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8:21Z</text:p>
          </table:table-cell>
          <table:table-cell office:value-type="float" office:value="40.001855" calcext:value-type="float">
            <text:p>40.001855</text:p>
          </table:table-cell>
          <table:table-cell office:value-type="float" office:value="-79.586293" calcext:value-type="float">
            <text:p>-79.586293</text:p>
          </table:table-cell>
          <table:table-cell office:value-type="float" office:value="299.6" calcext:value-type="float">
            <text:p>299.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8:24Z</text:p>
          </table:table-cell>
          <table:table-cell office:value-type="float" office:value="40.001853" calcext:value-type="float">
            <text:p>40.001853</text:p>
          </table:table-cell>
          <table:table-cell office:value-type="float" office:value="-79.586337" calcext:value-type="float">
            <text:p>-79.586337</text:p>
          </table:table-cell>
          <table:table-cell office:value-type="float" office:value="299.5" calcext:value-type="float">
            <text:p>299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8:27Z</text:p>
          </table:table-cell>
          <table:table-cell office:value-type="float" office:value="40.001851" calcext:value-type="float">
            <text:p>40.001851</text:p>
          </table:table-cell>
          <table:table-cell office:value-type="float" office:value="-79.586387" calcext:value-type="float">
            <text:p>-79.586387</text:p>
          </table:table-cell>
          <table:table-cell office:value-type="float" office:value="299.4" calcext:value-type="float">
            <text:p>299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38:30Z</text:p>
          </table:table-cell>
          <table:table-cell office:value-type="float" office:value="40.001852" calcext:value-type="float">
            <text:p>40.001852</text:p>
          </table:table-cell>
          <table:table-cell office:value-type="float" office:value="-79.586431" calcext:value-type="float">
            <text:p>-79.586431</text:p>
          </table:table-cell>
          <table:table-cell office:value-type="float" office:value="299.3" calcext:value-type="float">
            <text:p>299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8:32Z</text:p>
          </table:table-cell>
          <table:table-cell office:value-type="float" office:value="40.001843" calcext:value-type="float">
            <text:p>40.001843</text:p>
          </table:table-cell>
          <table:table-cell office:value-type="float" office:value="-79.586488" calcext:value-type="float">
            <text:p>-79.586488</text:p>
          </table:table-cell>
          <table:table-cell office:value-type="float" office:value="299.2" calcext:value-type="float">
            <text:p>299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38:33Z</text:p>
          </table:table-cell>
          <table:table-cell office:value-type="float" office:value="40.00184" calcext:value-type="float">
            <text:p>40.00184</text:p>
          </table:table-cell>
          <table:table-cell office:value-type="float" office:value="-79.586523" calcext:value-type="float">
            <text:p>-79.586523</text:p>
          </table:table-cell>
          <table:table-cell office:value-type="float" office:value="299.2" calcext:value-type="float">
            <text:p>299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8:34Z</text:p>
          </table:table-cell>
          <table:table-cell office:value-type="float" office:value="40.001839" calcext:value-type="float">
            <text:p>40.001839</text:p>
          </table:table-cell>
          <table:table-cell office:value-type="float" office:value="-79.58656" calcext:value-type="float">
            <text:p>-79.58656</text:p>
          </table:table-cell>
          <table:table-cell office:value-type="float" office:value="299" calcext:value-type="float">
            <text:p>29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8:36Z</text:p>
          </table:table-cell>
          <table:table-cell office:value-type="float" office:value="40.001837" calcext:value-type="float">
            <text:p>40.001837</text:p>
          </table:table-cell>
          <table:table-cell office:value-type="float" office:value="-79.586631" calcext:value-type="float">
            <text:p>-79.586631</text:p>
          </table:table-cell>
          <table:table-cell office:value-type="float" office:value="298.8" calcext:value-type="float">
            <text:p>298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8:37Z</text:p>
          </table:table-cell>
          <table:table-cell office:value-type="float" office:value="40.001838" calcext:value-type="float">
            <text:p>40.001838</text:p>
          </table:table-cell>
          <table:table-cell office:value-type="float" office:value="-79.586667" calcext:value-type="float">
            <text:p>-79.586667</text:p>
          </table:table-cell>
          <table:table-cell office:value-type="float" office:value="298.7" calcext:value-type="float">
            <text:p>298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38:39Z</text:p>
          </table:table-cell>
          <table:table-cell office:value-type="float" office:value="40.001847" calcext:value-type="float">
            <text:p>40.001847</text:p>
          </table:table-cell>
          <table:table-cell office:value-type="float" office:value="-79.58673" calcext:value-type="float">
            <text:p>-79.58673</text:p>
          </table:table-cell>
          <table:table-cell office:value-type="float" office:value="298.6" calcext:value-type="float">
            <text:p>298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8:41Z</text:p>
          </table:table-cell>
          <table:table-cell office:value-type="float" office:value="40.001859" calcext:value-type="float">
            <text:p>40.001859</text:p>
          </table:table-cell>
          <table:table-cell office:value-type="float" office:value="-79.586784" calcext:value-type="float">
            <text:p>-79.586784</text:p>
          </table:table-cell>
          <table:table-cell office:value-type="float" office:value="298.5" calcext:value-type="float">
            <text:p>298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8:43Z</text:p>
          </table:table-cell>
          <table:table-cell office:value-type="float" office:value="40.001874" calcext:value-type="float">
            <text:p>40.001874</text:p>
          </table:table-cell>
          <table:table-cell office:value-type="float" office:value="-79.586849" calcext:value-type="float">
            <text:p>-79.586849</text:p>
          </table:table-cell>
          <table:table-cell office:value-type="float" office:value="298.3" calcext:value-type="float">
            <text:p>298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38:45Z</text:p>
          </table:table-cell>
          <table:table-cell office:value-type="float" office:value="40.001857" calcext:value-type="float">
            <text:p>40.001857</text:p>
          </table:table-cell>
          <table:table-cell office:value-type="float" office:value="-79.586905" calcext:value-type="float">
            <text:p>-79.586905</text:p>
          </table:table-cell>
          <table:table-cell office:value-type="float" office:value="298.3" calcext:value-type="float">
            <text:p>298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1T15:38:46Z</text:p>
          </table:table-cell>
          <table:table-cell office:value-type="float" office:value="40.00183" calcext:value-type="float">
            <text:p>40.00183</text:p>
          </table:table-cell>
          <table:table-cell office:value-type="float" office:value="-79.58692" calcext:value-type="float">
            <text:p>-79.58692</text:p>
          </table:table-cell>
          <table:table-cell office:value-type="float" office:value="298.4" calcext:value-type="float">
            <text:p>298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1T15:38:48Z</text:p>
          </table:table-cell>
          <table:table-cell office:value-type="float" office:value="40.001789" calcext:value-type="float">
            <text:p>40.001789</text:p>
          </table:table-cell>
          <table:table-cell office:value-type="float" office:value="-79.586931" calcext:value-type="float">
            <text:p>-79.586931</text:p>
          </table:table-cell>
          <table:table-cell office:value-type="float" office:value="298.4" calcext:value-type="float">
            <text:p>298.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1T15:38:50Z</text:p>
          </table:table-cell>
          <table:table-cell office:value-type="float" office:value="40.001755" calcext:value-type="float">
            <text:p>40.001755</text:p>
          </table:table-cell>
          <table:table-cell office:value-type="float" office:value="-79.586945" calcext:value-type="float">
            <text:p>-79.586945</text:p>
          </table:table-cell>
          <table:table-cell office:value-type="float" office:value="298.5" calcext:value-type="float">
            <text:p>298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1T15:38:52Z</text:p>
          </table:table-cell>
          <table:table-cell office:value-type="float" office:value="40.001722" calcext:value-type="float">
            <text:p>40.001722</text:p>
          </table:table-cell>
          <table:table-cell office:value-type="float" office:value="-79.586959" calcext:value-type="float">
            <text:p>-79.586959</text:p>
          </table:table-cell>
          <table:table-cell office:value-type="float" office:value="298.5" calcext:value-type="float">
            <text:p>298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38:54Z</text:p>
          </table:table-cell>
          <table:table-cell office:value-type="float" office:value="40.001686" calcext:value-type="float">
            <text:p>40.001686</text:p>
          </table:table-cell>
          <table:table-cell office:value-type="float" office:value="-79.586971" calcext:value-type="float">
            <text:p>-79.586971</text:p>
          </table:table-cell>
          <table:table-cell office:value-type="float" office:value="298.4" calcext:value-type="float">
            <text:p>298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8:56Z</text:p>
          </table:table-cell>
          <table:table-cell office:value-type="float" office:value="40.001651" calcext:value-type="float">
            <text:p>40.001651</text:p>
          </table:table-cell>
          <table:table-cell office:value-type="float" office:value="-79.586984" calcext:value-type="float">
            <text:p>-79.586984</text:p>
          </table:table-cell>
          <table:table-cell office:value-type="float" office:value="298.3" calcext:value-type="float">
            <text:p>298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38:58Z</text:p>
          </table:table-cell>
          <table:table-cell office:value-type="float" office:value="40.001616" calcext:value-type="float">
            <text:p>40.001616</text:p>
          </table:table-cell>
          <table:table-cell office:value-type="float" office:value="-79.586998" calcext:value-type="float">
            <text:p>-79.586998</text:p>
          </table:table-cell>
          <table:table-cell office:value-type="float" office:value="298.2" calcext:value-type="float">
            <text:p>298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9:00Z</text:p>
          </table:table-cell>
          <table:table-cell office:value-type="float" office:value="40.00158" calcext:value-type="float">
            <text:p>40.00158</text:p>
          </table:table-cell>
          <table:table-cell office:value-type="float" office:value="-79.587012" calcext:value-type="float">
            <text:p>-79.587012</text:p>
          </table:table-cell>
          <table:table-cell office:value-type="float" office:value="298.2" calcext:value-type="float">
            <text:p>298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9:02Z</text:p>
          </table:table-cell>
          <table:table-cell office:value-type="float" office:value="40.001543" calcext:value-type="float">
            <text:p>40.001543</text:p>
          </table:table-cell>
          <table:table-cell office:value-type="float" office:value="-79.58703" calcext:value-type="float">
            <text:p>-79.58703</text:p>
          </table:table-cell>
          <table:table-cell office:value-type="float" office:value="298.1" calcext:value-type="float">
            <text:p>298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39:04Z</text:p>
          </table:table-cell>
          <table:table-cell office:value-type="float" office:value="40.001514" calcext:value-type="float">
            <text:p>40.001514</text:p>
          </table:table-cell>
          <table:table-cell office:value-type="float" office:value="-79.587048" calcext:value-type="float">
            <text:p>-79.587048</text:p>
          </table:table-cell>
          <table:table-cell office:value-type="float" office:value="298" calcext:value-type="float">
            <text:p>29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9:06Z</text:p>
          </table:table-cell>
          <table:table-cell office:value-type="float" office:value="40.001488" calcext:value-type="float">
            <text:p>40.001488</text:p>
          </table:table-cell>
          <table:table-cell office:value-type="float" office:value="-79.587073" calcext:value-type="float">
            <text:p>-79.587073</text:p>
          </table:table-cell>
          <table:table-cell office:value-type="float" office:value="297.9" calcext:value-type="float">
            <text:p>297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9:08Z</text:p>
          </table:table-cell>
          <table:table-cell office:value-type="float" office:value="40.001467" calcext:value-type="float">
            <text:p>40.001467</text:p>
          </table:table-cell>
          <table:table-cell office:value-type="float" office:value="-79.587098" calcext:value-type="float">
            <text:p>-79.587098</text:p>
          </table:table-cell>
          <table:table-cell office:value-type="float" office:value="298" calcext:value-type="float">
            <text:p>29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9:11Z</text:p>
          </table:table-cell>
          <table:table-cell office:value-type="float" office:value="40.001436" calcext:value-type="float">
            <text:p>40.001436</text:p>
          </table:table-cell>
          <table:table-cell office:value-type="float" office:value="-79.587122" calcext:value-type="float">
            <text:p>-79.587122</text:p>
          </table:table-cell>
          <table:table-cell office:value-type="float" office:value="298.1" calcext:value-type="float">
            <text:p>298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9:14Z</text:p>
          </table:table-cell>
          <table:table-cell office:value-type="float" office:value="40.001401" calcext:value-type="float">
            <text:p>40.001401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8.1" calcext:value-type="float">
            <text:p>298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9:18Z</text:p>
          </table:table-cell>
          <table:table-cell office:value-type="float" office:value="40.001371" calcext:value-type="float">
            <text:p>40.001371</text:p>
          </table:table-cell>
          <table:table-cell office:value-type="float" office:value="-79.587138" calcext:value-type="float">
            <text:p>-79.587138</text:p>
          </table:table-cell>
          <table:table-cell office:value-type="float" office:value="298.2" calcext:value-type="float">
            <text:p>298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9:21Z</text:p>
          </table:table-cell>
          <table:table-cell office:value-type="float" office:value="40.001342" calcext:value-type="float">
            <text:p>40.001342</text:p>
          </table:table-cell>
          <table:table-cell office:value-type="float" office:value="-79.587146" calcext:value-type="float">
            <text:p>-79.587146</text:p>
          </table:table-cell>
          <table:table-cell office:value-type="float" office:value="298.2" calcext:value-type="float">
            <text:p>298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23Z</text:p>
          </table:table-cell>
          <table:table-cell office:value-type="float" office:value="40.001307" calcext:value-type="float">
            <text:p>40.001307</text:p>
          </table:table-cell>
          <table:table-cell office:value-type="float" office:value="-79.587152" calcext:value-type="float">
            <text:p>-79.587152</text:p>
          </table:table-cell>
          <table:table-cell office:value-type="float" office:value="298.3" calcext:value-type="float">
            <text:p>298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26Z</text:p>
          </table:table-cell>
          <table:table-cell office:value-type="float" office:value="40.001272" calcext:value-type="float">
            <text:p>40.001272</text:p>
          </table:table-cell>
          <table:table-cell office:value-type="float" office:value="-79.58716" calcext:value-type="float">
            <text:p>-79.58716</text:p>
          </table:table-cell>
          <table:table-cell office:value-type="float" office:value="298.4" calcext:value-type="float">
            <text:p>298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9:29Z</text:p>
          </table:table-cell>
          <table:table-cell office:value-type="float" office:value="40.001242" calcext:value-type="float">
            <text:p>40.001242</text:p>
          </table:table-cell>
          <table:table-cell office:value-type="float" office:value="-79.587172" calcext:value-type="float">
            <text:p>-79.587172</text:p>
          </table:table-cell>
          <table:table-cell office:value-type="float" office:value="298.4" calcext:value-type="float">
            <text:p>298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9:31Z</text:p>
          </table:table-cell>
          <table:table-cell office:value-type="float" office:value="40.001216" calcext:value-type="float">
            <text:p>40.001216</text:p>
          </table:table-cell>
          <table:table-cell office:value-type="float" office:value="-79.587187" calcext:value-type="float">
            <text:p>-79.587187</text:p>
          </table:table-cell>
          <table:table-cell office:value-type="float" office:value="298.5" calcext:value-type="float">
            <text:p>298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9:33Z</text:p>
          </table:table-cell>
          <table:table-cell office:value-type="float" office:value="40.001185" calcext:value-type="float">
            <text:p>40.001185</text:p>
          </table:table-cell>
          <table:table-cell office:value-type="float" office:value="-79.587204" calcext:value-type="float">
            <text:p>-79.587204</text:p>
          </table:table-cell>
          <table:table-cell office:value-type="float" office:value="298.5" calcext:value-type="float">
            <text:p>298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35Z</text:p>
          </table:table-cell>
          <table:table-cell office:value-type="float" office:value="40.001155" calcext:value-type="float">
            <text:p>40.001155</text:p>
          </table:table-cell>
          <table:table-cell office:value-type="float" office:value="-79.587224" calcext:value-type="float">
            <text:p>-79.587224</text:p>
          </table:table-cell>
          <table:table-cell office:value-type="float" office:value="298.6" calcext:value-type="float">
            <text:p>298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37Z</text:p>
          </table:table-cell>
          <table:table-cell office:value-type="float" office:value="40.001123" calcext:value-type="float">
            <text:p>40.001123</text:p>
          </table:table-cell>
          <table:table-cell office:value-type="float" office:value="-79.587237" calcext:value-type="float">
            <text:p>-79.587237</text:p>
          </table:table-cell>
          <table:table-cell office:value-type="float" office:value="298.7" calcext:value-type="float">
            <text:p>298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39Z</text:p>
          </table:table-cell>
          <table:table-cell office:value-type="float" office:value="40.001093" calcext:value-type="float">
            <text:p>40.001093</text:p>
          </table:table-cell>
          <table:table-cell office:value-type="float" office:value="-79.587245" calcext:value-type="float">
            <text:p>-79.587245</text:p>
          </table:table-cell>
          <table:table-cell office:value-type="float" office:value="298.7" calcext:value-type="float">
            <text:p>298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9:41Z</text:p>
          </table:table-cell>
          <table:table-cell office:value-type="float" office:value="40.00106" calcext:value-type="float">
            <text:p>40.00106</text:p>
          </table:table-cell>
          <table:table-cell office:value-type="float" office:value="-79.587251" calcext:value-type="float">
            <text:p>-79.587251</text:p>
          </table:table-cell>
          <table:table-cell office:value-type="float" office:value="298.8" calcext:value-type="float">
            <text:p>298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39:43Z</text:p>
          </table:table-cell>
          <table:table-cell office:value-type="float" office:value="40.00102" calcext:value-type="float">
            <text:p>40.00102</text:p>
          </table:table-cell>
          <table:table-cell office:value-type="float" office:value="-79.587257" calcext:value-type="float">
            <text:p>-79.587257</text:p>
          </table:table-cell>
          <table:table-cell office:value-type="float" office:value="298.9" calcext:value-type="float">
            <text:p>298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39:45Z</text:p>
          </table:table-cell>
          <table:table-cell office:value-type="float" office:value="40.000979" calcext:value-type="float">
            <text:p>40.000979</text:p>
          </table:table-cell>
          <table:table-cell office:value-type="float" office:value="-79.587262" calcext:value-type="float">
            <text:p>-79.587262</text:p>
          </table:table-cell>
          <table:table-cell office:value-type="float" office:value="298.9" calcext:value-type="float">
            <text:p>298.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9:47Z</text:p>
          </table:table-cell>
          <table:table-cell office:value-type="float" office:value="40.000935" calcext:value-type="float">
            <text:p>40.000935</text:p>
          </table:table-cell>
          <table:table-cell office:value-type="float" office:value="-79.587267" calcext:value-type="float">
            <text:p>-79.587267</text:p>
          </table:table-cell>
          <table:table-cell office:value-type="float" office:value="299" calcext:value-type="float">
            <text:p>299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9:49Z</text:p>
          </table:table-cell>
          <table:table-cell office:value-type="float" office:value="40.00089" calcext:value-type="float">
            <text:p>40.00089</text:p>
          </table:table-cell>
          <table:table-cell office:value-type="float" office:value="-79.587273" calcext:value-type="float">
            <text:p>-79.587273</text:p>
          </table:table-cell>
          <table:table-cell office:value-type="float" office:value="299.1" calcext:value-type="float">
            <text:p>299.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9:51Z</text:p>
          </table:table-cell>
          <table:table-cell office:value-type="float" office:value="40.000846" calcext:value-type="float">
            <text:p>40.000846</text:p>
          </table:table-cell>
          <table:table-cell office:value-type="float" office:value="-79.587279" calcext:value-type="float">
            <text:p>-79.587279</text:p>
          </table:table-cell>
          <table:table-cell office:value-type="float" office:value="299.2" calcext:value-type="float">
            <text:p>299.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53Z</text:p>
          </table:table-cell>
          <table:table-cell office:value-type="float" office:value="40.000805" calcext:value-type="float">
            <text:p>40.000805</text:p>
          </table:table-cell>
          <table:table-cell office:value-type="float" office:value="-79.587285" calcext:value-type="float">
            <text:p>-79.587285</text:p>
          </table:table-cell>
          <table:table-cell office:value-type="float" office:value="299.3" calcext:value-type="float">
            <text:p>299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55Z</text:p>
          </table:table-cell>
          <table:table-cell office:value-type="float" office:value="40.000768" calcext:value-type="float">
            <text:p>40.000768</text:p>
          </table:table-cell>
          <table:table-cell office:value-type="float" office:value="-79.587289" calcext:value-type="float">
            <text:p>-79.587289</text:p>
          </table:table-cell>
          <table:table-cell office:value-type="float" office:value="299.4" calcext:value-type="float">
            <text:p>299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57Z</text:p>
          </table:table-cell>
          <table:table-cell office:value-type="float" office:value="40.000725" calcext:value-type="float">
            <text:p>40.000725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299.4" calcext:value-type="float">
            <text:p>299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59Z</text:p>
          </table:table-cell>
          <table:table-cell office:value-type="float" office:value="40.00068" calcext:value-type="float">
            <text:p>40.00068</text:p>
          </table:table-cell>
          <table:table-cell office:value-type="float" office:value="-79.587307" calcext:value-type="float">
            <text:p>-79.587307</text:p>
          </table:table-cell>
          <table:table-cell office:value-type="float" office:value="299.5" calcext:value-type="float">
            <text:p>299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40:01Z</text:p>
          </table:table-cell>
          <table:table-cell office:value-type="float" office:value="40.000633" calcext:value-type="float">
            <text:p>40.000633</text:p>
          </table:table-cell>
          <table:table-cell office:value-type="float" office:value="-79.587321" calcext:value-type="float">
            <text:p>-79.587321</text:p>
          </table:table-cell>
          <table:table-cell office:value-type="float" office:value="299.6" calcext:value-type="float">
            <text:p>299.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40:03Z</text:p>
          </table:table-cell>
          <table:table-cell office:value-type="float" office:value="40.000588" calcext:value-type="float">
            <text:p>40.000588</text:p>
          </table:table-cell>
          <table:table-cell office:value-type="float" office:value="-79.587335" calcext:value-type="float">
            <text:p>-79.587335</text:p>
          </table:table-cell>
          <table:table-cell office:value-type="float" office:value="299.6" calcext:value-type="float">
            <text:p>299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40:05Z</text:p>
          </table:table-cell>
          <table:table-cell office:value-type="float" office:value="40.00055" calcext:value-type="float">
            <text:p>40.00055</text:p>
          </table:table-cell>
          <table:table-cell office:value-type="float" office:value="-79.587342" calcext:value-type="float">
            <text:p>-79.587342</text:p>
          </table:table-cell>
          <table:table-cell office:value-type="float" office:value="299.7" calcext:value-type="float">
            <text:p>299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0:07Z</text:p>
          </table:table-cell>
          <table:table-cell office:value-type="float" office:value="40.000517" calcext:value-type="float">
            <text:p>40.000517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299.7" calcext:value-type="float">
            <text:p>299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40:09Z</text:p>
          </table:table-cell>
          <table:table-cell office:value-type="float" office:value="40.000474" calcext:value-type="float">
            <text:p>40.000474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8" calcext:value-type="float">
            <text:p>299.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0:11Z</text:p>
          </table:table-cell>
          <table:table-cell office:value-type="float" office:value="40.000425" calcext:value-type="float">
            <text:p>40.000425</text:p>
          </table:table-cell>
          <table:table-cell office:value-type="float" office:value="-79.587363" calcext:value-type="float">
            <text:p>-79.587363</text:p>
          </table:table-cell>
          <table:table-cell office:value-type="float" office:value="299.8" calcext:value-type="float">
            <text:p>299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40:13Z</text:p>
          </table:table-cell>
          <table:table-cell office:value-type="float" office:value="40.000368" calcext:value-type="float">
            <text:p>40.000368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9" calcext:value-type="float">
            <text:p>299.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1T15:40:14Z</text:p>
          </table:table-cell>
          <table:table-cell office:value-type="float" office:value="40.000333" calcext:value-type="float">
            <text:p>40.000333</text:p>
          </table:table-cell>
          <table:table-cell office:value-type="float" office:value="-79.587358" calcext:value-type="float">
            <text:p>-79.587358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1T15:40:15Z</text:p>
          </table:table-cell>
          <table:table-cell office:value-type="float" office:value="40.000297" calcext:value-type="float">
            <text:p>40.000297</text:p>
          </table:table-cell>
          <table:table-cell office:value-type="float" office:value="-79.587357" calcext:value-type="float">
            <text:p>-79.587357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1T15:40:16Z</text:p>
          </table:table-cell>
          <table:table-cell office:value-type="float" office:value="40.000266" calcext:value-type="float">
            <text:p>40.000266</text:p>
          </table:table-cell>
          <table:table-cell office:value-type="float" office:value="-79.587355" calcext:value-type="float">
            <text:p>-79.587355</text:p>
          </table:table-cell>
          <table:table-cell office:value-type="float" office:value="300.1" calcext:value-type="float">
            <text:p>300.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1T15:40:18Z</text:p>
          </table:table-cell>
          <table:table-cell office:value-type="float" office:value="40.000217" calcext:value-type="float">
            <text:p>40.000217</text:p>
          </table:table-cell>
          <table:table-cell office:value-type="float" office:value="-79.587349" calcext:value-type="float">
            <text:p>-79.587349</text:p>
          </table:table-cell>
          <table:table-cell office:value-type="float" office:value="300.1" calcext:value-type="float">
            <text:p>300.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1T15:40:20Z</text:p>
          </table:table-cell>
          <table:table-cell office:value-type="float" office:value="40.000163" calcext:value-type="float">
            <text:p>40.000163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300.3" calcext:value-type="float">
            <text:p>300.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1T15:40:22Z</text:p>
          </table:table-cell>
          <table:table-cell office:value-type="float" office:value="40.000122" calcext:value-type="float">
            <text:p>40.000122</text:p>
          </table:table-cell>
          <table:table-cell office:value-type="float" office:value="-79.587338" calcext:value-type="float">
            <text:p>-79.587338</text:p>
          </table:table-cell>
          <table:table-cell office:value-type="float" office:value="300.4" calcext:value-type="float">
            <text:p>300.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21T15:40:25Z</text:p>
          </table:table-cell>
          <table:table-cell office:value-type="float" office:value="40.000092" calcext:value-type="float">
            <text:p>40.000092</text:p>
          </table:table-cell>
          <table:table-cell office:value-type="float" office:value="-79.587337" calcext:value-type="float">
            <text:p>-79.587337</text:p>
          </table:table-cell>
          <table:table-cell office:value-type="float" office:value="300.4" calcext:value-type="float">
            <text:p>300.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2018-07-21T15:40:27Z</text:p>
          </table:table-cell>
          <table:table-cell office:value-type="float" office:value="40.000063" calcext:value-type="float">
            <text:p>40.000063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0.5" calcext:value-type="float">
            <text:p>300.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21T15:40:30Z</text:p>
          </table:table-cell>
          <table:table-cell office:value-type="float" office:value="40.000021" calcext:value-type="float">
            <text:p>40.000021</text:p>
          </table:table-cell>
          <table:table-cell office:value-type="float" office:value="-79.587322" calcext:value-type="float">
            <text:p>-79.587322</text:p>
          </table:table-cell>
          <table:table-cell office:value-type="float" office:value="300.6" calcext:value-type="float">
            <text:p>300.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8-07-21T15:40:32Z</text:p>
          </table:table-cell>
          <table:table-cell office:value-type="float" office:value="39.999988" calcext:value-type="float">
            <text:p>39.999988</text:p>
          </table:table-cell>
          <table:table-cell office:value-type="float" office:value="-79.587315" calcext:value-type="float">
            <text:p>-79.587315</text:p>
          </table:table-cell>
          <table:table-cell office:value-type="float" office:value="300.7" calcext:value-type="float">
            <text:p>300.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1T15:40:35Z</text:p>
          </table:table-cell>
          <table:table-cell office:value-type="float" office:value="39.999957" calcext:value-type="float">
            <text:p>39.999957</text:p>
          </table:table-cell>
          <table:table-cell office:value-type="float" office:value="-79.587308" calcext:value-type="float">
            <text:p>-79.587308</text:p>
          </table:table-cell>
          <table:table-cell office:value-type="float" office:value="300.8" calcext:value-type="float">
            <text:p>300.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1T15:40:39Z</text:p>
          </table:table-cell>
          <table:table-cell office:value-type="float" office:value="39.999926" calcext:value-type="float">
            <text:p>39.999926</text:p>
          </table:table-cell>
          <table:table-cell office:value-type="float" office:value="-79.587298" calcext:value-type="float">
            <text:p>-79.587298</text:p>
          </table:table-cell>
          <table:table-cell office:value-type="float" office:value="300.9" calcext:value-type="float">
            <text:p>300.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1T15:40:42Z</text:p>
          </table:table-cell>
          <table:table-cell office:value-type="float" office:value="39.999896" calcext:value-type="float">
            <text:p>39.999896</text:p>
          </table:table-cell>
          <table:table-cell office:value-type="float" office:value="-79.587291" calcext:value-type="float">
            <text:p>-79.587291</text:p>
          </table:table-cell>
          <table:table-cell office:value-type="float" office:value="301" calcext:value-type="float">
            <text:p>30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40:44Z</text:p>
          </table:table-cell>
          <table:table-cell office:value-type="float" office:value="39.99986" calcext:value-type="float">
            <text:p>39.99986</text:p>
          </table:table-cell>
          <table:table-cell office:value-type="float" office:value="-79.587288" calcext:value-type="float">
            <text:p>-79.587288</text:p>
          </table:table-cell>
          <table:table-cell office:value-type="float" office:value="301" calcext:value-type="float">
            <text:p>30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40:47Z</text:p>
          </table:table-cell>
          <table:table-cell office:value-type="float" office:value="39.999825" calcext:value-type="float">
            <text:p>39.999825</text:p>
          </table:table-cell>
          <table:table-cell office:value-type="float" office:value="-79.587282" calcext:value-type="float">
            <text:p>-79.587282</text:p>
          </table:table-cell>
          <table:table-cell office:value-type="float" office:value="301" calcext:value-type="float">
            <text:p>30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40:50Z</text:p>
          </table:table-cell>
          <table:table-cell office:value-type="float" office:value="39.999782" calcext:value-type="float">
            <text:p>39.999782</text:p>
          </table:table-cell>
          <table:table-cell office:value-type="float" office:value="-79.587283" calcext:value-type="float">
            <text:p>-79.587283</text:p>
          </table:table-cell>
          <table:table-cell office:value-type="float" office:value="301.2" calcext:value-type="float">
            <text:p>301.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40:52Z</text:p>
          </table:table-cell>
          <table:table-cell office:value-type="float" office:value="39.999738" calcext:value-type="float">
            <text:p>39.999738</text:p>
          </table:table-cell>
          <table:table-cell office:value-type="float" office:value="-79.587286" calcext:value-type="float">
            <text:p>-79.587286</text:p>
          </table:table-cell>
          <table:table-cell office:value-type="float" office:value="301.3" calcext:value-type="float">
            <text:p>301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40:54Z</text:p>
          </table:table-cell>
          <table:table-cell office:value-type="float" office:value="39.999706" calcext:value-type="float">
            <text:p>39.999706</text:p>
          </table:table-cell>
          <table:table-cell office:value-type="float" office:value="-79.587284" calcext:value-type="float">
            <text:p>-79.587284</text:p>
          </table:table-cell>
          <table:table-cell office:value-type="float" office:value="301.4" calcext:value-type="float">
            <text:p>301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40:56Z</text:p>
          </table:table-cell>
          <table:table-cell office:value-type="float" office:value="39.999675" calcext:value-type="float">
            <text:p>39.999675</text:p>
          </table:table-cell>
          <table:table-cell office:value-type="float" office:value="-79.587272" calcext:value-type="float">
            <text:p>-79.587272</text:p>
          </table:table-cell>
          <table:table-cell office:value-type="float" office:value="301.5" calcext:value-type="float">
            <text:p>301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40:58Z</text:p>
          </table:table-cell>
          <table:table-cell office:value-type="float" office:value="39.999637" calcext:value-type="float">
            <text:p>39.999637</text:p>
          </table:table-cell>
          <table:table-cell office:value-type="float" office:value="-79.587258" calcext:value-type="float">
            <text:p>-79.587258</text:p>
          </table:table-cell>
          <table:table-cell office:value-type="float" office:value="301.6" calcext:value-type="float">
            <text:p>301.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41:00Z</text:p>
          </table:table-cell>
          <table:table-cell office:value-type="float" office:value="39.9996" calcext:value-type="float">
            <text:p>39.9996</text:p>
          </table:table-cell>
          <table:table-cell office:value-type="float" office:value="-79.587244" calcext:value-type="float">
            <text:p>-79.587244</text:p>
          </table:table-cell>
          <table:table-cell office:value-type="float" office:value="301.8" calcext:value-type="float">
            <text:p>301.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41:02Z</text:p>
          </table:table-cell>
          <table:table-cell office:value-type="float" office:value="39.999573" calcext:value-type="float">
            <text:p>39.999573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301.9" calcext:value-type="float">
            <text:p>301.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1:06Z</text:p>
          </table:table-cell>
          <table:table-cell office:value-type="float" office:value="39.999542" calcext:value-type="float">
            <text:p>39.999542</text:p>
          </table:table-cell>
          <table:table-cell office:value-type="float" office:value="-79.58722" calcext:value-type="float">
            <text:p>-79.58722</text:p>
          </table:table-cell>
          <table:table-cell office:value-type="float" office:value="302" calcext:value-type="float">
            <text:p>3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1:08Z</text:p>
          </table:table-cell>
          <table:table-cell office:value-type="float" office:value="39.999513" calcext:value-type="float">
            <text:p>39.999513</text:p>
          </table:table-cell>
          <table:table-cell office:value-type="float" office:value="-79.587211" calcext:value-type="float">
            <text:p>-79.587211</text:p>
          </table:table-cell>
          <table:table-cell office:value-type="float" office:value="302.1" calcext:value-type="float">
            <text:p>302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1:10Z</text:p>
          </table:table-cell>
          <table:table-cell office:value-type="float" office:value="39.999472" calcext:value-type="float">
            <text:p>39.999472</text:p>
          </table:table-cell>
          <table:table-cell office:value-type="float" office:value="-79.587206" calcext:value-type="float">
            <text:p>-79.587206</text:p>
          </table:table-cell>
          <table:table-cell office:value-type="float" office:value="302.3" calcext:value-type="float">
            <text:p>302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1:12Z</text:p>
          </table:table-cell>
          <table:table-cell office:value-type="float" office:value="39.999436" calcext:value-type="float">
            <text:p>39.999436</text:p>
          </table:table-cell>
          <table:table-cell office:value-type="float" office:value="-79.587197" calcext:value-type="float">
            <text:p>-79.587197</text:p>
          </table:table-cell>
          <table:table-cell office:value-type="float" office:value="302.4" calcext:value-type="float">
            <text:p>302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1:15Z</text:p>
          </table:table-cell>
          <table:table-cell office:value-type="float" office:value="39.999404" calcext:value-type="float">
            <text:p>39.999404</text:p>
          </table:table-cell>
          <table:table-cell office:value-type="float" office:value="-79.587178" calcext:value-type="float">
            <text:p>-79.587178</text:p>
          </table:table-cell>
          <table:table-cell office:value-type="float" office:value="302.4" calcext:value-type="float">
            <text:p>302.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1:17Z</text:p>
          </table:table-cell>
          <table:table-cell office:value-type="float" office:value="39.999379" calcext:value-type="float">
            <text:p>39.999379</text:p>
          </table:table-cell>
          <table:table-cell office:value-type="float" office:value="-79.587153" calcext:value-type="float">
            <text:p>-79.587153</text:p>
          </table:table-cell>
          <table:table-cell office:value-type="float" office:value="302.5" calcext:value-type="float">
            <text:p>302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1:19Z</text:p>
          </table:table-cell>
          <table:table-cell office:value-type="float" office:value="39.999345" calcext:value-type="float">
            <text:p>39.999345</text:p>
          </table:table-cell>
          <table:table-cell office:value-type="float" office:value="-79.587119" calcext:value-type="float">
            <text:p>-79.587119</text:p>
          </table:table-cell>
          <table:table-cell office:value-type="float" office:value="302.7" calcext:value-type="float">
            <text:p>302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41:21Z</text:p>
          </table:table-cell>
          <table:table-cell office:value-type="float" office:value="39.999319" calcext:value-type="float">
            <text:p>39.999319</text:p>
          </table:table-cell>
          <table:table-cell office:value-type="float" office:value="-79.587091" calcext:value-type="float">
            <text:p>-79.587091</text:p>
          </table:table-cell>
          <table:table-cell office:value-type="float" office:value="302.8" calcext:value-type="float">
            <text:p>302.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1:23Z</text:p>
          </table:table-cell>
          <table:table-cell office:value-type="float" office:value="39.999292" calcext:value-type="float">
            <text:p>39.999292</text:p>
          </table:table-cell>
          <table:table-cell office:value-type="float" office:value="-79.58705" calcext:value-type="float">
            <text:p>-79.58705</text:p>
          </table:table-cell>
          <table:table-cell office:value-type="float" office:value="303" calcext:value-type="float">
            <text:p>30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1:25Z</text:p>
          </table:table-cell>
          <table:table-cell office:value-type="float" office:value="39.999275" calcext:value-type="float">
            <text:p>39.999275</text:p>
          </table:table-cell>
          <table:table-cell office:value-type="float" office:value="-79.587006" calcext:value-type="float">
            <text:p>-79.587006</text:p>
          </table:table-cell>
          <table:table-cell office:value-type="float" office:value="303.1" calcext:value-type="float">
            <text:p>303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41:27Z</text:p>
          </table:table-cell>
          <table:table-cell office:value-type="float" office:value="39.999258" calcext:value-type="float">
            <text:p>39.999258</text:p>
          </table:table-cell>
          <table:table-cell office:value-type="float" office:value="-79.586963" calcext:value-type="float">
            <text:p>-79.586963</text:p>
          </table:table-cell>
          <table:table-cell office:value-type="float" office:value="303.3" calcext:value-type="float">
            <text:p>303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1:30Z</text:p>
          </table:table-cell>
          <table:table-cell office:value-type="float" office:value="39.999252" calcext:value-type="float">
            <text:p>39.999252</text:p>
          </table:table-cell>
          <table:table-cell office:value-type="float" office:value="-79.58692" calcext:value-type="float">
            <text:p>-79.58692</text:p>
          </table:table-cell>
          <table:table-cell office:value-type="float" office:value="303.3" calcext:value-type="float">
            <text:p>303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1:32Z</text:p>
          </table:table-cell>
          <table:table-cell office:value-type="float" office:value="39.999244" calcext:value-type="float">
            <text:p>39.999244</text:p>
          </table:table-cell>
          <table:table-cell office:value-type="float" office:value="-79.586874" calcext:value-type="float">
            <text:p>-79.586874</text:p>
          </table:table-cell>
          <table:table-cell office:value-type="float" office:value="303.5" calcext:value-type="float">
            <text:p>303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1:34Z</text:p>
          </table:table-cell>
          <table:table-cell office:value-type="float" office:value="39.999233" calcext:value-type="float">
            <text:p>39.999233</text:p>
          </table:table-cell>
          <table:table-cell office:value-type="float" office:value="-79.586839" calcext:value-type="float">
            <text:p>-79.586839</text:p>
          </table:table-cell>
          <table:table-cell office:value-type="float" office:value="303.7" calcext:value-type="float">
            <text:p>303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41:38Z</text:p>
          </table:table-cell>
          <table:table-cell office:value-type="float" office:value="39.999224" calcext:value-type="float">
            <text:p>39.999224</text:p>
          </table:table-cell>
          <table:table-cell office:value-type="float" office:value="-79.586804" calcext:value-type="float">
            <text:p>-79.586804</text:p>
          </table:table-cell>
          <table:table-cell office:value-type="float" office:value="303.9" calcext:value-type="float">
            <text:p>303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41:40Z</text:p>
          </table:table-cell>
          <table:table-cell office:value-type="float" office:value="39.999239" calcext:value-type="float">
            <text:p>39.999239</text:p>
          </table:table-cell>
          <table:table-cell office:value-type="float" office:value="-79.586772" calcext:value-type="float">
            <text:p>-79.586772</text:p>
          </table:table-cell>
          <table:table-cell office:value-type="float" office:value="304" calcext:value-type="float">
            <text:p>30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1:42Z</text:p>
          </table:table-cell>
          <table:table-cell office:value-type="float" office:value="39.999266" calcext:value-type="float">
            <text:p>39.999266</text:p>
          </table:table-cell>
          <table:table-cell office:value-type="float" office:value="-79.586743" calcext:value-type="float">
            <text:p>-79.586743</text:p>
          </table:table-cell>
          <table:table-cell office:value-type="float" office:value="304" calcext:value-type="float">
            <text:p>30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41:44Z</text:p>
          </table:table-cell>
          <table:table-cell office:value-type="float" office:value="39.999299" calcext:value-type="float">
            <text:p>39.999299</text:p>
          </table:table-cell>
          <table:table-cell office:value-type="float" office:value="-79.586714" calcext:value-type="float">
            <text:p>-79.586714</text:p>
          </table:table-cell>
          <table:table-cell office:value-type="float" office:value="303.7" calcext:value-type="float">
            <text:p>303.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1:46Z</text:p>
          </table:table-cell>
          <table:table-cell office:value-type="float" office:value="39.999341" calcext:value-type="float">
            <text:p>39.999341</text:p>
          </table:table-cell>
          <table:table-cell office:value-type="float" office:value="-79.586695" calcext:value-type="float">
            <text:p>-79.586695</text:p>
          </table:table-cell>
          <table:table-cell office:value-type="float" office:value="303.5" calcext:value-type="float">
            <text:p>303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1:48Z</text:p>
          </table:table-cell>
          <table:table-cell office:value-type="float" office:value="39.999382" calcext:value-type="float">
            <text:p>39.999382</text:p>
          </table:table-cell>
          <table:table-cell office:value-type="float" office:value="-79.586677" calcext:value-type="float">
            <text:p>-79.586677</text:p>
          </table:table-cell>
          <table:table-cell office:value-type="float" office:value="303.4" calcext:value-type="float">
            <text:p>303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1:50Z</text:p>
          </table:table-cell>
          <table:table-cell office:value-type="float" office:value="39.999425" calcext:value-type="float">
            <text:p>39.999425</text:p>
          </table:table-cell>
          <table:table-cell office:value-type="float" office:value="-79.58666" calcext:value-type="float">
            <text:p>-79.58666</text:p>
          </table:table-cell>
          <table:table-cell office:value-type="float" office:value="303.3" calcext:value-type="float">
            <text:p>303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41:52Z</text:p>
          </table:table-cell>
          <table:table-cell office:value-type="float" office:value="39.999478" calcext:value-type="float">
            <text:p>39.999478</text:p>
          </table:table-cell>
          <table:table-cell office:value-type="float" office:value="-79.586641" calcext:value-type="float">
            <text:p>-79.586641</text:p>
          </table:table-cell>
          <table:table-cell office:value-type="float" office:value="303.1" calcext:value-type="float">
            <text:p>303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1:54Z</text:p>
          </table:table-cell>
          <table:table-cell office:value-type="float" office:value="39.999525" calcext:value-type="float">
            <text:p>39.999525</text:p>
          </table:table-cell>
          <table:table-cell office:value-type="float" office:value="-79.586623" calcext:value-type="float">
            <text:p>-79.586623</text:p>
          </table:table-cell>
          <table:table-cell office:value-type="float" office:value="302.9" calcext:value-type="float">
            <text:p>302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1:56Z</text:p>
          </table:table-cell>
          <table:table-cell office:value-type="float" office:value="39.999573" calcext:value-type="float">
            <text:p>39.999573</text:p>
          </table:table-cell>
          <table:table-cell office:value-type="float" office:value="-79.586607" calcext:value-type="float">
            <text:p>-79.586607</text:p>
          </table:table-cell>
          <table:table-cell office:value-type="float" office:value="302.8" calcext:value-type="float">
            <text:p>302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1:58Z</text:p>
          </table:table-cell>
          <table:table-cell office:value-type="float" office:value="39.999617" calcext:value-type="float">
            <text:p>39.999617</text:p>
          </table:table-cell>
          <table:table-cell office:value-type="float" office:value="-79.586595" calcext:value-type="float">
            <text:p>-79.586595</text:p>
          </table:table-cell>
          <table:table-cell office:value-type="float" office:value="302.7" calcext:value-type="float">
            <text:p>302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42:02Z</text:p>
          </table:table-cell>
          <table:table-cell office:value-type="float" office:value="39.999654" calcext:value-type="float">
            <text:p>39.999654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302.5" calcext:value-type="float">
            <text:p>302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42:04Z</text:p>
          </table:table-cell>
          <table:table-cell office:value-type="float" office:value="39.999684" calcext:value-type="float">
            <text:p>39.999684</text:p>
          </table:table-cell>
          <table:table-cell office:value-type="float" office:value="-79.586575" calcext:value-type="float">
            <text:p>-79.586575</text:p>
          </table:table-cell>
          <table:table-cell office:value-type="float" office:value="302.4" calcext:value-type="float">
            <text:p>302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2:06Z</text:p>
          </table:table-cell>
          <table:table-cell office:value-type="float" office:value="39.99972" calcext:value-type="float">
            <text:p>39.99972</text:p>
          </table:table-cell>
          <table:table-cell office:value-type="float" office:value="-79.586564" calcext:value-type="float">
            <text:p>-79.586564</text:p>
          </table:table-cell>
          <table:table-cell office:value-type="float" office:value="302.4" calcext:value-type="float">
            <text:p>302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2:08Z</text:p>
          </table:table-cell>
          <table:table-cell office:value-type="float" office:value="39.999767" calcext:value-type="float">
            <text:p>39.999767</text:p>
          </table:table-cell>
          <table:table-cell office:value-type="float" office:value="-79.586548" calcext:value-type="float">
            <text:p>-79.586548</text:p>
          </table:table-cell>
          <table:table-cell office:value-type="float" office:value="302.4" calcext:value-type="float">
            <text:p>302.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2:10Z</text:p>
          </table:table-cell>
          <table:table-cell office:value-type="float" office:value="39.999817" calcext:value-type="float">
            <text:p>39.999817</text:p>
          </table:table-cell>
          <table:table-cell office:value-type="float" office:value="-79.586535" calcext:value-type="float">
            <text:p>-79.586535</text:p>
          </table:table-cell>
          <table:table-cell office:value-type="float" office:value="302.1" calcext:value-type="float">
            <text:p>302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2:12Z</text:p>
          </table:table-cell>
          <table:table-cell office:value-type="float" office:value="39.999866" calcext:value-type="float">
            <text:p>39.999866</text:p>
          </table:table-cell>
          <table:table-cell office:value-type="float" office:value="-79.58652" calcext:value-type="float">
            <text:p>-79.58652</text:p>
          </table:table-cell>
          <table:table-cell office:value-type="float" office:value="301.8" calcext:value-type="float">
            <text:p>301.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2:14Z</text:p>
          </table:table-cell>
          <table:table-cell office:value-type="float" office:value="39.999918" calcext:value-type="float">
            <text:p>39.999918</text:p>
          </table:table-cell>
          <table:table-cell office:value-type="float" office:value="-79.586504" calcext:value-type="float">
            <text:p>-79.586504</text:p>
          </table:table-cell>
          <table:table-cell office:value-type="float" office:value="301.7" calcext:value-type="float">
            <text:p>301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42:16Z</text:p>
          </table:table-cell>
          <table:table-cell office:value-type="float" office:value="39.999965" calcext:value-type="float">
            <text:p>39.999965</text:p>
          </table:table-cell>
          <table:table-cell office:value-type="float" office:value="-79.586498" calcext:value-type="float">
            <text:p>-79.586498</text:p>
          </table:table-cell>
          <table:table-cell office:value-type="float" office:value="301.6" calcext:value-type="float">
            <text:p>301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2:18Z</text:p>
          </table:table-cell>
          <table:table-cell office:value-type="float" office:value="40.000014" calcext:value-type="float">
            <text:p>40.000014</text:p>
          </table:table-cell>
          <table:table-cell office:value-type="float" office:value="-79.586488" calcext:value-type="float">
            <text:p>-79.586488</text:p>
          </table:table-cell>
          <table:table-cell office:value-type="float" office:value="301.5" calcext:value-type="float">
            <text:p>301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42:20Z</text:p>
          </table:table-cell>
          <table:table-cell office:value-type="float" office:value="40.000046" calcext:value-type="float">
            <text:p>40.000046</text:p>
          </table:table-cell>
          <table:table-cell office:value-type="float" office:value="-79.586463" calcext:value-type="float">
            <text:p>-79.586463</text:p>
          </table:table-cell>
          <table:table-cell office:value-type="float" office:value="301.4" calcext:value-type="float">
            <text:p>301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2:22Z</text:p>
          </table:table-cell>
          <table:table-cell office:value-type="float" office:value="40.000074" calcext:value-type="float">
            <text:p>40.000074</text:p>
          </table:table-cell>
          <table:table-cell office:value-type="float" office:value="-79.586428" calcext:value-type="float">
            <text:p>-79.586428</text:p>
          </table:table-cell>
          <table:table-cell office:value-type="float" office:value="301.3" calcext:value-type="float">
            <text:p>301.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42:24Z</text:p>
          </table:table-cell>
          <table:table-cell office:value-type="float" office:value="40.000111" calcext:value-type="float">
            <text:p>40.000111</text:p>
          </table:table-cell>
          <table:table-cell office:value-type="float" office:value="-79.58642" calcext:value-type="float">
            <text:p>-79.58642</text:p>
          </table:table-cell>
          <table:table-cell office:value-type="float" office:value="301.2" calcext:value-type="float">
            <text:p>301.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1T15:42:26Z</text:p>
          </table:table-cell>
          <table:table-cell office:value-type="float" office:value="40.000144" calcext:value-type="float">
            <text:p>40.000144</text:p>
          </table:table-cell>
          <table:table-cell office:value-type="float" office:value="-79.586424" calcext:value-type="float">
            <text:p>-79.586424</text:p>
          </table:table-cell>
          <table:table-cell office:value-type="float" office:value="301.2" calcext:value-type="float">
            <text:p>301.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1T15:42:30Z</text:p>
          </table:table-cell>
          <table:table-cell office:value-type="float" office:value="40.000181" calcext:value-type="float">
            <text:p>40.000181</text:p>
          </table:table-cell>
          <table:table-cell office:value-type="float" office:value="-79.586425" calcext:value-type="float">
            <text:p>-79.586425</text:p>
          </table:table-cell>
          <table:table-cell office:value-type="float" office:value="301.1" calcext:value-type="float">
            <text:p>301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42:32Z</text:p>
          </table:table-cell>
          <table:table-cell office:value-type="float" office:value="40.000208" calcext:value-type="float">
            <text:p>40.000208</text:p>
          </table:table-cell>
          <table:table-cell office:value-type="float" office:value="-79.586418" calcext:value-type="float">
            <text:p>-79.586418</text:p>
          </table:table-cell>
          <table:table-cell office:value-type="float" office:value="301" calcext:value-type="float">
            <text:p>30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2:34Z</text:p>
          </table:table-cell>
          <table:table-cell office:value-type="float" office:value="40.000247" calcext:value-type="float">
            <text:p>40.000247</text:p>
          </table:table-cell>
          <table:table-cell office:value-type="float" office:value="-79.586402" calcext:value-type="float">
            <text:p>-79.586402</text:p>
          </table:table-cell>
          <table:table-cell office:value-type="float" office:value="301" calcext:value-type="float">
            <text:p>30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42:36Z</text:p>
          </table:table-cell>
          <table:table-cell office:value-type="float" office:value="40.000278" calcext:value-type="float">
            <text:p>40.000278</text:p>
          </table:table-cell>
          <table:table-cell office:value-type="float" office:value="-79.586395" calcext:value-type="float">
            <text:p>-79.586395</text:p>
          </table:table-cell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2:39Z</text:p>
          </table:table-cell>
          <table:table-cell office:value-type="float" office:value="40.000312" calcext:value-type="float">
            <text:p>40.000312</text:p>
          </table:table-cell>
          <table:table-cell office:value-type="float" office:value="-79.586388" calcext:value-type="float">
            <text:p>-79.586388</text:p>
          </table:table-cell>
          <table:table-cell office:value-type="float" office:value="301.1" calcext:value-type="float">
            <text:p>301.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2:41Z</text:p>
          </table:table-cell>
          <table:table-cell office:value-type="float" office:value="40.000344" calcext:value-type="float">
            <text:p>40.000344</text:p>
          </table:table-cell>
          <table:table-cell office:value-type="float" office:value="-79.586375" calcext:value-type="float">
            <text:p>-79.586375</text:p>
          </table:table-cell>
          <table:table-cell office:value-type="float" office:value="301.1" calcext:value-type="float">
            <text:p>301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2:43Z</text:p>
          </table:table-cell>
          <table:table-cell office:value-type="float" office:value="40.00039" calcext:value-type="float">
            <text:p>40.00039</text:p>
          </table:table-cell>
          <table:table-cell office:value-type="float" office:value="-79.586366" calcext:value-type="float">
            <text:p>-79.586366</text:p>
          </table:table-cell>
          <table:table-cell office:value-type="float" office:value="301.2" calcext:value-type="float">
            <text:p>301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42:45Z</text:p>
          </table:table-cell>
          <table:table-cell office:value-type="float" office:value="40.000429" calcext:value-type="float">
            <text:p>40.000429</text:p>
          </table:table-cell>
          <table:table-cell office:value-type="float" office:value="-79.586356" calcext:value-type="float">
            <text:p>-79.586356</text:p>
          </table:table-cell>
          <table:table-cell office:value-type="float" office:value="301.1" calcext:value-type="float">
            <text:p>301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42:47Z</text:p>
          </table:table-cell>
          <table:table-cell office:value-type="float" office:value="40.000459" calcext:value-type="float">
            <text:p>40.000459</text:p>
          </table:table-cell>
          <table:table-cell office:value-type="float" office:value="-79.586351" calcext:value-type="float">
            <text:p>-79.586351</text:p>
          </table:table-cell>
          <table:table-cell office:value-type="float" office:value="301.1" calcext:value-type="float">
            <text:p>301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42:49Z</text:p>
          </table:table-cell>
          <table:table-cell office:value-type="float" office:value="40.000488" calcext:value-type="float">
            <text:p>40.000488</text:p>
          </table:table-cell>
          <table:table-cell office:value-type="float" office:value="-79.586356" calcext:value-type="float">
            <text:p>-79.586356</text:p>
          </table:table-cell>
          <table:table-cell office:value-type="float" office:value="301" calcext:value-type="float">
            <text:p>30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42:52Z</text:p>
          </table:table-cell>
          <table:table-cell office:value-type="float" office:value="40.000518" calcext:value-type="float">
            <text:p>40.000518</text:p>
          </table:table-cell>
          <table:table-cell office:value-type="float" office:value="-79.58636" calcext:value-type="float">
            <text:p>-79.58636</text:p>
          </table:table-cell>
          <table:table-cell office:value-type="float" office:value="300.9" calcext:value-type="float">
            <text:p>300.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42:56Z</text:p>
          </table:table-cell>
          <table:table-cell office:value-type="float" office:value="40.000549" calcext:value-type="float">
            <text:p>40.000549</text:p>
          </table:table-cell>
          <table:table-cell office:value-type="float" office:value="-79.586355" calcext:value-type="float">
            <text:p>-79.586355</text:p>
          </table:table-cell>
          <table:table-cell office:value-type="float" office:value="300.8" calcext:value-type="float">
            <text:p>300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42:59Z</text:p>
          </table:table-cell>
          <table:table-cell office:value-type="float" office:value="40.000602" calcext:value-type="float">
            <text:p>40.000602</text:p>
          </table:table-cell>
          <table:table-cell office:value-type="float" office:value="-79.586336" calcext:value-type="float">
            <text:p>-79.586336</text:p>
          </table:table-cell>
          <table:table-cell office:value-type="float" office:value="300.6" calcext:value-type="float">
            <text:p>300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43:00Z</text:p>
          </table:table-cell>
          <table:table-cell office:value-type="float" office:value="40.000636" calcext:value-type="float">
            <text:p>40.000636</text:p>
          </table:table-cell>
          <table:table-cell office:value-type="float" office:value="-79.586329" calcext:value-type="float">
            <text:p>-79.586329</text:p>
          </table:table-cell>
          <table:table-cell office:value-type="float" office:value="300.6" calcext:value-type="float">
            <text:p>300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43:01Z</text:p>
          </table:table-cell>
          <table:table-cell office:value-type="float" office:value="40.000666" calcext:value-type="float">
            <text:p>40.000666</text:p>
          </table:table-cell>
          <table:table-cell office:value-type="float" office:value="-79.586321" calcext:value-type="float">
            <text:p>-79.586321</text:p>
          </table:table-cell>
          <table:table-cell office:value-type="float" office:value="300.6" calcext:value-type="float">
            <text:p>300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43:03Z</text:p>
          </table:table-cell>
          <table:table-cell office:value-type="float" office:value="40.000711" calcext:value-type="float">
            <text:p>40.000711</text:p>
          </table:table-cell>
          <table:table-cell office:value-type="float" office:value="-79.586305" calcext:value-type="float">
            <text:p>-79.586305</text:p>
          </table:table-cell>
          <table:table-cell office:value-type="float" office:value="300.5" calcext:value-type="float">
            <text:p>30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43:04Z</text:p>
          </table:table-cell>
          <table:table-cell office:value-type="float" office:value="40.000737" calcext:value-type="float">
            <text:p>40.000737</text:p>
          </table:table-cell>
          <table:table-cell office:value-type="float" office:value="-79.586295" calcext:value-type="float">
            <text:p>-79.586295</text:p>
          </table:table-cell>
          <table:table-cell office:value-type="float" office:value="300.5" calcext:value-type="float">
            <text:p>300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43:06Z</text:p>
          </table:table-cell>
          <table:table-cell office:value-type="float" office:value="40.000784" calcext:value-type="float">
            <text:p>40.000784</text:p>
          </table:table-cell>
          <table:table-cell office:value-type="float" office:value="-79.586277" calcext:value-type="float">
            <text:p>-79.586277</text:p>
          </table:table-cell>
          <table:table-cell office:value-type="float" office:value="300.4" calcext:value-type="float">
            <text:p>300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3:08Z</text:p>
          </table:table-cell>
          <table:table-cell office:value-type="float" office:value="40.000829" calcext:value-type="float">
            <text:p>40.000829</text:p>
          </table:table-cell>
          <table:table-cell office:value-type="float" office:value="-79.586265" calcext:value-type="float">
            <text:p>-79.586265</text:p>
          </table:table-cell>
          <table:table-cell office:value-type="float" office:value="300.3" calcext:value-type="float">
            <text:p>300.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3:09Z</text:p>
          </table:table-cell>
          <table:table-cell office:value-type="float" office:value="40.000856" calcext:value-type="float">
            <text:p>40.000856</text:p>
          </table:table-cell>
          <table:table-cell office:value-type="float" office:value="-79.586257" calcext:value-type="float">
            <text:p>-79.586257</text:p>
          </table:table-cell>
          <table:table-cell office:value-type="float" office:value="300.3" calcext:value-type="float">
            <text:p>30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43:10Z</text:p>
          </table:table-cell>
          <table:table-cell office:value-type="float" office:value="40.000886" calcext:value-type="float">
            <text:p>40.000886</text:p>
          </table:table-cell>
          <table:table-cell office:value-type="float" office:value="-79.58625" calcext:value-type="float">
            <text:p>-79.58625</text:p>
          </table:table-cell>
          <table:table-cell office:value-type="float" office:value="300.3" calcext:value-type="float">
            <text:p>300.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3:11Z</text:p>
          </table:table-cell>
          <table:table-cell office:value-type="float" office:value="40.000913" calcext:value-type="float">
            <text:p>40.000913</text:p>
          </table:table-cell>
          <table:table-cell office:value-type="float" office:value="-79.586243" calcext:value-type="float">
            <text:p>-79.586243</text:p>
          </table:table-cell>
          <table:table-cell office:value-type="float" office:value="300.3" calcext:value-type="float">
            <text:p>300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43:13Z</text:p>
          </table:table-cell>
          <table:table-cell office:value-type="float" office:value="40.000958" calcext:value-type="float">
            <text:p>40.000958</text:p>
          </table:table-cell>
          <table:table-cell office:value-type="float" office:value="-79.586231" calcext:value-type="float">
            <text:p>-79.586231</text:p>
          </table:table-cell>
          <table:table-cell office:value-type="float" office:value="300.3" calcext:value-type="float">
            <text:p>300.3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1T15:43:15Z</text:p>
          </table:table-cell>
          <table:table-cell office:value-type="float" office:value="40.001001" calcext:value-type="float">
            <text:p>40.001001</text:p>
          </table:table-cell>
          <table:table-cell office:value-type="float" office:value="-79.586223" calcext:value-type="float">
            <text:p>-79.586223</text:p>
          </table:table-cell>
          <table:table-cell office:value-type="float" office:value="300.3" calcext:value-type="float">
            <text:p>300.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1T15:43:16Z</text:p>
          </table:table-cell>
          <table:table-cell office:value-type="float" office:value="40.001029" calcext:value-type="float">
            <text:p>40.001029</text:p>
          </table:table-cell>
          <table:table-cell office:value-type="float" office:value="-79.586215" calcext:value-type="float">
            <text:p>-79.586215</text:p>
          </table:table-cell>
          <table:table-cell office:value-type="float" office:value="300.3" calcext:value-type="float">
            <text:p>300.3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8-07-21T15:43:17Z</text:p>
          </table:table-cell>
          <table:table-cell office:value-type="float" office:value="40.001058" calcext:value-type="float">
            <text:p>40.001058</text:p>
          </table:table-cell>
          <table:table-cell office:value-type="float" office:value="-79.586208" calcext:value-type="float">
            <text:p>-79.586208</text:p>
          </table:table-cell>
          <table:table-cell office:value-type="float" office:value="300.3" calcext:value-type="float">
            <text:p>300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1T15:43:19Z</text:p>
          </table:table-cell>
          <table:table-cell office:value-type="float" office:value="40.001106" calcext:value-type="float">
            <text:p>40.001106</text:p>
          </table:table-cell>
          <table:table-cell office:value-type="float" office:value="-79.586195" calcext:value-type="float">
            <text:p>-79.586195</text:p>
          </table:table-cell>
          <table:table-cell office:value-type="float" office:value="300.3" calcext:value-type="float">
            <text:p>300.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1T15:43:21Z</text:p>
          </table:table-cell>
          <table:table-cell office:value-type="float" office:value="40.001159" calcext:value-type="float">
            <text:p>40.001159</text:p>
          </table:table-cell>
          <table:table-cell office:value-type="float" office:value="-79.58618" calcext:value-type="float">
            <text:p>-79.58618</text:p>
          </table:table-cell>
          <table:table-cell office:value-type="float" office:value="300.4" calcext:value-type="float">
            <text:p>300.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1T15:43:23Z</text:p>
          </table:table-cell>
          <table:table-cell office:value-type="float" office:value="40.001195" calcext:value-type="float">
            <text:p>40.001195</text:p>
          </table:table-cell>
          <table:table-cell office:value-type="float" office:value="-79.586176" calcext:value-type="float">
            <text:p>-79.586176</text:p>
          </table:table-cell>
          <table:table-cell office:value-type="float" office:value="300.5" calcext:value-type="float">
            <text:p>300.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1T15:43:25Z</text:p>
          </table:table-cell>
          <table:table-cell office:value-type="float" office:value="40.001226" calcext:value-type="float">
            <text:p>40.001226</text:p>
          </table:table-cell>
          <table:table-cell office:value-type="float" office:value="-79.586174" calcext:value-type="float">
            <text:p>-79.586174</text:p>
          </table:table-cell>
          <table:table-cell office:value-type="float" office:value="300.5" calcext:value-type="float">
            <text:p>300.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1T15:43:27Z</text:p>
          </table:table-cell>
          <table:table-cell office:value-type="float" office:value="40.001262" calcext:value-type="float">
            <text:p>40.001262</text:p>
          </table:table-cell>
          <table:table-cell office:value-type="float" office:value="-79.586167" calcext:value-type="float">
            <text:p>-79.586167</text:p>
          </table:table-cell>
          <table:table-cell office:value-type="float" office:value="300.4" calcext:value-type="float">
            <text:p>300.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1T15:43:29Z</text:p>
          </table:table-cell>
          <table:table-cell office:value-type="float" office:value="40.001301" calcext:value-type="float">
            <text:p>40.001301</text:p>
          </table:table-cell>
          <table:table-cell office:value-type="float" office:value="-79.586161" calcext:value-type="float">
            <text:p>-79.586161</text:p>
          </table:table-cell>
          <table:table-cell office:value-type="float" office:value="300.4" calcext:value-type="float">
            <text:p>300.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1T15:43:32Z</text:p>
          </table:table-cell>
          <table:table-cell office:value-type="float" office:value="40.001339" calcext:value-type="float">
            <text:p>40.001339</text:p>
          </table:table-cell>
          <table:table-cell office:value-type="float" office:value="-79.58616" calcext:value-type="float">
            <text:p>-79.58616</text:p>
          </table:table-cell>
          <table:table-cell office:value-type="float" office:value="300.3" calcext:value-type="float">
            <text:p>300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1T15:43:36Z</text:p>
          </table:table-cell>
          <table:table-cell office:value-type="float" office:value="40.001374" calcext:value-type="float">
            <text:p>40.001374</text:p>
          </table:table-cell>
          <table:table-cell office:value-type="float" office:value="-79.586153" calcext:value-type="float">
            <text:p>-79.586153</text:p>
          </table:table-cell>
          <table:table-cell office:value-type="float" office:value="300.3" calcext:value-type="float">
            <text:p>300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43:39Z</text:p>
          </table:table-cell>
          <table:table-cell office:value-type="float" office:value="40.0014" calcext:value-type="float">
            <text:p>40.0014</text:p>
          </table:table-cell>
          <table:table-cell office:value-type="float" office:value="-79.586146" calcext:value-type="float">
            <text:p>-79.586146</text:p>
          </table:table-cell>
          <table:table-cell office:value-type="float" office:value="300.4" calcext:value-type="float">
            <text:p>300.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43:42Z</text:p>
          </table:table-cell>
          <table:table-cell office:value-type="float" office:value="40.001436" calcext:value-type="float">
            <text:p>40.001436</text:p>
          </table:table-cell>
          <table:table-cell office:value-type="float" office:value="-79.586134" calcext:value-type="float">
            <text:p>-79.586134</text:p>
          </table:table-cell>
          <table:table-cell office:value-type="float" office:value="300.5" calcext:value-type="float">
            <text:p>30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43:44Z</text:p>
          </table:table-cell>
          <table:table-cell office:value-type="float" office:value="40.001466" calcext:value-type="float">
            <text:p>40.001466</text:p>
          </table:table-cell>
          <table:table-cell office:value-type="float" office:value="-79.586122" calcext:value-type="float">
            <text:p>-79.586122</text:p>
          </table:table-cell>
          <table:table-cell office:value-type="float" office:value="300.5" calcext:value-type="float">
            <text:p>300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3:46Z</text:p>
          </table:table-cell>
          <table:table-cell office:value-type="float" office:value="40.001498" calcext:value-type="float">
            <text:p>40.001498</text:p>
          </table:table-cell>
          <table:table-cell office:value-type="float" office:value="-79.586107" calcext:value-type="float">
            <text:p>-79.586107</text:p>
          </table:table-cell>
          <table:table-cell office:value-type="float" office:value="300.5" calcext:value-type="float">
            <text:p>300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43:48Z</text:p>
          </table:table-cell>
          <table:table-cell office:value-type="float" office:value="40.001534" calcext:value-type="float">
            <text:p>40.001534</text:p>
          </table:table-cell>
          <table:table-cell office:value-type="float" office:value="-79.586094" calcext:value-type="float">
            <text:p>-79.586094</text:p>
          </table:table-cell>
          <table:table-cell office:value-type="float" office:value="300.5" calcext:value-type="float">
            <text:p>300.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3:50Z</text:p>
          </table:table-cell>
          <table:table-cell office:value-type="float" office:value="40.001572" calcext:value-type="float">
            <text:p>40.001572</text:p>
          </table:table-cell>
          <table:table-cell office:value-type="float" office:value="-79.586086" calcext:value-type="float">
            <text:p>-79.586086</text:p>
          </table:table-cell>
          <table:table-cell office:value-type="float" office:value="300.5" calcext:value-type="float">
            <text:p>300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3:52Z</text:p>
          </table:table-cell>
          <table:table-cell office:value-type="float" office:value="40.0016" calcext:value-type="float">
            <text:p>40.0016</text:p>
          </table:table-cell>
          <table:table-cell office:value-type="float" office:value="-79.586081" calcext:value-type="float">
            <text:p>-79.586081</text:p>
          </table:table-cell>
          <table:table-cell office:value-type="float" office:value="300.4" calcext:value-type="float">
            <text:p>300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43:54Z</text:p>
          </table:table-cell>
          <table:table-cell office:value-type="float" office:value="40.00163" calcext:value-type="float">
            <text:p>40.00163</text:p>
          </table:table-cell>
          <table:table-cell office:value-type="float" office:value="-79.586074" calcext:value-type="float">
            <text:p>-79.586074</text:p>
          </table:table-cell>
          <table:table-cell office:value-type="float" office:value="300.4" calcext:value-type="float">
            <text:p>300.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43:56Z</text:p>
          </table:table-cell>
          <table:table-cell office:value-type="float" office:value="40.001662" calcext:value-type="float">
            <text:p>40.001662</text:p>
          </table:table-cell>
          <table:table-cell office:value-type="float" office:value="-79.586062" calcext:value-type="float">
            <text:p>-79.586062</text:p>
          </table:table-cell>
          <table:table-cell office:value-type="float" office:value="300.3" calcext:value-type="float">
            <text:p>300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43:58Z</text:p>
          </table:table-cell>
          <table:table-cell office:value-type="float" office:value="40.001699" calcext:value-type="float">
            <text:p>40.001699</text:p>
          </table:table-cell>
          <table:table-cell office:value-type="float" office:value="-79.58605" calcext:value-type="float">
            <text:p>-79.58605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44:00Z</text:p>
          </table:table-cell>
          <table:table-cell office:value-type="float" office:value="40.001737" calcext:value-type="float">
            <text:p>40.001737</text:p>
          </table:table-cell>
          <table:table-cell office:value-type="float" office:value="-79.586036" calcext:value-type="float">
            <text:p>-79.586036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44:02Z</text:p>
          </table:table-cell>
          <table:table-cell office:value-type="float" office:value="40.001765" calcext:value-type="float">
            <text:p>40.001765</text:p>
          </table:table-cell>
          <table:table-cell office:value-type="float" office:value="-79.586025" calcext:value-type="float">
            <text:p>-79.586025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44:05Z</text:p>
          </table:table-cell>
          <table:table-cell office:value-type="float" office:value="40.001798" calcext:value-type="float">
            <text:p>40.001798</text:p>
          </table:table-cell>
          <table:table-cell office:value-type="float" office:value="-79.586023" calcext:value-type="float">
            <text:p>-79.586023</text:p>
          </table:table-cell>
          <table:table-cell office:value-type="float" office:value="300.4" calcext:value-type="float">
            <text:p>300.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44:09Z</text:p>
          </table:table-cell>
          <table:table-cell office:value-type="float" office:value="40.001826" calcext:value-type="float">
            <text:p>40.001826</text:p>
          </table:table-cell>
          <table:table-cell office:value-type="float" office:value="-79.586055" calcext:value-type="float">
            <text:p>-79.586055</text:p>
          </table:table-cell>
          <table:table-cell office:value-type="float" office:value="300.4" calcext:value-type="float">
            <text:p>300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44:11Z</text:p>
          </table:table-cell>
          <table:table-cell office:value-type="float" office:value="40.001841" calcext:value-type="float">
            <text:p>40.001841</text:p>
          </table:table-cell>
          <table:table-cell office:value-type="float" office:value="-79.586114" calcext:value-type="float">
            <text:p>-79.586114</text:p>
          </table:table-cell>
          <table:table-cell office:value-type="float" office:value="300.2" calcext:value-type="float">
            <text:p>300.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44:13Z</text:p>
          </table:table-cell>
          <table:table-cell office:value-type="float" office:value="40.00184" calcext:value-type="float">
            <text:p>40.00184</text:p>
          </table:table-cell>
          <table:table-cell office:value-type="float" office:value="-79.58618" calcext:value-type="float">
            <text:p>-79.58618</text:p>
          </table:table-cell>
          <table:table-cell office:value-type="float" office:value="300" calcext:value-type="float">
            <text:p>30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44:14Z</text:p>
          </table:table-cell>
          <table:table-cell office:value-type="float" office:value="40.001839" calcext:value-type="float">
            <text:p>40.001839</text:p>
          </table:table-cell>
          <table:table-cell office:value-type="float" office:value="-79.586216" calcext:value-type="float">
            <text:p>-79.586216</text:p>
          </table:table-cell>
          <table:table-cell office:value-type="float" office:value="300" calcext:value-type="float">
            <text:p>30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44:16Z</text:p>
          </table:table-cell>
          <table:table-cell office:value-type="float" office:value="40.001843" calcext:value-type="float">
            <text:p>40.001843</text:p>
          </table:table-cell>
          <table:table-cell office:value-type="float" office:value="-79.586279" calcext:value-type="float">
            <text:p>-79.586279</text:p>
          </table:table-cell>
          <table:table-cell office:value-type="float" office:value="299.8" calcext:value-type="float">
            <text:p>299.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4:18Z</text:p>
          </table:table-cell>
          <table:table-cell office:value-type="float" office:value="40.001846" calcext:value-type="float">
            <text:p>40.001846</text:p>
          </table:table-cell>
          <table:table-cell office:value-type="float" office:value="-79.586342" calcext:value-type="float">
            <text:p>-79.586342</text:p>
          </table:table-cell>
          <table:table-cell office:value-type="float" office:value="299.7" calcext:value-type="float">
            <text:p>299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44:20Z</text:p>
          </table:table-cell>
          <table:table-cell office:value-type="float" office:value="40.00185" calcext:value-type="float">
            <text:p>40.00185</text:p>
          </table:table-cell>
          <table:table-cell office:value-type="float" office:value="-79.586401" calcext:value-type="float">
            <text:p>-79.586401</text:p>
          </table:table-cell>
          <table:table-cell office:value-type="float" office:value="299.6" calcext:value-type="float">
            <text:p>299.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4:22Z</text:p>
          </table:table-cell>
          <table:table-cell office:value-type="float" office:value="40.00185" calcext:value-type="float">
            <text:p>40.00185</text:p>
          </table:table-cell>
          <table:table-cell office:value-type="float" office:value="-79.586449" calcext:value-type="float">
            <text:p>-79.586449</text:p>
          </table:table-cell>
          <table:table-cell office:value-type="float" office:value="299.5" calcext:value-type="float">
            <text:p>299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44:25Z</text:p>
          </table:table-cell>
          <table:table-cell office:value-type="float" office:value="40.001852" calcext:value-type="float">
            <text:p>40.001852</text:p>
          </table:table-cell>
          <table:table-cell office:value-type="float" office:value="-79.586495" calcext:value-type="float">
            <text:p>-79.586495</text:p>
          </table:table-cell>
          <table:table-cell office:value-type="float" office:value="299.4" calcext:value-type="float">
            <text:p>299.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4:28Z</text:p>
          </table:table-cell>
          <table:table-cell office:value-type="float" office:value="40.001848" calcext:value-type="float">
            <text:p>40.001848</text:p>
          </table:table-cell>
          <table:table-cell office:value-type="float" office:value="-79.586541" calcext:value-type="float">
            <text:p>-79.586541</text:p>
          </table:table-cell>
          <table:table-cell office:value-type="float" office:value="299.3" calcext:value-type="float">
            <text:p>299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44:30Z</text:p>
          </table:table-cell>
          <table:table-cell office:value-type="float" office:value="40.001847" calcext:value-type="float">
            <text:p>40.001847</text:p>
          </table:table-cell>
          <table:table-cell office:value-type="float" office:value="-79.586583" calcext:value-type="float">
            <text:p>-79.586583</text:p>
          </table:table-cell>
          <table:table-cell office:value-type="float" office:value="299.3" calcext:value-type="float">
            <text:p>299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44:32Z</text:p>
          </table:table-cell>
          <table:table-cell office:value-type="float" office:value="40.001854" calcext:value-type="float">
            <text:p>40.001854</text:p>
          </table:table-cell>
          <table:table-cell office:value-type="float" office:value="-79.58663" calcext:value-type="float">
            <text:p>-79.58663</text:p>
          </table:table-cell>
          <table:table-cell office:value-type="float" office:value="299.2" calcext:value-type="float">
            <text:p>299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44:34Z</text:p>
          </table:table-cell>
          <table:table-cell office:value-type="float" office:value="40.00186" calcext:value-type="float">
            <text:p>40.00186</text:p>
          </table:table-cell>
          <table:table-cell office:value-type="float" office:value="-79.586672" calcext:value-type="float">
            <text:p>-79.586672</text:p>
          </table:table-cell>
          <table:table-cell office:value-type="float" office:value="299" calcext:value-type="float">
            <text:p>29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44:37Z</text:p>
          </table:table-cell>
          <table:table-cell office:value-type="float" office:value="40.001867" calcext:value-type="float">
            <text:p>40.001867</text:p>
          </table:table-cell>
          <table:table-cell office:value-type="float" office:value="-79.586725" calcext:value-type="float">
            <text:p>-79.586725</text:p>
          </table:table-cell>
          <table:table-cell office:value-type="float" office:value="298.9" calcext:value-type="float">
            <text:p>298.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44:39Z</text:p>
          </table:table-cell>
          <table:table-cell office:value-type="float" office:value="40.001872" calcext:value-type="float">
            <text:p>40.001872</text:p>
          </table:table-cell>
          <table:table-cell office:value-type="float" office:value="-79.586768" calcext:value-type="float">
            <text:p>-79.586768</text:p>
          </table:table-cell>
          <table:table-cell office:value-type="float" office:value="298.8" calcext:value-type="float">
            <text:p>298.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44:41Z</text:p>
          </table:table-cell>
          <table:table-cell office:value-type="float" office:value="40.001875" calcext:value-type="float">
            <text:p>40.001875</text:p>
          </table:table-cell>
          <table:table-cell office:value-type="float" office:value="-79.586814" calcext:value-type="float">
            <text:p>-79.586814</text:p>
          </table:table-cell>
          <table:table-cell office:value-type="float" office:value="298.7" calcext:value-type="float">
            <text:p>298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44:43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686" calcext:value-type="float">
            <text:p>-79.58686</text:p>
          </table:table-cell>
          <table:table-cell office:value-type="float" office:value="298.6" calcext:value-type="float">
            <text:p>298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44:45Z</text:p>
          </table:table-cell>
          <table:table-cell office:value-type="float" office:value="40.001881" calcext:value-type="float">
            <text:p>40.001881</text:p>
          </table:table-cell>
          <table:table-cell office:value-type="float" office:value="-79.586901" calcext:value-type="float">
            <text:p>-79.586901</text:p>
          </table:table-cell>
          <table:table-cell office:value-type="float" office:value="298.5" calcext:value-type="float">
            <text:p>298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44:48Z</text:p>
          </table:table-cell>
          <table:table-cell office:value-type="float" office:value="40.001894" calcext:value-type="float">
            <text:p>40.001894</text:p>
          </table:table-cell>
          <table:table-cell office:value-type="float" office:value="-79.586939" calcext:value-type="float">
            <text:p>-79.586939</text:p>
          </table:table-cell>
          <table:table-cell office:value-type="float" office:value="298.4" calcext:value-type="float">
            <text:p>298.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44:54Z</text:p>
          </table:table-cell>
          <table:table-cell office:value-type="float" office:value="40.001918" calcext:value-type="float">
            <text:p>40.001918</text:p>
          </table:table-cell>
          <table:table-cell office:value-type="float" office:value="-79.586974" calcext:value-type="float">
            <text:p>-79.586974</text:p>
          </table:table-cell>
          <table:table-cell office:value-type="float" office:value="298.3" calcext:value-type="float">
            <text:p>298.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44:56Z</text:p>
          </table:table-cell>
          <table:table-cell office:value-type="float" office:value="40.001951" calcext:value-type="float">
            <text:p>40.001951</text:p>
          </table:table-cell>
          <table:table-cell office:value-type="float" office:value="-79.586997" calcext:value-type="float">
            <text:p>-79.586997</text:p>
          </table:table-cell>
          <table:table-cell office:value-type="float" office:value="298.6" calcext:value-type="float">
            <text:p>298.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44:58Z</text:p>
          </table:table-cell>
          <table:table-cell office:value-type="float" office:value="40.001982" calcext:value-type="float">
            <text:p>40.001982</text:p>
          </table:table-cell>
          <table:table-cell office:value-type="float" office:value="-79.587009" calcext:value-type="float">
            <text:p>-79.587009</text:p>
          </table:table-cell>
          <table:table-cell office:value-type="float" office:value="299" calcext:value-type="float">
            <text:p>2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45:00Z</text:p>
          </table:table-cell>
          <table:table-cell office:value-type="float" office:value="40.002014" calcext:value-type="float">
            <text:p>40.002014</text:p>
          </table:table-cell>
          <table:table-cell office:value-type="float" office:value="-79.587016" calcext:value-type="float">
            <text:p>-79.587016</text:p>
          </table:table-cell>
          <table:table-cell office:value-type="float" office:value="299" calcext:value-type="float">
            <text:p>2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45:03Z</text:p>
          </table:table-cell>
          <table:table-cell office:value-type="float" office:value="40.002057" calcext:value-type="float">
            <text:p>40.002057</text:p>
          </table:table-cell>
          <table:table-cell office:value-type="float" office:value="-79.587015" calcext:value-type="float">
            <text:p>-79.587015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45:05Z</text:p>
          </table:table-cell>
          <table:table-cell office:value-type="float" office:value="40.002092" calcext:value-type="float">
            <text:p>40.002092</text:p>
          </table:table-cell>
          <table:table-cell office:value-type="float" office:value="-79.587012" calcext:value-type="float">
            <text:p>-79.587012</text:p>
          </table:table-cell>
          <table:table-cell office:value-type="float" office:value="299" calcext:value-type="float">
            <text:p>2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45:07Z</text:p>
          </table:table-cell>
          <table:table-cell office:value-type="float" office:value="40.002133" calcext:value-type="float">
            <text:p>40.002133</text:p>
          </table:table-cell>
          <table:table-cell office:value-type="float" office:value="-79.587013" calcext:value-type="float">
            <text:p>-79.587013</text:p>
          </table:table-cell>
          <table:table-cell office:value-type="float" office:value="299" calcext:value-type="float">
            <text:p>2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45:09Z</text:p>
          </table:table-cell>
          <table:table-cell office:value-type="float" office:value="40.002175" calcext:value-type="float">
            <text:p>40.002175</text:p>
          </table:table-cell>
          <table:table-cell office:value-type="float" office:value="-79.58701" calcext:value-type="float">
            <text:p>-79.58701</text:p>
          </table:table-cell>
          <table:table-cell office:value-type="float" office:value="299" calcext:value-type="float">
            <text:p>2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45:11Z</text:p>
          </table:table-cell>
          <table:table-cell office:value-type="float" office:value="40.002209" calcext:value-type="float">
            <text:p>40.002209</text:p>
          </table:table-cell>
          <table:table-cell office:value-type="float" office:value="-79.587003" calcext:value-type="float">
            <text:p>-79.587003</text:p>
          </table:table-cell>
          <table:table-cell office:value-type="float" office:value="299" calcext:value-type="float">
            <text:p>2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45:13Z</text:p>
          </table:table-cell>
          <table:table-cell office:value-type="float" office:value="40.002236" calcext:value-type="float">
            <text:p>40.002236</text:p>
          </table:table-cell>
          <table:table-cell office:value-type="float" office:value="-79.586992" calcext:value-type="float">
            <text:p>-79.586992</text:p>
          </table:table-cell>
          <table:table-cell office:value-type="float" office:value="299" calcext:value-type="float">
            <text:p>2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45:17Z</text:p>
          </table:table-cell>
          <table:table-cell office:value-type="float" office:value="40.002263" calcext:value-type="float">
            <text:p>40.002263</text:p>
          </table:table-cell>
          <table:table-cell office:value-type="float" office:value="-79.58698" calcext:value-type="float">
            <text:p>-79.58698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45:22Z</text:p>
          </table:table-cell>
          <table:table-cell office:value-type="float" office:value="40.002285" calcext:value-type="float">
            <text:p>40.002285</text:p>
          </table:table-cell>
          <table:table-cell office:value-type="float" office:value="-79.587017" calcext:value-type="float">
            <text:p>-79.587017</text:p>
          </table:table-cell>
          <table:table-cell office:value-type="float" office:value="299" calcext:value-type="float">
            <text:p>2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45:24Z</text:p>
          </table:table-cell>
          <table:table-cell office:value-type="float" office:value="40.002291" calcext:value-type="float">
            <text:p>40.002291</text:p>
          </table:table-cell>
          <table:table-cell office:value-type="float" office:value="-79.587056" calcext:value-type="float">
            <text:p>-79.587056</text:p>
          </table:table-cell>
          <table:table-cell office:value-type="float" office:value="299" calcext:value-type="float">
            <text:p>2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45:27Z</text:p>
          </table:table-cell>
          <table:table-cell office:value-type="float" office:value="40.002305" calcext:value-type="float">
            <text:p>40.002305</text:p>
          </table:table-cell>
          <table:table-cell office:value-type="float" office:value="-79.587101" calcext:value-type="float">
            <text:p>-79.587101</text:p>
          </table:table-cell>
          <table:table-cell office:value-type="float" office:value="299" calcext:value-type="float">
            <text:p>2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45:29Z</text:p>
          </table:table-cell>
          <table:table-cell office:value-type="float" office:value="40.002324" calcext:value-type="float">
            <text:p>40.002324</text:p>
          </table:table-cell>
          <table:table-cell office:value-type="float" office:value="-79.587131" calcext:value-type="float">
            <text:p>-79.587131</text:p>
          </table:table-cell>
          <table:table-cell office:value-type="float" office:value="299" calcext:value-type="float">
            <text:p>29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45:31Z</text:p>
          </table:table-cell>
          <table:table-cell office:value-type="float" office:value="40.002329" calcext:value-type="float">
            <text:p>40.002329</text:p>
          </table:table-cell>
          <table:table-cell office:value-type="float" office:value="-79.587175" calcext:value-type="float">
            <text:p>-79.587175</text:p>
          </table:table-cell>
          <table:table-cell office:value-type="float" office:value="298.9" calcext:value-type="float">
            <text:p>298.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45:34Z</text:p>
          </table:table-cell>
          <table:table-cell office:value-type="float" office:value="40.002348" calcext:value-type="float">
            <text:p>40.002348</text:p>
          </table:table-cell>
          <table:table-cell office:value-type="float" office:value="-79.587215" calcext:value-type="float">
            <text:p>-79.587215</text:p>
          </table:table-cell>
          <table:table-cell office:value-type="float" office:value="298.7" calcext:value-type="float">
            <text:p>298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36Z</text:p>
          </table:table-cell>
          <table:table-cell office:value-type="float" office:value="40.002372" calcext:value-type="float">
            <text:p>40.002372</text:p>
          </table:table-cell>
          <table:table-cell office:value-type="float" office:value="-79.587246" calcext:value-type="float">
            <text:p>-79.587246</text:p>
          </table:table-cell>
          <table:table-cell office:value-type="float" office:value="298.6" calcext:value-type="float">
            <text:p>298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38Z</text:p>
          </table:table-cell>
          <table:table-cell office:value-type="float" office:value="40.002392" calcext:value-type="float">
            <text:p>40.002392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298.4" calcext:value-type="float">
            <text:p>298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40Z</text:p>
          </table:table-cell>
          <table:table-cell office:value-type="float" office:value="40.002412" calcext:value-type="float">
            <text:p>40.002412</text:p>
          </table:table-cell>
          <table:table-cell office:value-type="float" office:value="-79.587343" calcext:value-type="float">
            <text:p>-79.587343</text:p>
          </table:table-cell>
          <table:table-cell office:value-type="float" office:value="298.2" calcext:value-type="float">
            <text:p>298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42Z</text:p>
          </table:table-cell>
          <table:table-cell office:value-type="float" office:value="40.002423" calcext:value-type="float">
            <text:p>40.002423</text:p>
          </table:table-cell>
          <table:table-cell office:value-type="float" office:value="-79.587392" calcext:value-type="float">
            <text:p>-79.587392</text:p>
          </table:table-cell>
          <table:table-cell office:value-type="float" office:value="298.1" calcext:value-type="float">
            <text:p>298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44Z</text:p>
          </table:table-cell>
          <table:table-cell office:value-type="float" office:value="40.002431" calcext:value-type="float">
            <text:p>40.002431</text:p>
          </table:table-cell>
          <table:table-cell office:value-type="float" office:value="-79.587438" calcext:value-type="float">
            <text:p>-79.587438</text:p>
          </table:table-cell>
          <table:table-cell office:value-type="float" office:value="297.9" calcext:value-type="float">
            <text:p>297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46Z</text:p>
          </table:table-cell>
          <table:table-cell office:value-type="float" office:value="40.002435" calcext:value-type="float">
            <text:p>40.002435</text:p>
          </table:table-cell>
          <table:table-cell office:value-type="float" office:value="-79.587485" calcext:value-type="float">
            <text:p>-79.587485</text:p>
          </table:table-cell>
          <table:table-cell office:value-type="float" office:value="297.8" calcext:value-type="float">
            <text:p>297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49Z</text:p>
          </table:table-cell>
          <table:table-cell office:value-type="float" office:value="40.002444" calcext:value-type="float">
            <text:p>40.002444</text:p>
          </table:table-cell>
          <table:table-cell office:value-type="float" office:value="-79.587532" calcext:value-type="float">
            <text:p>-79.587532</text:p>
          </table:table-cell>
          <table:table-cell office:value-type="float" office:value="297.6" calcext:value-type="float">
            <text:p>297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53Z</text:p>
          </table:table-cell>
          <table:table-cell office:value-type="float" office:value="40.002455" calcext:value-type="float">
            <text:p>40.002455</text:p>
          </table:table-cell>
          <table:table-cell office:value-type="float" office:value="-79.58757" calcext:value-type="float">
            <text:p>-79.58757</text:p>
          </table:table-cell>
          <table:table-cell office:value-type="float" office:value="297.5" calcext:value-type="float">
            <text:p>297.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57Z</text:p>
          </table:table-cell>
          <table:table-cell office:value-type="float" office:value="40.002454" calcext:value-type="float">
            <text:p>40.002454</text:p>
          </table:table-cell>
          <table:table-cell office:value-type="float" office:value="-79.587607" calcext:value-type="float">
            <text:p>-79.587607</text:p>
          </table:table-cell>
          <table:table-cell office:value-type="float" office:value="297.3" calcext:value-type="float">
            <text:p>297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6:00Z</text:p>
          </table:table-cell>
          <table:table-cell office:value-type="float" office:value="40.002475" calcext:value-type="float">
            <text:p>40.002475</text:p>
          </table:table-cell>
          <table:table-cell office:value-type="float" office:value="-79.587647" calcext:value-type="float">
            <text:p>-79.587647</text:p>
          </table:table-cell>
          <table:table-cell office:value-type="float" office:value="296.9" calcext:value-type="float">
            <text:p>296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6:03Z</text:p>
          </table:table-cell>
          <table:table-cell office:value-type="float" office:value="40.002507" calcext:value-type="float">
            <text:p>40.002507</text:p>
          </table:table-cell>
          <table:table-cell office:value-type="float" office:value="-79.587656" calcext:value-type="float">
            <text:p>-79.587656</text:p>
          </table:table-cell>
          <table:table-cell office:value-type="float" office:value="296.8" calcext:value-type="float">
            <text:p>296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6:07Z</text:p>
          </table:table-cell>
          <table:table-cell office:value-type="float" office:value="40.002537" calcext:value-type="float">
            <text:p>40.002537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96.7" calcext:value-type="float">
            <text:p>296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46:10Z</text:p>
          </table:table-cell>
          <table:table-cell office:value-type="float" office:value="40.002574" calcext:value-type="float">
            <text:p>40.002574</text:p>
          </table:table-cell>
          <table:table-cell office:value-type="float" office:value="-79.587656" calcext:value-type="float">
            <text:p>-79.587656</text:p>
          </table:table-cell>
          <table:table-cell office:value-type="float" office:value="296.6" calcext:value-type="float">
            <text:p>296.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46:13Z</text:p>
          </table:table-cell>
          <table:table-cell office:value-type="float" office:value="40.002622" calcext:value-type="float">
            <text:p>40.002622</text:p>
          </table:table-cell>
          <table:table-cell office:value-type="float" office:value="-79.587653" calcext:value-type="float">
            <text:p>-79.587653</text:p>
          </table:table-cell>
          <table:table-cell office:value-type="float" office:value="296.4" calcext:value-type="float">
            <text:p>296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6:15Z</text:p>
          </table:table-cell>
          <table:table-cell office:value-type="float" office:value="40.002669" calcext:value-type="float">
            <text:p>40.002669</text:p>
          </table:table-cell>
          <table:table-cell office:value-type="float" office:value="-79.587652" calcext:value-type="float">
            <text:p>-79.587652</text:p>
          </table:table-cell>
          <table:table-cell office:value-type="float" office:value="296.3" calcext:value-type="float">
            <text:p>296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6:17Z</text:p>
          </table:table-cell>
          <table:table-cell office:value-type="float" office:value="40.002705" calcext:value-type="float">
            <text:p>40.002705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96.2" calcext:value-type="float">
            <text:p>296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6:19Z</text:p>
          </table:table-cell>
          <table:table-cell office:value-type="float" office:value="40.002734" calcext:value-type="float">
            <text:p>40.002734</text:p>
          </table:table-cell>
          <table:table-cell office:value-type="float" office:value="-79.587645" calcext:value-type="float">
            <text:p>-79.587645</text:p>
          </table:table-cell>
          <table:table-cell office:value-type="float" office:value="296.1" calcext:value-type="float">
            <text:p>296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6:23Z</text:p>
          </table:table-cell>
          <table:table-cell office:value-type="float" office:value="40.002761" calcext:value-type="float">
            <text:p>40.002761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96" calcext:value-type="float">
            <text:p>2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6:27Z</text:p>
          </table:table-cell>
          <table:table-cell office:value-type="float" office:value="40.002792" calcext:value-type="float">
            <text:p>40.002792</text:p>
          </table:table-cell>
          <table:table-cell office:value-type="float" office:value="-79.587659" calcext:value-type="float">
            <text:p>-79.587659</text:p>
          </table:table-cell>
          <table:table-cell office:value-type="float" office:value="295.9" calcext:value-type="float">
            <text:p>295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46:30Z</text:p>
          </table:table-cell>
          <table:table-cell office:value-type="float" office:value="40.002833" calcext:value-type="float">
            <text:p>40.002833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95.8" calcext:value-type="float">
            <text:p>295.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46:32Z</text:p>
          </table:table-cell>
          <table:table-cell office:value-type="float" office:value="40.002878" calcext:value-type="float">
            <text:p>40.002878</text:p>
          </table:table-cell>
          <table:table-cell office:value-type="float" office:value="-79.587645" calcext:value-type="float">
            <text:p>-79.587645</text:p>
          </table:table-cell>
          <table:table-cell office:value-type="float" office:value="295.7" calcext:value-type="float">
            <text:p>295.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46:34Z</text:p>
          </table:table-cell>
          <table:table-cell office:value-type="float" office:value="40.002918" calcext:value-type="float">
            <text:p>40.002918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95.5" calcext:value-type="float">
            <text:p>295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6:36Z</text:p>
          </table:table-cell>
          <table:table-cell office:value-type="float" office:value="40.002949" calcext:value-type="float">
            <text:p>40.002949</text:p>
          </table:table-cell>
          <table:table-cell office:value-type="float" office:value="-79.587653" calcext:value-type="float">
            <text:p>-79.587653</text:p>
          </table:table-cell>
          <table:table-cell office:value-type="float" office:value="295.4" calcext:value-type="float">
            <text:p>295.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6:39Z</text:p>
          </table:table-cell>
          <table:table-cell office:value-type="float" office:value="40.002984" calcext:value-type="float">
            <text:p>40.002984</text:p>
          </table:table-cell>
          <table:table-cell office:value-type="float" office:value="-79.587636" calcext:value-type="float">
            <text:p>-79.587636</text:p>
          </table:table-cell>
          <table:table-cell office:value-type="float" office:value="295.3" calcext:value-type="float">
            <text:p>295.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6:41Z</text:p>
          </table:table-cell>
          <table:table-cell office:value-type="float" office:value="40.003014" calcext:value-type="float">
            <text:p>40.003014</text:p>
          </table:table-cell>
          <table:table-cell office:value-type="float" office:value="-79.58762" calcext:value-type="float">
            <text:p>-79.58762</text:p>
          </table:table-cell>
          <table:table-cell office:value-type="float" office:value="295.2" calcext:value-type="float">
            <text:p>295.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6:43Z</text:p>
          </table:table-cell>
          <table:table-cell office:value-type="float" office:value="40.00306" calcext:value-type="float">
            <text:p>40.00306</text:p>
          </table:table-cell>
          <table:table-cell office:value-type="float" office:value="-79.587618" calcext:value-type="float">
            <text:p>-79.587618</text:p>
          </table:table-cell>
          <table:table-cell office:value-type="float" office:value="295.1" calcext:value-type="float">
            <text:p>295.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46:45Z</text:p>
          </table:table-cell>
          <table:table-cell office:value-type="float" office:value="40.003093" calcext:value-type="float">
            <text:p>40.003093</text:p>
          </table:table-cell>
          <table:table-cell office:value-type="float" office:value="-79.587627" calcext:value-type="float">
            <text:p>-79.587627</text:p>
          </table:table-cell>
          <table:table-cell office:value-type="float" office:value="294.9" calcext:value-type="float">
            <text:p>294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46:48Z</text:p>
          </table:table-cell>
          <table:table-cell office:value-type="float" office:value="40.003126" calcext:value-type="float">
            <text:p>40.003126</text:p>
          </table:table-cell>
          <table:table-cell office:value-type="float" office:value="-79.587638" calcext:value-type="float">
            <text:p>-79.587638</text:p>
          </table:table-cell>
          <table:table-cell office:value-type="float" office:value="294.5" calcext:value-type="float">
            <text:p>294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46:52Z</text:p>
          </table:table-cell>
          <table:table-cell office:value-type="float" office:value="40.003153" calcext:value-type="float">
            <text:p>40.003153</text:p>
          </table:table-cell>
          <table:table-cell office:value-type="float" office:value="-79.587646" calcext:value-type="float">
            <text:p>-79.587646</text:p>
          </table:table-cell>
          <table:table-cell office:value-type="float" office:value="294.2" calcext:value-type="float">
            <text:p>294.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46:54Z</text:p>
          </table:table-cell>
          <table:table-cell office:value-type="float" office:value="40.003189" calcext:value-type="float">
            <text:p>40.003189</text:p>
          </table:table-cell>
          <table:table-cell office:value-type="float" office:value="-79.587653" calcext:value-type="float">
            <text:p>-79.587653</text:p>
          </table:table-cell>
          <table:table-cell office:value-type="float" office:value="293.7" calcext:value-type="float">
            <text:p>293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46:56Z</text:p>
          </table:table-cell>
          <table:table-cell office:value-type="float" office:value="40.003227" calcext:value-type="float">
            <text:p>40.003227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93.1" calcext:value-type="float">
            <text:p>293.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46:58Z</text:p>
          </table:table-cell>
          <table:table-cell office:value-type="float" office:value="40.003262" calcext:value-type="float">
            <text:p>40.003262</text:p>
          </table:table-cell>
          <table:table-cell office:value-type="float" office:value="-79.587649" calcext:value-type="float">
            <text:p>-79.587649</text:p>
          </table:table-cell>
          <table:table-cell office:value-type="float" office:value="292.5" calcext:value-type="float">
            <text:p>292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7:01Z</text:p>
          </table:table-cell>
          <table:table-cell office:value-type="float" office:value="40.003297" calcext:value-type="float">
            <text:p>40.003297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7:03Z</text:p>
          </table:table-cell>
          <table:table-cell office:value-type="float" office:value="40.003326" calcext:value-type="float">
            <text:p>40.003326</text:p>
          </table:table-cell>
          <table:table-cell office:value-type="float" office:value="-79.587645" calcext:value-type="float">
            <text:p>-79.587645</text:p>
          </table:table-cell>
          <table:table-cell office:value-type="float" office:value="291.6" calcext:value-type="float">
            <text:p>291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7:05Z</text:p>
          </table:table-cell>
          <table:table-cell office:value-type="float" office:value="40.003359" calcext:value-type="float">
            <text:p>40.003359</text:p>
          </table:table-cell>
          <table:table-cell office:value-type="float" office:value="-79.587643" calcext:value-type="float">
            <text:p>-79.587643</text:p>
          </table:table-cell>
          <table:table-cell office:value-type="float" office:value="291.3" calcext:value-type="float">
            <text:p>291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7:07Z</text:p>
          </table:table-cell>
          <table:table-cell office:value-type="float" office:value="40.003394" calcext:value-type="float">
            <text:p>40.003394</text:p>
          </table:table-cell>
          <table:table-cell office:value-type="float" office:value="-79.587642" calcext:value-type="float">
            <text:p>-79.587642</text:p>
          </table:table-cell>
          <table:table-cell office:value-type="float" office:value="291.1" calcext:value-type="float">
            <text:p>291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7:10Z</text:p>
          </table:table-cell>
          <table:table-cell office:value-type="float" office:value="40.003427" calcext:value-type="float">
            <text:p>40.003427</text:p>
          </table:table-cell>
          <table:table-cell office:value-type="float" office:value="-79.587647" calcext:value-type="float">
            <text:p>-79.587647</text:p>
          </table:table-cell>
          <table:table-cell office:value-type="float" office:value="291" calcext:value-type="float">
            <text:p>2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7:15Z</text:p>
          </table:table-cell>
          <table:table-cell office:value-type="float" office:value="40.003465" calcext:value-type="float">
            <text:p>40.003465</text:p>
          </table:table-cell>
          <table:table-cell office:value-type="float" office:value="-79.587642" calcext:value-type="float">
            <text:p>-79.587642</text:p>
          </table:table-cell>
          <table:table-cell office:value-type="float" office:value="290.8" calcext:value-type="float">
            <text:p>290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7:17Z</text:p>
          </table:table-cell>
          <table:table-cell office:value-type="float" office:value="40.003492" calcext:value-type="float">
            <text:p>40.003492</text:p>
          </table:table-cell>
          <table:table-cell office:value-type="float" office:value="-79.587638" calcext:value-type="float">
            <text:p>-79.587638</text:p>
          </table:table-cell>
          <table:table-cell office:value-type="float" office:value="290.7" calcext:value-type="float">
            <text:p>290.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47:20Z</text:p>
          </table:table-cell>
          <table:table-cell office:value-type="float" office:value="40.00352" calcext:value-type="float">
            <text:p>40.00352</text:p>
          </table:table-cell>
          <table:table-cell office:value-type="float" office:value="-79.587623" calcext:value-type="float">
            <text:p>-79.587623</text:p>
          </table:table-cell>
          <table:table-cell office:value-type="float" office:value="290.5" calcext:value-type="float">
            <text:p>290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7:23Z</text:p>
          </table:table-cell>
          <table:table-cell office:value-type="float" office:value="40.003554" calcext:value-type="float">
            <text:p>40.003554</text:p>
          </table:table-cell>
          <table:table-cell office:value-type="float" office:value="-79.58762" calcext:value-type="float">
            <text:p>-79.58762</text:p>
          </table:table-cell>
          <table:table-cell office:value-type="float" office:value="290.4" calcext:value-type="float">
            <text:p>2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7:26Z</text:p>
          </table:table-cell>
          <table:table-cell office:value-type="float" office:value="40.003591" calcext:value-type="float">
            <text:p>40.003591</text:p>
          </table:table-cell>
          <table:table-cell office:value-type="float" office:value="-79.587616" calcext:value-type="float">
            <text:p>-79.587616</text:p>
          </table:table-cell>
          <table:table-cell office:value-type="float" office:value="290.3" calcext:value-type="float">
            <text:p>290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7:28Z</text:p>
          </table:table-cell>
          <table:table-cell office:value-type="float" office:value="40.00362" calcext:value-type="float">
            <text:p>40.00362</text:p>
          </table:table-cell>
          <table:table-cell office:value-type="float" office:value="-79.587619" calcext:value-type="float">
            <text:p>-79.587619</text:p>
          </table:table-cell>
          <table:table-cell office:value-type="float" office:value="290.2" calcext:value-type="float">
            <text:p>290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7:30Z</text:p>
          </table:table-cell>
          <table:table-cell office:value-type="float" office:value="40.003658" calcext:value-type="float">
            <text:p>40.003658</text:p>
          </table:table-cell>
          <table:table-cell office:value-type="float" office:value="-79.587624" calcext:value-type="float">
            <text:p>-79.587624</text:p>
          </table:table-cell>
          <table:table-cell office:value-type="float" office:value="290.1" calcext:value-type="float">
            <text:p>290.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7:32Z</text:p>
          </table:table-cell>
          <table:table-cell office:value-type="float" office:value="40.003709" calcext:value-type="float">
            <text:p>40.003709</text:p>
          </table:table-cell>
          <table:table-cell office:value-type="float" office:value="-79.587629" calcext:value-type="float">
            <text:p>-79.587629</text:p>
          </table:table-cell>
          <table:table-cell office:value-type="float" office:value="290" calcext:value-type="float">
            <text:p>2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7:34Z</text:p>
          </table:table-cell>
          <table:table-cell office:value-type="float" office:value="40.003755" calcext:value-type="float">
            <text:p>40.003755</text:p>
          </table:table-cell>
          <table:table-cell office:value-type="float" office:value="-79.587633" calcext:value-type="float">
            <text:p>-79.587633</text:p>
          </table:table-cell>
          <table:table-cell office:value-type="float" office:value="289.9" calcext:value-type="float">
            <text:p>289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7:37Z</text:p>
          </table:table-cell>
          <table:table-cell office:value-type="float" office:value="40.003786" calcext:value-type="float">
            <text:p>40.003786</text:p>
          </table:table-cell>
          <table:table-cell office:value-type="float" office:value="-79.587639" calcext:value-type="float">
            <text:p>-79.587639</text:p>
          </table:table-cell>
          <table:table-cell office:value-type="float" office:value="289.8" calcext:value-type="float">
            <text:p>289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7:41Z</text:p>
          </table:table-cell>
          <table:table-cell office:value-type="float" office:value="40.003813" calcext:value-type="float">
            <text:p>40.003813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89.7" calcext:value-type="float">
            <text:p>289.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47:44Z</text:p>
          </table:table-cell>
          <table:table-cell office:value-type="float" office:value="40.003844" calcext:value-type="float">
            <text:p>40.003844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89.7" calcext:value-type="float">
            <text:p>289.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47:47Z</text:p>
          </table:table-cell>
          <table:table-cell office:value-type="float" office:value="40.003881" calcext:value-type="float">
            <text:p>40.003881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89.6" calcext:value-type="float">
            <text:p>289.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47:49Z</text:p>
          </table:table-cell>
          <table:table-cell office:value-type="float" office:value="40.003916" calcext:value-type="float">
            <text:p>40.003916</text:p>
          </table:table-cell>
          <table:table-cell office:value-type="float" office:value="-79.587646" calcext:value-type="float">
            <text:p>-79.587646</text:p>
          </table:table-cell>
          <table:table-cell office:value-type="float" office:value="289.5" calcext:value-type="float">
            <text:p>289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47:51Z</text:p>
          </table:table-cell>
          <table:table-cell office:value-type="float" office:value="40.003958" calcext:value-type="float">
            <text:p>40.003958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89.4" calcext:value-type="float">
            <text:p>289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7:53Z</text:p>
          </table:table-cell>
          <table:table-cell office:value-type="float" office:value="40.003993" calcext:value-type="float">
            <text:p>40.003993</text:p>
          </table:table-cell>
          <table:table-cell office:value-type="float" office:value="-79.587656" calcext:value-type="float">
            <text:p>-79.587656</text:p>
          </table:table-cell>
          <table:table-cell office:value-type="float" office:value="289.4" calcext:value-type="float">
            <text:p>289.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7:55Z</text:p>
          </table:table-cell>
          <table:table-cell office:value-type="float" office:value="40.004025" calcext:value-type="float">
            <text:p>40.004025</text:p>
          </table:table-cell>
          <table:table-cell office:value-type="float" office:value="-79.587667" calcext:value-type="float">
            <text:p>-79.587667</text:p>
          </table:table-cell>
          <table:table-cell office:value-type="float" office:value="289.3" calcext:value-type="float">
            <text:p>289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7:57Z</text:p>
          </table:table-cell>
          <table:table-cell office:value-type="float" office:value="40.004057" calcext:value-type="float">
            <text:p>40.004057</text:p>
          </table:table-cell>
          <table:table-cell office:value-type="float" office:value="-79.587664" calcext:value-type="float">
            <text:p>-79.587664</text:p>
          </table:table-cell>
          <table:table-cell office:value-type="float" office:value="289.3" calcext:value-type="float">
            <text:p>289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7:59Z</text:p>
          </table:table-cell>
          <table:table-cell office:value-type="float" office:value="40.004094" calcext:value-type="float">
            <text:p>40.004094</text:p>
          </table:table-cell>
          <table:table-cell office:value-type="float" office:value="-79.587656" calcext:value-type="float">
            <text:p>-79.587656</text:p>
          </table:table-cell>
          <table:table-cell office:value-type="float" office:value="289.2" calcext:value-type="float">
            <text:p>289.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01Z</text:p>
          </table:table-cell>
          <table:table-cell office:value-type="float" office:value="40.004134" calcext:value-type="float">
            <text:p>40.004134</text:p>
          </table:table-cell>
          <table:table-cell office:value-type="float" office:value="-79.587647" calcext:value-type="float">
            <text:p>-79.587647</text:p>
          </table:table-cell>
          <table:table-cell office:value-type="float" office:value="289.1" calcext:value-type="float">
            <text:p>289.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03Z</text:p>
          </table:table-cell>
          <table:table-cell office:value-type="float" office:value="40.004174" calcext:value-type="float">
            <text:p>40.004174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89.1" calcext:value-type="float">
            <text:p>289.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05Z</text:p>
          </table:table-cell>
          <table:table-cell office:value-type="float" office:value="40.004208" calcext:value-type="float">
            <text:p>40.004208</text:p>
          </table:table-cell>
          <table:table-cell office:value-type="float" office:value="-79.587642" calcext:value-type="float">
            <text:p>-79.587642</text:p>
          </table:table-cell>
          <table:table-cell office:value-type="float" office:value="289" calcext:value-type="float">
            <text:p>28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07Z</text:p>
          </table:table-cell>
          <table:table-cell office:value-type="float" office:value="40.004236" calcext:value-type="float">
            <text:p>40.004236</text:p>
          </table:table-cell>
          <table:table-cell office:value-type="float" office:value="-79.587646" calcext:value-type="float">
            <text:p>-79.587646</text:p>
          </table:table-cell>
          <table:table-cell office:value-type="float" office:value="289" calcext:value-type="float">
            <text:p>2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09Z</text:p>
          </table:table-cell>
          <table:table-cell office:value-type="float" office:value="40.004265" calcext:value-type="float">
            <text:p>40.004265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8.9" calcext:value-type="float">
            <text:p>288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12Z</text:p>
          </table:table-cell>
          <table:table-cell office:value-type="float" office:value="40.004301" calcext:value-type="float">
            <text:p>40.004301</text:p>
          </table:table-cell>
          <table:table-cell office:value-type="float" office:value="-79.587658" calcext:value-type="float">
            <text:p>-79.587658</text:p>
          </table:table-cell>
          <table:table-cell office:value-type="float" office:value="288.9" calcext:value-type="float">
            <text:p>288.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16Z</text:p>
          </table:table-cell>
          <table:table-cell office:value-type="float" office:value="40.004329" calcext:value-type="float">
            <text:p>40.004329</text:p>
          </table:table-cell>
          <table:table-cell office:value-type="float" office:value="-79.587666" calcext:value-type="float">
            <text:p>-79.587666</text:p>
          </table:table-cell>
          <table:table-cell office:value-type="float" office:value="288.8" calcext:value-type="float">
            <text:p>288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20Z</text:p>
          </table:table-cell>
          <table:table-cell office:value-type="float" office:value="40.004358" calcext:value-type="float">
            <text:p>40.004358</text:p>
          </table:table-cell>
          <table:table-cell office:value-type="float" office:value="-79.587663" calcext:value-type="float">
            <text:p>-79.587663</text:p>
          </table:table-cell>
          <table:table-cell office:value-type="float" office:value="288.8" calcext:value-type="float">
            <text:p>288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22Z</text:p>
          </table:table-cell>
          <table:table-cell office:value-type="float" office:value="40.004386" calcext:value-type="float">
            <text:p>40.004386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88.8" calcext:value-type="float">
            <text:p>288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24Z</text:p>
          </table:table-cell>
          <table:table-cell office:value-type="float" office:value="40.004424" calcext:value-type="float">
            <text:p>40.004424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88.7" calcext:value-type="float">
            <text:p>288.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26Z</text:p>
          </table:table-cell>
          <table:table-cell office:value-type="float" office:value="40.004461" calcext:value-type="float">
            <text:p>40.004461</text:p>
          </table:table-cell>
          <table:table-cell office:value-type="float" office:value="-79.587647" calcext:value-type="float">
            <text:p>-79.587647</text:p>
          </table:table-cell>
          <table:table-cell office:value-type="float" office:value="288.6" calcext:value-type="float">
            <text:p>28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28Z</text:p>
          </table:table-cell>
          <table:table-cell office:value-type="float" office:value="40.004499" calcext:value-type="float">
            <text:p>40.004499</text:p>
          </table:table-cell>
          <table:table-cell office:value-type="float" office:value="-79.587644" calcext:value-type="float">
            <text:p>-79.587644</text:p>
          </table:table-cell>
          <table:table-cell office:value-type="float" office:value="288.6" calcext:value-type="float">
            <text:p>288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31Z</text:p>
          </table:table-cell>
          <table:table-cell office:value-type="float" office:value="40.004535" calcext:value-type="float">
            <text:p>40.004535</text:p>
          </table:table-cell>
          <table:table-cell office:value-type="float" office:value="-79.587646" calcext:value-type="float">
            <text:p>-79.587646</text:p>
          </table:table-cell>
          <table:table-cell office:value-type="float" office:value="288.5" calcext:value-type="float">
            <text:p>288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34Z</text:p>
          </table:table-cell>
          <table:table-cell office:value-type="float" office:value="40.004577" calcext:value-type="float">
            <text:p>40.004577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88.5" calcext:value-type="float">
            <text:p>288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36Z</text:p>
          </table:table-cell>
          <table:table-cell office:value-type="float" office:value="40.004618" calcext:value-type="float">
            <text:p>40.004618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8.4" calcext:value-type="float">
            <text:p>288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38Z</text:p>
          </table:table-cell>
          <table:table-cell office:value-type="float" office:value="40.004658" calcext:value-type="float">
            <text:p>40.004658</text:p>
          </table:table-cell>
          <table:table-cell office:value-type="float" office:value="-79.587652" calcext:value-type="float">
            <text:p>-79.587652</text:p>
          </table:table-cell>
          <table:table-cell office:value-type="float" office:value="288.3" calcext:value-type="float">
            <text:p>288.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40Z</text:p>
          </table:table-cell>
          <table:table-cell office:value-type="float" office:value="40.004688" calcext:value-type="float">
            <text:p>40.004688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88.3" calcext:value-type="float">
            <text:p>288.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43Z</text:p>
          </table:table-cell>
          <table:table-cell office:value-type="float" office:value="40.004716" calcext:value-type="float">
            <text:p>40.004716</text:p>
          </table:table-cell>
          <table:table-cell office:value-type="float" office:value="-79.587667" calcext:value-type="float">
            <text:p>-79.587667</text:p>
          </table:table-cell>
          <table:table-cell office:value-type="float" office:value="288.2" calcext:value-type="float">
            <text:p>288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47Z</text:p>
          </table:table-cell>
          <table:table-cell office:value-type="float" office:value="40.004751" calcext:value-type="float">
            <text:p>40.004751</text:p>
          </table:table-cell>
          <table:table-cell office:value-type="float" office:value="-79.587671" calcext:value-type="float">
            <text:p>-79.587671</text:p>
          </table:table-cell>
          <table:table-cell office:value-type="float" office:value="288.2" calcext:value-type="float">
            <text:p>288.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49Z</text:p>
          </table:table-cell>
          <table:table-cell office:value-type="float" office:value="40.004783" calcext:value-type="float">
            <text:p>40.004783</text:p>
          </table:table-cell>
          <table:table-cell office:value-type="float" office:value="-79.587666" calcext:value-type="float">
            <text:p>-79.587666</text:p>
          </table:table-cell>
          <table:table-cell office:value-type="float" office:value="288.1" calcext:value-type="float">
            <text:p>288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51Z</text:p>
          </table:table-cell>
          <table:table-cell office:value-type="float" office:value="40.004813" calcext:value-type="float">
            <text:p>40.004813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88.1" calcext:value-type="float">
            <text:p>288.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53Z</text:p>
          </table:table-cell>
          <table:table-cell office:value-type="float" office:value="40.004845" calcext:value-type="float">
            <text:p>40.004845</text:p>
          </table:table-cell>
          <table:table-cell office:value-type="float" office:value="-79.587662" calcext:value-type="float">
            <text:p>-79.587662</text:p>
          </table:table-cell>
          <table:table-cell office:value-type="float" office:value="288.1" calcext:value-type="float">
            <text:p>288.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48:55Z</text:p>
          </table:table-cell>
          <table:table-cell office:value-type="float" office:value="40.00488" calcext:value-type="float">
            <text:p>40.00488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88" calcext:value-type="float">
            <text:p>28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48:57Z</text:p>
          </table:table-cell>
          <table:table-cell office:value-type="float" office:value="40.004921" calcext:value-type="float">
            <text:p>40.004921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88.3" calcext:value-type="float">
            <text:p>288.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48:59Z</text:p>
          </table:table-cell>
          <table:table-cell office:value-type="float" office:value="40.004959" calcext:value-type="float">
            <text:p>40.004959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88.5" calcext:value-type="float">
            <text:p>288.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49:02Z</text:p>
          </table:table-cell>
          <table:table-cell office:value-type="float" office:value="40.004989" calcext:value-type="float">
            <text:p>40.004989</text:p>
          </table:table-cell>
          <table:table-cell office:value-type="float" office:value="-79.587656" calcext:value-type="float">
            <text:p>-79.587656</text:p>
          </table:table-cell>
          <table:table-cell office:value-type="float" office:value="288.6" calcext:value-type="float">
            <text:p>288.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9:06Z</text:p>
          </table:table-cell>
          <table:table-cell office:value-type="float" office:value="40.005027" calcext:value-type="float">
            <text:p>40.005027</text:p>
          </table:table-cell>
          <table:table-cell office:value-type="float" office:value="-79.587657" calcext:value-type="float">
            <text:p>-79.587657</text:p>
          </table:table-cell>
          <table:table-cell office:value-type="float" office:value="288.8" calcext:value-type="float">
            <text:p>288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9:08Z</text:p>
          </table:table-cell>
          <table:table-cell office:value-type="float" office:value="40.005059" calcext:value-type="float">
            <text:p>40.005059</text:p>
          </table:table-cell>
          <table:table-cell office:value-type="float" office:value="-79.587651" calcext:value-type="float">
            <text:p>-79.587651</text:p>
          </table:table-cell>
          <table:table-cell office:value-type="float" office:value="288.9" calcext:value-type="float">
            <text:p>288.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9:10Z</text:p>
          </table:table-cell>
          <table:table-cell office:value-type="float" office:value="40.005091" calcext:value-type="float">
            <text:p>40.005091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89.1" calcext:value-type="float">
            <text:p>289.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9:12Z</text:p>
          </table:table-cell>
          <table:table-cell office:value-type="float" office:value="40.00512" calcext:value-type="float">
            <text:p>40.00512</text:p>
          </table:table-cell>
          <table:table-cell office:value-type="float" office:value="-79.587658" calcext:value-type="float">
            <text:p>-79.587658</text:p>
          </table:table-cell>
          <table:table-cell office:value-type="float" office:value="289.2" calcext:value-type="float">
            <text:p>289.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9:14Z</text:p>
          </table:table-cell>
          <table:table-cell office:value-type="float" office:value="40.005157" calcext:value-type="float">
            <text:p>40.005157</text:p>
          </table:table-cell>
          <table:table-cell office:value-type="float" office:value="-79.587659" calcext:value-type="float">
            <text:p>-79.587659</text:p>
          </table:table-cell>
          <table:table-cell office:value-type="float" office:value="289.5" calcext:value-type="float">
            <text:p>289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9:16Z</text:p>
          </table:table-cell>
          <table:table-cell office:value-type="float" office:value="40.005199" calcext:value-type="float">
            <text:p>40.005199</text:p>
          </table:table-cell>
          <table:table-cell office:value-type="float" office:value="-79.587665" calcext:value-type="float">
            <text:p>-79.587665</text:p>
          </table:table-cell>
          <table:table-cell office:value-type="float" office:value="289.7" calcext:value-type="float">
            <text:p>289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9:18Z</text:p>
          </table:table-cell>
          <table:table-cell office:value-type="float" office:value="40.005229" calcext:value-type="float">
            <text:p>40.005229</text:p>
          </table:table-cell>
          <table:table-cell office:value-type="float" office:value="-79.587671" calcext:value-type="float">
            <text:p>-79.587671</text:p>
          </table:table-cell>
          <table:table-cell office:value-type="float" office:value="289.9" calcext:value-type="float">
            <text:p>289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9:21Z</text:p>
          </table:table-cell>
          <table:table-cell office:value-type="float" office:value="40.005259" calcext:value-type="float">
            <text:p>40.005259</text:p>
          </table:table-cell>
          <table:table-cell office:value-type="float" office:value="-79.587682" calcext:value-type="float">
            <text:p>-79.587682</text:p>
          </table:table-cell>
          <table:table-cell office:value-type="float" office:value="290.1" calcext:value-type="float">
            <text:p>290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9:24Z</text:p>
          </table:table-cell>
          <table:table-cell office:value-type="float" office:value="40.005287" calcext:value-type="float">
            <text:p>40.005287</text:p>
          </table:table-cell>
          <table:table-cell office:value-type="float" office:value="-79.587689" calcext:value-type="float">
            <text:p>-79.587689</text:p>
          </table:table-cell>
          <table:table-cell office:value-type="float" office:value="290.3" calcext:value-type="float">
            <text:p>290.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49:27Z</text:p>
          </table:table-cell>
          <table:table-cell office:value-type="float" office:value="40.005328" calcext:value-type="float">
            <text:p>40.005328</text:p>
          </table:table-cell>
          <table:table-cell office:value-type="float" office:value="-79.587683" calcext:value-type="float">
            <text:p>-79.587683</text:p>
          </table:table-cell>
          <table:table-cell office:value-type="float" office:value="290.5" calcext:value-type="float">
            <text:p>290.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9:29Z</text:p>
          </table:table-cell>
          <table:table-cell office:value-type="float" office:value="40.005356" calcext:value-type="float">
            <text:p>40.005356</text:p>
          </table:table-cell>
          <table:table-cell office:value-type="float" office:value="-79.587684" calcext:value-type="float">
            <text:p>-79.587684</text:p>
          </table:table-cell>
          <table:table-cell office:value-type="float" office:value="290.6" calcext:value-type="float">
            <text:p>290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9:31Z</text:p>
          </table:table-cell>
          <table:table-cell office:value-type="float" office:value="40.005384" calcext:value-type="float">
            <text:p>40.005384</text:p>
          </table:table-cell>
          <table:table-cell office:value-type="float" office:value="-79.587689" calcext:value-type="float">
            <text:p>-79.587689</text:p>
          </table:table-cell>
          <table:table-cell office:value-type="float" office:value="290.7" calcext:value-type="float">
            <text:p>290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49:33Z</text:p>
          </table:table-cell>
          <table:table-cell office:value-type="float" office:value="40.005421" calcext:value-type="float">
            <text:p>40.005421</text:p>
          </table:table-cell>
          <table:table-cell office:value-type="float" office:value="-79.587689" calcext:value-type="float">
            <text:p>-79.587689</text:p>
          </table:table-cell>
          <table:table-cell office:value-type="float" office:value="290.8" calcext:value-type="float">
            <text:p>290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49:35Z</text:p>
          </table:table-cell>
          <table:table-cell office:value-type="float" office:value="40.005458" calcext:value-type="float">
            <text:p>40.005458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90.8" calcext:value-type="float">
            <text:p>290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49:38Z</text:p>
          </table:table-cell>
          <table:table-cell office:value-type="float" office:value="40.005488" calcext:value-type="float">
            <text:p>40.005488</text:p>
          </table:table-cell>
          <table:table-cell office:value-type="float" office:value="-79.587655" calcext:value-type="float">
            <text:p>-79.587655</text:p>
          </table:table-cell>
          <table:table-cell office:value-type="float" office:value="290.9" calcext:value-type="float">
            <text:p>290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9:42Z</text:p>
          </table:table-cell>
          <table:table-cell office:value-type="float" office:value="40.005518" calcext:value-type="float">
            <text:p>40.005518</text:p>
          </table:table-cell>
          <table:table-cell office:value-type="float" office:value="-79.587646" calcext:value-type="float">
            <text:p>-79.587646</text:p>
          </table:table-cell>
          <table:table-cell office:value-type="float" office:value="290.9" calcext:value-type="float">
            <text:p>290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9:44Z</text:p>
          </table:table-cell>
          <table:table-cell office:value-type="float" office:value="40.00555" calcext:value-type="float">
            <text:p>40.00555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91" calcext:value-type="float">
            <text:p>29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49:46Z</text:p>
          </table:table-cell>
          <table:table-cell office:value-type="float" office:value="40.00558" calcext:value-type="float">
            <text:p>40.00558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91" calcext:value-type="float">
            <text:p>2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9:48Z</text:p>
          </table:table-cell>
          <table:table-cell office:value-type="float" office:value="40.005611" calcext:value-type="float">
            <text:p>40.005611</text:p>
          </table:table-cell>
          <table:table-cell office:value-type="float" office:value="-79.587648" calcext:value-type="float">
            <text:p>-79.587648</text:p>
          </table:table-cell>
          <table:table-cell office:value-type="float" office:value="291.1" calcext:value-type="float">
            <text:p>291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9:50Z</text:p>
          </table:table-cell>
          <table:table-cell office:value-type="float" office:value="40.00565" calcext:value-type="float">
            <text:p>40.00565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1" calcext:value-type="float">
            <text:p>291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9:52Z</text:p>
          </table:table-cell>
          <table:table-cell office:value-type="float" office:value="40.005679" calcext:value-type="float">
            <text:p>40.005679</text:p>
          </table:table-cell>
          <table:table-cell office:value-type="float" office:value="-79.587653" calcext:value-type="float">
            <text:p>-79.587653</text:p>
          </table:table-cell>
          <table:table-cell office:value-type="float" office:value="291.2" calcext:value-type="float">
            <text:p>291.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9:56Z</text:p>
          </table:table-cell>
          <table:table-cell office:value-type="float" office:value="40.005711" calcext:value-type="float">
            <text:p>40.005711</text:p>
          </table:table-cell>
          <table:table-cell office:value-type="float" office:value="-79.587652" calcext:value-type="float">
            <text:p>-79.587652</text:p>
          </table:table-cell>
          <table:table-cell office:value-type="float" office:value="291.2" calcext:value-type="float">
            <text:p>291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49:58Z</text:p>
          </table:table-cell>
          <table:table-cell office:value-type="float" office:value="40.005743" calcext:value-type="float">
            <text:p>40.005743</text:p>
          </table:table-cell>
          <table:table-cell office:value-type="float" office:value="-79.587646" calcext:value-type="float">
            <text:p>-79.587646</text:p>
          </table:table-cell>
          <table:table-cell office:value-type="float" office:value="291.3" calcext:value-type="float">
            <text:p>291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50:00Z</text:p>
          </table:table-cell>
          <table:table-cell office:value-type="float" office:value="40.005773" calcext:value-type="float">
            <text:p>40.005773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91.3" calcext:value-type="float">
            <text:p>29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02Z</text:p>
          </table:table-cell>
          <table:table-cell office:value-type="float" office:value="40.00581" calcext:value-type="float">
            <text:p>40.00581</text:p>
          </table:table-cell>
          <table:table-cell office:value-type="float" office:value="-79.587635" calcext:value-type="float">
            <text:p>-79.587635</text:p>
          </table:table-cell>
          <table:table-cell office:value-type="float" office:value="291.3" calcext:value-type="float">
            <text:p>29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05Z</text:p>
          </table:table-cell>
          <table:table-cell office:value-type="float" office:value="40.005845" calcext:value-type="float">
            <text:p>40.005845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91.3" calcext:value-type="float">
            <text:p>291.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50:08Z</text:p>
          </table:table-cell>
          <table:table-cell office:value-type="float" office:value="40.005874" calcext:value-type="float">
            <text:p>40.005874</text:p>
          </table:table-cell>
          <table:table-cell office:value-type="float" office:value="-79.587644" calcext:value-type="float">
            <text:p>-79.587644</text:p>
          </table:table-cell>
          <table:table-cell office:value-type="float" office:value="291.3" calcext:value-type="float">
            <text:p>29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11Z</text:p>
          </table:table-cell>
          <table:table-cell office:value-type="float" office:value="40.005913" calcext:value-type="float">
            <text:p>40.005913</text:p>
          </table:table-cell>
          <table:table-cell office:value-type="float" office:value="-79.587641" calcext:value-type="float">
            <text:p>-79.587641</text:p>
          </table:table-cell>
          <table:table-cell office:value-type="float" office:value="291.4" calcext:value-type="float">
            <text:p>29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13Z</text:p>
          </table:table-cell>
          <table:table-cell office:value-type="float" office:value="40.00595" calcext:value-type="float">
            <text:p>40.00595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4" calcext:value-type="float">
            <text:p>29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15Z</text:p>
          </table:table-cell>
          <table:table-cell office:value-type="float" office:value="40.005981" calcext:value-type="float">
            <text:p>40.005981</text:p>
          </table:table-cell>
          <table:table-cell office:value-type="float" office:value="-79.587653" calcext:value-type="float">
            <text:p>-79.587653</text:p>
          </table:table-cell>
          <table:table-cell office:value-type="float" office:value="291.4" calcext:value-type="float">
            <text:p>291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50:19Z</text:p>
          </table:table-cell>
          <table:table-cell office:value-type="float" office:value="40.00602" calcext:value-type="float">
            <text:p>40.00602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5" calcext:value-type="float">
            <text:p>29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21Z</text:p>
          </table:table-cell>
          <table:table-cell office:value-type="float" office:value="40.006049" calcext:value-type="float">
            <text:p>40.006049</text:p>
          </table:table-cell>
          <table:table-cell office:value-type="float" office:value="-79.587652" calcext:value-type="float">
            <text:p>-79.587652</text:p>
          </table:table-cell>
          <table:table-cell office:value-type="float" office:value="291.5" calcext:value-type="float">
            <text:p>29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24Z</text:p>
          </table:table-cell>
          <table:table-cell office:value-type="float" office:value="40.006092" calcext:value-type="float">
            <text:p>40.006092</text:p>
          </table:table-cell>
          <table:table-cell office:value-type="float" office:value="-79.587645" calcext:value-type="float">
            <text:p>-79.587645</text:p>
          </table:table-cell>
          <table:table-cell office:value-type="float" office:value="291.5" calcext:value-type="float">
            <text:p>291.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50:26Z</text:p>
          </table:table-cell>
          <table:table-cell office:value-type="float" office:value="40.006134" calcext:value-type="float">
            <text:p>40.006134</text:p>
          </table:table-cell>
          <table:table-cell office:value-type="float" office:value="-79.587643" calcext:value-type="float">
            <text:p>-79.587643</text:p>
          </table:table-cell>
          <table:table-cell office:value-type="float" office:value="291.5" calcext:value-type="float">
            <text:p>29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29Z</text:p>
          </table:table-cell>
          <table:table-cell office:value-type="float" office:value="40.006168" calcext:value-type="float">
            <text:p>40.006168</text:p>
          </table:table-cell>
          <table:table-cell office:value-type="float" office:value="-79.587652" calcext:value-type="float">
            <text:p>-79.587652</text:p>
          </table:table-cell>
          <table:table-cell office:value-type="float" office:value="291.6" calcext:value-type="float">
            <text:p>29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32Z</text:p>
          </table:table-cell>
          <table:table-cell office:value-type="float" office:value="40.006194" calcext:value-type="float">
            <text:p>40.006194</text:p>
          </table:table-cell>
          <table:table-cell office:value-type="float" office:value="-79.587669" calcext:value-type="float">
            <text:p>-79.587669</text:p>
          </table:table-cell>
          <table:table-cell office:value-type="float" office:value="291.6" calcext:value-type="float">
            <text:p>291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34Z</text:p>
          </table:table-cell>
          <table:table-cell office:value-type="float" office:value="40.00622" calcext:value-type="float">
            <text:p>40.00622</text:p>
          </table:table-cell>
          <table:table-cell office:value-type="float" office:value="-79.587693" calcext:value-type="float">
            <text:p>-79.587693</text:p>
          </table:table-cell>
          <table:table-cell office:value-type="float" office:value="291.6" calcext:value-type="float">
            <text:p>291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50:36Z</text:p>
          </table:table-cell>
          <table:table-cell office:value-type="float" office:value="40.006243" calcext:value-type="float">
            <text:p>40.006243</text:p>
          </table:table-cell>
          <table:table-cell office:value-type="float" office:value="-79.58772" calcext:value-type="float">
            <text:p>-79.58772</text:p>
          </table:table-cell>
          <table:table-cell office:value-type="float" office:value="291.6" calcext:value-type="float">
            <text:p>291.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50:38Z</text:p>
          </table:table-cell>
          <table:table-cell office:value-type="float" office:value="40.006272" calcext:value-type="float">
            <text:p>40.006272</text:p>
          </table:table-cell>
          <table:table-cell office:value-type="float" office:value="-79.587742" calcext:value-type="float">
            <text:p>-79.587742</text:p>
          </table:table-cell>
          <table:table-cell office:value-type="float" office:value="291.6" calcext:value-type="float">
            <text:p>291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50:40Z</text:p>
          </table:table-cell>
          <table:table-cell office:value-type="float" office:value="40.0063" calcext:value-type="float">
            <text:p>40.0063</text:p>
          </table:table-cell>
          <table:table-cell office:value-type="float" office:value="-79.587745" calcext:value-type="float">
            <text:p>-79.587745</text:p>
          </table:table-cell>
          <table:table-cell office:value-type="float" office:value="291.7" calcext:value-type="float">
            <text:p>291.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50:42Z</text:p>
          </table:table-cell>
          <table:table-cell office:value-type="float" office:value="40.006334" calcext:value-type="float">
            <text:p>40.006334</text:p>
          </table:table-cell>
          <table:table-cell office:value-type="float" office:value="-79.58774" calcext:value-type="float">
            <text:p>-79.58774</text:p>
          </table:table-cell>
          <table:table-cell office:value-type="float" office:value="291.7" calcext:value-type="float">
            <text:p>291.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50:46Z</text:p>
          </table:table-cell>
          <table:table-cell office:value-type="float" office:value="40.006367" calcext:value-type="float">
            <text:p>40.006367</text:p>
          </table:table-cell>
          <table:table-cell office:value-type="float" office:value="-79.58774" calcext:value-type="float">
            <text:p>-79.58774</text:p>
          </table:table-cell>
          <table:table-cell office:value-type="float" office:value="291.7" calcext:value-type="float">
            <text:p>291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50:49Z</text:p>
          </table:table-cell>
          <table:table-cell office:value-type="float" office:value="40.006397" calcext:value-type="float">
            <text:p>40.006397</text:p>
          </table:table-cell>
          <table:table-cell office:value-type="float" office:value="-79.587739" calcext:value-type="float">
            <text:p>-79.587739</text:p>
          </table:table-cell>
          <table:table-cell office:value-type="float" office:value="291.7" calcext:value-type="float">
            <text:p>291.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50:51Z</text:p>
          </table:table-cell>
          <table:table-cell office:value-type="float" office:value="40.00643" calcext:value-type="float">
            <text:p>40.00643</text:p>
          </table:table-cell>
          <table:table-cell office:value-type="float" office:value="-79.587737" calcext:value-type="float">
            <text:p>-79.587737</text:p>
          </table:table-cell>
          <table:table-cell office:value-type="float" office:value="291.8" calcext:value-type="float">
            <text:p>291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50:53Z</text:p>
          </table:table-cell>
          <table:table-cell office:value-type="float" office:value="40.006461" calcext:value-type="float">
            <text:p>40.006461</text:p>
          </table:table-cell>
          <table:table-cell office:value-type="float" office:value="-79.587733" calcext:value-type="float">
            <text:p>-79.587733</text:p>
          </table:table-cell>
          <table:table-cell office:value-type="float" office:value="291.8" calcext:value-type="float">
            <text:p>291.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50:56Z</text:p>
          </table:table-cell>
          <table:table-cell office:value-type="float" office:value="40.0065" calcext:value-type="float">
            <text:p>40.0065</text:p>
          </table:table-cell>
          <table:table-cell office:value-type="float" office:value="-79.587724" calcext:value-type="float">
            <text:p>-79.587724</text:p>
          </table:table-cell>
          <table:table-cell office:value-type="float" office:value="291.8" calcext:value-type="float">
            <text:p>291.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50:58Z</text:p>
          </table:table-cell>
          <table:table-cell office:value-type="float" office:value="40.006539" calcext:value-type="float">
            <text:p>40.006539</text:p>
          </table:table-cell>
          <table:table-cell office:value-type="float" office:value="-79.587733" calcext:value-type="float">
            <text:p>-79.587733</text:p>
          </table:table-cell>
          <table:table-cell office:value-type="float" office:value="291.9" calcext:value-type="float">
            <text:p>291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51:00Z</text:p>
          </table:table-cell>
          <table:table-cell office:value-type="float" office:value="40.006577" calcext:value-type="float">
            <text:p>40.006577</text:p>
          </table:table-cell>
          <table:table-cell office:value-type="float" office:value="-79.587743" calcext:value-type="float">
            <text:p>-79.587743</text:p>
          </table:table-cell>
          <table:table-cell office:value-type="float" office:value="291.9" calcext:value-type="float">
            <text:p>291.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51:03Z</text:p>
          </table:table-cell>
          <table:table-cell office:value-type="float" office:value="40.006606" calcext:value-type="float">
            <text:p>40.006606</text:p>
          </table:table-cell>
          <table:table-cell office:value-type="float" office:value="-79.587754" calcext:value-type="float">
            <text:p>-79.587754</text:p>
          </table:table-cell>
          <table:table-cell office:value-type="float" office:value="291.9" calcext:value-type="float">
            <text:p>291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51:07Z</text:p>
          </table:table-cell>
          <table:table-cell office:value-type="float" office:value="40.00664" calcext:value-type="float">
            <text:p>40.00664</text:p>
          </table:table-cell>
          <table:table-cell office:value-type="float" office:value="-79.587762" calcext:value-type="float">
            <text:p>-79.587762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1:09Z</text:p>
          </table:table-cell>
          <table:table-cell office:value-type="float" office:value="40.00667" calcext:value-type="float">
            <text:p>40.00667</text:p>
          </table:table-cell>
          <table:table-cell office:value-type="float" office:value="-79.58777" calcext:value-type="float">
            <text:p>-79.58777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1:11Z</text:p>
          </table:table-cell>
          <table:table-cell office:value-type="float" office:value="40.006694" calcext:value-type="float">
            <text:p>40.006694</text:p>
          </table:table-cell>
          <table:table-cell office:value-type="float" office:value="-79.587786" calcext:value-type="float">
            <text:p>-79.587786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1:13Z</text:p>
          </table:table-cell>
          <table:table-cell office:value-type="float" office:value="40.006709" calcext:value-type="float">
            <text:p>40.006709</text:p>
          </table:table-cell>
          <table:table-cell office:value-type="float" office:value="-79.587824" calcext:value-type="float">
            <text:p>-79.587824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1:15Z</text:p>
          </table:table-cell>
          <table:table-cell office:value-type="float" office:value="40.006708" calcext:value-type="float">
            <text:p>40.006708</text:p>
          </table:table-cell>
          <table:table-cell office:value-type="float" office:value="-79.587884" calcext:value-type="float">
            <text:p>-79.587884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17Z</text:p>
          </table:table-cell>
          <table:table-cell office:value-type="float" office:value="40.006702" calcext:value-type="float">
            <text:p>40.006702</text:p>
          </table:table-cell>
          <table:table-cell office:value-type="float" office:value="-79.587945" calcext:value-type="float">
            <text:p>-79.587945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19Z</text:p>
          </table:table-cell>
          <table:table-cell office:value-type="float" office:value="40.006701" calcext:value-type="float">
            <text:p>40.006701</text:p>
          </table:table-cell>
          <table:table-cell office:value-type="float" office:value="-79.587986" calcext:value-type="float">
            <text:p>-79.587986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22Z</text:p>
          </table:table-cell>
          <table:table-cell office:value-type="float" office:value="40.006703" calcext:value-type="float">
            <text:p>40.006703</text:p>
          </table:table-cell>
          <table:table-cell office:value-type="float" office:value="-79.588026" calcext:value-type="float">
            <text:p>-79.588026</text:p>
          </table:table-cell>
          <table:table-cell office:value-type="float" office:value="292" calcext:value-type="float">
            <text:p>29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51:25Z</text:p>
          </table:table-cell>
          <table:table-cell office:value-type="float" office:value="40.006697" calcext:value-type="float">
            <text:p>40.006697</text:p>
          </table:table-cell>
          <table:table-cell office:value-type="float" office:value="-79.588079" calcext:value-type="float">
            <text:p>-79.588079</text:p>
          </table:table-cell>
          <table:table-cell office:value-type="float" office:value="292" calcext:value-type="float">
            <text:p>29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51:27Z</text:p>
          </table:table-cell>
          <table:table-cell office:value-type="float" office:value="40.0067" calcext:value-type="float">
            <text:p>40.0067</text:p>
          </table:table-cell>
          <table:table-cell office:value-type="float" office:value="-79.588124" calcext:value-type="float">
            <text:p>-79.588124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30Z</text:p>
          </table:table-cell>
          <table:table-cell office:value-type="float" office:value="40.006699" calcext:value-type="float">
            <text:p>40.006699</text:p>
          </table:table-cell>
          <table:table-cell office:value-type="float" office:value="-79.588169" calcext:value-type="float">
            <text:p>-79.588169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33Z</text:p>
          </table:table-cell>
          <table:table-cell office:value-type="float" office:value="40.006698" calcext:value-type="float">
            <text:p>40.006698</text:p>
          </table:table-cell>
          <table:table-cell office:value-type="float" office:value="-79.588225" calcext:value-type="float">
            <text:p>-79.588225</text:p>
          </table:table-cell>
          <table:table-cell office:value-type="float" office:value="292" calcext:value-type="float">
            <text:p>29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35Z</text:p>
          </table:table-cell>
          <table:table-cell office:value-type="float" office:value="40.0067" calcext:value-type="float">
            <text:p>40.0067</text:p>
          </table:table-cell>
          <table:table-cell office:value-type="float" office:value="-79.588268" calcext:value-type="float">
            <text:p>-79.588268</text:p>
          </table:table-cell>
          <table:table-cell office:value-type="float" office:value="292" calcext:value-type="float">
            <text:p>29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51:37Z</text:p>
          </table:table-cell>
          <table:table-cell office:value-type="float" office:value="40.006701" calcext:value-type="float">
            <text:p>40.006701</text:p>
          </table:table-cell>
          <table:table-cell office:value-type="float" office:value="-79.588305" calcext:value-type="float">
            <text:p>-79.588305</text:p>
          </table:table-cell>
          <table:table-cell office:value-type="float" office:value="292" calcext:value-type="float">
            <text:p>29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51:40Z</text:p>
          </table:table-cell>
          <table:table-cell office:value-type="float" office:value="40.006705" calcext:value-type="float">
            <text:p>40.006705</text:p>
          </table:table-cell>
          <table:table-cell office:value-type="float" office:value="-79.588343" calcext:value-type="float">
            <text:p>-79.588343</text:p>
          </table:table-cell>
          <table:table-cell office:value-type="float" office:value="291.9" calcext:value-type="float">
            <text:p>291.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51:43Z</text:p>
          </table:table-cell>
          <table:table-cell office:value-type="float" office:value="40.006715" calcext:value-type="float">
            <text:p>40.006715</text:p>
          </table:table-cell>
          <table:table-cell office:value-type="float" office:value="-79.588386" calcext:value-type="float">
            <text:p>-79.588386</text:p>
          </table:table-cell>
          <table:table-cell office:value-type="float" office:value="291.8" calcext:value-type="float">
            <text:p>291.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51:45Z</text:p>
          </table:table-cell>
          <table:table-cell office:value-type="float" office:value="40.006714" calcext:value-type="float">
            <text:p>40.006714</text:p>
          </table:table-cell>
          <table:table-cell office:value-type="float" office:value="-79.588433" calcext:value-type="float">
            <text:p>-79.588433</text:p>
          </table:table-cell>
          <table:table-cell office:value-type="float" office:value="291.7" calcext:value-type="float">
            <text:p>291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47Z</text:p>
          </table:table-cell>
          <table:table-cell office:value-type="float" office:value="40.00671" calcext:value-type="float">
            <text:p>40.00671</text:p>
          </table:table-cell>
          <table:table-cell office:value-type="float" office:value="-79.588469" calcext:value-type="float">
            <text:p>-79.588469</text:p>
          </table:table-cell>
          <table:table-cell office:value-type="float" office:value="291.7" calcext:value-type="float">
            <text:p>291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49Z</text:p>
          </table:table-cell>
          <table:table-cell office:value-type="float" office:value="40.006709" calcext:value-type="float">
            <text:p>40.006709</text:p>
          </table:table-cell>
          <table:table-cell office:value-type="float" office:value="-79.588511" calcext:value-type="float">
            <text:p>-79.588511</text:p>
          </table:table-cell>
          <table:table-cell office:value-type="float" office:value="291.6" calcext:value-type="float">
            <text:p>291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51Z</text:p>
          </table:table-cell>
          <table:table-cell office:value-type="float" office:value="40.006708" calcext:value-type="float">
            <text:p>40.006708</text:p>
          </table:table-cell>
          <table:table-cell office:value-type="float" office:value="-79.588562" calcext:value-type="float">
            <text:p>-79.588562</text:p>
          </table:table-cell>
          <table:table-cell office:value-type="float" office:value="291.5" calcext:value-type="float">
            <text:p>291.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54Z</text:p>
          </table:table-cell>
          <table:table-cell office:value-type="float" office:value="40.006713" calcext:value-type="float">
            <text:p>40.006713</text:p>
          </table:table-cell>
          <table:table-cell office:value-type="float" office:value="-79.588603" calcext:value-type="float">
            <text:p>-79.588603</text:p>
          </table:table-cell>
          <table:table-cell office:value-type="float" office:value="291.4" calcext:value-type="float">
            <text:p>291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1:59Z</text:p>
          </table:table-cell>
          <table:table-cell office:value-type="float" office:value="40.006711" calcext:value-type="float">
            <text:p>40.006711</text:p>
          </table:table-cell>
          <table:table-cell office:value-type="float" office:value="-79.588649" calcext:value-type="float">
            <text:p>-79.588649</text:p>
          </table:table-cell>
          <table:table-cell office:value-type="float" office:value="291.3" calcext:value-type="float">
            <text:p>291.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52:02Z</text:p>
          </table:table-cell>
          <table:table-cell office:value-type="float" office:value="40.006724" calcext:value-type="float">
            <text:p>40.006724</text:p>
          </table:table-cell>
          <table:table-cell office:value-type="float" office:value="-79.588702" calcext:value-type="float">
            <text:p>-79.588702</text:p>
          </table:table-cell>
          <table:table-cell office:value-type="float" office:value="291.2" calcext:value-type="float">
            <text:p>291.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52:05Z</text:p>
          </table:table-cell>
          <table:table-cell office:value-type="float" office:value="40.006755" calcext:value-type="float">
            <text:p>40.006755</text:p>
          </table:table-cell>
          <table:table-cell office:value-type="float" office:value="-79.588731" calcext:value-type="float">
            <text:p>-79.588731</text:p>
          </table:table-cell>
          <table:table-cell office:value-type="float" office:value="290.9" calcext:value-type="float">
            <text:p>290.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52:07Z</text:p>
          </table:table-cell>
          <table:table-cell office:value-type="float" office:value="40.006784" calcext:value-type="float">
            <text:p>40.006784</text:p>
          </table:table-cell>
          <table:table-cell office:value-type="float" office:value="-79.588733" calcext:value-type="float">
            <text:p>-79.588733</text:p>
          </table:table-cell>
          <table:table-cell office:value-type="float" office:value="290.8" calcext:value-type="float">
            <text:p>290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52:09Z</text:p>
          </table:table-cell>
          <table:table-cell office:value-type="float" office:value="40.006824" calcext:value-type="float">
            <text:p>40.006824</text:p>
          </table:table-cell>
          <table:table-cell office:value-type="float" office:value="-79.588738" calcext:value-type="float">
            <text:p>-79.588738</text:p>
          </table:table-cell>
          <table:table-cell office:value-type="float" office:value="290.8" calcext:value-type="float">
            <text:p>290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52:12Z</text:p>
          </table:table-cell>
          <table:table-cell office:value-type="float" office:value="40.006848" calcext:value-type="float">
            <text:p>40.006848</text:p>
          </table:table-cell>
          <table:table-cell office:value-type="float" office:value="-79.588757" calcext:value-type="float">
            <text:p>-79.588757</text:p>
          </table:table-cell>
          <table:table-cell office:value-type="float" office:value="290.8" calcext:value-type="float">
            <text:p>290.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52:18Z</text:p>
          </table:table-cell>
          <table:table-cell office:value-type="float" office:value="40.006854" calcext:value-type="float">
            <text:p>40.006854</text:p>
          </table:table-cell>
          <table:table-cell office:value-type="float" office:value="-79.588793" calcext:value-type="float">
            <text:p>-79.588793</text:p>
          </table:table-cell>
          <table:table-cell office:value-type="float" office:value="290.8" calcext:value-type="float">
            <text:p>290.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2:20Z</text:p>
          </table:table-cell>
          <table:table-cell office:value-type="float" office:value="40.006872" calcext:value-type="float">
            <text:p>40.006872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90.7" calcext:value-type="float">
            <text:p>290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2:23Z</text:p>
          </table:table-cell>
          <table:table-cell office:value-type="float" office:value="40.006917" calcext:value-type="float">
            <text:p>40.006917</text:p>
          </table:table-cell>
          <table:table-cell office:value-type="float" office:value="-79.588828" calcext:value-type="float">
            <text:p>-79.588828</text:p>
          </table:table-cell>
          <table:table-cell office:value-type="float" office:value="290.7" calcext:value-type="float">
            <text:p>290.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2:25Z</text:p>
          </table:table-cell>
          <table:table-cell office:value-type="float" office:value="40.006956" calcext:value-type="float">
            <text:p>40.006956</text:p>
          </table:table-cell>
          <table:table-cell office:value-type="float" office:value="-79.588835" calcext:value-type="float">
            <text:p>-79.588835</text:p>
          </table:table-cell>
          <table:table-cell office:value-type="float" office:value="290.6" calcext:value-type="float">
            <text:p>290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2:28Z</text:p>
          </table:table-cell>
          <table:table-cell office:value-type="float" office:value="40.006986" calcext:value-type="float">
            <text:p>40.006986</text:p>
          </table:table-cell>
          <table:table-cell office:value-type="float" office:value="-79.588841" calcext:value-type="float">
            <text:p>-79.588841</text:p>
          </table:table-cell>
          <table:table-cell office:value-type="float" office:value="290.6" calcext:value-type="float">
            <text:p>290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2:30Z</text:p>
          </table:table-cell>
          <table:table-cell office:value-type="float" office:value="40.007013" calcext:value-type="float">
            <text:p>40.007013</text:p>
          </table:table-cell>
          <table:table-cell office:value-type="float" office:value="-79.588841" calcext:value-type="float">
            <text:p>-79.588841</text:p>
          </table:table-cell>
          <table:table-cell office:value-type="float" office:value="290.6" calcext:value-type="float">
            <text:p>290.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2:32Z</text:p>
          </table:table-cell>
          <table:table-cell office:value-type="float" office:value="40.007042" calcext:value-type="float">
            <text:p>40.007042</text:p>
          </table:table-cell>
          <table:table-cell office:value-type="float" office:value="-79.588841" calcext:value-type="float">
            <text:p>-79.588841</text:p>
          </table:table-cell>
          <table:table-cell office:value-type="float" office:value="290.5" calcext:value-type="float">
            <text:p>290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2:35Z</text:p>
          </table:table-cell>
          <table:table-cell office:value-type="float" office:value="40.007077" calcext:value-type="float">
            <text:p>40.007077</text:p>
          </table:table-cell>
          <table:table-cell office:value-type="float" office:value="-79.588834" calcext:value-type="float">
            <text:p>-79.588834</text:p>
          </table:table-cell>
          <table:table-cell office:value-type="float" office:value="290.5" calcext:value-type="float">
            <text:p>290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52:39Z</text:p>
          </table:table-cell>
          <table:table-cell office:value-type="float" office:value="40.007101" calcext:value-type="float">
            <text:p>40.007101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0.4" calcext:value-type="float">
            <text:p>290.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52:41Z</text:p>
          </table:table-cell>
          <table:table-cell office:value-type="float" office:value="40.007099" calcext:value-type="float">
            <text:p>40.007099</text:p>
          </table:table-cell>
          <table:table-cell office:value-type="float" office:value="-79.588897" calcext:value-type="float">
            <text:p>-79.588897</text:p>
          </table:table-cell>
          <table:table-cell office:value-type="float" office:value="290.4" calcext:value-type="float">
            <text:p>290.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2:45Z</text:p>
          </table:table-cell>
          <table:table-cell office:value-type="float" office:value="40.007082" calcext:value-type="float">
            <text:p>40.007082</text:p>
          </table:table-cell>
          <table:table-cell office:value-type="float" office:value="-79.588927" calcext:value-type="float">
            <text:p>-79.588927</text:p>
          </table:table-cell>
          <table:table-cell office:value-type="float" office:value="290.3" calcext:value-type="float">
            <text:p>290.3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MAF_Walk_Samsung_Watch__Crunch" table:style-name="ta1">
        <table:shapes>
          <draw:frame draw:z-index="0" draw:style-name="gr1" draw:text-style-name="P1" svg:width="814.37pt" svg:height="458.05pt" svg:x="495.81pt" svg:y="2.83pt">
            <draw:object draw:notify-on-update-of-ranges="MAF_Walk_Samsung_Watch__Crunch.A1:MAF_Walk_Samsung_Watch__Crunch.A1 MAF_Walk_Samsung_Watch__Crunch.A2:MAF_Walk_Samsung_Watch__Crunch.A670 MAF_Walk_Samsung_Watch__Crunch.E1:MAF_Walk_Samsung_Watch__Crunch.E1 MAF_Walk_Samsung_Watch__Crunch.E2:MAF_Walk_Samsung_Watch__Crunch.E670 MAF_Walk_Samsung_Watch__Crunch.G1:MAF_Walk_Samsung_Watch__Crunch.G1 MAF_Walk_Samsung_Watch__Crunch.G2:MAF_Walk_Samsung_Watch__Crunch.G6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Watch_Heart</text:p>
          </table:table-cell>
          <table:table-cell office:value-type="string" calcext:value-type="string">
            <text:p>Polar_Date</text:p>
          </table:table-cell>
          <table:table-cell office:value-type="string" calcext:value-type="string">
            <text:p>Chest_Heart</text:p>
          </table:table-cell>
        </table:table-row>
        <table:table-row table:style-name="ro1">
          <table:table-cell office:value-type="string" calcext:value-type="string">
            <text:p>2018-07-21T14:50:21Z</text:p>
          </table:table-cell>
          <table:table-cell office:value-type="float" office:value="40.00751" calcext:value-type="float">
            <text:p>40.00751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9.8" calcext:value-type="float">
            <text:p>289.8</text:p>
          </table:table-cell>
          <table:table-cell office:value-type="float" office:value="73" calcext:value-type="float">
            <text:p>73</text:p>
          </table:table-cell>
          <table:table-cell table:formula="of:=VLOOKUP([.$A2];[MAF_walk_Polar_strap__Crunch.$A$2:.$E$1491];1;1)" office:value-type="string" office:string-value="2018-07-21T14:50:20Z" calcext:value-type="string">
            <text:p>2018-07-21T14:50:20Z</text:p>
          </table:table-cell>
          <table:table-cell table:formula="of:=VLOOKUP([.$A2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26Z</text:p>
          </table:table-cell>
          <table:table-cell office:value-type="float" office:value="40.007576" calcext:value-type="float">
            <text:p>40.007576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9.7" calcext:value-type="float">
            <text:p>289.7</text:p>
          </table:table-cell>
          <table:table-cell office:value-type="float" office:value="73" calcext:value-type="float">
            <text:p>73</text:p>
          </table:table-cell>
          <table:table-cell table:formula="of:=VLOOKUP([.$A3];[MAF_walk_Polar_strap__Crunch.$A$2:.$E$1491];1;1)" office:value-type="string" office:string-value="2018-07-21T14:50:26Z" calcext:value-type="string">
            <text:p>2018-07-21T14:50:26Z</text:p>
          </table:table-cell>
          <table:table-cell table:formula="of:=VLOOKUP([.$A3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28Z</text:p>
          </table:table-cell>
          <table:table-cell office:value-type="float" office:value="40.007576" calcext:value-type="float">
            <text:p>40.007576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9.7" calcext:value-type="float">
            <text:p>289.7</text:p>
          </table:table-cell>
          <table:table-cell office:value-type="float" office:value="73" calcext:value-type="float">
            <text:p>73</text:p>
          </table:table-cell>
          <table:table-cell table:formula="of:=VLOOKUP([.$A4];[MAF_walk_Polar_strap__Crunch.$A$2:.$E$1491];1;1)" office:value-type="string" office:string-value="2018-07-21T14:50:28Z" calcext:value-type="string">
            <text:p>2018-07-21T14:50:28Z</text:p>
          </table:table-cell>
          <table:table-cell table:formula="of:=VLOOKUP([.$A4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31Z</text:p>
          </table:table-cell>
          <table:table-cell office:value-type="float" office:value="40.007637" calcext:value-type="float">
            <text:p>40.007637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9.6" calcext:value-type="float">
            <text:p>289.6</text:p>
          </table:table-cell>
          <table:table-cell office:value-type="float" office:value="73" calcext:value-type="float">
            <text:p>73</text:p>
          </table:table-cell>
          <table:table-cell table:formula="of:=VLOOKUP([.$A5];[MAF_walk_Polar_strap__Crunch.$A$2:.$E$1491];1;1)" office:value-type="string" office:string-value="2018-07-21T14:50:31Z" calcext:value-type="string">
            <text:p>2018-07-21T14:50:31Z</text:p>
          </table:table-cell>
          <table:table-cell table:formula="of:=VLOOKUP([.$A5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36Z</text:p>
          </table:table-cell>
          <table:table-cell office:value-type="float" office:value="40.00769" calcext:value-type="float">
            <text:p>40.00769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9.5" calcext:value-type="float">
            <text:p>289.5</text:p>
          </table:table-cell>
          <table:table-cell office:value-type="float" office:value="73" calcext:value-type="float">
            <text:p>73</text:p>
          </table:table-cell>
          <table:table-cell table:formula="of:=VLOOKUP([.$A6];[MAF_walk_Polar_strap__Crunch.$A$2:.$E$1491];1;1)" office:value-type="string" office:string-value="2018-07-21T14:50:34Z" calcext:value-type="string">
            <text:p>2018-07-21T14:50:34Z</text:p>
          </table:table-cell>
          <table:table-cell table:formula="of:=VLOOKUP([.$A6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39Z</text:p>
          </table:table-cell>
          <table:table-cell office:value-type="float" office:value="40.00769" calcext:value-type="float">
            <text:p>40.00769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9.5" calcext:value-type="float">
            <text:p>289.5</text:p>
          </table:table-cell>
          <table:table-cell office:value-type="float" office:value="78" calcext:value-type="float">
            <text:p>78</text:p>
          </table:table-cell>
          <table:table-cell table:formula="of:=VLOOKUP([.$A7];[MAF_walk_Polar_strap__Crunch.$A$2:.$E$1491];1;1)" office:value-type="string" office:string-value="2018-07-21T14:50:37Z" calcext:value-type="string">
            <text:p>2018-07-21T14:50:37Z</text:p>
          </table:table-cell>
          <table:table-cell table:formula="of:=VLOOKUP([.$A7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41Z</text:p>
          </table:table-cell>
          <table:table-cell office:value-type="float" office:value="40.007755" calcext:value-type="float">
            <text:p>40.007755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9.4" calcext:value-type="float">
            <text:p>289.4</text:p>
          </table:table-cell>
          <table:table-cell office:value-type="float" office:value="78" calcext:value-type="float">
            <text:p>78</text:p>
          </table:table-cell>
          <table:table-cell table:formula="of:=VLOOKUP([.$A8];[MAF_walk_Polar_strap__Crunch.$A$2:.$E$1491];1;1)" office:value-type="string" office:string-value="2018-07-21T14:50:40Z" calcext:value-type="string">
            <text:p>2018-07-21T14:50:40Z</text:p>
          </table:table-cell>
          <table:table-cell table:formula="of:=VLOOKUP([.$A8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46Z</text:p>
          </table:table-cell>
          <table:table-cell office:value-type="float" office:value="40.007816" calcext:value-type="float">
            <text:p>40.007816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9.3" calcext:value-type="float">
            <text:p>289.3</text:p>
          </table:table-cell>
          <table:table-cell office:value-type="float" office:value="78" calcext:value-type="float">
            <text:p>78</text:p>
          </table:table-cell>
          <table:table-cell table:formula="of:=VLOOKUP([.$A9];[MAF_walk_Polar_strap__Crunch.$A$2:.$E$1491];1;1)" office:value-type="string" office:string-value="2018-07-21T14:50:45Z" calcext:value-type="string">
            <text:p>2018-07-21T14:50:45Z</text:p>
          </table:table-cell>
          <table:table-cell table:formula="of:=VLOOKUP([.$A9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4:50:51Z</text:p>
          </table:table-cell>
          <table:table-cell office:value-type="float" office:value="40.007874" calcext:value-type="float">
            <text:p>40.007874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9.2" calcext:value-type="float">
            <text:p>289.2</text:p>
          </table:table-cell>
          <table:table-cell office:value-type="float" office:value="78" calcext:value-type="float">
            <text:p>78</text:p>
          </table:table-cell>
          <table:table-cell table:formula="of:=VLOOKUP([.$A10];[MAF_walk_Polar_strap__Crunch.$A$2:.$E$1491];1;1)" office:value-type="string" office:string-value="2018-07-21T14:50:51Z" calcext:value-type="string">
            <text:p>2018-07-21T14:50:51Z</text:p>
          </table:table-cell>
          <table:table-cell table:formula="of:=VLOOKUP([.$A10];[MAF_walk_Polar_strap__Crunch.$A$2:.$E$1491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0:56Z</text:p>
          </table:table-cell>
          <table:table-cell office:value-type="float" office:value="40.007946" calcext:value-type="float">
            <text:p>40.007946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9.1" calcext:value-type="float">
            <text:p>289.1</text:p>
          </table:table-cell>
          <table:table-cell office:value-type="float" office:value="78" calcext:value-type="float">
            <text:p>78</text:p>
          </table:table-cell>
          <table:table-cell table:formula="of:=VLOOKUP([.$A11];[MAF_walk_Polar_strap__Crunch.$A$2:.$E$1491];1;1)" office:value-type="string" office:string-value="2018-07-21T14:50:54Z" calcext:value-type="string">
            <text:p>2018-07-21T14:50:54Z</text:p>
          </table:table-cell>
          <table:table-cell table:formula="of:=VLOOKUP([.$A11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1:04Z</text:p>
          </table:table-cell>
          <table:table-cell office:value-type="float" office:value="40.00805" calcext:value-type="float">
            <text:p>40.00805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8.9" calcext:value-type="float">
            <text:p>288.9</text:p>
          </table:table-cell>
          <table:table-cell office:value-type="float" office:value="78" calcext:value-type="float">
            <text:p>78</text:p>
          </table:table-cell>
          <table:table-cell table:formula="of:=VLOOKUP([.$A12];[MAF_walk_Polar_strap__Crunch.$A$2:.$E$1491];1;1)" office:value-type="string" office:string-value="2018-07-21T14:51:02Z" calcext:value-type="string">
            <text:p>2018-07-21T14:51:02Z</text:p>
          </table:table-cell>
          <table:table-cell table:formula="of:=VLOOKUP([.$A12];[MAF_walk_Polar_strap__Crunch.$A$2:.$E$1491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1:14Z</text:p>
          </table:table-cell>
          <table:table-cell office:value-type="float" office:value="40.008167" calcext:value-type="float">
            <text:p>40.008167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8.7" calcext:value-type="float">
            <text:p>288.7</text:p>
          </table:table-cell>
          <table:table-cell office:value-type="float" office:value="78" calcext:value-type="float">
            <text:p>78</text:p>
          </table:table-cell>
          <table:table-cell table:formula="of:=VLOOKUP([.$A13];[MAF_walk_Polar_strap__Crunch.$A$2:.$E$1491];1;1)" office:value-type="string" office:string-value="2018-07-21T14:51:13Z" calcext:value-type="string">
            <text:p>2018-07-21T14:51:13Z</text:p>
          </table:table-cell>
          <table:table-cell table:formula="of:=VLOOKUP([.$A13];[MAF_walk_Polar_strap__Crunch.$A$2:.$E$1491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1:19Z</text:p>
          </table:table-cell>
          <table:table-cell office:value-type="float" office:value="40.008236" calcext:value-type="float">
            <text:p>40.008236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8.5" calcext:value-type="float">
            <text:p>288.5</text:p>
          </table:table-cell>
          <table:table-cell office:value-type="float" office:value="78" calcext:value-type="float">
            <text:p>78</text:p>
          </table:table-cell>
          <table:table-cell table:formula="of:=VLOOKUP([.$A14];[MAF_walk_Polar_strap__Crunch.$A$2:.$E$1491];1;1)" office:value-type="string" office:string-value="2018-07-21T14:51:18Z" calcext:value-type="string">
            <text:p>2018-07-21T14:51:18Z</text:p>
          </table:table-cell>
          <table:table-cell table:formula="of:=VLOOKUP([.$A14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1:29Z</text:p>
          </table:table-cell>
          <table:table-cell office:value-type="float" office:value="40.008354" calcext:value-type="float">
            <text:p>40.008354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8.2" calcext:value-type="float">
            <text:p>288.2</text:p>
          </table:table-cell>
          <table:table-cell office:value-type="float" office:value="78" calcext:value-type="float">
            <text:p>78</text:p>
          </table:table-cell>
          <table:table-cell table:formula="of:=VLOOKUP([.$A15];[MAF_walk_Polar_strap__Crunch.$A$2:.$E$1491];1;1)" office:value-type="string" office:string-value="2018-07-21T14:51:29Z" calcext:value-type="string">
            <text:p>2018-07-21T14:51:29Z</text:p>
          </table:table-cell>
          <table:table-cell table:formula="of:=VLOOKUP([.$A15];[MAF_walk_Polar_strap__Crunch.$A$2:.$E$1491];5;1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1T14:51:34Z</text:p>
          </table:table-cell>
          <table:table-cell office:value-type="float" office:value="40.008427" calcext:value-type="float">
            <text:p>40.008427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8.1" calcext:value-type="float">
            <text:p>288.1</text:p>
          </table:table-cell>
          <table:table-cell office:value-type="float" office:value="78" calcext:value-type="float">
            <text:p>78</text:p>
          </table:table-cell>
          <table:table-cell table:formula="of:=VLOOKUP([.$A16];[MAF_walk_Polar_strap__Crunch.$A$2:.$E$1491];1;1)" office:value-type="string" office:string-value="2018-07-21T14:51:33Z" calcext:value-type="string">
            <text:p>2018-07-21T14:51:33Z</text:p>
          </table:table-cell>
          <table:table-cell table:formula="of:=VLOOKUP([.$A16];[MAF_walk_Polar_strap__Crunch.$A$2:.$E$1491];5;1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1T14:51:39Z</text:p>
          </table:table-cell>
          <table:table-cell office:value-type="float" office:value="40.008472" calcext:value-type="float">
            <text:p>40.008472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8" calcext:value-type="float">
            <text:p>288</text:p>
          </table:table-cell>
          <table:table-cell office:value-type="float" office:value="78" calcext:value-type="float">
            <text:p>78</text:p>
          </table:table-cell>
          <table:table-cell table:formula="of:=VLOOKUP([.$A17];[MAF_walk_Polar_strap__Crunch.$A$2:.$E$1491];1;1)" office:value-type="string" office:string-value="2018-07-21T14:51:38Z" calcext:value-type="string">
            <text:p>2018-07-21T14:51:38Z</text:p>
          </table:table-cell>
          <table:table-cell table:formula="of:=VLOOKUP([.$A17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1:40Z</text:p>
          </table:table-cell>
          <table:table-cell office:value-type="float" office:value="40.008472" calcext:value-type="float">
            <text:p>40.008472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8" calcext:value-type="float">
            <text:p>288</text:p>
          </table:table-cell>
          <table:table-cell office:value-type="float" office:value="81" calcext:value-type="float">
            <text:p>81</text:p>
          </table:table-cell>
          <table:table-cell table:formula="of:=VLOOKUP([.$A18];[MAF_walk_Polar_strap__Crunch.$A$2:.$E$1491];1;1)" office:value-type="string" office:string-value="2018-07-21T14:51:38Z" calcext:value-type="string">
            <text:p>2018-07-21T14:51:38Z</text:p>
          </table:table-cell>
          <table:table-cell table:formula="of:=VLOOKUP([.$A18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1:44Z</text:p>
          </table:table-cell>
          <table:table-cell office:value-type="float" office:value="40.008545" calcext:value-type="float">
            <text:p>40.008545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88.2" calcext:value-type="float">
            <text:p>288.2</text:p>
          </table:table-cell>
          <table:table-cell office:value-type="float" office:value="81" calcext:value-type="float">
            <text:p>81</text:p>
          </table:table-cell>
          <table:table-cell table:formula="of:=VLOOKUP([.$A19];[MAF_walk_Polar_strap__Crunch.$A$2:.$E$1491];1;1)" office:value-type="string" office:string-value="2018-07-21T14:51:44Z" calcext:value-type="string">
            <text:p>2018-07-21T14:51:44Z</text:p>
          </table:table-cell>
          <table:table-cell table:formula="of:=VLOOKUP([.$A19];[MAF_walk_Polar_strap__Crunch.$A$2:.$E$149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1:49Z</text:p>
          </table:table-cell>
          <table:table-cell office:value-type="float" office:value="40.008666" calcext:value-type="float">
            <text:p>40.008666</text:p>
          </table:table-cell>
          <table:table-cell office:value-type="float" office:value="-79.588896" calcext:value-type="float">
            <text:p>-79.588896</text:p>
          </table:table-cell>
          <table:table-cell office:value-type="float" office:value="288.5" calcext:value-type="float">
            <text:p>288.5</text:p>
          </table:table-cell>
          <table:table-cell office:value-type="float" office:value="81" calcext:value-type="float">
            <text:p>81</text:p>
          </table:table-cell>
          <table:table-cell table:formula="of:=VLOOKUP([.$A20];[MAF_walk_Polar_strap__Crunch.$A$2:.$E$1491];1;1)" office:value-type="string" office:string-value="2018-07-21T14:51:48Z" calcext:value-type="string">
            <text:p>2018-07-21T14:51:48Z</text:p>
          </table:table-cell>
          <table:table-cell table:formula="of:=VLOOKUP([.$A20];[MAF_walk_Polar_strap__Crunch.$A$2:.$E$149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1:59Z</text:p>
          </table:table-cell>
          <table:table-cell office:value-type="float" office:value="40.008725" calcext:value-type="float">
            <text:p>40.008725</text:p>
          </table:table-cell>
          <table:table-cell office:value-type="float" office:value="-79.588893" calcext:value-type="float">
            <text:p>-79.588893</text:p>
          </table:table-cell>
          <table:table-cell office:value-type="float" office:value="288.6" calcext:value-type="float">
            <text:p>288.6</text:p>
          </table:table-cell>
          <table:table-cell office:value-type="float" office:value="81" calcext:value-type="float">
            <text:p>81</text:p>
          </table:table-cell>
          <table:table-cell table:formula="of:=VLOOKUP([.$A21];[MAF_walk_Polar_strap__Crunch.$A$2:.$E$1491];1;1)" office:value-type="string" office:string-value="2018-07-21T14:51:58Z" calcext:value-type="string">
            <text:p>2018-07-21T14:51:58Z</text:p>
          </table:table-cell>
          <table:table-cell table:formula="of:=VLOOKUP([.$A21];[MAF_walk_Polar_strap__Crunch.$A$2:.$E$1491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2:04Z</text:p>
          </table:table-cell>
          <table:table-cell office:value-type="float" office:value="40.008785" calcext:value-type="float">
            <text:p>40.008785</text:p>
          </table:table-cell>
          <table:table-cell office:value-type="float" office:value="-79.588889" calcext:value-type="float">
            <text:p>-79.588889</text:p>
          </table:table-cell>
          <table:table-cell office:value-type="float" office:value="288.7" calcext:value-type="float">
            <text:p>288.7</text:p>
          </table:table-cell>
          <table:table-cell office:value-type="float" office:value="81" calcext:value-type="float">
            <text:p>81</text:p>
          </table:table-cell>
          <table:table-cell table:formula="of:=VLOOKUP([.$A22];[MAF_walk_Polar_strap__Crunch.$A$2:.$E$1491];1;1)" office:value-type="string" office:string-value="2018-07-21T14:52:02Z" calcext:value-type="string">
            <text:p>2018-07-21T14:52:02Z</text:p>
          </table:table-cell>
          <table:table-cell table:formula="of:=VLOOKUP([.$A22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2:09Z</text:p>
          </table:table-cell>
          <table:table-cell office:value-type="float" office:value="40.008845" calcext:value-type="float">
            <text:p>40.008845</text:p>
          </table:table-cell>
          <table:table-cell office:value-type="float" office:value="-79.588885" calcext:value-type="float">
            <text:p>-79.588885</text:p>
          </table:table-cell>
          <table:table-cell office:value-type="float" office:value="288.9" calcext:value-type="float">
            <text:p>288.9</text:p>
          </table:table-cell>
          <table:table-cell office:value-type="float" office:value="81" calcext:value-type="float">
            <text:p>81</text:p>
          </table:table-cell>
          <table:table-cell table:formula="of:=VLOOKUP([.$A23];[MAF_walk_Polar_strap__Crunch.$A$2:.$E$1491];1;1)" office:value-type="string" office:string-value="2018-07-21T14:52:08Z" calcext:value-type="string">
            <text:p>2018-07-21T14:52:08Z</text:p>
          </table:table-cell>
          <table:table-cell table:formula="of:=VLOOKUP([.$A23];[MAF_walk_Polar_strap__Crunch.$A$2:.$E$149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2:14Z</text:p>
          </table:table-cell>
          <table:table-cell office:value-type="float" office:value="40.008904" calcext:value-type="float">
            <text:p>40.008904</text:p>
          </table:table-cell>
          <table:table-cell office:value-type="float" office:value="-79.588882" calcext:value-type="float">
            <text:p>-79.588882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24];[MAF_walk_Polar_strap__Crunch.$A$2:.$E$1491];1;1)" office:value-type="string" office:string-value="2018-07-21T14:52:13Z" calcext:value-type="string">
            <text:p>2018-07-21T14:52:13Z</text:p>
          </table:table-cell>
          <table:table-cell table:formula="of:=VLOOKUP([.$A24];[MAF_walk_Polar_strap__Crunch.$A$2:.$E$14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2:19Z</text:p>
          </table:table-cell>
          <table:table-cell office:value-type="float" office:value="40.008964" calcext:value-type="float">
            <text:p>40.008964</text:p>
          </table:table-cell>
          <table:table-cell office:value-type="float" office:value="-79.588878" calcext:value-type="float">
            <text:p>-79.588878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25];[MAF_walk_Polar_strap__Crunch.$A$2:.$E$1491];1;1)" office:value-type="string" office:string-value="2018-07-21T14:52:18Z" calcext:value-type="string">
            <text:p>2018-07-21T14:52:18Z</text:p>
          </table:table-cell>
          <table:table-cell table:formula="of:=VLOOKUP([.$A25];[MAF_walk_Polar_strap__Crunch.$A$2:.$E$14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2:24Z</text:p>
          </table:table-cell>
          <table:table-cell office:value-type="float" office:value="40.009023" calcext:value-type="float">
            <text:p>40.009023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26];[MAF_walk_Polar_strap__Crunch.$A$2:.$E$1491];1;1)" office:value-type="string" office:string-value="2018-07-21T14:52:24Z" calcext:value-type="string">
            <text:p>2018-07-21T14:52:24Z</text:p>
          </table:table-cell>
          <table:table-cell table:formula="of:=VLOOKUP([.$A26];[MAF_walk_Polar_strap__Crunch.$A$2:.$E$14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2:29Z</text:p>
          </table:table-cell>
          <table:table-cell office:value-type="float" office:value="40.009083" calcext:value-type="float">
            <text:p>40.009083</text:p>
          </table:table-cell>
          <table:table-cell office:value-type="float" office:value="-79.588871" calcext:value-type="float">
            <text:p>-79.588871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27];[MAF_walk_Polar_strap__Crunch.$A$2:.$E$1491];1;1)" office:value-type="string" office:string-value="2018-07-21T14:52:29Z" calcext:value-type="string">
            <text:p>2018-07-21T14:52:29Z</text:p>
          </table:table-cell>
          <table:table-cell table:formula="of:=VLOOKUP([.$A27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2:34Z</text:p>
          </table:table-cell>
          <table:table-cell office:value-type="float" office:value="40.009143" calcext:value-type="float">
            <text:p>40.009143</text:p>
          </table:table-cell>
          <table:table-cell office:value-type="float" office:value="-79.588867" calcext:value-type="float">
            <text:p>-79.588867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28];[MAF_walk_Polar_strap__Crunch.$A$2:.$E$1491];1;1)" office:value-type="string" office:string-value="2018-07-21T14:52:33Z" calcext:value-type="string">
            <text:p>2018-07-21T14:52:33Z</text:p>
          </table:table-cell>
          <table:table-cell table:formula="of:=VLOOKUP([.$A28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2:39Z</text:p>
          </table:table-cell>
          <table:table-cell office:value-type="float" office:value="40.009202" calcext:value-type="float">
            <text:p>40.009202</text:p>
          </table:table-cell>
          <table:table-cell office:value-type="float" office:value="-79.588864" calcext:value-type="float">
            <text:p>-79.588864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29];[MAF_walk_Polar_strap__Crunch.$A$2:.$E$1491];1;1)" office:value-type="string" office:string-value="2018-07-21T14:52:38Z" calcext:value-type="string">
            <text:p>2018-07-21T14:52:38Z</text:p>
          </table:table-cell>
          <table:table-cell table:formula="of:=VLOOKUP([.$A29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2:39Z</text:p>
          </table:table-cell>
          <table:table-cell office:value-type="float" office:value="40.009262" calcext:value-type="float">
            <text:p>40.009262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89" calcext:value-type="float">
            <text:p>289</text:p>
          </table:table-cell>
          <table:table-cell office:value-type="float" office:value="81" calcext:value-type="float">
            <text:p>81</text:p>
          </table:table-cell>
          <table:table-cell table:formula="of:=VLOOKUP([.$A30];[MAF_walk_Polar_strap__Crunch.$A$2:.$E$1491];1;1)" office:value-type="string" office:string-value="2018-07-21T14:52:38Z" calcext:value-type="string">
            <text:p>2018-07-21T14:52:38Z</text:p>
          </table:table-cell>
          <table:table-cell table:formula="of:=VLOOKUP([.$A30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2:48Z</text:p>
          </table:table-cell>
          <table:table-cell office:value-type="float" office:value="40.00939" calcext:value-type="float">
            <text:p>40.00939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89.1" calcext:value-type="float">
            <text:p>289.1</text:p>
          </table:table-cell>
          <table:table-cell office:value-type="float" office:value="81" calcext:value-type="float">
            <text:p>81</text:p>
          </table:table-cell>
          <table:table-cell table:formula="of:=VLOOKUP([.$A31];[MAF_walk_Polar_strap__Crunch.$A$2:.$E$1491];1;1)" office:value-type="string" office:string-value="2018-07-21T14:52:48Z" calcext:value-type="string">
            <text:p>2018-07-21T14:52:48Z</text:p>
          </table:table-cell>
          <table:table-cell table:formula="of:=VLOOKUP([.$A31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2:58Z</text:p>
          </table:table-cell>
          <table:table-cell office:value-type="float" office:value="40.009506" calcext:value-type="float">
            <text:p>40.009506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89.4" calcext:value-type="float">
            <text:p>289.4</text:p>
          </table:table-cell>
          <table:table-cell office:value-type="float" office:value="81" calcext:value-type="float">
            <text:p>81</text:p>
          </table:table-cell>
          <table:table-cell table:formula="of:=VLOOKUP([.$A32];[MAF_walk_Polar_strap__Crunch.$A$2:.$E$1491];1;1)" office:value-type="string" office:string-value="2018-07-21T14:52:57Z" calcext:value-type="string">
            <text:p>2018-07-21T14:52:57Z</text:p>
          </table:table-cell>
          <table:table-cell table:formula="of:=VLOOKUP([.$A32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3:03Z</text:p>
          </table:table-cell>
          <table:table-cell office:value-type="float" office:value="40.00958" calcext:value-type="float">
            <text:p>40.00958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89.6" calcext:value-type="float">
            <text:p>289.6</text:p>
          </table:table-cell>
          <table:table-cell office:value-type="float" office:value="81" calcext:value-type="float">
            <text:p>81</text:p>
          </table:table-cell>
          <table:table-cell table:formula="of:=VLOOKUP([.$A33];[MAF_walk_Polar_strap__Crunch.$A$2:.$E$1491];1;1)" office:value-type="string" office:string-value="2018-07-21T14:53:02Z" calcext:value-type="string">
            <text:p>2018-07-21T14:53:02Z</text:p>
          </table:table-cell>
          <table:table-cell table:formula="of:=VLOOKUP([.$A33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3:08Z</text:p>
          </table:table-cell>
          <table:table-cell office:value-type="float" office:value="40.00966" calcext:value-type="float">
            <text:p>40.00966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89.7" calcext:value-type="float">
            <text:p>289.7</text:p>
          </table:table-cell>
          <table:table-cell office:value-type="float" office:value="81" calcext:value-type="float">
            <text:p>81</text:p>
          </table:table-cell>
          <table:table-cell table:formula="of:=VLOOKUP([.$A34];[MAF_walk_Polar_strap__Crunch.$A$2:.$E$1491];1;1)" office:value-type="string" office:string-value="2018-07-21T14:53:08Z" calcext:value-type="string">
            <text:p>2018-07-21T14:53:08Z</text:p>
          </table:table-cell>
          <table:table-cell table:formula="of:=VLOOKUP([.$A34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3:13Z</text:p>
          </table:table-cell>
          <table:table-cell office:value-type="float" office:value="40.009766" calcext:value-type="float">
            <text:p>40.009766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35];[MAF_walk_Polar_strap__Crunch.$A$2:.$E$1491];1;1)" office:value-type="string" office:string-value="2018-07-21T14:53:12Z" calcext:value-type="string">
            <text:p>2018-07-21T14:53:12Z</text:p>
          </table:table-cell>
          <table:table-cell table:formula="of:=VLOOKUP([.$A35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3:18Z</text:p>
          </table:table-cell>
          <table:table-cell office:value-type="float" office:value="40.009815" calcext:value-type="float">
            <text:p>40.009815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36];[MAF_walk_Polar_strap__Crunch.$A$2:.$E$1491];1;1)" office:value-type="string" office:string-value="2018-07-21T14:53:17Z" calcext:value-type="string">
            <text:p>2018-07-21T14:53:17Z</text:p>
          </table:table-cell>
          <table:table-cell table:formula="of:=VLOOKUP([.$A36];[MAF_walk_Polar_strap__Crunch.$A$2:.$E$14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3:28Z</text:p>
          </table:table-cell>
          <table:table-cell office:value-type="float" office:value="40.009922" calcext:value-type="float">
            <text:p>40.009922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37];[MAF_walk_Polar_strap__Crunch.$A$2:.$E$1491];1;1)" office:value-type="string" office:string-value="2018-07-21T14:53:27Z" calcext:value-type="string">
            <text:p>2018-07-21T14:53:27Z</text:p>
          </table:table-cell>
          <table:table-cell table:formula="of:=VLOOKUP([.$A37];[MAF_walk_Polar_strap__Crunch.$A$2:.$E$149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3:33Z</text:p>
          </table:table-cell>
          <table:table-cell office:value-type="float" office:value="40.010014" calcext:value-type="float">
            <text:p>40.010014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38];[MAF_walk_Polar_strap__Crunch.$A$2:.$E$1491];1;1)" office:value-type="string" office:string-value="2018-07-21T14:53:33Z" calcext:value-type="string">
            <text:p>2018-07-21T14:53:33Z</text:p>
          </table:table-cell>
          <table:table-cell table:formula="of:=VLOOKUP([.$A38];[MAF_walk_Polar_strap__Crunch.$A$2:.$E$14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4:53:38Z</text:p>
          </table:table-cell>
          <table:table-cell office:value-type="float" office:value="40.010082" calcext:value-type="float">
            <text:p>40.010082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" calcext:value-type="float">
            <text:p>290</text:p>
          </table:table-cell>
          <table:table-cell office:value-type="float" office:value="81" calcext:value-type="float">
            <text:p>81</text:p>
          </table:table-cell>
          <table:table-cell table:formula="of:=VLOOKUP([.$A39];[MAF_walk_Polar_strap__Crunch.$A$2:.$E$1491];1;1)" office:value-type="string" office:string-value="2018-07-21T14:53:38Z" calcext:value-type="string">
            <text:p>2018-07-21T14:53:38Z</text:p>
          </table:table-cell>
          <table:table-cell table:formula="of:=VLOOKUP([.$A39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3:39Z</text:p>
          </table:table-cell>
          <table:table-cell office:value-type="float" office:value="40.010082" calcext:value-type="float">
            <text:p>40.010082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" calcext:value-type="float">
            <text:p>290</text:p>
          </table:table-cell>
          <table:table-cell office:value-type="float" office:value="98" calcext:value-type="float">
            <text:p>98</text:p>
          </table:table-cell>
          <table:table-cell table:formula="of:=VLOOKUP([.$A40];[MAF_walk_Polar_strap__Crunch.$A$2:.$E$1491];1;1)" office:value-type="string" office:string-value="2018-07-21T14:53:38Z" calcext:value-type="string">
            <text:p>2018-07-21T14:53:38Z</text:p>
          </table:table-cell>
          <table:table-cell table:formula="of:=VLOOKUP([.$A40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3:43Z</text:p>
          </table:table-cell>
          <table:table-cell office:value-type="float" office:value="40.010082" calcext:value-type="float">
            <text:p>40.010082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" calcext:value-type="float">
            <text:p>290</text:p>
          </table:table-cell>
          <table:table-cell office:value-type="float" office:value="98" calcext:value-type="float">
            <text:p>98</text:p>
          </table:table-cell>
          <table:table-cell table:formula="of:=VLOOKUP([.$A41];[MAF_walk_Polar_strap__Crunch.$A$2:.$E$1491];1;1)" office:value-type="string" office:string-value="2018-07-21T14:53:42Z" calcext:value-type="string">
            <text:p>2018-07-21T14:53:42Z</text:p>
          </table:table-cell>
          <table:table-cell table:formula="of:=VLOOKUP([.$A41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3:48Z</text:p>
          </table:table-cell>
          <table:table-cell office:value-type="float" office:value="40.010204" calcext:value-type="float">
            <text:p>40.010204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0" calcext:value-type="float">
            <text:p>290</text:p>
          </table:table-cell>
          <table:table-cell office:value-type="float" office:value="98" calcext:value-type="float">
            <text:p>98</text:p>
          </table:table-cell>
          <table:table-cell table:formula="of:=VLOOKUP([.$A42];[MAF_walk_Polar_strap__Crunch.$A$2:.$E$1491];1;1)" office:value-type="string" office:string-value="2018-07-21T14:53:48Z" calcext:value-type="string">
            <text:p>2018-07-21T14:53:48Z</text:p>
          </table:table-cell>
          <table:table-cell table:formula="of:=VLOOKUP([.$A42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3:57Z</text:p>
          </table:table-cell>
          <table:table-cell office:value-type="float" office:value="40.01033" calcext:value-type="float">
            <text:p>40.01033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90" calcext:value-type="float">
            <text:p>290</text:p>
          </table:table-cell>
          <table:table-cell office:value-type="float" office:value="98" calcext:value-type="float">
            <text:p>98</text:p>
          </table:table-cell>
          <table:table-cell table:formula="of:=VLOOKUP([.$A43];[MAF_walk_Polar_strap__Crunch.$A$2:.$E$1491];1;1)" office:value-type="string" office:string-value="2018-07-21T14:53:56Z" calcext:value-type="string">
            <text:p>2018-07-21T14:53:56Z</text:p>
          </table:table-cell>
          <table:table-cell table:formula="of:=VLOOKUP([.$A43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4:02Z</text:p>
          </table:table-cell>
          <table:table-cell office:value-type="float" office:value="40.01038" calcext:value-type="float">
            <text:p>40.01038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90" calcext:value-type="float">
            <text:p>290</text:p>
          </table:table-cell>
          <table:table-cell office:value-type="float" office:value="98" calcext:value-type="float">
            <text:p>98</text:p>
          </table:table-cell>
          <table:table-cell table:formula="of:=VLOOKUP([.$A44];[MAF_walk_Polar_strap__Crunch.$A$2:.$E$1491];1;1)" office:value-type="string" office:string-value="2018-07-21T14:54:01Z" calcext:value-type="string">
            <text:p>2018-07-21T14:54:01Z</text:p>
          </table:table-cell>
          <table:table-cell table:formula="of:=VLOOKUP([.$A44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4:08Z</text:p>
          </table:table-cell>
          <table:table-cell office:value-type="float" office:value="40.010456" calcext:value-type="float">
            <text:p>40.010456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90.1" calcext:value-type="float">
            <text:p>290.1</text:p>
          </table:table-cell>
          <table:table-cell office:value-type="float" office:value="98" calcext:value-type="float">
            <text:p>98</text:p>
          </table:table-cell>
          <table:table-cell table:formula="of:=VLOOKUP([.$A45];[MAF_walk_Polar_strap__Crunch.$A$2:.$E$1491];1;1)" office:value-type="string" office:string-value="2018-07-21T14:54:08Z" calcext:value-type="string">
            <text:p>2018-07-21T14:54:08Z</text:p>
          </table:table-cell>
          <table:table-cell table:formula="of:=VLOOKUP([.$A45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4:15Z</text:p>
          </table:table-cell>
          <table:table-cell office:value-type="float" office:value="40.010563" calcext:value-type="float">
            <text:p>40.010563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90.1" calcext:value-type="float">
            <text:p>290.1</text:p>
          </table:table-cell>
          <table:table-cell office:value-type="float" office:value="98" calcext:value-type="float">
            <text:p>98</text:p>
          </table:table-cell>
          <table:table-cell table:formula="of:=VLOOKUP([.$A46];[MAF_walk_Polar_strap__Crunch.$A$2:.$E$1491];1;1)" office:value-type="string" office:string-value="2018-07-21T14:54:14Z" calcext:value-type="string">
            <text:p>2018-07-21T14:54:14Z</text:p>
          </table:table-cell>
          <table:table-cell table:formula="of:=VLOOKUP([.$A46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4:20Z</text:p>
          </table:table-cell>
          <table:table-cell office:value-type="float" office:value="40.01066" calcext:value-type="float">
            <text:p>40.01066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0.2" calcext:value-type="float">
            <text:p>290.2</text:p>
          </table:table-cell>
          <table:table-cell office:value-type="float" office:value="98" calcext:value-type="float">
            <text:p>98</text:p>
          </table:table-cell>
          <table:table-cell table:formula="of:=VLOOKUP([.$A47];[MAF_walk_Polar_strap__Crunch.$A$2:.$E$1491];1;1)" office:value-type="string" office:string-value="2018-07-21T14:54:20Z" calcext:value-type="string">
            <text:p>2018-07-21T14:54:20Z</text:p>
          </table:table-cell>
          <table:table-cell table:formula="of:=VLOOKUP([.$A47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4:28Z</text:p>
          </table:table-cell>
          <table:table-cell office:value-type="float" office:value="40.010727" calcext:value-type="float">
            <text:p>40.010727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90.2" calcext:value-type="float">
            <text:p>290.2</text:p>
          </table:table-cell>
          <table:table-cell office:value-type="float" office:value="98" calcext:value-type="float">
            <text:p>98</text:p>
          </table:table-cell>
          <table:table-cell table:formula="of:=VLOOKUP([.$A48];[MAF_walk_Polar_strap__Crunch.$A$2:.$E$1491];1;1)" office:value-type="string" office:string-value="2018-07-21T14:54:27Z" calcext:value-type="string">
            <text:p>2018-07-21T14:54:27Z</text:p>
          </table:table-cell>
          <table:table-cell table:formula="of:=VLOOKUP([.$A48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4:33Z</text:p>
          </table:table-cell>
          <table:table-cell office:value-type="float" office:value="40.01081" calcext:value-type="float">
            <text:p>40.01081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2" calcext:value-type="float">
            <text:p>290.2</text:p>
          </table:table-cell>
          <table:table-cell office:value-type="float" office:value="98" calcext:value-type="float">
            <text:p>98</text:p>
          </table:table-cell>
          <table:table-cell table:formula="of:=VLOOKUP([.$A49];[MAF_walk_Polar_strap__Crunch.$A$2:.$E$1491];1;1)" office:value-type="string" office:string-value="2018-07-21T14:54:32Z" calcext:value-type="string">
            <text:p>2018-07-21T14:54:32Z</text:p>
          </table:table-cell>
          <table:table-cell table:formula="of:=VLOOKUP([.$A49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4:41Z</text:p>
          </table:table-cell>
          <table:table-cell office:value-type="float" office:value="40.01081" calcext:value-type="float">
            <text:p>40.01081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2" calcext:value-type="float">
            <text:p>290.2</text:p>
          </table:table-cell>
          <table:table-cell office:value-type="float" office:value="86" calcext:value-type="float">
            <text:p>86</text:p>
          </table:table-cell>
          <table:table-cell table:formula="of:=VLOOKUP([.$A50];[MAF_walk_Polar_strap__Crunch.$A$2:.$E$1491];1;1)" office:value-type="string" office:string-value="2018-07-21T14:54:41Z" calcext:value-type="string">
            <text:p>2018-07-21T14:54:41Z</text:p>
          </table:table-cell>
          <table:table-cell table:formula="of:=VLOOKUP([.$A50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4:42Z</text:p>
          </table:table-cell>
          <table:table-cell office:value-type="float" office:value="40.01084" calcext:value-type="float">
            <text:p>40.01084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2" calcext:value-type="float">
            <text:p>290.2</text:p>
          </table:table-cell>
          <table:table-cell office:value-type="float" office:value="86" calcext:value-type="float">
            <text:p>86</text:p>
          </table:table-cell>
          <table:table-cell table:formula="of:=VLOOKUP([.$A51];[MAF_walk_Polar_strap__Crunch.$A$2:.$E$1491];1;1)" office:value-type="string" office:string-value="2018-07-21T14:54:41Z" calcext:value-type="string">
            <text:p>2018-07-21T14:54:41Z</text:p>
          </table:table-cell>
          <table:table-cell table:formula="of:=VLOOKUP([.$A51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4:48Z</text:p>
          </table:table-cell>
          <table:table-cell office:value-type="float" office:value="40.01102" calcext:value-type="float">
            <text:p>40.01102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5" calcext:value-type="float">
            <text:p>290.5</text:p>
          </table:table-cell>
          <table:table-cell office:value-type="float" office:value="86" calcext:value-type="float">
            <text:p>86</text:p>
          </table:table-cell>
          <table:table-cell table:formula="of:=VLOOKUP([.$A52];[MAF_walk_Polar_strap__Crunch.$A$2:.$E$1491];1;1)" office:value-type="string" office:string-value="2018-07-21T14:54:47Z" calcext:value-type="string">
            <text:p>2018-07-21T14:54:47Z</text:p>
          </table:table-cell>
          <table:table-cell table:formula="of:=VLOOKUP([.$A52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4:53Z</text:p>
          </table:table-cell>
          <table:table-cell office:value-type="float" office:value="40.0111" calcext:value-type="float">
            <text:p>40.0111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8" calcext:value-type="float">
            <text:p>290.8</text:p>
          </table:table-cell>
          <table:table-cell office:value-type="float" office:value="86" calcext:value-type="float">
            <text:p>86</text:p>
          </table:table-cell>
          <table:table-cell table:formula="of:=VLOOKUP([.$A53];[MAF_walk_Polar_strap__Crunch.$A$2:.$E$1491];1;1)" office:value-type="string" office:string-value="2018-07-21T14:54:52Z" calcext:value-type="string">
            <text:p>2018-07-21T14:54:52Z</text:p>
          </table:table-cell>
          <table:table-cell table:formula="of:=VLOOKUP([.$A53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5:00Z</text:p>
          </table:table-cell>
          <table:table-cell office:value-type="float" office:value="40.011177" calcext:value-type="float">
            <text:p>40.011177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91" calcext:value-type="float">
            <text:p>291</text:p>
          </table:table-cell>
          <table:table-cell office:value-type="float" office:value="86" calcext:value-type="float">
            <text:p>86</text:p>
          </table:table-cell>
          <table:table-cell table:formula="of:=VLOOKUP([.$A54];[MAF_walk_Polar_strap__Crunch.$A$2:.$E$1491];1;1)" office:value-type="string" office:string-value="2018-07-21T14:54:59Z" calcext:value-type="string">
            <text:p>2018-07-21T14:54:59Z</text:p>
          </table:table-cell>
          <table:table-cell table:formula="of:=VLOOKUP([.$A54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5:06Z</text:p>
          </table:table-cell>
          <table:table-cell office:value-type="float" office:value="40.01125" calcext:value-type="float">
            <text:p>40.01125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1.1" calcext:value-type="float">
            <text:p>291.1</text:p>
          </table:table-cell>
          <table:table-cell office:value-type="float" office:value="86" calcext:value-type="float">
            <text:p>86</text:p>
          </table:table-cell>
          <table:table-cell table:formula="of:=VLOOKUP([.$A55];[MAF_walk_Polar_strap__Crunch.$A$2:.$E$1491];1;1)" office:value-type="string" office:string-value="2018-07-21T14:55:06Z" calcext:value-type="string">
            <text:p>2018-07-21T14:55:06Z</text:p>
          </table:table-cell>
          <table:table-cell table:formula="of:=VLOOKUP([.$A55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5:11Z</text:p>
          </table:table-cell>
          <table:table-cell office:value-type="float" office:value="40.011326" calcext:value-type="float">
            <text:p>40.011326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91.2" calcext:value-type="float">
            <text:p>291.2</text:p>
          </table:table-cell>
          <table:table-cell office:value-type="float" office:value="86" calcext:value-type="float">
            <text:p>86</text:p>
          </table:table-cell>
          <table:table-cell table:formula="of:=VLOOKUP([.$A56];[MAF_walk_Polar_strap__Crunch.$A$2:.$E$1491];1;1)" office:value-type="string" office:string-value="2018-07-21T14:55:11Z" calcext:value-type="string">
            <text:p>2018-07-21T14:55:11Z</text:p>
          </table:table-cell>
          <table:table-cell table:formula="of:=VLOOKUP([.$A56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5:16Z</text:p>
          </table:table-cell>
          <table:table-cell office:value-type="float" office:value="40.01137" calcext:value-type="float">
            <text:p>40.01137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1.3" calcext:value-type="float">
            <text:p>291.3</text:p>
          </table:table-cell>
          <table:table-cell office:value-type="float" office:value="86" calcext:value-type="float">
            <text:p>86</text:p>
          </table:table-cell>
          <table:table-cell table:formula="of:=VLOOKUP([.$A57];[MAF_walk_Polar_strap__Crunch.$A$2:.$E$1491];1;1)" office:value-type="string" office:string-value="2018-07-21T14:55:14Z" calcext:value-type="string">
            <text:p>2018-07-21T14:55:14Z</text:p>
          </table:table-cell>
          <table:table-cell table:formula="of:=VLOOKUP([.$A57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5:21Z</text:p>
          </table:table-cell>
          <table:table-cell office:value-type="float" office:value="40.01145" calcext:value-type="float">
            <text:p>40.01145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1.4" calcext:value-type="float">
            <text:p>291.4</text:p>
          </table:table-cell>
          <table:table-cell office:value-type="float" office:value="86" calcext:value-type="float">
            <text:p>86</text:p>
          </table:table-cell>
          <table:table-cell table:formula="of:=VLOOKUP([.$A58];[MAF_walk_Polar_strap__Crunch.$A$2:.$E$1491];1;1)" office:value-type="string" office:string-value="2018-07-21T14:55:21Z" calcext:value-type="string">
            <text:p>2018-07-21T14:55:21Z</text:p>
          </table:table-cell>
          <table:table-cell table:formula="of:=VLOOKUP([.$A58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5:26Z</text:p>
          </table:table-cell>
          <table:table-cell office:value-type="float" office:value="40.01153" calcext:value-type="float">
            <text:p>40.01153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1.5" calcext:value-type="float">
            <text:p>291.5</text:p>
          </table:table-cell>
          <table:table-cell office:value-type="float" office:value="86" calcext:value-type="float">
            <text:p>86</text:p>
          </table:table-cell>
          <table:table-cell table:formula="of:=VLOOKUP([.$A59];[MAF_walk_Polar_strap__Crunch.$A$2:.$E$1491];1;1)" office:value-type="string" office:string-value="2018-07-21T14:55:25Z" calcext:value-type="string">
            <text:p>2018-07-21T14:55:25Z</text:p>
          </table:table-cell>
          <table:table-cell table:formula="of:=VLOOKUP([.$A59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5:31Z</text:p>
          </table:table-cell>
          <table:table-cell office:value-type="float" office:value="40.011612" calcext:value-type="float">
            <text:p>40.011612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91.5" calcext:value-type="float">
            <text:p>291.5</text:p>
          </table:table-cell>
          <table:table-cell office:value-type="float" office:value="86" calcext:value-type="float">
            <text:p>86</text:p>
          </table:table-cell>
          <table:table-cell table:formula="of:=VLOOKUP([.$A60];[MAF_walk_Polar_strap__Crunch.$A$2:.$E$1491];1;1)" office:value-type="string" office:string-value="2018-07-21T14:55:31Z" calcext:value-type="string">
            <text:p>2018-07-21T14:55:31Z</text:p>
          </table:table-cell>
          <table:table-cell table:formula="of:=VLOOKUP([.$A60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5:36Z</text:p>
          </table:table-cell>
          <table:table-cell office:value-type="float" office:value="40.011684" calcext:value-type="float">
            <text:p>40.011684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91.6" calcext:value-type="float">
            <text:p>291.6</text:p>
          </table:table-cell>
          <table:table-cell office:value-type="float" office:value="86" calcext:value-type="float">
            <text:p>86</text:p>
          </table:table-cell>
          <table:table-cell table:formula="of:=VLOOKUP([.$A61];[MAF_walk_Polar_strap__Crunch.$A$2:.$E$1491];1;1)" office:value-type="string" office:string-value="2018-07-21T14:55:36Z" calcext:value-type="string">
            <text:p>2018-07-21T14:55:36Z</text:p>
          </table:table-cell>
          <table:table-cell table:formula="of:=VLOOKUP([.$A61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5:41Z</text:p>
          </table:table-cell>
          <table:table-cell office:value-type="float" office:value="40.011757" calcext:value-type="float">
            <text:p>40.011757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1.7" calcext:value-type="float">
            <text:p>291.7</text:p>
          </table:table-cell>
          <table:table-cell office:value-type="float" office:value="86" calcext:value-type="float">
            <text:p>86</text:p>
          </table:table-cell>
          <table:table-cell table:formula="of:=VLOOKUP([.$A62];[MAF_walk_Polar_strap__Crunch.$A$2:.$E$1491];1;1)" office:value-type="string" office:string-value="2018-07-21T14:55:40Z" calcext:value-type="string">
            <text:p>2018-07-21T14:55:40Z</text:p>
          </table:table-cell>
          <table:table-cell table:formula="of:=VLOOKUP([.$A62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5:41Z</text:p>
          </table:table-cell>
          <table:table-cell office:value-type="float" office:value="40.011757" calcext:value-type="float">
            <text:p>40.011757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1.7" calcext:value-type="float">
            <text:p>291.7</text:p>
          </table:table-cell>
          <table:table-cell office:value-type="float" office:value="86" calcext:value-type="float">
            <text:p>86</text:p>
          </table:table-cell>
          <table:table-cell table:formula="of:=VLOOKUP([.$A63];[MAF_walk_Polar_strap__Crunch.$A$2:.$E$1491];1;1)" office:value-type="string" office:string-value="2018-07-21T14:55:40Z" calcext:value-type="string">
            <text:p>2018-07-21T14:55:40Z</text:p>
          </table:table-cell>
          <table:table-cell table:formula="of:=VLOOKUP([.$A63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5:41Z</text:p>
          </table:table-cell>
          <table:table-cell office:value-type="float" office:value="40.011757" calcext:value-type="float">
            <text:p>40.011757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1.7" calcext:value-type="float">
            <text:p>291.7</text:p>
          </table:table-cell>
          <table:table-cell office:value-type="float" office:value="90" calcext:value-type="float">
            <text:p>90</text:p>
          </table:table-cell>
          <table:table-cell table:formula="of:=VLOOKUP([.$A64];[MAF_walk_Polar_strap__Crunch.$A$2:.$E$1491];1;1)" office:value-type="string" office:string-value="2018-07-21T14:55:40Z" calcext:value-type="string">
            <text:p>2018-07-21T14:55:40Z</text:p>
          </table:table-cell>
          <table:table-cell table:formula="of:=VLOOKUP([.$A64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5:53Z</text:p>
          </table:table-cell>
          <table:table-cell office:value-type="float" office:value="40.011936" calcext:value-type="float">
            <text:p>40.011936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91.9" calcext:value-type="float">
            <text:p>291.9</text:p>
          </table:table-cell>
          <table:table-cell office:value-type="float" office:value="90" calcext:value-type="float">
            <text:p>90</text:p>
          </table:table-cell>
          <table:table-cell table:formula="of:=VLOOKUP([.$A65];[MAF_walk_Polar_strap__Crunch.$A$2:.$E$1491];1;1)" office:value-type="string" office:string-value="2018-07-21T14:55:53Z" calcext:value-type="string">
            <text:p>2018-07-21T14:55:53Z</text:p>
          </table:table-cell>
          <table:table-cell table:formula="of:=VLOOKUP([.$A65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6:01Z</text:p>
          </table:table-cell>
          <table:table-cell office:value-type="float" office:value="40.01202" calcext:value-type="float">
            <text:p>40.01202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  <table:table-cell table:formula="of:=VLOOKUP([.$A66];[MAF_walk_Polar_strap__Crunch.$A$2:.$E$1491];1;1)" office:value-type="string" office:string-value="2018-07-21T14:56:00Z" calcext:value-type="string">
            <text:p>2018-07-21T14:56:00Z</text:p>
          </table:table-cell>
          <table:table-cell table:formula="of:=VLOOKUP([.$A66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6:06Z</text:p>
          </table:table-cell>
          <table:table-cell office:value-type="float" office:value="40.01209" calcext:value-type="float">
            <text:p>40.01209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  <table:table-cell table:formula="of:=VLOOKUP([.$A67];[MAF_walk_Polar_strap__Crunch.$A$2:.$E$1491];1;1)" office:value-type="string" office:string-value="2018-07-21T14:56:04Z" calcext:value-type="string">
            <text:p>2018-07-21T14:56:04Z</text:p>
          </table:table-cell>
          <table:table-cell table:formula="of:=VLOOKUP([.$A67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6:11Z</text:p>
          </table:table-cell>
          <table:table-cell office:value-type="float" office:value="40.01216" calcext:value-type="float">
            <text:p>40.01216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2.1" calcext:value-type="float">
            <text:p>292.1</text:p>
          </table:table-cell>
          <table:table-cell office:value-type="float" office:value="90" calcext:value-type="float">
            <text:p>90</text:p>
          </table:table-cell>
          <table:table-cell table:formula="of:=VLOOKUP([.$A68];[MAF_walk_Polar_strap__Crunch.$A$2:.$E$1491];1;1)" office:value-type="string" office:string-value="2018-07-21T14:56:10Z" calcext:value-type="string">
            <text:p>2018-07-21T14:56:10Z</text:p>
          </table:table-cell>
          <table:table-cell table:formula="of:=VLOOKUP([.$A68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6:16Z</text:p>
          </table:table-cell>
          <table:table-cell office:value-type="float" office:value="40.01224" calcext:value-type="float">
            <text:p>40.01224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  <table:table-cell table:formula="of:=VLOOKUP([.$A69];[MAF_walk_Polar_strap__Crunch.$A$2:.$E$1491];1;1)" office:value-type="string" office:string-value="2018-07-21T14:56:14Z" calcext:value-type="string">
            <text:p>2018-07-21T14:56:14Z</text:p>
          </table:table-cell>
          <table:table-cell table:formula="of:=VLOOKUP([.$A69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6:21Z</text:p>
          </table:table-cell>
          <table:table-cell office:value-type="float" office:value="40.012287" calcext:value-type="float">
            <text:p>40.012287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  <table:table-cell table:formula="of:=VLOOKUP([.$A70];[MAF_walk_Polar_strap__Crunch.$A$2:.$E$1491];1;1)" office:value-type="string" office:string-value="2018-07-21T14:56:21Z" calcext:value-type="string">
            <text:p>2018-07-21T14:56:21Z</text:p>
          </table:table-cell>
          <table:table-cell table:formula="of:=VLOOKUP([.$A70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6:29Z</text:p>
          </table:table-cell>
          <table:table-cell office:value-type="float" office:value="40.0124" calcext:value-type="float">
            <text:p>40.0124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  <table:table-cell table:formula="of:=VLOOKUP([.$A71];[MAF_walk_Polar_strap__Crunch.$A$2:.$E$1491];1;1)" office:value-type="string" office:string-value="2018-07-21T14:56:28Z" calcext:value-type="string">
            <text:p>2018-07-21T14:56:28Z</text:p>
          </table:table-cell>
          <table:table-cell table:formula="of:=VLOOKUP([.$A71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4:56:38Z</text:p>
          </table:table-cell>
          <table:table-cell office:value-type="float" office:value="40.012543" calcext:value-type="float">
            <text:p>40.012543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  <table:table-cell table:formula="of:=VLOOKUP([.$A72];[MAF_walk_Polar_strap__Crunch.$A$2:.$E$1491];1;1)" office:value-type="string" office:string-value="2018-07-21T14:56:38Z" calcext:value-type="string">
            <text:p>2018-07-21T14:56:38Z</text:p>
          </table:table-cell>
          <table:table-cell table:formula="of:=VLOOKUP([.$A72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6:40Z</text:p>
          </table:table-cell>
          <table:table-cell office:value-type="float" office:value="40.012543" calcext:value-type="float">
            <text:p>40.012543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  <table:table-cell table:formula="of:=VLOOKUP([.$A73];[MAF_walk_Polar_strap__Crunch.$A$2:.$E$1491];1;1)" office:value-type="string" office:string-value="2018-07-21T14:56:40Z" calcext:value-type="string">
            <text:p>2018-07-21T14:56:40Z</text:p>
          </table:table-cell>
          <table:table-cell table:formula="of:=VLOOKUP([.$A73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6:41Z</text:p>
          </table:table-cell>
          <table:table-cell office:value-type="float" office:value="40.012543" calcext:value-type="float">
            <text:p>40.012543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  <table:table-cell table:formula="of:=VLOOKUP([.$A74];[MAF_walk_Polar_strap__Crunch.$A$2:.$E$1491];1;1)" office:value-type="string" office:string-value="2018-07-21T14:56:40Z" calcext:value-type="string">
            <text:p>2018-07-21T14:56:40Z</text:p>
          </table:table-cell>
          <table:table-cell table:formula="of:=VLOOKUP([.$A74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6:43Z</text:p>
          </table:table-cell>
          <table:table-cell office:value-type="float" office:value="40.01258" calcext:value-type="float">
            <text:p>40.01258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  <table:table-cell table:formula="of:=VLOOKUP([.$A75];[MAF_walk_Polar_strap__Crunch.$A$2:.$E$1491];1;1)" office:value-type="string" office:string-value="2018-07-21T14:56:40Z" calcext:value-type="string">
            <text:p>2018-07-21T14:56:40Z</text:p>
          </table:table-cell>
          <table:table-cell table:formula="of:=VLOOKUP([.$A75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6:44Z</text:p>
          </table:table-cell>
          <table:table-cell office:value-type="float" office:value="40.01258" calcext:value-type="float">
            <text:p>40.01258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  <table:table-cell table:formula="of:=VLOOKUP([.$A76];[MAF_walk_Polar_strap__Crunch.$A$2:.$E$1491];1;1)" office:value-type="string" office:string-value="2018-07-21T14:56:40Z" calcext:value-type="string">
            <text:p>2018-07-21T14:56:40Z</text:p>
          </table:table-cell>
          <table:table-cell table:formula="of:=VLOOKUP([.$A76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4:56:49Z</text:p>
          </table:table-cell>
          <table:table-cell office:value-type="float" office:value="40.012653" calcext:value-type="float">
            <text:p>40.012653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92" calcext:value-type="float">
            <text:p>292</text:p>
          </table:table-cell>
          <table:table-cell office:value-type="float" office:value="90" calcext:value-type="float">
            <text:p>90</text:p>
          </table:table-cell>
          <table:table-cell table:formula="of:=VLOOKUP([.$A77];[MAF_walk_Polar_strap__Crunch.$A$2:.$E$1491];1;1)" office:value-type="string" office:string-value="2018-07-21T14:56:49Z" calcext:value-type="string">
            <text:p>2018-07-21T14:56:49Z</text:p>
          </table:table-cell>
          <table:table-cell table:formula="of:=VLOOKUP([.$A77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4:56:54Z</text:p>
          </table:table-cell>
          <table:table-cell office:value-type="float" office:value="40.01272" calcext:value-type="float">
            <text:p>40.01272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2.2" calcext:value-type="float">
            <text:p>292.2</text:p>
          </table:table-cell>
          <table:table-cell office:value-type="float" office:value="90" calcext:value-type="float">
            <text:p>90</text:p>
          </table:table-cell>
          <table:table-cell table:formula="of:=VLOOKUP([.$A78];[MAF_walk_Polar_strap__Crunch.$A$2:.$E$1491];1;1)" office:value-type="string" office:string-value="2018-07-21T14:56:54Z" calcext:value-type="string">
            <text:p>2018-07-21T14:56:54Z</text:p>
          </table:table-cell>
          <table:table-cell table:formula="of:=VLOOKUP([.$A78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4:56:59Z</text:p>
          </table:table-cell>
          <table:table-cell office:value-type="float" office:value="40.01272" calcext:value-type="float">
            <text:p>40.01272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2.2" calcext:value-type="float">
            <text:p>292.2</text:p>
          </table:table-cell>
          <table:table-cell office:value-type="float" office:value="90" calcext:value-type="float">
            <text:p>90</text:p>
          </table:table-cell>
          <table:table-cell table:formula="of:=VLOOKUP([.$A79];[MAF_walk_Polar_strap__Crunch.$A$2:.$E$1491];1;1)" office:value-type="string" office:string-value="2018-07-21T14:56:59Z" calcext:value-type="string">
            <text:p>2018-07-21T14:56:59Z</text:p>
          </table:table-cell>
          <table:table-cell table:formula="of:=VLOOKUP([.$A79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4:57:41Z</text:p>
          </table:table-cell>
          <table:table-cell office:value-type="float" office:value="40.01272" calcext:value-type="float">
            <text:p>40.01272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2.2" calcext:value-type="float">
            <text:p>292.2</text:p>
          </table:table-cell>
          <table:table-cell office:value-type="float" office:value="90" calcext:value-type="float">
            <text:p>90</text:p>
          </table:table-cell>
          <table:table-cell table:formula="of:=VLOOKUP([.$A80];[MAF_walk_Polar_strap__Crunch.$A$2:.$E$1491];1;1)" office:value-type="string" office:string-value="2018-07-21T14:57:40Z" calcext:value-type="string">
            <text:p>2018-07-21T14:57:40Z</text:p>
          </table:table-cell>
          <table:table-cell table:formula="of:=VLOOKUP([.$A80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7:44Z</text:p>
          </table:table-cell>
          <table:table-cell office:value-type="float" office:value="40.01272" calcext:value-type="float">
            <text:p>40.01272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2.7" calcext:value-type="float">
            <text:p>292.7</text:p>
          </table:table-cell>
          <table:table-cell office:value-type="float" office:value="90" calcext:value-type="float">
            <text:p>90</text:p>
          </table:table-cell>
          <table:table-cell table:formula="of:=VLOOKUP([.$A81];[MAF_walk_Polar_strap__Crunch.$A$2:.$E$1491];1;1)" office:value-type="string" office:string-value="2018-07-21T14:57:44Z" calcext:value-type="string">
            <text:p>2018-07-21T14:57:44Z</text:p>
          </table:table-cell>
          <table:table-cell table:formula="of:=VLOOKUP([.$A81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4:58:29Z</text:p>
          </table:table-cell>
          <table:table-cell office:value-type="float" office:value="40.014038" calcext:value-type="float">
            <text:p>40.014038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9.8" calcext:value-type="float">
            <text:p>289.8</text:p>
          </table:table-cell>
          <table:table-cell office:value-type="float" office:value="90" calcext:value-type="float">
            <text:p>90</text:p>
          </table:table-cell>
          <table:table-cell table:formula="of:=VLOOKUP([.$A82];[MAF_walk_Polar_strap__Crunch.$A$2:.$E$1491];1;1)" office:value-type="string" office:string-value="2018-07-21T14:58:28Z" calcext:value-type="string">
            <text:p>2018-07-21T14:58:28Z</text:p>
          </table:table-cell>
          <table:table-cell table:formula="of:=VLOOKUP([.$A82];[MAF_walk_Polar_strap__Crunch.$A$2:.$E$14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4:58:29Z</text:p>
          </table:table-cell>
          <table:table-cell office:value-type="float" office:value="40.014038" calcext:value-type="float">
            <text:p>40.014038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9.8" calcext:value-type="float">
            <text:p>289.8</text:p>
          </table:table-cell>
          <table:table-cell office:value-type="float" office:value="90" calcext:value-type="float">
            <text:p>90</text:p>
          </table:table-cell>
          <table:table-cell table:formula="of:=VLOOKUP([.$A83];[MAF_walk_Polar_strap__Crunch.$A$2:.$E$1491];1;1)" office:value-type="string" office:string-value="2018-07-21T14:58:28Z" calcext:value-type="string">
            <text:p>2018-07-21T14:58:28Z</text:p>
          </table:table-cell>
          <table:table-cell table:formula="of:=VLOOKUP([.$A83];[MAF_walk_Polar_strap__Crunch.$A$2:.$E$14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4:58:37Z</text:p>
          </table:table-cell>
          <table:table-cell office:value-type="float" office:value="40.014122" calcext:value-type="float">
            <text:p>40.014122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9.2" calcext:value-type="float">
            <text:p>289.2</text:p>
          </table:table-cell>
          <table:table-cell office:value-type="float" office:value="90" calcext:value-type="float">
            <text:p>90</text:p>
          </table:table-cell>
          <table:table-cell table:formula="of:=VLOOKUP([.$A84];[MAF_walk_Polar_strap__Crunch.$A$2:.$E$1491];1;1)" office:value-type="string" office:string-value="2018-07-21T14:58:35Z" calcext:value-type="string">
            <text:p>2018-07-21T14:58:35Z</text:p>
          </table:table-cell>
          <table:table-cell table:formula="of:=VLOOKUP([.$A84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4:58:41Z</text:p>
          </table:table-cell>
          <table:table-cell office:value-type="float" office:value="40.014122" calcext:value-type="float">
            <text:p>40.014122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9.2" calcext:value-type="float">
            <text:p>289.2</text:p>
          </table:table-cell>
          <table:table-cell office:value-type="float" office:value="110" calcext:value-type="float">
            <text:p>110</text:p>
          </table:table-cell>
          <table:table-cell table:formula="of:=VLOOKUP([.$A85];[MAF_walk_Polar_strap__Crunch.$A$2:.$E$1491];1;1)" office:value-type="string" office:string-value="2018-07-21T14:58:41Z" calcext:value-type="string">
            <text:p>2018-07-21T14:58:41Z</text:p>
          </table:table-cell>
          <table:table-cell table:formula="of:=VLOOKUP([.$A85];[MAF_walk_Polar_strap__Crunch.$A$2:.$E$14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8:42Z</text:p>
          </table:table-cell>
          <table:table-cell office:value-type="float" office:value="40.014122" calcext:value-type="float">
            <text:p>40.014122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9.2" calcext:value-type="float">
            <text:p>289.2</text:p>
          </table:table-cell>
          <table:table-cell office:value-type="float" office:value="110" calcext:value-type="float">
            <text:p>110</text:p>
          </table:table-cell>
          <table:table-cell table:formula="of:=VLOOKUP([.$A86];[MAF_walk_Polar_strap__Crunch.$A$2:.$E$1491];1;1)" office:value-type="string" office:string-value="2018-07-21T14:58:41Z" calcext:value-type="string">
            <text:p>2018-07-21T14:58:41Z</text:p>
          </table:table-cell>
          <table:table-cell table:formula="of:=VLOOKUP([.$A86];[MAF_walk_Polar_strap__Crunch.$A$2:.$E$14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8:47Z</text:p>
          </table:table-cell>
          <table:table-cell office:value-type="float" office:value="40.014256" calcext:value-type="float">
            <text:p>40.014256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8.1" calcext:value-type="float">
            <text:p>288.1</text:p>
          </table:table-cell>
          <table:table-cell office:value-type="float" office:value="110" calcext:value-type="float">
            <text:p>110</text:p>
          </table:table-cell>
          <table:table-cell table:formula="of:=VLOOKUP([.$A87];[MAF_walk_Polar_strap__Crunch.$A$2:.$E$1491];1;1)" office:value-type="string" office:string-value="2018-07-21T14:58:47Z" calcext:value-type="string">
            <text:p>2018-07-21T14:58:47Z</text:p>
          </table:table-cell>
          <table:table-cell table:formula="of:=VLOOKUP([.$A87];[MAF_walk_Polar_strap__Crunch.$A$2:.$E$14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4:58:52Z</text:p>
          </table:table-cell>
          <table:table-cell office:value-type="float" office:value="40.014328" calcext:value-type="float">
            <text:p>40.014328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7.4" calcext:value-type="float">
            <text:p>287.4</text:p>
          </table:table-cell>
          <table:table-cell office:value-type="float" office:value="110" calcext:value-type="float">
            <text:p>110</text:p>
          </table:table-cell>
          <table:table-cell table:formula="of:=VLOOKUP([.$A88];[MAF_walk_Polar_strap__Crunch.$A$2:.$E$1491];1;1)" office:value-type="string" office:string-value="2018-07-21T14:58:52Z" calcext:value-type="string">
            <text:p>2018-07-21T14:58:52Z</text:p>
          </table:table-cell>
          <table:table-cell table:formula="of:=VLOOKUP([.$A88];[MAF_walk_Polar_strap__Crunch.$A$2:.$E$14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8:57Z</text:p>
          </table:table-cell>
          <table:table-cell office:value-type="float" office:value="40.01439" calcext:value-type="float">
            <text:p>40.01439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86.8" calcext:value-type="float">
            <text:p>286.8</text:p>
          </table:table-cell>
          <table:table-cell office:value-type="float" office:value="110" calcext:value-type="float">
            <text:p>110</text:p>
          </table:table-cell>
          <table:table-cell table:formula="of:=VLOOKUP([.$A89];[MAF_walk_Polar_strap__Crunch.$A$2:.$E$1491];1;1)" office:value-type="string" office:string-value="2018-07-21T14:58:56Z" calcext:value-type="string">
            <text:p>2018-07-21T14:58:56Z</text:p>
          </table:table-cell>
          <table:table-cell table:formula="of:=VLOOKUP([.$A89];[MAF_walk_Polar_strap__Crunch.$A$2:.$E$149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4:59:02Z</text:p>
          </table:table-cell>
          <table:table-cell office:value-type="float" office:value="40.014458" calcext:value-type="float">
            <text:p>40.014458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86.1" calcext:value-type="float">
            <text:p>286.1</text:p>
          </table:table-cell>
          <table:table-cell office:value-type="float" office:value="110" calcext:value-type="float">
            <text:p>110</text:p>
          </table:table-cell>
          <table:table-cell table:formula="of:=VLOOKUP([.$A90];[MAF_walk_Polar_strap__Crunch.$A$2:.$E$1491];1;1)" office:value-type="string" office:string-value="2018-07-21T14:59:02Z" calcext:value-type="string">
            <text:p>2018-07-21T14:59:02Z</text:p>
          </table:table-cell>
          <table:table-cell table:formula="of:=VLOOKUP([.$A90];[MAF_walk_Polar_strap__Crunch.$A$2:.$E$14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9:07Z</text:p>
          </table:table-cell>
          <table:table-cell office:value-type="float" office:value="40.014538" calcext:value-type="float">
            <text:p>40.014538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85.3" calcext:value-type="float">
            <text:p>285.3</text:p>
          </table:table-cell>
          <table:table-cell office:value-type="float" office:value="110" calcext:value-type="float">
            <text:p>110</text:p>
          </table:table-cell>
          <table:table-cell table:formula="of:=VLOOKUP([.$A91];[MAF_walk_Polar_strap__Crunch.$A$2:.$E$1491];1;1)" office:value-type="string" office:string-value="2018-07-21T14:59:06Z" calcext:value-type="string">
            <text:p>2018-07-21T14:59:06Z</text:p>
          </table:table-cell>
          <table:table-cell table:formula="of:=VLOOKUP([.$A91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4:59:12Z</text:p>
          </table:table-cell>
          <table:table-cell office:value-type="float" office:value="40.014626" calcext:value-type="float">
            <text:p>40.014626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84.4" calcext:value-type="float">
            <text:p>284.4</text:p>
          </table:table-cell>
          <table:table-cell office:value-type="float" office:value="110" calcext:value-type="float">
            <text:p>110</text:p>
          </table:table-cell>
          <table:table-cell table:formula="of:=VLOOKUP([.$A92];[MAF_walk_Polar_strap__Crunch.$A$2:.$E$1491];1;1)" office:value-type="string" office:string-value="2018-07-21T14:59:12Z" calcext:value-type="string">
            <text:p>2018-07-21T14:59:12Z</text:p>
          </table:table-cell>
          <table:table-cell table:formula="of:=VLOOKUP([.$A92];[MAF_walk_Polar_strap__Crunch.$A$2:.$E$1491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9:17Z</text:p>
          </table:table-cell>
          <table:table-cell office:value-type="float" office:value="40.01473" calcext:value-type="float">
            <text:p>40.01473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3.7" calcext:value-type="float">
            <text:p>283.7</text:p>
          </table:table-cell>
          <table:table-cell office:value-type="float" office:value="110" calcext:value-type="float">
            <text:p>110</text:p>
          </table:table-cell>
          <table:table-cell table:formula="of:=VLOOKUP([.$A93];[MAF_walk_Polar_strap__Crunch.$A$2:.$E$1491];1;1)" office:value-type="string" office:string-value="2018-07-21T14:59:16Z" calcext:value-type="string">
            <text:p>2018-07-21T14:59:16Z</text:p>
          </table:table-cell>
          <table:table-cell table:formula="of:=VLOOKUP([.$A93];[MAF_walk_Polar_strap__Crunch.$A$2:.$E$1491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4:59:22Z</text:p>
          </table:table-cell>
          <table:table-cell office:value-type="float" office:value="40.014797" calcext:value-type="float">
            <text:p>40.014797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83.4" calcext:value-type="float">
            <text:p>283.4</text:p>
          </table:table-cell>
          <table:table-cell office:value-type="float" office:value="110" calcext:value-type="float">
            <text:p>110</text:p>
          </table:table-cell>
          <table:table-cell table:formula="of:=VLOOKUP([.$A94];[MAF_walk_Polar_strap__Crunch.$A$2:.$E$1491];1;1)" office:value-type="string" office:string-value="2018-07-21T14:59:22Z" calcext:value-type="string">
            <text:p>2018-07-21T14:59:22Z</text:p>
          </table:table-cell>
          <table:table-cell table:formula="of:=VLOOKUP([.$A94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4:59:32Z</text:p>
          </table:table-cell>
          <table:table-cell office:value-type="float" office:value="40.014957" calcext:value-type="float">
            <text:p>40.014957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3.2" calcext:value-type="float">
            <text:p>283.2</text:p>
          </table:table-cell>
          <table:table-cell office:value-type="float" office:value="110" calcext:value-type="float">
            <text:p>110</text:p>
          </table:table-cell>
          <table:table-cell table:formula="of:=VLOOKUP([.$A95];[MAF_walk_Polar_strap__Crunch.$A$2:.$E$1491];1;1)" office:value-type="string" office:string-value="2018-07-21T14:59:32Z" calcext:value-type="string">
            <text:p>2018-07-21T14:59:32Z</text:p>
          </table:table-cell>
          <table:table-cell table:formula="of:=VLOOKUP([.$A95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4:59:41Z</text:p>
          </table:table-cell>
          <table:table-cell office:value-type="float" office:value="40.015053" calcext:value-type="float">
            <text:p>40.015053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3.4" calcext:value-type="float">
            <text:p>283.4</text:p>
          </table:table-cell>
          <table:table-cell office:value-type="float" office:value="110" calcext:value-type="float">
            <text:p>110</text:p>
          </table:table-cell>
          <table:table-cell table:formula="of:=VLOOKUP([.$A96];[MAF_walk_Polar_strap__Crunch.$A$2:.$E$1491];1;1)" office:value-type="string" office:string-value="2018-07-21T14:59:39Z" calcext:value-type="string">
            <text:p>2018-07-21T14:59:39Z</text:p>
          </table:table-cell>
          <table:table-cell table:formula="of:=VLOOKUP([.$A96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4:59:41Z</text:p>
          </table:table-cell>
          <table:table-cell office:value-type="float" office:value="40.015053" calcext:value-type="float">
            <text:p>40.015053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83.4" calcext:value-type="float">
            <text:p>283.4</text:p>
          </table:table-cell>
          <table:table-cell office:value-type="float" office:value="119" calcext:value-type="float">
            <text:p>119</text:p>
          </table:table-cell>
          <table:table-cell table:formula="of:=VLOOKUP([.$A97];[MAF_walk_Polar_strap__Crunch.$A$2:.$E$1491];1;1)" office:value-type="string" office:string-value="2018-07-21T14:59:39Z" calcext:value-type="string">
            <text:p>2018-07-21T14:59:39Z</text:p>
          </table:table-cell>
          <table:table-cell table:formula="of:=VLOOKUP([.$A97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4:59:46Z</text:p>
          </table:table-cell>
          <table:table-cell office:value-type="float" office:value="40.015144" calcext:value-type="float">
            <text:p>40.015144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3.6" calcext:value-type="float">
            <text:p>283.6</text:p>
          </table:table-cell>
          <table:table-cell office:value-type="float" office:value="119" calcext:value-type="float">
            <text:p>119</text:p>
          </table:table-cell>
          <table:table-cell table:formula="of:=VLOOKUP([.$A98];[MAF_walk_Polar_strap__Crunch.$A$2:.$E$1491];1;1)" office:value-type="string" office:string-value="2018-07-21T14:59:46Z" calcext:value-type="string">
            <text:p>2018-07-21T14:59:46Z</text:p>
          </table:table-cell>
          <table:table-cell table:formula="of:=VLOOKUP([.$A98];[MAF_walk_Polar_strap__Crunch.$A$2:.$E$14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4:59:50Z</text:p>
          </table:table-cell>
          <table:table-cell office:value-type="float" office:value="40.015217" calcext:value-type="float">
            <text:p>40.015217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3.7" calcext:value-type="float">
            <text:p>283.7</text:p>
          </table:table-cell>
          <table:table-cell office:value-type="float" office:value="119" calcext:value-type="float">
            <text:p>119</text:p>
          </table:table-cell>
          <table:table-cell table:formula="of:=VLOOKUP([.$A99];[MAF_walk_Polar_strap__Crunch.$A$2:.$E$1491];1;1)" office:value-type="string" office:string-value="2018-07-21T14:59:50Z" calcext:value-type="string">
            <text:p>2018-07-21T14:59:50Z</text:p>
          </table:table-cell>
          <table:table-cell table:formula="of:=VLOOKUP([.$A99];[MAF_walk_Polar_strap__Crunch.$A$2:.$E$14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4:59:57Z</text:p>
          </table:table-cell>
          <table:table-cell office:value-type="float" office:value="40.015278" calcext:value-type="float">
            <text:p>40.015278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3.9" calcext:value-type="float">
            <text:p>283.9</text:p>
          </table:table-cell>
          <table:table-cell office:value-type="float" office:value="119" calcext:value-type="float">
            <text:p>119</text:p>
          </table:table-cell>
          <table:table-cell table:formula="of:=VLOOKUP([.$A100];[MAF_walk_Polar_strap__Crunch.$A$2:.$E$1491];1;1)" office:value-type="string" office:string-value="2018-07-21T14:59:57Z" calcext:value-type="string">
            <text:p>2018-07-21T14:59:57Z</text:p>
          </table:table-cell>
          <table:table-cell table:formula="of:=VLOOKUP([.$A100];[MAF_walk_Polar_strap__Crunch.$A$2:.$E$14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00:02Z</text:p>
          </table:table-cell>
          <table:table-cell office:value-type="float" office:value="40.01536" calcext:value-type="float">
            <text:p>40.01536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4.1" calcext:value-type="float">
            <text:p>284.1</text:p>
          </table:table-cell>
          <table:table-cell office:value-type="float" office:value="119" calcext:value-type="float">
            <text:p>119</text:p>
          </table:table-cell>
          <table:table-cell table:formula="of:=VLOOKUP([.$A101];[MAF_walk_Polar_strap__Crunch.$A$2:.$E$1491];1;1)" office:value-type="string" office:string-value="2018-07-21T15:00:01Z" calcext:value-type="string">
            <text:p>2018-07-21T15:00:01Z</text:p>
          </table:table-cell>
          <table:table-cell table:formula="of:=VLOOKUP([.$A101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0:07Z</text:p>
          </table:table-cell>
          <table:table-cell office:value-type="float" office:value="40.01542" calcext:value-type="float">
            <text:p>40.01542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4.3" calcext:value-type="float">
            <text:p>284.3</text:p>
          </table:table-cell>
          <table:table-cell office:value-type="float" office:value="119" calcext:value-type="float">
            <text:p>119</text:p>
          </table:table-cell>
          <table:table-cell table:formula="of:=VLOOKUP([.$A102];[MAF_walk_Polar_strap__Crunch.$A$2:.$E$1491];1;1)" office:value-type="string" office:string-value="2018-07-21T15:00:06Z" calcext:value-type="string">
            <text:p>2018-07-21T15:00:06Z</text:p>
          </table:table-cell>
          <table:table-cell table:formula="of:=VLOOKUP([.$A102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0:17Z</text:p>
          </table:table-cell>
          <table:table-cell office:value-type="float" office:value="40.01557" calcext:value-type="float">
            <text:p>40.01557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4.7" calcext:value-type="float">
            <text:p>284.7</text:p>
          </table:table-cell>
          <table:table-cell office:value-type="float" office:value="119" calcext:value-type="float">
            <text:p>119</text:p>
          </table:table-cell>
          <table:table-cell table:formula="of:=VLOOKUP([.$A103];[MAF_walk_Polar_strap__Crunch.$A$2:.$E$1491];1;1)" office:value-type="string" office:string-value="2018-07-21T15:00:17Z" calcext:value-type="string">
            <text:p>2018-07-21T15:00:17Z</text:p>
          </table:table-cell>
          <table:table-cell table:formula="of:=VLOOKUP([.$A103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00:22Z</text:p>
          </table:table-cell>
          <table:table-cell office:value-type="float" office:value="40.015667" calcext:value-type="float">
            <text:p>40.015667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4.9" calcext:value-type="float">
            <text:p>284.9</text:p>
          </table:table-cell>
          <table:table-cell office:value-type="float" office:value="119" calcext:value-type="float">
            <text:p>119</text:p>
          </table:table-cell>
          <table:table-cell table:formula="of:=VLOOKUP([.$A104];[MAF_walk_Polar_strap__Crunch.$A$2:.$E$1491];1;1)" office:value-type="string" office:string-value="2018-07-21T15:00:21Z" calcext:value-type="string">
            <text:p>2018-07-21T15:00:21Z</text:p>
          </table:table-cell>
          <table:table-cell table:formula="of:=VLOOKUP([.$A104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00:27Z</text:p>
          </table:table-cell>
          <table:table-cell office:value-type="float" office:value="40.015728" calcext:value-type="float">
            <text:p>40.015728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5.1" calcext:value-type="float">
            <text:p>285.1</text:p>
          </table:table-cell>
          <table:table-cell office:value-type="float" office:value="119" calcext:value-type="float">
            <text:p>119</text:p>
          </table:table-cell>
          <table:table-cell table:formula="of:=VLOOKUP([.$A105];[MAF_walk_Polar_strap__Crunch.$A$2:.$E$1491];1;1)" office:value-type="string" office:string-value="2018-07-21T15:00:25Z" calcext:value-type="string">
            <text:p>2018-07-21T15:00:25Z</text:p>
          </table:table-cell>
          <table:table-cell table:formula="of:=VLOOKUP([.$A105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0:33Z</text:p>
          </table:table-cell>
          <table:table-cell office:value-type="float" office:value="40.015793" calcext:value-type="float">
            <text:p>40.015793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5.4" calcext:value-type="float">
            <text:p>285.4</text:p>
          </table:table-cell>
          <table:table-cell office:value-type="float" office:value="119" calcext:value-type="float">
            <text:p>119</text:p>
          </table:table-cell>
          <table:table-cell table:formula="of:=VLOOKUP([.$A106];[MAF_walk_Polar_strap__Crunch.$A$2:.$E$1491];1;1)" office:value-type="string" office:string-value="2018-07-21T15:00:33Z" calcext:value-type="string">
            <text:p>2018-07-21T15:00:33Z</text:p>
          </table:table-cell>
          <table:table-cell table:formula="of:=VLOOKUP([.$A106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0:38Z</text:p>
          </table:table-cell>
          <table:table-cell office:value-type="float" office:value="40.015873" calcext:value-type="float">
            <text:p>40.015873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5.8" calcext:value-type="float">
            <text:p>285.8</text:p>
          </table:table-cell>
          <table:table-cell office:value-type="float" office:value="119" calcext:value-type="float">
            <text:p>119</text:p>
          </table:table-cell>
          <table:table-cell table:formula="of:=VLOOKUP([.$A107];[MAF_walk_Polar_strap__Crunch.$A$2:.$E$1491];1;1)" office:value-type="string" office:string-value="2018-07-21T15:00:37Z" calcext:value-type="string">
            <text:p>2018-07-21T15:00:37Z</text:p>
          </table:table-cell>
          <table:table-cell table:formula="of:=VLOOKUP([.$A107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0:41Z</text:p>
          </table:table-cell>
          <table:table-cell office:value-type="float" office:value="40.015873" calcext:value-type="float">
            <text:p>40.015873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5.8" calcext:value-type="float">
            <text:p>285.8</text:p>
          </table:table-cell>
          <table:table-cell office:value-type="float" office:value="122" calcext:value-type="float">
            <text:p>122</text:p>
          </table:table-cell>
          <table:table-cell table:formula="of:=VLOOKUP([.$A108];[MAF_walk_Polar_strap__Crunch.$A$2:.$E$1491];1;1)" office:value-type="string" office:string-value="2018-07-21T15:00:40Z" calcext:value-type="string">
            <text:p>2018-07-21T15:00:40Z</text:p>
          </table:table-cell>
          <table:table-cell table:formula="of:=VLOOKUP([.$A108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0:43Z</text:p>
          </table:table-cell>
          <table:table-cell office:value-type="float" office:value="40.01595" calcext:value-type="float">
            <text:p>40.01595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6.2" calcext:value-type="float">
            <text:p>286.2</text:p>
          </table:table-cell>
          <table:table-cell office:value-type="float" office:value="122" calcext:value-type="float">
            <text:p>122</text:p>
          </table:table-cell>
          <table:table-cell table:formula="of:=VLOOKUP([.$A109];[MAF_walk_Polar_strap__Crunch.$A$2:.$E$1491];1;1)" office:value-type="string" office:string-value="2018-07-21T15:00:42Z" calcext:value-type="string">
            <text:p>2018-07-21T15:00:42Z</text:p>
          </table:table-cell>
          <table:table-cell table:formula="of:=VLOOKUP([.$A109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0:52Z</text:p>
          </table:table-cell>
          <table:table-cell office:value-type="float" office:value="40.01611" calcext:value-type="float">
            <text:p>40.01611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7" calcext:value-type="float">
            <text:p>287</text:p>
          </table:table-cell>
          <table:table-cell office:value-type="float" office:value="122" calcext:value-type="float">
            <text:p>122</text:p>
          </table:table-cell>
          <table:table-cell table:formula="of:=VLOOKUP([.$A110];[MAF_walk_Polar_strap__Crunch.$A$2:.$E$1491];1;1)" office:value-type="string" office:string-value="2018-07-21T15:00:51Z" calcext:value-type="string">
            <text:p>2018-07-21T15:00:51Z</text:p>
          </table:table-cell>
          <table:table-cell table:formula="of:=VLOOKUP([.$A110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0:57Z</text:p>
          </table:table-cell>
          <table:table-cell office:value-type="float" office:value="40.016168" calcext:value-type="float">
            <text:p>40.016168</text:p>
          </table:table-cell>
          <table:table-cell office:value-type="float" office:value="-79.588963" calcext:value-type="float">
            <text:p>-79.588963</text:p>
          </table:table-cell>
          <table:table-cell office:value-type="float" office:value="287.2" calcext:value-type="float">
            <text:p>287.2</text:p>
          </table:table-cell>
          <table:table-cell office:value-type="float" office:value="122" calcext:value-type="float">
            <text:p>122</text:p>
          </table:table-cell>
          <table:table-cell table:formula="of:=VLOOKUP([.$A111];[MAF_walk_Polar_strap__Crunch.$A$2:.$E$1491];1;1)" office:value-type="string" office:string-value="2018-07-21T15:00:56Z" calcext:value-type="string">
            <text:p>2018-07-21T15:00:56Z</text:p>
          </table:table-cell>
          <table:table-cell table:formula="of:=VLOOKUP([.$A111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1:02Z</text:p>
          </table:table-cell>
          <table:table-cell office:value-type="float" office:value="40.016226" calcext:value-type="float">
            <text:p>40.016226</text:p>
          </table:table-cell>
          <table:table-cell office:value-type="float" office:value="-79.588977" calcext:value-type="float">
            <text:p>-79.588977</text:p>
          </table:table-cell>
          <table:table-cell office:value-type="float" office:value="287.4" calcext:value-type="float">
            <text:p>287.4</text:p>
          </table:table-cell>
          <table:table-cell office:value-type="float" office:value="122" calcext:value-type="float">
            <text:p>122</text:p>
          </table:table-cell>
          <table:table-cell table:formula="of:=VLOOKUP([.$A112];[MAF_walk_Polar_strap__Crunch.$A$2:.$E$1491];1;1)" office:value-type="string" office:string-value="2018-07-21T15:01:02Z" calcext:value-type="string">
            <text:p>2018-07-21T15:01:02Z</text:p>
          </table:table-cell>
          <table:table-cell table:formula="of:=VLOOKUP([.$A112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1:07Z</text:p>
          </table:table-cell>
          <table:table-cell office:value-type="float" office:value="40.016284" calcext:value-type="float">
            <text:p>40.016284</text:p>
          </table:table-cell>
          <table:table-cell office:value-type="float" office:value="-79.588991" calcext:value-type="float">
            <text:p>-79.588991</text:p>
          </table:table-cell>
          <table:table-cell office:value-type="float" office:value="287.6" calcext:value-type="float">
            <text:p>287.6</text:p>
          </table:table-cell>
          <table:table-cell office:value-type="float" office:value="122" calcext:value-type="float">
            <text:p>122</text:p>
          </table:table-cell>
          <table:table-cell table:formula="of:=VLOOKUP([.$A113];[MAF_walk_Polar_strap__Crunch.$A$2:.$E$1491];1;1)" office:value-type="string" office:string-value="2018-07-21T15:01:06Z" calcext:value-type="string">
            <text:p>2018-07-21T15:01:06Z</text:p>
          </table:table-cell>
          <table:table-cell table:formula="of:=VLOOKUP([.$A113];[MAF_walk_Polar_strap__Crunch.$A$2:.$E$14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1:12Z</text:p>
          </table:table-cell>
          <table:table-cell office:value-type="float" office:value="40.016342" calcext:value-type="float">
            <text:p>40.016342</text:p>
          </table:table-cell>
          <table:table-cell office:value-type="float" office:value="-79.589004" calcext:value-type="float">
            <text:p>-79.589004</text:p>
          </table:table-cell>
          <table:table-cell office:value-type="float" office:value="287.6" calcext:value-type="float">
            <text:p>287.6</text:p>
          </table:table-cell>
          <table:table-cell office:value-type="float" office:value="122" calcext:value-type="float">
            <text:p>122</text:p>
          </table:table-cell>
          <table:table-cell table:formula="of:=VLOOKUP([.$A114];[MAF_walk_Polar_strap__Crunch.$A$2:.$E$1491];1;1)" office:value-type="string" office:string-value="2018-07-21T15:01:12Z" calcext:value-type="string">
            <text:p>2018-07-21T15:01:12Z</text:p>
          </table:table-cell>
          <table:table-cell table:formula="of:=VLOOKUP([.$A114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1:16Z</text:p>
          </table:table-cell>
          <table:table-cell office:value-type="float" office:value="40.0164" calcext:value-type="float">
            <text:p>40.0164</text:p>
          </table:table-cell>
          <table:table-cell office:value-type="float" office:value="-79.589018" calcext:value-type="float">
            <text:p>-79.589018</text:p>
          </table:table-cell>
          <table:table-cell office:value-type="float" office:value="287.7" calcext:value-type="float">
            <text:p>287.7</text:p>
          </table:table-cell>
          <table:table-cell office:value-type="float" office:value="122" calcext:value-type="float">
            <text:p>122</text:p>
          </table:table-cell>
          <table:table-cell table:formula="of:=VLOOKUP([.$A115];[MAF_walk_Polar_strap__Crunch.$A$2:.$E$1491];1;1)" office:value-type="string" office:string-value="2018-07-21T15:01:14Z" calcext:value-type="string">
            <text:p>2018-07-21T15:01:14Z</text:p>
          </table:table-cell>
          <table:table-cell table:formula="of:=VLOOKUP([.$A115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1:21Z</text:p>
          </table:table-cell>
          <table:table-cell office:value-type="float" office:value="40.016457" calcext:value-type="float">
            <text:p>40.016457</text:p>
          </table:table-cell>
          <table:table-cell office:value-type="float" office:value="-79.589032" calcext:value-type="float">
            <text:p>-79.589032</text:p>
          </table:table-cell>
          <table:table-cell office:value-type="float" office:value="287.7" calcext:value-type="float">
            <text:p>287.7</text:p>
          </table:table-cell>
          <table:table-cell office:value-type="float" office:value="122" calcext:value-type="float">
            <text:p>122</text:p>
          </table:table-cell>
          <table:table-cell table:formula="of:=VLOOKUP([.$A116];[MAF_walk_Polar_strap__Crunch.$A$2:.$E$1491];1;1)" office:value-type="string" office:string-value="2018-07-21T15:01:20Z" calcext:value-type="string">
            <text:p>2018-07-21T15:01:20Z</text:p>
          </table:table-cell>
          <table:table-cell table:formula="of:=VLOOKUP([.$A116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1:26Z</text:p>
          </table:table-cell>
          <table:table-cell office:value-type="float" office:value="40.016515" calcext:value-type="float">
            <text:p>40.016515</text:p>
          </table:table-cell>
          <table:table-cell office:value-type="float" office:value="-79.589045" calcext:value-type="float">
            <text:p>-79.589045</text:p>
          </table:table-cell>
          <table:table-cell office:value-type="float" office:value="287.9" calcext:value-type="float">
            <text:p>287.9</text:p>
          </table:table-cell>
          <table:table-cell office:value-type="float" office:value="122" calcext:value-type="float">
            <text:p>122</text:p>
          </table:table-cell>
          <table:table-cell table:formula="of:=VLOOKUP([.$A117];[MAF_walk_Polar_strap__Crunch.$A$2:.$E$1491];1;1)" office:value-type="string" office:string-value="2018-07-21T15:01:24Z" calcext:value-type="string">
            <text:p>2018-07-21T15:01:24Z</text:p>
          </table:table-cell>
          <table:table-cell table:formula="of:=VLOOKUP([.$A117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1:31Z</text:p>
          </table:table-cell>
          <table:table-cell office:value-type="float" office:value="40.016573" calcext:value-type="float">
            <text:p>40.016573</text:p>
          </table:table-cell>
          <table:table-cell office:value-type="float" office:value="-79.589059" calcext:value-type="float">
            <text:p>-79.589059</text:p>
          </table:table-cell>
          <table:table-cell office:value-type="float" office:value="288" calcext:value-type="float">
            <text:p>288</text:p>
          </table:table-cell>
          <table:table-cell office:value-type="float" office:value="122" calcext:value-type="float">
            <text:p>122</text:p>
          </table:table-cell>
          <table:table-cell table:formula="of:=VLOOKUP([.$A118];[MAF_walk_Polar_strap__Crunch.$A$2:.$E$1491];1;1)" office:value-type="string" office:string-value="2018-07-21T15:01:31Z" calcext:value-type="string">
            <text:p>2018-07-21T15:01:31Z</text:p>
          </table:table-cell>
          <table:table-cell table:formula="of:=VLOOKUP([.$A118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1:36Z</text:p>
          </table:table-cell>
          <table:table-cell office:value-type="float" office:value="40.016631" calcext:value-type="float">
            <text:p>40.016631</text:p>
          </table:table-cell>
          <table:table-cell office:value-type="float" office:value="-79.589073" calcext:value-type="float">
            <text:p>-79.589073</text:p>
          </table:table-cell>
          <table:table-cell office:value-type="float" office:value="288" calcext:value-type="float">
            <text:p>288</text:p>
          </table:table-cell>
          <table:table-cell office:value-type="float" office:value="122" calcext:value-type="float">
            <text:p>122</text:p>
          </table:table-cell>
          <table:table-cell table:formula="of:=VLOOKUP([.$A119];[MAF_walk_Polar_strap__Crunch.$A$2:.$E$1491];1;1)" office:value-type="string" office:string-value="2018-07-21T15:01:35Z" calcext:value-type="string">
            <text:p>2018-07-21T15:01:35Z</text:p>
          </table:table-cell>
          <table:table-cell table:formula="of:=VLOOKUP([.$A119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01:41Z</text:p>
          </table:table-cell>
          <table:table-cell office:value-type="float" office:value="40.016689" calcext:value-type="float">
            <text:p>40.016689</text:p>
          </table:table-cell>
          <table:table-cell office:value-type="float" office:value="-79.589086" calcext:value-type="float">
            <text:p>-79.589086</text:p>
          </table:table-cell>
          <table:table-cell office:value-type="float" office:value="287.8" calcext:value-type="float">
            <text:p>287.8</text:p>
          </table:table-cell>
          <table:table-cell office:value-type="float" office:value="119" calcext:value-type="float">
            <text:p>119</text:p>
          </table:table-cell>
          <table:table-cell table:formula="of:=VLOOKUP([.$A120];[MAF_walk_Polar_strap__Crunch.$A$2:.$E$1491];1;1)" office:value-type="string" office:string-value="2018-07-21T15:01:40Z" calcext:value-type="string">
            <text:p>2018-07-21T15:01:40Z</text:p>
          </table:table-cell>
          <table:table-cell table:formula="of:=VLOOKUP([.$A120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01:42Z</text:p>
          </table:table-cell>
          <table:table-cell office:value-type="float" office:value="40.016747" calcext:value-type="float">
            <text:p>40.016747</text:p>
          </table:table-cell>
          <table:table-cell office:value-type="float" office:value="-79.5891" calcext:value-type="float">
            <text:p>-79.5891</text:p>
          </table:table-cell>
          <table:table-cell office:value-type="float" office:value="287.4" calcext:value-type="float">
            <text:p>287.4</text:p>
          </table:table-cell>
          <table:table-cell office:value-type="float" office:value="119" calcext:value-type="float">
            <text:p>119</text:p>
          </table:table-cell>
          <table:table-cell table:formula="of:=VLOOKUP([.$A121];[MAF_walk_Polar_strap__Crunch.$A$2:.$E$1491];1;1)" office:value-type="string" office:string-value="2018-07-21T15:01:40Z" calcext:value-type="string">
            <text:p>2018-07-21T15:01:40Z</text:p>
          </table:table-cell>
          <table:table-cell table:formula="of:=VLOOKUP([.$A121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01:48Z</text:p>
          </table:table-cell>
          <table:table-cell office:value-type="float" office:value="40.016846" calcext:value-type="float">
            <text:p>40.016846</text:p>
          </table:table-cell>
          <table:table-cell office:value-type="float" office:value="-79.58907" calcext:value-type="float">
            <text:p>-79.58907</text:p>
          </table:table-cell>
          <table:table-cell office:value-type="float" office:value="286.3" calcext:value-type="float">
            <text:p>286.3</text:p>
          </table:table-cell>
          <table:table-cell office:value-type="float" office:value="119" calcext:value-type="float">
            <text:p>119</text:p>
          </table:table-cell>
          <table:table-cell table:formula="of:=VLOOKUP([.$A122];[MAF_walk_Polar_strap__Crunch.$A$2:.$E$1491];1;1)" office:value-type="string" office:string-value="2018-07-21T15:01:48Z" calcext:value-type="string">
            <text:p>2018-07-21T15:01:48Z</text:p>
          </table:table-cell>
          <table:table-cell table:formula="of:=VLOOKUP([.$A122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01:53Z</text:p>
          </table:table-cell>
          <table:table-cell office:value-type="float" office:value="40.016926" calcext:value-type="float">
            <text:p>40.016926</text:p>
          </table:table-cell>
          <table:table-cell office:value-type="float" office:value="-79.5891" calcext:value-type="float">
            <text:p>-79.5891</text:p>
          </table:table-cell>
          <table:table-cell office:value-type="float" office:value="285.6" calcext:value-type="float">
            <text:p>285.6</text:p>
          </table:table-cell>
          <table:table-cell office:value-type="float" office:value="119" calcext:value-type="float">
            <text:p>119</text:p>
          </table:table-cell>
          <table:table-cell table:formula="of:=VLOOKUP([.$A123];[MAF_walk_Polar_strap__Crunch.$A$2:.$E$1491];1;1)" office:value-type="string" office:string-value="2018-07-21T15:01:52Z" calcext:value-type="string">
            <text:p>2018-07-21T15:01:52Z</text:p>
          </table:table-cell>
          <table:table-cell table:formula="of:=VLOOKUP([.$A123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01:58Z</text:p>
          </table:table-cell>
          <table:table-cell office:value-type="float" office:value="40.01699" calcext:value-type="float">
            <text:p>40.01699</text:p>
          </table:table-cell>
          <table:table-cell office:value-type="float" office:value="-79.58912" calcext:value-type="float">
            <text:p>-79.58912</text:p>
          </table:table-cell>
          <table:table-cell office:value-type="float" office:value="285.1" calcext:value-type="float">
            <text:p>285.1</text:p>
          </table:table-cell>
          <table:table-cell office:value-type="float" office:value="119" calcext:value-type="float">
            <text:p>119</text:p>
          </table:table-cell>
          <table:table-cell table:formula="of:=VLOOKUP([.$A124];[MAF_walk_Polar_strap__Crunch.$A$2:.$E$1491];1;1)" office:value-type="string" office:string-value="2018-07-21T15:01:58Z" calcext:value-type="string">
            <text:p>2018-07-21T15:01:58Z</text:p>
          </table:table-cell>
          <table:table-cell table:formula="of:=VLOOKUP([.$A124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02:03Z</text:p>
          </table:table-cell>
          <table:table-cell office:value-type="float" office:value="40.017067" calcext:value-type="float">
            <text:p>40.017067</text:p>
          </table:table-cell>
          <table:table-cell office:value-type="float" office:value="-79.58917" calcext:value-type="float">
            <text:p>-79.58917</text:p>
          </table:table-cell>
          <table:table-cell office:value-type="float" office:value="284.1" calcext:value-type="float">
            <text:p>284.1</text:p>
          </table:table-cell>
          <table:table-cell office:value-type="float" office:value="119" calcext:value-type="float">
            <text:p>119</text:p>
          </table:table-cell>
          <table:table-cell table:formula="of:=VLOOKUP([.$A125];[MAF_walk_Polar_strap__Crunch.$A$2:.$E$1491];1;1)" office:value-type="string" office:string-value="2018-07-21T15:02:02Z" calcext:value-type="string">
            <text:p>2018-07-21T15:02:02Z</text:p>
          </table:table-cell>
          <table:table-cell table:formula="of:=VLOOKUP([.$A125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02:08Z</text:p>
          </table:table-cell>
          <table:table-cell office:value-type="float" office:value="40.017162" calcext:value-type="float">
            <text:p>40.017162</text:p>
          </table:table-cell>
          <table:table-cell office:value-type="float" office:value="-79.589195" calcext:value-type="float">
            <text:p>-79.589195</text:p>
          </table:table-cell>
          <table:table-cell office:value-type="float" office:value="284" calcext:value-type="float">
            <text:p>284</text:p>
          </table:table-cell>
          <table:table-cell office:value-type="float" office:value="119" calcext:value-type="float">
            <text:p>119</text:p>
          </table:table-cell>
          <table:table-cell table:formula="of:=VLOOKUP([.$A126];[MAF_walk_Polar_strap__Crunch.$A$2:.$E$1491];1;1)" office:value-type="string" office:string-value="2018-07-21T15:02:08Z" calcext:value-type="string">
            <text:p>2018-07-21T15:02:08Z</text:p>
          </table:table-cell>
          <table:table-cell table:formula="of:=VLOOKUP([.$A126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02:13Z</text:p>
          </table:table-cell>
          <table:table-cell office:value-type="float" office:value="40.01726" calcext:value-type="float">
            <text:p>40.01726</text:p>
          </table:table-cell>
          <table:table-cell office:value-type="float" office:value="-79.58921" calcext:value-type="float">
            <text:p>-79.58921</text:p>
          </table:table-cell>
          <table:table-cell office:value-type="float" office:value="283.6" calcext:value-type="float">
            <text:p>283.6</text:p>
          </table:table-cell>
          <table:table-cell office:value-type="float" office:value="119" calcext:value-type="float">
            <text:p>119</text:p>
          </table:table-cell>
          <table:table-cell table:formula="of:=VLOOKUP([.$A127];[MAF_walk_Polar_strap__Crunch.$A$2:.$E$1491];1;1)" office:value-type="string" office:string-value="2018-07-21T15:02:12Z" calcext:value-type="string">
            <text:p>2018-07-21T15:02:12Z</text:p>
          </table:table-cell>
          <table:table-cell table:formula="of:=VLOOKUP([.$A127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2:18Z</text:p>
          </table:table-cell>
          <table:table-cell office:value-type="float" office:value="40.017323" calcext:value-type="float">
            <text:p>40.017323</text:p>
          </table:table-cell>
          <table:table-cell office:value-type="float" office:value="-79.58923" calcext:value-type="float">
            <text:p>-79.58923</text:p>
          </table:table-cell>
          <table:table-cell office:value-type="float" office:value="283.4" calcext:value-type="float">
            <text:p>283.4</text:p>
          </table:table-cell>
          <table:table-cell office:value-type="float" office:value="119" calcext:value-type="float">
            <text:p>119</text:p>
          </table:table-cell>
          <table:table-cell table:formula="of:=VLOOKUP([.$A128];[MAF_walk_Polar_strap__Crunch.$A$2:.$E$1491];1;1)" office:value-type="string" office:string-value="2018-07-21T15:02:17Z" calcext:value-type="string">
            <text:p>2018-07-21T15:02:17Z</text:p>
          </table:table-cell>
          <table:table-cell table:formula="of:=VLOOKUP([.$A128];[MAF_walk_Polar_strap__Crunch.$A$2:.$E$14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02:28Z</text:p>
          </table:table-cell>
          <table:table-cell office:value-type="float" office:value="40.0174" calcext:value-type="float">
            <text:p>40.0174</text:p>
          </table:table-cell>
          <table:table-cell office:value-type="float" office:value="-79.58924" calcext:value-type="float">
            <text:p>-79.58924</text:p>
          </table:table-cell>
          <table:table-cell office:value-type="float" office:value="283.1" calcext:value-type="float">
            <text:p>283.1</text:p>
          </table:table-cell>
          <table:table-cell office:value-type="float" office:value="119" calcext:value-type="float">
            <text:p>119</text:p>
          </table:table-cell>
          <table:table-cell table:formula="of:=VLOOKUP([.$A129];[MAF_walk_Polar_strap__Crunch.$A$2:.$E$1491];1;1)" office:value-type="string" office:string-value="2018-07-21T15:02:26Z" calcext:value-type="string">
            <text:p>2018-07-21T15:02:26Z</text:p>
          </table:table-cell>
          <table:table-cell table:formula="of:=VLOOKUP([.$A129];[MAF_walk_Polar_strap__Crunch.$A$2:.$E$14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02:38Z</text:p>
          </table:table-cell>
          <table:table-cell office:value-type="float" office:value="40.017517" calcext:value-type="float">
            <text:p>40.017517</text:p>
          </table:table-cell>
          <table:table-cell office:value-type="float" office:value="-79.58923" calcext:value-type="float">
            <text:p>-79.58923</text:p>
          </table:table-cell>
          <table:table-cell office:value-type="float" office:value="282.5" calcext:value-type="float">
            <text:p>282.5</text:p>
          </table:table-cell>
          <table:table-cell office:value-type="float" office:value="119" calcext:value-type="float">
            <text:p>119</text:p>
          </table:table-cell>
          <table:table-cell table:formula="of:=VLOOKUP([.$A130];[MAF_walk_Polar_strap__Crunch.$A$2:.$E$1491];1;1)" office:value-type="string" office:string-value="2018-07-21T15:02:36Z" calcext:value-type="string">
            <text:p>2018-07-21T15:02:36Z</text:p>
          </table:table-cell>
          <table:table-cell table:formula="of:=VLOOKUP([.$A130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2:41Z</text:p>
          </table:table-cell>
          <table:table-cell office:value-type="float" office:value="40.017517" calcext:value-type="float">
            <text:p>40.017517</text:p>
          </table:table-cell>
          <table:table-cell office:value-type="float" office:value="-79.58923" calcext:value-type="float">
            <text:p>-79.58923</text:p>
          </table:table-cell>
          <table:table-cell office:value-type="float" office:value="282.5" calcext:value-type="float">
            <text:p>282.5</text:p>
          </table:table-cell>
          <table:table-cell office:value-type="float" office:value="116" calcext:value-type="float">
            <text:p>116</text:p>
          </table:table-cell>
          <table:table-cell table:formula="of:=VLOOKUP([.$A131];[MAF_walk_Polar_strap__Crunch.$A$2:.$E$1491];1;1)" office:value-type="string" office:string-value="2018-07-21T15:02:39Z" calcext:value-type="string">
            <text:p>2018-07-21T15:02:39Z</text:p>
          </table:table-cell>
          <table:table-cell table:formula="of:=VLOOKUP([.$A131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5:02:43Z</text:p>
          </table:table-cell>
          <table:table-cell office:value-type="float" office:value="40.01758" calcext:value-type="float">
            <text:p>40.01758</text:p>
          </table:table-cell>
          <table:table-cell office:value-type="float" office:value="-79.58923" calcext:value-type="float">
            <text:p>-79.58923</text:p>
          </table:table-cell>
          <table:table-cell office:value-type="float" office:value="282.1" calcext:value-type="float">
            <text:p>282.1</text:p>
          </table:table-cell>
          <table:table-cell office:value-type="float" office:value="116" calcext:value-type="float">
            <text:p>116</text:p>
          </table:table-cell>
          <table:table-cell table:formula="of:=VLOOKUP([.$A132];[MAF_walk_Polar_strap__Crunch.$A$2:.$E$1491];1;1)" office:value-type="string" office:string-value="2018-07-21T15:02:42Z" calcext:value-type="string">
            <text:p>2018-07-21T15:02:42Z</text:p>
          </table:table-cell>
          <table:table-cell table:formula="of:=VLOOKUP([.$A132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2:53Z</text:p>
          </table:table-cell>
          <table:table-cell office:value-type="float" office:value="40.017628" calcext:value-type="float">
            <text:p>40.017628</text:p>
          </table:table-cell>
          <table:table-cell office:value-type="float" office:value="-79.58945" calcext:value-type="float">
            <text:p>-79.58945</text:p>
          </table:table-cell>
          <table:table-cell office:value-type="float" office:value="280.3" calcext:value-type="float">
            <text:p>280.3</text:p>
          </table:table-cell>
          <table:table-cell office:value-type="float" office:value="116" calcext:value-type="float">
            <text:p>116</text:p>
          </table:table-cell>
          <table:table-cell table:formula="of:=VLOOKUP([.$A133];[MAF_walk_Polar_strap__Crunch.$A$2:.$E$1491];1;1)" office:value-type="string" office:string-value="2018-07-21T15:02:53Z" calcext:value-type="string">
            <text:p>2018-07-21T15:02:53Z</text:p>
          </table:table-cell>
          <table:table-cell table:formula="of:=VLOOKUP([.$A133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2:58Z</text:p>
          </table:table-cell>
          <table:table-cell office:value-type="float" office:value="40.017662" calcext:value-type="float">
            <text:p>40.017662</text:p>
          </table:table-cell>
          <table:table-cell office:value-type="float" office:value="-79.589584" calcext:value-type="float">
            <text:p>-79.589584</text:p>
          </table:table-cell>
          <table:table-cell office:value-type="float" office:value="279.9" calcext:value-type="float">
            <text:p>279.9</text:p>
          </table:table-cell>
          <table:table-cell office:value-type="float" office:value="116" calcext:value-type="float">
            <text:p>116</text:p>
          </table:table-cell>
          <table:table-cell table:formula="of:=VLOOKUP([.$A134];[MAF_walk_Polar_strap__Crunch.$A$2:.$E$1491];1;1)" office:value-type="string" office:string-value="2018-07-21T15:02:57Z" calcext:value-type="string">
            <text:p>2018-07-21T15:02:57Z</text:p>
          </table:table-cell>
          <table:table-cell table:formula="of:=VLOOKUP([.$A134];[MAF_walk_Polar_strap__Crunch.$A$2:.$E$14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03:03Z</text:p>
          </table:table-cell>
          <table:table-cell office:value-type="float" office:value="40.017685" calcext:value-type="float">
            <text:p>40.017685</text:p>
          </table:table-cell>
          <table:table-cell office:value-type="float" office:value="-79.58966" calcext:value-type="float">
            <text:p>-79.58966</text:p>
          </table:table-cell>
          <table:table-cell office:value-type="float" office:value="279.7" calcext:value-type="float">
            <text:p>279.7</text:p>
          </table:table-cell>
          <table:table-cell office:value-type="float" office:value="116" calcext:value-type="float">
            <text:p>116</text:p>
          </table:table-cell>
          <table:table-cell table:formula="of:=VLOOKUP([.$A135];[MAF_walk_Polar_strap__Crunch.$A$2:.$E$1491];1;1)" office:value-type="string" office:string-value="2018-07-21T15:03:02Z" calcext:value-type="string">
            <text:p>2018-07-21T15:03:02Z</text:p>
          </table:table-cell>
          <table:table-cell table:formula="of:=VLOOKUP([.$A135];[MAF_walk_Polar_strap__Crunch.$A$2:.$E$14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03:08Z</text:p>
          </table:table-cell>
          <table:table-cell office:value-type="float" office:value="40.01767" calcext:value-type="float">
            <text:p>40.01767</text:p>
          </table:table-cell>
          <table:table-cell office:value-type="float" office:value="-79.58975" calcext:value-type="float">
            <text:p>-79.58975</text:p>
          </table:table-cell>
          <table:table-cell office:value-type="float" office:value="279.4" calcext:value-type="float">
            <text:p>279.4</text:p>
          </table:table-cell>
          <table:table-cell office:value-type="float" office:value="116" calcext:value-type="float">
            <text:p>116</text:p>
          </table:table-cell>
          <table:table-cell table:formula="of:=VLOOKUP([.$A136];[MAF_walk_Polar_strap__Crunch.$A$2:.$E$1491];1;1)" office:value-type="string" office:string-value="2018-07-21T15:03:07Z" calcext:value-type="string">
            <text:p>2018-07-21T15:03:07Z</text:p>
          </table:table-cell>
          <table:table-cell table:formula="of:=VLOOKUP([.$A136];[MAF_walk_Polar_strap__Crunch.$A$2:.$E$149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5:03:13Z</text:p>
          </table:table-cell>
          <table:table-cell office:value-type="float" office:value="40.01766" calcext:value-type="float">
            <text:p>40.01766</text:p>
          </table:table-cell>
          <table:table-cell office:value-type="float" office:value="-79.589836" calcext:value-type="float">
            <text:p>-79.589836</text:p>
          </table:table-cell>
          <table:table-cell office:value-type="float" office:value="279.1" calcext:value-type="float">
            <text:p>279.1</text:p>
          </table:table-cell>
          <table:table-cell office:value-type="float" office:value="116" calcext:value-type="float">
            <text:p>116</text:p>
          </table:table-cell>
          <table:table-cell table:formula="of:=VLOOKUP([.$A137];[MAF_walk_Polar_strap__Crunch.$A$2:.$E$1491];1;1)" office:value-type="string" office:string-value="2018-07-21T15:03:12Z" calcext:value-type="string">
            <text:p>2018-07-21T15:03:12Z</text:p>
          </table:table-cell>
          <table:table-cell table:formula="of:=VLOOKUP([.$A137];[MAF_walk_Polar_strap__Crunch.$A$2:.$E$1491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3:18Z</text:p>
          </table:table-cell>
          <table:table-cell office:value-type="float" office:value="40.017654" calcext:value-type="float">
            <text:p>40.017654</text:p>
          </table:table-cell>
          <table:table-cell office:value-type="float" office:value="-79.58992" calcext:value-type="float">
            <text:p>-79.58992</text:p>
          </table:table-cell>
          <table:table-cell office:value-type="float" office:value="278.7" calcext:value-type="float">
            <text:p>278.7</text:p>
          </table:table-cell>
          <table:table-cell office:value-type="float" office:value="116" calcext:value-type="float">
            <text:p>116</text:p>
          </table:table-cell>
          <table:table-cell table:formula="of:=VLOOKUP([.$A138];[MAF_walk_Polar_strap__Crunch.$A$2:.$E$1491];1;1)" office:value-type="string" office:string-value="2018-07-21T15:03:16Z" calcext:value-type="string">
            <text:p>2018-07-21T15:03:16Z</text:p>
          </table:table-cell>
          <table:table-cell table:formula="of:=VLOOKUP([.$A138];[MAF_walk_Polar_strap__Crunch.$A$2:.$E$1491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3:28Z</text:p>
          </table:table-cell>
          <table:table-cell office:value-type="float" office:value="40.017612" calcext:value-type="float">
            <text:p>40.017612</text:p>
          </table:table-cell>
          <table:table-cell office:value-type="float" office:value="-79.59005" calcext:value-type="float">
            <text:p>-79.59005</text:p>
          </table:table-cell>
          <table:table-cell office:value-type="float" office:value="278.5" calcext:value-type="float">
            <text:p>278.5</text:p>
          </table:table-cell>
          <table:table-cell office:value-type="float" office:value="116" calcext:value-type="float">
            <text:p>116</text:p>
          </table:table-cell>
          <table:table-cell table:formula="of:=VLOOKUP([.$A139];[MAF_walk_Polar_strap__Crunch.$A$2:.$E$1491];1;1)" office:value-type="string" office:string-value="2018-07-21T15:03:26Z" calcext:value-type="string">
            <text:p>2018-07-21T15:03:26Z</text:p>
          </table:table-cell>
          <table:table-cell table:formula="of:=VLOOKUP([.$A139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3:33Z</text:p>
          </table:table-cell>
          <table:table-cell office:value-type="float" office:value="40.0176" calcext:value-type="float">
            <text:p>40.0176</text:p>
          </table:table-cell>
          <table:table-cell office:value-type="float" office:value="-79.59015" calcext:value-type="float">
            <text:p>-79.59015</text:p>
          </table:table-cell>
          <table:table-cell office:value-type="float" office:value="278.3" calcext:value-type="float">
            <text:p>278.3</text:p>
          </table:table-cell>
          <table:table-cell office:value-type="float" office:value="116" calcext:value-type="float">
            <text:p>116</text:p>
          </table:table-cell>
          <table:table-cell table:formula="of:=VLOOKUP([.$A140];[MAF_walk_Polar_strap__Crunch.$A$2:.$E$1491];1;1)" office:value-type="string" office:string-value="2018-07-21T15:03:33Z" calcext:value-type="string">
            <text:p>2018-07-21T15:03:33Z</text:p>
          </table:table-cell>
          <table:table-cell table:formula="of:=VLOOKUP([.$A140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3:38Z</text:p>
          </table:table-cell>
          <table:table-cell office:value-type="float" office:value="40.01764" calcext:value-type="float">
            <text:p>40.01764</text:p>
          </table:table-cell>
          <table:table-cell office:value-type="float" office:value="-79.59022" calcext:value-type="float">
            <text:p>-79.59022</text:p>
          </table:table-cell>
          <table:table-cell office:value-type="float" office:value="278.2" calcext:value-type="float">
            <text:p>278.2</text:p>
          </table:table-cell>
          <table:table-cell office:value-type="float" office:value="116" calcext:value-type="float">
            <text:p>116</text:p>
          </table:table-cell>
          <table:table-cell table:formula="of:=VLOOKUP([.$A141];[MAF_walk_Polar_strap__Crunch.$A$2:.$E$1491];1;1)" office:value-type="string" office:string-value="2018-07-21T15:03:38Z" calcext:value-type="string">
            <text:p>2018-07-21T15:03:38Z</text:p>
          </table:table-cell>
          <table:table-cell table:formula="of:=VLOOKUP([.$A141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3:41Z</text:p>
          </table:table-cell>
          <table:table-cell office:value-type="float" office:value="40.01764" calcext:value-type="float">
            <text:p>40.01764</text:p>
          </table:table-cell>
          <table:table-cell office:value-type="float" office:value="-79.59022" calcext:value-type="float">
            <text:p>-79.59022</text:p>
          </table:table-cell>
          <table:table-cell office:value-type="float" office:value="278.2" calcext:value-type="float">
            <text:p>278.2</text:p>
          </table:table-cell>
          <table:table-cell office:value-type="float" office:value="117" calcext:value-type="float">
            <text:p>117</text:p>
          </table:table-cell>
          <table:table-cell table:formula="of:=VLOOKUP([.$A142];[MAF_walk_Polar_strap__Crunch.$A$2:.$E$1491];1;1)" office:value-type="string" office:string-value="2018-07-21T15:03:41Z" calcext:value-type="string">
            <text:p>2018-07-21T15:03:41Z</text:p>
          </table:table-cell>
          <table:table-cell table:formula="of:=VLOOKUP([.$A142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3:41Z</text:p>
          </table:table-cell>
          <table:table-cell office:value-type="float" office:value="40.01764" calcext:value-type="float">
            <text:p>40.01764</text:p>
          </table:table-cell>
          <table:table-cell office:value-type="float" office:value="-79.59022" calcext:value-type="float">
            <text:p>-79.59022</text:p>
          </table:table-cell>
          <table:table-cell office:value-type="float" office:value="278.2" calcext:value-type="float">
            <text:p>278.2</text:p>
          </table:table-cell>
          <table:table-cell office:value-type="float" office:value="117" calcext:value-type="float">
            <text:p>117</text:p>
          </table:table-cell>
          <table:table-cell table:formula="of:=VLOOKUP([.$A143];[MAF_walk_Polar_strap__Crunch.$A$2:.$E$1491];1;1)" office:value-type="string" office:string-value="2018-07-21T15:03:41Z" calcext:value-type="string">
            <text:p>2018-07-21T15:03:41Z</text:p>
          </table:table-cell>
          <table:table-cell table:formula="of:=VLOOKUP([.$A143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3:46Z</text:p>
          </table:table-cell>
          <table:table-cell office:value-type="float" office:value="40.01768" calcext:value-type="float">
            <text:p>40.01768</text:p>
          </table:table-cell>
          <table:table-cell office:value-type="float" office:value="-79.59031" calcext:value-type="float">
            <text:p>-79.59031</text:p>
          </table:table-cell>
          <table:table-cell office:value-type="float" office:value="277.9" calcext:value-type="float">
            <text:p>277.9</text:p>
          </table:table-cell>
          <table:table-cell office:value-type="float" office:value="117" calcext:value-type="float">
            <text:p>117</text:p>
          </table:table-cell>
          <table:table-cell table:formula="of:=VLOOKUP([.$A144];[MAF_walk_Polar_strap__Crunch.$A$2:.$E$1491];1;1)" office:value-type="string" office:string-value="2018-07-21T15:03:44Z" calcext:value-type="string">
            <text:p>2018-07-21T15:03:44Z</text:p>
          </table:table-cell>
          <table:table-cell table:formula="of:=VLOOKUP([.$A144];[MAF_walk_Polar_strap__Crunch.$A$2:.$E$14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5:03:51Z</text:p>
          </table:table-cell>
          <table:table-cell office:value-type="float" office:value="40.017673" calcext:value-type="float">
            <text:p>40.017673</text:p>
          </table:table-cell>
          <table:table-cell office:value-type="float" office:value="-79.590385" calcext:value-type="float">
            <text:p>-79.590385</text:p>
          </table:table-cell>
          <table:table-cell office:value-type="float" office:value="277.8" calcext:value-type="float">
            <text:p>277.8</text:p>
          </table:table-cell>
          <table:table-cell office:value-type="float" office:value="117" calcext:value-type="float">
            <text:p>117</text:p>
          </table:table-cell>
          <table:table-cell table:formula="of:=VLOOKUP([.$A145];[MAF_walk_Polar_strap__Crunch.$A$2:.$E$1491];1;1)" office:value-type="string" office:string-value="2018-07-21T15:03:49Z" calcext:value-type="string">
            <text:p>2018-07-21T15:03:49Z</text:p>
          </table:table-cell>
          <table:table-cell table:formula="of:=VLOOKUP([.$A145];[MAF_walk_Polar_strap__Crunch.$A$2:.$E$14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04:01Z</text:p>
          </table:table-cell>
          <table:table-cell office:value-type="float" office:value="40.017708" calcext:value-type="float">
            <text:p>40.017708</text:p>
          </table:table-cell>
          <table:table-cell office:value-type="float" office:value="-79.590454" calcext:value-type="float">
            <text:p>-79.590454</text:p>
          </table:table-cell>
          <table:table-cell office:value-type="float" office:value="277.6" calcext:value-type="float">
            <text:p>277.6</text:p>
          </table:table-cell>
          <table:table-cell office:value-type="float" office:value="117" calcext:value-type="float">
            <text:p>117</text:p>
          </table:table-cell>
          <table:table-cell table:formula="of:=VLOOKUP([.$A146];[MAF_walk_Polar_strap__Crunch.$A$2:.$E$1491];1;1)" office:value-type="string" office:string-value="2018-07-21T15:03:59Z" calcext:value-type="string">
            <text:p>2018-07-21T15:03:59Z</text:p>
          </table:table-cell>
          <table:table-cell table:formula="of:=VLOOKUP([.$A146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11Z</text:p>
          </table:table-cell>
          <table:table-cell office:value-type="float" office:value="40.017776" calcext:value-type="float">
            <text:p>40.017776</text:p>
          </table:table-cell>
          <table:table-cell office:value-type="float" office:value="-79.59047" calcext:value-type="float">
            <text:p>-79.59047</text:p>
          </table:table-cell>
          <table:table-cell office:value-type="float" office:value="277.3" calcext:value-type="float">
            <text:p>277.3</text:p>
          </table:table-cell>
          <table:table-cell office:value-type="float" office:value="117" calcext:value-type="float">
            <text:p>117</text:p>
          </table:table-cell>
          <table:table-cell table:formula="of:=VLOOKUP([.$A147];[MAF_walk_Polar_strap__Crunch.$A$2:.$E$1491];1;1)" office:value-type="string" office:string-value="2018-07-21T15:04:09Z" calcext:value-type="string">
            <text:p>2018-07-21T15:04:09Z</text:p>
          </table:table-cell>
          <table:table-cell table:formula="of:=VLOOKUP([.$A147];[MAF_walk_Polar_strap__Crunch.$A$2:.$E$1491];5;1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8-07-21T15:04:21Z</text:p>
          </table:table-cell>
          <table:table-cell office:value-type="float" office:value="40.01785" calcext:value-type="float">
            <text:p>40.01785</text:p>
          </table:table-cell>
          <table:table-cell office:value-type="float" office:value="-79.590485" calcext:value-type="float">
            <text:p>-79.590485</text:p>
          </table:table-cell>
          <table:table-cell office:value-type="float" office:value="277" calcext:value-type="float">
            <text:p>277</text:p>
          </table:table-cell>
          <table:table-cell office:value-type="float" office:value="117" calcext:value-type="float">
            <text:p>117</text:p>
          </table:table-cell>
          <table:table-cell table:formula="of:=VLOOKUP([.$A148];[MAF_walk_Polar_strap__Crunch.$A$2:.$E$1491];1;1)" office:value-type="string" office:string-value="2018-07-21T15:04:21Z" calcext:value-type="string">
            <text:p>2018-07-21T15:04:21Z</text:p>
          </table:table-cell>
          <table:table-cell table:formula="of:=VLOOKUP([.$A148];[MAF_walk_Polar_strap__Crunch.$A$2:.$E$1491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4:31Z</text:p>
          </table:table-cell>
          <table:table-cell office:value-type="float" office:value="40.01797" calcext:value-type="float">
            <text:p>40.01797</text:p>
          </table:table-cell>
          <table:table-cell office:value-type="float" office:value="-79.59051" calcext:value-type="float">
            <text:p>-79.59051</text:p>
          </table:table-cell>
          <table:table-cell office:value-type="float" office:value="276.3" calcext:value-type="float">
            <text:p>276.3</text:p>
          </table:table-cell>
          <table:table-cell office:value-type="float" office:value="117" calcext:value-type="float">
            <text:p>117</text:p>
          </table:table-cell>
          <table:table-cell table:formula="of:=VLOOKUP([.$A149];[MAF_walk_Polar_strap__Crunch.$A$2:.$E$1491];1;1)" office:value-type="string" office:string-value="2018-07-21T15:04:31Z" calcext:value-type="string">
            <text:p>2018-07-21T15:04:31Z</text:p>
          </table:table-cell>
          <table:table-cell table:formula="of:=VLOOKUP([.$A149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36Z</text:p>
          </table:table-cell>
          <table:table-cell office:value-type="float" office:value="40.01803" calcext:value-type="float">
            <text:p>40.01803</text:p>
          </table:table-cell>
          <table:table-cell office:value-type="float" office:value="-79.59058" calcext:value-type="float">
            <text:p>-79.59058</text:p>
          </table:table-cell>
          <table:table-cell office:value-type="float" office:value="275.9" calcext:value-type="float">
            <text:p>275.9</text:p>
          </table:table-cell>
          <table:table-cell office:value-type="float" office:value="117" calcext:value-type="float">
            <text:p>117</text:p>
          </table:table-cell>
          <table:table-cell table:formula="of:=VLOOKUP([.$A150];[MAF_walk_Polar_strap__Crunch.$A$2:.$E$1491];1;1)" office:value-type="string" office:string-value="2018-07-21T15:04:36Z" calcext:value-type="string">
            <text:p>2018-07-21T15:04:36Z</text:p>
          </table:table-cell>
          <table:table-cell table:formula="of:=VLOOKUP([.$A150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41Z</text:p>
          </table:table-cell>
          <table:table-cell office:value-type="float" office:value="40.01805" calcext:value-type="float">
            <text:p>40.01805</text:p>
          </table:table-cell>
          <table:table-cell office:value-type="float" office:value="-79.59067" calcext:value-type="float">
            <text:p>-79.59067</text:p>
          </table:table-cell>
          <table:table-cell office:value-type="float" office:value="275.8" calcext:value-type="float">
            <text:p>275.8</text:p>
          </table:table-cell>
          <table:table-cell office:value-type="float" office:value="117" calcext:value-type="float">
            <text:p>117</text:p>
          </table:table-cell>
          <table:table-cell table:formula="of:=VLOOKUP([.$A151];[MAF_walk_Polar_strap__Crunch.$A$2:.$E$1491];1;1)" office:value-type="string" office:string-value="2018-07-21T15:04:40Z" calcext:value-type="string">
            <text:p>2018-07-21T15:04:40Z</text:p>
          </table:table-cell>
          <table:table-cell table:formula="of:=VLOOKUP([.$A151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41Z</text:p>
          </table:table-cell>
          <table:table-cell office:value-type="float" office:value="40.01805" calcext:value-type="float">
            <text:p>40.01805</text:p>
          </table:table-cell>
          <table:table-cell office:value-type="float" office:value="-79.59067" calcext:value-type="float">
            <text:p>-79.59067</text:p>
          </table:table-cell>
          <table:table-cell office:value-type="float" office:value="275.8" calcext:value-type="float">
            <text:p>275.8</text:p>
          </table:table-cell>
          <table:table-cell office:value-type="float" office:value="112" calcext:value-type="float">
            <text:p>112</text:p>
          </table:table-cell>
          <table:table-cell table:formula="of:=VLOOKUP([.$A152];[MAF_walk_Polar_strap__Crunch.$A$2:.$E$1491];1;1)" office:value-type="string" office:string-value="2018-07-21T15:04:40Z" calcext:value-type="string">
            <text:p>2018-07-21T15:04:40Z</text:p>
          </table:table-cell>
          <table:table-cell table:formula="of:=VLOOKUP([.$A152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46Z</text:p>
          </table:table-cell>
          <table:table-cell office:value-type="float" office:value="40.01805" calcext:value-type="float">
            <text:p>40.01805</text:p>
          </table:table-cell>
          <table:table-cell office:value-type="float" office:value="-79.590775" calcext:value-type="float">
            <text:p>-79.590775</text:p>
          </table:table-cell>
          <table:table-cell office:value-type="float" office:value="275.7" calcext:value-type="float">
            <text:p>275.7</text:p>
          </table:table-cell>
          <table:table-cell office:value-type="float" office:value="112" calcext:value-type="float">
            <text:p>112</text:p>
          </table:table-cell>
          <table:table-cell table:formula="of:=VLOOKUP([.$A153];[MAF_walk_Polar_strap__Crunch.$A$2:.$E$1491];1;1)" office:value-type="string" office:string-value="2018-07-21T15:04:45Z" calcext:value-type="string">
            <text:p>2018-07-21T15:04:45Z</text:p>
          </table:table-cell>
          <table:table-cell table:formula="of:=VLOOKUP([.$A153];[MAF_walk_Polar_strap__Crunch.$A$2:.$E$1491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4:51Z</text:p>
          </table:table-cell>
          <table:table-cell office:value-type="float" office:value="40.018066" calcext:value-type="float">
            <text:p>40.018066</text:p>
          </table:table-cell>
          <table:table-cell office:value-type="float" office:value="-79.5909" calcext:value-type="float">
            <text:p>-79.5909</text:p>
          </table:table-cell>
          <table:table-cell office:value-type="float" office:value="275.6" calcext:value-type="float">
            <text:p>275.6</text:p>
          </table:table-cell>
          <table:table-cell office:value-type="float" office:value="112" calcext:value-type="float">
            <text:p>112</text:p>
          </table:table-cell>
          <table:table-cell table:formula="of:=VLOOKUP([.$A154];[MAF_walk_Polar_strap__Crunch.$A$2:.$E$1491];1;1)" office:value-type="string" office:string-value="2018-07-21T15:04:51Z" calcext:value-type="string">
            <text:p>2018-07-21T15:04:51Z</text:p>
          </table:table-cell>
          <table:table-cell table:formula="of:=VLOOKUP([.$A154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4:57Z</text:p>
          </table:table-cell>
          <table:table-cell office:value-type="float" office:value="40.01807" calcext:value-type="float">
            <text:p>40.01807</text:p>
          </table:table-cell>
          <table:table-cell office:value-type="float" office:value="-79.59101" calcext:value-type="float">
            <text:p>-79.59101</text:p>
          </table:table-cell>
          <table:table-cell office:value-type="float" office:value="275.5" calcext:value-type="float">
            <text:p>275.5</text:p>
          </table:table-cell>
          <table:table-cell office:value-type="float" office:value="112" calcext:value-type="float">
            <text:p>112</text:p>
          </table:table-cell>
          <table:table-cell table:formula="of:=VLOOKUP([.$A155];[MAF_walk_Polar_strap__Crunch.$A$2:.$E$1491];1;1)" office:value-type="string" office:string-value="2018-07-21T15:04:55Z" calcext:value-type="string">
            <text:p>2018-07-21T15:04:55Z</text:p>
          </table:table-cell>
          <table:table-cell table:formula="of:=VLOOKUP([.$A155];[MAF_walk_Polar_strap__Crunch.$A$2:.$E$1491];5;1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8-07-21T15:05:09Z</text:p>
          </table:table-cell>
          <table:table-cell office:value-type="float" office:value="40.018078" calcext:value-type="float">
            <text:p>40.018078</text:p>
          </table:table-cell>
          <table:table-cell office:value-type="float" office:value="-79.59119" calcext:value-type="float">
            <text:p>-79.59119</text:p>
          </table:table-cell>
          <table:table-cell office:value-type="float" office:value="275.3" calcext:value-type="float">
            <text:p>275.3</text:p>
          </table:table-cell>
          <table:table-cell office:value-type="float" office:value="112" calcext:value-type="float">
            <text:p>112</text:p>
          </table:table-cell>
          <table:table-cell table:formula="of:=VLOOKUP([.$A156];[MAF_walk_Polar_strap__Crunch.$A$2:.$E$1491];1;1)" office:value-type="string" office:string-value="2018-07-21T15:05:08Z" calcext:value-type="string">
            <text:p>2018-07-21T15:05:08Z</text:p>
          </table:table-cell>
          <table:table-cell table:formula="of:=VLOOKUP([.$A156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5:05:14Z</text:p>
          </table:table-cell>
          <table:table-cell office:value-type="float" office:value="40.018078" calcext:value-type="float">
            <text:p>40.018078</text:p>
          </table:table-cell>
          <table:table-cell office:value-type="float" office:value="-79.59128" calcext:value-type="float">
            <text:p>-79.59128</text:p>
          </table:table-cell>
          <table:table-cell office:value-type="float" office:value="275.2" calcext:value-type="float">
            <text:p>275.2</text:p>
          </table:table-cell>
          <table:table-cell office:value-type="float" office:value="112" calcext:value-type="float">
            <text:p>112</text:p>
          </table:table-cell>
          <table:table-cell table:formula="of:=VLOOKUP([.$A157];[MAF_walk_Polar_strap__Crunch.$A$2:.$E$1491];1;1)" office:value-type="string" office:string-value="2018-07-21T15:05:14Z" calcext:value-type="string">
            <text:p>2018-07-21T15:05:14Z</text:p>
          </table:table-cell>
          <table:table-cell table:formula="of:=VLOOKUP([.$A157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5:19Z</text:p>
          </table:table-cell>
          <table:table-cell office:value-type="float" office:value="40.018074" calcext:value-type="float">
            <text:p>40.018074</text:p>
          </table:table-cell>
          <table:table-cell office:value-type="float" office:value="-79.591385" calcext:value-type="float">
            <text:p>-79.591385</text:p>
          </table:table-cell>
          <table:table-cell office:value-type="float" office:value="275.1" calcext:value-type="float">
            <text:p>275.1</text:p>
          </table:table-cell>
          <table:table-cell office:value-type="float" office:value="112" calcext:value-type="float">
            <text:p>112</text:p>
          </table:table-cell>
          <table:table-cell table:formula="of:=VLOOKUP([.$A158];[MAF_walk_Polar_strap__Crunch.$A$2:.$E$1491];1;1)" office:value-type="string" office:string-value="2018-07-21T15:05:18Z" calcext:value-type="string">
            <text:p>2018-07-21T15:05:18Z</text:p>
          </table:table-cell>
          <table:table-cell table:formula="of:=VLOOKUP([.$A158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5:29Z</text:p>
          </table:table-cell>
          <table:table-cell office:value-type="float" office:value="40.01819" calcext:value-type="float">
            <text:p>40.01819</text:p>
          </table:table-cell>
          <table:table-cell office:value-type="float" office:value="-79.591415" calcext:value-type="float">
            <text:p>-79.591415</text:p>
          </table:table-cell>
          <table:table-cell office:value-type="float" office:value="274.4" calcext:value-type="float">
            <text:p>274.4</text:p>
          </table:table-cell>
          <table:table-cell office:value-type="float" office:value="112" calcext:value-type="float">
            <text:p>112</text:p>
          </table:table-cell>
          <table:table-cell table:formula="of:=VLOOKUP([.$A159];[MAF_walk_Polar_strap__Crunch.$A$2:.$E$1491];1;1)" office:value-type="string" office:string-value="2018-07-21T15:05:28Z" calcext:value-type="string">
            <text:p>2018-07-21T15:05:28Z</text:p>
          </table:table-cell>
          <table:table-cell table:formula="of:=VLOOKUP([.$A159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5:34Z</text:p>
          </table:table-cell>
          <table:table-cell office:value-type="float" office:value="40.01825" calcext:value-type="float">
            <text:p>40.01825</text:p>
          </table:table-cell>
          <table:table-cell office:value-type="float" office:value="-79.59145" calcext:value-type="float">
            <text:p>-79.59145</text:p>
          </table:table-cell>
          <table:table-cell office:value-type="float" office:value="274.1" calcext:value-type="float">
            <text:p>274.1</text:p>
          </table:table-cell>
          <table:table-cell office:value-type="float" office:value="112" calcext:value-type="float">
            <text:p>112</text:p>
          </table:table-cell>
          <table:table-cell table:formula="of:=VLOOKUP([.$A160];[MAF_walk_Polar_strap__Crunch.$A$2:.$E$1491];1;1)" office:value-type="string" office:string-value="2018-07-21T15:05:34Z" calcext:value-type="string">
            <text:p>2018-07-21T15:05:34Z</text:p>
          </table:table-cell>
          <table:table-cell table:formula="of:=VLOOKUP([.$A160];[MAF_walk_Polar_strap__Crunch.$A$2:.$E$149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5:05:39Z</text:p>
          </table:table-cell>
          <table:table-cell office:value-type="float" office:value="40.018314" calcext:value-type="float">
            <text:p>40.018314</text:p>
          </table:table-cell>
          <table:table-cell office:value-type="float" office:value="-79.59148" calcext:value-type="float">
            <text:p>-79.59148</text:p>
          </table:table-cell>
          <table:table-cell office:value-type="float" office:value="273.8" calcext:value-type="float">
            <text:p>273.8</text:p>
          </table:table-cell>
          <table:table-cell office:value-type="float" office:value="112" calcext:value-type="float">
            <text:p>112</text:p>
          </table:table-cell>
          <table:table-cell table:formula="of:=VLOOKUP([.$A161];[MAF_walk_Polar_strap__Crunch.$A$2:.$E$1491];1;1)" office:value-type="string" office:string-value="2018-07-21T15:05:39Z" calcext:value-type="string">
            <text:p>2018-07-21T15:05:39Z</text:p>
          </table:table-cell>
          <table:table-cell table:formula="of:=VLOOKUP([.$A161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5:05:40Z</text:p>
          </table:table-cell>
          <table:table-cell office:value-type="float" office:value="40.018314" calcext:value-type="float">
            <text:p>40.018314</text:p>
          </table:table-cell>
          <table:table-cell office:value-type="float" office:value="-79.59148" calcext:value-type="float">
            <text:p>-79.59148</text:p>
          </table:table-cell>
          <table:table-cell office:value-type="float" office:value="273.8" calcext:value-type="float">
            <text:p>273.8</text:p>
          </table:table-cell>
          <table:table-cell office:value-type="float" office:value="111" calcext:value-type="float">
            <text:p>111</text:p>
          </table:table-cell>
          <table:table-cell table:formula="of:=VLOOKUP([.$A162];[MAF_walk_Polar_strap__Crunch.$A$2:.$E$1491];1;1)" office:value-type="string" office:string-value="2018-07-21T15:05:39Z" calcext:value-type="string">
            <text:p>2018-07-21T15:05:39Z</text:p>
          </table:table-cell>
          <table:table-cell table:formula="of:=VLOOKUP([.$A162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5:05:44Z</text:p>
          </table:table-cell>
          <table:table-cell office:value-type="float" office:value="40.018345" calcext:value-type="float">
            <text:p>40.018345</text:p>
          </table:table-cell>
          <table:table-cell office:value-type="float" office:value="-79.591446" calcext:value-type="float">
            <text:p>-79.591446</text:p>
          </table:table-cell>
          <table:table-cell office:value-type="float" office:value="273.6" calcext:value-type="float">
            <text:p>273.6</text:p>
          </table:table-cell>
          <table:table-cell office:value-type="float" office:value="111" calcext:value-type="float">
            <text:p>111</text:p>
          </table:table-cell>
          <table:table-cell table:formula="of:=VLOOKUP([.$A163];[MAF_walk_Polar_strap__Crunch.$A$2:.$E$1491];1;1)" office:value-type="string" office:string-value="2018-07-21T15:05:42Z" calcext:value-type="string">
            <text:p>2018-07-21T15:05:42Z</text:p>
          </table:table-cell>
          <table:table-cell table:formula="of:=VLOOKUP([.$A163];[MAF_walk_Polar_strap__Crunch.$A$2:.$E$1491];5;1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8-07-21T15:05:49Z</text:p>
          </table:table-cell>
          <table:table-cell office:value-type="float" office:value="40.018333" calcext:value-type="float">
            <text:p>40.018333</text:p>
          </table:table-cell>
          <table:table-cell office:value-type="float" office:value="-79.59145" calcext:value-type="float">
            <text:p>-79.59145</text:p>
          </table:table-cell>
          <table:table-cell office:value-type="float" office:value="273.7" calcext:value-type="float">
            <text:p>273.7</text:p>
          </table:table-cell>
          <table:table-cell office:value-type="float" office:value="111" calcext:value-type="float">
            <text:p>111</text:p>
          </table:table-cell>
          <table:table-cell table:formula="of:=VLOOKUP([.$A164];[MAF_walk_Polar_strap__Crunch.$A$2:.$E$1491];1;1)" office:value-type="string" office:string-value="2018-07-21T15:05:46Z" calcext:value-type="string">
            <text:p>2018-07-21T15:05:46Z</text:p>
          </table:table-cell>
          <table:table-cell table:formula="of:=VLOOKUP([.$A164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05:59Z</text:p>
          </table:table-cell>
          <table:table-cell office:value-type="float" office:value="40.018303" calcext:value-type="float">
            <text:p>40.018303</text:p>
          </table:table-cell>
          <table:table-cell office:value-type="float" office:value="-79.5915" calcext:value-type="float">
            <text:p>-79.5915</text:p>
          </table:table-cell>
          <table:table-cell office:value-type="float" office:value="273.9" calcext:value-type="float">
            <text:p>273.9</text:p>
          </table:table-cell>
          <table:table-cell office:value-type="float" office:value="111" calcext:value-type="float">
            <text:p>111</text:p>
          </table:table-cell>
          <table:table-cell table:formula="of:=VLOOKUP([.$A165];[MAF_walk_Polar_strap__Crunch.$A$2:.$E$1491];1;1)" office:value-type="string" office:string-value="2018-07-21T15:05:56Z" calcext:value-type="string">
            <text:p>2018-07-21T15:05:56Z</text:p>
          </table:table-cell>
          <table:table-cell table:formula="of:=VLOOKUP([.$A165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06:26Z</text:p>
          </table:table-cell>
          <table:table-cell office:value-type="float" office:value="40.01831" calcext:value-type="float">
            <text:p>40.01831</text:p>
          </table:table-cell>
          <table:table-cell office:value-type="float" office:value="-79.59146" calcext:value-type="float">
            <text:p>-79.59146</text:p>
          </table:table-cell>
          <table:table-cell office:value-type="float" office:value="274" calcext:value-type="float">
            <text:p>274</text:p>
          </table:table-cell>
          <table:table-cell office:value-type="float" office:value="111" calcext:value-type="float">
            <text:p>111</text:p>
          </table:table-cell>
          <table:table-cell table:formula="of:=VLOOKUP([.$A166];[MAF_walk_Polar_strap__Crunch.$A$2:.$E$1491];1;1)" office:value-type="string" office:string-value="2018-07-21T15:06:10Z" calcext:value-type="string">
            <text:p>2018-07-21T15:06:10Z</text:p>
          </table:table-cell>
          <table:table-cell table:formula="of:=VLOOKUP([.$A166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06:36Z</text:p>
          </table:table-cell>
          <table:table-cell office:value-type="float" office:value="40.01829" calcext:value-type="float">
            <text:p>40.01829</text:p>
          </table:table-cell>
          <table:table-cell office:value-type="float" office:value="-79.59142" calcext:value-type="float">
            <text:p>-79.59142</text:p>
          </table:table-cell>
          <table:table-cell office:value-type="float" office:value="274.1" calcext:value-type="float">
            <text:p>274.1</text:p>
          </table:table-cell>
          <table:table-cell office:value-type="float" office:value="111" calcext:value-type="float">
            <text:p>111</text:p>
          </table:table-cell>
          <table:table-cell table:formula="of:=VLOOKUP([.$A167];[MAF_walk_Polar_strap__Crunch.$A$2:.$E$1491];1;1)" office:value-type="string" office:string-value="2018-07-21T15:06:36Z" calcext:value-type="string">
            <text:p>2018-07-21T15:06:36Z</text:p>
          </table:table-cell>
          <table:table-cell table:formula="of:=VLOOKUP([.$A167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6:41Z</text:p>
          </table:table-cell>
          <table:table-cell office:value-type="float" office:value="40.018223" calcext:value-type="float">
            <text:p>40.018223</text:p>
          </table:table-cell>
          <table:table-cell office:value-type="float" office:value="-79.59144" calcext:value-type="float">
            <text:p>-79.59144</text:p>
          </table:table-cell>
          <table:table-cell office:value-type="float" office:value="274.4" calcext:value-type="float">
            <text:p>274.4</text:p>
          </table:table-cell>
          <table:table-cell office:value-type="float" office:value="111" calcext:value-type="float">
            <text:p>111</text:p>
          </table:table-cell>
          <table:table-cell table:formula="of:=VLOOKUP([.$A168];[MAF_walk_Polar_strap__Crunch.$A$2:.$E$1491];1;1)" office:value-type="string" office:string-value="2018-07-21T15:06:40Z" calcext:value-type="string">
            <text:p>2018-07-21T15:06:40Z</text:p>
          </table:table-cell>
          <table:table-cell table:formula="of:=VLOOKUP([.$A168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6:46Z</text:p>
          </table:table-cell>
          <table:table-cell office:value-type="float" office:value="40.01816" calcext:value-type="float">
            <text:p>40.01816</text:p>
          </table:table-cell>
          <table:table-cell office:value-type="float" office:value="-79.59144" calcext:value-type="float">
            <text:p>-79.59144</text:p>
          </table:table-cell>
          <table:table-cell office:value-type="float" office:value="274.6" calcext:value-type="float">
            <text:p>274.6</text:p>
          </table:table-cell>
          <table:table-cell office:value-type="float" office:value="111" calcext:value-type="float">
            <text:p>111</text:p>
          </table:table-cell>
          <table:table-cell table:formula="of:=VLOOKUP([.$A169];[MAF_walk_Polar_strap__Crunch.$A$2:.$E$1491];1;1)" office:value-type="string" office:string-value="2018-07-21T15:06:46Z" calcext:value-type="string">
            <text:p>2018-07-21T15:06:46Z</text:p>
          </table:table-cell>
          <table:table-cell table:formula="of:=VLOOKUP([.$A169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6:46Z</text:p>
          </table:table-cell>
          <table:table-cell office:value-type="float" office:value="40.01816" calcext:value-type="float">
            <text:p>40.01816</text:p>
          </table:table-cell>
          <table:table-cell office:value-type="float" office:value="-79.59144" calcext:value-type="float">
            <text:p>-79.59144</text:p>
          </table:table-cell>
          <table:table-cell office:value-type="float" office:value="274.6" calcext:value-type="float">
            <text:p>274.6</text:p>
          </table:table-cell>
          <table:table-cell office:value-type="float" office:value="111" calcext:value-type="float">
            <text:p>111</text:p>
          </table:table-cell>
          <table:table-cell table:formula="of:=VLOOKUP([.$A170];[MAF_walk_Polar_strap__Crunch.$A$2:.$E$1491];1;1)" office:value-type="string" office:string-value="2018-07-21T15:06:46Z" calcext:value-type="string">
            <text:p>2018-07-21T15:06:46Z</text:p>
          </table:table-cell>
          <table:table-cell table:formula="of:=VLOOKUP([.$A170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6:51Z</text:p>
          </table:table-cell>
          <table:table-cell office:value-type="float" office:value="40.018085" calcext:value-type="float">
            <text:p>40.018085</text:p>
          </table:table-cell>
          <table:table-cell office:value-type="float" office:value="-79.59146" calcext:value-type="float">
            <text:p>-79.59146</text:p>
          </table:table-cell>
          <table:table-cell office:value-type="float" office:value="274.8" calcext:value-type="float">
            <text:p>274.8</text:p>
          </table:table-cell>
          <table:table-cell office:value-type="float" office:value="111" calcext:value-type="float">
            <text:p>111</text:p>
          </table:table-cell>
          <table:table-cell table:formula="of:=VLOOKUP([.$A171];[MAF_walk_Polar_strap__Crunch.$A$2:.$E$1491];1;1)" office:value-type="string" office:string-value="2018-07-21T15:06:51Z" calcext:value-type="string">
            <text:p>2018-07-21T15:06:51Z</text:p>
          </table:table-cell>
          <table:table-cell table:formula="of:=VLOOKUP([.$A171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6:56Z</text:p>
          </table:table-cell>
          <table:table-cell office:value-type="float" office:value="40.017998" calcext:value-type="float">
            <text:p>40.017998</text:p>
          </table:table-cell>
          <table:table-cell office:value-type="float" office:value="-79.59146" calcext:value-type="float">
            <text:p>-79.59146</text:p>
          </table:table-cell>
          <table:table-cell office:value-type="float" office:value="274.9" calcext:value-type="float">
            <text:p>274.9</text:p>
          </table:table-cell>
          <table:table-cell office:value-type="float" office:value="111" calcext:value-type="float">
            <text:p>111</text:p>
          </table:table-cell>
          <table:table-cell table:formula="of:=VLOOKUP([.$A172];[MAF_walk_Polar_strap__Crunch.$A$2:.$E$1491];1;1)" office:value-type="string" office:string-value="2018-07-21T15:06:55Z" calcext:value-type="string">
            <text:p>2018-07-21T15:06:55Z</text:p>
          </table:table-cell>
          <table:table-cell table:formula="of:=VLOOKUP([.$A172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06:58Z</text:p>
          </table:table-cell>
          <table:table-cell office:value-type="float" office:value="40.017998" calcext:value-type="float">
            <text:p>40.017998</text:p>
          </table:table-cell>
          <table:table-cell office:value-type="float" office:value="-79.59146" calcext:value-type="float">
            <text:p>-79.59146</text:p>
          </table:table-cell>
          <table:table-cell office:value-type="float" office:value="274.9" calcext:value-type="float">
            <text:p>274.9</text:p>
          </table:table-cell>
          <table:table-cell office:value-type="float" office:value="99" calcext:value-type="float">
            <text:p>99</text:p>
          </table:table-cell>
          <table:table-cell table:formula="of:=VLOOKUP([.$A173];[MAF_walk_Polar_strap__Crunch.$A$2:.$E$1491];1;1)" office:value-type="string" office:string-value="2018-07-21T15:06:57Z" calcext:value-type="string">
            <text:p>2018-07-21T15:06:57Z</text:p>
          </table:table-cell>
          <table:table-cell table:formula="of:=VLOOKUP([.$A173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7:01Z</text:p>
          </table:table-cell>
          <table:table-cell office:value-type="float" office:value="40.017933" calcext:value-type="float">
            <text:p>40.017933</text:p>
          </table:table-cell>
          <table:table-cell office:value-type="float" office:value="-79.59144" calcext:value-type="float">
            <text:p>-79.59144</text:p>
          </table:table-cell>
          <table:table-cell office:value-type="float" office:value="274.6" calcext:value-type="float">
            <text:p>274.6</text:p>
          </table:table-cell>
          <table:table-cell office:value-type="float" office:value="99" calcext:value-type="float">
            <text:p>99</text:p>
          </table:table-cell>
          <table:table-cell table:formula="of:=VLOOKUP([.$A174];[MAF_walk_Polar_strap__Crunch.$A$2:.$E$1491];1;1)" office:value-type="string" office:string-value="2018-07-21T15:06:59Z" calcext:value-type="string">
            <text:p>2018-07-21T15:06:59Z</text:p>
          </table:table-cell>
          <table:table-cell table:formula="of:=VLOOKUP([.$A174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7:06Z</text:p>
          </table:table-cell>
          <table:table-cell office:value-type="float" office:value="40.01786" calcext:value-type="float">
            <text:p>40.01786</text:p>
          </table:table-cell>
          <table:table-cell office:value-type="float" office:value="-79.59142" calcext:value-type="float">
            <text:p>-79.59142</text:p>
          </table:table-cell>
          <table:table-cell office:value-type="float" office:value="274.3" calcext:value-type="float">
            <text:p>274.3</text:p>
          </table:table-cell>
          <table:table-cell office:value-type="float" office:value="99" calcext:value-type="float">
            <text:p>99</text:p>
          </table:table-cell>
          <table:table-cell table:formula="of:=VLOOKUP([.$A175];[MAF_walk_Polar_strap__Crunch.$A$2:.$E$1491];1;1)" office:value-type="string" office:string-value="2018-07-21T15:07:06Z" calcext:value-type="string">
            <text:p>2018-07-21T15:07:06Z</text:p>
          </table:table-cell>
          <table:table-cell table:formula="of:=VLOOKUP([.$A175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07:11Z</text:p>
          </table:table-cell>
          <table:table-cell office:value-type="float" office:value="40.01778" calcext:value-type="float">
            <text:p>40.01778</text:p>
          </table:table-cell>
          <table:table-cell office:value-type="float" office:value="-79.59142" calcext:value-type="float">
            <text:p>-79.59142</text:p>
          </table:table-cell>
          <table:table-cell office:value-type="float" office:value="274" calcext:value-type="float">
            <text:p>274</text:p>
          </table:table-cell>
          <table:table-cell office:value-type="float" office:value="99" calcext:value-type="float">
            <text:p>99</text:p>
          </table:table-cell>
          <table:table-cell table:formula="of:=VLOOKUP([.$A176];[MAF_walk_Polar_strap__Crunch.$A$2:.$E$1491];1;1)" office:value-type="string" office:string-value="2018-07-21T15:07:10Z" calcext:value-type="string">
            <text:p>2018-07-21T15:07:10Z</text:p>
          </table:table-cell>
          <table:table-cell table:formula="of:=VLOOKUP([.$A176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7:21Z</text:p>
          </table:table-cell>
          <table:table-cell office:value-type="float" office:value="40.01765" calcext:value-type="float">
            <text:p>40.01765</text:p>
          </table:table-cell>
          <table:table-cell office:value-type="float" office:value="-79.59139" calcext:value-type="float">
            <text:p>-79.59139</text:p>
          </table:table-cell>
          <table:table-cell office:value-type="float" office:value="273.6" calcext:value-type="float">
            <text:p>273.6</text:p>
          </table:table-cell>
          <table:table-cell office:value-type="float" office:value="99" calcext:value-type="float">
            <text:p>99</text:p>
          </table:table-cell>
          <table:table-cell table:formula="of:=VLOOKUP([.$A177];[MAF_walk_Polar_strap__Crunch.$A$2:.$E$1491];1;1)" office:value-type="string" office:string-value="2018-07-21T15:07:21Z" calcext:value-type="string">
            <text:p>2018-07-21T15:07:21Z</text:p>
          </table:table-cell>
          <table:table-cell table:formula="of:=VLOOKUP([.$A177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7:26Z</text:p>
          </table:table-cell>
          <table:table-cell office:value-type="float" office:value="40.017593" calcext:value-type="float">
            <text:p>40.017593</text:p>
          </table:table-cell>
          <table:table-cell office:value-type="float" office:value="-79.59138" calcext:value-type="float">
            <text:p>-79.59138</text:p>
          </table:table-cell>
          <table:table-cell office:value-type="float" office:value="273.4" calcext:value-type="float">
            <text:p>273.4</text:p>
          </table:table-cell>
          <table:table-cell office:value-type="float" office:value="99" calcext:value-type="float">
            <text:p>99</text:p>
          </table:table-cell>
          <table:table-cell table:formula="of:=VLOOKUP([.$A178];[MAF_walk_Polar_strap__Crunch.$A$2:.$E$1491];1;1)" office:value-type="string" office:string-value="2018-07-21T15:07:25Z" calcext:value-type="string">
            <text:p>2018-07-21T15:07:25Z</text:p>
          </table:table-cell>
          <table:table-cell table:formula="of:=VLOOKUP([.$A178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07:31Z</text:p>
          </table:table-cell>
          <table:table-cell office:value-type="float" office:value="40.017544" calcext:value-type="float">
            <text:p>40.017544</text:p>
          </table:table-cell>
          <table:table-cell office:value-type="float" office:value="-79.59132" calcext:value-type="float">
            <text:p>-79.59132</text:p>
          </table:table-cell>
          <table:table-cell office:value-type="float" office:value="273.2" calcext:value-type="float">
            <text:p>273.2</text:p>
          </table:table-cell>
          <table:table-cell office:value-type="float" office:value="99" calcext:value-type="float">
            <text:p>99</text:p>
          </table:table-cell>
          <table:table-cell table:formula="of:=VLOOKUP([.$A179];[MAF_walk_Polar_strap__Crunch.$A$2:.$E$1491];1;1)" office:value-type="string" office:string-value="2018-07-21T15:07:31Z" calcext:value-type="string">
            <text:p>2018-07-21T15:07:31Z</text:p>
          </table:table-cell>
          <table:table-cell table:formula="of:=VLOOKUP([.$A179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07:36Z</text:p>
          </table:table-cell>
          <table:table-cell office:value-type="float" office:value="40.01757" calcext:value-type="float">
            <text:p>40.01757</text:p>
          </table:table-cell>
          <table:table-cell office:value-type="float" office:value="-79.59123" calcext:value-type="float">
            <text:p>-79.59123</text:p>
          </table:table-cell>
          <table:table-cell office:value-type="float" office:value="273.8" calcext:value-type="float">
            <text:p>273.8</text:p>
          </table:table-cell>
          <table:table-cell office:value-type="float" office:value="99" calcext:value-type="float">
            <text:p>99</text:p>
          </table:table-cell>
          <table:table-cell table:formula="of:=VLOOKUP([.$A180];[MAF_walk_Polar_strap__Crunch.$A$2:.$E$1491];1;1)" office:value-type="string" office:string-value="2018-07-21T15:07:35Z" calcext:value-type="string">
            <text:p>2018-07-21T15:07:35Z</text:p>
          </table:table-cell>
          <table:table-cell table:formula="of:=VLOOKUP([.$A180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07:46Z</text:p>
          </table:table-cell>
          <table:table-cell office:value-type="float" office:value="40.017597" calcext:value-type="float">
            <text:p>40.017597</text:p>
          </table:table-cell>
          <table:table-cell office:value-type="float" office:value="-79.59103" calcext:value-type="float">
            <text:p>-79.59103</text:p>
          </table:table-cell>
          <table:table-cell office:value-type="float" office:value="275.1" calcext:value-type="float">
            <text:p>275.1</text:p>
          </table:table-cell>
          <table:table-cell office:value-type="float" office:value="99" calcext:value-type="float">
            <text:p>99</text:p>
          </table:table-cell>
          <table:table-cell table:formula="of:=VLOOKUP([.$A181];[MAF_walk_Polar_strap__Crunch.$A$2:.$E$1491];1;1)" office:value-type="string" office:string-value="2018-07-21T15:07:46Z" calcext:value-type="string">
            <text:p>2018-07-21T15:07:46Z</text:p>
          </table:table-cell>
          <table:table-cell table:formula="of:=VLOOKUP([.$A181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07:51Z</text:p>
          </table:table-cell>
          <table:table-cell office:value-type="float" office:value="40.017612" calcext:value-type="float">
            <text:p>40.017612</text:p>
          </table:table-cell>
          <table:table-cell office:value-type="float" office:value="-79.59094" calcext:value-type="float">
            <text:p>-79.59094</text:p>
          </table:table-cell>
          <table:table-cell office:value-type="float" office:value="275.6" calcext:value-type="float">
            <text:p>275.6</text:p>
          </table:table-cell>
          <table:table-cell office:value-type="float" office:value="99" calcext:value-type="float">
            <text:p>99</text:p>
          </table:table-cell>
          <table:table-cell table:formula="of:=VLOOKUP([.$A182];[MAF_walk_Polar_strap__Crunch.$A$2:.$E$1491];1;1)" office:value-type="string" office:string-value="2018-07-21T15:07:51Z" calcext:value-type="string">
            <text:p>2018-07-21T15:07:51Z</text:p>
          </table:table-cell>
          <table:table-cell table:formula="of:=VLOOKUP([.$A182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7:56Z</text:p>
          </table:table-cell>
          <table:table-cell office:value-type="float" office:value="40.017624" calcext:value-type="float">
            <text:p>40.017624</text:p>
          </table:table-cell>
          <table:table-cell office:value-type="float" office:value="-79.59085" calcext:value-type="float">
            <text:p>-79.59085</text:p>
          </table:table-cell>
          <table:table-cell office:value-type="float" office:value="276.1" calcext:value-type="float">
            <text:p>276.1</text:p>
          </table:table-cell>
          <table:table-cell office:value-type="float" office:value="99" calcext:value-type="float">
            <text:p>99</text:p>
          </table:table-cell>
          <table:table-cell table:formula="of:=VLOOKUP([.$A183];[MAF_walk_Polar_strap__Crunch.$A$2:.$E$1491];1;1)" office:value-type="string" office:string-value="2018-07-21T15:07:55Z" calcext:value-type="string">
            <text:p>2018-07-21T15:07:55Z</text:p>
          </table:table-cell>
          <table:table-cell table:formula="of:=VLOOKUP([.$A183];[MAF_walk_Polar_strap__Crunch.$A$2:.$E$14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7:58Z</text:p>
          </table:table-cell>
          <table:table-cell office:value-type="float" office:value="40.017624" calcext:value-type="float">
            <text:p>40.017624</text:p>
          </table:table-cell>
          <table:table-cell office:value-type="float" office:value="-79.59085" calcext:value-type="float">
            <text:p>-79.59085</text:p>
          </table:table-cell>
          <table:table-cell office:value-type="float" office:value="276.1" calcext:value-type="float">
            <text:p>276.1</text:p>
          </table:table-cell>
          <table:table-cell office:value-type="float" office:value="107" calcext:value-type="float">
            <text:p>107</text:p>
          </table:table-cell>
          <table:table-cell table:formula="of:=VLOOKUP([.$A184];[MAF_walk_Polar_strap__Crunch.$A$2:.$E$1491];1;1)" office:value-type="string" office:string-value="2018-07-21T15:07:58Z" calcext:value-type="string">
            <text:p>2018-07-21T15:07:58Z</text:p>
          </table:table-cell>
          <table:table-cell table:formula="of:=VLOOKUP([.$A184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01Z</text:p>
          </table:table-cell>
          <table:table-cell office:value-type="float" office:value="40.017624" calcext:value-type="float">
            <text:p>40.017624</text:p>
          </table:table-cell>
          <table:table-cell office:value-type="float" office:value="-79.59085" calcext:value-type="float">
            <text:p>-79.59085</text:p>
          </table:table-cell>
          <table:table-cell office:value-type="float" office:value="276.1" calcext:value-type="float">
            <text:p>276.1</text:p>
          </table:table-cell>
          <table:table-cell office:value-type="float" office:value="107" calcext:value-type="float">
            <text:p>107</text:p>
          </table:table-cell>
          <table:table-cell table:formula="of:=VLOOKUP([.$A185];[MAF_walk_Polar_strap__Crunch.$A$2:.$E$1491];1;1)" office:value-type="string" office:string-value="2018-07-21T15:08:01Z" calcext:value-type="string">
            <text:p>2018-07-21T15:08:01Z</text:p>
          </table:table-cell>
          <table:table-cell table:formula="of:=VLOOKUP([.$A185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06Z</text:p>
          </table:table-cell>
          <table:table-cell office:value-type="float" office:value="40.017612" calcext:value-type="float">
            <text:p>40.017612</text:p>
          </table:table-cell>
          <table:table-cell office:value-type="float" office:value="-79.59068" calcext:value-type="float">
            <text:p>-79.59068</text:p>
          </table:table-cell>
          <table:table-cell office:value-type="float" office:value="276.6" calcext:value-type="float">
            <text:p>276.6</text:p>
          </table:table-cell>
          <table:table-cell office:value-type="float" office:value="107" calcext:value-type="float">
            <text:p>107</text:p>
          </table:table-cell>
          <table:table-cell table:formula="of:=VLOOKUP([.$A186];[MAF_walk_Polar_strap__Crunch.$A$2:.$E$1491];1;1)" office:value-type="string" office:string-value="2018-07-21T15:08:06Z" calcext:value-type="string">
            <text:p>2018-07-21T15:08:06Z</text:p>
          </table:table-cell>
          <table:table-cell table:formula="of:=VLOOKUP([.$A186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15Z</text:p>
          </table:table-cell>
          <table:table-cell office:value-type="float" office:value="40.017628" calcext:value-type="float">
            <text:p>40.017628</text:p>
          </table:table-cell>
          <table:table-cell office:value-type="float" office:value="-79.59054" calcext:value-type="float">
            <text:p>-79.59054</text:p>
          </table:table-cell>
          <table:table-cell office:value-type="float" office:value="277.1" calcext:value-type="float">
            <text:p>277.1</text:p>
          </table:table-cell>
          <table:table-cell office:value-type="float" office:value="107" calcext:value-type="float">
            <text:p>107</text:p>
          </table:table-cell>
          <table:table-cell table:formula="of:=VLOOKUP([.$A187];[MAF_walk_Polar_strap__Crunch.$A$2:.$E$1491];1;1)" office:value-type="string" office:string-value="2018-07-21T15:08:14Z" calcext:value-type="string">
            <text:p>2018-07-21T15:08:14Z</text:p>
          </table:table-cell>
          <table:table-cell table:formula="of:=VLOOKUP([.$A187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8:24Z</text:p>
          </table:table-cell>
          <table:table-cell office:value-type="float" office:value="40.017624" calcext:value-type="float">
            <text:p>40.017624</text:p>
          </table:table-cell>
          <table:table-cell office:value-type="float" office:value="-79.5904" calcext:value-type="float">
            <text:p>-79.5904</text:p>
          </table:table-cell>
          <table:table-cell office:value-type="float" office:value="277.6" calcext:value-type="float">
            <text:p>277.6</text:p>
          </table:table-cell>
          <table:table-cell office:value-type="float" office:value="107" calcext:value-type="float">
            <text:p>107</text:p>
          </table:table-cell>
          <table:table-cell table:formula="of:=VLOOKUP([.$A188];[MAF_walk_Polar_strap__Crunch.$A$2:.$E$1491];1;1)" office:value-type="string" office:string-value="2018-07-21T15:08:21Z" calcext:value-type="string">
            <text:p>2018-07-21T15:08:21Z</text:p>
          </table:table-cell>
          <table:table-cell table:formula="of:=VLOOKUP([.$A188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29Z</text:p>
          </table:table-cell>
          <table:table-cell office:value-type="float" office:value="40.017647" calcext:value-type="float">
            <text:p>40.017647</text:p>
          </table:table-cell>
          <table:table-cell office:value-type="float" office:value="-79.59031" calcext:value-type="float">
            <text:p>-79.59031</text:p>
          </table:table-cell>
          <table:table-cell office:value-type="float" office:value="277.9" calcext:value-type="float">
            <text:p>277.9</text:p>
          </table:table-cell>
          <table:table-cell office:value-type="float" office:value="107" calcext:value-type="float">
            <text:p>107</text:p>
          </table:table-cell>
          <table:table-cell table:formula="of:=VLOOKUP([.$A189];[MAF_walk_Polar_strap__Crunch.$A$2:.$E$1491];1;1)" office:value-type="string" office:string-value="2018-07-21T15:08:28Z" calcext:value-type="string">
            <text:p>2018-07-21T15:08:28Z</text:p>
          </table:table-cell>
          <table:table-cell table:formula="of:=VLOOKUP([.$A189];[MAF_walk_Polar_strap__Crunch.$A$2:.$E$14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8:34Z</text:p>
          </table:table-cell>
          <table:table-cell office:value-type="float" office:value="40.01763" calcext:value-type="float">
            <text:p>40.01763</text:p>
          </table:table-cell>
          <table:table-cell office:value-type="float" office:value="-79.59028" calcext:value-type="float">
            <text:p>-79.59028</text:p>
          </table:table-cell>
          <table:table-cell office:value-type="float" office:value="278" calcext:value-type="float">
            <text:p>278</text:p>
          </table:table-cell>
          <table:table-cell office:value-type="float" office:value="107" calcext:value-type="float">
            <text:p>107</text:p>
          </table:table-cell>
          <table:table-cell table:formula="of:=VLOOKUP([.$A190];[MAF_walk_Polar_strap__Crunch.$A$2:.$E$1491];1;1)" office:value-type="string" office:string-value="2018-07-21T15:08:30Z" calcext:value-type="string">
            <text:p>2018-07-21T15:08:30Z</text:p>
          </table:table-cell>
          <table:table-cell table:formula="of:=VLOOKUP([.$A190];[MAF_walk_Polar_strap__Crunch.$A$2:.$E$14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08:39Z</text:p>
          </table:table-cell>
          <table:table-cell office:value-type="float" office:value="40.01758" calcext:value-type="float">
            <text:p>40.01758</text:p>
          </table:table-cell>
          <table:table-cell office:value-type="float" office:value="-79.59027" calcext:value-type="float">
            <text:p>-79.59027</text:p>
          </table:table-cell>
          <table:table-cell office:value-type="float" office:value="278.1" calcext:value-type="float">
            <text:p>278.1</text:p>
          </table:table-cell>
          <table:table-cell office:value-type="float" office:value="107" calcext:value-type="float">
            <text:p>107</text:p>
          </table:table-cell>
          <table:table-cell table:formula="of:=VLOOKUP([.$A191];[MAF_walk_Polar_strap__Crunch.$A$2:.$E$1491];1;1)" office:value-type="string" office:string-value="2018-07-21T15:08:38Z" calcext:value-type="string">
            <text:p>2018-07-21T15:08:38Z</text:p>
          </table:table-cell>
          <table:table-cell table:formula="of:=VLOOKUP([.$A191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8:44Z</text:p>
          </table:table-cell>
          <table:table-cell office:value-type="float" office:value="40.017574" calcext:value-type="float">
            <text:p>40.017574</text:p>
          </table:table-cell>
          <table:table-cell office:value-type="float" office:value="-79.590164" calcext:value-type="float">
            <text:p>-79.590164</text:p>
          </table:table-cell>
          <table:table-cell office:value-type="float" office:value="278.2" calcext:value-type="float">
            <text:p>278.2</text:p>
          </table:table-cell>
          <table:table-cell office:value-type="float" office:value="107" calcext:value-type="float">
            <text:p>107</text:p>
          </table:table-cell>
          <table:table-cell table:formula="of:=VLOOKUP([.$A192];[MAF_walk_Polar_strap__Crunch.$A$2:.$E$1491];1;1)" office:value-type="string" office:string-value="2018-07-21T15:08:44Z" calcext:value-type="string">
            <text:p>2018-07-21T15:08:44Z</text:p>
          </table:table-cell>
          <table:table-cell table:formula="of:=VLOOKUP([.$A192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8:50Z</text:p>
          </table:table-cell>
          <table:table-cell office:value-type="float" office:value="40.01755" calcext:value-type="float">
            <text:p>40.01755</text:p>
          </table:table-cell>
          <table:table-cell office:value-type="float" office:value="-79.59007" calcext:value-type="float">
            <text:p>-79.59007</text:p>
          </table:table-cell>
          <table:table-cell office:value-type="float" office:value="278.4" calcext:value-type="float">
            <text:p>278.4</text:p>
          </table:table-cell>
          <table:table-cell office:value-type="float" office:value="107" calcext:value-type="float">
            <text:p>107</text:p>
          </table:table-cell>
          <table:table-cell table:formula="of:=VLOOKUP([.$A193];[MAF_walk_Polar_strap__Crunch.$A$2:.$E$1491];1;1)" office:value-type="string" office:string-value="2018-07-21T15:08:50Z" calcext:value-type="string">
            <text:p>2018-07-21T15:08:50Z</text:p>
          </table:table-cell>
          <table:table-cell table:formula="of:=VLOOKUP([.$A193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8:58Z</text:p>
          </table:table-cell>
          <table:table-cell office:value-type="float" office:value="40.017555" calcext:value-type="float">
            <text:p>40.017555</text:p>
          </table:table-cell>
          <table:table-cell office:value-type="float" office:value="-79.589966" calcext:value-type="float">
            <text:p>-79.589966</text:p>
          </table:table-cell>
          <table:table-cell office:value-type="float" office:value="278.6" calcext:value-type="float">
            <text:p>278.6</text:p>
          </table:table-cell>
          <table:table-cell office:value-type="float" office:value="107" calcext:value-type="float">
            <text:p>107</text:p>
          </table:table-cell>
          <table:table-cell table:formula="of:=VLOOKUP([.$A194];[MAF_walk_Polar_strap__Crunch.$A$2:.$E$1491];1;1)" office:value-type="string" office:string-value="2018-07-21T15:08:57Z" calcext:value-type="string">
            <text:p>2018-07-21T15:08:57Z</text:p>
          </table:table-cell>
          <table:table-cell table:formula="of:=VLOOKUP([.$A194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8:58Z</text:p>
          </table:table-cell>
          <table:table-cell office:value-type="float" office:value="40.017555" calcext:value-type="float">
            <text:p>40.017555</text:p>
          </table:table-cell>
          <table:table-cell office:value-type="float" office:value="-79.589966" calcext:value-type="float">
            <text:p>-79.589966</text:p>
          </table:table-cell>
          <table:table-cell office:value-type="float" office:value="278.6" calcext:value-type="float">
            <text:p>278.6</text:p>
          </table:table-cell>
          <table:table-cell office:value-type="float" office:value="108" calcext:value-type="float">
            <text:p>108</text:p>
          </table:table-cell>
          <table:table-cell table:formula="of:=VLOOKUP([.$A195];[MAF_walk_Polar_strap__Crunch.$A$2:.$E$1491];1;1)" office:value-type="string" office:string-value="2018-07-21T15:08:57Z" calcext:value-type="string">
            <text:p>2018-07-21T15:08:57Z</text:p>
          </table:table-cell>
          <table:table-cell table:formula="of:=VLOOKUP([.$A195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09:08Z</text:p>
          </table:table-cell>
          <table:table-cell office:value-type="float" office:value="40.017582" calcext:value-type="float">
            <text:p>40.017582</text:p>
          </table:table-cell>
          <table:table-cell office:value-type="float" office:value="-79.58983" calcext:value-type="float">
            <text:p>-79.58983</text:p>
          </table:table-cell>
          <table:table-cell office:value-type="float" office:value="279" calcext:value-type="float">
            <text:p>279</text:p>
          </table:table-cell>
          <table:table-cell office:value-type="float" office:value="108" calcext:value-type="float">
            <text:p>108</text:p>
          </table:table-cell>
          <table:table-cell table:formula="of:=VLOOKUP([.$A196];[MAF_walk_Polar_strap__Crunch.$A$2:.$E$1491];1;1)" office:value-type="string" office:string-value="2018-07-21T15:09:07Z" calcext:value-type="string">
            <text:p>2018-07-21T15:09:07Z</text:p>
          </table:table-cell>
          <table:table-cell table:formula="of:=VLOOKUP([.$A196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09:13Z</text:p>
          </table:table-cell>
          <table:table-cell office:value-type="float" office:value="40.017628" calcext:value-type="float">
            <text:p>40.017628</text:p>
          </table:table-cell>
          <table:table-cell office:value-type="float" office:value="-79.58972" calcext:value-type="float">
            <text:p>-79.58972</text:p>
          </table:table-cell>
          <table:table-cell office:value-type="float" office:value="279.5" calcext:value-type="float">
            <text:p>279.5</text:p>
          </table:table-cell>
          <table:table-cell office:value-type="float" office:value="108" calcext:value-type="float">
            <text:p>108</text:p>
          </table:table-cell>
          <table:table-cell table:formula="of:=VLOOKUP([.$A197];[MAF_walk_Polar_strap__Crunch.$A$2:.$E$1491];1;1)" office:value-type="string" office:string-value="2018-07-21T15:09:13Z" calcext:value-type="string">
            <text:p>2018-07-21T15:09:13Z</text:p>
          </table:table-cell>
          <table:table-cell table:formula="of:=VLOOKUP([.$A197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9:18Z</text:p>
          </table:table-cell>
          <table:table-cell office:value-type="float" office:value="40.017643" calcext:value-type="float">
            <text:p>40.017643</text:p>
          </table:table-cell>
          <table:table-cell office:value-type="float" office:value="-79.58964" calcext:value-type="float">
            <text:p>-79.58964</text:p>
          </table:table-cell>
          <table:table-cell office:value-type="float" office:value="279.8" calcext:value-type="float">
            <text:p>279.8</text:p>
          </table:table-cell>
          <table:table-cell office:value-type="float" office:value="108" calcext:value-type="float">
            <text:p>108</text:p>
          </table:table-cell>
          <table:table-cell table:formula="of:=VLOOKUP([.$A198];[MAF_walk_Polar_strap__Crunch.$A$2:.$E$1491];1;1)" office:value-type="string" office:string-value="2018-07-21T15:09:18Z" calcext:value-type="string">
            <text:p>2018-07-21T15:09:18Z</text:p>
          </table:table-cell>
          <table:table-cell table:formula="of:=VLOOKUP([.$A198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9:23Z</text:p>
          </table:table-cell>
          <table:table-cell office:value-type="float" office:value="40.01764" calcext:value-type="float">
            <text:p>40.01764</text:p>
          </table:table-cell>
          <table:table-cell office:value-type="float" office:value="-79.58952" calcext:value-type="float">
            <text:p>-79.58952</text:p>
          </table:table-cell>
          <table:table-cell office:value-type="float" office:value="280.1" calcext:value-type="float">
            <text:p>280.1</text:p>
          </table:table-cell>
          <table:table-cell office:value-type="float" office:value="108" calcext:value-type="float">
            <text:p>108</text:p>
          </table:table-cell>
          <table:table-cell table:formula="of:=VLOOKUP([.$A199];[MAF_walk_Polar_strap__Crunch.$A$2:.$E$1491];1;1)" office:value-type="string" office:string-value="2018-07-21T15:09:22Z" calcext:value-type="string">
            <text:p>2018-07-21T15:09:22Z</text:p>
          </table:table-cell>
          <table:table-cell table:formula="of:=VLOOKUP([.$A199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9:28Z</text:p>
          </table:table-cell>
          <table:table-cell office:value-type="float" office:value="40.017647" calcext:value-type="float">
            <text:p>40.017647</text:p>
          </table:table-cell>
          <table:table-cell office:value-type="float" office:value="-79.5894" calcext:value-type="float">
            <text:p>-79.5894</text:p>
          </table:table-cell>
          <table:table-cell office:value-type="float" office:value="280.5" calcext:value-type="float">
            <text:p>280.5</text:p>
          </table:table-cell>
          <table:table-cell office:value-type="float" office:value="108" calcext:value-type="float">
            <text:p>108</text:p>
          </table:table-cell>
          <table:table-cell table:formula="of:=VLOOKUP([.$A200];[MAF_walk_Polar_strap__Crunch.$A$2:.$E$1491];1;1)" office:value-type="string" office:string-value="2018-07-21T15:09:28Z" calcext:value-type="string">
            <text:p>2018-07-21T15:09:28Z</text:p>
          </table:table-cell>
          <table:table-cell table:formula="of:=VLOOKUP([.$A200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9:33Z</text:p>
          </table:table-cell>
          <table:table-cell office:value-type="float" office:value="40.017593" calcext:value-type="float">
            <text:p>40.017593</text:p>
          </table:table-cell>
          <table:table-cell office:value-type="float" office:value="-79.58935" calcext:value-type="float">
            <text:p>-79.58935</text:p>
          </table:table-cell>
          <table:table-cell office:value-type="float" office:value="281.9" calcext:value-type="float">
            <text:p>281.9</text:p>
          </table:table-cell>
          <table:table-cell office:value-type="float" office:value="108" calcext:value-type="float">
            <text:p>108</text:p>
          </table:table-cell>
          <table:table-cell table:formula="of:=VLOOKUP([.$A201];[MAF_walk_Polar_strap__Crunch.$A$2:.$E$1491];1;1)" office:value-type="string" office:string-value="2018-07-21T15:09:33Z" calcext:value-type="string">
            <text:p>2018-07-21T15:09:33Z</text:p>
          </table:table-cell>
          <table:table-cell table:formula="of:=VLOOKUP([.$A201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9:38Z</text:p>
          </table:table-cell>
          <table:table-cell office:value-type="float" office:value="40.017517" calcext:value-type="float">
            <text:p>40.017517</text:p>
          </table:table-cell>
          <table:table-cell office:value-type="float" office:value="-79.58934" calcext:value-type="float">
            <text:p>-79.58934</text:p>
          </table:table-cell>
          <table:table-cell office:value-type="float" office:value="282.4" calcext:value-type="float">
            <text:p>282.4</text:p>
          </table:table-cell>
          <table:table-cell office:value-type="float" office:value="108" calcext:value-type="float">
            <text:p>108</text:p>
          </table:table-cell>
          <table:table-cell table:formula="of:=VLOOKUP([.$A202];[MAF_walk_Polar_strap__Crunch.$A$2:.$E$1491];1;1)" office:value-type="string" office:string-value="2018-07-21T15:09:35Z" calcext:value-type="string">
            <text:p>2018-07-21T15:09:35Z</text:p>
          </table:table-cell>
          <table:table-cell table:formula="of:=VLOOKUP([.$A202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09:48Z</text:p>
          </table:table-cell>
          <table:table-cell office:value-type="float" office:value="40.017403" calcext:value-type="float">
            <text:p>40.017403</text:p>
          </table:table-cell>
          <table:table-cell office:value-type="float" office:value="-79.58933" calcext:value-type="float">
            <text:p>-79.58933</text:p>
          </table:table-cell>
          <table:table-cell office:value-type="float" office:value="283" calcext:value-type="float">
            <text:p>283</text:p>
          </table:table-cell>
          <table:table-cell office:value-type="float" office:value="108" calcext:value-type="float">
            <text:p>108</text:p>
          </table:table-cell>
          <table:table-cell table:formula="of:=VLOOKUP([.$A203];[MAF_walk_Polar_strap__Crunch.$A$2:.$E$1491];1;1)" office:value-type="string" office:string-value="2018-07-21T15:09:46Z" calcext:value-type="string">
            <text:p>2018-07-21T15:09:46Z</text:p>
          </table:table-cell>
          <table:table-cell table:formula="of:=VLOOKUP([.$A203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09:58Z</text:p>
          </table:table-cell>
          <table:table-cell office:value-type="float" office:value="40.017273" calcext:value-type="float">
            <text:p>40.017273</text:p>
          </table:table-cell>
          <table:table-cell office:value-type="float" office:value="-79.589294" calcext:value-type="float">
            <text:p>-79.589294</text:p>
          </table:table-cell>
          <table:table-cell office:value-type="float" office:value="283.6" calcext:value-type="float">
            <text:p>283.6</text:p>
          </table:table-cell>
          <table:table-cell office:value-type="float" office:value="108" calcext:value-type="float">
            <text:p>108</text:p>
          </table:table-cell>
          <table:table-cell table:formula="of:=VLOOKUP([.$A204];[MAF_walk_Polar_strap__Crunch.$A$2:.$E$1491];1;1)" office:value-type="string" office:string-value="2018-07-21T15:09:57Z" calcext:value-type="string">
            <text:p>2018-07-21T15:09:57Z</text:p>
          </table:table-cell>
          <table:table-cell table:formula="of:=VLOOKUP([.$A204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09:58Z</text:p>
          </table:table-cell>
          <table:table-cell office:value-type="float" office:value="40.017273" calcext:value-type="float">
            <text:p>40.017273</text:p>
          </table:table-cell>
          <table:table-cell office:value-type="float" office:value="-79.589294" calcext:value-type="float">
            <text:p>-79.589294</text:p>
          </table:table-cell>
          <table:table-cell office:value-type="float" office:value="283.6" calcext:value-type="float">
            <text:p>283.6</text:p>
          </table:table-cell>
          <table:table-cell office:value-type="float" office:value="97" calcext:value-type="float">
            <text:p>97</text:p>
          </table:table-cell>
          <table:table-cell table:formula="of:=VLOOKUP([.$A205];[MAF_walk_Polar_strap__Crunch.$A$2:.$E$1491];1;1)" office:value-type="string" office:string-value="2018-07-21T15:09:57Z" calcext:value-type="string">
            <text:p>2018-07-21T15:09:57Z</text:p>
          </table:table-cell>
          <table:table-cell table:formula="of:=VLOOKUP([.$A205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10:05Z</text:p>
          </table:table-cell>
          <table:table-cell office:value-type="float" office:value="40.01719" calcext:value-type="float">
            <text:p>40.01719</text:p>
          </table:table-cell>
          <table:table-cell office:value-type="float" office:value="-79.58929" calcext:value-type="float">
            <text:p>-79.58929</text:p>
          </table:table-cell>
          <table:table-cell office:value-type="float" office:value="283.9" calcext:value-type="float">
            <text:p>283.9</text:p>
          </table:table-cell>
          <table:table-cell office:value-type="float" office:value="97" calcext:value-type="float">
            <text:p>97</text:p>
          </table:table-cell>
          <table:table-cell table:formula="of:=VLOOKUP([.$A206];[MAF_walk_Polar_strap__Crunch.$A$2:.$E$1491];1;1)" office:value-type="string" office:string-value="2018-07-21T15:10:04Z" calcext:value-type="string">
            <text:p>2018-07-21T15:10:04Z</text:p>
          </table:table-cell>
          <table:table-cell table:formula="of:=VLOOKUP([.$A206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0:10Z</text:p>
          </table:table-cell>
          <table:table-cell office:value-type="float" office:value="40.01711" calcext:value-type="float">
            <text:p>40.01711</text:p>
          </table:table-cell>
          <table:table-cell office:value-type="float" office:value="-79.58927" calcext:value-type="float">
            <text:p>-79.58927</text:p>
          </table:table-cell>
          <table:table-cell office:value-type="float" office:value="284" calcext:value-type="float">
            <text:p>284</text:p>
          </table:table-cell>
          <table:table-cell office:value-type="float" office:value="97" calcext:value-type="float">
            <text:p>97</text:p>
          </table:table-cell>
          <table:table-cell table:formula="of:=VLOOKUP([.$A207];[MAF_walk_Polar_strap__Crunch.$A$2:.$E$1491];1;1)" office:value-type="string" office:string-value="2018-07-21T15:10:10Z" calcext:value-type="string">
            <text:p>2018-07-21T15:10:10Z</text:p>
          </table:table-cell>
          <table:table-cell table:formula="of:=VLOOKUP([.$A207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0:15Z</text:p>
          </table:table-cell>
          <table:table-cell office:value-type="float" office:value="40.01703" calcext:value-type="float">
            <text:p>40.01703</text:p>
          </table:table-cell>
          <table:table-cell office:value-type="float" office:value="-79.58922" calcext:value-type="float">
            <text:p>-79.58922</text:p>
          </table:table-cell>
          <table:table-cell office:value-type="float" office:value="284.5" calcext:value-type="float">
            <text:p>284.5</text:p>
          </table:table-cell>
          <table:table-cell office:value-type="float" office:value="97" calcext:value-type="float">
            <text:p>97</text:p>
          </table:table-cell>
          <table:table-cell table:formula="of:=VLOOKUP([.$A208];[MAF_walk_Polar_strap__Crunch.$A$2:.$E$1491];1;1)" office:value-type="string" office:string-value="2018-07-21T15:10:14Z" calcext:value-type="string">
            <text:p>2018-07-21T15:10:14Z</text:p>
          </table:table-cell>
          <table:table-cell table:formula="of:=VLOOKUP([.$A208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0:20Z</text:p>
          </table:table-cell>
          <table:table-cell office:value-type="float" office:value="40.016945" calcext:value-type="float">
            <text:p>40.016945</text:p>
          </table:table-cell>
          <table:table-cell office:value-type="float" office:value="-79.5892" calcext:value-type="float">
            <text:p>-79.5892</text:p>
          </table:table-cell>
          <table:table-cell office:value-type="float" office:value="285.3" calcext:value-type="float">
            <text:p>285.3</text:p>
          </table:table-cell>
          <table:table-cell office:value-type="float" office:value="97" calcext:value-type="float">
            <text:p>97</text:p>
          </table:table-cell>
          <table:table-cell table:formula="of:=VLOOKUP([.$A209];[MAF_walk_Polar_strap__Crunch.$A$2:.$E$1491];1;1)" office:value-type="string" office:string-value="2018-07-21T15:10:20Z" calcext:value-type="string">
            <text:p>2018-07-21T15:10:20Z</text:p>
          </table:table-cell>
          <table:table-cell table:formula="of:=VLOOKUP([.$A209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0:25Z</text:p>
          </table:table-cell>
          <table:table-cell office:value-type="float" office:value="40.016884" calcext:value-type="float">
            <text:p>40.016884</text:p>
          </table:table-cell>
          <table:table-cell office:value-type="float" office:value="-79.589226" calcext:value-type="float">
            <text:p>-79.589226</text:p>
          </table:table-cell>
          <table:table-cell office:value-type="float" office:value="285.8" calcext:value-type="float">
            <text:p>285.8</text:p>
          </table:table-cell>
          <table:table-cell office:value-type="float" office:value="97" calcext:value-type="float">
            <text:p>97</text:p>
          </table:table-cell>
          <table:table-cell table:formula="of:=VLOOKUP([.$A210];[MAF_walk_Polar_strap__Crunch.$A$2:.$E$1491];1;1)" office:value-type="string" office:string-value="2018-07-21T15:10:23Z" calcext:value-type="string">
            <text:p>2018-07-21T15:10:23Z</text:p>
          </table:table-cell>
          <table:table-cell table:formula="of:=VLOOKUP([.$A210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0:30Z</text:p>
          </table:table-cell>
          <table:table-cell office:value-type="float" office:value="40.016804" calcext:value-type="float">
            <text:p>40.016804</text:p>
          </table:table-cell>
          <table:table-cell office:value-type="float" office:value="-79.58922" calcext:value-type="float">
            <text:p>-79.58922</text:p>
          </table:table-cell>
          <table:table-cell office:value-type="float" office:value="286.6" calcext:value-type="float">
            <text:p>286.6</text:p>
          </table:table-cell>
          <table:table-cell office:value-type="float" office:value="97" calcext:value-type="float">
            <text:p>97</text:p>
          </table:table-cell>
          <table:table-cell table:formula="of:=VLOOKUP([.$A211];[MAF_walk_Polar_strap__Crunch.$A$2:.$E$1491];1;1)" office:value-type="string" office:string-value="2018-07-21T15:10:29Z" calcext:value-type="string">
            <text:p>2018-07-21T15:10:29Z</text:p>
          </table:table-cell>
          <table:table-cell table:formula="of:=VLOOKUP([.$A211];[MAF_walk_Polar_strap__Crunch.$A$2:.$E$14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0:35Z</text:p>
          </table:table-cell>
          <table:table-cell office:value-type="float" office:value="40.01675" calcext:value-type="float">
            <text:p>40.01675</text:p>
          </table:table-cell>
          <table:table-cell office:value-type="float" office:value="-79.58918" calcext:value-type="float">
            <text:p>-79.58918</text:p>
          </table:table-cell>
          <table:table-cell office:value-type="float" office:value="287.2" calcext:value-type="float">
            <text:p>287.2</text:p>
          </table:table-cell>
          <table:table-cell office:value-type="float" office:value="97" calcext:value-type="float">
            <text:p>97</text:p>
          </table:table-cell>
          <table:table-cell table:formula="of:=VLOOKUP([.$A212];[MAF_walk_Polar_strap__Crunch.$A$2:.$E$1491];1;1)" office:value-type="string" office:string-value="2018-07-21T15:10:34Z" calcext:value-type="string">
            <text:p>2018-07-21T15:10:34Z</text:p>
          </table:table-cell>
          <table:table-cell table:formula="of:=VLOOKUP([.$A212];[MAF_walk_Polar_strap__Crunch.$A$2:.$E$14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10:45Z</text:p>
          </table:table-cell>
          <table:table-cell office:value-type="float" office:value="40.016655" calcext:value-type="float">
            <text:p>40.016655</text:p>
          </table:table-cell>
          <table:table-cell office:value-type="float" office:value="-79.58918" calcext:value-type="float">
            <text:p>-79.58918</text:p>
          </table:table-cell>
          <table:table-cell office:value-type="float" office:value="287.9" calcext:value-type="float">
            <text:p>287.9</text:p>
          </table:table-cell>
          <table:table-cell office:value-type="float" office:value="97" calcext:value-type="float">
            <text:p>97</text:p>
          </table:table-cell>
          <table:table-cell table:formula="of:=VLOOKUP([.$A213];[MAF_walk_Polar_strap__Crunch.$A$2:.$E$1491];1;1)" office:value-type="string" office:string-value="2018-07-21T15:10:45Z" calcext:value-type="string">
            <text:p>2018-07-21T15:10:45Z</text:p>
          </table:table-cell>
          <table:table-cell table:formula="of:=VLOOKUP([.$A213];[MAF_walk_Polar_strap__Crunch.$A$2:.$E$14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0:50Z</text:p>
          </table:table-cell>
          <table:table-cell office:value-type="float" office:value="40.016586" calcext:value-type="float">
            <text:p>40.016586</text:p>
          </table:table-cell>
          <table:table-cell office:value-type="float" office:value="-79.58919" calcext:value-type="float">
            <text:p>-79.58919</text:p>
          </table:table-cell>
          <table:table-cell office:value-type="float" office:value="288" calcext:value-type="float">
            <text:p>288</text:p>
          </table:table-cell>
          <table:table-cell office:value-type="float" office:value="97" calcext:value-type="float">
            <text:p>97</text:p>
          </table:table-cell>
          <table:table-cell table:formula="of:=VLOOKUP([.$A214];[MAF_walk_Polar_strap__Crunch.$A$2:.$E$1491];1;1)" office:value-type="string" office:string-value="2018-07-21T15:10:50Z" calcext:value-type="string">
            <text:p>2018-07-21T15:10:50Z</text:p>
          </table:table-cell>
          <table:table-cell table:formula="of:=VLOOKUP([.$A214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0:58Z</text:p>
          </table:table-cell>
          <table:table-cell office:value-type="float" office:value="40.016586" calcext:value-type="float">
            <text:p>40.016586</text:p>
          </table:table-cell>
          <table:table-cell office:value-type="float" office:value="-79.58919" calcext:value-type="float">
            <text:p>-79.58919</text:p>
          </table:table-cell>
          <table:table-cell office:value-type="float" office:value="288" calcext:value-type="float">
            <text:p>288</text:p>
          </table:table-cell>
          <table:table-cell office:value-type="float" office:value="108" calcext:value-type="float">
            <text:p>108</text:p>
          </table:table-cell>
          <table:table-cell table:formula="of:=VLOOKUP([.$A215];[MAF_walk_Polar_strap__Crunch.$A$2:.$E$1491];1;1)" office:value-type="string" office:string-value="2018-07-21T15:10:58Z" calcext:value-type="string">
            <text:p>2018-07-21T15:10:58Z</text:p>
          </table:table-cell>
          <table:table-cell table:formula="of:=VLOOKUP([.$A215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11:02Z</text:p>
          </table:table-cell>
          <table:table-cell office:value-type="float" office:value="40.01646" calcext:value-type="float">
            <text:p>40.01646</text:p>
          </table:table-cell>
          <table:table-cell office:value-type="float" office:value="-79.58913" calcext:value-type="float">
            <text:p>-79.58913</text:p>
          </table:table-cell>
          <table:table-cell office:value-type="float" office:value="287.8" calcext:value-type="float">
            <text:p>287.8</text:p>
          </table:table-cell>
          <table:table-cell office:value-type="float" office:value="108" calcext:value-type="float">
            <text:p>108</text:p>
          </table:table-cell>
          <table:table-cell table:formula="of:=VLOOKUP([.$A216];[MAF_walk_Polar_strap__Crunch.$A$2:.$E$1491];1;1)" office:value-type="string" office:string-value="2018-07-21T15:11:02Z" calcext:value-type="string">
            <text:p>2018-07-21T15:11:02Z</text:p>
          </table:table-cell>
          <table:table-cell table:formula="of:=VLOOKUP([.$A216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11:07Z</text:p>
          </table:table-cell>
          <table:table-cell office:value-type="float" office:value="40.016388" calcext:value-type="float">
            <text:p>40.016388</text:p>
          </table:table-cell>
          <table:table-cell office:value-type="float" office:value="-79.58912" calcext:value-type="float">
            <text:p>-79.58912</text:p>
          </table:table-cell>
          <table:table-cell office:value-type="float" office:value="287.7" calcext:value-type="float">
            <text:p>287.7</text:p>
          </table:table-cell>
          <table:table-cell office:value-type="float" office:value="108" calcext:value-type="float">
            <text:p>108</text:p>
          </table:table-cell>
          <table:table-cell table:formula="of:=VLOOKUP([.$A217];[MAF_walk_Polar_strap__Crunch.$A$2:.$E$1491];1;1)" office:value-type="string" office:string-value="2018-07-21T15:11:07Z" calcext:value-type="string">
            <text:p>2018-07-21T15:11:07Z</text:p>
          </table:table-cell>
          <table:table-cell table:formula="of:=VLOOKUP([.$A217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11:12Z</text:p>
          </table:table-cell>
          <table:table-cell office:value-type="float" office:value="40.016315" calcext:value-type="float">
            <text:p>40.016315</text:p>
          </table:table-cell>
          <table:table-cell office:value-type="float" office:value="-79.589096" calcext:value-type="float">
            <text:p>-79.589096</text:p>
          </table:table-cell>
          <table:table-cell office:value-type="float" office:value="287.6" calcext:value-type="float">
            <text:p>287.6</text:p>
          </table:table-cell>
          <table:table-cell office:value-type="float" office:value="108" calcext:value-type="float">
            <text:p>108</text:p>
          </table:table-cell>
          <table:table-cell table:formula="of:=VLOOKUP([.$A218];[MAF_walk_Polar_strap__Crunch.$A$2:.$E$1491];1;1)" office:value-type="string" office:string-value="2018-07-21T15:11:11Z" calcext:value-type="string">
            <text:p>2018-07-21T15:11:11Z</text:p>
          </table:table-cell>
          <table:table-cell table:formula="of:=VLOOKUP([.$A218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11:20Z</text:p>
          </table:table-cell>
          <table:table-cell office:value-type="float" office:value="40.016266" calcext:value-type="float">
            <text:p>40.016266</text:p>
          </table:table-cell>
          <table:table-cell office:value-type="float" office:value="-79.589066" calcext:value-type="float">
            <text:p>-79.589066</text:p>
          </table:table-cell>
          <table:table-cell office:value-type="float" office:value="287.5" calcext:value-type="float">
            <text:p>287.5</text:p>
          </table:table-cell>
          <table:table-cell office:value-type="float" office:value="108" calcext:value-type="float">
            <text:p>108</text:p>
          </table:table-cell>
          <table:table-cell table:formula="of:=VLOOKUP([.$A219];[MAF_walk_Polar_strap__Crunch.$A$2:.$E$1491];1;1)" office:value-type="string" office:string-value="2018-07-21T15:11:14Z" calcext:value-type="string">
            <text:p>2018-07-21T15:11:14Z</text:p>
          </table:table-cell>
          <table:table-cell table:formula="of:=VLOOKUP([.$A219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1:28Z</text:p>
          </table:table-cell>
          <table:table-cell office:value-type="float" office:value="40.016125" calcext:value-type="float">
            <text:p>40.016125</text:p>
          </table:table-cell>
          <table:table-cell office:value-type="float" office:value="-79.58906" calcext:value-type="float">
            <text:p>-79.58906</text:p>
          </table:table-cell>
          <table:table-cell office:value-type="float" office:value="287.1" calcext:value-type="float">
            <text:p>287.1</text:p>
          </table:table-cell>
          <table:table-cell office:value-type="float" office:value="108" calcext:value-type="float">
            <text:p>108</text:p>
          </table:table-cell>
          <table:table-cell table:formula="of:=VLOOKUP([.$A220];[MAF_walk_Polar_strap__Crunch.$A$2:.$E$1491];1;1)" office:value-type="string" office:string-value="2018-07-21T15:11:27Z" calcext:value-type="string">
            <text:p>2018-07-21T15:11:27Z</text:p>
          </table:table-cell>
          <table:table-cell table:formula="of:=VLOOKUP([.$A220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11:33Z</text:p>
          </table:table-cell>
          <table:table-cell office:value-type="float" office:value="40.01604" calcext:value-type="float">
            <text:p>40.01604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86.6" calcext:value-type="float">
            <text:p>286.6</text:p>
          </table:table-cell>
          <table:table-cell office:value-type="float" office:value="108" calcext:value-type="float">
            <text:p>108</text:p>
          </table:table-cell>
          <table:table-cell table:formula="of:=VLOOKUP([.$A221];[MAF_walk_Polar_strap__Crunch.$A$2:.$E$1491];1;1)" office:value-type="string" office:string-value="2018-07-21T15:11:33Z" calcext:value-type="string">
            <text:p>2018-07-21T15:11:33Z</text:p>
          </table:table-cell>
          <table:table-cell table:formula="of:=VLOOKUP([.$A221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11:38Z</text:p>
          </table:table-cell>
          <table:table-cell office:value-type="float" office:value="40.01598" calcext:value-type="float">
            <text:p>40.01598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6.4" calcext:value-type="float">
            <text:p>286.4</text:p>
          </table:table-cell>
          <table:table-cell office:value-type="float" office:value="108" calcext:value-type="float">
            <text:p>108</text:p>
          </table:table-cell>
          <table:table-cell table:formula="of:=VLOOKUP([.$A222];[MAF_walk_Polar_strap__Crunch.$A$2:.$E$1491];1;1)" office:value-type="string" office:string-value="2018-07-21T15:11:38Z" calcext:value-type="string">
            <text:p>2018-07-21T15:11:38Z</text:p>
          </table:table-cell>
          <table:table-cell table:formula="of:=VLOOKUP([.$A222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11:43Z</text:p>
          </table:table-cell>
          <table:table-cell office:value-type="float" office:value="40.015903" calcext:value-type="float">
            <text:p>40.015903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6" calcext:value-type="float">
            <text:p>286</text:p>
          </table:table-cell>
          <table:table-cell office:value-type="float" office:value="108" calcext:value-type="float">
            <text:p>108</text:p>
          </table:table-cell>
          <table:table-cell table:formula="of:=VLOOKUP([.$A223];[MAF_walk_Polar_strap__Crunch.$A$2:.$E$1491];1;1)" office:value-type="string" office:string-value="2018-07-21T15:11:42Z" calcext:value-type="string">
            <text:p>2018-07-21T15:11:42Z</text:p>
          </table:table-cell>
          <table:table-cell table:formula="of:=VLOOKUP([.$A223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11:48Z</text:p>
          </table:table-cell>
          <table:table-cell office:value-type="float" office:value="40.015823" calcext:value-type="float">
            <text:p>40.015823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85.6" calcext:value-type="float">
            <text:p>285.6</text:p>
          </table:table-cell>
          <table:table-cell office:value-type="float" office:value="108" calcext:value-type="float">
            <text:p>108</text:p>
          </table:table-cell>
          <table:table-cell table:formula="of:=VLOOKUP([.$A224];[MAF_walk_Polar_strap__Crunch.$A$2:.$E$1491];1;1)" office:value-type="string" office:string-value="2018-07-21T15:11:48Z" calcext:value-type="string">
            <text:p>2018-07-21T15:11:48Z</text:p>
          </table:table-cell>
          <table:table-cell table:formula="of:=VLOOKUP([.$A224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1:53Z</text:p>
          </table:table-cell>
          <table:table-cell office:value-type="float" office:value="40.015766" calcext:value-type="float">
            <text:p>40.015766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5.3" calcext:value-type="float">
            <text:p>285.3</text:p>
          </table:table-cell>
          <table:table-cell office:value-type="float" office:value="108" calcext:value-type="float">
            <text:p>108</text:p>
          </table:table-cell>
          <table:table-cell table:formula="of:=VLOOKUP([.$A225];[MAF_walk_Polar_strap__Crunch.$A$2:.$E$1491];1;1)" office:value-type="string" office:string-value="2018-07-21T15:11:52Z" calcext:value-type="string">
            <text:p>2018-07-21T15:11:52Z</text:p>
          </table:table-cell>
          <table:table-cell table:formula="of:=VLOOKUP([.$A225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1:58Z</text:p>
          </table:table-cell>
          <table:table-cell office:value-type="float" office:value="40.015766" calcext:value-type="float">
            <text:p>40.015766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5.3" calcext:value-type="float">
            <text:p>285.3</text:p>
          </table:table-cell>
          <table:table-cell office:value-type="float" office:value="108" calcext:value-type="float">
            <text:p>108</text:p>
          </table:table-cell>
          <table:table-cell table:formula="of:=VLOOKUP([.$A226];[MAF_walk_Polar_strap__Crunch.$A$2:.$E$1491];1;1)" office:value-type="string" office:string-value="2018-07-21T15:11:55Z" calcext:value-type="string">
            <text:p>2018-07-21T15:11:55Z</text:p>
          </table:table-cell>
          <table:table-cell table:formula="of:=VLOOKUP([.$A226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1:59Z</text:p>
          </table:table-cell>
          <table:table-cell office:value-type="float" office:value="40.01575" calcext:value-type="float">
            <text:p>40.01575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85.2" calcext:value-type="float">
            <text:p>285.2</text:p>
          </table:table-cell>
          <table:table-cell office:value-type="float" office:value="108" calcext:value-type="float">
            <text:p>108</text:p>
          </table:table-cell>
          <table:table-cell table:formula="of:=VLOOKUP([.$A227];[MAF_walk_Polar_strap__Crunch.$A$2:.$E$1491];1;1)" office:value-type="string" office:string-value="2018-07-21T15:11:55Z" calcext:value-type="string">
            <text:p>2018-07-21T15:11:55Z</text:p>
          </table:table-cell>
          <table:table-cell table:formula="of:=VLOOKUP([.$A227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2:07Z</text:p>
          </table:table-cell>
          <table:table-cell office:value-type="float" office:value="40.01565" calcext:value-type="float">
            <text:p>40.01565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4.9" calcext:value-type="float">
            <text:p>284.9</text:p>
          </table:table-cell>
          <table:table-cell office:value-type="float" office:value="108" calcext:value-type="float">
            <text:p>108</text:p>
          </table:table-cell>
          <table:table-cell table:formula="of:=VLOOKUP([.$A228];[MAF_walk_Polar_strap__Crunch.$A$2:.$E$1491];1;1)" office:value-type="string" office:string-value="2018-07-21T15:12:06Z" calcext:value-type="string">
            <text:p>2018-07-21T15:12:06Z</text:p>
          </table:table-cell>
          <table:table-cell table:formula="of:=VLOOKUP([.$A228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2:12Z</text:p>
          </table:table-cell>
          <table:table-cell office:value-type="float" office:value="40.01556" calcext:value-type="float">
            <text:p>40.01556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84.6" calcext:value-type="float">
            <text:p>284.6</text:p>
          </table:table-cell>
          <table:table-cell office:value-type="float" office:value="108" calcext:value-type="float">
            <text:p>108</text:p>
          </table:table-cell>
          <table:table-cell table:formula="of:=VLOOKUP([.$A229];[MAF_walk_Polar_strap__Crunch.$A$2:.$E$1491];1;1)" office:value-type="string" office:string-value="2018-07-21T15:12:12Z" calcext:value-type="string">
            <text:p>2018-07-21T15:12:12Z</text:p>
          </table:table-cell>
          <table:table-cell table:formula="of:=VLOOKUP([.$A229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2:17Z</text:p>
          </table:table-cell>
          <table:table-cell office:value-type="float" office:value="40.0155" calcext:value-type="float">
            <text:p>40.0155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84.5" calcext:value-type="float">
            <text:p>284.5</text:p>
          </table:table-cell>
          <table:table-cell office:value-type="float" office:value="108" calcext:value-type="float">
            <text:p>108</text:p>
          </table:table-cell>
          <table:table-cell table:formula="of:=VLOOKUP([.$A230];[MAF_walk_Polar_strap__Crunch.$A$2:.$E$1491];1;1)" office:value-type="string" office:string-value="2018-07-21T15:12:14Z" calcext:value-type="string">
            <text:p>2018-07-21T15:12:14Z</text:p>
          </table:table-cell>
          <table:table-cell table:formula="of:=VLOOKUP([.$A230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12:27Z</text:p>
          </table:table-cell>
          <table:table-cell office:value-type="float" office:value="40.015347" calcext:value-type="float">
            <text:p>40.015347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84" calcext:value-type="float">
            <text:p>284</text:p>
          </table:table-cell>
          <table:table-cell office:value-type="float" office:value="108" calcext:value-type="float">
            <text:p>108</text:p>
          </table:table-cell>
          <table:table-cell table:formula="of:=VLOOKUP([.$A231];[MAF_walk_Polar_strap__Crunch.$A$2:.$E$1491];1;1)" office:value-type="string" office:string-value="2018-07-21T15:12:26Z" calcext:value-type="string">
            <text:p>2018-07-21T15:12:26Z</text:p>
          </table:table-cell>
          <table:table-cell table:formula="of:=VLOOKUP([.$A231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2:32Z</text:p>
          </table:table-cell>
          <table:table-cell office:value-type="float" office:value="40.015285" calcext:value-type="float">
            <text:p>40.015285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83.9" calcext:value-type="float">
            <text:p>283.9</text:p>
          </table:table-cell>
          <table:table-cell office:value-type="float" office:value="108" calcext:value-type="float">
            <text:p>108</text:p>
          </table:table-cell>
          <table:table-cell table:formula="of:=VLOOKUP([.$A232];[MAF_walk_Polar_strap__Crunch.$A$2:.$E$1491];1;1)" office:value-type="string" office:string-value="2018-07-21T15:12:30Z" calcext:value-type="string">
            <text:p>2018-07-21T15:12:30Z</text:p>
          </table:table-cell>
          <table:table-cell table:formula="of:=VLOOKUP([.$A232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2:37Z</text:p>
          </table:table-cell>
          <table:table-cell office:value-type="float" office:value="40.015217" calcext:value-type="float">
            <text:p>40.015217</text:p>
          </table:table-cell>
          <table:table-cell office:value-type="float" office:value="-79.589035" calcext:value-type="float">
            <text:p>-79.589035</text:p>
          </table:table-cell>
          <table:table-cell office:value-type="float" office:value="283.7" calcext:value-type="float">
            <text:p>283.7</text:p>
          </table:table-cell>
          <table:table-cell office:value-type="float" office:value="108" calcext:value-type="float">
            <text:p>108</text:p>
          </table:table-cell>
          <table:table-cell table:formula="of:=VLOOKUP([.$A233];[MAF_walk_Polar_strap__Crunch.$A$2:.$E$1491];1;1)" office:value-type="string" office:string-value="2018-07-21T15:12:35Z" calcext:value-type="string">
            <text:p>2018-07-21T15:12:35Z</text:p>
          </table:table-cell>
          <table:table-cell table:formula="of:=VLOOKUP([.$A233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2:42Z</text:p>
          </table:table-cell>
          <table:table-cell office:value-type="float" office:value="40.01512" calcext:value-type="float">
            <text:p>40.01512</text:p>
          </table:table-cell>
          <table:table-cell office:value-type="float" office:value="-79.589035" calcext:value-type="float">
            <text:p>-79.589035</text:p>
          </table:table-cell>
          <table:table-cell office:value-type="float" office:value="283.5" calcext:value-type="float">
            <text:p>283.5</text:p>
          </table:table-cell>
          <table:table-cell office:value-type="float" office:value="108" calcext:value-type="float">
            <text:p>108</text:p>
          </table:table-cell>
          <table:table-cell table:formula="of:=VLOOKUP([.$A234];[MAF_walk_Polar_strap__Crunch.$A$2:.$E$1491];1;1)" office:value-type="string" office:string-value="2018-07-21T15:12:42Z" calcext:value-type="string">
            <text:p>2018-07-21T15:12:42Z</text:p>
          </table:table-cell>
          <table:table-cell table:formula="of:=VLOOKUP([.$A234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2:47Z</text:p>
          </table:table-cell>
          <table:table-cell office:value-type="float" office:value="40.015034" calcext:value-type="float">
            <text:p>40.015034</text:p>
          </table:table-cell>
          <table:table-cell office:value-type="float" office:value="-79.58905" calcext:value-type="float">
            <text:p>-79.58905</text:p>
          </table:table-cell>
          <table:table-cell office:value-type="float" office:value="283.4" calcext:value-type="float">
            <text:p>283.4</text:p>
          </table:table-cell>
          <table:table-cell office:value-type="float" office:value="108" calcext:value-type="float">
            <text:p>108</text:p>
          </table:table-cell>
          <table:table-cell table:formula="of:=VLOOKUP([.$A235];[MAF_walk_Polar_strap__Crunch.$A$2:.$E$1491];1;1)" office:value-type="string" office:string-value="2018-07-21T15:12:46Z" calcext:value-type="string">
            <text:p>2018-07-21T15:12:46Z</text:p>
          </table:table-cell>
          <table:table-cell table:formula="of:=VLOOKUP([.$A235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2:51Z</text:p>
          </table:table-cell>
          <table:table-cell office:value-type="float" office:value="40.01496" calcext:value-type="float">
            <text:p>40.01496</text:p>
          </table:table-cell>
          <table:table-cell office:value-type="float" office:value="-79.589035" calcext:value-type="float">
            <text:p>-79.589035</text:p>
          </table:table-cell>
          <table:table-cell office:value-type="float" office:value="283.2" calcext:value-type="float">
            <text:p>283.2</text:p>
          </table:table-cell>
          <table:table-cell office:value-type="float" office:value="108" calcext:value-type="float">
            <text:p>108</text:p>
          </table:table-cell>
          <table:table-cell table:formula="of:=VLOOKUP([.$A236];[MAF_walk_Polar_strap__Crunch.$A$2:.$E$1491];1;1)" office:value-type="string" office:string-value="2018-07-21T15:12:50Z" calcext:value-type="string">
            <text:p>2018-07-21T15:12:50Z</text:p>
          </table:table-cell>
          <table:table-cell table:formula="of:=VLOOKUP([.$A236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2:58Z</text:p>
          </table:table-cell>
          <table:table-cell office:value-type="float" office:value="40.01496" calcext:value-type="float">
            <text:p>40.01496</text:p>
          </table:table-cell>
          <table:table-cell office:value-type="float" office:value="-79.589035" calcext:value-type="float">
            <text:p>-79.589035</text:p>
          </table:table-cell>
          <table:table-cell office:value-type="float" office:value="283.2" calcext:value-type="float">
            <text:p>283.2</text:p>
          </table:table-cell>
          <table:table-cell office:value-type="float" office:value="120" calcext:value-type="float">
            <text:p>120</text:p>
          </table:table-cell>
          <table:table-cell table:formula="of:=VLOOKUP([.$A237];[MAF_walk_Polar_strap__Crunch.$A$2:.$E$1491];1;1)" office:value-type="string" office:string-value="2018-07-21T15:12:56Z" calcext:value-type="string">
            <text:p>2018-07-21T15:12:56Z</text:p>
          </table:table-cell>
          <table:table-cell table:formula="of:=VLOOKUP([.$A237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3:01Z</text:p>
          </table:table-cell>
          <table:table-cell office:value-type="float" office:value="40.014866" calcext:value-type="float">
            <text:p>40.014866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83.1" calcext:value-type="float">
            <text:p>283.1</text:p>
          </table:table-cell>
          <table:table-cell office:value-type="float" office:value="120" calcext:value-type="float">
            <text:p>120</text:p>
          </table:table-cell>
          <table:table-cell table:formula="of:=VLOOKUP([.$A238];[MAF_walk_Polar_strap__Crunch.$A$2:.$E$1491];1;1)" office:value-type="string" office:string-value="2018-07-21T15:13:01Z" calcext:value-type="string">
            <text:p>2018-07-21T15:13:01Z</text:p>
          </table:table-cell>
          <table:table-cell table:formula="of:=VLOOKUP([.$A238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3:10Z</text:p>
          </table:table-cell>
          <table:table-cell office:value-type="float" office:value="40.014655" calcext:value-type="float">
            <text:p>40.014655</text:p>
          </table:table-cell>
          <table:table-cell office:value-type="float" office:value="-79.589008" calcext:value-type="float">
            <text:p>-79.589008</text:p>
          </table:table-cell>
          <table:table-cell office:value-type="float" office:value="284.1" calcext:value-type="float">
            <text:p>284.1</text:p>
          </table:table-cell>
          <table:table-cell office:value-type="float" office:value="120" calcext:value-type="float">
            <text:p>120</text:p>
          </table:table-cell>
          <table:table-cell table:formula="of:=VLOOKUP([.$A239];[MAF_walk_Polar_strap__Crunch.$A$2:.$E$1491];1;1)" office:value-type="string" office:string-value="2018-07-21T15:13:08Z" calcext:value-type="string">
            <text:p>2018-07-21T15:13:08Z</text:p>
          </table:table-cell>
          <table:table-cell table:formula="of:=VLOOKUP([.$A239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3:19Z</text:p>
          </table:table-cell>
          <table:table-cell office:value-type="float" office:value="40.01459" calcext:value-type="float">
            <text:p>40.01459</text:p>
          </table:table-cell>
          <table:table-cell office:value-type="float" office:value="-79.589006" calcext:value-type="float">
            <text:p>-79.589006</text:p>
          </table:table-cell>
          <table:table-cell office:value-type="float" office:value="284.8" calcext:value-type="float">
            <text:p>284.8</text:p>
          </table:table-cell>
          <table:table-cell office:value-type="float" office:value="120" calcext:value-type="float">
            <text:p>120</text:p>
          </table:table-cell>
          <table:table-cell table:formula="of:=VLOOKUP([.$A240];[MAF_walk_Polar_strap__Crunch.$A$2:.$E$1491];1;1)" office:value-type="string" office:string-value="2018-07-21T15:13:18Z" calcext:value-type="string">
            <text:p>2018-07-21T15:13:18Z</text:p>
          </table:table-cell>
          <table:table-cell table:formula="of:=VLOOKUP([.$A240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13:24Z</text:p>
          </table:table-cell>
          <table:table-cell office:value-type="float" office:value="40.014525" calcext:value-type="float">
            <text:p>40.014525</text:p>
          </table:table-cell>
          <table:table-cell office:value-type="float" office:value="-79.589004" calcext:value-type="float">
            <text:p>-79.589004</text:p>
          </table:table-cell>
          <table:table-cell office:value-type="float" office:value="285.5" calcext:value-type="float">
            <text:p>285.5</text:p>
          </table:table-cell>
          <table:table-cell office:value-type="float" office:value="120" calcext:value-type="float">
            <text:p>120</text:p>
          </table:table-cell>
          <table:table-cell table:formula="of:=VLOOKUP([.$A241];[MAF_walk_Polar_strap__Crunch.$A$2:.$E$1491];1;1)" office:value-type="string" office:string-value="2018-07-21T15:13:24Z" calcext:value-type="string">
            <text:p>2018-07-21T15:13:24Z</text:p>
          </table:table-cell>
          <table:table-cell table:formula="of:=VLOOKUP([.$A241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13:34Z</text:p>
          </table:table-cell>
          <table:table-cell office:value-type="float" office:value="40.01446" calcext:value-type="float">
            <text:p>40.01446</text:p>
          </table:table-cell>
          <table:table-cell office:value-type="float" office:value="-79.589002" calcext:value-type="float">
            <text:p>-79.589002</text:p>
          </table:table-cell>
          <table:table-cell office:value-type="float" office:value="286.1" calcext:value-type="float">
            <text:p>286.1</text:p>
          </table:table-cell>
          <table:table-cell office:value-type="float" office:value="120" calcext:value-type="float">
            <text:p>120</text:p>
          </table:table-cell>
          <table:table-cell table:formula="of:=VLOOKUP([.$A242];[MAF_walk_Polar_strap__Crunch.$A$2:.$E$1491];1;1)" office:value-type="string" office:string-value="2018-07-21T15:13:34Z" calcext:value-type="string">
            <text:p>2018-07-21T15:13:34Z</text:p>
          </table:table-cell>
          <table:table-cell table:formula="of:=VLOOKUP([.$A242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3:39Z</text:p>
          </table:table-cell>
          <table:table-cell office:value-type="float" office:value="40.014395" calcext:value-type="float">
            <text:p>40.014395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6.8" calcext:value-type="float">
            <text:p>286.8</text:p>
          </table:table-cell>
          <table:table-cell office:value-type="float" office:value="120" calcext:value-type="float">
            <text:p>120</text:p>
          </table:table-cell>
          <table:table-cell table:formula="of:=VLOOKUP([.$A243];[MAF_walk_Polar_strap__Crunch.$A$2:.$E$1491];1;1)" office:value-type="string" office:string-value="2018-07-21T15:13:39Z" calcext:value-type="string">
            <text:p>2018-07-21T15:13:39Z</text:p>
          </table:table-cell>
          <table:table-cell table:formula="of:=VLOOKUP([.$A243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3:44Z</text:p>
          </table:table-cell>
          <table:table-cell office:value-type="float" office:value="40.01433" calcext:value-type="float">
            <text:p>40.01433</text:p>
          </table:table-cell>
          <table:table-cell office:value-type="float" office:value="-79.588998" calcext:value-type="float">
            <text:p>-79.588998</text:p>
          </table:table-cell>
          <table:table-cell office:value-type="float" office:value="287.4" calcext:value-type="float">
            <text:p>287.4</text:p>
          </table:table-cell>
          <table:table-cell office:value-type="float" office:value="120" calcext:value-type="float">
            <text:p>120</text:p>
          </table:table-cell>
          <table:table-cell table:formula="of:=VLOOKUP([.$A244];[MAF_walk_Polar_strap__Crunch.$A$2:.$E$1491];1;1)" office:value-type="string" office:string-value="2018-07-21T15:13:44Z" calcext:value-type="string">
            <text:p>2018-07-21T15:13:44Z</text:p>
          </table:table-cell>
          <table:table-cell table:formula="of:=VLOOKUP([.$A244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13:49Z</text:p>
          </table:table-cell>
          <table:table-cell office:value-type="float" office:value="40.014265" calcext:value-type="float">
            <text:p>40.014265</text:p>
          </table:table-cell>
          <table:table-cell office:value-type="float" office:value="-79.588996" calcext:value-type="float">
            <text:p>-79.588996</text:p>
          </table:table-cell>
          <table:table-cell office:value-type="float" office:value="288" calcext:value-type="float">
            <text:p>288</text:p>
          </table:table-cell>
          <table:table-cell office:value-type="float" office:value="120" calcext:value-type="float">
            <text:p>120</text:p>
          </table:table-cell>
          <table:table-cell table:formula="of:=VLOOKUP([.$A245];[MAF_walk_Polar_strap__Crunch.$A$2:.$E$1491];1;1)" office:value-type="string" office:string-value="2018-07-21T15:13:48Z" calcext:value-type="string">
            <text:p>2018-07-21T15:13:48Z</text:p>
          </table:table-cell>
          <table:table-cell table:formula="of:=VLOOKUP([.$A245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13:54Z</text:p>
          </table:table-cell>
          <table:table-cell office:value-type="float" office:value="40.0142" calcext:value-type="float">
            <text:p>40.0142</text:p>
          </table:table-cell>
          <table:table-cell office:value-type="float" office:value="-79.588994" calcext:value-type="float">
            <text:p>-79.588994</text:p>
          </table:table-cell>
          <table:table-cell office:value-type="float" office:value="288.5" calcext:value-type="float">
            <text:p>288.5</text:p>
          </table:table-cell>
          <table:table-cell office:value-type="float" office:value="120" calcext:value-type="float">
            <text:p>120</text:p>
          </table:table-cell>
          <table:table-cell table:formula="of:=VLOOKUP([.$A246];[MAF_walk_Polar_strap__Crunch.$A$2:.$E$1491];1;1)" office:value-type="string" office:string-value="2018-07-21T15:13:52Z" calcext:value-type="string">
            <text:p>2018-07-21T15:13:52Z</text:p>
          </table:table-cell>
          <table:table-cell table:formula="of:=VLOOKUP([.$A246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13:58Z</text:p>
          </table:table-cell>
          <table:table-cell office:value-type="float" office:value="40.014135" calcext:value-type="float">
            <text:p>40.014135</text:p>
          </table:table-cell>
          <table:table-cell office:value-type="float" office:value="-79.588992" calcext:value-type="float">
            <text:p>-79.588992</text:p>
          </table:table-cell>
          <table:table-cell office:value-type="float" office:value="289.1" calcext:value-type="float">
            <text:p>289.1</text:p>
          </table:table-cell>
          <table:table-cell office:value-type="float" office:value="109" calcext:value-type="float">
            <text:p>109</text:p>
          </table:table-cell>
          <table:table-cell table:formula="of:=VLOOKUP([.$A247];[MAF_walk_Polar_strap__Crunch.$A$2:.$E$1491];1;1)" office:value-type="string" office:string-value="2018-07-21T15:13:58Z" calcext:value-type="string">
            <text:p>2018-07-21T15:13:58Z</text:p>
          </table:table-cell>
          <table:table-cell table:formula="of:=VLOOKUP([.$A247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3:59Z</text:p>
          </table:table-cell>
          <table:table-cell office:value-type="float" office:value="40.01407" calcext:value-type="float">
            <text:p>40.01407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89.6" calcext:value-type="float">
            <text:p>289.6</text:p>
          </table:table-cell>
          <table:table-cell office:value-type="float" office:value="109" calcext:value-type="float">
            <text:p>109</text:p>
          </table:table-cell>
          <table:table-cell table:formula="of:=VLOOKUP([.$A248];[MAF_walk_Polar_strap__Crunch.$A$2:.$E$1491];1;1)" office:value-type="string" office:string-value="2018-07-21T15:13:58Z" calcext:value-type="string">
            <text:p>2018-07-21T15:13:58Z</text:p>
          </table:table-cell>
          <table:table-cell table:formula="of:=VLOOKUP([.$A248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4:06Z</text:p>
          </table:table-cell>
          <table:table-cell office:value-type="float" office:value="40.014004" calcext:value-type="float">
            <text:p>40.014004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90.1" calcext:value-type="float">
            <text:p>290.1</text:p>
          </table:table-cell>
          <table:table-cell office:value-type="float" office:value="109" calcext:value-type="float">
            <text:p>109</text:p>
          </table:table-cell>
          <table:table-cell table:formula="of:=VLOOKUP([.$A249];[MAF_walk_Polar_strap__Crunch.$A$2:.$E$1491];1;1)" office:value-type="string" office:string-value="2018-07-21T15:14:06Z" calcext:value-type="string">
            <text:p>2018-07-21T15:14:06Z</text:p>
          </table:table-cell>
          <table:table-cell table:formula="of:=VLOOKUP([.$A249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14:16Z</text:p>
          </table:table-cell>
          <table:table-cell office:value-type="float" office:value="40.013885" calcext:value-type="float">
            <text:p>40.013885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91" calcext:value-type="float">
            <text:p>291</text:p>
          </table:table-cell>
          <table:table-cell office:value-type="float" office:value="109" calcext:value-type="float">
            <text:p>109</text:p>
          </table:table-cell>
          <table:table-cell table:formula="of:=VLOOKUP([.$A250];[MAF_walk_Polar_strap__Crunch.$A$2:.$E$1491];1;1)" office:value-type="string" office:string-value="2018-07-21T15:14:15Z" calcext:value-type="string">
            <text:p>2018-07-21T15:14:15Z</text:p>
          </table:table-cell>
          <table:table-cell table:formula="of:=VLOOKUP([.$A250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4:21Z</text:p>
          </table:table-cell>
          <table:table-cell office:value-type="float" office:value="40.01381" calcext:value-type="float">
            <text:p>40.01381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91.5" calcext:value-type="float">
            <text:p>291.5</text:p>
          </table:table-cell>
          <table:table-cell office:value-type="float" office:value="109" calcext:value-type="float">
            <text:p>109</text:p>
          </table:table-cell>
          <table:table-cell table:formula="of:=VLOOKUP([.$A251];[MAF_walk_Polar_strap__Crunch.$A$2:.$E$1491];1;1)" office:value-type="string" office:string-value="2018-07-21T15:14:20Z" calcext:value-type="string">
            <text:p>2018-07-21T15:14:20Z</text:p>
          </table:table-cell>
          <table:table-cell table:formula="of:=VLOOKUP([.$A251];[MAF_walk_Polar_strap__Crunch.$A$2:.$E$149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14:26Z</text:p>
          </table:table-cell>
          <table:table-cell office:value-type="float" office:value="40.013744" calcext:value-type="float">
            <text:p>40.013744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92" calcext:value-type="float">
            <text:p>292</text:p>
          </table:table-cell>
          <table:table-cell office:value-type="float" office:value="109" calcext:value-type="float">
            <text:p>109</text:p>
          </table:table-cell>
          <table:table-cell table:formula="of:=VLOOKUP([.$A252];[MAF_walk_Polar_strap__Crunch.$A$2:.$E$1491];1;1)" office:value-type="string" office:string-value="2018-07-21T15:14:25Z" calcext:value-type="string">
            <text:p>2018-07-21T15:14:25Z</text:p>
          </table:table-cell>
          <table:table-cell table:formula="of:=VLOOKUP([.$A252];[MAF_walk_Polar_strap__Crunch.$A$2:.$E$149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14:31Z</text:p>
          </table:table-cell>
          <table:table-cell office:value-type="float" office:value="40.013668" calcext:value-type="float">
            <text:p>40.013668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92.2" calcext:value-type="float">
            <text:p>292.2</text:p>
          </table:table-cell>
          <table:table-cell office:value-type="float" office:value="109" calcext:value-type="float">
            <text:p>109</text:p>
          </table:table-cell>
          <table:table-cell table:formula="of:=VLOOKUP([.$A253];[MAF_walk_Polar_strap__Crunch.$A$2:.$E$1491];1;1)" office:value-type="string" office:string-value="2018-07-21T15:14:30Z" calcext:value-type="string">
            <text:p>2018-07-21T15:14:30Z</text:p>
          </table:table-cell>
          <table:table-cell table:formula="of:=VLOOKUP([.$A253];[MAF_walk_Polar_strap__Crunch.$A$2:.$E$14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4:40Z</text:p>
          </table:table-cell>
          <table:table-cell office:value-type="float" office:value="40.013523" calcext:value-type="float">
            <text:p>40.013523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2.6" calcext:value-type="float">
            <text:p>292.6</text:p>
          </table:table-cell>
          <table:table-cell office:value-type="float" office:value="109" calcext:value-type="float">
            <text:p>109</text:p>
          </table:table-cell>
          <table:table-cell table:formula="of:=VLOOKUP([.$A254];[MAF_walk_Polar_strap__Crunch.$A$2:.$E$1491];1;1)" office:value-type="string" office:string-value="2018-07-21T15:14:39Z" calcext:value-type="string">
            <text:p>2018-07-21T15:14:39Z</text:p>
          </table:table-cell>
          <table:table-cell table:formula="of:=VLOOKUP([.$A254];[MAF_walk_Polar_strap__Crunch.$A$2:.$E$14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4:50Z</text:p>
          </table:table-cell>
          <table:table-cell office:value-type="float" office:value="40.013412" calcext:value-type="float">
            <text:p>40.013412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92.9" calcext:value-type="float">
            <text:p>292.9</text:p>
          </table:table-cell>
          <table:table-cell office:value-type="float" office:value="109" calcext:value-type="float">
            <text:p>109</text:p>
          </table:table-cell>
          <table:table-cell table:formula="of:=VLOOKUP([.$A255];[MAF_walk_Polar_strap__Crunch.$A$2:.$E$1491];1;1)" office:value-type="string" office:string-value="2018-07-21T15:14:50Z" calcext:value-type="string">
            <text:p>2018-07-21T15:14:50Z</text:p>
          </table:table-cell>
          <table:table-cell table:formula="of:=VLOOKUP([.$A255];[MAF_walk_Polar_strap__Crunch.$A$2:.$E$14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4:55Z</text:p>
          </table:table-cell>
          <table:table-cell office:value-type="float" office:value="40.013348" calcext:value-type="float">
            <text:p>40.013348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3" calcext:value-type="float">
            <text:p>293</text:p>
          </table:table-cell>
          <table:table-cell office:value-type="float" office:value="109" calcext:value-type="float">
            <text:p>109</text:p>
          </table:table-cell>
          <table:table-cell table:formula="of:=VLOOKUP([.$A256];[MAF_walk_Polar_strap__Crunch.$A$2:.$E$1491];1;1)" office:value-type="string" office:string-value="2018-07-21T15:14:55Z" calcext:value-type="string">
            <text:p>2018-07-21T15:14:55Z</text:p>
          </table:table-cell>
          <table:table-cell table:formula="of:=VLOOKUP([.$A256];[MAF_walk_Polar_strap__Crunch.$A$2:.$E$14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4:58Z</text:p>
          </table:table-cell>
          <table:table-cell office:value-type="float" office:value="40.013348" calcext:value-type="float">
            <text:p>40.013348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  <table:table-cell table:formula="of:=VLOOKUP([.$A257];[MAF_walk_Polar_strap__Crunch.$A$2:.$E$1491];1;1)" office:value-type="string" office:string-value="2018-07-21T15:14:58Z" calcext:value-type="string">
            <text:p>2018-07-21T15:14:58Z</text:p>
          </table:table-cell>
          <table:table-cell table:formula="of:=VLOOKUP([.$A257];[MAF_walk_Polar_strap__Crunch.$A$2:.$E$14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15:00Z</text:p>
          </table:table-cell>
          <table:table-cell office:value-type="float" office:value="40.013348" calcext:value-type="float">
            <text:p>40.013348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  <table:table-cell table:formula="of:=VLOOKUP([.$A258];[MAF_walk_Polar_strap__Crunch.$A$2:.$E$1491];1;1)" office:value-type="string" office:string-value="2018-07-21T15:15:00Z" calcext:value-type="string">
            <text:p>2018-07-21T15:15:00Z</text:p>
          </table:table-cell>
          <table:table-cell table:formula="of:=VLOOKUP([.$A258];[MAF_walk_Polar_strap__Crunch.$A$2:.$E$14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5:05Z</text:p>
          </table:table-cell>
          <table:table-cell office:value-type="float" office:value="40.013218" calcext:value-type="float">
            <text:p>40.013218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  <table:table-cell table:formula="of:=VLOOKUP([.$A259];[MAF_walk_Polar_strap__Crunch.$A$2:.$E$1491];1;1)" office:value-type="string" office:string-value="2018-07-21T15:15:05Z" calcext:value-type="string">
            <text:p>2018-07-21T15:15:05Z</text:p>
          </table:table-cell>
          <table:table-cell table:formula="of:=VLOOKUP([.$A259];[MAF_walk_Polar_strap__Crunch.$A$2:.$E$14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5:10Z</text:p>
          </table:table-cell>
          <table:table-cell office:value-type="float" office:value="40.01315" calcext:value-type="float">
            <text:p>40.01315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  <table:table-cell table:formula="of:=VLOOKUP([.$A260];[MAF_walk_Polar_strap__Crunch.$A$2:.$E$1491];1;1)" office:value-type="string" office:string-value="2018-07-21T15:15:10Z" calcext:value-type="string">
            <text:p>2018-07-21T15:15:10Z</text:p>
          </table:table-cell>
          <table:table-cell table:formula="of:=VLOOKUP([.$A260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15:15Z</text:p>
          </table:table-cell>
          <table:table-cell office:value-type="float" office:value="40.01309" calcext:value-type="float">
            <text:p>40.01309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  <table:table-cell table:formula="of:=VLOOKUP([.$A261];[MAF_walk_Polar_strap__Crunch.$A$2:.$E$1491];1;1)" office:value-type="string" office:string-value="2018-07-21T15:15:15Z" calcext:value-type="string">
            <text:p>2018-07-21T15:15:15Z</text:p>
          </table:table-cell>
          <table:table-cell table:formula="of:=VLOOKUP([.$A261];[MAF_walk_Polar_strap__Crunch.$A$2:.$E$14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15:20Z</text:p>
          </table:table-cell>
          <table:table-cell office:value-type="float" office:value="40.013035" calcext:value-type="float">
            <text:p>40.013035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92.9" calcext:value-type="float">
            <text:p>292.9</text:p>
          </table:table-cell>
          <table:table-cell office:value-type="float" office:value="104" calcext:value-type="float">
            <text:p>104</text:p>
          </table:table-cell>
          <table:table-cell table:formula="of:=VLOOKUP([.$A262];[MAF_walk_Polar_strap__Crunch.$A$2:.$E$1491];1;1)" office:value-type="string" office:string-value="2018-07-21T15:15:18Z" calcext:value-type="string">
            <text:p>2018-07-21T15:15:18Z</text:p>
          </table:table-cell>
          <table:table-cell table:formula="of:=VLOOKUP([.$A262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15:30Z</text:p>
          </table:table-cell>
          <table:table-cell office:value-type="float" office:value="40.01292" calcext:value-type="float">
            <text:p>40.01292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92.6" calcext:value-type="float">
            <text:p>292.6</text:p>
          </table:table-cell>
          <table:table-cell office:value-type="float" office:value="104" calcext:value-type="float">
            <text:p>104</text:p>
          </table:table-cell>
          <table:table-cell table:formula="of:=VLOOKUP([.$A263];[MAF_walk_Polar_strap__Crunch.$A$2:.$E$1491];1;1)" office:value-type="string" office:string-value="2018-07-21T15:15:29Z" calcext:value-type="string">
            <text:p>2018-07-21T15:15:29Z</text:p>
          </table:table-cell>
          <table:table-cell table:formula="of:=VLOOKUP([.$A263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15:35Z</text:p>
          </table:table-cell>
          <table:table-cell office:value-type="float" office:value="40.012848" calcext:value-type="float">
            <text:p>40.012848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92.5" calcext:value-type="float">
            <text:p>292.5</text:p>
          </table:table-cell>
          <table:table-cell office:value-type="float" office:value="104" calcext:value-type="float">
            <text:p>104</text:p>
          </table:table-cell>
          <table:table-cell table:formula="of:=VLOOKUP([.$A264];[MAF_walk_Polar_strap__Crunch.$A$2:.$E$1491];1;1)" office:value-type="string" office:string-value="2018-07-21T15:15:34Z" calcext:value-type="string">
            <text:p>2018-07-21T15:15:34Z</text:p>
          </table:table-cell>
          <table:table-cell table:formula="of:=VLOOKUP([.$A264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15:45Z</text:p>
          </table:table-cell>
          <table:table-cell office:value-type="float" office:value="40.01272" calcext:value-type="float">
            <text:p>40.01272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2.2" calcext:value-type="float">
            <text:p>292.2</text:p>
          </table:table-cell>
          <table:table-cell office:value-type="float" office:value="104" calcext:value-type="float">
            <text:p>104</text:p>
          </table:table-cell>
          <table:table-cell table:formula="of:=VLOOKUP([.$A265];[MAF_walk_Polar_strap__Crunch.$A$2:.$E$1491];1;1)" office:value-type="string" office:string-value="2018-07-21T15:15:44Z" calcext:value-type="string">
            <text:p>2018-07-21T15:15:44Z</text:p>
          </table:table-cell>
          <table:table-cell table:formula="of:=VLOOKUP([.$A265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15:50Z</text:p>
          </table:table-cell>
          <table:table-cell office:value-type="float" office:value="40.012646" calcext:value-type="float">
            <text:p>40.012646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2" calcext:value-type="float">
            <text:p>292</text:p>
          </table:table-cell>
          <table:table-cell office:value-type="float" office:value="104" calcext:value-type="float">
            <text:p>104</text:p>
          </table:table-cell>
          <table:table-cell table:formula="of:=VLOOKUP([.$A266];[MAF_walk_Polar_strap__Crunch.$A$2:.$E$1491];1;1)" office:value-type="string" office:string-value="2018-07-21T15:15:49Z" calcext:value-type="string">
            <text:p>2018-07-21T15:15:49Z</text:p>
          </table:table-cell>
          <table:table-cell table:formula="of:=VLOOKUP([.$A266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15:55Z</text:p>
          </table:table-cell>
          <table:table-cell office:value-type="float" office:value="40.01258" calcext:value-type="float">
            <text:p>40.01258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2" calcext:value-type="float">
            <text:p>292</text:p>
          </table:table-cell>
          <table:table-cell office:value-type="float" office:value="104" calcext:value-type="float">
            <text:p>104</text:p>
          </table:table-cell>
          <table:table-cell table:formula="of:=VLOOKUP([.$A267];[MAF_walk_Polar_strap__Crunch.$A$2:.$E$1491];1;1)" office:value-type="string" office:string-value="2018-07-21T15:15:53Z" calcext:value-type="string">
            <text:p>2018-07-21T15:15:53Z</text:p>
          </table:table-cell>
          <table:table-cell table:formula="of:=VLOOKUP([.$A267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15:58Z</text:p>
          </table:table-cell>
          <table:table-cell office:value-type="float" office:value="40.01258" calcext:value-type="float">
            <text:p>40.01258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table:formula="of:=VLOOKUP([.$A268];[MAF_walk_Polar_strap__Crunch.$A$2:.$E$1491];1;1)" office:value-type="string" office:string-value="2018-07-21T15:15:57Z" calcext:value-type="string">
            <text:p>2018-07-21T15:15:57Z</text:p>
          </table:table-cell>
          <table:table-cell table:formula="of:=VLOOKUP([.$A268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16:00Z</text:p>
          </table:table-cell>
          <table:table-cell office:value-type="float" office:value="40.012524" calcext:value-type="float">
            <text:p>40.012524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table:formula="of:=VLOOKUP([.$A269];[MAF_walk_Polar_strap__Crunch.$A$2:.$E$1491];1;1)" office:value-type="string" office:string-value="2018-07-21T15:15:59Z" calcext:value-type="string">
            <text:p>2018-07-21T15:15:59Z</text:p>
          </table:table-cell>
          <table:table-cell table:formula="of:=VLOOKUP([.$A269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6:05Z</text:p>
          </table:table-cell>
          <table:table-cell office:value-type="float" office:value="40.012463" calcext:value-type="float">
            <text:p>40.012463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2.1" calcext:value-type="float">
            <text:p>292.1</text:p>
          </table:table-cell>
          <table:table-cell office:value-type="float" office:value="113" calcext:value-type="float">
            <text:p>113</text:p>
          </table:table-cell>
          <table:table-cell table:formula="of:=VLOOKUP([.$A270];[MAF_walk_Polar_strap__Crunch.$A$2:.$E$1491];1;1)" office:value-type="string" office:string-value="2018-07-21T15:16:04Z" calcext:value-type="string">
            <text:p>2018-07-21T15:16:04Z</text:p>
          </table:table-cell>
          <table:table-cell table:formula="of:=VLOOKUP([.$A270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6:15Z</text:p>
          </table:table-cell>
          <table:table-cell office:value-type="float" office:value="40.012306" calcext:value-type="float">
            <text:p>40.012306</text:p>
          </table:table-cell>
          <table:table-cell office:value-type="float" office:value="-79.589035" calcext:value-type="float">
            <text:p>-79.589035</text:p>
          </table:table-cell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table:formula="of:=VLOOKUP([.$A271];[MAF_walk_Polar_strap__Crunch.$A$2:.$E$1491];1;1)" office:value-type="string" office:string-value="2018-07-21T15:16:15Z" calcext:value-type="string">
            <text:p>2018-07-21T15:16:15Z</text:p>
          </table:table-cell>
          <table:table-cell table:formula="of:=VLOOKUP([.$A271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6:25Z</text:p>
          </table:table-cell>
          <table:table-cell office:value-type="float" office:value="40.012177" calcext:value-type="float">
            <text:p>40.012177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2.1" calcext:value-type="float">
            <text:p>292.1</text:p>
          </table:table-cell>
          <table:table-cell office:value-type="float" office:value="113" calcext:value-type="float">
            <text:p>113</text:p>
          </table:table-cell>
          <table:table-cell table:formula="of:=VLOOKUP([.$A272];[MAF_walk_Polar_strap__Crunch.$A$2:.$E$1491];1;1)" office:value-type="string" office:string-value="2018-07-21T15:16:23Z" calcext:value-type="string">
            <text:p>2018-07-21T15:16:23Z</text:p>
          </table:table-cell>
          <table:table-cell table:formula="of:=VLOOKUP([.$A272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6:30Z</text:p>
          </table:table-cell>
          <table:table-cell office:value-type="float" office:value="40.01208" calcext:value-type="float">
            <text:p>40.01208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table:formula="of:=VLOOKUP([.$A273];[MAF_walk_Polar_strap__Crunch.$A$2:.$E$1491];1;1)" office:value-type="string" office:string-value="2018-07-21T15:16:30Z" calcext:value-type="string">
            <text:p>2018-07-21T15:16:30Z</text:p>
          </table:table-cell>
          <table:table-cell table:formula="of:=VLOOKUP([.$A273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6:35Z</text:p>
          </table:table-cell>
          <table:table-cell office:value-type="float" office:value="40.01202" calcext:value-type="float">
            <text:p>40.01202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table:formula="of:=VLOOKUP([.$A274];[MAF_walk_Polar_strap__Crunch.$A$2:.$E$1491];1;1)" office:value-type="string" office:string-value="2018-07-21T15:16:35Z" calcext:value-type="string">
            <text:p>2018-07-21T15:16:35Z</text:p>
          </table:table-cell>
          <table:table-cell table:formula="of:=VLOOKUP([.$A274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6:40Z</text:p>
          </table:table-cell>
          <table:table-cell office:value-type="float" office:value="40.011967" calcext:value-type="float">
            <text:p>40.011967</text:p>
          </table:table-cell>
          <table:table-cell office:value-type="float" office:value="-79.589066" calcext:value-type="float">
            <text:p>-79.589066</text:p>
          </table:table-cell>
          <table:table-cell office:value-type="float" office:value="291.9" calcext:value-type="float">
            <text:p>291.9</text:p>
          </table:table-cell>
          <table:table-cell office:value-type="float" office:value="113" calcext:value-type="float">
            <text:p>113</text:p>
          </table:table-cell>
          <table:table-cell table:formula="of:=VLOOKUP([.$A275];[MAF_walk_Polar_strap__Crunch.$A$2:.$E$1491];1;1)" office:value-type="string" office:string-value="2018-07-21T15:16:40Z" calcext:value-type="string">
            <text:p>2018-07-21T15:16:40Z</text:p>
          </table:table-cell>
          <table:table-cell table:formula="of:=VLOOKUP([.$A275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16:45Z</text:p>
          </table:table-cell>
          <table:table-cell office:value-type="float" office:value="40.011906" calcext:value-type="float">
            <text:p>40.011906</text:p>
          </table:table-cell>
          <table:table-cell office:value-type="float" office:value="-79.58909" calcext:value-type="float">
            <text:p>-79.58909</text:p>
          </table:table-cell>
          <table:table-cell office:value-type="float" office:value="291.9" calcext:value-type="float">
            <text:p>291.9</text:p>
          </table:table-cell>
          <table:table-cell office:value-type="float" office:value="113" calcext:value-type="float">
            <text:p>113</text:p>
          </table:table-cell>
          <table:table-cell table:formula="of:=VLOOKUP([.$A276];[MAF_walk_Polar_strap__Crunch.$A$2:.$E$1491];1;1)" office:value-type="string" office:string-value="2018-07-21T15:16:45Z" calcext:value-type="string">
            <text:p>2018-07-21T15:16:45Z</text:p>
          </table:table-cell>
          <table:table-cell table:formula="of:=VLOOKUP([.$A276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6:55Z</text:p>
          </table:table-cell>
          <table:table-cell office:value-type="float" office:value="40.011845" calcext:value-type="float">
            <text:p>40.011845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1.8" calcext:value-type="float">
            <text:p>291.8</text:p>
          </table:table-cell>
          <table:table-cell office:value-type="float" office:value="113" calcext:value-type="float">
            <text:p>113</text:p>
          </table:table-cell>
          <table:table-cell table:formula="of:=VLOOKUP([.$A277];[MAF_walk_Polar_strap__Crunch.$A$2:.$E$1491];1;1)" office:value-type="string" office:string-value="2018-07-21T15:16:53Z" calcext:value-type="string">
            <text:p>2018-07-21T15:16:53Z</text:p>
          </table:table-cell>
          <table:table-cell table:formula="of:=VLOOKUP([.$A277];[MAF_walk_Polar_strap__Crunch.$A$2:.$E$1491];5;1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8-07-21T15:16:58Z</text:p>
          </table:table-cell>
          <table:table-cell office:value-type="float" office:value="40.011845" calcext:value-type="float">
            <text:p>40.011845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1.8" calcext:value-type="float">
            <text:p>291.8</text:p>
          </table:table-cell>
          <table:table-cell office:value-type="float" office:value="114" calcext:value-type="float">
            <text:p>114</text:p>
          </table:table-cell>
          <table:table-cell table:formula="of:=VLOOKUP([.$A278];[MAF_walk_Polar_strap__Crunch.$A$2:.$E$1491];1;1)" office:value-type="string" office:string-value="2018-07-21T15:16:57Z" calcext:value-type="string">
            <text:p>2018-07-21T15:16:57Z</text:p>
          </table:table-cell>
          <table:table-cell table:formula="of:=VLOOKUP([.$A278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7:00Z</text:p>
          </table:table-cell>
          <table:table-cell office:value-type="float" office:value="40.011845" calcext:value-type="float">
            <text:p>40.011845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1.8" calcext:value-type="float">
            <text:p>291.8</text:p>
          </table:table-cell>
          <table:table-cell office:value-type="float" office:value="114" calcext:value-type="float">
            <text:p>114</text:p>
          </table:table-cell>
          <table:table-cell table:formula="of:=VLOOKUP([.$A279];[MAF_walk_Polar_strap__Crunch.$A$2:.$E$1491];1;1)" office:value-type="string" office:string-value="2018-07-21T15:16:57Z" calcext:value-type="string">
            <text:p>2018-07-21T15:16:57Z</text:p>
          </table:table-cell>
          <table:table-cell table:formula="of:=VLOOKUP([.$A279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7:04Z</text:p>
          </table:table-cell>
          <table:table-cell office:value-type="float" office:value="40.01179" calcext:value-type="float">
            <text:p>40.01179</text:p>
          </table:table-cell>
          <table:table-cell office:value-type="float" office:value="-79.58909" calcext:value-type="float">
            <text:p>-79.58909</text:p>
          </table:table-cell>
          <table:table-cell office:value-type="float" office:value="291.8" calcext:value-type="float">
            <text:p>291.8</text:p>
          </table:table-cell>
          <table:table-cell office:value-type="float" office:value="114" calcext:value-type="float">
            <text:p>114</text:p>
          </table:table-cell>
          <table:table-cell table:formula="of:=VLOOKUP([.$A280];[MAF_walk_Polar_strap__Crunch.$A$2:.$E$1491];1;1)" office:value-type="string" office:string-value="2018-07-21T15:17:03Z" calcext:value-type="string">
            <text:p>2018-07-21T15:17:03Z</text:p>
          </table:table-cell>
          <table:table-cell table:formula="of:=VLOOKUP([.$A280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17:16Z</text:p>
          </table:table-cell>
          <table:table-cell office:value-type="float" office:value="40.01177" calcext:value-type="float">
            <text:p>40.01177</text:p>
          </table:table-cell>
          <table:table-cell office:value-type="float" office:value="-79.589134" calcext:value-type="float">
            <text:p>-79.589134</text:p>
          </table:table-cell>
          <table:table-cell office:value-type="float" office:value="291.7" calcext:value-type="float">
            <text:p>291.7</text:p>
          </table:table-cell>
          <table:table-cell office:value-type="float" office:value="114" calcext:value-type="float">
            <text:p>114</text:p>
          </table:table-cell>
          <table:table-cell table:formula="of:=VLOOKUP([.$A281];[MAF_walk_Polar_strap__Crunch.$A$2:.$E$1491];1;1)" office:value-type="string" office:string-value="2018-07-21T15:17:11Z" calcext:value-type="string">
            <text:p>2018-07-21T15:17:11Z</text:p>
          </table:table-cell>
          <table:table-cell table:formula="of:=VLOOKUP([.$A281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17:40Z</text:p>
          </table:table-cell>
          <table:table-cell office:value-type="float" office:value="40.01179" calcext:value-type="float">
            <text:p>40.01179</text:p>
          </table:table-cell>
          <table:table-cell office:value-type="float" office:value="-79.589165" calcext:value-type="float">
            <text:p>-79.589165</text:p>
          </table:table-cell>
          <table:table-cell office:value-type="float" office:value="291.7" calcext:value-type="float">
            <text:p>291.7</text:p>
          </table:table-cell>
          <table:table-cell office:value-type="float" office:value="114" calcext:value-type="float">
            <text:p>114</text:p>
          </table:table-cell>
          <table:table-cell table:formula="of:=VLOOKUP([.$A282];[MAF_walk_Polar_strap__Crunch.$A$2:.$E$1491];1;1)" office:value-type="string" office:string-value="2018-07-21T15:17:39Z" calcext:value-type="string">
            <text:p>2018-07-21T15:17:39Z</text:p>
          </table:table-cell>
          <table:table-cell table:formula="of:=VLOOKUP([.$A282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18:40Z</text:p>
          </table:table-cell>
          <table:table-cell office:value-type="float" office:value="40.011784" calcext:value-type="float">
            <text:p>40.011784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91.6" calcext:value-type="float">
            <text:p>291.6</text:p>
          </table:table-cell>
          <table:table-cell office:value-type="float" office:value="114" calcext:value-type="float">
            <text:p>114</text:p>
          </table:table-cell>
          <table:table-cell table:formula="of:=VLOOKUP([.$A283];[MAF_walk_Polar_strap__Crunch.$A$2:.$E$1491];1;1)" office:value-type="string" office:string-value="2018-07-21T15:18:39Z" calcext:value-type="string">
            <text:p>2018-07-21T15:18:39Z</text:p>
          </table:table-cell>
          <table:table-cell table:formula="of:=VLOOKUP([.$A283];[MAF_walk_Polar_strap__Crunch.$A$2:.$E$1491];5;1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18-07-21T15:18:45Z</text:p>
          </table:table-cell>
          <table:table-cell office:value-type="float" office:value="40.011692" calcext:value-type="float">
            <text:p>40.011692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1.5" calcext:value-type="float">
            <text:p>291.5</text:p>
          </table:table-cell>
          <table:table-cell office:value-type="float" office:value="114" calcext:value-type="float">
            <text:p>114</text:p>
          </table:table-cell>
          <table:table-cell table:formula="of:=VLOOKUP([.$A284];[MAF_walk_Polar_strap__Crunch.$A$2:.$E$1491];1;1)" office:value-type="string" office:string-value="2018-07-21T15:18:44Z" calcext:value-type="string">
            <text:p>2018-07-21T15:18:44Z</text:p>
          </table:table-cell>
          <table:table-cell table:formula="of:=VLOOKUP([.$A284];[MAF_walk_Polar_strap__Crunch.$A$2:.$E$1491];5;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8-07-21T15:18:54Z</text:p>
          </table:table-cell>
          <table:table-cell office:value-type="float" office:value="40.011635" calcext:value-type="float">
            <text:p>40.011635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1.5" calcext:value-type="float">
            <text:p>291.5</text:p>
          </table:table-cell>
          <table:table-cell office:value-type="float" office:value="114" calcext:value-type="float">
            <text:p>114</text:p>
          </table:table-cell>
          <table:table-cell table:formula="of:=VLOOKUP([.$A285];[MAF_walk_Polar_strap__Crunch.$A$2:.$E$1491];1;1)" office:value-type="string" office:string-value="2018-07-21T15:18:52Z" calcext:value-type="string">
            <text:p>2018-07-21T15:18:52Z</text:p>
          </table:table-cell>
          <table:table-cell table:formula="of:=VLOOKUP([.$A285];[MAF_walk_Polar_strap__Crunch.$A$2:.$E$14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18:59Z</text:p>
          </table:table-cell>
          <table:table-cell office:value-type="float" office:value="40.011562" calcext:value-type="float">
            <text:p>40.011562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91.4" calcext:value-type="float">
            <text:p>291.4</text:p>
          </table:table-cell>
          <table:table-cell office:value-type="float" office:value="114" calcext:value-type="float">
            <text:p>114</text:p>
          </table:table-cell>
          <table:table-cell table:formula="of:=VLOOKUP([.$A286];[MAF_walk_Polar_strap__Crunch.$A$2:.$E$1491];1;1)" office:value-type="string" office:string-value="2018-07-21T15:18:59Z" calcext:value-type="string">
            <text:p>2018-07-21T15:18:59Z</text:p>
          </table:table-cell>
          <table:table-cell table:formula="of:=VLOOKUP([.$A286];[MAF_walk_Polar_strap__Crunch.$A$2:.$E$14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19:08Z</text:p>
          </table:table-cell>
          <table:table-cell office:value-type="float" office:value="40.01145" calcext:value-type="float">
            <text:p>40.01145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1.3" calcext:value-type="float">
            <text:p>291.3</text:p>
          </table:table-cell>
          <table:table-cell office:value-type="float" office:value="114" calcext:value-type="float">
            <text:p>114</text:p>
          </table:table-cell>
          <table:table-cell table:formula="of:=VLOOKUP([.$A287];[MAF_walk_Polar_strap__Crunch.$A$2:.$E$1491];1;1)" office:value-type="string" office:string-value="2018-07-21T15:19:08Z" calcext:value-type="string">
            <text:p>2018-07-21T15:19:08Z</text:p>
          </table:table-cell>
          <table:table-cell table:formula="of:=VLOOKUP([.$A287];[MAF_walk_Polar_strap__Crunch.$A$2:.$E$14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5:19:10Z</text:p>
          </table:table-cell>
          <table:table-cell office:value-type="float" office:value="40.01145" calcext:value-type="float">
            <text:p>40.01145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1.3" calcext:value-type="float">
            <text:p>291.3</text:p>
          </table:table-cell>
          <table:table-cell office:value-type="float" office:value="133" calcext:value-type="float">
            <text:p>133</text:p>
          </table:table-cell>
          <table:table-cell table:formula="of:=VLOOKUP([.$A288];[MAF_walk_Polar_strap__Crunch.$A$2:.$E$1491];1;1)" office:value-type="string" office:string-value="2018-07-21T15:19:10Z" calcext:value-type="string">
            <text:p>2018-07-21T15:19:10Z</text:p>
          </table:table-cell>
          <table:table-cell table:formula="of:=VLOOKUP([.$A288];[MAF_walk_Polar_strap__Crunch.$A$2:.$E$1491];5;1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7-21T15:19:13Z</text:p>
          </table:table-cell>
          <table:table-cell office:value-type="float" office:value="40.01138" calcext:value-type="float">
            <text:p>40.01138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1.2" calcext:value-type="float">
            <text:p>291.2</text:p>
          </table:table-cell>
          <table:table-cell office:value-type="float" office:value="133" calcext:value-type="float">
            <text:p>133</text:p>
          </table:table-cell>
          <table:table-cell table:formula="of:=VLOOKUP([.$A289];[MAF_walk_Polar_strap__Crunch.$A$2:.$E$1491];1;1)" office:value-type="string" office:string-value="2018-07-21T15:19:12Z" calcext:value-type="string">
            <text:p>2018-07-21T15:19:12Z</text:p>
          </table:table-cell>
          <table:table-cell table:formula="of:=VLOOKUP([.$A289];[MAF_walk_Polar_strap__Crunch.$A$2:.$E$14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19:18Z</text:p>
          </table:table-cell>
          <table:table-cell office:value-type="float" office:value="40.01132" calcext:value-type="float">
            <text:p>40.01132</text:p>
          </table:table-cell>
          <table:table-cell office:value-type="float" office:value="-79.58904" calcext:value-type="float">
            <text:p>-79.58904</text:p>
          </table:table-cell>
          <table:table-cell office:value-type="float" office:value="291.2" calcext:value-type="float">
            <text:p>291.2</text:p>
          </table:table-cell>
          <table:table-cell office:value-type="float" office:value="133" calcext:value-type="float">
            <text:p>133</text:p>
          </table:table-cell>
          <table:table-cell table:formula="of:=VLOOKUP([.$A290];[MAF_walk_Polar_strap__Crunch.$A$2:.$E$1491];1;1)" office:value-type="string" office:string-value="2018-07-21T15:19:17Z" calcext:value-type="string">
            <text:p>2018-07-21T15:19:17Z</text:p>
          </table:table-cell>
          <table:table-cell table:formula="of:=VLOOKUP([.$A290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19:23Z</text:p>
          </table:table-cell>
          <table:table-cell office:value-type="float" office:value="40.011257" calcext:value-type="float">
            <text:p>40.011257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91.1" calcext:value-type="float">
            <text:p>291.1</text:p>
          </table:table-cell>
          <table:table-cell office:value-type="float" office:value="133" calcext:value-type="float">
            <text:p>133</text:p>
          </table:table-cell>
          <table:table-cell table:formula="of:=VLOOKUP([.$A291];[MAF_walk_Polar_strap__Crunch.$A$2:.$E$1491];1;1)" office:value-type="string" office:string-value="2018-07-21T15:19:23Z" calcext:value-type="string">
            <text:p>2018-07-21T15:19:23Z</text:p>
          </table:table-cell>
          <table:table-cell table:formula="of:=VLOOKUP([.$A291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9:29Z</text:p>
          </table:table-cell>
          <table:table-cell office:value-type="float" office:value="40.01116" calcext:value-type="float">
            <text:p>40.01116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91" calcext:value-type="float">
            <text:p>291</text:p>
          </table:table-cell>
          <table:table-cell office:value-type="float" office:value="133" calcext:value-type="float">
            <text:p>133</text:p>
          </table:table-cell>
          <table:table-cell table:formula="of:=VLOOKUP([.$A292];[MAF_walk_Polar_strap__Crunch.$A$2:.$E$1491];1;1)" office:value-type="string" office:string-value="2018-07-21T15:19:28Z" calcext:value-type="string">
            <text:p>2018-07-21T15:19:28Z</text:p>
          </table:table-cell>
          <table:table-cell table:formula="of:=VLOOKUP([.$A292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19:39Z</text:p>
          </table:table-cell>
          <table:table-cell office:value-type="float" office:value="40.01103" calcext:value-type="float">
            <text:p>40.01103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90.5" calcext:value-type="float">
            <text:p>290.5</text:p>
          </table:table-cell>
          <table:table-cell office:value-type="float" office:value="133" calcext:value-type="float">
            <text:p>133</text:p>
          </table:table-cell>
          <table:table-cell table:formula="of:=VLOOKUP([.$A293];[MAF_walk_Polar_strap__Crunch.$A$2:.$E$1491];1;1)" office:value-type="string" office:string-value="2018-07-21T15:19:38Z" calcext:value-type="string">
            <text:p>2018-07-21T15:19:38Z</text:p>
          </table:table-cell>
          <table:table-cell table:formula="of:=VLOOKUP([.$A293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9:44Z</text:p>
          </table:table-cell>
          <table:table-cell office:value-type="float" office:value="40.01097" calcext:value-type="float">
            <text:p>40.01097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90.4" calcext:value-type="float">
            <text:p>290.4</text:p>
          </table:table-cell>
          <table:table-cell office:value-type="float" office:value="133" calcext:value-type="float">
            <text:p>133</text:p>
          </table:table-cell>
          <table:table-cell table:formula="of:=VLOOKUP([.$A294];[MAF_walk_Polar_strap__Crunch.$A$2:.$E$1491];1;1)" office:value-type="string" office:string-value="2018-07-21T15:19:44Z" calcext:value-type="string">
            <text:p>2018-07-21T15:19:44Z</text:p>
          </table:table-cell>
          <table:table-cell table:formula="of:=VLOOKUP([.$A294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19:49Z</text:p>
          </table:table-cell>
          <table:table-cell office:value-type="float" office:value="40.010887" calcext:value-type="float">
            <text:p>40.010887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0.3" calcext:value-type="float">
            <text:p>290.3</text:p>
          </table:table-cell>
          <table:table-cell office:value-type="float" office:value="133" calcext:value-type="float">
            <text:p>133</text:p>
          </table:table-cell>
          <table:table-cell table:formula="of:=VLOOKUP([.$A295];[MAF_walk_Polar_strap__Crunch.$A$2:.$E$1491];1;1)" office:value-type="string" office:string-value="2018-07-21T15:19:48Z" calcext:value-type="string">
            <text:p>2018-07-21T15:19:48Z</text:p>
          </table:table-cell>
          <table:table-cell table:formula="of:=VLOOKUP([.$A295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9:54Z</text:p>
          </table:table-cell>
          <table:table-cell office:value-type="float" office:value="40.010822" calcext:value-type="float">
            <text:p>40.010822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0.2" calcext:value-type="float">
            <text:p>290.2</text:p>
          </table:table-cell>
          <table:table-cell office:value-type="float" office:value="133" calcext:value-type="float">
            <text:p>133</text:p>
          </table:table-cell>
          <table:table-cell table:formula="of:=VLOOKUP([.$A296];[MAF_walk_Polar_strap__Crunch.$A$2:.$E$1491];1;1)" office:value-type="string" office:string-value="2018-07-21T15:19:54Z" calcext:value-type="string">
            <text:p>2018-07-21T15:19:54Z</text:p>
          </table:table-cell>
          <table:table-cell table:formula="of:=VLOOKUP([.$A296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9:57Z</text:p>
          </table:table-cell>
          <table:table-cell office:value-type="float" office:value="40.010822" calcext:value-type="float">
            <text:p>40.010822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0.2" calcext:value-type="float">
            <text:p>290.2</text:p>
          </table:table-cell>
          <table:table-cell office:value-type="float" office:value="133" calcext:value-type="float">
            <text:p>133</text:p>
          </table:table-cell>
          <table:table-cell table:formula="of:=VLOOKUP([.$A297];[MAF_walk_Polar_strap__Crunch.$A$2:.$E$1491];1;1)" office:value-type="string" office:string-value="2018-07-21T15:19:54Z" calcext:value-type="string">
            <text:p>2018-07-21T15:19:54Z</text:p>
          </table:table-cell>
          <table:table-cell table:formula="of:=VLOOKUP([.$A297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19:57Z</text:p>
          </table:table-cell>
          <table:table-cell office:value-type="float" office:value="40.010822" calcext:value-type="float">
            <text:p>40.010822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0.2" calcext:value-type="float">
            <text:p>290.2</text:p>
          </table:table-cell>
          <table:table-cell office:value-type="float" office:value="114" calcext:value-type="float">
            <text:p>114</text:p>
          </table:table-cell>
          <table:table-cell table:formula="of:=VLOOKUP([.$A298];[MAF_walk_Polar_strap__Crunch.$A$2:.$E$1491];1;1)" office:value-type="string" office:string-value="2018-07-21T15:19:54Z" calcext:value-type="string">
            <text:p>2018-07-21T15:19:54Z</text:p>
          </table:table-cell>
          <table:table-cell table:formula="of:=VLOOKUP([.$A298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20:05Z</text:p>
          </table:table-cell>
          <table:table-cell office:value-type="float" office:value="40.010708" calcext:value-type="float">
            <text:p>40.010708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90.2" calcext:value-type="float">
            <text:p>290.2</text:p>
          </table:table-cell>
          <table:table-cell office:value-type="float" office:value="114" calcext:value-type="float">
            <text:p>114</text:p>
          </table:table-cell>
          <table:table-cell table:formula="of:=VLOOKUP([.$A299];[MAF_walk_Polar_strap__Crunch.$A$2:.$E$1491];1;1)" office:value-type="string" office:string-value="2018-07-21T15:20:04Z" calcext:value-type="string">
            <text:p>2018-07-21T15:20:04Z</text:p>
          </table:table-cell>
          <table:table-cell table:formula="of:=VLOOKUP([.$A299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0:10Z</text:p>
          </table:table-cell>
          <table:table-cell office:value-type="float" office:value="40.010624" calcext:value-type="float">
            <text:p>40.010624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90.1" calcext:value-type="float">
            <text:p>290.1</text:p>
          </table:table-cell>
          <table:table-cell office:value-type="float" office:value="114" calcext:value-type="float">
            <text:p>114</text:p>
          </table:table-cell>
          <table:table-cell table:formula="of:=VLOOKUP([.$A300];[MAF_walk_Polar_strap__Crunch.$A$2:.$E$1491];1;1)" office:value-type="string" office:string-value="2018-07-21T15:20:09Z" calcext:value-type="string">
            <text:p>2018-07-21T15:20:09Z</text:p>
          </table:table-cell>
          <table:table-cell table:formula="of:=VLOOKUP([.$A300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0:15Z</text:p>
          </table:table-cell>
          <table:table-cell office:value-type="float" office:value="40.01055" calcext:value-type="float">
            <text:p>40.01055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90.1" calcext:value-type="float">
            <text:p>290.1</text:p>
          </table:table-cell>
          <table:table-cell office:value-type="float" office:value="114" calcext:value-type="float">
            <text:p>114</text:p>
          </table:table-cell>
          <table:table-cell table:formula="of:=VLOOKUP([.$A301];[MAF_walk_Polar_strap__Crunch.$A$2:.$E$1491];1;1)" office:value-type="string" office:string-value="2018-07-21T15:20:15Z" calcext:value-type="string">
            <text:p>2018-07-21T15:20:15Z</text:p>
          </table:table-cell>
          <table:table-cell table:formula="of:=VLOOKUP([.$A301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0:20Z</text:p>
          </table:table-cell>
          <table:table-cell office:value-type="float" office:value="40.01048" calcext:value-type="float">
            <text:p>40.01048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90.1" calcext:value-type="float">
            <text:p>290.1</text:p>
          </table:table-cell>
          <table:table-cell office:value-type="float" office:value="114" calcext:value-type="float">
            <text:p>114</text:p>
          </table:table-cell>
          <table:table-cell table:formula="of:=VLOOKUP([.$A302];[MAF_walk_Polar_strap__Crunch.$A$2:.$E$1491];1;1)" office:value-type="string" office:string-value="2018-07-21T15:20:20Z" calcext:value-type="string">
            <text:p>2018-07-21T15:20:20Z</text:p>
          </table:table-cell>
          <table:table-cell table:formula="of:=VLOOKUP([.$A302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0:25Z</text:p>
          </table:table-cell>
          <table:table-cell office:value-type="float" office:value="40.010414" calcext:value-type="float">
            <text:p>40.010414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303];[MAF_walk_Polar_strap__Crunch.$A$2:.$E$1491];1;1)" office:value-type="string" office:string-value="2018-07-21T15:20:24Z" calcext:value-type="string">
            <text:p>2018-07-21T15:20:24Z</text:p>
          </table:table-cell>
          <table:table-cell table:formula="of:=VLOOKUP([.$A303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0:30Z</text:p>
          </table:table-cell>
          <table:table-cell office:value-type="float" office:value="40.01037" calcext:value-type="float">
            <text:p>40.01037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304];[MAF_walk_Polar_strap__Crunch.$A$2:.$E$1491];1;1)" office:value-type="string" office:string-value="2018-07-21T15:20:30Z" calcext:value-type="string">
            <text:p>2018-07-21T15:20:30Z</text:p>
          </table:table-cell>
          <table:table-cell table:formula="of:=VLOOKUP([.$A304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0:35Z</text:p>
          </table:table-cell>
          <table:table-cell office:value-type="float" office:value="40.010292" calcext:value-type="float">
            <text:p>40.010292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305];[MAF_walk_Polar_strap__Crunch.$A$2:.$E$1491];1;1)" office:value-type="string" office:string-value="2018-07-21T15:20:35Z" calcext:value-type="string">
            <text:p>2018-07-21T15:20:35Z</text:p>
          </table:table-cell>
          <table:table-cell table:formula="of:=VLOOKUP([.$A305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0:40Z</text:p>
          </table:table-cell>
          <table:table-cell office:value-type="float" office:value="40.010227" calcext:value-type="float">
            <text:p>40.010227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306];[MAF_walk_Polar_strap__Crunch.$A$2:.$E$1491];1;1)" office:value-type="string" office:string-value="2018-07-21T15:20:40Z" calcext:value-type="string">
            <text:p>2018-07-21T15:20:40Z</text:p>
          </table:table-cell>
          <table:table-cell table:formula="of:=VLOOKUP([.$A306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20:45Z</text:p>
          </table:table-cell>
          <table:table-cell office:value-type="float" office:value="40.010155" calcext:value-type="float">
            <text:p>40.010155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307];[MAF_walk_Polar_strap__Crunch.$A$2:.$E$1491];1;1)" office:value-type="string" office:string-value="2018-07-21T15:20:44Z" calcext:value-type="string">
            <text:p>2018-07-21T15:20:44Z</text:p>
          </table:table-cell>
          <table:table-cell table:formula="of:=VLOOKUP([.$A307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0:50Z</text:p>
          </table:table-cell>
          <table:table-cell office:value-type="float" office:value="40.010086" calcext:value-type="float">
            <text:p>40.010086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308];[MAF_walk_Polar_strap__Crunch.$A$2:.$E$1491];1;1)" office:value-type="string" office:string-value="2018-07-21T15:20:49Z" calcext:value-type="string">
            <text:p>2018-07-21T15:20:49Z</text:p>
          </table:table-cell>
          <table:table-cell table:formula="of:=VLOOKUP([.$A308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0:55Z</text:p>
          </table:table-cell>
          <table:table-cell office:value-type="float" office:value="40.010017" calcext:value-type="float">
            <text:p>40.010017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309];[MAF_walk_Polar_strap__Crunch.$A$2:.$E$1491];1;1)" office:value-type="string" office:string-value="2018-07-21T15:20:54Z" calcext:value-type="string">
            <text:p>2018-07-21T15:20:54Z</text:p>
          </table:table-cell>
          <table:table-cell table:formula="of:=VLOOKUP([.$A309];[MAF_walk_Polar_strap__Crunch.$A$2:.$E$14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20:58Z</text:p>
          </table:table-cell>
          <table:table-cell office:value-type="float" office:value="40.010017" calcext:value-type="float">
            <text:p>40.010017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310];[MAF_walk_Polar_strap__Crunch.$A$2:.$E$1491];1;1)" office:value-type="string" office:string-value="2018-07-21T15:20:54Z" calcext:value-type="string">
            <text:p>2018-07-21T15:20:54Z</text:p>
          </table:table-cell>
          <table:table-cell table:formula="of:=VLOOKUP([.$A310];[MAF_walk_Polar_strap__Crunch.$A$2:.$E$1491];5;1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8-07-21T15:21:00Z</text:p>
          </table:table-cell>
          <table:table-cell office:value-type="float" office:value="40.010017" calcext:value-type="float">
            <text:p>40.010017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311];[MAF_walk_Polar_strap__Crunch.$A$2:.$E$1491];1;1)" office:value-type="string" office:string-value="2018-07-21T15:20:59Z" calcext:value-type="string">
            <text:p>2018-07-21T15:20:59Z</text:p>
          </table:table-cell>
          <table:table-cell table:formula="of:=VLOOKUP([.$A311];[MAF_walk_Polar_strap__Crunch.$A$2:.$E$1491];5;1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018-07-21T15:21:05Z</text:p>
          </table:table-cell>
          <table:table-cell office:value-type="float" office:value="40.00988" calcext:value-type="float">
            <text:p>40.00988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312];[MAF_walk_Polar_strap__Crunch.$A$2:.$E$1491];1;1)" office:value-type="string" office:string-value="2018-07-21T15:21:04Z" calcext:value-type="string">
            <text:p>2018-07-21T15:21:04Z</text:p>
          </table:table-cell>
          <table:table-cell table:formula="of:=VLOOKUP([.$A312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1:10Z</text:p>
          </table:table-cell>
          <table:table-cell office:value-type="float" office:value="40.0098" calcext:value-type="float">
            <text:p>40.0098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table:formula="of:=VLOOKUP([.$A313];[MAF_walk_Polar_strap__Crunch.$A$2:.$E$1491];1;1)" office:value-type="string" office:string-value="2018-07-21T15:21:10Z" calcext:value-type="string">
            <text:p>2018-07-21T15:21:10Z</text:p>
          </table:table-cell>
          <table:table-cell table:formula="of:=VLOOKUP([.$A313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1:15Z</text:p>
          </table:table-cell>
          <table:table-cell office:value-type="float" office:value="40.009747" calcext:value-type="float">
            <text:p>40.009747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89.9" calcext:value-type="float">
            <text:p>289.9</text:p>
          </table:table-cell>
          <table:table-cell office:value-type="float" office:value="114" calcext:value-type="float">
            <text:p>114</text:p>
          </table:table-cell>
          <table:table-cell table:formula="of:=VLOOKUP([.$A314];[MAF_walk_Polar_strap__Crunch.$A$2:.$E$1491];1;1)" office:value-type="string" office:string-value="2018-07-21T15:21:13Z" calcext:value-type="string">
            <text:p>2018-07-21T15:21:13Z</text:p>
          </table:table-cell>
          <table:table-cell table:formula="of:=VLOOKUP([.$A314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21:20Z</text:p>
          </table:table-cell>
          <table:table-cell office:value-type="float" office:value="40.009686" calcext:value-type="float">
            <text:p>40.009686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89.8" calcext:value-type="float">
            <text:p>289.8</text:p>
          </table:table-cell>
          <table:table-cell office:value-type="float" office:value="114" calcext:value-type="float">
            <text:p>114</text:p>
          </table:table-cell>
          <table:table-cell table:formula="of:=VLOOKUP([.$A315];[MAF_walk_Polar_strap__Crunch.$A$2:.$E$1491];1;1)" office:value-type="string" office:string-value="2018-07-21T15:21:19Z" calcext:value-type="string">
            <text:p>2018-07-21T15:21:19Z</text:p>
          </table:table-cell>
          <table:table-cell table:formula="of:=VLOOKUP([.$A315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1:25Z</text:p>
          </table:table-cell>
          <table:table-cell office:value-type="float" office:value="40.0096" calcext:value-type="float">
            <text:p>40.0096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89.6" calcext:value-type="float">
            <text:p>289.6</text:p>
          </table:table-cell>
          <table:table-cell office:value-type="float" office:value="114" calcext:value-type="float">
            <text:p>114</text:p>
          </table:table-cell>
          <table:table-cell table:formula="of:=VLOOKUP([.$A316];[MAF_walk_Polar_strap__Crunch.$A$2:.$E$1491];1;1)" office:value-type="string" office:string-value="2018-07-21T15:21:24Z" calcext:value-type="string">
            <text:p>2018-07-21T15:21:24Z</text:p>
          </table:table-cell>
          <table:table-cell table:formula="of:=VLOOKUP([.$A316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1:30Z</text:p>
          </table:table-cell>
          <table:table-cell office:value-type="float" office:value="40.009525" calcext:value-type="float">
            <text:p>40.009525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9.4" calcext:value-type="float">
            <text:p>289.4</text:p>
          </table:table-cell>
          <table:table-cell office:value-type="float" office:value="114" calcext:value-type="float">
            <text:p>114</text:p>
          </table:table-cell>
          <table:table-cell table:formula="of:=VLOOKUP([.$A317];[MAF_walk_Polar_strap__Crunch.$A$2:.$E$1491];1;1)" office:value-type="string" office:string-value="2018-07-21T15:21:28Z" calcext:value-type="string">
            <text:p>2018-07-21T15:21:28Z</text:p>
          </table:table-cell>
          <table:table-cell table:formula="of:=VLOOKUP([.$A317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1:35Z</text:p>
          </table:table-cell>
          <table:table-cell office:value-type="float" office:value="40.009438" calcext:value-type="float">
            <text:p>40.009438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89.2" calcext:value-type="float">
            <text:p>289.2</text:p>
          </table:table-cell>
          <table:table-cell office:value-type="float" office:value="114" calcext:value-type="float">
            <text:p>114</text:p>
          </table:table-cell>
          <table:table-cell table:formula="of:=VLOOKUP([.$A318];[MAF_walk_Polar_strap__Crunch.$A$2:.$E$1491];1;1)" office:value-type="string" office:string-value="2018-07-21T15:21:34Z" calcext:value-type="string">
            <text:p>2018-07-21T15:21:34Z</text:p>
          </table:table-cell>
          <table:table-cell table:formula="of:=VLOOKUP([.$A318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1:42Z</text:p>
          </table:table-cell>
          <table:table-cell office:value-type="float" office:value="40.009384" calcext:value-type="float">
            <text:p>40.009384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89.1" calcext:value-type="float">
            <text:p>289.1</text:p>
          </table:table-cell>
          <table:table-cell office:value-type="float" office:value="114" calcext:value-type="float">
            <text:p>114</text:p>
          </table:table-cell>
          <table:table-cell table:formula="of:=VLOOKUP([.$A319];[MAF_walk_Polar_strap__Crunch.$A$2:.$E$1491];1;1)" office:value-type="string" office:string-value="2018-07-21T15:21:42Z" calcext:value-type="string">
            <text:p>2018-07-21T15:21:42Z</text:p>
          </table:table-cell>
          <table:table-cell table:formula="of:=VLOOKUP([.$A319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1:47Z</text:p>
          </table:table-cell>
          <table:table-cell office:value-type="float" office:value="40.0093" calcext:value-type="float">
            <text:p>40.0093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89" calcext:value-type="float">
            <text:p>289</text:p>
          </table:table-cell>
          <table:table-cell office:value-type="float" office:value="114" calcext:value-type="float">
            <text:p>114</text:p>
          </table:table-cell>
          <table:table-cell table:formula="of:=VLOOKUP([.$A320];[MAF_walk_Polar_strap__Crunch.$A$2:.$E$1491];1;1)" office:value-type="string" office:string-value="2018-07-21T15:21:47Z" calcext:value-type="string">
            <text:p>2018-07-21T15:21:47Z</text:p>
          </table:table-cell>
          <table:table-cell table:formula="of:=VLOOKUP([.$A320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1:52Z</text:p>
          </table:table-cell>
          <table:table-cell office:value-type="float" office:value="40.009235" calcext:value-type="float">
            <text:p>40.009235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89" calcext:value-type="float">
            <text:p>289</text:p>
          </table:table-cell>
          <table:table-cell office:value-type="float" office:value="114" calcext:value-type="float">
            <text:p>114</text:p>
          </table:table-cell>
          <table:table-cell table:formula="of:=VLOOKUP([.$A321];[MAF_walk_Polar_strap__Crunch.$A$2:.$E$1491];1;1)" office:value-type="string" office:string-value="2018-07-21T15:21:50Z" calcext:value-type="string">
            <text:p>2018-07-21T15:21:50Z</text:p>
          </table:table-cell>
          <table:table-cell table:formula="of:=VLOOKUP([.$A321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1:57Z</text:p>
          </table:table-cell>
          <table:table-cell office:value-type="float" office:value="40.00918" calcext:value-type="float">
            <text:p>40.00918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9" calcext:value-type="float">
            <text:p>289</text:p>
          </table:table-cell>
          <table:table-cell office:value-type="float" office:value="114" calcext:value-type="float">
            <text:p>114</text:p>
          </table:table-cell>
          <table:table-cell table:formula="of:=VLOOKUP([.$A322];[MAF_walk_Polar_strap__Crunch.$A$2:.$E$1491];1;1)" office:value-type="string" office:string-value="2018-07-21T15:21:55Z" calcext:value-type="string">
            <text:p>2018-07-21T15:21:55Z</text:p>
          </table:table-cell>
          <table:table-cell table:formula="of:=VLOOKUP([.$A322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1:57Z</text:p>
          </table:table-cell>
          <table:table-cell office:value-type="float" office:value="40.00918" calcext:value-type="float">
            <text:p>40.00918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table:formula="of:=VLOOKUP([.$A323];[MAF_walk_Polar_strap__Crunch.$A$2:.$E$1491];1;1)" office:value-type="string" office:string-value="2018-07-21T15:21:55Z" calcext:value-type="string">
            <text:p>2018-07-21T15:21:55Z</text:p>
          </table:table-cell>
          <table:table-cell table:formula="of:=VLOOKUP([.$A323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2:00Z</text:p>
          </table:table-cell>
          <table:table-cell office:value-type="float" office:value="40.00915" calcext:value-type="float">
            <text:p>40.00915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table:formula="of:=VLOOKUP([.$A324];[MAF_walk_Polar_strap__Crunch.$A$2:.$E$1491];1;1)" office:value-type="string" office:string-value="2018-07-21T15:21:59Z" calcext:value-type="string">
            <text:p>2018-07-21T15:21:59Z</text:p>
          </table:table-cell>
          <table:table-cell table:formula="of:=VLOOKUP([.$A324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22:01Z</text:p>
          </table:table-cell>
          <table:table-cell office:value-type="float" office:value="40.00912" calcext:value-type="float">
            <text:p>40.00912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table:formula="of:=VLOOKUP([.$A325];[MAF_walk_Polar_strap__Crunch.$A$2:.$E$1491];1;1)" office:value-type="string" office:string-value="2018-07-21T15:21:59Z" calcext:value-type="string">
            <text:p>2018-07-21T15:21:59Z</text:p>
          </table:table-cell>
          <table:table-cell table:formula="of:=VLOOKUP([.$A325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22:06Z</text:p>
          </table:table-cell>
          <table:table-cell office:value-type="float" office:value="40.009045" calcext:value-type="float">
            <text:p>40.009045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table:formula="of:=VLOOKUP([.$A326];[MAF_walk_Polar_strap__Crunch.$A$2:.$E$1491];1;1)" office:value-type="string" office:string-value="2018-07-21T15:22:04Z" calcext:value-type="string">
            <text:p>2018-07-21T15:22:04Z</text:p>
          </table:table-cell>
          <table:table-cell table:formula="of:=VLOOKUP([.$A326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2:14Z</text:p>
          </table:table-cell>
          <table:table-cell office:value-type="float" office:value="40.008915" calcext:value-type="float">
            <text:p>40.008915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89" calcext:value-type="float">
            <text:p>289</text:p>
          </table:table-cell>
          <table:table-cell office:value-type="float" office:value="113" calcext:value-type="float">
            <text:p>113</text:p>
          </table:table-cell>
          <table:table-cell table:formula="of:=VLOOKUP([.$A327];[MAF_walk_Polar_strap__Crunch.$A$2:.$E$1491];1;1)" office:value-type="string" office:string-value="2018-07-21T15:22:13Z" calcext:value-type="string">
            <text:p>2018-07-21T15:22:13Z</text:p>
          </table:table-cell>
          <table:table-cell table:formula="of:=VLOOKUP([.$A327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22:19Z</text:p>
          </table:table-cell>
          <table:table-cell office:value-type="float" office:value="40.00886" calcext:value-type="float">
            <text:p>40.00886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88.9" calcext:value-type="float">
            <text:p>288.9</text:p>
          </table:table-cell>
          <table:table-cell office:value-type="float" office:value="113" calcext:value-type="float">
            <text:p>113</text:p>
          </table:table-cell>
          <table:table-cell table:formula="of:=VLOOKUP([.$A328];[MAF_walk_Polar_strap__Crunch.$A$2:.$E$1491];1;1)" office:value-type="string" office:string-value="2018-07-21T15:22:19Z" calcext:value-type="string">
            <text:p>2018-07-21T15:22:19Z</text:p>
          </table:table-cell>
          <table:table-cell table:formula="of:=VLOOKUP([.$A328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22:29Z</text:p>
          </table:table-cell>
          <table:table-cell office:value-type="float" office:value="40.00872" calcext:value-type="float">
            <text:p>40.00872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88.6" calcext:value-type="float">
            <text:p>288.6</text:p>
          </table:table-cell>
          <table:table-cell office:value-type="float" office:value="113" calcext:value-type="float">
            <text:p>113</text:p>
          </table:table-cell>
          <table:table-cell table:formula="of:=VLOOKUP([.$A329];[MAF_walk_Polar_strap__Crunch.$A$2:.$E$1491];1;1)" office:value-type="string" office:string-value="2018-07-21T15:22:29Z" calcext:value-type="string">
            <text:p>2018-07-21T15:22:29Z</text:p>
          </table:table-cell>
          <table:table-cell table:formula="of:=VLOOKUP([.$A329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2:34Z</text:p>
          </table:table-cell>
          <table:table-cell office:value-type="float" office:value="40.00862" calcext:value-type="float">
            <text:p>40.00862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88.4" calcext:value-type="float">
            <text:p>288.4</text:p>
          </table:table-cell>
          <table:table-cell office:value-type="float" office:value="113" calcext:value-type="float">
            <text:p>113</text:p>
          </table:table-cell>
          <table:table-cell table:formula="of:=VLOOKUP([.$A330];[MAF_walk_Polar_strap__Crunch.$A$2:.$E$1491];1;1)" office:value-type="string" office:string-value="2018-07-21T15:22:33Z" calcext:value-type="string">
            <text:p>2018-07-21T15:22:33Z</text:p>
          </table:table-cell>
          <table:table-cell table:formula="of:=VLOOKUP([.$A330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2:44Z</text:p>
          </table:table-cell>
          <table:table-cell office:value-type="float" office:value="40.008468" calcext:value-type="float">
            <text:p>40.008468</text:p>
          </table:table-cell>
          <table:table-cell office:value-type="float" office:value="-79.588986" calcext:value-type="float">
            <text:p>-79.588986</text:p>
          </table:table-cell>
          <table:table-cell office:value-type="float" office:value="288" calcext:value-type="float">
            <text:p>288</text:p>
          </table:table-cell>
          <table:table-cell office:value-type="float" office:value="113" calcext:value-type="float">
            <text:p>113</text:p>
          </table:table-cell>
          <table:table-cell table:formula="of:=VLOOKUP([.$A331];[MAF_walk_Polar_strap__Crunch.$A$2:.$E$1491];1;1)" office:value-type="string" office:string-value="2018-07-21T15:22:42Z" calcext:value-type="string">
            <text:p>2018-07-21T15:22:42Z</text:p>
          </table:table-cell>
          <table:table-cell table:formula="of:=VLOOKUP([.$A331];[MAF_walk_Polar_strap__Crunch.$A$2:.$E$1491];5;1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8-07-21T15:22:54Z</text:p>
          </table:table-cell>
          <table:table-cell office:value-type="float" office:value="40.008425" calcext:value-type="float">
            <text:p>40.008425</text:p>
          </table:table-cell>
          <table:table-cell office:value-type="float" office:value="-79.588993" calcext:value-type="float">
            <text:p>-79.588993</text:p>
          </table:table-cell>
          <table:table-cell office:value-type="float" office:value="288.1" calcext:value-type="float">
            <text:p>288.1</text:p>
          </table:table-cell>
          <table:table-cell office:value-type="float" office:value="113" calcext:value-type="float">
            <text:p>113</text:p>
          </table:table-cell>
          <table:table-cell table:formula="of:=VLOOKUP([.$A332];[MAF_walk_Polar_strap__Crunch.$A$2:.$E$1491];1;1)" office:value-type="string" office:string-value="2018-07-21T15:22:51Z" calcext:value-type="string">
            <text:p>2018-07-21T15:22:51Z</text:p>
          </table:table-cell>
          <table:table-cell table:formula="of:=VLOOKUP([.$A332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22:58Z</text:p>
          </table:table-cell>
          <table:table-cell office:value-type="float" office:value="40.008383" calcext:value-type="float">
            <text:p>40.008383</text:p>
          </table:table-cell>
          <table:table-cell office:value-type="float" office:value="-79.588999" calcext:value-type="float">
            <text:p>-79.588999</text:p>
          </table:table-cell>
          <table:table-cell office:value-type="float" office:value="288.2" calcext:value-type="float">
            <text:p>288.2</text:p>
          </table:table-cell>
          <table:table-cell office:value-type="float" office:value="108" calcext:value-type="float">
            <text:p>108</text:p>
          </table:table-cell>
          <table:table-cell table:formula="of:=VLOOKUP([.$A333];[MAF_walk_Polar_strap__Crunch.$A$2:.$E$1491];1;1)" office:value-type="string" office:string-value="2018-07-21T15:22:58Z" calcext:value-type="string">
            <text:p>2018-07-21T15:22:58Z</text:p>
          </table:table-cell>
          <table:table-cell table:formula="of:=VLOOKUP([.$A333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22:59Z</text:p>
          </table:table-cell>
          <table:table-cell office:value-type="float" office:value="40.00834" calcext:value-type="float">
            <text:p>40.00834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88.3" calcext:value-type="float">
            <text:p>288.3</text:p>
          </table:table-cell>
          <table:table-cell office:value-type="float" office:value="108" calcext:value-type="float">
            <text:p>108</text:p>
          </table:table-cell>
          <table:table-cell table:formula="of:=VLOOKUP([.$A334];[MAF_walk_Polar_strap__Crunch.$A$2:.$E$1491];1;1)" office:value-type="string" office:string-value="2018-07-21T15:22:58Z" calcext:value-type="string">
            <text:p>2018-07-21T15:22:58Z</text:p>
          </table:table-cell>
          <table:table-cell table:formula="of:=VLOOKUP([.$A334];[MAF_walk_Polar_strap__Crunch.$A$2:.$E$1491];5;1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8-07-21T15:23:04Z</text:p>
          </table:table-cell>
          <table:table-cell office:value-type="float" office:value="40.008266" calcext:value-type="float">
            <text:p>40.008266</text:p>
          </table:table-cell>
          <table:table-cell office:value-type="float" office:value="-79.589005" calcext:value-type="float">
            <text:p>-79.589005</text:p>
          </table:table-cell>
          <table:table-cell office:value-type="float" office:value="288.4" calcext:value-type="float">
            <text:p>288.4</text:p>
          </table:table-cell>
          <table:table-cell office:value-type="float" office:value="108" calcext:value-type="float">
            <text:p>108</text:p>
          </table:table-cell>
          <table:table-cell table:formula="of:=VLOOKUP([.$A335];[MAF_walk_Polar_strap__Crunch.$A$2:.$E$1491];1;1)" office:value-type="string" office:string-value="2018-07-21T15:23:03Z" calcext:value-type="string">
            <text:p>2018-07-21T15:23:03Z</text:p>
          </table:table-cell>
          <table:table-cell table:formula="of:=VLOOKUP([.$A335];[MAF_walk_Polar_strap__Crunch.$A$2:.$E$1491];5;1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8-07-21T15:23:09Z</text:p>
          </table:table-cell>
          <table:table-cell office:value-type="float" office:value="40.00819" calcext:value-type="float">
            <text:p>40.00819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88.6" calcext:value-type="float">
            <text:p>288.6</text:p>
          </table:table-cell>
          <table:table-cell office:value-type="float" office:value="108" calcext:value-type="float">
            <text:p>108</text:p>
          </table:table-cell>
          <table:table-cell table:formula="of:=VLOOKUP([.$A336];[MAF_walk_Polar_strap__Crunch.$A$2:.$E$1491];1;1)" office:value-type="string" office:string-value="2018-07-21T15:23:09Z" calcext:value-type="string">
            <text:p>2018-07-21T15:23:09Z</text:p>
          </table:table-cell>
          <table:table-cell table:formula="of:=VLOOKUP([.$A336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23:14Z</text:p>
          </table:table-cell>
          <table:table-cell office:value-type="float" office:value="40.00811" calcext:value-type="float">
            <text:p>40.00811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88.8" calcext:value-type="float">
            <text:p>288.8</text:p>
          </table:table-cell>
          <table:table-cell office:value-type="float" office:value="108" calcext:value-type="float">
            <text:p>108</text:p>
          </table:table-cell>
          <table:table-cell table:formula="of:=VLOOKUP([.$A337];[MAF_walk_Polar_strap__Crunch.$A$2:.$E$1491];1;1)" office:value-type="string" office:string-value="2018-07-21T15:23:14Z" calcext:value-type="string">
            <text:p>2018-07-21T15:23:14Z</text:p>
          </table:table-cell>
          <table:table-cell table:formula="of:=VLOOKUP([.$A337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3:19Z</text:p>
          </table:table-cell>
          <table:table-cell office:value-type="float" office:value="40.00802" calcext:value-type="float">
            <text:p>40.00802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89" calcext:value-type="float">
            <text:p>289</text:p>
          </table:table-cell>
          <table:table-cell office:value-type="float" office:value="108" calcext:value-type="float">
            <text:p>108</text:p>
          </table:table-cell>
          <table:table-cell table:formula="of:=VLOOKUP([.$A338];[MAF_walk_Polar_strap__Crunch.$A$2:.$E$1491];1;1)" office:value-type="string" office:string-value="2018-07-21T15:23:18Z" calcext:value-type="string">
            <text:p>2018-07-21T15:23:18Z</text:p>
          </table:table-cell>
          <table:table-cell table:formula="of:=VLOOKUP([.$A338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3:24Z</text:p>
          </table:table-cell>
          <table:table-cell office:value-type="float" office:value="40.007957" calcext:value-type="float">
            <text:p>40.007957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89.1" calcext:value-type="float">
            <text:p>289.1</text:p>
          </table:table-cell>
          <table:table-cell office:value-type="float" office:value="108" calcext:value-type="float">
            <text:p>108</text:p>
          </table:table-cell>
          <table:table-cell table:formula="of:=VLOOKUP([.$A339];[MAF_walk_Polar_strap__Crunch.$A$2:.$E$1491];1;1)" office:value-type="string" office:string-value="2018-07-21T15:23:23Z" calcext:value-type="string">
            <text:p>2018-07-21T15:23:23Z</text:p>
          </table:table-cell>
          <table:table-cell table:formula="of:=VLOOKUP([.$A339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3:29Z</text:p>
          </table:table-cell>
          <table:table-cell office:value-type="float" office:value="40.007893" calcext:value-type="float">
            <text:p>40.007893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9.2" calcext:value-type="float">
            <text:p>289.2</text:p>
          </table:table-cell>
          <table:table-cell office:value-type="float" office:value="108" calcext:value-type="float">
            <text:p>108</text:p>
          </table:table-cell>
          <table:table-cell table:formula="of:=VLOOKUP([.$A340];[MAF_walk_Polar_strap__Crunch.$A$2:.$E$1491];1;1)" office:value-type="string" office:string-value="2018-07-21T15:23:28Z" calcext:value-type="string">
            <text:p>2018-07-21T15:23:28Z</text:p>
          </table:table-cell>
          <table:table-cell table:formula="of:=VLOOKUP([.$A340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3:34Z</text:p>
          </table:table-cell>
          <table:table-cell office:value-type="float" office:value="40.007828" calcext:value-type="float">
            <text:p>40.007828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89.3" calcext:value-type="float">
            <text:p>289.3</text:p>
          </table:table-cell>
          <table:table-cell office:value-type="float" office:value="108" calcext:value-type="float">
            <text:p>108</text:p>
          </table:table-cell>
          <table:table-cell table:formula="of:=VLOOKUP([.$A341];[MAF_walk_Polar_strap__Crunch.$A$2:.$E$1491];1;1)" office:value-type="string" office:string-value="2018-07-21T15:23:33Z" calcext:value-type="string">
            <text:p>2018-07-21T15:23:33Z</text:p>
          </table:table-cell>
          <table:table-cell table:formula="of:=VLOOKUP([.$A341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3:39Z</text:p>
          </table:table-cell>
          <table:table-cell office:value-type="float" office:value="40.00776" calcext:value-type="float">
            <text:p>40.00776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9.4" calcext:value-type="float">
            <text:p>289.4</text:p>
          </table:table-cell>
          <table:table-cell office:value-type="float" office:value="108" calcext:value-type="float">
            <text:p>108</text:p>
          </table:table-cell>
          <table:table-cell table:formula="of:=VLOOKUP([.$A342];[MAF_walk_Polar_strap__Crunch.$A$2:.$E$1491];1;1)" office:value-type="string" office:string-value="2018-07-21T15:23:38Z" calcext:value-type="string">
            <text:p>2018-07-21T15:23:38Z</text:p>
          </table:table-cell>
          <table:table-cell table:formula="of:=VLOOKUP([.$A342];[MAF_walk_Polar_strap__Crunch.$A$2:.$E$14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23:44Z</text:p>
          </table:table-cell>
          <table:table-cell office:value-type="float" office:value="40.007698" calcext:value-type="float">
            <text:p>40.007698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89.5" calcext:value-type="float">
            <text:p>289.5</text:p>
          </table:table-cell>
          <table:table-cell office:value-type="float" office:value="108" calcext:value-type="float">
            <text:p>108</text:p>
          </table:table-cell>
          <table:table-cell table:formula="of:=VLOOKUP([.$A343];[MAF_walk_Polar_strap__Crunch.$A$2:.$E$1491];1;1)" office:value-type="string" office:string-value="2018-07-21T15:23:43Z" calcext:value-type="string">
            <text:p>2018-07-21T15:23:43Z</text:p>
          </table:table-cell>
          <table:table-cell table:formula="of:=VLOOKUP([.$A343];[MAF_walk_Polar_strap__Crunch.$A$2:.$E$14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23:49Z</text:p>
          </table:table-cell>
          <table:table-cell office:value-type="float" office:value="40.007645" calcext:value-type="float">
            <text:p>40.007645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89.6" calcext:value-type="float">
            <text:p>289.6</text:p>
          </table:table-cell>
          <table:table-cell office:value-type="float" office:value="108" calcext:value-type="float">
            <text:p>108</text:p>
          </table:table-cell>
          <table:table-cell table:formula="of:=VLOOKUP([.$A344];[MAF_walk_Polar_strap__Crunch.$A$2:.$E$1491];1;1)" office:value-type="string" office:string-value="2018-07-21T15:23:48Z" calcext:value-type="string">
            <text:p>2018-07-21T15:23:48Z</text:p>
          </table:table-cell>
          <table:table-cell table:formula="of:=VLOOKUP([.$A344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23:54Z</text:p>
          </table:table-cell>
          <table:table-cell office:value-type="float" office:value="40.007587" calcext:value-type="float">
            <text:p>40.007587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9.7" calcext:value-type="float">
            <text:p>289.7</text:p>
          </table:table-cell>
          <table:table-cell office:value-type="float" office:value="108" calcext:value-type="float">
            <text:p>108</text:p>
          </table:table-cell>
          <table:table-cell table:formula="of:=VLOOKUP([.$A345];[MAF_walk_Polar_strap__Crunch.$A$2:.$E$1491];1;1)" office:value-type="string" office:string-value="2018-07-21T15:23:53Z" calcext:value-type="string">
            <text:p>2018-07-21T15:23:53Z</text:p>
          </table:table-cell>
          <table:table-cell table:formula="of:=VLOOKUP([.$A345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3:57Z</text:p>
          </table:table-cell>
          <table:table-cell office:value-type="float" office:value="40.007587" calcext:value-type="float">
            <text:p>40.007587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9.7" calcext:value-type="float">
            <text:p>289.7</text:p>
          </table:table-cell>
          <table:table-cell office:value-type="float" office:value="89" calcext:value-type="float">
            <text:p>89</text:p>
          </table:table-cell>
          <table:table-cell table:formula="of:=VLOOKUP([.$A346];[MAF_walk_Polar_strap__Crunch.$A$2:.$E$1491];1;1)" office:value-type="string" office:string-value="2018-07-21T15:23:56Z" calcext:value-type="string">
            <text:p>2018-07-21T15:23:56Z</text:p>
          </table:table-cell>
          <table:table-cell table:formula="of:=VLOOKUP([.$A346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3:59Z</text:p>
          </table:table-cell>
          <table:table-cell office:value-type="float" office:value="40.007504" calcext:value-type="float">
            <text:p>40.007504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89.8" calcext:value-type="float">
            <text:p>289.8</text:p>
          </table:table-cell>
          <table:table-cell office:value-type="float" office:value="89" calcext:value-type="float">
            <text:p>89</text:p>
          </table:table-cell>
          <table:table-cell table:formula="of:=VLOOKUP([.$A347];[MAF_walk_Polar_strap__Crunch.$A$2:.$E$1491];1;1)" office:value-type="string" office:string-value="2018-07-21T15:23:58Z" calcext:value-type="string">
            <text:p>2018-07-21T15:23:58Z</text:p>
          </table:table-cell>
          <table:table-cell table:formula="of:=VLOOKUP([.$A347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4:04Z</text:p>
          </table:table-cell>
          <table:table-cell office:value-type="float" office:value="40.007454" calcext:value-type="float">
            <text:p>40.007454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89.9" calcext:value-type="float">
            <text:p>289.9</text:p>
          </table:table-cell>
          <table:table-cell office:value-type="float" office:value="89" calcext:value-type="float">
            <text:p>89</text:p>
          </table:table-cell>
          <table:table-cell table:formula="of:=VLOOKUP([.$A348];[MAF_walk_Polar_strap__Crunch.$A$2:.$E$1491];1;1)" office:value-type="string" office:string-value="2018-07-21T15:24:03Z" calcext:value-type="string">
            <text:p>2018-07-21T15:24:03Z</text:p>
          </table:table-cell>
          <table:table-cell table:formula="of:=VLOOKUP([.$A348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4:09Z</text:p>
          </table:table-cell>
          <table:table-cell office:value-type="float" office:value="40.00739" calcext:value-type="float">
            <text:p>40.00739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89.9" calcext:value-type="float">
            <text:p>289.9</text:p>
          </table:table-cell>
          <table:table-cell office:value-type="float" office:value="89" calcext:value-type="float">
            <text:p>89</text:p>
          </table:table-cell>
          <table:table-cell table:formula="of:=VLOOKUP([.$A349];[MAF_walk_Polar_strap__Crunch.$A$2:.$E$1491];1;1)" office:value-type="string" office:string-value="2018-07-21T15:24:08Z" calcext:value-type="string">
            <text:p>2018-07-21T15:24:08Z</text:p>
          </table:table-cell>
          <table:table-cell table:formula="of:=VLOOKUP([.$A349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4:15Z</text:p>
          </table:table-cell>
          <table:table-cell office:value-type="float" office:value="40.007324" calcext:value-type="float">
            <text:p>40.007324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90" calcext:value-type="float">
            <text:p>290</text:p>
          </table:table-cell>
          <table:table-cell office:value-type="float" office:value="89" calcext:value-type="float">
            <text:p>89</text:p>
          </table:table-cell>
          <table:table-cell table:formula="of:=VLOOKUP([.$A350];[MAF_walk_Polar_strap__Crunch.$A$2:.$E$1491];1;1)" office:value-type="string" office:string-value="2018-07-21T15:24:14Z" calcext:value-type="string">
            <text:p>2018-07-21T15:24:14Z</text:p>
          </table:table-cell>
          <table:table-cell table:formula="of:=VLOOKUP([.$A350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4:25Z</text:p>
          </table:table-cell>
          <table:table-cell office:value-type="float" office:value="40.00722" calcext:value-type="float">
            <text:p>40.00722</text:p>
          </table:table-cell>
          <table:table-cell office:value-type="float" office:value="-79.58903" calcext:value-type="float">
            <text:p>-79.58903</text:p>
          </table:table-cell>
          <table:table-cell office:value-type="float" office:value="290.1" calcext:value-type="float">
            <text:p>290.1</text:p>
          </table:table-cell>
          <table:table-cell office:value-type="float" office:value="89" calcext:value-type="float">
            <text:p>89</text:p>
          </table:table-cell>
          <table:table-cell table:formula="of:=VLOOKUP([.$A351];[MAF_walk_Polar_strap__Crunch.$A$2:.$E$1491];1;1)" office:value-type="string" office:string-value="2018-07-21T15:24:23Z" calcext:value-type="string">
            <text:p>2018-07-21T15:24:23Z</text:p>
          </table:table-cell>
          <table:table-cell table:formula="of:=VLOOKUP([.$A351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4:33Z</text:p>
          </table:table-cell>
          <table:table-cell office:value-type="float" office:value="40.007183" calcext:value-type="float">
            <text:p>40.007183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90.2" calcext:value-type="float">
            <text:p>290.2</text:p>
          </table:table-cell>
          <table:table-cell office:value-type="float" office:value="89" calcext:value-type="float">
            <text:p>89</text:p>
          </table:table-cell>
          <table:table-cell table:formula="of:=VLOOKUP([.$A352];[MAF_walk_Polar_strap__Crunch.$A$2:.$E$1491];1;1)" office:value-type="string" office:string-value="2018-07-21T15:24:30Z" calcext:value-type="string">
            <text:p>2018-07-21T15:24:30Z</text:p>
          </table:table-cell>
          <table:table-cell table:formula="of:=VLOOKUP([.$A352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5:35Z</text:p>
          </table:table-cell>
          <table:table-cell office:value-type="float" office:value="40.007053" calcext:value-type="float">
            <text:p>40.007053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0.4" calcext:value-type="float">
            <text:p>290.4</text:p>
          </table:table-cell>
          <table:table-cell office:value-type="float" office:value="89" calcext:value-type="float">
            <text:p>89</text:p>
          </table:table-cell>
          <table:table-cell table:formula="of:=VLOOKUP([.$A353];[MAF_walk_Polar_strap__Crunch.$A$2:.$E$1491];1;1)" office:value-type="string" office:string-value="2018-07-21T15:25:35Z" calcext:value-type="string">
            <text:p>2018-07-21T15:25:35Z</text:p>
          </table:table-cell>
          <table:table-cell table:formula="of:=VLOOKUP([.$A353];[MAF_walk_Polar_strap__Crunch.$A$2:.$E$1491];5;1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8-07-21T15:25:40Z</text:p>
          </table:table-cell>
          <table:table-cell office:value-type="float" office:value="40.006954" calcext:value-type="float">
            <text:p>40.006954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90.6" calcext:value-type="float">
            <text:p>290.6</text:p>
          </table:table-cell>
          <table:table-cell office:value-type="float" office:value="89" calcext:value-type="float">
            <text:p>89</text:p>
          </table:table-cell>
          <table:table-cell table:formula="of:=VLOOKUP([.$A354];[MAF_walk_Polar_strap__Crunch.$A$2:.$E$1491];1;1)" office:value-type="string" office:string-value="2018-07-21T15:25:39Z" calcext:value-type="string">
            <text:p>2018-07-21T15:25:39Z</text:p>
          </table:table-cell>
          <table:table-cell table:formula="of:=VLOOKUP([.$A354];[MAF_walk_Polar_strap__Crunch.$A$2:.$E$1491];5;1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8-07-21T15:25:45Z</text:p>
          </table:table-cell>
          <table:table-cell office:value-type="float" office:value="40.006863" calcext:value-type="float">
            <text:p>40.006863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0.7" calcext:value-type="float">
            <text:p>290.7</text:p>
          </table:table-cell>
          <table:table-cell office:value-type="float" office:value="89" calcext:value-type="float">
            <text:p>89</text:p>
          </table:table-cell>
          <table:table-cell table:formula="of:=VLOOKUP([.$A355];[MAF_walk_Polar_strap__Crunch.$A$2:.$E$1491];1;1)" office:value-type="string" office:string-value="2018-07-21T15:25:45Z" calcext:value-type="string">
            <text:p>2018-07-21T15:25:45Z</text:p>
          </table:table-cell>
          <table:table-cell table:formula="of:=VLOOKUP([.$A355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25:53Z</text:p>
          </table:table-cell>
          <table:table-cell office:value-type="float" office:value="40.0067" calcext:value-type="float">
            <text:p>40.0067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90.9" calcext:value-type="float">
            <text:p>290.9</text:p>
          </table:table-cell>
          <table:table-cell office:value-type="float" office:value="89" calcext:value-type="float">
            <text:p>89</text:p>
          </table:table-cell>
          <table:table-cell table:formula="of:=VLOOKUP([.$A356];[MAF_walk_Polar_strap__Crunch.$A$2:.$E$1491];1;1)" office:value-type="string" office:string-value="2018-07-21T15:25:52Z" calcext:value-type="string">
            <text:p>2018-07-21T15:25:52Z</text:p>
          </table:table-cell>
          <table:table-cell table:formula="of:=VLOOKUP([.$A356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5:54Z</text:p>
          </table:table-cell>
          <table:table-cell office:value-type="float" office:value="40.0067" calcext:value-type="float">
            <text:p>40.0067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90.9" calcext:value-type="float">
            <text:p>290.9</text:p>
          </table:table-cell>
          <table:table-cell office:value-type="float" office:value="89" calcext:value-type="float">
            <text:p>89</text:p>
          </table:table-cell>
          <table:table-cell table:formula="of:=VLOOKUP([.$A357];[MAF_walk_Polar_strap__Crunch.$A$2:.$E$1491];1;1)" office:value-type="string" office:string-value="2018-07-21T15:25:54Z" calcext:value-type="string">
            <text:p>2018-07-21T15:25:54Z</text:p>
          </table:table-cell>
          <table:table-cell table:formula="of:=VLOOKUP([.$A357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5:55Z</text:p>
          </table:table-cell>
          <table:table-cell office:value-type="float" office:value="40.0067" calcext:value-type="float">
            <text:p>40.0067</text:p>
          </table:table-cell>
          <table:table-cell office:value-type="float" office:value="-79.58897" calcext:value-type="float">
            <text:p>-79.58897</text:p>
          </table:table-cell>
          <table:table-cell office:value-type="float" office:value="290.9" calcext:value-type="float">
            <text:p>290.9</text:p>
          </table:table-cell>
          <table:table-cell office:value-type="float" office:value="101" calcext:value-type="float">
            <text:p>101</text:p>
          </table:table-cell>
          <table:table-cell table:formula="of:=VLOOKUP([.$A358];[MAF_walk_Polar_strap__Crunch.$A$2:.$E$1491];1;1)" office:value-type="string" office:string-value="2018-07-21T15:25:54Z" calcext:value-type="string">
            <text:p>2018-07-21T15:25:54Z</text:p>
          </table:table-cell>
          <table:table-cell table:formula="of:=VLOOKUP([.$A358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6:00Z</text:p>
          </table:table-cell>
          <table:table-cell office:value-type="float" office:value="40.006546" calcext:value-type="float">
            <text:p>40.006546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0" calcext:value-type="float">
            <text:p>290</text:p>
          </table:table-cell>
          <table:table-cell office:value-type="float" office:value="101" calcext:value-type="float">
            <text:p>101</text:p>
          </table:table-cell>
          <table:table-cell table:formula="of:=VLOOKUP([.$A359];[MAF_walk_Polar_strap__Crunch.$A$2:.$E$1491];1;1)" office:value-type="string" office:string-value="2018-07-21T15:26:00Z" calcext:value-type="string">
            <text:p>2018-07-21T15:26:00Z</text:p>
          </table:table-cell>
          <table:table-cell table:formula="of:=VLOOKUP([.$A359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6:06Z</text:p>
          </table:table-cell>
          <table:table-cell office:value-type="float" office:value="40.00646" calcext:value-type="float">
            <text:p>40.00646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9.3" calcext:value-type="float">
            <text:p>289.3</text:p>
          </table:table-cell>
          <table:table-cell office:value-type="float" office:value="101" calcext:value-type="float">
            <text:p>101</text:p>
          </table:table-cell>
          <table:table-cell table:formula="of:=VLOOKUP([.$A360];[MAF_walk_Polar_strap__Crunch.$A$2:.$E$1491];1;1)" office:value-type="string" office:string-value="2018-07-21T15:26:06Z" calcext:value-type="string">
            <text:p>2018-07-21T15:26:06Z</text:p>
          </table:table-cell>
          <table:table-cell table:formula="of:=VLOOKUP([.$A360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6:11Z</text:p>
          </table:table-cell>
          <table:table-cell office:value-type="float" office:value="40.006344" calcext:value-type="float">
            <text:p>40.006344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88.7" calcext:value-type="float">
            <text:p>288.7</text:p>
          </table:table-cell>
          <table:table-cell office:value-type="float" office:value="101" calcext:value-type="float">
            <text:p>101</text:p>
          </table:table-cell>
          <table:table-cell table:formula="of:=VLOOKUP([.$A361];[MAF_walk_Polar_strap__Crunch.$A$2:.$E$1491];1;1)" office:value-type="string" office:string-value="2018-07-21T15:26:10Z" calcext:value-type="string">
            <text:p>2018-07-21T15:26:10Z</text:p>
          </table:table-cell>
          <table:table-cell table:formula="of:=VLOOKUP([.$A361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6:18Z</text:p>
          </table:table-cell>
          <table:table-cell office:value-type="float" office:value="40.00621" calcext:value-type="float">
            <text:p>40.00621</text:p>
          </table:table-cell>
          <table:table-cell office:value-type="float" office:value="-79.58895" calcext:value-type="float">
            <text:p>-79.58895</text:p>
          </table:table-cell>
          <table:table-cell office:value-type="float" office:value="288.4" calcext:value-type="float">
            <text:p>288.4</text:p>
          </table:table-cell>
          <table:table-cell office:value-type="float" office:value="101" calcext:value-type="float">
            <text:p>101</text:p>
          </table:table-cell>
          <table:table-cell table:formula="of:=VLOOKUP([.$A362];[MAF_walk_Polar_strap__Crunch.$A$2:.$E$1491];1;1)" office:value-type="string" office:string-value="2018-07-21T15:26:18Z" calcext:value-type="string">
            <text:p>2018-07-21T15:26:18Z</text:p>
          </table:table-cell>
          <table:table-cell table:formula="of:=VLOOKUP([.$A362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6:23Z</text:p>
          </table:table-cell>
          <table:table-cell office:value-type="float" office:value="40.006126" calcext:value-type="float">
            <text:p>40.006126</text:p>
          </table:table-cell>
          <table:table-cell office:value-type="float" office:value="-79.58894" calcext:value-type="float">
            <text:p>-79.58894</text:p>
          </table:table-cell>
          <table:table-cell office:value-type="float" office:value="288.2" calcext:value-type="float">
            <text:p>288.2</text:p>
          </table:table-cell>
          <table:table-cell office:value-type="float" office:value="101" calcext:value-type="float">
            <text:p>101</text:p>
          </table:table-cell>
          <table:table-cell table:formula="of:=VLOOKUP([.$A363];[MAF_walk_Polar_strap__Crunch.$A$2:.$E$1491];1;1)" office:value-type="string" office:string-value="2018-07-21T15:26:22Z" calcext:value-type="string">
            <text:p>2018-07-21T15:26:22Z</text:p>
          </table:table-cell>
          <table:table-cell table:formula="of:=VLOOKUP([.$A363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6:27Z</text:p>
          </table:table-cell>
          <table:table-cell office:value-type="float" office:value="40.006035" calcext:value-type="float">
            <text:p>40.006035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8" calcext:value-type="float">
            <text:p>288</text:p>
          </table:table-cell>
          <table:table-cell office:value-type="float" office:value="101" calcext:value-type="float">
            <text:p>101</text:p>
          </table:table-cell>
          <table:table-cell table:formula="of:=VLOOKUP([.$A364];[MAF_walk_Polar_strap__Crunch.$A$2:.$E$1491];1;1)" office:value-type="string" office:string-value="2018-07-21T15:26:26Z" calcext:value-type="string">
            <text:p>2018-07-21T15:26:26Z</text:p>
          </table:table-cell>
          <table:table-cell table:formula="of:=VLOOKUP([.$A364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6:35Z</text:p>
          </table:table-cell>
          <table:table-cell office:value-type="float" office:value="40.005947" calcext:value-type="float">
            <text:p>40.005947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7.9" calcext:value-type="float">
            <text:p>287.9</text:p>
          </table:table-cell>
          <table:table-cell office:value-type="float" office:value="101" calcext:value-type="float">
            <text:p>101</text:p>
          </table:table-cell>
          <table:table-cell table:formula="of:=VLOOKUP([.$A365];[MAF_walk_Polar_strap__Crunch.$A$2:.$E$1491];1;1)" office:value-type="string" office:string-value="2018-07-21T15:26:34Z" calcext:value-type="string">
            <text:p>2018-07-21T15:26:34Z</text:p>
          </table:table-cell>
          <table:table-cell table:formula="of:=VLOOKUP([.$A365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26:40Z</text:p>
          </table:table-cell>
          <table:table-cell office:value-type="float" office:value="40.00588" calcext:value-type="float">
            <text:p>40.00588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7.9" calcext:value-type="float">
            <text:p>287.9</text:p>
          </table:table-cell>
          <table:table-cell office:value-type="float" office:value="101" calcext:value-type="float">
            <text:p>101</text:p>
          </table:table-cell>
          <table:table-cell table:formula="of:=VLOOKUP([.$A366];[MAF_walk_Polar_strap__Crunch.$A$2:.$E$1491];1;1)" office:value-type="string" office:string-value="2018-07-21T15:26:38Z" calcext:value-type="string">
            <text:p>2018-07-21T15:26:38Z</text:p>
          </table:table-cell>
          <table:table-cell table:formula="of:=VLOOKUP([.$A366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26:45Z</text:p>
          </table:table-cell>
          <table:table-cell office:value-type="float" office:value="40.005817" calcext:value-type="float">
            <text:p>40.005817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7.8" calcext:value-type="float">
            <text:p>287.8</text:p>
          </table:table-cell>
          <table:table-cell office:value-type="float" office:value="101" calcext:value-type="float">
            <text:p>101</text:p>
          </table:table-cell>
          <table:table-cell table:formula="of:=VLOOKUP([.$A367];[MAF_walk_Polar_strap__Crunch.$A$2:.$E$1491];1;1)" office:value-type="string" office:string-value="2018-07-21T15:26:45Z" calcext:value-type="string">
            <text:p>2018-07-21T15:26:45Z</text:p>
          </table:table-cell>
          <table:table-cell table:formula="of:=VLOOKUP([.$A367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6:50Z</text:p>
          </table:table-cell>
          <table:table-cell office:value-type="float" office:value="40.005733" calcext:value-type="float">
            <text:p>40.005733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7.7" calcext:value-type="float">
            <text:p>287.7</text:p>
          </table:table-cell>
          <table:table-cell office:value-type="float" office:value="101" calcext:value-type="float">
            <text:p>101</text:p>
          </table:table-cell>
          <table:table-cell table:formula="of:=VLOOKUP([.$A368];[MAF_walk_Polar_strap__Crunch.$A$2:.$E$1491];1;1)" office:value-type="string" office:string-value="2018-07-21T15:26:49Z" calcext:value-type="string">
            <text:p>2018-07-21T15:26:49Z</text:p>
          </table:table-cell>
          <table:table-cell table:formula="of:=VLOOKUP([.$A368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6:55Z</text:p>
          </table:table-cell>
          <table:table-cell office:value-type="float" office:value="40.00566" calcext:value-type="float">
            <text:p>40.00566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7.7" calcext:value-type="float">
            <text:p>287.7</text:p>
          </table:table-cell>
          <table:table-cell office:value-type="float" office:value="101" calcext:value-type="float">
            <text:p>101</text:p>
          </table:table-cell>
          <table:table-cell table:formula="of:=VLOOKUP([.$A369];[MAF_walk_Polar_strap__Crunch.$A$2:.$E$1491];1;1)" office:value-type="string" office:string-value="2018-07-21T15:26:55Z" calcext:value-type="string">
            <text:p>2018-07-21T15:26:55Z</text:p>
          </table:table-cell>
          <table:table-cell table:formula="of:=VLOOKUP([.$A369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6:55Z</text:p>
          </table:table-cell>
          <table:table-cell office:value-type="float" office:value="40.00566" calcext:value-type="float">
            <text:p>40.00566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87.7" calcext:value-type="float">
            <text:p>287.7</text:p>
          </table:table-cell>
          <table:table-cell office:value-type="float" office:value="105" calcext:value-type="float">
            <text:p>105</text:p>
          </table:table-cell>
          <table:table-cell table:formula="of:=VLOOKUP([.$A370];[MAF_walk_Polar_strap__Crunch.$A$2:.$E$1491];1;1)" office:value-type="string" office:string-value="2018-07-21T15:26:55Z" calcext:value-type="string">
            <text:p>2018-07-21T15:26:55Z</text:p>
          </table:table-cell>
          <table:table-cell table:formula="of:=VLOOKUP([.$A370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27:00Z</text:p>
          </table:table-cell>
          <table:table-cell office:value-type="float" office:value="40.00557" calcext:value-type="float">
            <text:p>40.00557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87.7" calcext:value-type="float">
            <text:p>287.7</text:p>
          </table:table-cell>
          <table:table-cell office:value-type="float" office:value="105" calcext:value-type="float">
            <text:p>105</text:p>
          </table:table-cell>
          <table:table-cell table:formula="of:=VLOOKUP([.$A371];[MAF_walk_Polar_strap__Crunch.$A$2:.$E$1491];1;1)" office:value-type="string" office:string-value="2018-07-21T15:26:59Z" calcext:value-type="string">
            <text:p>2018-07-21T15:26:59Z</text:p>
          </table:table-cell>
          <table:table-cell table:formula="of:=VLOOKUP([.$A371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27:05Z</text:p>
          </table:table-cell>
          <table:table-cell office:value-type="float" office:value="40.005512" calcext:value-type="float">
            <text:p>40.005512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87.8" calcext:value-type="float">
            <text:p>287.8</text:p>
          </table:table-cell>
          <table:table-cell office:value-type="float" office:value="105" calcext:value-type="float">
            <text:p>105</text:p>
          </table:table-cell>
          <table:table-cell table:formula="of:=VLOOKUP([.$A372];[MAF_walk_Polar_strap__Crunch.$A$2:.$E$1491];1;1)" office:value-type="string" office:string-value="2018-07-21T15:27:03Z" calcext:value-type="string">
            <text:p>2018-07-21T15:27:03Z</text:p>
          </table:table-cell>
          <table:table-cell table:formula="of:=VLOOKUP([.$A372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7:10Z</text:p>
          </table:table-cell>
          <table:table-cell office:value-type="float" office:value="40.005436" calcext:value-type="float">
            <text:p>40.005436</text:p>
          </table:table-cell>
          <table:table-cell office:value-type="float" office:value="-79.588905" calcext:value-type="float">
            <text:p>-79.588905</text:p>
          </table:table-cell>
          <table:table-cell office:value-type="float" office:value="287.8" calcext:value-type="float">
            <text:p>287.8</text:p>
          </table:table-cell>
          <table:table-cell office:value-type="float" office:value="105" calcext:value-type="float">
            <text:p>105</text:p>
          </table:table-cell>
          <table:table-cell table:formula="of:=VLOOKUP([.$A373];[MAF_walk_Polar_strap__Crunch.$A$2:.$E$1491];1;1)" office:value-type="string" office:string-value="2018-07-21T15:27:10Z" calcext:value-type="string">
            <text:p>2018-07-21T15:27:10Z</text:p>
          </table:table-cell>
          <table:table-cell table:formula="of:=VLOOKUP([.$A373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7:15Z</text:p>
          </table:table-cell>
          <table:table-cell office:value-type="float" office:value="40.005356" calcext:value-type="float">
            <text:p>40.005356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87.9" calcext:value-type="float">
            <text:p>287.9</text:p>
          </table:table-cell>
          <table:table-cell office:value-type="float" office:value="105" calcext:value-type="float">
            <text:p>105</text:p>
          </table:table-cell>
          <table:table-cell table:formula="of:=VLOOKUP([.$A374];[MAF_walk_Polar_strap__Crunch.$A$2:.$E$1491];1;1)" office:value-type="string" office:string-value="2018-07-21T15:27:14Z" calcext:value-type="string">
            <text:p>2018-07-21T15:27:14Z</text:p>
          </table:table-cell>
          <table:table-cell table:formula="of:=VLOOKUP([.$A374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27:20Z</text:p>
          </table:table-cell>
          <table:table-cell office:value-type="float" office:value="40.00529" calcext:value-type="float">
            <text:p>40.00529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87.9" calcext:value-type="float">
            <text:p>287.9</text:p>
          </table:table-cell>
          <table:table-cell office:value-type="float" office:value="105" calcext:value-type="float">
            <text:p>105</text:p>
          </table:table-cell>
          <table:table-cell table:formula="of:=VLOOKUP([.$A375];[MAF_walk_Polar_strap__Crunch.$A$2:.$E$1491];1;1)" office:value-type="string" office:string-value="2018-07-21T15:27:19Z" calcext:value-type="string">
            <text:p>2018-07-21T15:27:19Z</text:p>
          </table:table-cell>
          <table:table-cell table:formula="of:=VLOOKUP([.$A375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27:25Z</text:p>
          </table:table-cell>
          <table:table-cell office:value-type="float" office:value="40.005238" calcext:value-type="float">
            <text:p>40.005238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87.9" calcext:value-type="float">
            <text:p>287.9</text:p>
          </table:table-cell>
          <table:table-cell office:value-type="float" office:value="105" calcext:value-type="float">
            <text:p>105</text:p>
          </table:table-cell>
          <table:table-cell table:formula="of:=VLOOKUP([.$A376];[MAF_walk_Polar_strap__Crunch.$A$2:.$E$1491];1;1)" office:value-type="string" office:string-value="2018-07-21T15:27:25Z" calcext:value-type="string">
            <text:p>2018-07-21T15:27:25Z</text:p>
          </table:table-cell>
          <table:table-cell table:formula="of:=VLOOKUP([.$A376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27:32Z</text:p>
          </table:table-cell>
          <table:table-cell office:value-type="float" office:value="40.00513" calcext:value-type="float">
            <text:p>40.00513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87.9" calcext:value-type="float">
            <text:p>287.9</text:p>
          </table:table-cell>
          <table:table-cell office:value-type="float" office:value="105" calcext:value-type="float">
            <text:p>105</text:p>
          </table:table-cell>
          <table:table-cell table:formula="of:=VLOOKUP([.$A377];[MAF_walk_Polar_strap__Crunch.$A$2:.$E$1491];1;1)" office:value-type="string" office:string-value="2018-07-21T15:27:32Z" calcext:value-type="string">
            <text:p>2018-07-21T15:27:32Z</text:p>
          </table:table-cell>
          <table:table-cell table:formula="of:=VLOOKUP([.$A377];[MAF_walk_Polar_strap__Crunch.$A$2:.$E$14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27:37Z</text:p>
          </table:table-cell>
          <table:table-cell office:value-type="float" office:value="40.005054" calcext:value-type="float">
            <text:p>40.005054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8" calcext:value-type="float">
            <text:p>288</text:p>
          </table:table-cell>
          <table:table-cell office:value-type="float" office:value="105" calcext:value-type="float">
            <text:p>105</text:p>
          </table:table-cell>
          <table:table-cell table:formula="of:=VLOOKUP([.$A378];[MAF_walk_Polar_strap__Crunch.$A$2:.$E$1491];1;1)" office:value-type="string" office:string-value="2018-07-21T15:27:37Z" calcext:value-type="string">
            <text:p>2018-07-21T15:27:37Z</text:p>
          </table:table-cell>
          <table:table-cell table:formula="of:=VLOOKUP([.$A378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7:42Z</text:p>
          </table:table-cell>
          <table:table-cell office:value-type="float" office:value="40.00499" calcext:value-type="float">
            <text:p>40.00499</text:p>
          </table:table-cell>
          <table:table-cell office:value-type="float" office:value="-79.58888" calcext:value-type="float">
            <text:p>-79.58888</text:p>
          </table:table-cell>
          <table:table-cell office:value-type="float" office:value="288" calcext:value-type="float">
            <text:p>288</text:p>
          </table:table-cell>
          <table:table-cell office:value-type="float" office:value="105" calcext:value-type="float">
            <text:p>105</text:p>
          </table:table-cell>
          <table:table-cell table:formula="of:=VLOOKUP([.$A379];[MAF_walk_Polar_strap__Crunch.$A$2:.$E$1491];1;1)" office:value-type="string" office:string-value="2018-07-21T15:27:42Z" calcext:value-type="string">
            <text:p>2018-07-21T15:27:42Z</text:p>
          </table:table-cell>
          <table:table-cell table:formula="of:=VLOOKUP([.$A379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27:47Z</text:p>
          </table:table-cell>
          <table:table-cell office:value-type="float" office:value="40.00493" calcext:value-type="float">
            <text:p>40.00493</text:p>
          </table:table-cell>
          <table:table-cell office:value-type="float" office:value="-79.588875" calcext:value-type="float">
            <text:p>-79.588875</text:p>
          </table:table-cell>
          <table:table-cell office:value-type="float" office:value="288" calcext:value-type="float">
            <text:p>288</text:p>
          </table:table-cell>
          <table:table-cell office:value-type="float" office:value="105" calcext:value-type="float">
            <text:p>105</text:p>
          </table:table-cell>
          <table:table-cell table:formula="of:=VLOOKUP([.$A380];[MAF_walk_Polar_strap__Crunch.$A$2:.$E$1491];1;1)" office:value-type="string" office:string-value="2018-07-21T15:27:45Z" calcext:value-type="string">
            <text:p>2018-07-21T15:27:45Z</text:p>
          </table:table-cell>
          <table:table-cell table:formula="of:=VLOOKUP([.$A380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7:52Z</text:p>
          </table:table-cell>
          <table:table-cell office:value-type="float" office:value="40.004894" calcext:value-type="float">
            <text:p>40.004894</text:p>
          </table:table-cell>
          <table:table-cell office:value-type="float" office:value="-79.588745" calcext:value-type="float">
            <text:p>-79.588745</text:p>
          </table:table-cell>
          <table:table-cell office:value-type="float" office:value="288" calcext:value-type="float">
            <text:p>288</text:p>
          </table:table-cell>
          <table:table-cell office:value-type="float" office:value="105" calcext:value-type="float">
            <text:p>105</text:p>
          </table:table-cell>
          <table:table-cell table:formula="of:=VLOOKUP([.$A381];[MAF_walk_Polar_strap__Crunch.$A$2:.$E$1491];1;1)" office:value-type="string" office:string-value="2018-07-21T15:27:51Z" calcext:value-type="string">
            <text:p>2018-07-21T15:27:51Z</text:p>
          </table:table-cell>
          <table:table-cell table:formula="of:=VLOOKUP([.$A381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27:54Z</text:p>
          </table:table-cell>
          <table:table-cell office:value-type="float" office:value="40.004881" calcext:value-type="float">
            <text:p>40.004881</text:p>
          </table:table-cell>
          <table:table-cell office:value-type="float" office:value="-79.58871" calcext:value-type="float">
            <text:p>-79.58871</text:p>
          </table:table-cell>
          <table:table-cell office:value-type="float" office:value="288" calcext:value-type="float">
            <text:p>288</text:p>
          </table:table-cell>
          <table:table-cell office:value-type="float" office:value="105" calcext:value-type="float">
            <text:p>105</text:p>
          </table:table-cell>
          <table:table-cell table:formula="of:=VLOOKUP([.$A382];[MAF_walk_Polar_strap__Crunch.$A$2:.$E$1491];1;1)" office:value-type="string" office:string-value="2018-07-21T15:27:53Z" calcext:value-type="string">
            <text:p>2018-07-21T15:27:53Z</text:p>
          </table:table-cell>
          <table:table-cell table:formula="of:=VLOOKUP([.$A382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7:55Z</text:p>
          </table:table-cell>
          <table:table-cell office:value-type="float" office:value="40.004869" calcext:value-type="float">
            <text:p>40.004869</text:p>
          </table:table-cell>
          <table:table-cell office:value-type="float" office:value="-79.588675" calcext:value-type="float">
            <text:p>-79.588675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table:formula="of:=VLOOKUP([.$A383];[MAF_walk_Polar_strap__Crunch.$A$2:.$E$1491];1;1)" office:value-type="string" office:string-value="2018-07-21T15:27:55Z" calcext:value-type="string">
            <text:p>2018-07-21T15:27:55Z</text:p>
          </table:table-cell>
          <table:table-cell table:formula="of:=VLOOKUP([.$A383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7:56Z</text:p>
          </table:table-cell>
          <table:table-cell office:value-type="float" office:value="40.004856" calcext:value-type="float">
            <text:p>40.004856</text:p>
          </table:table-cell>
          <table:table-cell office:value-type="float" office:value="-79.58864" calcext:value-type="float">
            <text:p>-79.58864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table:formula="of:=VLOOKUP([.$A384];[MAF_walk_Polar_strap__Crunch.$A$2:.$E$1491];1;1)" office:value-type="string" office:string-value="2018-07-21T15:27:55Z" calcext:value-type="string">
            <text:p>2018-07-21T15:27:55Z</text:p>
          </table:table-cell>
          <table:table-cell table:formula="of:=VLOOKUP([.$A384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8:01Z</text:p>
          </table:table-cell>
          <table:table-cell office:value-type="float" office:value="40.00486" calcext:value-type="float">
            <text:p>40.00486</text:p>
          </table:table-cell>
          <table:table-cell office:value-type="float" office:value="-79.58853" calcext:value-type="float">
            <text:p>-79.58853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table:formula="of:=VLOOKUP([.$A385];[MAF_walk_Polar_strap__Crunch.$A$2:.$E$1491];1;1)" office:value-type="string" office:string-value="2018-07-21T15:28:01Z" calcext:value-type="string">
            <text:p>2018-07-21T15:28:01Z</text:p>
          </table:table-cell>
          <table:table-cell table:formula="of:=VLOOKUP([.$A385];[MAF_walk_Polar_strap__Crunch.$A$2:.$E$149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28:06Z</text:p>
          </table:table-cell>
          <table:table-cell office:value-type="float" office:value="40.004868" calcext:value-type="float">
            <text:p>40.004868</text:p>
          </table:table-cell>
          <table:table-cell office:value-type="float" office:value="-79.588455" calcext:value-type="float">
            <text:p>-79.588455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table:formula="of:=VLOOKUP([.$A386];[MAF_walk_Polar_strap__Crunch.$A$2:.$E$1491];1;1)" office:value-type="string" office:string-value="2018-07-21T15:28:06Z" calcext:value-type="string">
            <text:p>2018-07-21T15:28:06Z</text:p>
          </table:table-cell>
          <table:table-cell table:formula="of:=VLOOKUP([.$A386];[MAF_walk_Polar_strap__Crunch.$A$2:.$E$149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28:11Z</text:p>
          </table:table-cell>
          <table:table-cell office:value-type="float" office:value="40.004868" calcext:value-type="float">
            <text:p>40.004868</text:p>
          </table:table-cell>
          <table:table-cell office:value-type="float" office:value="-79.58837" calcext:value-type="float">
            <text:p>-79.58837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table:formula="of:=VLOOKUP([.$A387];[MAF_walk_Polar_strap__Crunch.$A$2:.$E$1491];1;1)" office:value-type="string" office:string-value="2018-07-21T15:28:11Z" calcext:value-type="string">
            <text:p>2018-07-21T15:28:11Z</text:p>
          </table:table-cell>
          <table:table-cell table:formula="of:=VLOOKUP([.$A387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8:16Z</text:p>
          </table:table-cell>
          <table:table-cell office:value-type="float" office:value="40.00487" calcext:value-type="float">
            <text:p>40.00487</text:p>
          </table:table-cell>
          <table:table-cell office:value-type="float" office:value="-79.588295" calcext:value-type="float">
            <text:p>-79.588295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table:formula="of:=VLOOKUP([.$A388];[MAF_walk_Polar_strap__Crunch.$A$2:.$E$1491];1;1)" office:value-type="string" office:string-value="2018-07-21T15:28:14Z" calcext:value-type="string">
            <text:p>2018-07-21T15:28:14Z</text:p>
          </table:table-cell>
          <table:table-cell table:formula="of:=VLOOKUP([.$A388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8:21Z</text:p>
          </table:table-cell>
          <table:table-cell office:value-type="float" office:value="40.00487" calcext:value-type="float">
            <text:p>40.00487</text:p>
          </table:table-cell>
          <table:table-cell office:value-type="float" office:value="-79.588196" calcext:value-type="float">
            <text:p>-79.588196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table:formula="of:=VLOOKUP([.$A389];[MAF_walk_Polar_strap__Crunch.$A$2:.$E$1491];1;1)" office:value-type="string" office:string-value="2018-07-21T15:28:21Z" calcext:value-type="string">
            <text:p>2018-07-21T15:28:21Z</text:p>
          </table:table-cell>
          <table:table-cell table:formula="of:=VLOOKUP([.$A389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8:26Z</text:p>
          </table:table-cell>
          <table:table-cell office:value-type="float" office:value="40.00486" calcext:value-type="float">
            <text:p>40.00486</text:p>
          </table:table-cell>
          <table:table-cell office:value-type="float" office:value="-79.5881" calcext:value-type="float">
            <text:p>-79.5881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table:formula="of:=VLOOKUP([.$A390];[MAF_walk_Polar_strap__Crunch.$A$2:.$E$1491];1;1)" office:value-type="string" office:string-value="2018-07-21T15:28:25Z" calcext:value-type="string">
            <text:p>2018-07-21T15:28:25Z</text:p>
          </table:table-cell>
          <table:table-cell table:formula="of:=VLOOKUP([.$A390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8:31Z</text:p>
          </table:table-cell>
          <table:table-cell office:value-type="float" office:value="40.00484" calcext:value-type="float">
            <text:p>40.00484</text:p>
          </table:table-cell>
          <table:table-cell office:value-type="float" office:value="-79.588005" calcext:value-type="float">
            <text:p>-79.588005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table:formula="of:=VLOOKUP([.$A391];[MAF_walk_Polar_strap__Crunch.$A$2:.$E$1491];1;1)" office:value-type="string" office:string-value="2018-07-21T15:28:31Z" calcext:value-type="string">
            <text:p>2018-07-21T15:28:31Z</text:p>
          </table:table-cell>
          <table:table-cell table:formula="of:=VLOOKUP([.$A391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8:37Z</text:p>
          </table:table-cell>
          <table:table-cell office:value-type="float" office:value="40.00482" calcext:value-type="float">
            <text:p>40.00482</text:p>
          </table:table-cell>
          <table:table-cell office:value-type="float" office:value="-79.587906" calcext:value-type="float">
            <text:p>-79.587906</text:p>
          </table:table-cell>
          <table:table-cell office:value-type="float" office:value="288" calcext:value-type="float">
            <text:p>288</text:p>
          </table:table-cell>
          <table:table-cell office:value-type="float" office:value="104" calcext:value-type="float">
            <text:p>104</text:p>
          </table:table-cell>
          <table:table-cell table:formula="of:=VLOOKUP([.$A392];[MAF_walk_Polar_strap__Crunch.$A$2:.$E$1491];1;1)" office:value-type="string" office:string-value="2018-07-21T15:28:36Z" calcext:value-type="string">
            <text:p>2018-07-21T15:28:36Z</text:p>
          </table:table-cell>
          <table:table-cell table:formula="of:=VLOOKUP([.$A392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8:47Z</text:p>
          </table:table-cell>
          <table:table-cell office:value-type="float" office:value="40.00478" calcext:value-type="float">
            <text:p>40.00478</text:p>
          </table:table-cell>
          <table:table-cell office:value-type="float" office:value="-79.58777" calcext:value-type="float">
            <text:p>-79.58777</text:p>
          </table:table-cell>
          <table:table-cell office:value-type="float" office:value="288.2" calcext:value-type="float">
            <text:p>288.2</text:p>
          </table:table-cell>
          <table:table-cell office:value-type="float" office:value="104" calcext:value-type="float">
            <text:p>104</text:p>
          </table:table-cell>
          <table:table-cell table:formula="of:=VLOOKUP([.$A393];[MAF_walk_Polar_strap__Crunch.$A$2:.$E$1491];1;1)" office:value-type="string" office:string-value="2018-07-21T15:28:47Z" calcext:value-type="string">
            <text:p>2018-07-21T15:28:47Z</text:p>
          </table:table-cell>
          <table:table-cell table:formula="of:=VLOOKUP([.$A393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8:52Z</text:p>
          </table:table-cell>
          <table:table-cell office:value-type="float" office:value="40.00468" calcext:value-type="float">
            <text:p>40.00468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88.3" calcext:value-type="float">
            <text:p>288.3</text:p>
          </table:table-cell>
          <table:table-cell office:value-type="float" office:value="104" calcext:value-type="float">
            <text:p>104</text:p>
          </table:table-cell>
          <table:table-cell table:formula="of:=VLOOKUP([.$A394];[MAF_walk_Polar_strap__Crunch.$A$2:.$E$1491];1;1)" office:value-type="string" office:string-value="2018-07-21T15:28:51Z" calcext:value-type="string">
            <text:p>2018-07-21T15:28:51Z</text:p>
          </table:table-cell>
          <table:table-cell table:formula="of:=VLOOKUP([.$A394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8:54Z</text:p>
          </table:table-cell>
          <table:table-cell office:value-type="float" office:value="40.00468" calcext:value-type="float">
            <text:p>40.00468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88.3" calcext:value-type="float">
            <text:p>288.3</text:p>
          </table:table-cell>
          <table:table-cell office:value-type="float" office:value="106" calcext:value-type="float">
            <text:p>106</text:p>
          </table:table-cell>
          <table:table-cell table:formula="of:=VLOOKUP([.$A395];[MAF_walk_Polar_strap__Crunch.$A$2:.$E$1491];1;1)" office:value-type="string" office:string-value="2018-07-21T15:28:53Z" calcext:value-type="string">
            <text:p>2018-07-21T15:28:53Z</text:p>
          </table:table-cell>
          <table:table-cell table:formula="of:=VLOOKUP([.$A395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28:57Z</text:p>
          </table:table-cell>
          <table:table-cell office:value-type="float" office:value="40.0046" calcext:value-type="float">
            <text:p>40.0046</text:p>
          </table:table-cell>
          <table:table-cell office:value-type="float" office:value="-79.587814" calcext:value-type="float">
            <text:p>-79.587814</text:p>
          </table:table-cell>
          <table:table-cell office:value-type="float" office:value="288.4" calcext:value-type="float">
            <text:p>288.4</text:p>
          </table:table-cell>
          <table:table-cell office:value-type="float" office:value="106" calcext:value-type="float">
            <text:p>106</text:p>
          </table:table-cell>
          <table:table-cell table:formula="of:=VLOOKUP([.$A396];[MAF_walk_Polar_strap__Crunch.$A$2:.$E$1491];1;1)" office:value-type="string" office:string-value="2018-07-21T15:28:57Z" calcext:value-type="string">
            <text:p>2018-07-21T15:28:57Z</text:p>
          </table:table-cell>
          <table:table-cell table:formula="of:=VLOOKUP([.$A396];[MAF_walk_Polar_strap__Crunch.$A$2:.$E$14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29:08Z</text:p>
          </table:table-cell>
          <table:table-cell office:value-type="float" office:value="40.004375" calcext:value-type="float">
            <text:p>40.004375</text:p>
          </table:table-cell>
          <table:table-cell office:value-type="float" office:value="-79.587813" calcext:value-type="float">
            <text:p>-79.587813</text:p>
          </table:table-cell>
          <table:table-cell office:value-type="float" office:value="288.8" calcext:value-type="float">
            <text:p>288.8</text:p>
          </table:table-cell>
          <table:table-cell office:value-type="float" office:value="106" calcext:value-type="float">
            <text:p>106</text:p>
          </table:table-cell>
          <table:table-cell table:formula="of:=VLOOKUP([.$A397];[MAF_walk_Polar_strap__Crunch.$A$2:.$E$1491];1;1)" office:value-type="string" office:string-value="2018-07-21T15:29:07Z" calcext:value-type="string">
            <text:p>2018-07-21T15:29:07Z</text:p>
          </table:table-cell>
          <table:table-cell table:formula="of:=VLOOKUP([.$A397];[MAF_walk_Polar_strap__Crunch.$A$2:.$E$14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29:17Z</text:p>
          </table:table-cell>
          <table:table-cell office:value-type="float" office:value="40.004295" calcext:value-type="float">
            <text:p>40.004295</text:p>
          </table:table-cell>
          <table:table-cell office:value-type="float" office:value="-79.587815" calcext:value-type="float">
            <text:p>-79.587815</text:p>
          </table:table-cell>
          <table:table-cell office:value-type="float" office:value="288.9" calcext:value-type="float">
            <text:p>288.9</text:p>
          </table:table-cell>
          <table:table-cell office:value-type="float" office:value="106" calcext:value-type="float">
            <text:p>106</text:p>
          </table:table-cell>
          <table:table-cell table:formula="of:=VLOOKUP([.$A398];[MAF_walk_Polar_strap__Crunch.$A$2:.$E$1491];1;1)" office:value-type="string" office:string-value="2018-07-21T15:29:16Z" calcext:value-type="string">
            <text:p>2018-07-21T15:29:16Z</text:p>
          </table:table-cell>
          <table:table-cell table:formula="of:=VLOOKUP([.$A398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9:22Z</text:p>
          </table:table-cell>
          <table:table-cell office:value-type="float" office:value="40.004214" calcext:value-type="float">
            <text:p>40.004214</text:p>
          </table:table-cell>
          <table:table-cell office:value-type="float" office:value="-79.587818" calcext:value-type="float">
            <text:p>-79.587818</text:p>
          </table:table-cell>
          <table:table-cell office:value-type="float" office:value="289" calcext:value-type="float">
            <text:p>289</text:p>
          </table:table-cell>
          <table:table-cell office:value-type="float" office:value="106" calcext:value-type="float">
            <text:p>106</text:p>
          </table:table-cell>
          <table:table-cell table:formula="of:=VLOOKUP([.$A399];[MAF_walk_Polar_strap__Crunch.$A$2:.$E$1491];1;1)" office:value-type="string" office:string-value="2018-07-21T15:29:20Z" calcext:value-type="string">
            <text:p>2018-07-21T15:29:20Z</text:p>
          </table:table-cell>
          <table:table-cell table:formula="of:=VLOOKUP([.$A399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9:32Z</text:p>
          </table:table-cell>
          <table:table-cell office:value-type="float" office:value="40.004133" calcext:value-type="float">
            <text:p>40.004133</text:p>
          </table:table-cell>
          <table:table-cell office:value-type="float" office:value="-79.58782" calcext:value-type="float">
            <text:p>-79.58782</text:p>
          </table:table-cell>
          <table:table-cell office:value-type="float" office:value="289.2" calcext:value-type="float">
            <text:p>289.2</text:p>
          </table:table-cell>
          <table:table-cell office:value-type="float" office:value="106" calcext:value-type="float">
            <text:p>106</text:p>
          </table:table-cell>
          <table:table-cell table:formula="of:=VLOOKUP([.$A400];[MAF_walk_Polar_strap__Crunch.$A$2:.$E$1491];1;1)" office:value-type="string" office:string-value="2018-07-21T15:29:32Z" calcext:value-type="string">
            <text:p>2018-07-21T15:29:32Z</text:p>
          </table:table-cell>
          <table:table-cell table:formula="of:=VLOOKUP([.$A400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29:37Z</text:p>
          </table:table-cell>
          <table:table-cell office:value-type="float" office:value="40.004052" calcext:value-type="float">
            <text:p>40.004052</text:p>
          </table:table-cell>
          <table:table-cell office:value-type="float" office:value="-79.587823" calcext:value-type="float">
            <text:p>-79.587823</text:p>
          </table:table-cell>
          <table:table-cell office:value-type="float" office:value="289.3" calcext:value-type="float">
            <text:p>289.3</text:p>
          </table:table-cell>
          <table:table-cell office:value-type="float" office:value="106" calcext:value-type="float">
            <text:p>106</text:p>
          </table:table-cell>
          <table:table-cell table:formula="of:=VLOOKUP([.$A401];[MAF_walk_Polar_strap__Crunch.$A$2:.$E$1491];1;1)" office:value-type="string" office:string-value="2018-07-21T15:29:36Z" calcext:value-type="string">
            <text:p>2018-07-21T15:29:36Z</text:p>
          </table:table-cell>
          <table:table-cell table:formula="of:=VLOOKUP([.$A401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9:48Z</text:p>
          </table:table-cell>
          <table:table-cell office:value-type="float" office:value="40.003972" calcext:value-type="float">
            <text:p>40.003972</text:p>
          </table:table-cell>
          <table:table-cell office:value-type="float" office:value="-79.587825" calcext:value-type="float">
            <text:p>-79.587825</text:p>
          </table:table-cell>
          <table:table-cell office:value-type="float" office:value="289.4" calcext:value-type="float">
            <text:p>289.4</text:p>
          </table:table-cell>
          <table:table-cell office:value-type="float" office:value="106" calcext:value-type="float">
            <text:p>106</text:p>
          </table:table-cell>
          <table:table-cell table:formula="of:=VLOOKUP([.$A402];[MAF_walk_Polar_strap__Crunch.$A$2:.$E$1491];1;1)" office:value-type="string" office:string-value="2018-07-21T15:29:47Z" calcext:value-type="string">
            <text:p>2018-07-21T15:29:47Z</text:p>
          </table:table-cell>
          <table:table-cell table:formula="of:=VLOOKUP([.$A402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29:54Z</text:p>
          </table:table-cell>
          <table:table-cell office:value-type="float" office:value="40.003891" calcext:value-type="float">
            <text:p>40.003891</text:p>
          </table:table-cell>
          <table:table-cell office:value-type="float" office:value="-79.587828" calcext:value-type="float">
            <text:p>-79.587828</text:p>
          </table:table-cell>
          <table:table-cell office:value-type="float" office:value="289.6" calcext:value-type="float">
            <text:p>289.6</text:p>
          </table:table-cell>
          <table:table-cell office:value-type="float" office:value="102" calcext:value-type="float">
            <text:p>102</text:p>
          </table:table-cell>
          <table:table-cell table:formula="of:=VLOOKUP([.$A403];[MAF_walk_Polar_strap__Crunch.$A$2:.$E$1491];1;1)" office:value-type="string" office:string-value="2018-07-21T15:29:54Z" calcext:value-type="string">
            <text:p>2018-07-21T15:29:54Z</text:p>
          </table:table-cell>
          <table:table-cell table:formula="of:=VLOOKUP([.$A403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29:55Z</text:p>
          </table:table-cell>
          <table:table-cell office:value-type="float" office:value="40.00381" calcext:value-type="float">
            <text:p>40.00381</text:p>
          </table:table-cell>
          <table:table-cell office:value-type="float" office:value="-79.58783" calcext:value-type="float">
            <text:p>-79.58783</text:p>
          </table:table-cell>
          <table:table-cell office:value-type="float" office:value="289.7" calcext:value-type="float">
            <text:p>289.7</text:p>
          </table:table-cell>
          <table:table-cell office:value-type="float" office:value="102" calcext:value-type="float">
            <text:p>102</text:p>
          </table:table-cell>
          <table:table-cell table:formula="of:=VLOOKUP([.$A404];[MAF_walk_Polar_strap__Crunch.$A$2:.$E$1491];1;1)" office:value-type="string" office:string-value="2018-07-21T15:29:54Z" calcext:value-type="string">
            <text:p>2018-07-21T15:29:54Z</text:p>
          </table:table-cell>
          <table:table-cell table:formula="of:=VLOOKUP([.$A404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0:00Z</text:p>
          </table:table-cell>
          <table:table-cell office:value-type="float" office:value="40.00374" calcext:value-type="float">
            <text:p>40.00374</text:p>
          </table:table-cell>
          <table:table-cell office:value-type="float" office:value="-79.58782" calcext:value-type="float">
            <text:p>-79.58782</text:p>
          </table:table-cell>
          <table:table-cell office:value-type="float" office:value="289.9" calcext:value-type="float">
            <text:p>289.9</text:p>
          </table:table-cell>
          <table:table-cell office:value-type="float" office:value="102" calcext:value-type="float">
            <text:p>102</text:p>
          </table:table-cell>
          <table:table-cell table:formula="of:=VLOOKUP([.$A405];[MAF_walk_Polar_strap__Crunch.$A$2:.$E$1491];1;1)" office:value-type="string" office:string-value="2018-07-21T15:30:00Z" calcext:value-type="string">
            <text:p>2018-07-21T15:30:00Z</text:p>
          </table:table-cell>
          <table:table-cell table:formula="of:=VLOOKUP([.$A405];[MAF_walk_Polar_strap__Crunch.$A$2:.$E$149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30:05Z</text:p>
          </table:table-cell>
          <table:table-cell office:value-type="float" office:value="40.00367" calcext:value-type="float">
            <text:p>40.00367</text:p>
          </table:table-cell>
          <table:table-cell office:value-type="float" office:value="-79.587814" calcext:value-type="float">
            <text:p>-79.587814</text:p>
          </table:table-cell>
          <table:table-cell office:value-type="float" office:value="290.1" calcext:value-type="float">
            <text:p>290.1</text:p>
          </table:table-cell>
          <table:table-cell office:value-type="float" office:value="102" calcext:value-type="float">
            <text:p>102</text:p>
          </table:table-cell>
          <table:table-cell table:formula="of:=VLOOKUP([.$A406];[MAF_walk_Polar_strap__Crunch.$A$2:.$E$1491];1;1)" office:value-type="string" office:string-value="2018-07-21T15:30:04Z" calcext:value-type="string">
            <text:p>2018-07-21T15:30:04Z</text:p>
          </table:table-cell>
          <table:table-cell table:formula="of:=VLOOKUP([.$A406];[MAF_walk_Polar_strap__Crunch.$A$2:.$E$149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0:12Z</text:p>
          </table:table-cell>
          <table:table-cell office:value-type="float" office:value="40.003548" calcext:value-type="float">
            <text:p>40.003548</text:p>
          </table:table-cell>
          <table:table-cell office:value-type="float" office:value="-79.58781" calcext:value-type="float">
            <text:p>-79.58781</text:p>
          </table:table-cell>
          <table:table-cell office:value-type="float" office:value="290.4" calcext:value-type="float">
            <text:p>290.4</text:p>
          </table:table-cell>
          <table:table-cell office:value-type="float" office:value="102" calcext:value-type="float">
            <text:p>102</text:p>
          </table:table-cell>
          <table:table-cell table:formula="of:=VLOOKUP([.$A407];[MAF_walk_Polar_strap__Crunch.$A$2:.$E$1491];1;1)" office:value-type="string" office:string-value="2018-07-21T15:30:11Z" calcext:value-type="string">
            <text:p>2018-07-21T15:30:11Z</text:p>
          </table:table-cell>
          <table:table-cell table:formula="of:=VLOOKUP([.$A407];[MAF_walk_Polar_strap__Crunch.$A$2:.$E$14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0:17Z</text:p>
          </table:table-cell>
          <table:table-cell office:value-type="float" office:value="40.00348" calcext:value-type="float">
            <text:p>40.00348</text:p>
          </table:table-cell>
          <table:table-cell office:value-type="float" office:value="-79.58779" calcext:value-type="float">
            <text:p>-79.58779</text:p>
          </table:table-cell>
          <table:table-cell office:value-type="float" office:value="290.7" calcext:value-type="float">
            <text:p>290.7</text:p>
          </table:table-cell>
          <table:table-cell office:value-type="float" office:value="102" calcext:value-type="float">
            <text:p>102</text:p>
          </table:table-cell>
          <table:table-cell table:formula="of:=VLOOKUP([.$A408];[MAF_walk_Polar_strap__Crunch.$A$2:.$E$1491];1;1)" office:value-type="string" office:string-value="2018-07-21T15:30:15Z" calcext:value-type="string">
            <text:p>2018-07-21T15:30:15Z</text:p>
          </table:table-cell>
          <table:table-cell table:formula="of:=VLOOKUP([.$A408];[MAF_walk_Polar_strap__Crunch.$A$2:.$E$14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30:24Z</text:p>
          </table:table-cell>
          <table:table-cell office:value-type="float" office:value="40.003353" calcext:value-type="float">
            <text:p>40.003353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91.3" calcext:value-type="float">
            <text:p>291.3</text:p>
          </table:table-cell>
          <table:table-cell office:value-type="float" office:value="102" calcext:value-type="float">
            <text:p>102</text:p>
          </table:table-cell>
          <table:table-cell table:formula="of:=VLOOKUP([.$A409];[MAF_walk_Polar_strap__Crunch.$A$2:.$E$1491];1;1)" office:value-type="string" office:string-value="2018-07-21T15:30:24Z" calcext:value-type="string">
            <text:p>2018-07-21T15:30:24Z</text:p>
          </table:table-cell>
          <table:table-cell table:formula="of:=VLOOKUP([.$A409];[MAF_walk_Polar_strap__Crunch.$A$2:.$E$149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0:29Z</text:p>
          </table:table-cell>
          <table:table-cell office:value-type="float" office:value="40.00327" calcext:value-type="float">
            <text:p>40.00327</text:p>
          </table:table-cell>
          <table:table-cell office:value-type="float" office:value="-79.58777" calcext:value-type="float">
            <text:p>-79.58777</text:p>
          </table:table-cell>
          <table:table-cell office:value-type="float" office:value="292.4" calcext:value-type="float">
            <text:p>292.4</text:p>
          </table:table-cell>
          <table:table-cell office:value-type="float" office:value="102" calcext:value-type="float">
            <text:p>102</text:p>
          </table:table-cell>
          <table:table-cell table:formula="of:=VLOOKUP([.$A410];[MAF_walk_Polar_strap__Crunch.$A$2:.$E$1491];1;1)" office:value-type="string" office:string-value="2018-07-21T15:30:29Z" calcext:value-type="string">
            <text:p>2018-07-21T15:30:29Z</text:p>
          </table:table-cell>
          <table:table-cell table:formula="of:=VLOOKUP([.$A410];[MAF_walk_Polar_strap__Crunch.$A$2:.$E$14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0:38Z</text:p>
          </table:table-cell>
          <table:table-cell office:value-type="float" office:value="40.003166" calcext:value-type="float">
            <text:p>40.003166</text:p>
          </table:table-cell>
          <table:table-cell office:value-type="float" office:value="-79.58776" calcext:value-type="float">
            <text:p>-79.58776</text:p>
          </table:table-cell>
          <table:table-cell office:value-type="float" office:value="294.1" calcext:value-type="float">
            <text:p>294.1</text:p>
          </table:table-cell>
          <table:table-cell office:value-type="float" office:value="102" calcext:value-type="float">
            <text:p>102</text:p>
          </table:table-cell>
          <table:table-cell table:formula="of:=VLOOKUP([.$A411];[MAF_walk_Polar_strap__Crunch.$A$2:.$E$1491];1;1)" office:value-type="string" office:string-value="2018-07-21T15:30:37Z" calcext:value-type="string">
            <text:p>2018-07-21T15:30:37Z</text:p>
          </table:table-cell>
          <table:table-cell table:formula="of:=VLOOKUP([.$A411];[MAF_walk_Polar_strap__Crunch.$A$2:.$E$14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0:43Z</text:p>
          </table:table-cell>
          <table:table-cell office:value-type="float" office:value="40.003086" calcext:value-type="float">
            <text:p>40.003086</text:p>
          </table:table-cell>
          <table:table-cell office:value-type="float" office:value="-79.58776" calcext:value-type="float">
            <text:p>-79.58776</text:p>
          </table:table-cell>
          <table:table-cell office:value-type="float" office:value="295" calcext:value-type="float">
            <text:p>295</text:p>
          </table:table-cell>
          <table:table-cell office:value-type="float" office:value="102" calcext:value-type="float">
            <text:p>102</text:p>
          </table:table-cell>
          <table:table-cell table:formula="of:=VLOOKUP([.$A412];[MAF_walk_Polar_strap__Crunch.$A$2:.$E$1491];1;1)" office:value-type="string" office:string-value="2018-07-21T15:30:43Z" calcext:value-type="string">
            <text:p>2018-07-21T15:30:43Z</text:p>
          </table:table-cell>
          <table:table-cell table:formula="of:=VLOOKUP([.$A412];[MAF_walk_Polar_strap__Crunch.$A$2:.$E$14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0:48Z</text:p>
          </table:table-cell>
          <table:table-cell office:value-type="float" office:value="40.003025" calcext:value-type="float">
            <text:p>40.003025</text:p>
          </table:table-cell>
          <table:table-cell office:value-type="float" office:value="-79.58775" calcext:value-type="float">
            <text:p>-79.58775</text:p>
          </table:table-cell>
          <table:table-cell office:value-type="float" office:value="295.2" calcext:value-type="float">
            <text:p>295.2</text:p>
          </table:table-cell>
          <table:table-cell office:value-type="float" office:value="102" calcext:value-type="float">
            <text:p>102</text:p>
          </table:table-cell>
          <table:table-cell table:formula="of:=VLOOKUP([.$A413];[MAF_walk_Polar_strap__Crunch.$A$2:.$E$1491];1;1)" office:value-type="string" office:string-value="2018-07-21T15:30:48Z" calcext:value-type="string">
            <text:p>2018-07-21T15:30:48Z</text:p>
          </table:table-cell>
          <table:table-cell table:formula="of:=VLOOKUP([.$A413];[MAF_walk_Polar_strap__Crunch.$A$2:.$E$14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0:55Z</text:p>
          </table:table-cell>
          <table:table-cell office:value-type="float" office:value="40.002937" calcext:value-type="float">
            <text:p>40.002937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95.5" calcext:value-type="float">
            <text:p>295.5</text:p>
          </table:table-cell>
          <table:table-cell office:value-type="float" office:value="102" calcext:value-type="float">
            <text:p>102</text:p>
          </table:table-cell>
          <table:table-cell table:formula="of:=VLOOKUP([.$A414];[MAF_walk_Polar_strap__Crunch.$A$2:.$E$1491];1;1)" office:value-type="string" office:string-value="2018-07-21T15:30:55Z" calcext:value-type="string">
            <text:p>2018-07-21T15:30:55Z</text:p>
          </table:table-cell>
          <table:table-cell table:formula="of:=VLOOKUP([.$A414];[MAF_walk_Polar_strap__Crunch.$A$2:.$E$14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0:56Z</text:p>
          </table:table-cell>
          <table:table-cell office:value-type="float" office:value="40.002937" calcext:value-type="float">
            <text:p>40.002937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95.5" calcext:value-type="float">
            <text:p>295.5</text:p>
          </table:table-cell>
          <table:table-cell office:value-type="float" office:value="108" calcext:value-type="float">
            <text:p>108</text:p>
          </table:table-cell>
          <table:table-cell table:formula="of:=VLOOKUP([.$A415];[MAF_walk_Polar_strap__Crunch.$A$2:.$E$1491];1;1)" office:value-type="string" office:string-value="2018-07-21T15:30:55Z" calcext:value-type="string">
            <text:p>2018-07-21T15:30:55Z</text:p>
          </table:table-cell>
          <table:table-cell table:formula="of:=VLOOKUP([.$A415];[MAF_walk_Polar_strap__Crunch.$A$2:.$E$14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1:00Z</text:p>
          </table:table-cell>
          <table:table-cell office:value-type="float" office:value="40.002834" calcext:value-type="float">
            <text:p>40.002834</text:p>
          </table:table-cell>
          <table:table-cell office:value-type="float" office:value="-79.58779" calcext:value-type="float">
            <text:p>-79.58779</text:p>
          </table:table-cell>
          <table:table-cell office:value-type="float" office:value="295.8" calcext:value-type="float">
            <text:p>295.8</text:p>
          </table:table-cell>
          <table:table-cell office:value-type="float" office:value="108" calcext:value-type="float">
            <text:p>108</text:p>
          </table:table-cell>
          <table:table-cell table:formula="of:=VLOOKUP([.$A416];[MAF_walk_Polar_strap__Crunch.$A$2:.$E$1491];1;1)" office:value-type="string" office:string-value="2018-07-21T15:30:59Z" calcext:value-type="string">
            <text:p>2018-07-21T15:30:59Z</text:p>
          </table:table-cell>
          <table:table-cell table:formula="of:=VLOOKUP([.$A416];[MAF_walk_Polar_strap__Crunch.$A$2:.$E$149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1:08Z</text:p>
          </table:table-cell>
          <table:table-cell office:value-type="float" office:value="40.002712" calcext:value-type="float">
            <text:p>40.002712</text:p>
          </table:table-cell>
          <table:table-cell office:value-type="float" office:value="-79.58779" calcext:value-type="float">
            <text:p>-79.58779</text:p>
          </table:table-cell>
          <table:table-cell office:value-type="float" office:value="296.1" calcext:value-type="float">
            <text:p>296.1</text:p>
          </table:table-cell>
          <table:table-cell office:value-type="float" office:value="108" calcext:value-type="float">
            <text:p>108</text:p>
          </table:table-cell>
          <table:table-cell table:formula="of:=VLOOKUP([.$A417];[MAF_walk_Polar_strap__Crunch.$A$2:.$E$1491];1;1)" office:value-type="string" office:string-value="2018-07-21T15:31:08Z" calcext:value-type="string">
            <text:p>2018-07-21T15:31:08Z</text:p>
          </table:table-cell>
          <table:table-cell table:formula="of:=VLOOKUP([.$A417];[MAF_walk_Polar_strap__Crunch.$A$2:.$E$14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31:13Z</text:p>
          </table:table-cell>
          <table:table-cell office:value-type="float" office:value="40.00266" calcext:value-type="float">
            <text:p>40.00266</text:p>
          </table:table-cell>
          <table:table-cell office:value-type="float" office:value="-79.58778" calcext:value-type="float">
            <text:p>-79.58778</text:p>
          </table:table-cell>
          <table:table-cell office:value-type="float" office:value="296.3" calcext:value-type="float">
            <text:p>296.3</text:p>
          </table:table-cell>
          <table:table-cell office:value-type="float" office:value="108" calcext:value-type="float">
            <text:p>108</text:p>
          </table:table-cell>
          <table:table-cell table:formula="of:=VLOOKUP([.$A418];[MAF_walk_Polar_strap__Crunch.$A$2:.$E$1491];1;1)" office:value-type="string" office:string-value="2018-07-21T15:31:13Z" calcext:value-type="string">
            <text:p>2018-07-21T15:31:13Z</text:p>
          </table:table-cell>
          <table:table-cell table:formula="of:=VLOOKUP([.$A418];[MAF_walk_Polar_strap__Crunch.$A$2:.$E$14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31:18Z</text:p>
          </table:table-cell>
          <table:table-cell office:value-type="float" office:value="40.002575" calcext:value-type="float">
            <text:p>40.002575</text:p>
          </table:table-cell>
          <table:table-cell office:value-type="float" office:value="-79.58776" calcext:value-type="float">
            <text:p>-79.58776</text:p>
          </table:table-cell>
          <table:table-cell office:value-type="float" office:value="296.5" calcext:value-type="float">
            <text:p>296.5</text:p>
          </table:table-cell>
          <table:table-cell office:value-type="float" office:value="108" calcext:value-type="float">
            <text:p>108</text:p>
          </table:table-cell>
          <table:table-cell table:formula="of:=VLOOKUP([.$A419];[MAF_walk_Polar_strap__Crunch.$A$2:.$E$1491];1;1)" office:value-type="string" office:string-value="2018-07-21T15:31:17Z" calcext:value-type="string">
            <text:p>2018-07-21T15:31:17Z</text:p>
          </table:table-cell>
          <table:table-cell table:formula="of:=VLOOKUP([.$A419];[MAF_walk_Polar_strap__Crunch.$A$2:.$E$14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1:23Z</text:p>
          </table:table-cell>
          <table:table-cell office:value-type="float" office:value="40.00248" calcext:value-type="float">
            <text:p>40.00248</text:p>
          </table:table-cell>
          <table:table-cell office:value-type="float" office:value="-79.58774" calcext:value-type="float">
            <text:p>-79.58774</text:p>
          </table:table-cell>
          <table:table-cell office:value-type="float" office:value="296.8" calcext:value-type="float">
            <text:p>296.8</text:p>
          </table:table-cell>
          <table:table-cell office:value-type="float" office:value="108" calcext:value-type="float">
            <text:p>108</text:p>
          </table:table-cell>
          <table:table-cell table:formula="of:=VLOOKUP([.$A420];[MAF_walk_Polar_strap__Crunch.$A$2:.$E$1491];1;1)" office:value-type="string" office:string-value="2018-07-21T15:31:23Z" calcext:value-type="string">
            <text:p>2018-07-21T15:31:23Z</text:p>
          </table:table-cell>
          <table:table-cell table:formula="of:=VLOOKUP([.$A420];[MAF_walk_Polar_strap__Crunch.$A$2:.$E$14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31:28Z</text:p>
          </table:table-cell>
          <table:table-cell office:value-type="float" office:value="40.002434" calcext:value-type="float">
            <text:p>40.002434</text:p>
          </table:table-cell>
          <table:table-cell office:value-type="float" office:value="-79.58771" calcext:value-type="float">
            <text:p>-79.58771</text:p>
          </table:table-cell>
          <table:table-cell office:value-type="float" office:value="297" calcext:value-type="float">
            <text:p>297</text:p>
          </table:table-cell>
          <table:table-cell office:value-type="float" office:value="108" calcext:value-type="float">
            <text:p>108</text:p>
          </table:table-cell>
          <table:table-cell table:formula="of:=VLOOKUP([.$A421];[MAF_walk_Polar_strap__Crunch.$A$2:.$E$1491];1;1)" office:value-type="string" office:string-value="2018-07-21T15:31:25Z" calcext:value-type="string">
            <text:p>2018-07-21T15:31:25Z</text:p>
          </table:table-cell>
          <table:table-cell table:formula="of:=VLOOKUP([.$A421];[MAF_walk_Polar_strap__Crunch.$A$2:.$E$14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31:33Z</text:p>
          </table:table-cell>
          <table:table-cell office:value-type="float" office:value="40.00238" calcext:value-type="float">
            <text:p>40.00238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7.3" calcext:value-type="float">
            <text:p>297.3</text:p>
          </table:table-cell>
          <table:table-cell office:value-type="float" office:value="108" calcext:value-type="float">
            <text:p>108</text:p>
          </table:table-cell>
          <table:table-cell table:formula="of:=VLOOKUP([.$A422];[MAF_walk_Polar_strap__Crunch.$A$2:.$E$1491];1;1)" office:value-type="string" office:string-value="2018-07-21T15:31:33Z" calcext:value-type="string">
            <text:p>2018-07-21T15:31:33Z</text:p>
          </table:table-cell>
          <table:table-cell table:formula="of:=VLOOKUP([.$A422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1:38Z</text:p>
          </table:table-cell>
          <table:table-cell office:value-type="float" office:value="40.002354" calcext:value-type="float">
            <text:p>40.002354</text:p>
          </table:table-cell>
          <table:table-cell office:value-type="float" office:value="-79.58754" calcext:value-type="float">
            <text:p>-79.58754</text:p>
          </table:table-cell>
          <table:table-cell office:value-type="float" office:value="297.6" calcext:value-type="float">
            <text:p>297.6</text:p>
          </table:table-cell>
          <table:table-cell office:value-type="float" office:value="108" calcext:value-type="float">
            <text:p>108</text:p>
          </table:table-cell>
          <table:table-cell table:formula="of:=VLOOKUP([.$A423];[MAF_walk_Polar_strap__Crunch.$A$2:.$E$1491];1;1)" office:value-type="string" office:string-value="2018-07-21T15:31:38Z" calcext:value-type="string">
            <text:p>2018-07-21T15:31:38Z</text:p>
          </table:table-cell>
          <table:table-cell table:formula="of:=VLOOKUP([.$A423];[MAF_walk_Polar_strap__Crunch.$A$2:.$E$14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1:43Z</text:p>
          </table:table-cell>
          <table:table-cell office:value-type="float" office:value="40.002316" calcext:value-type="float">
            <text:p>40.002316</text:p>
          </table:table-cell>
          <table:table-cell office:value-type="float" office:value="-79.587456" calcext:value-type="float">
            <text:p>-79.587456</text:p>
          </table:table-cell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  <table:table-cell table:formula="of:=VLOOKUP([.$A424];[MAF_walk_Polar_strap__Crunch.$A$2:.$E$1491];1;1)" office:value-type="string" office:string-value="2018-07-21T15:31:43Z" calcext:value-type="string">
            <text:p>2018-07-21T15:31:43Z</text:p>
          </table:table-cell>
          <table:table-cell table:formula="of:=VLOOKUP([.$A424];[MAF_walk_Polar_strap__Crunch.$A$2:.$E$14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1:46Z</text:p>
          </table:table-cell>
          <table:table-cell office:value-type="float" office:value="40.002316" calcext:value-type="float">
            <text:p>40.002316</text:p>
          </table:table-cell>
          <table:table-cell office:value-type="float" office:value="-79.587456" calcext:value-type="float">
            <text:p>-79.587456</text:p>
          </table:table-cell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  <table:table-cell table:formula="of:=VLOOKUP([.$A425];[MAF_walk_Polar_strap__Crunch.$A$2:.$E$1491];1;1)" office:value-type="string" office:string-value="2018-07-21T15:31:46Z" calcext:value-type="string">
            <text:p>2018-07-21T15:31:46Z</text:p>
          </table:table-cell>
          <table:table-cell table:formula="of:=VLOOKUP([.$A425];[MAF_walk_Polar_strap__Crunch.$A$2:.$E$14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1:52Z</text:p>
          </table:table-cell>
          <table:table-cell office:value-type="float" office:value="40.002274" calcext:value-type="float">
            <text:p>40.002274</text:p>
          </table:table-cell>
          <table:table-cell office:value-type="float" office:value="-79.58724" calcext:value-type="float">
            <text:p>-79.58724</text:p>
          </table:table-cell>
          <table:table-cell office:value-type="float" office:value="298.7" calcext:value-type="float">
            <text:p>298.7</text:p>
          </table:table-cell>
          <table:table-cell office:value-type="float" office:value="108" calcext:value-type="float">
            <text:p>108</text:p>
          </table:table-cell>
          <table:table-cell table:formula="of:=VLOOKUP([.$A426];[MAF_walk_Polar_strap__Crunch.$A$2:.$E$1491];1;1)" office:value-type="string" office:string-value="2018-07-21T15:31:52Z" calcext:value-type="string">
            <text:p>2018-07-21T15:31:52Z</text:p>
          </table:table-cell>
          <table:table-cell table:formula="of:=VLOOKUP([.$A426];[MAF_walk_Polar_strap__Crunch.$A$2:.$E$149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31:54Z</text:p>
          </table:table-cell>
          <table:table-cell office:value-type="float" office:value="40.002274" calcext:value-type="float">
            <text:p>40.002274</text:p>
          </table:table-cell>
          <table:table-cell office:value-type="float" office:value="-79.58724" calcext:value-type="float">
            <text:p>-79.58724</text:p>
          </table:table-cell>
          <table:table-cell office:value-type="float" office:value="298.7" calcext:value-type="float">
            <text:p>298.7</text:p>
          </table:table-cell>
          <table:table-cell office:value-type="float" office:value="109" calcext:value-type="float">
            <text:p>109</text:p>
          </table:table-cell>
          <table:table-cell table:formula="of:=VLOOKUP([.$A427];[MAF_walk_Polar_strap__Crunch.$A$2:.$E$1491];1;1)" office:value-type="string" office:string-value="2018-07-21T15:31:54Z" calcext:value-type="string">
            <text:p>2018-07-21T15:31:54Z</text:p>
          </table:table-cell>
          <table:table-cell table:formula="of:=VLOOKUP([.$A427];[MAF_walk_Polar_strap__Crunch.$A$2:.$E$14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1:57Z</text:p>
          </table:table-cell>
          <table:table-cell office:value-type="float" office:value="40.002262" calcext:value-type="float">
            <text:p>40.002262</text:p>
          </table:table-cell>
          <table:table-cell office:value-type="float" office:value="-79.58709" calcext:value-type="float">
            <text:p>-79.58709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table:formula="of:=VLOOKUP([.$A428];[MAF_walk_Polar_strap__Crunch.$A$2:.$E$1491];1;1)" office:value-type="string" office:string-value="2018-07-21T15:31:56Z" calcext:value-type="string">
            <text:p>2018-07-21T15:31:56Z</text:p>
          </table:table-cell>
          <table:table-cell table:formula="of:=VLOOKUP([.$A428];[MAF_walk_Polar_strap__Crunch.$A$2:.$E$14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2:02Z</text:p>
          </table:table-cell>
          <table:table-cell office:value-type="float" office:value="40.002235" calcext:value-type="float">
            <text:p>40.002235</text:p>
          </table:table-cell>
          <table:table-cell office:value-type="float" office:value="-79.58701" calcext:value-type="float">
            <text:p>-79.58701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table:formula="of:=VLOOKUP([.$A429];[MAF_walk_Polar_strap__Crunch.$A$2:.$E$1491];1;1)" office:value-type="string" office:string-value="2018-07-21T15:32:00Z" calcext:value-type="string">
            <text:p>2018-07-21T15:32:00Z</text:p>
          </table:table-cell>
          <table:table-cell table:formula="of:=VLOOKUP([.$A429];[MAF_walk_Polar_strap__Crunch.$A$2:.$E$14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2:12Z</text:p>
          </table:table-cell>
          <table:table-cell office:value-type="float" office:value="40.002136" calcext:value-type="float">
            <text:p>40.002136</text:p>
          </table:table-cell>
          <table:table-cell office:value-type="float" office:value="-79.58705" calcext:value-type="float">
            <text:p>-79.58705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table:formula="of:=VLOOKUP([.$A430];[MAF_walk_Polar_strap__Crunch.$A$2:.$E$1491];1;1)" office:value-type="string" office:string-value="2018-07-21T15:32:11Z" calcext:value-type="string">
            <text:p>2018-07-21T15:32:11Z</text:p>
          </table:table-cell>
          <table:table-cell table:formula="of:=VLOOKUP([.$A430];[MAF_walk_Polar_strap__Crunch.$A$2:.$E$149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2:17Z</text:p>
          </table:table-cell>
          <table:table-cell office:value-type="float" office:value="40.002052" calcext:value-type="float">
            <text:p>40.002052</text:p>
          </table:table-cell>
          <table:table-cell office:value-type="float" office:value="-79.58704" calcext:value-type="float">
            <text:p>-79.58704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table:formula="of:=VLOOKUP([.$A431];[MAF_walk_Polar_strap__Crunch.$A$2:.$E$1491];1;1)" office:value-type="string" office:string-value="2018-07-21T15:32:17Z" calcext:value-type="string">
            <text:p>2018-07-21T15:32:17Z</text:p>
          </table:table-cell>
          <table:table-cell table:formula="of:=VLOOKUP([.$A431];[MAF_walk_Polar_strap__Crunch.$A$2:.$E$149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2:27Z</text:p>
          </table:table-cell>
          <table:table-cell office:value-type="float" office:value="40.001938" calcext:value-type="float">
            <text:p>40.001938</text:p>
          </table:table-cell>
          <table:table-cell office:value-type="float" office:value="-79.58705" calcext:value-type="float">
            <text:p>-79.58705</text:p>
          </table:table-cell>
          <table:table-cell office:value-type="float" office:value="299" calcext:value-type="float">
            <text:p>299</text:p>
          </table:table-cell>
          <table:table-cell office:value-type="float" office:value="109" calcext:value-type="float">
            <text:p>109</text:p>
          </table:table-cell>
          <table:table-cell table:formula="of:=VLOOKUP([.$A432];[MAF_walk_Polar_strap__Crunch.$A$2:.$E$1491];1;1)" office:value-type="string" office:string-value="2018-07-21T15:32:26Z" calcext:value-type="string">
            <text:p>2018-07-21T15:32:26Z</text:p>
          </table:table-cell>
          <table:table-cell table:formula="of:=VLOOKUP([.$A432];[MAF_walk_Polar_strap__Crunch.$A$2:.$E$14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2:32Z</text:p>
          </table:table-cell>
          <table:table-cell office:value-type="float" office:value="40.00187" calcext:value-type="float">
            <text:p>40.00187</text:p>
          </table:table-cell>
          <table:table-cell office:value-type="float" office:value="-79.58704" calcext:value-type="float">
            <text:p>-79.58704</text:p>
          </table:table-cell>
          <table:table-cell office:value-type="float" office:value="298.9" calcext:value-type="float">
            <text:p>298.9</text:p>
          </table:table-cell>
          <table:table-cell office:value-type="float" office:value="109" calcext:value-type="float">
            <text:p>109</text:p>
          </table:table-cell>
          <table:table-cell table:formula="of:=VLOOKUP([.$A433];[MAF_walk_Polar_strap__Crunch.$A$2:.$E$1491];1;1)" office:value-type="string" office:string-value="2018-07-21T15:32:30Z" calcext:value-type="string">
            <text:p>2018-07-21T15:32:30Z</text:p>
          </table:table-cell>
          <table:table-cell table:formula="of:=VLOOKUP([.$A433];[MAF_walk_Polar_strap__Crunch.$A$2:.$E$14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32:37Z</text:p>
          </table:table-cell>
          <table:table-cell office:value-type="float" office:value="40.0018" calcext:value-type="float">
            <text:p>40.0018</text:p>
          </table:table-cell>
          <table:table-cell office:value-type="float" office:value="-79.58703" calcext:value-type="float">
            <text:p>-79.58703</text:p>
          </table:table-cell>
          <table:table-cell office:value-type="float" office:value="298.8" calcext:value-type="float">
            <text:p>298.8</text:p>
          </table:table-cell>
          <table:table-cell office:value-type="float" office:value="109" calcext:value-type="float">
            <text:p>109</text:p>
          </table:table-cell>
          <table:table-cell table:formula="of:=VLOOKUP([.$A434];[MAF_walk_Polar_strap__Crunch.$A$2:.$E$1491];1;1)" office:value-type="string" office:string-value="2018-07-21T15:32:37Z" calcext:value-type="string">
            <text:p>2018-07-21T15:32:37Z</text:p>
          </table:table-cell>
          <table:table-cell table:formula="of:=VLOOKUP([.$A434];[MAF_walk_Polar_strap__Crunch.$A$2:.$E$14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2:45Z</text:p>
          </table:table-cell>
          <table:table-cell office:value-type="float" office:value="40.00169" calcext:value-type="float">
            <text:p>40.00169</text:p>
          </table:table-cell>
          <table:table-cell office:value-type="float" office:value="-79.58701" calcext:value-type="float">
            <text:p>-79.58701</text:p>
          </table:table-cell>
          <table:table-cell office:value-type="float" office:value="298.5" calcext:value-type="float">
            <text:p>298.5</text:p>
          </table:table-cell>
          <table:table-cell office:value-type="float" office:value="109" calcext:value-type="float">
            <text:p>109</text:p>
          </table:table-cell>
          <table:table-cell table:formula="of:=VLOOKUP([.$A435];[MAF_walk_Polar_strap__Crunch.$A$2:.$E$1491];1;1)" office:value-type="string" office:string-value="2018-07-21T15:32:44Z" calcext:value-type="string">
            <text:p>2018-07-21T15:32:44Z</text:p>
          </table:table-cell>
          <table:table-cell table:formula="of:=VLOOKUP([.$A435];[MAF_walk_Polar_strap__Crunch.$A$2:.$E$14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2:50Z</text:p>
          </table:table-cell>
          <table:table-cell office:value-type="float" office:value="40.00162" calcext:value-type="float">
            <text:p>40.00162</text:p>
          </table:table-cell>
          <table:table-cell office:value-type="float" office:value="-79.587" calcext:value-type="float">
            <text:p>-79.587</text:p>
          </table:table-cell>
          <table:table-cell office:value-type="float" office:value="298.3" calcext:value-type="float">
            <text:p>298.3</text:p>
          </table:table-cell>
          <table:table-cell office:value-type="float" office:value="109" calcext:value-type="float">
            <text:p>109</text:p>
          </table:table-cell>
          <table:table-cell table:formula="of:=VLOOKUP([.$A436];[MAF_walk_Polar_strap__Crunch.$A$2:.$E$1491];1;1)" office:value-type="string" office:string-value="2018-07-21T15:32:49Z" calcext:value-type="string">
            <text:p>2018-07-21T15:32:49Z</text:p>
          </table:table-cell>
          <table:table-cell table:formula="of:=VLOOKUP([.$A436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2:55Z</text:p>
          </table:table-cell>
          <table:table-cell office:value-type="float" office:value="40.00162" calcext:value-type="float">
            <text:p>40.00162</text:p>
          </table:table-cell>
          <table:table-cell office:value-type="float" office:value="-79.587" calcext:value-type="float">
            <text:p>-79.587</text:p>
          </table:table-cell>
          <table:table-cell office:value-type="float" office:value="298.3" calcext:value-type="float">
            <text:p>298.3</text:p>
          </table:table-cell>
          <table:table-cell office:value-type="float" office:value="109" calcext:value-type="float">
            <text:p>109</text:p>
          </table:table-cell>
          <table:table-cell table:formula="of:=VLOOKUP([.$A437];[MAF_walk_Polar_strap__Crunch.$A$2:.$E$1491];1;1)" office:value-type="string" office:string-value="2018-07-21T15:32:53Z" calcext:value-type="string">
            <text:p>2018-07-21T15:32:53Z</text:p>
          </table:table-cell>
          <table:table-cell table:formula="of:=VLOOKUP([.$A437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2:55Z</text:p>
          </table:table-cell>
          <table:table-cell office:value-type="float" office:value="40.00162" calcext:value-type="float">
            <text:p>40.00162</text:p>
          </table:table-cell>
          <table:table-cell office:value-type="float" office:value="-79.587" calcext:value-type="float">
            <text:p>-79.587</text:p>
          </table:table-cell>
          <table:table-cell office:value-type="float" office:value="298" calcext:value-type="float">
            <text:p>298</text:p>
          </table:table-cell>
          <table:table-cell office:value-type="float" office:value="105" calcext:value-type="float">
            <text:p>105</text:p>
          </table:table-cell>
          <table:table-cell table:formula="of:=VLOOKUP([.$A438];[MAF_walk_Polar_strap__Crunch.$A$2:.$E$1491];1;1)" office:value-type="string" office:string-value="2018-07-21T15:32:53Z" calcext:value-type="string">
            <text:p>2018-07-21T15:32:53Z</text:p>
          </table:table-cell>
          <table:table-cell table:formula="of:=VLOOKUP([.$A438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3:00Z</text:p>
          </table:table-cell>
          <table:table-cell office:value-type="float" office:value="40.00154" calcext:value-type="float">
            <text:p>40.00154</text:p>
          </table:table-cell>
          <table:table-cell office:value-type="float" office:value="-79.58706" calcext:value-type="float">
            <text:p>-79.58706</text:p>
          </table:table-cell>
          <table:table-cell office:value-type="float" office:value="298.2" calcext:value-type="float">
            <text:p>298.2</text:p>
          </table:table-cell>
          <table:table-cell office:value-type="float" office:value="105" calcext:value-type="float">
            <text:p>105</text:p>
          </table:table-cell>
          <table:table-cell table:formula="of:=VLOOKUP([.$A439];[MAF_walk_Polar_strap__Crunch.$A$2:.$E$1491];1;1)" office:value-type="string" office:string-value="2018-07-21T15:32:59Z" calcext:value-type="string">
            <text:p>2018-07-21T15:32:59Z</text:p>
          </table:table-cell>
          <table:table-cell table:formula="of:=VLOOKUP([.$A439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05Z</text:p>
          </table:table-cell>
          <table:table-cell office:value-type="float" office:value="40.001476" calcext:value-type="float">
            <text:p>40.001476</text:p>
          </table:table-cell>
          <table:table-cell office:value-type="float" office:value="-79.58711" calcext:value-type="float">
            <text:p>-79.58711</text:p>
          </table:table-cell>
          <table:table-cell office:value-type="float" office:value="298.3" calcext:value-type="float">
            <text:p>298.3</text:p>
          </table:table-cell>
          <table:table-cell office:value-type="float" office:value="105" calcext:value-type="float">
            <text:p>105</text:p>
          </table:table-cell>
          <table:table-cell table:formula="of:=VLOOKUP([.$A440];[MAF_walk_Polar_strap__Crunch.$A$2:.$E$1491];1;1)" office:value-type="string" office:string-value="2018-07-21T15:33:05Z" calcext:value-type="string">
            <text:p>2018-07-21T15:33:05Z</text:p>
          </table:table-cell>
          <table:table-cell table:formula="of:=VLOOKUP([.$A440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10Z</text:p>
          </table:table-cell>
          <table:table-cell office:value-type="float" office:value="40.00141" calcext:value-type="float">
            <text:p>40.00141</text:p>
          </table:table-cell>
          <table:table-cell office:value-type="float" office:value="-79.58715" calcext:value-type="float">
            <text:p>-79.58715</text:p>
          </table:table-cell>
          <table:table-cell office:value-type="float" office:value="298.4" calcext:value-type="float">
            <text:p>298.4</text:p>
          </table:table-cell>
          <table:table-cell office:value-type="float" office:value="105" calcext:value-type="float">
            <text:p>105</text:p>
          </table:table-cell>
          <table:table-cell table:formula="of:=VLOOKUP([.$A441];[MAF_walk_Polar_strap__Crunch.$A$2:.$E$1491];1;1)" office:value-type="string" office:string-value="2018-07-21T15:33:10Z" calcext:value-type="string">
            <text:p>2018-07-21T15:33:10Z</text:p>
          </table:table-cell>
          <table:table-cell table:formula="of:=VLOOKUP([.$A441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3:15Z</text:p>
          </table:table-cell>
          <table:table-cell office:value-type="float" office:value="40.00133" calcext:value-type="float">
            <text:p>40.00133</text:p>
          </table:table-cell>
          <table:table-cell office:value-type="float" office:value="-79.58718" calcext:value-type="float">
            <text:p>-79.58718</text:p>
          </table:table-cell>
          <table:table-cell office:value-type="float" office:value="298.5" calcext:value-type="float">
            <text:p>298.5</text:p>
          </table:table-cell>
          <table:table-cell office:value-type="float" office:value="105" calcext:value-type="float">
            <text:p>105</text:p>
          </table:table-cell>
          <table:table-cell table:formula="of:=VLOOKUP([.$A442];[MAF_walk_Polar_strap__Crunch.$A$2:.$E$1491];1;1)" office:value-type="string" office:string-value="2018-07-21T15:33:14Z" calcext:value-type="string">
            <text:p>2018-07-21T15:33:14Z</text:p>
          </table:table-cell>
          <table:table-cell table:formula="of:=VLOOKUP([.$A442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20Z</text:p>
          </table:table-cell>
          <table:table-cell office:value-type="float" office:value="40.00122" calcext:value-type="float">
            <text:p>40.00122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298.7" calcext:value-type="float">
            <text:p>298.7</text:p>
          </table:table-cell>
          <table:table-cell office:value-type="float" office:value="105" calcext:value-type="float">
            <text:p>105</text:p>
          </table:table-cell>
          <table:table-cell table:formula="of:=VLOOKUP([.$A443];[MAF_walk_Polar_strap__Crunch.$A$2:.$E$1491];1;1)" office:value-type="string" office:string-value="2018-07-21T15:33:20Z" calcext:value-type="string">
            <text:p>2018-07-21T15:33:20Z</text:p>
          </table:table-cell>
          <table:table-cell table:formula="of:=VLOOKUP([.$A443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3:25Z</text:p>
          </table:table-cell>
          <table:table-cell office:value-type="float" office:value="40.00118" calcext:value-type="float">
            <text:p>40.00118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298.8" calcext:value-type="float">
            <text:p>298.8</text:p>
          </table:table-cell>
          <table:table-cell office:value-type="float" office:value="105" calcext:value-type="float">
            <text:p>105</text:p>
          </table:table-cell>
          <table:table-cell table:formula="of:=VLOOKUP([.$A444];[MAF_walk_Polar_strap__Crunch.$A$2:.$E$1491];1;1)" office:value-type="string" office:string-value="2018-07-21T15:33:24Z" calcext:value-type="string">
            <text:p>2018-07-21T15:33:24Z</text:p>
          </table:table-cell>
          <table:table-cell table:formula="of:=VLOOKUP([.$A444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30Z</text:p>
          </table:table-cell>
          <table:table-cell office:value-type="float" office:value="40.00111" calcext:value-type="float">
            <text:p>40.00111</text:p>
          </table:table-cell>
          <table:table-cell office:value-type="float" office:value="-79.58722" calcext:value-type="float">
            <text:p>-79.58722</text:p>
          </table:table-cell>
          <table:table-cell office:value-type="float" office:value="298.9" calcext:value-type="float">
            <text:p>298.9</text:p>
          </table:table-cell>
          <table:table-cell office:value-type="float" office:value="105" calcext:value-type="float">
            <text:p>105</text:p>
          </table:table-cell>
          <table:table-cell table:formula="of:=VLOOKUP([.$A445];[MAF_walk_Polar_strap__Crunch.$A$2:.$E$1491];1;1)" office:value-type="string" office:string-value="2018-07-21T15:33:29Z" calcext:value-type="string">
            <text:p>2018-07-21T15:33:29Z</text:p>
          </table:table-cell>
          <table:table-cell table:formula="of:=VLOOKUP([.$A445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3:35Z</text:p>
          </table:table-cell>
          <table:table-cell office:value-type="float" office:value="40.00105" calcext:value-type="float">
            <text:p>40.00105</text:p>
          </table:table-cell>
          <table:table-cell office:value-type="float" office:value="-79.58723" calcext:value-type="float">
            <text:p>-79.58723</text:p>
          </table:table-cell>
          <table:table-cell office:value-type="float" office:value="299" calcext:value-type="float">
            <text:p>299</text:p>
          </table:table-cell>
          <table:table-cell office:value-type="float" office:value="105" calcext:value-type="float">
            <text:p>105</text:p>
          </table:table-cell>
          <table:table-cell table:formula="of:=VLOOKUP([.$A446];[MAF_walk_Polar_strap__Crunch.$A$2:.$E$1491];1;1)" office:value-type="string" office:string-value="2018-07-21T15:33:34Z" calcext:value-type="string">
            <text:p>2018-07-21T15:33:34Z</text:p>
          </table:table-cell>
          <table:table-cell table:formula="of:=VLOOKUP([.$A446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3:40Z</text:p>
          </table:table-cell>
          <table:table-cell office:value-type="float" office:value="40.00096" calcext:value-type="float">
            <text:p>40.00096</text:p>
          </table:table-cell>
          <table:table-cell office:value-type="float" office:value="-79.58726" calcext:value-type="float">
            <text:p>-79.58726</text:p>
          </table:table-cell>
          <table:table-cell office:value-type="float" office:value="299.2" calcext:value-type="float">
            <text:p>299.2</text:p>
          </table:table-cell>
          <table:table-cell office:value-type="float" office:value="105" calcext:value-type="float">
            <text:p>105</text:p>
          </table:table-cell>
          <table:table-cell table:formula="of:=VLOOKUP([.$A447];[MAF_walk_Polar_strap__Crunch.$A$2:.$E$1491];1;1)" office:value-type="string" office:string-value="2018-07-21T15:33:39Z" calcext:value-type="string">
            <text:p>2018-07-21T15:33:39Z</text:p>
          </table:table-cell>
          <table:table-cell table:formula="of:=VLOOKUP([.$A447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33:53Z</text:p>
          </table:table-cell>
          <table:table-cell office:value-type="float" office:value="40.000824" calcext:value-type="float">
            <text:p>40.000824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299.4" calcext:value-type="float">
            <text:p>299.4</text:p>
          </table:table-cell>
          <table:table-cell office:value-type="float" office:value="105" calcext:value-type="float">
            <text:p>105</text:p>
          </table:table-cell>
          <table:table-cell table:formula="of:=VLOOKUP([.$A448];[MAF_walk_Polar_strap__Crunch.$A$2:.$E$1491];1;1)" office:value-type="string" office:string-value="2018-07-21T15:33:52Z" calcext:value-type="string">
            <text:p>2018-07-21T15:33:52Z</text:p>
          </table:table-cell>
          <table:table-cell table:formula="of:=VLOOKUP([.$A448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3:55Z</text:p>
          </table:table-cell>
          <table:table-cell office:value-type="float" office:value="40.000824" calcext:value-type="float">
            <text:p>40.000824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299.4" calcext:value-type="float">
            <text:p>299.4</text:p>
          </table:table-cell>
          <table:table-cell office:value-type="float" office:value="109" calcext:value-type="float">
            <text:p>109</text:p>
          </table:table-cell>
          <table:table-cell table:formula="of:=VLOOKUP([.$A449];[MAF_walk_Polar_strap__Crunch.$A$2:.$E$1491];1;1)" office:value-type="string" office:string-value="2018-07-21T15:33:54Z" calcext:value-type="string">
            <text:p>2018-07-21T15:33:54Z</text:p>
          </table:table-cell>
          <table:table-cell table:formula="of:=VLOOKUP([.$A449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3:58Z</text:p>
          </table:table-cell>
          <table:table-cell office:value-type="float" office:value="40.000725" calcext:value-type="float">
            <text:p>40.000725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299.6" calcext:value-type="float">
            <text:p>299.6</text:p>
          </table:table-cell>
          <table:table-cell office:value-type="float" office:value="109" calcext:value-type="float">
            <text:p>109</text:p>
          </table:table-cell>
          <table:table-cell table:formula="of:=VLOOKUP([.$A450];[MAF_walk_Polar_strap__Crunch.$A$2:.$E$1491];1;1)" office:value-type="string" office:string-value="2018-07-21T15:33:58Z" calcext:value-type="string">
            <text:p>2018-07-21T15:33:58Z</text:p>
          </table:table-cell>
          <table:table-cell table:formula="of:=VLOOKUP([.$A450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33:58Z</text:p>
          </table:table-cell>
          <table:table-cell office:value-type="float" office:value="40.000725" calcext:value-type="float">
            <text:p>40.000725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299.6" calcext:value-type="float">
            <text:p>299.6</text:p>
          </table:table-cell>
          <table:table-cell office:value-type="float" office:value="109" calcext:value-type="float">
            <text:p>109</text:p>
          </table:table-cell>
          <table:table-cell table:formula="of:=VLOOKUP([.$A451];[MAF_walk_Polar_strap__Crunch.$A$2:.$E$1491];1;1)" office:value-type="string" office:string-value="2018-07-21T15:33:58Z" calcext:value-type="string">
            <text:p>2018-07-21T15:33:58Z</text:p>
          </table:table-cell>
          <table:table-cell table:formula="of:=VLOOKUP([.$A451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34:03Z</text:p>
          </table:table-cell>
          <table:table-cell office:value-type="float" office:value="40.00062" calcext:value-type="float">
            <text:p>40.00062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299.7" calcext:value-type="float">
            <text:p>299.7</text:p>
          </table:table-cell>
          <table:table-cell office:value-type="float" office:value="109" calcext:value-type="float">
            <text:p>109</text:p>
          </table:table-cell>
          <table:table-cell table:formula="of:=VLOOKUP([.$A452];[MAF_walk_Polar_strap__Crunch.$A$2:.$E$1491];1;1)" office:value-type="string" office:string-value="2018-07-21T15:34:02Z" calcext:value-type="string">
            <text:p>2018-07-21T15:34:02Z</text:p>
          </table:table-cell>
          <table:table-cell table:formula="of:=VLOOKUP([.$A452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34:08Z</text:p>
          </table:table-cell>
          <table:table-cell office:value-type="float" office:value="40.000576" calcext:value-type="float">
            <text:p>40.000576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299.7" calcext:value-type="float">
            <text:p>299.7</text:p>
          </table:table-cell>
          <table:table-cell office:value-type="float" office:value="109" calcext:value-type="float">
            <text:p>109</text:p>
          </table:table-cell>
          <table:table-cell table:formula="of:=VLOOKUP([.$A453];[MAF_walk_Polar_strap__Crunch.$A$2:.$E$1491];1;1)" office:value-type="string" office:string-value="2018-07-21T15:34:05Z" calcext:value-type="string">
            <text:p>2018-07-21T15:34:05Z</text:p>
          </table:table-cell>
          <table:table-cell table:formula="of:=VLOOKUP([.$A453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4:13Z</text:p>
          </table:table-cell>
          <table:table-cell office:value-type="float" office:value="40.000507" calcext:value-type="float">
            <text:p>40.000507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299.8" calcext:value-type="float">
            <text:p>299.8</text:p>
          </table:table-cell>
          <table:table-cell office:value-type="float" office:value="109" calcext:value-type="float">
            <text:p>109</text:p>
          </table:table-cell>
          <table:table-cell table:formula="of:=VLOOKUP([.$A454];[MAF_walk_Polar_strap__Crunch.$A$2:.$E$1491];1;1)" office:value-type="string" office:string-value="2018-07-21T15:34:11Z" calcext:value-type="string">
            <text:p>2018-07-21T15:34:11Z</text:p>
          </table:table-cell>
          <table:table-cell table:formula="of:=VLOOKUP([.$A454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4:18Z</text:p>
          </table:table-cell>
          <table:table-cell office:value-type="float" office:value="40.000412" calcext:value-type="float">
            <text:p>40.000412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299.9" calcext:value-type="float">
            <text:p>299.9</text:p>
          </table:table-cell>
          <table:table-cell office:value-type="float" office:value="109" calcext:value-type="float">
            <text:p>109</text:p>
          </table:table-cell>
          <table:table-cell table:formula="of:=VLOOKUP([.$A455];[MAF_walk_Polar_strap__Crunch.$A$2:.$E$1491];1;1)" office:value-type="string" office:string-value="2018-07-21T15:34:18Z" calcext:value-type="string">
            <text:p>2018-07-21T15:34:18Z</text:p>
          </table:table-cell>
          <table:table-cell table:formula="of:=VLOOKUP([.$A455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23Z</text:p>
          </table:table-cell>
          <table:table-cell office:value-type="float" office:value="40.00035" calcext:value-type="float">
            <text:p>40.00035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0" calcext:value-type="float">
            <text:p>300</text:p>
          </table:table-cell>
          <table:table-cell office:value-type="float" office:value="109" calcext:value-type="float">
            <text:p>109</text:p>
          </table:table-cell>
          <table:table-cell table:formula="of:=VLOOKUP([.$A456];[MAF_walk_Polar_strap__Crunch.$A$2:.$E$1491];1;1)" office:value-type="string" office:string-value="2018-07-21T15:34:23Z" calcext:value-type="string">
            <text:p>2018-07-21T15:34:23Z</text:p>
          </table:table-cell>
          <table:table-cell table:formula="of:=VLOOKUP([.$A456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33Z</text:p>
          </table:table-cell>
          <table:table-cell office:value-type="float" office:value="40.000206" calcext:value-type="float">
            <text:p>40.000206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300.2" calcext:value-type="float">
            <text:p>300.2</text:p>
          </table:table-cell>
          <table:table-cell office:value-type="float" office:value="109" calcext:value-type="float">
            <text:p>109</text:p>
          </table:table-cell>
          <table:table-cell table:formula="of:=VLOOKUP([.$A457];[MAF_walk_Polar_strap__Crunch.$A$2:.$E$1491];1;1)" office:value-type="string" office:string-value="2018-07-21T15:34:33Z" calcext:value-type="string">
            <text:p>2018-07-21T15:34:33Z</text:p>
          </table:table-cell>
          <table:table-cell table:formula="of:=VLOOKUP([.$A457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4:38Z</text:p>
          </table:table-cell>
          <table:table-cell office:value-type="float" office:value="40.000126" calcext:value-type="float">
            <text:p>40.000126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0.4" calcext:value-type="float">
            <text:p>300.4</text:p>
          </table:table-cell>
          <table:table-cell office:value-type="float" office:value="109" calcext:value-type="float">
            <text:p>109</text:p>
          </table:table-cell>
          <table:table-cell table:formula="of:=VLOOKUP([.$A458];[MAF_walk_Polar_strap__Crunch.$A$2:.$E$1491];1;1)" office:value-type="string" office:string-value="2018-07-21T15:34:37Z" calcext:value-type="string">
            <text:p>2018-07-21T15:34:37Z</text:p>
          </table:table-cell>
          <table:table-cell table:formula="of:=VLOOKUP([.$A458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48Z</text:p>
          </table:table-cell>
          <table:table-cell office:value-type="float" office:value="40" calcext:value-type="float">
            <text:p>40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0.7" calcext:value-type="float">
            <text:p>300.7</text:p>
          </table:table-cell>
          <table:table-cell office:value-type="float" office:value="109" calcext:value-type="float">
            <text:p>109</text:p>
          </table:table-cell>
          <table:table-cell table:formula="of:=VLOOKUP([.$A459];[MAF_walk_Polar_strap__Crunch.$A$2:.$E$1491];1;1)" office:value-type="string" office:string-value="2018-07-21T15:34:48Z" calcext:value-type="string">
            <text:p>2018-07-21T15:34:48Z</text:p>
          </table:table-cell>
          <table:table-cell table:formula="of:=VLOOKUP([.$A459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53Z</text:p>
          </table:table-cell>
          <table:table-cell office:value-type="float" office:value="39.99991" calcext:value-type="float">
            <text:p>39.99991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301" calcext:value-type="float">
            <text:p>301</text:p>
          </table:table-cell>
          <table:table-cell office:value-type="float" office:value="109" calcext:value-type="float">
            <text:p>109</text:p>
          </table:table-cell>
          <table:table-cell table:formula="of:=VLOOKUP([.$A460];[MAF_walk_Polar_strap__Crunch.$A$2:.$E$1491];1;1)" office:value-type="string" office:string-value="2018-07-21T15:34:52Z" calcext:value-type="string">
            <text:p>2018-07-21T15:34:52Z</text:p>
          </table:table-cell>
          <table:table-cell table:formula="of:=VLOOKUP([.$A460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34:55Z</text:p>
          </table:table-cell>
          <table:table-cell office:value-type="float" office:value="39.99991" calcext:value-type="float">
            <text:p>39.99991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301" calcext:value-type="float">
            <text:p>301</text:p>
          </table:table-cell>
          <table:table-cell office:value-type="float" office:value="98" calcext:value-type="float">
            <text:p>98</text:p>
          </table:table-cell>
          <table:table-cell table:formula="of:=VLOOKUP([.$A461];[MAF_walk_Polar_strap__Crunch.$A$2:.$E$1491];1;1)" office:value-type="string" office:string-value="2018-07-21T15:34:54Z" calcext:value-type="string">
            <text:p>2018-07-21T15:34:54Z</text:p>
          </table:table-cell>
          <table:table-cell table:formula="of:=VLOOKUP([.$A461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4:58Z</text:p>
          </table:table-cell>
          <table:table-cell office:value-type="float" office:value="39.999836" calcext:value-type="float">
            <text:p>39.999836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301" calcext:value-type="float">
            <text:p>301</text:p>
          </table:table-cell>
          <table:table-cell office:value-type="float" office:value="98" calcext:value-type="float">
            <text:p>98</text:p>
          </table:table-cell>
          <table:table-cell table:formula="of:=VLOOKUP([.$A462];[MAF_walk_Polar_strap__Crunch.$A$2:.$E$1491];1;1)" office:value-type="string" office:string-value="2018-07-21T15:34:56Z" calcext:value-type="string">
            <text:p>2018-07-21T15:34:56Z</text:p>
          </table:table-cell>
          <table:table-cell table:formula="of:=VLOOKUP([.$A462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35:08Z</text:p>
          </table:table-cell>
          <table:table-cell office:value-type="float" office:value="39.999714" calcext:value-type="float">
            <text:p>39.999714</text:p>
          </table:table-cell>
          <table:table-cell office:value-type="float" office:value="-79.58728" calcext:value-type="float">
            <text:p>-79.58728</text:p>
          </table:table-cell>
          <table:table-cell office:value-type="float" office:value="301.4" calcext:value-type="float">
            <text:p>301.4</text:p>
          </table:table-cell>
          <table:table-cell office:value-type="float" office:value="98" calcext:value-type="float">
            <text:p>98</text:p>
          </table:table-cell>
          <table:table-cell table:formula="of:=VLOOKUP([.$A463];[MAF_walk_Polar_strap__Crunch.$A$2:.$E$1491];1;1)" office:value-type="string" office:string-value="2018-07-21T15:35:07Z" calcext:value-type="string">
            <text:p>2018-07-21T15:35:07Z</text:p>
          </table:table-cell>
          <table:table-cell table:formula="of:=VLOOKUP([.$A463];[MAF_walk_Polar_strap__Crunch.$A$2:.$E$1491];5;1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8-07-21T15:35:14Z</text:p>
          </table:table-cell>
          <table:table-cell office:value-type="float" office:value="39.999573" calcext:value-type="float">
            <text:p>39.999573</text:p>
          </table:table-cell>
          <table:table-cell office:value-type="float" office:value="-79.58723" calcext:value-type="float">
            <text:p>-79.58723</text:p>
          </table:table-cell>
          <table:table-cell office:value-type="float" office:value="301.9" calcext:value-type="float">
            <text:p>301.9</text:p>
          </table:table-cell>
          <table:table-cell office:value-type="float" office:value="98" calcext:value-type="float">
            <text:p>98</text:p>
          </table:table-cell>
          <table:table-cell table:formula="of:=VLOOKUP([.$A464];[MAF_walk_Polar_strap__Crunch.$A$2:.$E$1491];1;1)" office:value-type="string" office:string-value="2018-07-21T15:35:13Z" calcext:value-type="string">
            <text:p>2018-07-21T15:35:13Z</text:p>
          </table:table-cell>
          <table:table-cell table:formula="of:=VLOOKUP([.$A464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35:19Z</text:p>
          </table:table-cell>
          <table:table-cell office:value-type="float" office:value="39.99945" calcext:value-type="float">
            <text:p>39.99945</text:p>
          </table:table-cell>
          <table:table-cell office:value-type="float" office:value="-79.58717" calcext:value-type="float">
            <text:p>-79.58717</text:p>
          </table:table-cell>
          <table:table-cell office:value-type="float" office:value="302.4" calcext:value-type="float">
            <text:p>302.4</text:p>
          </table:table-cell>
          <table:table-cell office:value-type="float" office:value="98" calcext:value-type="float">
            <text:p>98</text:p>
          </table:table-cell>
          <table:table-cell table:formula="of:=VLOOKUP([.$A465];[MAF_walk_Polar_strap__Crunch.$A$2:.$E$1491];1;1)" office:value-type="string" office:string-value="2018-07-21T15:35:19Z" calcext:value-type="string">
            <text:p>2018-07-21T15:35:19Z</text:p>
          </table:table-cell>
          <table:table-cell table:formula="of:=VLOOKUP([.$A465];[MAF_walk_Polar_strap__Crunch.$A$2:.$E$14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5:24Z</text:p>
          </table:table-cell>
          <table:table-cell office:value-type="float" office:value="39.999344" calcext:value-type="float">
            <text:p>39.999344</text:p>
          </table:table-cell>
          <table:table-cell office:value-type="float" office:value="-79.58711" calcext:value-type="float">
            <text:p>-79.58711</text:p>
          </table:table-cell>
          <table:table-cell office:value-type="float" office:value="302.7" calcext:value-type="float">
            <text:p>302.7</text:p>
          </table:table-cell>
          <table:table-cell office:value-type="float" office:value="98" calcext:value-type="float">
            <text:p>98</text:p>
          </table:table-cell>
          <table:table-cell table:formula="of:=VLOOKUP([.$A466];[MAF_walk_Polar_strap__Crunch.$A$2:.$E$1491];1;1)" office:value-type="string" office:string-value="2018-07-21T15:35:24Z" calcext:value-type="string">
            <text:p>2018-07-21T15:35:24Z</text:p>
          </table:table-cell>
          <table:table-cell table:formula="of:=VLOOKUP([.$A466];[MAF_walk_Polar_strap__Crunch.$A$2:.$E$14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35:29Z</text:p>
          </table:table-cell>
          <table:table-cell office:value-type="float" office:value="39.999256" calcext:value-type="float">
            <text:p>39.999256</text:p>
          </table:table-cell>
          <table:table-cell office:value-type="float" office:value="-79.58702" calcext:value-type="float">
            <text:p>-79.58702</text:p>
          </table:table-cell>
          <table:table-cell office:value-type="float" office:value="303.2" calcext:value-type="float">
            <text:p>303.2</text:p>
          </table:table-cell>
          <table:table-cell office:value-type="float" office:value="98" calcext:value-type="float">
            <text:p>98</text:p>
          </table:table-cell>
          <table:table-cell table:formula="of:=VLOOKUP([.$A467];[MAF_walk_Polar_strap__Crunch.$A$2:.$E$1491];1;1)" office:value-type="string" office:string-value="2018-07-21T15:35:28Z" calcext:value-type="string">
            <text:p>2018-07-21T15:35:28Z</text:p>
          </table:table-cell>
          <table:table-cell table:formula="of:=VLOOKUP([.$A467];[MAF_walk_Polar_strap__Crunch.$A$2:.$E$14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5:34Z</text:p>
          </table:table-cell>
          <table:table-cell office:value-type="float" office:value="39.999226" calcext:value-type="float">
            <text:p>39.999226</text:p>
          </table:table-cell>
          <table:table-cell office:value-type="float" office:value="-79.58686" calcext:value-type="float">
            <text:p>-79.58686</text:p>
          </table:table-cell>
          <table:table-cell office:value-type="float" office:value="303.7" calcext:value-type="float">
            <text:p>303.7</text:p>
          </table:table-cell>
          <table:table-cell office:value-type="float" office:value="98" calcext:value-type="float">
            <text:p>98</text:p>
          </table:table-cell>
          <table:table-cell table:formula="of:=VLOOKUP([.$A468];[MAF_walk_Polar_strap__Crunch.$A$2:.$E$1491];1;1)" office:value-type="string" office:string-value="2018-07-21T15:35:34Z" calcext:value-type="string">
            <text:p>2018-07-21T15:35:34Z</text:p>
          </table:table-cell>
          <table:table-cell table:formula="of:=VLOOKUP([.$A468];[MAF_walk_Polar_strap__Crunch.$A$2:.$E$14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35:39Z</text:p>
          </table:table-cell>
          <table:table-cell office:value-type="float" office:value="39.99925" calcext:value-type="float">
            <text:p>39.99925</text:p>
          </table:table-cell>
          <table:table-cell office:value-type="float" office:value="-79.58674" calcext:value-type="float">
            <text:p>-79.58674</text:p>
          </table:table-cell>
          <table:table-cell office:value-type="float" office:value="304" calcext:value-type="float">
            <text:p>304</text:p>
          </table:table-cell>
          <table:table-cell office:value-type="float" office:value="98" calcext:value-type="float">
            <text:p>98</text:p>
          </table:table-cell>
          <table:table-cell table:formula="of:=VLOOKUP([.$A469];[MAF_walk_Polar_strap__Crunch.$A$2:.$E$1491];1;1)" office:value-type="string" office:string-value="2018-07-21T15:35:38Z" calcext:value-type="string">
            <text:p>2018-07-21T15:35:38Z</text:p>
          </table:table-cell>
          <table:table-cell table:formula="of:=VLOOKUP([.$A469];[MAF_walk_Polar_strap__Crunch.$A$2:.$E$14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35:40Z</text:p>
          </table:table-cell>
          <table:table-cell office:value-type="float" office:value="39.99925" calcext:value-type="float">
            <text:p>39.99925</text:p>
          </table:table-cell>
          <table:table-cell office:value-type="float" office:value="-79.58674" calcext:value-type="float">
            <text:p>-79.58674</text:p>
          </table:table-cell>
          <table:table-cell office:value-type="float" office:value="304" calcext:value-type="float">
            <text:p>304</text:p>
          </table:table-cell>
          <table:table-cell office:value-type="float" office:value="98" calcext:value-type="float">
            <text:p>98</text:p>
          </table:table-cell>
          <table:table-cell table:formula="of:=VLOOKUP([.$A470];[MAF_walk_Polar_strap__Crunch.$A$2:.$E$1491];1;1)" office:value-type="string" office:string-value="2018-07-21T15:35:40Z" calcext:value-type="string">
            <text:p>2018-07-21T15:35:40Z</text:p>
          </table:table-cell>
          <table:table-cell table:formula="of:=VLOOKUP([.$A470];[MAF_walk_Polar_strap__Crunch.$A$2:.$E$14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1T15:35:47Z</text:p>
          </table:table-cell>
          <table:table-cell office:value-type="float" office:value="39.99935" calcext:value-type="float">
            <text:p>39.99935</text:p>
          </table:table-cell>
          <table:table-cell office:value-type="float" office:value="-79.586685" calcext:value-type="float">
            <text:p>-79.586685</text:p>
          </table:table-cell>
          <table:table-cell office:value-type="float" office:value="303.4" calcext:value-type="float">
            <text:p>303.4</text:p>
          </table:table-cell>
          <table:table-cell office:value-type="float" office:value="98" calcext:value-type="float">
            <text:p>98</text:p>
          </table:table-cell>
          <table:table-cell table:formula="of:=VLOOKUP([.$A471];[MAF_walk_Polar_strap__Crunch.$A$2:.$E$1491];1;1)" office:value-type="string" office:string-value="2018-07-21T15:35:47Z" calcext:value-type="string">
            <text:p>2018-07-21T15:35:47Z</text:p>
          </table:table-cell>
          <table:table-cell table:formula="of:=VLOOKUP([.$A471];[MAF_walk_Polar_strap__Crunch.$A$2:.$E$14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5:52Z</text:p>
          </table:table-cell>
          <table:table-cell office:value-type="float" office:value="39.99943" calcext:value-type="float">
            <text:p>39.99943</text:p>
          </table:table-cell>
          <table:table-cell office:value-type="float" office:value="-79.58664" calcext:value-type="float">
            <text:p>-79.58664</text:p>
          </table:table-cell>
          <table:table-cell office:value-type="float" office:value="303.2" calcext:value-type="float">
            <text:p>303.2</text:p>
          </table:table-cell>
          <table:table-cell office:value-type="float" office:value="98" calcext:value-type="float">
            <text:p>98</text:p>
          </table:table-cell>
          <table:table-cell table:formula="of:=VLOOKUP([.$A472];[MAF_walk_Polar_strap__Crunch.$A$2:.$E$1491];1;1)" office:value-type="string" office:string-value="2018-07-21T15:35:51Z" calcext:value-type="string">
            <text:p>2018-07-21T15:35:51Z</text:p>
          </table:table-cell>
          <table:table-cell table:formula="of:=VLOOKUP([.$A472];[MAF_walk_Polar_strap__Crunch.$A$2:.$E$14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5:54Z</text:p>
          </table:table-cell>
          <table:table-cell office:value-type="float" office:value="39.99943" calcext:value-type="float">
            <text:p>39.99943</text:p>
          </table:table-cell>
          <table:table-cell office:value-type="float" office:value="-79.58664" calcext:value-type="float">
            <text:p>-79.58664</text:p>
          </table:table-cell>
          <table:table-cell office:value-type="float" office:value="303.2" calcext:value-type="float">
            <text:p>303.2</text:p>
          </table:table-cell>
          <table:table-cell office:value-type="float" office:value="118" calcext:value-type="float">
            <text:p>118</text:p>
          </table:table-cell>
          <table:table-cell table:formula="of:=VLOOKUP([.$A473];[MAF_walk_Polar_strap__Crunch.$A$2:.$E$1491];1;1)" office:value-type="string" office:string-value="2018-07-21T15:35:53Z" calcext:value-type="string">
            <text:p>2018-07-21T15:35:53Z</text:p>
          </table:table-cell>
          <table:table-cell table:formula="of:=VLOOKUP([.$A473];[MAF_walk_Polar_strap__Crunch.$A$2:.$E$14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5:57Z</text:p>
          </table:table-cell>
          <table:table-cell office:value-type="float" office:value="39.99955" calcext:value-type="float">
            <text:p>39.99955</text:p>
          </table:table-cell>
          <table:table-cell office:value-type="float" office:value="-79.58661" calcext:value-type="float">
            <text:p>-79.58661</text:p>
          </table:table-cell>
          <table:table-cell office:value-type="float" office:value="302.8" calcext:value-type="float">
            <text:p>302.8</text:p>
          </table:table-cell>
          <table:table-cell office:value-type="float" office:value="118" calcext:value-type="float">
            <text:p>118</text:p>
          </table:table-cell>
          <table:table-cell table:formula="of:=VLOOKUP([.$A474];[MAF_walk_Polar_strap__Crunch.$A$2:.$E$1491];1;1)" office:value-type="string" office:string-value="2018-07-21T15:35:57Z" calcext:value-type="string">
            <text:p>2018-07-21T15:35:57Z</text:p>
          </table:table-cell>
          <table:table-cell table:formula="of:=VLOOKUP([.$A474];[MAF_walk_Polar_strap__Crunch.$A$2:.$E$14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6:02Z</text:p>
          </table:table-cell>
          <table:table-cell office:value-type="float" office:value="39.99966" calcext:value-type="float">
            <text:p>39.99966</text:p>
          </table:table-cell>
          <table:table-cell office:value-type="float" office:value="-79.58657" calcext:value-type="float">
            <text:p>-79.58657</text:p>
          </table:table-cell>
          <table:table-cell office:value-type="float" office:value="302.4" calcext:value-type="float">
            <text:p>302.4</text:p>
          </table:table-cell>
          <table:table-cell office:value-type="float" office:value="118" calcext:value-type="float">
            <text:p>118</text:p>
          </table:table-cell>
          <table:table-cell table:formula="of:=VLOOKUP([.$A475];[MAF_walk_Polar_strap__Crunch.$A$2:.$E$1491];1;1)" office:value-type="string" office:string-value="2018-07-21T15:36:01Z" calcext:value-type="string">
            <text:p>2018-07-21T15:36:01Z</text:p>
          </table:table-cell>
          <table:table-cell table:formula="of:=VLOOKUP([.$A475];[MAF_walk_Polar_strap__Crunch.$A$2:.$E$14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36:10Z</text:p>
          </table:table-cell>
          <table:table-cell office:value-type="float" office:value="39.999783" calcext:value-type="float">
            <text:p>39.999783</text:p>
          </table:table-cell>
          <table:table-cell office:value-type="float" office:value="-79.586525" calcext:value-type="float">
            <text:p>-79.586525</text:p>
          </table:table-cell>
          <table:table-cell office:value-type="float" office:value="302.1" calcext:value-type="float">
            <text:p>302.1</text:p>
          </table:table-cell>
          <table:table-cell office:value-type="float" office:value="118" calcext:value-type="float">
            <text:p>118</text:p>
          </table:table-cell>
          <table:table-cell table:formula="of:=VLOOKUP([.$A476];[MAF_walk_Polar_strap__Crunch.$A$2:.$E$1491];1;1)" office:value-type="string" office:string-value="2018-07-21T15:36:09Z" calcext:value-type="string">
            <text:p>2018-07-21T15:36:09Z</text:p>
          </table:table-cell>
          <table:table-cell table:formula="of:=VLOOKUP([.$A476];[MAF_walk_Polar_strap__Crunch.$A$2:.$E$14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6:16Z</text:p>
          </table:table-cell>
          <table:table-cell office:value-type="float" office:value="39.99985" calcext:value-type="float">
            <text:p>39.99985</text:p>
          </table:table-cell>
          <table:table-cell office:value-type="float" office:value="-79.58651" calcext:value-type="float">
            <text:p>-79.58651</text:p>
          </table:table-cell>
          <table:table-cell office:value-type="float" office:value="301.8" calcext:value-type="float">
            <text:p>301.8</text:p>
          </table:table-cell>
          <table:table-cell office:value-type="float" office:value="118" calcext:value-type="float">
            <text:p>118</text:p>
          </table:table-cell>
          <table:table-cell table:formula="of:=VLOOKUP([.$A477];[MAF_walk_Polar_strap__Crunch.$A$2:.$E$1491];1;1)" office:value-type="string" office:string-value="2018-07-21T15:36:15Z" calcext:value-type="string">
            <text:p>2018-07-21T15:36:15Z</text:p>
          </table:table-cell>
          <table:table-cell table:formula="of:=VLOOKUP([.$A477];[MAF_walk_Polar_strap__Crunch.$A$2:.$E$14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36:21Z</text:p>
          </table:table-cell>
          <table:table-cell office:value-type="float" office:value="39.999916" calcext:value-type="float">
            <text:p>39.999916</text:p>
          </table:table-cell>
          <table:table-cell office:value-type="float" office:value="-79.5865" calcext:value-type="float">
            <text:p>-79.5865</text:p>
          </table:table-cell>
          <table:table-cell office:value-type="float" office:value="301.6" calcext:value-type="float">
            <text:p>301.6</text:p>
          </table:table-cell>
          <table:table-cell office:value-type="float" office:value="118" calcext:value-type="float">
            <text:p>118</text:p>
          </table:table-cell>
          <table:table-cell table:formula="of:=VLOOKUP([.$A478];[MAF_walk_Polar_strap__Crunch.$A$2:.$E$1491];1;1)" office:value-type="string" office:string-value="2018-07-21T15:36:20Z" calcext:value-type="string">
            <text:p>2018-07-21T15:36:20Z</text:p>
          </table:table-cell>
          <table:table-cell table:formula="of:=VLOOKUP([.$A478];[MAF_walk_Polar_strap__Crunch.$A$2:.$E$14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6:26Z</text:p>
          </table:table-cell>
          <table:table-cell office:value-type="float" office:value="39.999985" calcext:value-type="float">
            <text:p>39.999985</text:p>
          </table:table-cell>
          <table:table-cell office:value-type="float" office:value="-79.58648" calcext:value-type="float">
            <text:p>-79.58648</text:p>
          </table:table-cell>
          <table:table-cell office:value-type="float" office:value="301.5" calcext:value-type="float">
            <text:p>301.5</text:p>
          </table:table-cell>
          <table:table-cell office:value-type="float" office:value="118" calcext:value-type="float">
            <text:p>118</text:p>
          </table:table-cell>
          <table:table-cell table:formula="of:=VLOOKUP([.$A479];[MAF_walk_Polar_strap__Crunch.$A$2:.$E$1491];1;1)" office:value-type="string" office:string-value="2018-07-21T15:36:25Z" calcext:value-type="string">
            <text:p>2018-07-21T15:36:25Z</text:p>
          </table:table-cell>
          <table:table-cell table:formula="of:=VLOOKUP([.$A479];[MAF_walk_Polar_strap__Crunch.$A$2:.$E$14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6:31Z</text:p>
          </table:table-cell>
          <table:table-cell office:value-type="float" office:value="40.00007" calcext:value-type="float">
            <text:p>40.00007</text:p>
          </table:table-cell>
          <table:table-cell office:value-type="float" office:value="-79.58646" calcext:value-type="float">
            <text:p>-79.58646</text:p>
          </table:table-cell>
          <table:table-cell office:value-type="float" office:value="301.3" calcext:value-type="float">
            <text:p>301.3</text:p>
          </table:table-cell>
          <table:table-cell office:value-type="float" office:value="118" calcext:value-type="float">
            <text:p>118</text:p>
          </table:table-cell>
          <table:table-cell table:formula="of:=VLOOKUP([.$A480];[MAF_walk_Polar_strap__Crunch.$A$2:.$E$1491];1;1)" office:value-type="string" office:string-value="2018-07-21T15:36:30Z" calcext:value-type="string">
            <text:p>2018-07-21T15:36:30Z</text:p>
          </table:table-cell>
          <table:table-cell table:formula="of:=VLOOKUP([.$A480];[MAF_walk_Polar_strap__Crunch.$A$2:.$E$14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6:38Z</text:p>
          </table:table-cell>
          <table:table-cell office:value-type="float" office:value="40.0002" calcext:value-type="float">
            <text:p>40.0002</text:p>
          </table:table-cell>
          <table:table-cell office:value-type="float" office:value="-79.58642" calcext:value-type="float">
            <text:p>-79.58642</text:p>
          </table:table-cell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  <table:table-cell table:formula="of:=VLOOKUP([.$A481];[MAF_walk_Polar_strap__Crunch.$A$2:.$E$1491];1;1)" office:value-type="string" office:string-value="2018-07-21T15:36:37Z" calcext:value-type="string">
            <text:p>2018-07-21T15:36:37Z</text:p>
          </table:table-cell>
          <table:table-cell table:formula="of:=VLOOKUP([.$A481];[MAF_walk_Polar_strap__Crunch.$A$2:.$E$14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6:43Z</text:p>
          </table:table-cell>
          <table:table-cell office:value-type="float" office:value="40.00033" calcext:value-type="float">
            <text:p>40.00033</text:p>
          </table:table-cell>
          <table:table-cell office:value-type="float" office:value="-79.586395" calcext:value-type="float">
            <text:p>-79.586395</text:p>
          </table:table-cell>
          <table:table-cell office:value-type="float" office:value="301.1" calcext:value-type="float">
            <text:p>301.1</text:p>
          </table:table-cell>
          <table:table-cell office:value-type="float" office:value="118" calcext:value-type="float">
            <text:p>118</text:p>
          </table:table-cell>
          <table:table-cell table:formula="of:=VLOOKUP([.$A482];[MAF_walk_Polar_strap__Crunch.$A$2:.$E$1491];1;1)" office:value-type="string" office:string-value="2018-07-21T15:36:43Z" calcext:value-type="string">
            <text:p>2018-07-21T15:36:43Z</text:p>
          </table:table-cell>
          <table:table-cell table:formula="of:=VLOOKUP([.$A482];[MAF_walk_Polar_strap__Crunch.$A$2:.$E$14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6:48Z</text:p>
          </table:table-cell>
          <table:table-cell office:value-type="float" office:value="40.000446" calcext:value-type="float">
            <text:p>40.000446</text:p>
          </table:table-cell>
          <table:table-cell office:value-type="float" office:value="-79.586363" calcext:value-type="float">
            <text:p>-79.586363</text:p>
          </table:table-cell>
          <table:table-cell office:value-type="float" office:value="301" calcext:value-type="float">
            <text:p>301</text:p>
          </table:table-cell>
          <table:table-cell office:value-type="float" office:value="118" calcext:value-type="float">
            <text:p>118</text:p>
          </table:table-cell>
          <table:table-cell table:formula="of:=VLOOKUP([.$A483];[MAF_walk_Polar_strap__Crunch.$A$2:.$E$1491];1;1)" office:value-type="string" office:string-value="2018-07-21T15:36:47Z" calcext:value-type="string">
            <text:p>2018-07-21T15:36:47Z</text:p>
          </table:table-cell>
          <table:table-cell table:formula="of:=VLOOKUP([.$A483];[MAF_walk_Polar_strap__Crunch.$A$2:.$E$14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6:55Z</text:p>
          </table:table-cell>
          <table:table-cell office:value-type="float" office:value="40.000477" calcext:value-type="float">
            <text:p>40.000477</text:p>
          </table:table-cell>
          <table:table-cell office:value-type="float" office:value="-79.586357" calcext:value-type="float">
            <text:p>-79.586357</text:p>
          </table:table-cell>
          <table:table-cell office:value-type="float" office:value="300.9" calcext:value-type="float">
            <text:p>300.9</text:p>
          </table:table-cell>
          <table:table-cell office:value-type="float" office:value="117" calcext:value-type="float">
            <text:p>117</text:p>
          </table:table-cell>
          <table:table-cell table:formula="of:=VLOOKUP([.$A484];[MAF_walk_Polar_strap__Crunch.$A$2:.$E$1491];1;1)" office:value-type="string" office:string-value="2018-07-21T15:36:54Z" calcext:value-type="string">
            <text:p>2018-07-21T15:36:54Z</text:p>
          </table:table-cell>
          <table:table-cell table:formula="of:=VLOOKUP([.$A484];[MAF_walk_Polar_strap__Crunch.$A$2:.$E$14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36:55Z</text:p>
          </table:table-cell>
          <table:table-cell office:value-type="float" office:value="40.000507" calcext:value-type="float">
            <text:p>40.000507</text:p>
          </table:table-cell>
          <table:table-cell office:value-type="float" office:value="-79.58635" calcext:value-type="float">
            <text:p>-79.58635</text:p>
          </table:table-cell>
          <table:table-cell office:value-type="float" office:value="300.8" calcext:value-type="float">
            <text:p>300.8</text:p>
          </table:table-cell>
          <table:table-cell office:value-type="float" office:value="117" calcext:value-type="float">
            <text:p>117</text:p>
          </table:table-cell>
          <table:table-cell table:formula="of:=VLOOKUP([.$A485];[MAF_walk_Polar_strap__Crunch.$A$2:.$E$1491];1;1)" office:value-type="string" office:string-value="2018-07-21T15:36:54Z" calcext:value-type="string">
            <text:p>2018-07-21T15:36:54Z</text:p>
          </table:table-cell>
          <table:table-cell table:formula="of:=VLOOKUP([.$A485];[MAF_walk_Polar_strap__Crunch.$A$2:.$E$14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37:00Z</text:p>
          </table:table-cell>
          <table:table-cell office:value-type="float" office:value="40.00058" calcext:value-type="float">
            <text:p>40.00058</text:p>
          </table:table-cell>
          <table:table-cell office:value-type="float" office:value="-79.586334" calcext:value-type="float">
            <text:p>-79.586334</text:p>
          </table:table-cell>
          <table:table-cell office:value-type="float" office:value="300.6" calcext:value-type="float">
            <text:p>300.6</text:p>
          </table:table-cell>
          <table:table-cell office:value-type="float" office:value="117" calcext:value-type="float">
            <text:p>117</text:p>
          </table:table-cell>
          <table:table-cell table:formula="of:=VLOOKUP([.$A486];[MAF_walk_Polar_strap__Crunch.$A$2:.$E$1491];1;1)" office:value-type="string" office:string-value="2018-07-21T15:37:00Z" calcext:value-type="string">
            <text:p>2018-07-21T15:37:00Z</text:p>
          </table:table-cell>
          <table:table-cell table:formula="of:=VLOOKUP([.$A486];[MAF_walk_Polar_strap__Crunch.$A$2:.$E$14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7:05Z</text:p>
          </table:table-cell>
          <table:table-cell office:value-type="float" office:value="40.000637" calcext:value-type="float">
            <text:p>40.000637</text:p>
          </table:table-cell>
          <table:table-cell office:value-type="float" office:value="-79.58633" calcext:value-type="float">
            <text:p>-79.58633</text:p>
          </table:table-cell>
          <table:table-cell office:value-type="float" office:value="300.5" calcext:value-type="float">
            <text:p>300.5</text:p>
          </table:table-cell>
          <table:table-cell office:value-type="float" office:value="117" calcext:value-type="float">
            <text:p>117</text:p>
          </table:table-cell>
          <table:table-cell table:formula="of:=VLOOKUP([.$A487];[MAF_walk_Polar_strap__Crunch.$A$2:.$E$1491];1;1)" office:value-type="string" office:string-value="2018-07-21T15:37:03Z" calcext:value-type="string">
            <text:p>2018-07-21T15:37:03Z</text:p>
          </table:table-cell>
          <table:table-cell table:formula="of:=VLOOKUP([.$A487];[MAF_walk_Polar_strap__Crunch.$A$2:.$E$14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7:15Z</text:p>
          </table:table-cell>
          <table:table-cell office:value-type="float" office:value="40.000744" calcext:value-type="float">
            <text:p>40.000744</text:p>
          </table:table-cell>
          <table:table-cell office:value-type="float" office:value="-79.58631" calcext:value-type="float">
            <text:p>-79.58631</text:p>
          </table:table-cell>
          <table:table-cell office:value-type="float" office:value="300.4" calcext:value-type="float">
            <text:p>300.4</text:p>
          </table:table-cell>
          <table:table-cell office:value-type="float" office:value="117" calcext:value-type="float">
            <text:p>117</text:p>
          </table:table-cell>
          <table:table-cell table:formula="of:=VLOOKUP([.$A488];[MAF_walk_Polar_strap__Crunch.$A$2:.$E$1491];1;1)" office:value-type="string" office:string-value="2018-07-21T15:37:15Z" calcext:value-type="string">
            <text:p>2018-07-21T15:37:15Z</text:p>
          </table:table-cell>
          <table:table-cell table:formula="of:=VLOOKUP([.$A488];[MAF_walk_Polar_strap__Crunch.$A$2:.$E$14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7:23Z</text:p>
          </table:table-cell>
          <table:table-cell office:value-type="float" office:value="40.000916" calcext:value-type="float">
            <text:p>40.000916</text:p>
          </table:table-cell>
          <table:table-cell office:value-type="float" office:value="-79.58626" calcext:value-type="float">
            <text:p>-79.58626</text:p>
          </table:table-cell>
          <table:table-cell office:value-type="float" office:value="300.3" calcext:value-type="float">
            <text:p>300.3</text:p>
          </table:table-cell>
          <table:table-cell office:value-type="float" office:value="117" calcext:value-type="float">
            <text:p>117</text:p>
          </table:table-cell>
          <table:table-cell table:formula="of:=VLOOKUP([.$A489];[MAF_walk_Polar_strap__Crunch.$A$2:.$E$1491];1;1)" office:value-type="string" office:string-value="2018-07-21T15:37:23Z" calcext:value-type="string">
            <text:p>2018-07-21T15:37:23Z</text:p>
          </table:table-cell>
          <table:table-cell table:formula="of:=VLOOKUP([.$A489];[MAF_walk_Polar_strap__Crunch.$A$2:.$E$14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7:28Z</text:p>
          </table:table-cell>
          <table:table-cell office:value-type="float" office:value="40.001022" calcext:value-type="float">
            <text:p>40.001022</text:p>
          </table:table-cell>
          <table:table-cell office:value-type="float" office:value="-79.58623" calcext:value-type="float">
            <text:p>-79.58623</text:p>
          </table:table-cell>
          <table:table-cell office:value-type="float" office:value="300.3" calcext:value-type="float">
            <text:p>300.3</text:p>
          </table:table-cell>
          <table:table-cell office:value-type="float" office:value="117" calcext:value-type="float">
            <text:p>117</text:p>
          </table:table-cell>
          <table:table-cell table:formula="of:=VLOOKUP([.$A490];[MAF_walk_Polar_strap__Crunch.$A$2:.$E$1491];1;1)" office:value-type="string" office:string-value="2018-07-21T15:37:27Z" calcext:value-type="string">
            <text:p>2018-07-21T15:37:27Z</text:p>
          </table:table-cell>
          <table:table-cell table:formula="of:=VLOOKUP([.$A490];[MAF_walk_Polar_strap__Crunch.$A$2:.$E$149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37:33Z</text:p>
          </table:table-cell>
          <table:table-cell office:value-type="float" office:value="40.00115" calcext:value-type="float">
            <text:p>40.00115</text:p>
          </table:table-cell>
          <table:table-cell office:value-type="float" office:value="-79.58619" calcext:value-type="float">
            <text:p>-79.58619</text:p>
          </table:table-cell>
          <table:table-cell office:value-type="float" office:value="300.6" calcext:value-type="float">
            <text:p>300.6</text:p>
          </table:table-cell>
          <table:table-cell office:value-type="float" office:value="117" calcext:value-type="float">
            <text:p>117</text:p>
          </table:table-cell>
          <table:table-cell table:formula="of:=VLOOKUP([.$A491];[MAF_walk_Polar_strap__Crunch.$A$2:.$E$1491];1;1)" office:value-type="string" office:string-value="2018-07-21T15:37:33Z" calcext:value-type="string">
            <text:p>2018-07-21T15:37:33Z</text:p>
          </table:table-cell>
          <table:table-cell table:formula="of:=VLOOKUP([.$A491];[MAF_walk_Polar_strap__Crunch.$A$2:.$E$14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7:42Z</text:p>
          </table:table-cell>
          <table:table-cell office:value-type="float" office:value="40.001312" calcext:value-type="float">
            <text:p>40.001312</text:p>
          </table:table-cell>
          <table:table-cell office:value-type="float" office:value="-79.58614" calcext:value-type="float">
            <text:p>-79.58614</text:p>
          </table:table-cell>
          <table:table-cell office:value-type="float" office:value="300.3" calcext:value-type="float">
            <text:p>300.3</text:p>
          </table:table-cell>
          <table:table-cell office:value-type="float" office:value="117" calcext:value-type="float">
            <text:p>117</text:p>
          </table:table-cell>
          <table:table-cell table:formula="of:=VLOOKUP([.$A492];[MAF_walk_Polar_strap__Crunch.$A$2:.$E$1491];1;1)" office:value-type="string" office:string-value="2018-07-21T15:37:41Z" calcext:value-type="string">
            <text:p>2018-07-21T15:37:41Z</text:p>
          </table:table-cell>
          <table:table-cell table:formula="of:=VLOOKUP([.$A492];[MAF_walk_Polar_strap__Crunch.$A$2:.$E$14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7:47Z</text:p>
          </table:table-cell>
          <table:table-cell office:value-type="float" office:value="40.001415" calcext:value-type="float">
            <text:p>40.001415</text:p>
          </table:table-cell>
          <table:table-cell office:value-type="float" office:value="-79.586105" calcext:value-type="float">
            <text:p>-79.586105</text:p>
          </table:table-cell>
          <table:table-cell office:value-type="float" office:value="300.6" calcext:value-type="float">
            <text:p>300.6</text:p>
          </table:table-cell>
          <table:table-cell office:value-type="float" office:value="117" calcext:value-type="float">
            <text:p>117</text:p>
          </table:table-cell>
          <table:table-cell table:formula="of:=VLOOKUP([.$A493];[MAF_walk_Polar_strap__Crunch.$A$2:.$E$1491];1;1)" office:value-type="string" office:string-value="2018-07-21T15:37:47Z" calcext:value-type="string">
            <text:p>2018-07-21T15:37:47Z</text:p>
          </table:table-cell>
          <table:table-cell table:formula="of:=VLOOKUP([.$A493];[MAF_walk_Polar_strap__Crunch.$A$2:.$E$14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7:52Z</text:p>
          </table:table-cell>
          <table:table-cell office:value-type="float" office:value="40.00149" calcext:value-type="float">
            <text:p>40.00149</text:p>
          </table:table-cell>
          <table:table-cell office:value-type="float" office:value="-79.58609" calcext:value-type="float">
            <text:p>-79.58609</text:p>
          </table:table-cell>
          <table:table-cell office:value-type="float" office:value="300.5" calcext:value-type="float">
            <text:p>300.5</text:p>
          </table:table-cell>
          <table:table-cell office:value-type="float" office:value="117" calcext:value-type="float">
            <text:p>117</text:p>
          </table:table-cell>
          <table:table-cell table:formula="of:=VLOOKUP([.$A494];[MAF_walk_Polar_strap__Crunch.$A$2:.$E$1491];1;1)" office:value-type="string" office:string-value="2018-07-21T15:37:52Z" calcext:value-type="string">
            <text:p>2018-07-21T15:37:52Z</text:p>
          </table:table-cell>
          <table:table-cell table:formula="of:=VLOOKUP([.$A494];[MAF_walk_Polar_strap__Crunch.$A$2:.$E$14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37:55Z</text:p>
          </table:table-cell>
          <table:table-cell office:value-type="float" office:value="40.00149" calcext:value-type="float">
            <text:p>40.00149</text:p>
          </table:table-cell>
          <table:table-cell office:value-type="float" office:value="-79.58609" calcext:value-type="float">
            <text:p>-79.58609</text:p>
          </table:table-cell>
          <table:table-cell office:value-type="float" office:value="300.5" calcext:value-type="float">
            <text:p>300.5</text:p>
          </table:table-cell>
          <table:table-cell office:value-type="float" office:value="119" calcext:value-type="float">
            <text:p>119</text:p>
          </table:table-cell>
          <table:table-cell table:formula="of:=VLOOKUP([.$A495];[MAF_walk_Polar_strap__Crunch.$A$2:.$E$1491];1;1)" office:value-type="string" office:string-value="2018-07-21T15:37:55Z" calcext:value-type="string">
            <text:p>2018-07-21T15:37:55Z</text:p>
          </table:table-cell>
          <table:table-cell table:formula="of:=VLOOKUP([.$A495];[MAF_walk_Polar_strap__Crunch.$A$2:.$E$14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37:57Z</text:p>
          </table:table-cell>
          <table:table-cell office:value-type="float" office:value="40.00156" calcext:value-type="float">
            <text:p>40.00156</text:p>
          </table:table-cell>
          <table:table-cell office:value-type="float" office:value="-79.58608" calcext:value-type="float">
            <text:p>-79.58608</text:p>
          </table:table-cell>
          <table:table-cell office:value-type="float" office:value="300.4" calcext:value-type="float">
            <text:p>300.4</text:p>
          </table:table-cell>
          <table:table-cell office:value-type="float" office:value="119" calcext:value-type="float">
            <text:p>119</text:p>
          </table:table-cell>
          <table:table-cell table:formula="of:=VLOOKUP([.$A496];[MAF_walk_Polar_strap__Crunch.$A$2:.$E$1491];1;1)" office:value-type="string" office:string-value="2018-07-21T15:37:57Z" calcext:value-type="string">
            <text:p>2018-07-21T15:37:57Z</text:p>
          </table:table-cell>
          <table:table-cell table:formula="of:=VLOOKUP([.$A496];[MAF_walk_Polar_strap__Crunch.$A$2:.$E$14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8:06Z</text:p>
          </table:table-cell>
          <table:table-cell office:value-type="float" office:value="40.00173" calcext:value-type="float">
            <text:p>40.00173</text:p>
          </table:table-cell>
          <table:table-cell office:value-type="float" office:value="-79.58603" calcext:value-type="float">
            <text:p>-79.58603</text:p>
          </table:table-cell>
          <table:table-cell office:value-type="float" office:value="300.4" calcext:value-type="float">
            <text:p>300.4</text:p>
          </table:table-cell>
          <table:table-cell office:value-type="float" office:value="119" calcext:value-type="float">
            <text:p>119</text:p>
          </table:table-cell>
          <table:table-cell table:formula="of:=VLOOKUP([.$A497];[MAF_walk_Polar_strap__Crunch.$A$2:.$E$1491];1;1)" office:value-type="string" office:string-value="2018-07-21T15:38:05Z" calcext:value-type="string">
            <text:p>2018-07-21T15:38:05Z</text:p>
          </table:table-cell>
          <table:table-cell table:formula="of:=VLOOKUP([.$A497];[MAF_walk_Polar_strap__Crunch.$A$2:.$E$14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8:11Z</text:p>
          </table:table-cell>
          <table:table-cell office:value-type="float" office:value="40.001854" calcext:value-type="float">
            <text:p>40.001854</text:p>
          </table:table-cell>
          <table:table-cell office:value-type="float" office:value="-79.58605" calcext:value-type="float">
            <text:p>-79.58605</text:p>
          </table:table-cell>
          <table:table-cell office:value-type="float" office:value="300" calcext:value-type="float">
            <text:p>300</text:p>
          </table:table-cell>
          <table:table-cell office:value-type="float" office:value="119" calcext:value-type="float">
            <text:p>119</text:p>
          </table:table-cell>
          <table:table-cell table:formula="of:=VLOOKUP([.$A498];[MAF_walk_Polar_strap__Crunch.$A$2:.$E$1491];1;1)" office:value-type="string" office:string-value="2018-07-21T15:38:11Z" calcext:value-type="string">
            <text:p>2018-07-21T15:38:11Z</text:p>
          </table:table-cell>
          <table:table-cell table:formula="of:=VLOOKUP([.$A498];[MAF_walk_Polar_strap__Crunch.$A$2:.$E$14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38:16Z</text:p>
          </table:table-cell>
          <table:table-cell office:value-type="float" office:value="40.00186" calcext:value-type="float">
            <text:p>40.00186</text:p>
          </table:table-cell>
          <table:table-cell office:value-type="float" office:value="-79.586205" calcext:value-type="float">
            <text:p>-79.586205</text:p>
          </table:table-cell>
          <table:table-cell office:value-type="float" office:value="299.7" calcext:value-type="float">
            <text:p>299.7</text:p>
          </table:table-cell>
          <table:table-cell office:value-type="float" office:value="119" calcext:value-type="float">
            <text:p>119</text:p>
          </table:table-cell>
          <table:table-cell table:formula="of:=VLOOKUP([.$A499];[MAF_walk_Polar_strap__Crunch.$A$2:.$E$1491];1;1)" office:value-type="string" office:string-value="2018-07-21T15:38:15Z" calcext:value-type="string">
            <text:p>2018-07-21T15:38:15Z</text:p>
          </table:table-cell>
          <table:table-cell table:formula="of:=VLOOKUP([.$A499];[MAF_walk_Polar_strap__Crunch.$A$2:.$E$14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38:21Z</text:p>
          </table:table-cell>
          <table:table-cell office:value-type="float" office:value="40.001854" calcext:value-type="float">
            <text:p>40.001854</text:p>
          </table:table-cell>
          <table:table-cell office:value-type="float" office:value="-79.58631" calcext:value-type="float">
            <text:p>-79.58631</text:p>
          </table:table-cell>
          <table:table-cell office:value-type="float" office:value="299.5" calcext:value-type="float">
            <text:p>299.5</text:p>
          </table:table-cell>
          <table:table-cell office:value-type="float" office:value="119" calcext:value-type="float">
            <text:p>119</text:p>
          </table:table-cell>
          <table:table-cell table:formula="of:=VLOOKUP([.$A500];[MAF_walk_Polar_strap__Crunch.$A$2:.$E$1491];1;1)" office:value-type="string" office:string-value="2018-07-21T15:38:21Z" calcext:value-type="string">
            <text:p>2018-07-21T15:38:21Z</text:p>
          </table:table-cell>
          <table:table-cell table:formula="of:=VLOOKUP([.$A500];[MAF_walk_Polar_strap__Crunch.$A$2:.$E$14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8:26Z</text:p>
          </table:table-cell>
          <table:table-cell office:value-type="float" office:value="40.00185" calcext:value-type="float">
            <text:p>40.00185</text:p>
          </table:table-cell>
          <table:table-cell office:value-type="float" office:value="-79.58639" calcext:value-type="float">
            <text:p>-79.58639</text:p>
          </table:table-cell>
          <table:table-cell office:value-type="float" office:value="299.4" calcext:value-type="float">
            <text:p>299.4</text:p>
          </table:table-cell>
          <table:table-cell office:value-type="float" office:value="119" calcext:value-type="float">
            <text:p>119</text:p>
          </table:table-cell>
          <table:table-cell table:formula="of:=VLOOKUP([.$A501];[MAF_walk_Polar_strap__Crunch.$A$2:.$E$1491];1;1)" office:value-type="string" office:string-value="2018-07-21T15:38:24Z" calcext:value-type="string">
            <text:p>2018-07-21T15:38:24Z</text:p>
          </table:table-cell>
          <table:table-cell table:formula="of:=VLOOKUP([.$A501];[MAF_walk_Polar_strap__Crunch.$A$2:.$E$14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38:34Z</text:p>
          </table:table-cell>
          <table:table-cell office:value-type="float" office:value="40.00184" calcext:value-type="float">
            <text:p>40.00184</text:p>
          </table:table-cell>
          <table:table-cell office:value-type="float" office:value="-79.58659" calcext:value-type="float">
            <text:p>-79.58659</text:p>
          </table:table-cell>
          <table:table-cell office:value-type="float" office:value="298.9" calcext:value-type="float">
            <text:p>298.9</text:p>
          </table:table-cell>
          <table:table-cell office:value-type="float" office:value="119" calcext:value-type="float">
            <text:p>119</text:p>
          </table:table-cell>
          <table:table-cell table:formula="of:=VLOOKUP([.$A502];[MAF_walk_Polar_strap__Crunch.$A$2:.$E$1491];1;1)" office:value-type="string" office:string-value="2018-07-21T15:38:34Z" calcext:value-type="string">
            <text:p>2018-07-21T15:38:34Z</text:p>
          </table:table-cell>
          <table:table-cell table:formula="of:=VLOOKUP([.$A502];[MAF_walk_Polar_strap__Crunch.$A$2:.$E$14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8:39Z</text:p>
          </table:table-cell>
          <table:table-cell office:value-type="float" office:value="40.001854" calcext:value-type="float">
            <text:p>40.001854</text:p>
          </table:table-cell>
          <table:table-cell office:value-type="float" office:value="-79.58676" calcext:value-type="float">
            <text:p>-79.58676</text:p>
          </table:table-cell>
          <table:table-cell office:value-type="float" office:value="298.5" calcext:value-type="float">
            <text:p>298.5</text:p>
          </table:table-cell>
          <table:table-cell office:value-type="float" office:value="119" calcext:value-type="float">
            <text:p>119</text:p>
          </table:table-cell>
          <table:table-cell table:formula="of:=VLOOKUP([.$A503];[MAF_walk_Polar_strap__Crunch.$A$2:.$E$1491];1;1)" office:value-type="string" office:string-value="2018-07-21T15:38:39Z" calcext:value-type="string">
            <text:p>2018-07-21T15:38:39Z</text:p>
          </table:table-cell>
          <table:table-cell table:formula="of:=VLOOKUP([.$A503];[MAF_walk_Polar_strap__Crunch.$A$2:.$E$14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8:44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691" calcext:value-type="float">
            <text:p>-79.58691</text:p>
          </table:table-cell>
          <table:table-cell office:value-type="float" office:value="298.3" calcext:value-type="float">
            <text:p>298.3</text:p>
          </table:table-cell>
          <table:table-cell office:value-type="float" office:value="119" calcext:value-type="float">
            <text:p>119</text:p>
          </table:table-cell>
          <table:table-cell table:formula="of:=VLOOKUP([.$A504];[MAF_walk_Polar_strap__Crunch.$A$2:.$E$1491];1;1)" office:value-type="string" office:string-value="2018-07-21T15:38:43Z" calcext:value-type="string">
            <text:p>2018-07-21T15:38:43Z</text:p>
          </table:table-cell>
          <table:table-cell table:formula="of:=VLOOKUP([.$A504];[MAF_walk_Polar_strap__Crunch.$A$2:.$E$14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38:49Z</text:p>
          </table:table-cell>
          <table:table-cell office:value-type="float" office:value="40.001755" calcext:value-type="float">
            <text:p>40.001755</text:p>
          </table:table-cell>
          <table:table-cell office:value-type="float" office:value="-79.586945" calcext:value-type="float">
            <text:p>-79.586945</text:p>
          </table:table-cell>
          <table:table-cell office:value-type="float" office:value="298.5" calcext:value-type="float">
            <text:p>298.5</text:p>
          </table:table-cell>
          <table:table-cell office:value-type="float" office:value="119" calcext:value-type="float">
            <text:p>119</text:p>
          </table:table-cell>
          <table:table-cell table:formula="of:=VLOOKUP([.$A505];[MAF_walk_Polar_strap__Crunch.$A$2:.$E$1491];1;1)" office:value-type="string" office:string-value="2018-07-21T15:38:48Z" calcext:value-type="string">
            <text:p>2018-07-21T15:38:48Z</text:p>
          </table:table-cell>
          <table:table-cell table:formula="of:=VLOOKUP([.$A505];[MAF_walk_Polar_strap__Crunch.$A$2:.$E$1491];5;1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8-07-21T15:38:55Z</text:p>
          </table:table-cell>
          <table:table-cell office:value-type="float" office:value="40.001667" calcext:value-type="float">
            <text:p>40.001667</text:p>
          </table:table-cell>
          <table:table-cell office:value-type="float" office:value="-79.586975" calcext:value-type="float">
            <text:p>-79.586975</text:p>
          </table:table-cell>
          <table:table-cell office:value-type="float" office:value="298.4" calcext:value-type="float">
            <text:p>298.4</text:p>
          </table:table-cell>
          <table:table-cell office:value-type="float" office:value="119" calcext:value-type="float">
            <text:p>119</text:p>
          </table:table-cell>
          <table:table-cell table:formula="of:=VLOOKUP([.$A506];[MAF_walk_Polar_strap__Crunch.$A$2:.$E$1491];1;1)" office:value-type="string" office:string-value="2018-07-21T15:38:54Z" calcext:value-type="string">
            <text:p>2018-07-21T15:38:54Z</text:p>
          </table:table-cell>
          <table:table-cell table:formula="of:=VLOOKUP([.$A506];[MAF_walk_Polar_strap__Crunch.$A$2:.$E$14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38:56Z</text:p>
          </table:table-cell>
          <table:table-cell office:value-type="float" office:value="40.001667" calcext:value-type="float">
            <text:p>40.001667</text:p>
          </table:table-cell>
          <table:table-cell office:value-type="float" office:value="-79.586975" calcext:value-type="float">
            <text:p>-79.586975</text:p>
          </table:table-cell>
          <table:table-cell office:value-type="float" office:value="298.4" calcext:value-type="float">
            <text:p>298.4</text:p>
          </table:table-cell>
          <table:table-cell office:value-type="float" office:value="121" calcext:value-type="float">
            <text:p>121</text:p>
          </table:table-cell>
          <table:table-cell table:formula="of:=VLOOKUP([.$A507];[MAF_walk_Polar_strap__Crunch.$A$2:.$E$1491];1;1)" office:value-type="string" office:string-value="2018-07-21T15:38:56Z" calcext:value-type="string">
            <text:p>2018-07-21T15:38:56Z</text:p>
          </table:table-cell>
          <table:table-cell table:formula="of:=VLOOKUP([.$A507];[MAF_walk_Polar_strap__Crunch.$A$2:.$E$14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39:00Z</text:p>
          </table:table-cell>
          <table:table-cell office:value-type="float" office:value="40.00158" calcext:value-type="float">
            <text:p>40.00158</text:p>
          </table:table-cell>
          <table:table-cell office:value-type="float" office:value="-79.58701" calcext:value-type="float">
            <text:p>-79.58701</text:p>
          </table:table-cell>
          <table:table-cell office:value-type="float" office:value="298.2" calcext:value-type="float">
            <text:p>298.2</text:p>
          </table:table-cell>
          <table:table-cell office:value-type="float" office:value="121" calcext:value-type="float">
            <text:p>121</text:p>
          </table:table-cell>
          <table:table-cell table:formula="of:=VLOOKUP([.$A508];[MAF_walk_Polar_strap__Crunch.$A$2:.$E$1491];1;1)" office:value-type="string" office:string-value="2018-07-21T15:39:00Z" calcext:value-type="string">
            <text:p>2018-07-21T15:39:00Z</text:p>
          </table:table-cell>
          <table:table-cell table:formula="of:=VLOOKUP([.$A508];[MAF_walk_Polar_strap__Crunch.$A$2:.$E$1491];5;1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1T15:39:05Z</text:p>
          </table:table-cell>
          <table:table-cell office:value-type="float" office:value="40.001503" calcext:value-type="float">
            <text:p>40.001503</text:p>
          </table:table-cell>
          <table:table-cell office:value-type="float" office:value="-79.58706" calcext:value-type="float">
            <text:p>-79.58706</text:p>
          </table:table-cell>
          <table:table-cell office:value-type="float" office:value="297.9" calcext:value-type="float">
            <text:p>297.9</text:p>
          </table:table-cell>
          <table:table-cell office:value-type="float" office:value="121" calcext:value-type="float">
            <text:p>121</text:p>
          </table:table-cell>
          <table:table-cell table:formula="of:=VLOOKUP([.$A509];[MAF_walk_Polar_strap__Crunch.$A$2:.$E$1491];1;1)" office:value-type="string" office:string-value="2018-07-21T15:39:04Z" calcext:value-type="string">
            <text:p>2018-07-21T15:39:04Z</text:p>
          </table:table-cell>
          <table:table-cell table:formula="of:=VLOOKUP([.$A509];[MAF_walk_Polar_strap__Crunch.$A$2:.$E$14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39:10Z</text:p>
          </table:table-cell>
          <table:table-cell office:value-type="float" office:value="40.001446" calcext:value-type="float">
            <text:p>40.001446</text:p>
          </table:table-cell>
          <table:table-cell office:value-type="float" office:value="-79.58711" calcext:value-type="float">
            <text:p>-79.58711</text:p>
          </table:table-cell>
          <table:table-cell office:value-type="float" office:value="298" calcext:value-type="float">
            <text:p>298</text:p>
          </table:table-cell>
          <table:table-cell office:value-type="float" office:value="121" calcext:value-type="float">
            <text:p>121</text:p>
          </table:table-cell>
          <table:table-cell table:formula="of:=VLOOKUP([.$A510];[MAF_walk_Polar_strap__Crunch.$A$2:.$E$1491];1;1)" office:value-type="string" office:string-value="2018-07-21T15:39:08Z" calcext:value-type="string">
            <text:p>2018-07-21T15:39:08Z</text:p>
          </table:table-cell>
          <table:table-cell table:formula="of:=VLOOKUP([.$A510];[MAF_walk_Polar_strap__Crunch.$A$2:.$E$14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39:15Z</text:p>
          </table:table-cell>
          <table:table-cell office:value-type="float" office:value="40.00139" calcext:value-type="float">
            <text:p>40.00139</text:p>
          </table:table-cell>
          <table:table-cell office:value-type="float" office:value="-79.587135" calcext:value-type="float">
            <text:p>-79.587135</text:p>
          </table:table-cell>
          <table:table-cell office:value-type="float" office:value="298.1" calcext:value-type="float">
            <text:p>298.1</text:p>
          </table:table-cell>
          <table:table-cell office:value-type="float" office:value="121" calcext:value-type="float">
            <text:p>121</text:p>
          </table:table-cell>
          <table:table-cell table:formula="of:=VLOOKUP([.$A511];[MAF_walk_Polar_strap__Crunch.$A$2:.$E$1491];1;1)" office:value-type="string" office:string-value="2018-07-21T15:39:14Z" calcext:value-type="string">
            <text:p>2018-07-21T15:39:14Z</text:p>
          </table:table-cell>
          <table:table-cell table:formula="of:=VLOOKUP([.$A511];[MAF_walk_Polar_strap__Crunch.$A$2:.$E$14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39:21Z</text:p>
          </table:table-cell>
          <table:table-cell office:value-type="float" office:value="40.001324" calcext:value-type="float">
            <text:p>40.001324</text:p>
          </table:table-cell>
          <table:table-cell office:value-type="float" office:value="-79.58715" calcext:value-type="float">
            <text:p>-79.58715</text:p>
          </table:table-cell>
          <table:table-cell office:value-type="float" office:value="298.3" calcext:value-type="float">
            <text:p>298.3</text:p>
          </table:table-cell>
          <table:table-cell office:value-type="float" office:value="121" calcext:value-type="float">
            <text:p>121</text:p>
          </table:table-cell>
          <table:table-cell table:formula="of:=VLOOKUP([.$A512];[MAF_walk_Polar_strap__Crunch.$A$2:.$E$1491];1;1)" office:value-type="string" office:string-value="2018-07-21T15:39:21Z" calcext:value-type="string">
            <text:p>2018-07-21T15:39:21Z</text:p>
          </table:table-cell>
          <table:table-cell table:formula="of:=VLOOKUP([.$A512];[MAF_walk_Polar_strap__Crunch.$A$2:.$E$14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26Z</text:p>
          </table:table-cell>
          <table:table-cell office:value-type="float" office:value="40.001263" calcext:value-type="float">
            <text:p>40.001263</text:p>
          </table:table-cell>
          <table:table-cell office:value-type="float" office:value="-79.587166" calcext:value-type="float">
            <text:p>-79.587166</text:p>
          </table:table-cell>
          <table:table-cell office:value-type="float" office:value="298.4" calcext:value-type="float">
            <text:p>298.4</text:p>
          </table:table-cell>
          <table:table-cell office:value-type="float" office:value="121" calcext:value-type="float">
            <text:p>121</text:p>
          </table:table-cell>
          <table:table-cell table:formula="of:=VLOOKUP([.$A513];[MAF_walk_Polar_strap__Crunch.$A$2:.$E$1491];1;1)" office:value-type="string" office:string-value="2018-07-21T15:39:26Z" calcext:value-type="string">
            <text:p>2018-07-21T15:39:26Z</text:p>
          </table:table-cell>
          <table:table-cell table:formula="of:=VLOOKUP([.$A513];[MAF_walk_Polar_strap__Crunch.$A$2:.$E$1491];5;1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1T15:39:36Z</text:p>
          </table:table-cell>
          <table:table-cell office:value-type="float" office:value="40.00112" calcext:value-type="float">
            <text:p>40.00112</text:p>
          </table:table-cell>
          <table:table-cell office:value-type="float" office:value="-79.587234" calcext:value-type="float">
            <text:p>-79.587234</text:p>
          </table:table-cell>
          <table:table-cell office:value-type="float" office:value="298.7" calcext:value-type="float">
            <text:p>298.7</text:p>
          </table:table-cell>
          <table:table-cell office:value-type="float" office:value="121" calcext:value-type="float">
            <text:p>121</text:p>
          </table:table-cell>
          <table:table-cell table:formula="of:=VLOOKUP([.$A514];[MAF_walk_Polar_strap__Crunch.$A$2:.$E$1491];1;1)" office:value-type="string" office:string-value="2018-07-21T15:39:35Z" calcext:value-type="string">
            <text:p>2018-07-21T15:39:35Z</text:p>
          </table:table-cell>
          <table:table-cell table:formula="of:=VLOOKUP([.$A514];[MAF_walk_Polar_strap__Crunch.$A$2:.$E$14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41Z</text:p>
          </table:table-cell>
          <table:table-cell office:value-type="float" office:value="40.00104" calcext:value-type="float">
            <text:p>40.00104</text:p>
          </table:table-cell>
          <table:table-cell office:value-type="float" office:value="-79.58726" calcext:value-type="float">
            <text:p>-79.58726</text:p>
          </table:table-cell>
          <table:table-cell office:value-type="float" office:value="298.8" calcext:value-type="float">
            <text:p>298.8</text:p>
          </table:table-cell>
          <table:table-cell office:value-type="float" office:value="121" calcext:value-type="float">
            <text:p>121</text:p>
          </table:table-cell>
          <table:table-cell table:formula="of:=VLOOKUP([.$A515];[MAF_walk_Polar_strap__Crunch.$A$2:.$E$1491];1;1)" office:value-type="string" office:string-value="2018-07-21T15:39:41Z" calcext:value-type="string">
            <text:p>2018-07-21T15:39:41Z</text:p>
          </table:table-cell>
          <table:table-cell table:formula="of:=VLOOKUP([.$A515];[MAF_walk_Polar_strap__Crunch.$A$2:.$E$14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39:46Z</text:p>
          </table:table-cell>
          <table:table-cell office:value-type="float" office:value="40.000935" calcext:value-type="float">
            <text:p>40.000935</text:p>
          </table:table-cell>
          <table:table-cell office:value-type="float" office:value="-79.587265" calcext:value-type="float">
            <text:p>-79.587265</text:p>
          </table:table-cell>
          <table:table-cell office:value-type="float" office:value="299" calcext:value-type="float">
            <text:p>299</text:p>
          </table:table-cell>
          <table:table-cell office:value-type="float" office:value="121" calcext:value-type="float">
            <text:p>121</text:p>
          </table:table-cell>
          <table:table-cell table:formula="of:=VLOOKUP([.$A516];[MAF_walk_Polar_strap__Crunch.$A$2:.$E$1491];1;1)" office:value-type="string" office:string-value="2018-07-21T15:39:45Z" calcext:value-type="string">
            <text:p>2018-07-21T15:39:45Z</text:p>
          </table:table-cell>
          <table:table-cell table:formula="of:=VLOOKUP([.$A516];[MAF_walk_Polar_strap__Crunch.$A$2:.$E$1491];5;1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1T15:39:51Z</text:p>
          </table:table-cell>
          <table:table-cell office:value-type="float" office:value="40.000824" calcext:value-type="float">
            <text:p>40.000824</text:p>
          </table:table-cell>
          <table:table-cell office:value-type="float" office:value="-79.58728" calcext:value-type="float">
            <text:p>-79.58728</text:p>
          </table:table-cell>
          <table:table-cell office:value-type="float" office:value="299.3" calcext:value-type="float">
            <text:p>299.3</text:p>
          </table:table-cell>
          <table:table-cell office:value-type="float" office:value="121" calcext:value-type="float">
            <text:p>121</text:p>
          </table:table-cell>
          <table:table-cell table:formula="of:=VLOOKUP([.$A517];[MAF_walk_Polar_strap__Crunch.$A$2:.$E$1491];1;1)" office:value-type="string" office:string-value="2018-07-21T15:39:51Z" calcext:value-type="string">
            <text:p>2018-07-21T15:39:51Z</text:p>
          </table:table-cell>
          <table:table-cell table:formula="of:=VLOOKUP([.$A517];[MAF_walk_Polar_strap__Crunch.$A$2:.$E$14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54Z</text:p>
          </table:table-cell>
          <table:table-cell office:value-type="float" office:value="40.000824" calcext:value-type="float">
            <text:p>40.000824</text:p>
          </table:table-cell>
          <table:table-cell office:value-type="float" office:value="-79.58728" calcext:value-type="float">
            <text:p>-79.58728</text:p>
          </table:table-cell>
          <table:table-cell office:value-type="float" office:value="299.3" calcext:value-type="float">
            <text:p>299.3</text:p>
          </table:table-cell>
          <table:table-cell office:value-type="float" office:value="121" calcext:value-type="float">
            <text:p>121</text:p>
          </table:table-cell>
          <table:table-cell table:formula="of:=VLOOKUP([.$A518];[MAF_walk_Polar_strap__Crunch.$A$2:.$E$1491];1;1)" office:value-type="string" office:string-value="2018-07-21T15:39:53Z" calcext:value-type="string">
            <text:p>2018-07-21T15:39:53Z</text:p>
          </table:table-cell>
          <table:table-cell table:formula="of:=VLOOKUP([.$A518];[MAF_walk_Polar_strap__Crunch.$A$2:.$E$14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56Z</text:p>
          </table:table-cell>
          <table:table-cell office:value-type="float" office:value="40.000824" calcext:value-type="float">
            <text:p>40.000824</text:p>
          </table:table-cell>
          <table:table-cell office:value-type="float" office:value="-79.58728" calcext:value-type="float">
            <text:p>-79.58728</text:p>
          </table:table-cell>
          <table:table-cell office:value-type="float" office:value="299.3" calcext:value-type="float">
            <text:p>299.3</text:p>
          </table:table-cell>
          <table:table-cell office:value-type="float" office:value="109" calcext:value-type="float">
            <text:p>109</text:p>
          </table:table-cell>
          <table:table-cell table:formula="of:=VLOOKUP([.$A519];[MAF_walk_Polar_strap__Crunch.$A$2:.$E$1491];1;1)" office:value-type="string" office:string-value="2018-07-21T15:39:55Z" calcext:value-type="string">
            <text:p>2018-07-21T15:39:55Z</text:p>
          </table:table-cell>
          <table:table-cell table:formula="of:=VLOOKUP([.$A519];[MAF_walk_Polar_strap__Crunch.$A$2:.$E$14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39:59Z</text:p>
          </table:table-cell>
          <table:table-cell office:value-type="float" office:value="40.000656" calcext:value-type="float">
            <text:p>40.000656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299.5" calcext:value-type="float">
            <text:p>299.5</text:p>
          </table:table-cell>
          <table:table-cell office:value-type="float" office:value="109" calcext:value-type="float">
            <text:p>109</text:p>
          </table:table-cell>
          <table:table-cell table:formula="of:=VLOOKUP([.$A520];[MAF_walk_Polar_strap__Crunch.$A$2:.$E$1491];1;1)" office:value-type="string" office:string-value="2018-07-21T15:39:59Z" calcext:value-type="string">
            <text:p>2018-07-21T15:39:59Z</text:p>
          </table:table-cell>
          <table:table-cell table:formula="of:=VLOOKUP([.$A520];[MAF_walk_Polar_strap__Crunch.$A$2:.$E$149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40:04Z</text:p>
          </table:table-cell>
          <table:table-cell office:value-type="float" office:value="40.00055" calcext:value-type="float">
            <text:p>40.00055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299.7" calcext:value-type="float">
            <text:p>299.7</text:p>
          </table:table-cell>
          <table:table-cell office:value-type="float" office:value="109" calcext:value-type="float">
            <text:p>109</text:p>
          </table:table-cell>
          <table:table-cell table:formula="of:=VLOOKUP([.$A521];[MAF_walk_Polar_strap__Crunch.$A$2:.$E$1491];1;1)" office:value-type="string" office:string-value="2018-07-21T15:40:03Z" calcext:value-type="string">
            <text:p>2018-07-21T15:40:03Z</text:p>
          </table:table-cell>
          <table:table-cell table:formula="of:=VLOOKUP([.$A521];[MAF_walk_Polar_strap__Crunch.$A$2:.$E$1491];5;1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1T15:40:09Z</text:p>
          </table:table-cell>
          <table:table-cell office:value-type="float" office:value="40.00045" calcext:value-type="float">
            <text:p>40.00045</text:p>
          </table:table-cell>
          <table:table-cell office:value-type="float" office:value="-79.587364" calcext:value-type="float">
            <text:p>-79.587364</text:p>
          </table:table-cell>
          <table:table-cell office:value-type="float" office:value="299.8" calcext:value-type="float">
            <text:p>299.8</text:p>
          </table:table-cell>
          <table:table-cell office:value-type="float" office:value="109" calcext:value-type="float">
            <text:p>109</text:p>
          </table:table-cell>
          <table:table-cell table:formula="of:=VLOOKUP([.$A522];[MAF_walk_Polar_strap__Crunch.$A$2:.$E$1491];1;1)" office:value-type="string" office:string-value="2018-07-21T15:40:09Z" calcext:value-type="string">
            <text:p>2018-07-21T15:40:09Z</text:p>
          </table:table-cell>
          <table:table-cell table:formula="of:=VLOOKUP([.$A522];[MAF_walk_Polar_strap__Crunch.$A$2:.$E$14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0:14Z</text:p>
          </table:table-cell>
          <table:table-cell office:value-type="float" office:value="40.000298" calcext:value-type="float">
            <text:p>40.000298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300" calcext:value-type="float">
            <text:p>300</text:p>
          </table:table-cell>
          <table:table-cell office:value-type="float" office:value="109" calcext:value-type="float">
            <text:p>109</text:p>
          </table:table-cell>
          <table:table-cell table:formula="of:=VLOOKUP([.$A523];[MAF_walk_Polar_strap__Crunch.$A$2:.$E$1491];1;1)" office:value-type="string" office:string-value="2018-07-21T15:40:14Z" calcext:value-type="string">
            <text:p>2018-07-21T15:40:14Z</text:p>
          </table:table-cell>
          <table:table-cell table:formula="of:=VLOOKUP([.$A523];[MAF_walk_Polar_strap__Crunch.$A$2:.$E$14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1T15:40:19Z</text:p>
          </table:table-cell>
          <table:table-cell office:value-type="float" office:value="40.000164" calcext:value-type="float">
            <text:p>40.000164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300.3" calcext:value-type="float">
            <text:p>300.3</text:p>
          </table:table-cell>
          <table:table-cell office:value-type="float" office:value="109" calcext:value-type="float">
            <text:p>109</text:p>
          </table:table-cell>
          <table:table-cell table:formula="of:=VLOOKUP([.$A524];[MAF_walk_Polar_strap__Crunch.$A$2:.$E$1491];1;1)" office:value-type="string" office:string-value="2018-07-21T15:40:18Z" calcext:value-type="string">
            <text:p>2018-07-21T15:40:18Z</text:p>
          </table:table-cell>
          <table:table-cell table:formula="of:=VLOOKUP([.$A524];[MAF_walk_Polar_strap__Crunch.$A$2:.$E$1491];5;1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1T15:40:28Z</text:p>
          </table:table-cell>
          <table:table-cell office:value-type="float" office:value="40.00004" calcext:value-type="float">
            <text:p>40.00004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300.5" calcext:value-type="float">
            <text:p>300.5</text:p>
          </table:table-cell>
          <table:table-cell office:value-type="float" office:value="109" calcext:value-type="float">
            <text:p>109</text:p>
          </table:table-cell>
          <table:table-cell table:formula="of:=VLOOKUP([.$A525];[MAF_walk_Polar_strap__Crunch.$A$2:.$E$1491];1;1)" office:value-type="string" office:string-value="2018-07-21T15:40:27Z" calcext:value-type="string">
            <text:p>2018-07-21T15:40:27Z</text:p>
          </table:table-cell>
          <table:table-cell table:formula="of:=VLOOKUP([.$A525];[MAF_walk_Polar_strap__Crunch.$A$2:.$E$1491];5;1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8-07-21T15:40:33Z</text:p>
          </table:table-cell>
          <table:table-cell office:value-type="float" office:value="39.999966" calcext:value-type="float">
            <text:p>39.999966</text:p>
          </table:table-cell>
          <table:table-cell office:value-type="float" office:value="-79.58731" calcext:value-type="float">
            <text:p>-79.58731</text:p>
          </table:table-cell>
          <table:table-cell office:value-type="float" office:value="300.8" calcext:value-type="float">
            <text:p>300.8</text:p>
          </table:table-cell>
          <table:table-cell office:value-type="float" office:value="109" calcext:value-type="float">
            <text:p>109</text:p>
          </table:table-cell>
          <table:table-cell table:formula="of:=VLOOKUP([.$A526];[MAF_walk_Polar_strap__Crunch.$A$2:.$E$1491];1;1)" office:value-type="string" office:string-value="2018-07-21T15:40:32Z" calcext:value-type="string">
            <text:p>2018-07-21T15:40:32Z</text:p>
          </table:table-cell>
          <table:table-cell table:formula="of:=VLOOKUP([.$A526];[MAF_walk_Polar_strap__Crunch.$A$2:.$E$1491];5;1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8-07-21T15:40:43Z</text:p>
          </table:table-cell>
          <table:table-cell office:value-type="float" office:value="39.99986" calcext:value-type="float">
            <text:p>39.99986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1" calcext:value-type="float">
            <text:p>301</text:p>
          </table:table-cell>
          <table:table-cell office:value-type="float" office:value="109" calcext:value-type="float">
            <text:p>109</text:p>
          </table:table-cell>
          <table:table-cell table:formula="of:=VLOOKUP([.$A527];[MAF_walk_Polar_strap__Crunch.$A$2:.$E$1491];1;1)" office:value-type="string" office:string-value="2018-07-21T15:40:42Z" calcext:value-type="string">
            <text:p>2018-07-21T15:40:42Z</text:p>
          </table:table-cell>
          <table:table-cell table:formula="of:=VLOOKUP([.$A527];[MAF_walk_Polar_strap__Crunch.$A$2:.$E$14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40:48Z</text:p>
          </table:table-cell>
          <table:table-cell office:value-type="float" office:value="39.9998" calcext:value-type="float">
            <text:p>39.9998</text:p>
          </table:table-cell>
          <table:table-cell office:value-type="float" office:value="-79.58728" calcext:value-type="float">
            <text:p>-79.58728</text:p>
          </table:table-cell>
          <table:table-cell office:value-type="float" office:value="301.1" calcext:value-type="float">
            <text:p>301.1</text:p>
          </table:table-cell>
          <table:table-cell office:value-type="float" office:value="109" calcext:value-type="float">
            <text:p>109</text:p>
          </table:table-cell>
          <table:table-cell table:formula="of:=VLOOKUP([.$A528];[MAF_walk_Polar_strap__Crunch.$A$2:.$E$1491];1;1)" office:value-type="string" office:string-value="2018-07-21T15:40:47Z" calcext:value-type="string">
            <text:p>2018-07-21T15:40:47Z</text:p>
          </table:table-cell>
          <table:table-cell table:formula="of:=VLOOKUP([.$A528];[MAF_walk_Polar_strap__Crunch.$A$2:.$E$14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40:53Z</text:p>
          </table:table-cell>
          <table:table-cell office:value-type="float" office:value="39.999706" calcext:value-type="float">
            <text:p>39.999706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1.4" calcext:value-type="float">
            <text:p>301.4</text:p>
          </table:table-cell>
          <table:table-cell office:value-type="float" office:value="109" calcext:value-type="float">
            <text:p>109</text:p>
          </table:table-cell>
          <table:table-cell table:formula="of:=VLOOKUP([.$A529];[MAF_walk_Polar_strap__Crunch.$A$2:.$E$1491];1;1)" office:value-type="string" office:string-value="2018-07-21T15:40:52Z" calcext:value-type="string">
            <text:p>2018-07-21T15:40:52Z</text:p>
          </table:table-cell>
          <table:table-cell table:formula="of:=VLOOKUP([.$A529];[MAF_walk_Polar_strap__Crunch.$A$2:.$E$14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40:55Z</text:p>
          </table:table-cell>
          <table:table-cell office:value-type="float" office:value="39.999706" calcext:value-type="float">
            <text:p>39.999706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1.4" calcext:value-type="float">
            <text:p>301.4</text:p>
          </table:table-cell>
          <table:table-cell office:value-type="float" office:value="116" calcext:value-type="float">
            <text:p>116</text:p>
          </table:table-cell>
          <table:table-cell table:formula="of:=VLOOKUP([.$A530];[MAF_walk_Polar_strap__Crunch.$A$2:.$E$1491];1;1)" office:value-type="string" office:string-value="2018-07-21T15:40:54Z" calcext:value-type="string">
            <text:p>2018-07-21T15:40:54Z</text:p>
          </table:table-cell>
          <table:table-cell table:formula="of:=VLOOKUP([.$A530];[MAF_walk_Polar_strap__Crunch.$A$2:.$E$1491];5;1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1T15:40:58Z</text:p>
          </table:table-cell>
          <table:table-cell office:value-type="float" office:value="39.99962" calcext:value-type="float">
            <text:p>39.99962</text:p>
          </table:table-cell>
          <table:table-cell office:value-type="float" office:value="-79.58725" calcext:value-type="float">
            <text:p>-79.58725</text:p>
          </table:table-cell>
          <table:table-cell office:value-type="float" office:value="301.7" calcext:value-type="float">
            <text:p>301.7</text:p>
          </table:table-cell>
          <table:table-cell office:value-type="float" office:value="116" calcext:value-type="float">
            <text:p>116</text:p>
          </table:table-cell>
          <table:table-cell table:formula="of:=VLOOKUP([.$A531];[MAF_walk_Polar_strap__Crunch.$A$2:.$E$1491];1;1)" office:value-type="string" office:string-value="2018-07-21T15:40:58Z" calcext:value-type="string">
            <text:p>2018-07-21T15:40:58Z</text:p>
          </table:table-cell>
          <table:table-cell table:formula="of:=VLOOKUP([.$A531];[MAF_walk_Polar_strap__Crunch.$A$2:.$E$14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40:58Z</text:p>
          </table:table-cell>
          <table:table-cell office:value-type="float" office:value="39.99962" calcext:value-type="float">
            <text:p>39.99962</text:p>
          </table:table-cell>
          <table:table-cell office:value-type="float" office:value="-79.58725" calcext:value-type="float">
            <text:p>-79.58725</text:p>
          </table:table-cell>
          <table:table-cell office:value-type="float" office:value="301.7" calcext:value-type="float">
            <text:p>301.7</text:p>
          </table:table-cell>
          <table:table-cell office:value-type="float" office:value="116" calcext:value-type="float">
            <text:p>116</text:p>
          </table:table-cell>
          <table:table-cell table:formula="of:=VLOOKUP([.$A532];[MAF_walk_Polar_strap__Crunch.$A$2:.$E$1491];1;1)" office:value-type="string" office:string-value="2018-07-21T15:40:58Z" calcext:value-type="string">
            <text:p>2018-07-21T15:40:58Z</text:p>
          </table:table-cell>
          <table:table-cell table:formula="of:=VLOOKUP([.$A532];[MAF_walk_Polar_strap__Crunch.$A$2:.$E$14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41:03Z</text:p>
          </table:table-cell>
          <table:table-cell office:value-type="float" office:value="39.999557" calcext:value-type="float">
            <text:p>39.999557</text:p>
          </table:table-cell>
          <table:table-cell office:value-type="float" office:value="-79.58723" calcext:value-type="float">
            <text:p>-79.58723</text:p>
          </table:table-cell>
          <table:table-cell office:value-type="float" office:value="302" calcext:value-type="float">
            <text:p>302</text:p>
          </table:table-cell>
          <table:table-cell office:value-type="float" office:value="116" calcext:value-type="float">
            <text:p>116</text:p>
          </table:table-cell>
          <table:table-cell table:formula="of:=VLOOKUP([.$A533];[MAF_walk_Polar_strap__Crunch.$A$2:.$E$1491];1;1)" office:value-type="string" office:string-value="2018-07-21T15:41:02Z" calcext:value-type="string">
            <text:p>2018-07-21T15:41:02Z</text:p>
          </table:table-cell>
          <table:table-cell table:formula="of:=VLOOKUP([.$A533];[MAF_walk_Polar_strap__Crunch.$A$2:.$E$14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1:08Z</text:p>
          </table:table-cell>
          <table:table-cell office:value-type="float" office:value="39.999493" calcext:value-type="float">
            <text:p>39.999493</text:p>
          </table:table-cell>
          <table:table-cell office:value-type="float" office:value="-79.58721" calcext:value-type="float">
            <text:p>-79.58721</text:p>
          </table:table-cell>
          <table:table-cell office:value-type="float" office:value="302.2" calcext:value-type="float">
            <text:p>302.2</text:p>
          </table:table-cell>
          <table:table-cell office:value-type="float" office:value="116" calcext:value-type="float">
            <text:p>116</text:p>
          </table:table-cell>
          <table:table-cell table:formula="of:=VLOOKUP([.$A534];[MAF_walk_Polar_strap__Crunch.$A$2:.$E$1491];1;1)" office:value-type="string" office:string-value="2018-07-21T15:41:08Z" calcext:value-type="string">
            <text:p>2018-07-21T15:41:08Z</text:p>
          </table:table-cell>
          <table:table-cell table:formula="of:=VLOOKUP([.$A534];[MAF_walk_Polar_strap__Crunch.$A$2:.$E$14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1:13Z</text:p>
          </table:table-cell>
          <table:table-cell office:value-type="float" office:value="39.999413" calcext:value-type="float">
            <text:p>39.999413</text:p>
          </table:table-cell>
          <table:table-cell office:value-type="float" office:value="-79.58719" calcext:value-type="float">
            <text:p>-79.58719</text:p>
          </table:table-cell>
          <table:table-cell office:value-type="float" office:value="302.4" calcext:value-type="float">
            <text:p>302.4</text:p>
          </table:table-cell>
          <table:table-cell office:value-type="float" office:value="116" calcext:value-type="float">
            <text:p>116</text:p>
          </table:table-cell>
          <table:table-cell table:formula="of:=VLOOKUP([.$A535];[MAF_walk_Polar_strap__Crunch.$A$2:.$E$1491];1;1)" office:value-type="string" office:string-value="2018-07-21T15:41:12Z" calcext:value-type="string">
            <text:p>2018-07-21T15:41:12Z</text:p>
          </table:table-cell>
          <table:table-cell table:formula="of:=VLOOKUP([.$A535];[MAF_walk_Polar_strap__Crunch.$A$2:.$E$14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1:18Z</text:p>
          </table:table-cell>
          <table:table-cell office:value-type="float" office:value="39.999344" calcext:value-type="float">
            <text:p>39.999344</text:p>
          </table:table-cell>
          <table:table-cell office:value-type="float" office:value="-79.58712" calcext:value-type="float">
            <text:p>-79.58712</text:p>
          </table:table-cell>
          <table:table-cell office:value-type="float" office:value="302.7" calcext:value-type="float">
            <text:p>302.7</text:p>
          </table:table-cell>
          <table:table-cell office:value-type="float" office:value="116" calcext:value-type="float">
            <text:p>116</text:p>
          </table:table-cell>
          <table:table-cell table:formula="of:=VLOOKUP([.$A536];[MAF_walk_Polar_strap__Crunch.$A$2:.$E$1491];1;1)" office:value-type="string" office:string-value="2018-07-21T15:41:17Z" calcext:value-type="string">
            <text:p>2018-07-21T15:41:17Z</text:p>
          </table:table-cell>
          <table:table-cell table:formula="of:=VLOOKUP([.$A536];[MAF_walk_Polar_strap__Crunch.$A$2:.$E$14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1:26Z</text:p>
          </table:table-cell>
          <table:table-cell office:value-type="float" office:value="39.999264" calcext:value-type="float">
            <text:p>39.999264</text:p>
          </table:table-cell>
          <table:table-cell office:value-type="float" office:value="-79.58698" calcext:value-type="float">
            <text:p>-79.58698</text:p>
          </table:table-cell>
          <table:table-cell office:value-type="float" office:value="303.3" calcext:value-type="float">
            <text:p>303.3</text:p>
          </table:table-cell>
          <table:table-cell office:value-type="float" office:value="116" calcext:value-type="float">
            <text:p>116</text:p>
          </table:table-cell>
          <table:table-cell table:formula="of:=VLOOKUP([.$A537];[MAF_walk_Polar_strap__Crunch.$A$2:.$E$1491];1;1)" office:value-type="string" office:string-value="2018-07-21T15:41:25Z" calcext:value-type="string">
            <text:p>2018-07-21T15:41:25Z</text:p>
          </table:table-cell>
          <table:table-cell table:formula="of:=VLOOKUP([.$A537];[MAF_walk_Polar_strap__Crunch.$A$2:.$E$14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41:33Z</text:p>
          </table:table-cell>
          <table:table-cell office:value-type="float" office:value="39.999233" calcext:value-type="float">
            <text:p>39.999233</text:p>
          </table:table-cell>
          <table:table-cell office:value-type="float" office:value="-79.58684" calcext:value-type="float">
            <text:p>-79.58684</text:p>
          </table:table-cell>
          <table:table-cell office:value-type="float" office:value="303.7" calcext:value-type="float">
            <text:p>303.7</text:p>
          </table:table-cell>
          <table:table-cell office:value-type="float" office:value="116" calcext:value-type="float">
            <text:p>116</text:p>
          </table:table-cell>
          <table:table-cell table:formula="of:=VLOOKUP([.$A538];[MAF_walk_Polar_strap__Crunch.$A$2:.$E$1491];1;1)" office:value-type="string" office:string-value="2018-07-21T15:41:32Z" calcext:value-type="string">
            <text:p>2018-07-21T15:41:32Z</text:p>
          </table:table-cell>
          <table:table-cell table:formula="of:=VLOOKUP([.$A538];[MAF_walk_Polar_strap__Crunch.$A$2:.$E$14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1:40Z</text:p>
          </table:table-cell>
          <table:table-cell office:value-type="float" office:value="39.999252" calcext:value-type="float">
            <text:p>39.999252</text:p>
          </table:table-cell>
          <table:table-cell office:value-type="float" office:value="-79.586754" calcext:value-type="float">
            <text:p>-79.586754</text:p>
          </table:table-cell>
          <table:table-cell office:value-type="float" office:value="304.1" calcext:value-type="float">
            <text:p>304.1</text:p>
          </table:table-cell>
          <table:table-cell office:value-type="float" office:value="116" calcext:value-type="float">
            <text:p>116</text:p>
          </table:table-cell>
          <table:table-cell table:formula="of:=VLOOKUP([.$A539];[MAF_walk_Polar_strap__Crunch.$A$2:.$E$1491];1;1)" office:value-type="string" office:string-value="2018-07-21T15:41:40Z" calcext:value-type="string">
            <text:p>2018-07-21T15:41:40Z</text:p>
          </table:table-cell>
          <table:table-cell table:formula="of:=VLOOKUP([.$A539];[MAF_walk_Polar_strap__Crunch.$A$2:.$E$14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1:47Z</text:p>
          </table:table-cell>
          <table:table-cell office:value-type="float" office:value="39.99936" calcext:value-type="float">
            <text:p>39.99936</text:p>
          </table:table-cell>
          <table:table-cell office:value-type="float" office:value="-79.586685" calcext:value-type="float">
            <text:p>-79.586685</text:p>
          </table:table-cell>
          <table:table-cell office:value-type="float" office:value="303.4" calcext:value-type="float">
            <text:p>303.4</text:p>
          </table:table-cell>
          <table:table-cell office:value-type="float" office:value="116" calcext:value-type="float">
            <text:p>116</text:p>
          </table:table-cell>
          <table:table-cell table:formula="of:=VLOOKUP([.$A540];[MAF_walk_Polar_strap__Crunch.$A$2:.$E$1491];1;1)" office:value-type="string" office:string-value="2018-07-21T15:41:46Z" calcext:value-type="string">
            <text:p>2018-07-21T15:41:46Z</text:p>
          </table:table-cell>
          <table:table-cell table:formula="of:=VLOOKUP([.$A540];[MAF_walk_Polar_strap__Crunch.$A$2:.$E$14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1:52Z</text:p>
          </table:table-cell>
          <table:table-cell office:value-type="float" office:value="39.999477" calcext:value-type="float">
            <text:p>39.999477</text:p>
          </table:table-cell>
          <table:table-cell office:value-type="float" office:value="-79.58664" calcext:value-type="float">
            <text:p>-79.58664</text:p>
          </table:table-cell>
          <table:table-cell office:value-type="float" office:value="303.1" calcext:value-type="float">
            <text:p>303.1</text:p>
          </table:table-cell>
          <table:table-cell office:value-type="float" office:value="116" calcext:value-type="float">
            <text:p>116</text:p>
          </table:table-cell>
          <table:table-cell table:formula="of:=VLOOKUP([.$A541];[MAF_walk_Polar_strap__Crunch.$A$2:.$E$1491];1;1)" office:value-type="string" office:string-value="2018-07-21T15:41:52Z" calcext:value-type="string">
            <text:p>2018-07-21T15:41:52Z</text:p>
          </table:table-cell>
          <table:table-cell table:formula="of:=VLOOKUP([.$A541];[MAF_walk_Polar_strap__Crunch.$A$2:.$E$14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1:54Z</text:p>
          </table:table-cell>
          <table:table-cell office:value-type="float" office:value="39.999477" calcext:value-type="float">
            <text:p>39.999477</text:p>
          </table:table-cell>
          <table:table-cell office:value-type="float" office:value="-79.58664" calcext:value-type="float">
            <text:p>-79.58664</text:p>
          </table:table-cell>
          <table:table-cell office:value-type="float" office:value="303.1" calcext:value-type="float">
            <text:p>303.1</text:p>
          </table:table-cell>
          <table:table-cell office:value-type="float" office:value="116" calcext:value-type="float">
            <text:p>116</text:p>
          </table:table-cell>
          <table:table-cell table:formula="of:=VLOOKUP([.$A542];[MAF_walk_Polar_strap__Crunch.$A$2:.$E$1491];1;1)" office:value-type="string" office:string-value="2018-07-21T15:41:54Z" calcext:value-type="string">
            <text:p>2018-07-21T15:41:54Z</text:p>
          </table:table-cell>
          <table:table-cell table:formula="of:=VLOOKUP([.$A542];[MAF_walk_Polar_strap__Crunch.$A$2:.$E$14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1:57Z</text:p>
          </table:table-cell>
          <table:table-cell office:value-type="float" office:value="39.9996" calcext:value-type="float">
            <text:p>39.9996</text:p>
          </table:table-cell>
          <table:table-cell office:value-type="float" office:value="-79.5866" calcext:value-type="float">
            <text:p>-79.5866</text:p>
          </table:table-cell>
          <table:table-cell office:value-type="float" office:value="302.8" calcext:value-type="float">
            <text:p>302.8</text:p>
          </table:table-cell>
          <table:table-cell office:value-type="float" office:value="116" calcext:value-type="float">
            <text:p>116</text:p>
          </table:table-cell>
          <table:table-cell table:formula="of:=VLOOKUP([.$A543];[MAF_walk_Polar_strap__Crunch.$A$2:.$E$1491];1;1)" office:value-type="string" office:string-value="2018-07-21T15:41:56Z" calcext:value-type="string">
            <text:p>2018-07-21T15:41:56Z</text:p>
          </table:table-cell>
          <table:table-cell table:formula="of:=VLOOKUP([.$A543];[MAF_walk_Polar_strap__Crunch.$A$2:.$E$14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1:57Z</text:p>
          </table:table-cell>
          <table:table-cell office:value-type="float" office:value="39.9996" calcext:value-type="float">
            <text:p>39.9996</text:p>
          </table:table-cell>
          <table:table-cell office:value-type="float" office:value="-79.5866" calcext:value-type="float">
            <text:p>-79.5866</text:p>
          </table:table-cell>
          <table:table-cell office:value-type="float" office:value="302.8" calcext:value-type="float">
            <text:p>302.8</text:p>
          </table:table-cell>
          <table:table-cell office:value-type="float" office:value="116" calcext:value-type="float">
            <text:p>116</text:p>
          </table:table-cell>
          <table:table-cell table:formula="of:=VLOOKUP([.$A544];[MAF_walk_Polar_strap__Crunch.$A$2:.$E$1491];1;1)" office:value-type="string" office:string-value="2018-07-21T15:41:56Z" calcext:value-type="string">
            <text:p>2018-07-21T15:41:56Z</text:p>
          </table:table-cell>
          <table:table-cell table:formula="of:=VLOOKUP([.$A544];[MAF_walk_Polar_strap__Crunch.$A$2:.$E$14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2:08Z</text:p>
          </table:table-cell>
          <table:table-cell office:value-type="float" office:value="39.999767" calcext:value-type="float">
            <text:p>39.999767</text:p>
          </table:table-cell>
          <table:table-cell office:value-type="float" office:value="-79.58655" calcext:value-type="float">
            <text:p>-79.58655</text:p>
          </table:table-cell>
          <table:table-cell office:value-type="float" office:value="302.4" calcext:value-type="float">
            <text:p>302.4</text:p>
          </table:table-cell>
          <table:table-cell office:value-type="float" office:value="116" calcext:value-type="float">
            <text:p>116</text:p>
          </table:table-cell>
          <table:table-cell table:formula="of:=VLOOKUP([.$A545];[MAF_walk_Polar_strap__Crunch.$A$2:.$E$1491];1;1)" office:value-type="string" office:string-value="2018-07-21T15:42:08Z" calcext:value-type="string">
            <text:p>2018-07-21T15:42:08Z</text:p>
          </table:table-cell>
          <table:table-cell table:formula="of:=VLOOKUP([.$A545];[MAF_walk_Polar_strap__Crunch.$A$2:.$E$14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2:13Z</text:p>
          </table:table-cell>
          <table:table-cell office:value-type="float" office:value="39.999893" calcext:value-type="float">
            <text:p>39.999893</text:p>
          </table:table-cell>
          <table:table-cell office:value-type="float" office:value="-79.58651" calcext:value-type="float">
            <text:p>-79.58651</text:p>
          </table:table-cell>
          <table:table-cell office:value-type="float" office:value="301.8" calcext:value-type="float">
            <text:p>301.8</text:p>
          </table:table-cell>
          <table:table-cell office:value-type="float" office:value="116" calcext:value-type="float">
            <text:p>116</text:p>
          </table:table-cell>
          <table:table-cell table:formula="of:=VLOOKUP([.$A546];[MAF_walk_Polar_strap__Crunch.$A$2:.$E$1491];1;1)" office:value-type="string" office:string-value="2018-07-21T15:42:12Z" calcext:value-type="string">
            <text:p>2018-07-21T15:42:12Z</text:p>
          </table:table-cell>
          <table:table-cell table:formula="of:=VLOOKUP([.$A546];[MAF_walk_Polar_strap__Crunch.$A$2:.$E$14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2:18Z</text:p>
          </table:table-cell>
          <table:table-cell office:value-type="float" office:value="40.000015" calcext:value-type="float">
            <text:p>40.000015</text:p>
          </table:table-cell>
          <table:table-cell office:value-type="float" office:value="-79.58649" calcext:value-type="float">
            <text:p>-79.58649</text:p>
          </table:table-cell>
          <table:table-cell office:value-type="float" office:value="301.5" calcext:value-type="float">
            <text:p>301.5</text:p>
          </table:table-cell>
          <table:table-cell office:value-type="float" office:value="116" calcext:value-type="float">
            <text:p>116</text:p>
          </table:table-cell>
          <table:table-cell table:formula="of:=VLOOKUP([.$A547];[MAF_walk_Polar_strap__Crunch.$A$2:.$E$1491];1;1)" office:value-type="string" office:string-value="2018-07-21T15:42:18Z" calcext:value-type="string">
            <text:p>2018-07-21T15:42:18Z</text:p>
          </table:table-cell>
          <table:table-cell table:formula="of:=VLOOKUP([.$A547];[MAF_walk_Polar_strap__Crunch.$A$2:.$E$14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42:23Z</text:p>
          </table:table-cell>
          <table:table-cell office:value-type="float" office:value="40.00009" calcext:value-type="float">
            <text:p>40.00009</text:p>
          </table:table-cell>
          <table:table-cell office:value-type="float" office:value="-79.58642" calcext:value-type="float">
            <text:p>-79.58642</text:p>
          </table:table-cell>
          <table:table-cell office:value-type="float" office:value="301.3" calcext:value-type="float">
            <text:p>301.3</text:p>
          </table:table-cell>
          <table:table-cell office:value-type="float" office:value="116" calcext:value-type="float">
            <text:p>116</text:p>
          </table:table-cell>
          <table:table-cell table:formula="of:=VLOOKUP([.$A548];[MAF_walk_Polar_strap__Crunch.$A$2:.$E$1491];1;1)" office:value-type="string" office:string-value="2018-07-21T15:42:22Z" calcext:value-type="string">
            <text:p>2018-07-21T15:42:22Z</text:p>
          </table:table-cell>
          <table:table-cell table:formula="of:=VLOOKUP([.$A548];[MAF_walk_Polar_strap__Crunch.$A$2:.$E$14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42:28Z</text:p>
          </table:table-cell>
          <table:table-cell office:value-type="float" office:value="40.000168" calcext:value-type="float">
            <text:p>40.000168</text:p>
          </table:table-cell>
          <table:table-cell office:value-type="float" office:value="-79.586426" calcext:value-type="float">
            <text:p>-79.586426</text:p>
          </table:table-cell>
          <table:table-cell office:value-type="float" office:value="301.1" calcext:value-type="float">
            <text:p>301.1</text:p>
          </table:table-cell>
          <table:table-cell office:value-type="float" office:value="116" calcext:value-type="float">
            <text:p>116</text:p>
          </table:table-cell>
          <table:table-cell table:formula="of:=VLOOKUP([.$A549];[MAF_walk_Polar_strap__Crunch.$A$2:.$E$1491];1;1)" office:value-type="string" office:string-value="2018-07-21T15:42:26Z" calcext:value-type="string">
            <text:p>2018-07-21T15:42:26Z</text:p>
          </table:table-cell>
          <table:table-cell table:formula="of:=VLOOKUP([.$A549];[MAF_walk_Polar_strap__Crunch.$A$2:.$E$14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1T15:42:35Z</text:p>
          </table:table-cell>
          <table:table-cell office:value-type="float" office:value="40.000263" calcext:value-type="float">
            <text:p>40.000263</text:p>
          </table:table-cell>
          <table:table-cell office:value-type="float" office:value="-79.586395" calcext:value-type="float">
            <text:p>-79.586395</text:p>
          </table:table-cell>
          <table:table-cell office:value-type="float" office:value="301" calcext:value-type="float">
            <text:p>301</text:p>
          </table:table-cell>
          <table:table-cell office:value-type="float" office:value="116" calcext:value-type="float">
            <text:p>116</text:p>
          </table:table-cell>
          <table:table-cell table:formula="of:=VLOOKUP([.$A550];[MAF_walk_Polar_strap__Crunch.$A$2:.$E$1491];1;1)" office:value-type="string" office:string-value="2018-07-21T15:42:34Z" calcext:value-type="string">
            <text:p>2018-07-21T15:42:34Z</text:p>
          </table:table-cell>
          <table:table-cell table:formula="of:=VLOOKUP([.$A550];[MAF_walk_Polar_strap__Crunch.$A$2:.$E$1491];5;1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1T15:42:39Z</text:p>
          </table:table-cell>
          <table:table-cell office:value-type="float" office:value="40.000328" calcext:value-type="float">
            <text:p>40.000328</text:p>
          </table:table-cell>
          <table:table-cell office:value-type="float" office:value="-79.58638" calcext:value-type="float">
            <text:p>-79.58638</text:p>
          </table:table-cell>
          <table:table-cell office:value-type="float" office:value="301.1" calcext:value-type="float">
            <text:p>301.1</text:p>
          </table:table-cell>
          <table:table-cell office:value-type="float" office:value="116" calcext:value-type="float">
            <text:p>116</text:p>
          </table:table-cell>
          <table:table-cell table:formula="of:=VLOOKUP([.$A551];[MAF_walk_Polar_strap__Crunch.$A$2:.$E$1491];1;1)" office:value-type="string" office:string-value="2018-07-21T15:42:39Z" calcext:value-type="string">
            <text:p>2018-07-21T15:42:39Z</text:p>
          </table:table-cell>
          <table:table-cell table:formula="of:=VLOOKUP([.$A551];[MAF_walk_Polar_strap__Crunch.$A$2:.$E$14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2:44Z</text:p>
          </table:table-cell>
          <table:table-cell office:value-type="float" office:value="40.000427" calcext:value-type="float">
            <text:p>40.000427</text:p>
          </table:table-cell>
          <table:table-cell office:value-type="float" office:value="-79.58636" calcext:value-type="float">
            <text:p>-79.58636</text:p>
          </table:table-cell>
          <table:table-cell office:value-type="float" office:value="301.1" calcext:value-type="float">
            <text:p>301.1</text:p>
          </table:table-cell>
          <table:table-cell office:value-type="float" office:value="116" calcext:value-type="float">
            <text:p>116</text:p>
          </table:table-cell>
          <table:table-cell table:formula="of:=VLOOKUP([.$A552];[MAF_walk_Polar_strap__Crunch.$A$2:.$E$1491];1;1)" office:value-type="string" office:string-value="2018-07-21T15:42:43Z" calcext:value-type="string">
            <text:p>2018-07-21T15:42:43Z</text:p>
          </table:table-cell>
          <table:table-cell table:formula="of:=VLOOKUP([.$A552];[MAF_walk_Polar_strap__Crunch.$A$2:.$E$14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42:49Z</text:p>
          </table:table-cell>
          <table:table-cell office:value-type="float" office:value="40.0005" calcext:value-type="float">
            <text:p>40.0005</text:p>
          </table:table-cell>
          <table:table-cell office:value-type="float" office:value="-79.58636" calcext:value-type="float">
            <text:p>-79.58636</text:p>
          </table:table-cell>
          <table:table-cell office:value-type="float" office:value="301" calcext:value-type="float">
            <text:p>301</text:p>
          </table:table-cell>
          <table:table-cell office:value-type="float" office:value="116" calcext:value-type="float">
            <text:p>116</text:p>
          </table:table-cell>
          <table:table-cell table:formula="of:=VLOOKUP([.$A553];[MAF_walk_Polar_strap__Crunch.$A$2:.$E$1491];1;1)" office:value-type="string" office:string-value="2018-07-21T15:42:49Z" calcext:value-type="string">
            <text:p>2018-07-21T15:42:49Z</text:p>
          </table:table-cell>
          <table:table-cell table:formula="of:=VLOOKUP([.$A553];[MAF_walk_Polar_strap__Crunch.$A$2:.$E$14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42:54Z</text:p>
          </table:table-cell>
          <table:table-cell office:value-type="float" office:value="40.0005" calcext:value-type="float">
            <text:p>40.0005</text:p>
          </table:table-cell>
          <table:table-cell office:value-type="float" office:value="-79.58636" calcext:value-type="float">
            <text:p>-79.58636</text:p>
          </table:table-cell>
          <table:table-cell office:value-type="float" office:value="301" calcext:value-type="float">
            <text:p>301</text:p>
          </table:table-cell>
          <table:table-cell office:value-type="float" office:value="108" calcext:value-type="float">
            <text:p>108</text:p>
          </table:table-cell>
          <table:table-cell table:formula="of:=VLOOKUP([.$A554];[MAF_walk_Polar_strap__Crunch.$A$2:.$E$1491];1;1)" office:value-type="string" office:string-value="2018-07-21T15:42:52Z" calcext:value-type="string">
            <text:p>2018-07-21T15:42:52Z</text:p>
          </table:table-cell>
          <table:table-cell table:formula="of:=VLOOKUP([.$A554];[MAF_walk_Polar_strap__Crunch.$A$2:.$E$14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42:57Z</text:p>
          </table:table-cell>
          <table:table-cell office:value-type="float" office:value="40.000557" calcext:value-type="float">
            <text:p>40.000557</text:p>
          </table:table-cell>
          <table:table-cell office:value-type="float" office:value="-79.58635" calcext:value-type="float">
            <text:p>-79.58635</text:p>
          </table:table-cell>
          <table:table-cell office:value-type="float" office:value="300.8" calcext:value-type="float">
            <text:p>300.8</text:p>
          </table:table-cell>
          <table:table-cell office:value-type="float" office:value="108" calcext:value-type="float">
            <text:p>108</text:p>
          </table:table-cell>
          <table:table-cell table:formula="of:=VLOOKUP([.$A555];[MAF_walk_Polar_strap__Crunch.$A$2:.$E$1491];1;1)" office:value-type="string" office:string-value="2018-07-21T15:42:56Z" calcext:value-type="string">
            <text:p>2018-07-21T15:42:56Z</text:p>
          </table:table-cell>
          <table:table-cell table:formula="of:=VLOOKUP([.$A555];[MAF_walk_Polar_strap__Crunch.$A$2:.$E$14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43:02Z</text:p>
          </table:table-cell>
          <table:table-cell office:value-type="float" office:value="40.000687" calcext:value-type="float">
            <text:p>40.000687</text:p>
          </table:table-cell>
          <table:table-cell office:value-type="float" office:value="-79.58631" calcext:value-type="float">
            <text:p>-79.58631</text:p>
          </table:table-cell>
          <table:table-cell office:value-type="float" office:value="300.5" calcext:value-type="float">
            <text:p>300.5</text:p>
          </table:table-cell>
          <table:table-cell office:value-type="float" office:value="108" calcext:value-type="float">
            <text:p>108</text:p>
          </table:table-cell>
          <table:table-cell table:formula="of:=VLOOKUP([.$A556];[MAF_walk_Polar_strap__Crunch.$A$2:.$E$1491];1;1)" office:value-type="string" office:string-value="2018-07-21T15:43:01Z" calcext:value-type="string">
            <text:p>2018-07-21T15:43:01Z</text:p>
          </table:table-cell>
          <table:table-cell table:formula="of:=VLOOKUP([.$A556];[MAF_walk_Polar_strap__Crunch.$A$2:.$E$1491];5;1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1T15:43:10Z</text:p>
          </table:table-cell>
          <table:table-cell office:value-type="float" office:value="40.000885" calcext:value-type="float">
            <text:p>40.000885</text:p>
          </table:table-cell>
          <table:table-cell office:value-type="float" office:value="-79.58625" calcext:value-type="float">
            <text:p>-79.58625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  <table:table-cell table:formula="of:=VLOOKUP([.$A557];[MAF_walk_Polar_strap__Crunch.$A$2:.$E$1491];1;1)" office:value-type="string" office:string-value="2018-07-21T15:43:10Z" calcext:value-type="string">
            <text:p>2018-07-21T15:43:10Z</text:p>
          </table:table-cell>
          <table:table-cell table:formula="of:=VLOOKUP([.$A557];[MAF_walk_Polar_strap__Crunch.$A$2:.$E$1491];5;1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8-07-21T15:43:15Z</text:p>
          </table:table-cell>
          <table:table-cell office:value-type="float" office:value="40.001" calcext:value-type="float">
            <text:p>40.001</text:p>
          </table:table-cell>
          <table:table-cell office:value-type="float" office:value="-79.58622" calcext:value-type="float">
            <text:p>-79.58622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  <table:table-cell table:formula="of:=VLOOKUP([.$A558];[MAF_walk_Polar_strap__Crunch.$A$2:.$E$1491];1;1)" office:value-type="string" office:string-value="2018-07-21T15:43:15Z" calcext:value-type="string">
            <text:p>2018-07-21T15:43:15Z</text:p>
          </table:table-cell>
          <table:table-cell table:formula="of:=VLOOKUP([.$A558];[MAF_walk_Polar_strap__Crunch.$A$2:.$E$14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1T15:43:15Z</text:p>
          </table:table-cell>
          <table:table-cell office:value-type="float" office:value="40.001" calcext:value-type="float">
            <text:p>40.001</text:p>
          </table:table-cell>
          <table:table-cell office:value-type="float" office:value="-79.58622" calcext:value-type="float">
            <text:p>-79.58622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  <table:table-cell table:formula="of:=VLOOKUP([.$A559];[MAF_walk_Polar_strap__Crunch.$A$2:.$E$1491];1;1)" office:value-type="string" office:string-value="2018-07-21T15:43:15Z" calcext:value-type="string">
            <text:p>2018-07-21T15:43:15Z</text:p>
          </table:table-cell>
          <table:table-cell table:formula="of:=VLOOKUP([.$A559];[MAF_walk_Polar_strap__Crunch.$A$2:.$E$14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1T15:43:20Z</text:p>
          </table:table-cell>
          <table:table-cell office:value-type="float" office:value="40.001133" calcext:value-type="float">
            <text:p>40.001133</text:p>
          </table:table-cell>
          <table:table-cell office:value-type="float" office:value="-79.58619" calcext:value-type="float">
            <text:p>-79.58619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  <table:table-cell table:formula="of:=VLOOKUP([.$A560];[MAF_walk_Polar_strap__Crunch.$A$2:.$E$1491];1;1)" office:value-type="string" office:string-value="2018-07-21T15:43:19Z" calcext:value-type="string">
            <text:p>2018-07-21T15:43:19Z</text:p>
          </table:table-cell>
          <table:table-cell table:formula="of:=VLOOKUP([.$A560];[MAF_walk_Polar_strap__Crunch.$A$2:.$E$1491];5;1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1T15:43:25Z</text:p>
          </table:table-cell>
          <table:table-cell office:value-type="float" office:value="40.001244" calcext:value-type="float">
            <text:p>40.001244</text:p>
          </table:table-cell>
          <table:table-cell office:value-type="float" office:value="-79.586174" calcext:value-type="float">
            <text:p>-79.586174</text:p>
          </table:table-cell>
          <table:table-cell office:value-type="float" office:value="300.5" calcext:value-type="float">
            <text:p>300.5</text:p>
          </table:table-cell>
          <table:table-cell office:value-type="float" office:value="108" calcext:value-type="float">
            <text:p>108</text:p>
          </table:table-cell>
          <table:table-cell table:formula="of:=VLOOKUP([.$A561];[MAF_walk_Polar_strap__Crunch.$A$2:.$E$1491];1;1)" office:value-type="string" office:string-value="2018-07-21T15:43:25Z" calcext:value-type="string">
            <text:p>2018-07-21T15:43:25Z</text:p>
          </table:table-cell>
          <table:table-cell table:formula="of:=VLOOKUP([.$A561];[MAF_walk_Polar_strap__Crunch.$A$2:.$E$1491];5;1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8-07-21T15:43:30Z</text:p>
          </table:table-cell>
          <table:table-cell office:value-type="float" office:value="40.001376" calcext:value-type="float">
            <text:p>40.001376</text:p>
          </table:table-cell>
          <table:table-cell office:value-type="float" office:value="-79.586146" calcext:value-type="float">
            <text:p>-79.586146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  <table:table-cell table:formula="of:=VLOOKUP([.$A562];[MAF_walk_Polar_strap__Crunch.$A$2:.$E$1491];1;1)" office:value-type="string" office:string-value="2018-07-21T15:43:29Z" calcext:value-type="string">
            <text:p>2018-07-21T15:43:29Z</text:p>
          </table:table-cell>
          <table:table-cell table:formula="of:=VLOOKUP([.$A562];[MAF_walk_Polar_strap__Crunch.$A$2:.$E$1491];5;1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21T15:43:35Z</text:p>
          </table:table-cell>
          <table:table-cell office:value-type="float" office:value="40.001424" calcext:value-type="float">
            <text:p>40.001424</text:p>
          </table:table-cell>
          <table:table-cell office:value-type="float" office:value="-79.586131" calcext:value-type="float">
            <text:p>-79.586131</text:p>
          </table:table-cell>
          <table:table-cell office:value-type="float" office:value="300.4" calcext:value-type="float">
            <text:p>300.4</text:p>
          </table:table-cell>
          <table:table-cell office:value-type="float" office:value="108" calcext:value-type="float">
            <text:p>108</text:p>
          </table:table-cell>
          <table:table-cell table:formula="of:=VLOOKUP([.$A563];[MAF_walk_Polar_strap__Crunch.$A$2:.$E$1491];1;1)" office:value-type="string" office:string-value="2018-07-21T15:43:32Z" calcext:value-type="string">
            <text:p>2018-07-21T15:43:32Z</text:p>
          </table:table-cell>
          <table:table-cell table:formula="of:=VLOOKUP([.$A563];[MAF_walk_Polar_strap__Crunch.$A$2:.$E$1491];5;1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1T15:43:40Z</text:p>
          </table:table-cell>
          <table:table-cell office:value-type="float" office:value="40.001472" calcext:value-type="float">
            <text:p>40.001472</text:p>
          </table:table-cell>
          <table:table-cell office:value-type="float" office:value="-79.586117" calcext:value-type="float">
            <text:p>-79.586117</text:p>
          </table:table-cell>
          <table:table-cell office:value-type="float" office:value="300.5" calcext:value-type="float">
            <text:p>300.5</text:p>
          </table:table-cell>
          <table:table-cell office:value-type="float" office:value="108" calcext:value-type="float">
            <text:p>108</text:p>
          </table:table-cell>
          <table:table-cell table:formula="of:=VLOOKUP([.$A564];[MAF_walk_Polar_strap__Crunch.$A$2:.$E$1491];1;1)" office:value-type="string" office:string-value="2018-07-21T15:43:39Z" calcext:value-type="string">
            <text:p>2018-07-21T15:43:39Z</text:p>
          </table:table-cell>
          <table:table-cell table:formula="of:=VLOOKUP([.$A564];[MAF_walk_Polar_strap__Crunch.$A$2:.$E$1491];5;1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8-07-21T15:43:45Z</text:p>
          </table:table-cell>
          <table:table-cell office:value-type="float" office:value="40.001519" calcext:value-type="float">
            <text:p>40.001519</text:p>
          </table:table-cell>
          <table:table-cell office:value-type="float" office:value="-79.586103" calcext:value-type="float">
            <text:p>-79.586103</text:p>
          </table:table-cell>
          <table:table-cell office:value-type="float" office:value="300.5" calcext:value-type="float">
            <text:p>300.5</text:p>
          </table:table-cell>
          <table:table-cell office:value-type="float" office:value="108" calcext:value-type="float">
            <text:p>108</text:p>
          </table:table-cell>
          <table:table-cell table:formula="of:=VLOOKUP([.$A565];[MAF_walk_Polar_strap__Crunch.$A$2:.$E$1491];1;1)" office:value-type="string" office:string-value="2018-07-21T15:43:44Z" calcext:value-type="string">
            <text:p>2018-07-21T15:43:44Z</text:p>
          </table:table-cell>
          <table:table-cell table:formula="of:=VLOOKUP([.$A565];[MAF_walk_Polar_strap__Crunch.$A$2:.$E$14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3:50Z</text:p>
          </table:table-cell>
          <table:table-cell office:value-type="float" office:value="40.001567" calcext:value-type="float">
            <text:p>40.001567</text:p>
          </table:table-cell>
          <table:table-cell office:value-type="float" office:value="-79.586089" calcext:value-type="float">
            <text:p>-79.586089</text:p>
          </table:table-cell>
          <table:table-cell office:value-type="float" office:value="300.5" calcext:value-type="float">
            <text:p>300.5</text:p>
          </table:table-cell>
          <table:table-cell office:value-type="float" office:value="108" calcext:value-type="float">
            <text:p>108</text:p>
          </table:table-cell>
          <table:table-cell table:formula="of:=VLOOKUP([.$A566];[MAF_walk_Polar_strap__Crunch.$A$2:.$E$1491];1;1)" office:value-type="string" office:string-value="2018-07-21T15:43:50Z" calcext:value-type="string">
            <text:p>2018-07-21T15:43:50Z</text:p>
          </table:table-cell>
          <table:table-cell table:formula="of:=VLOOKUP([.$A566];[MAF_walk_Polar_strap__Crunch.$A$2:.$E$14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3:54Z</text:p>
          </table:table-cell>
          <table:table-cell office:value-type="float" office:value="40.001615" calcext:value-type="float">
            <text:p>40.001615</text:p>
          </table:table-cell>
          <table:table-cell office:value-type="float" office:value="-79.586074" calcext:value-type="float">
            <text:p>-79.586074</text:p>
          </table:table-cell>
          <table:table-cell office:value-type="float" office:value="300.4" calcext:value-type="float">
            <text:p>300.4</text:p>
          </table:table-cell>
          <table:table-cell office:value-type="float" office:value="114" calcext:value-type="float">
            <text:p>114</text:p>
          </table:table-cell>
          <table:table-cell table:formula="of:=VLOOKUP([.$A567];[MAF_walk_Polar_strap__Crunch.$A$2:.$E$1491];1;1)" office:value-type="string" office:string-value="2018-07-21T15:43:54Z" calcext:value-type="string">
            <text:p>2018-07-21T15:43:54Z</text:p>
          </table:table-cell>
          <table:table-cell table:formula="of:=VLOOKUP([.$A567];[MAF_walk_Polar_strap__Crunch.$A$2:.$E$14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43:55Z</text:p>
          </table:table-cell>
          <table:table-cell office:value-type="float" office:value="40.001663" calcext:value-type="float">
            <text:p>40.001663</text:p>
          </table:table-cell>
          <table:table-cell office:value-type="float" office:value="-79.58606" calcext:value-type="float">
            <text:p>-79.58606</text:p>
          </table:table-cell>
          <table:table-cell office:value-type="float" office:value="300.3" calcext:value-type="float">
            <text:p>300.3</text:p>
          </table:table-cell>
          <table:table-cell office:value-type="float" office:value="114" calcext:value-type="float">
            <text:p>114</text:p>
          </table:table-cell>
          <table:table-cell table:formula="of:=VLOOKUP([.$A568];[MAF_walk_Polar_strap__Crunch.$A$2:.$E$1491];1;1)" office:value-type="string" office:string-value="2018-07-21T15:43:54Z" calcext:value-type="string">
            <text:p>2018-07-21T15:43:54Z</text:p>
          </table:table-cell>
          <table:table-cell table:formula="of:=VLOOKUP([.$A568];[MAF_walk_Polar_strap__Crunch.$A$2:.$E$1491];5;1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1T15:44:00Z</text:p>
          </table:table-cell>
          <table:table-cell office:value-type="float" office:value="40.001755" calcext:value-type="float">
            <text:p>40.001755</text:p>
          </table:table-cell>
          <table:table-cell office:value-type="float" office:value="-79.58603" calcext:value-type="float">
            <text:p>-79.58603</text:p>
          </table:table-cell>
          <table:table-cell office:value-type="float" office:value="300.4" calcext:value-type="float">
            <text:p>300.4</text:p>
          </table:table-cell>
          <table:table-cell office:value-type="float" office:value="114" calcext:value-type="float">
            <text:p>114</text:p>
          </table:table-cell>
          <table:table-cell table:formula="of:=VLOOKUP([.$A569];[MAF_walk_Polar_strap__Crunch.$A$2:.$E$1491];1;1)" office:value-type="string" office:string-value="2018-07-21T15:44:00Z" calcext:value-type="string">
            <text:p>2018-07-21T15:44:00Z</text:p>
          </table:table-cell>
          <table:table-cell table:formula="of:=VLOOKUP([.$A569];[MAF_walk_Polar_strap__Crunch.$A$2:.$E$1491];5;1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1T15:44:05Z</text:p>
          </table:table-cell>
          <table:table-cell office:value-type="float" office:value="40.001804" calcext:value-type="float">
            <text:p>40.001804</text:p>
          </table:table-cell>
          <table:table-cell office:value-type="float" office:value="-79.58602" calcext:value-type="float">
            <text:p>-79.58602</text:p>
          </table:table-cell>
          <table:table-cell office:value-type="float" office:value="300.4" calcext:value-type="float">
            <text:p>300.4</text:p>
          </table:table-cell>
          <table:table-cell office:value-type="float" office:value="114" calcext:value-type="float">
            <text:p>114</text:p>
          </table:table-cell>
          <table:table-cell table:formula="of:=VLOOKUP([.$A570];[MAF_walk_Polar_strap__Crunch.$A$2:.$E$1491];1;1)" office:value-type="string" office:string-value="2018-07-21T15:44:05Z" calcext:value-type="string">
            <text:p>2018-07-21T15:44:05Z</text:p>
          </table:table-cell>
          <table:table-cell table:formula="of:=VLOOKUP([.$A570];[MAF_walk_Polar_strap__Crunch.$A$2:.$E$1491];5;1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8-07-21T15:44:16Z</text:p>
          </table:table-cell>
          <table:table-cell office:value-type="float" office:value="40.001842" calcext:value-type="float">
            <text:p>40.001842</text:p>
          </table:table-cell>
          <table:table-cell office:value-type="float" office:value="-79.58631" calcext:value-type="float">
            <text:p>-79.58631</text:p>
          </table:table-cell>
          <table:table-cell office:value-type="float" office:value="299.8" calcext:value-type="float">
            <text:p>299.8</text:p>
          </table:table-cell>
          <table:table-cell office:value-type="float" office:value="114" calcext:value-type="float">
            <text:p>114</text:p>
          </table:table-cell>
          <table:table-cell table:formula="of:=VLOOKUP([.$A571];[MAF_walk_Polar_strap__Crunch.$A$2:.$E$1491];1;1)" office:value-type="string" office:string-value="2018-07-21T15:44:16Z" calcext:value-type="string">
            <text:p>2018-07-21T15:44:16Z</text:p>
          </table:table-cell>
          <table:table-cell table:formula="of:=VLOOKUP([.$A571];[MAF_walk_Polar_strap__Crunch.$A$2:.$E$1491];5;1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1T15:44:21Z</text:p>
          </table:table-cell>
          <table:table-cell office:value-type="float" office:value="40.00185" calcext:value-type="float">
            <text:p>40.00185</text:p>
          </table:table-cell>
          <table:table-cell office:value-type="float" office:value="-79.58645" calcext:value-type="float">
            <text:p>-79.58645</text:p>
          </table:table-cell>
          <table:table-cell office:value-type="float" office:value="299.5" calcext:value-type="float">
            <text:p>299.5</text:p>
          </table:table-cell>
          <table:table-cell office:value-type="float" office:value="114" calcext:value-type="float">
            <text:p>114</text:p>
          </table:table-cell>
          <table:table-cell table:formula="of:=VLOOKUP([.$A572];[MAF_walk_Polar_strap__Crunch.$A$2:.$E$1491];1;1)" office:value-type="string" office:string-value="2018-07-21T15:44:20Z" calcext:value-type="string">
            <text:p>2018-07-21T15:44:20Z</text:p>
          </table:table-cell>
          <table:table-cell table:formula="of:=VLOOKUP([.$A572];[MAF_walk_Polar_strap__Crunch.$A$2:.$E$1491];5;1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2018-07-21T15:44:27Z</text:p>
          </table:table-cell>
          <table:table-cell office:value-type="float" office:value="40.001846" calcext:value-type="float">
            <text:p>40.001846</text:p>
          </table:table-cell>
          <table:table-cell office:value-type="float" office:value="-79.58654" calcext:value-type="float">
            <text:p>-79.58654</text:p>
          </table:table-cell>
          <table:table-cell office:value-type="float" office:value="299.3" calcext:value-type="float">
            <text:p>299.3</text:p>
          </table:table-cell>
          <table:table-cell office:value-type="float" office:value="114" calcext:value-type="float">
            <text:p>114</text:p>
          </table:table-cell>
          <table:table-cell table:formula="of:=VLOOKUP([.$A573];[MAF_walk_Polar_strap__Crunch.$A$2:.$E$1491];1;1)" office:value-type="string" office:string-value="2018-07-21T15:44:25Z" calcext:value-type="string">
            <text:p>2018-07-21T15:44:25Z</text:p>
          </table:table-cell>
          <table:table-cell table:formula="of:=VLOOKUP([.$A573];[MAF_walk_Polar_strap__Crunch.$A$2:.$E$1491];5;1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8-07-21T15:44:32Z</text:p>
          </table:table-cell>
          <table:table-cell office:value-type="float" office:value="40.001846" calcext:value-type="float">
            <text:p>40.001846</text:p>
          </table:table-cell>
          <table:table-cell office:value-type="float" office:value="-79.58654" calcext:value-type="float">
            <text:p>-79.58654</text:p>
          </table:table-cell>
          <table:table-cell office:value-type="float" office:value="299.3" calcext:value-type="float">
            <text:p>299.3</text:p>
          </table:table-cell>
          <table:table-cell office:value-type="float" office:value="114" calcext:value-type="float">
            <text:p>114</text:p>
          </table:table-cell>
          <table:table-cell table:formula="of:=VLOOKUP([.$A574];[MAF_walk_Polar_strap__Crunch.$A$2:.$E$1491];1;1)" office:value-type="string" office:string-value="2018-07-21T15:44:32Z" calcext:value-type="string">
            <text:p>2018-07-21T15:44:32Z</text:p>
          </table:table-cell>
          <table:table-cell table:formula="of:=VLOOKUP([.$A574];[MAF_walk_Polar_strap__Crunch.$A$2:.$E$149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44:33Z</text:p>
          </table:table-cell>
          <table:table-cell office:value-type="float" office:value="40.001849" calcext:value-type="float">
            <text:p>40.001849</text:p>
          </table:table-cell>
          <table:table-cell office:value-type="float" office:value="-79.586571" calcext:value-type="float">
            <text:p>-79.586571</text:p>
          </table:table-cell>
          <table:table-cell office:value-type="float" office:value="299.3" calcext:value-type="float">
            <text:p>299.3</text:p>
          </table:table-cell>
          <table:table-cell office:value-type="float" office:value="114" calcext:value-type="float">
            <text:p>114</text:p>
          </table:table-cell>
          <table:table-cell table:formula="of:=VLOOKUP([.$A575];[MAF_walk_Polar_strap__Crunch.$A$2:.$E$1491];1;1)" office:value-type="string" office:string-value="2018-07-21T15:44:32Z" calcext:value-type="string">
            <text:p>2018-07-21T15:44:32Z</text:p>
          </table:table-cell>
          <table:table-cell table:formula="of:=VLOOKUP([.$A575];[MAF_walk_Polar_strap__Crunch.$A$2:.$E$1491];5;1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1T15:44:40Z</text:p>
          </table:table-cell>
          <table:table-cell office:value-type="float" office:value="40.001873" calcext:value-type="float">
            <text:p>40.001873</text:p>
          </table:table-cell>
          <table:table-cell office:value-type="float" office:value="-79.58679" calcext:value-type="float">
            <text:p>-79.58679</text:p>
          </table:table-cell>
          <table:table-cell office:value-type="float" office:value="298.7" calcext:value-type="float">
            <text:p>298.7</text:p>
          </table:table-cell>
          <table:table-cell office:value-type="float" office:value="114" calcext:value-type="float">
            <text:p>114</text:p>
          </table:table-cell>
          <table:table-cell table:formula="of:=VLOOKUP([.$A576];[MAF_walk_Polar_strap__Crunch.$A$2:.$E$1491];1;1)" office:value-type="string" office:string-value="2018-07-21T15:44:39Z" calcext:value-type="string">
            <text:p>2018-07-21T15:44:39Z</text:p>
          </table:table-cell>
          <table:table-cell table:formula="of:=VLOOKUP([.$A576];[MAF_walk_Polar_strap__Crunch.$A$2:.$E$1491];5;1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1T15:44:45Z</text:p>
          </table:table-cell>
          <table:table-cell office:value-type="float" office:value="40.001898" calcext:value-type="float">
            <text:p>40.001898</text:p>
          </table:table-cell>
          <table:table-cell office:value-type="float" office:value="-79.586927" calcext:value-type="float">
            <text:p>-79.586927</text:p>
          </table:table-cell>
          <table:table-cell office:value-type="float" office:value="298.4" calcext:value-type="float">
            <text:p>298.4</text:p>
          </table:table-cell>
          <table:table-cell office:value-type="float" office:value="114" calcext:value-type="float">
            <text:p>114</text:p>
          </table:table-cell>
          <table:table-cell table:formula="of:=VLOOKUP([.$A577];[MAF_walk_Polar_strap__Crunch.$A$2:.$E$1491];1;1)" office:value-type="string" office:string-value="2018-07-21T15:44:45Z" calcext:value-type="string">
            <text:p>2018-07-21T15:44:45Z</text:p>
          </table:table-cell>
          <table:table-cell table:formula="of:=VLOOKUP([.$A577];[MAF_walk_Polar_strap__Crunch.$A$2:.$E$1491];5;1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1T15:44:54Z</text:p>
          </table:table-cell>
          <table:table-cell office:value-type="float" office:value="40.001916" calcext:value-type="float">
            <text:p>40.001916</text:p>
          </table:table-cell>
          <table:table-cell office:value-type="float" office:value="-79.586953" calcext:value-type="float">
            <text:p>-79.586953</text:p>
          </table:table-cell>
          <table:table-cell office:value-type="float" office:value="298.4" calcext:value-type="float">
            <text:p>298.4</text:p>
          </table:table-cell>
          <table:table-cell office:value-type="float" office:value="105" calcext:value-type="float">
            <text:p>105</text:p>
          </table:table-cell>
          <table:table-cell table:formula="of:=VLOOKUP([.$A578];[MAF_walk_Polar_strap__Crunch.$A$2:.$E$1491];1;1)" office:value-type="string" office:string-value="2018-07-21T15:44:54Z" calcext:value-type="string">
            <text:p>2018-07-21T15:44:54Z</text:p>
          </table:table-cell>
          <table:table-cell table:formula="of:=VLOOKUP([.$A578];[MAF_walk_Polar_strap__Crunch.$A$2:.$E$149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44:55Z</text:p>
          </table:table-cell>
          <table:table-cell office:value-type="float" office:value="40.001934" calcext:value-type="float">
            <text:p>40.001934</text:p>
          </table:table-cell>
          <table:table-cell office:value-type="float" office:value="-79.58698" calcext:value-type="float">
            <text:p>-79.58698</text:p>
          </table:table-cell>
          <table:table-cell office:value-type="float" office:value="298.3" calcext:value-type="float">
            <text:p>298.3</text:p>
          </table:table-cell>
          <table:table-cell office:value-type="float" office:value="105" calcext:value-type="float">
            <text:p>105</text:p>
          </table:table-cell>
          <table:table-cell table:formula="of:=VLOOKUP([.$A579];[MAF_walk_Polar_strap__Crunch.$A$2:.$E$1491];1;1)" office:value-type="string" office:string-value="2018-07-21T15:44:54Z" calcext:value-type="string">
            <text:p>2018-07-21T15:44:54Z</text:p>
          </table:table-cell>
          <table:table-cell table:formula="of:=VLOOKUP([.$A579];[MAF_walk_Polar_strap__Crunch.$A$2:.$E$149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45:00Z</text:p>
          </table:table-cell>
          <table:table-cell office:value-type="float" office:value="40.002014" calcext:value-type="float">
            <text:p>40.002014</text:p>
          </table:table-cell>
          <table:table-cell office:value-type="float" office:value="-79.58701" calcext:value-type="float">
            <text:p>-79.58701</text:p>
          </table:table-cell>
          <table:table-cell office:value-type="float" office:value="298.7" calcext:value-type="float">
            <text:p>298.7</text:p>
          </table:table-cell>
          <table:table-cell office:value-type="float" office:value="105" calcext:value-type="float">
            <text:p>105</text:p>
          </table:table-cell>
          <table:table-cell table:formula="of:=VLOOKUP([.$A580];[MAF_walk_Polar_strap__Crunch.$A$2:.$E$1491];1;1)" office:value-type="string" office:string-value="2018-07-21T15:45:00Z" calcext:value-type="string">
            <text:p>2018-07-21T15:45:00Z</text:p>
          </table:table-cell>
          <table:table-cell table:formula="of:=VLOOKUP([.$A580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45:06Z</text:p>
          </table:table-cell>
          <table:table-cell office:value-type="float" office:value="40.002132" calcext:value-type="float">
            <text:p>40.002132</text:p>
          </table:table-cell>
          <table:table-cell office:value-type="float" office:value="-79.58701" calcext:value-type="float">
            <text:p>-79.58701</text:p>
          </table:table-cell>
          <table:table-cell office:value-type="float" office:value="299" calcext:value-type="float">
            <text:p>299</text:p>
          </table:table-cell>
          <table:table-cell office:value-type="float" office:value="105" calcext:value-type="float">
            <text:p>105</text:p>
          </table:table-cell>
          <table:table-cell table:formula="of:=VLOOKUP([.$A581];[MAF_walk_Polar_strap__Crunch.$A$2:.$E$1491];1;1)" office:value-type="string" office:string-value="2018-07-21T15:45:05Z" calcext:value-type="string">
            <text:p>2018-07-21T15:45:05Z</text:p>
          </table:table-cell>
          <table:table-cell table:formula="of:=VLOOKUP([.$A581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45:14Z</text:p>
          </table:table-cell>
          <table:table-cell office:value-type="float" office:value="40.002247" calcext:value-type="float">
            <text:p>40.002247</text:p>
          </table:table-cell>
          <table:table-cell office:value-type="float" office:value="-79.58698" calcext:value-type="float">
            <text:p>-79.58698</text:p>
          </table:table-cell>
          <table:table-cell office:value-type="float" office:value="299" calcext:value-type="float">
            <text:p>299</text:p>
          </table:table-cell>
          <table:table-cell office:value-type="float" office:value="105" calcext:value-type="float">
            <text:p>105</text:p>
          </table:table-cell>
          <table:table-cell table:formula="of:=VLOOKUP([.$A582];[MAF_walk_Polar_strap__Crunch.$A$2:.$E$1491];1;1)" office:value-type="string" office:string-value="2018-07-21T15:45:13Z" calcext:value-type="string">
            <text:p>2018-07-21T15:45:13Z</text:p>
          </table:table-cell>
          <table:table-cell table:formula="of:=VLOOKUP([.$A582];[MAF_walk_Polar_strap__Crunch.$A$2:.$E$1491];5;1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1T15:45:24Z</text:p>
          </table:table-cell>
          <table:table-cell office:value-type="float" office:value="40.002293" calcext:value-type="float">
            <text:p>40.002293</text:p>
          </table:table-cell>
          <table:table-cell office:value-type="float" office:value="-79.58706" calcext:value-type="float">
            <text:p>-79.58706</text:p>
          </table:table-cell>
          <table:table-cell office:value-type="float" office:value="299" calcext:value-type="float">
            <text:p>299</text:p>
          </table:table-cell>
          <table:table-cell office:value-type="float" office:value="105" calcext:value-type="float">
            <text:p>105</text:p>
          </table:table-cell>
          <table:table-cell table:formula="of:=VLOOKUP([.$A583];[MAF_walk_Polar_strap__Crunch.$A$2:.$E$1491];1;1)" office:value-type="string" office:string-value="2018-07-21T15:45:24Z" calcext:value-type="string">
            <text:p>2018-07-21T15:45:24Z</text:p>
          </table:table-cell>
          <table:table-cell table:formula="of:=VLOOKUP([.$A583];[MAF_walk_Polar_strap__Crunch.$A$2:.$E$14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45:29Z</text:p>
          </table:table-cell>
          <table:table-cell office:value-type="float" office:value="40.002323" calcext:value-type="float">
            <text:p>40.002323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9" calcext:value-type="float">
            <text:p>299</text:p>
          </table:table-cell>
          <table:table-cell office:value-type="float" office:value="105" calcext:value-type="float">
            <text:p>105</text:p>
          </table:table-cell>
          <table:table-cell table:formula="of:=VLOOKUP([.$A584];[MAF_walk_Polar_strap__Crunch.$A$2:.$E$1491];1;1)" office:value-type="string" office:string-value="2018-07-21T15:45:29Z" calcext:value-type="string">
            <text:p>2018-07-21T15:45:29Z</text:p>
          </table:table-cell>
          <table:table-cell table:formula="of:=VLOOKUP([.$A584];[MAF_walk_Polar_strap__Crunch.$A$2:.$E$1491];5;1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8-07-21T15:45:37Z</text:p>
          </table:table-cell>
          <table:table-cell office:value-type="float" office:value="40.00238" calcext:value-type="float">
            <text:p>40.00238</text:p>
          </table:table-cell>
          <table:table-cell office:value-type="float" office:value="-79.587265" calcext:value-type="float">
            <text:p>-79.587265</text:p>
          </table:table-cell>
          <table:table-cell office:value-type="float" office:value="298.6" calcext:value-type="float">
            <text:p>298.6</text:p>
          </table:table-cell>
          <table:table-cell office:value-type="float" office:value="105" calcext:value-type="float">
            <text:p>105</text:p>
          </table:table-cell>
          <table:table-cell table:formula="of:=VLOOKUP([.$A585];[MAF_walk_Polar_strap__Crunch.$A$2:.$E$1491];1;1)" office:value-type="string" office:string-value="2018-07-21T15:45:36Z" calcext:value-type="string">
            <text:p>2018-07-21T15:45:36Z</text:p>
          </table:table-cell>
          <table:table-cell table:formula="of:=VLOOKUP([.$A585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42Z</text:p>
          </table:table-cell>
          <table:table-cell office:value-type="float" office:value="40.002422" calcext:value-type="float">
            <text:p>40.002422</text:p>
          </table:table-cell>
          <table:table-cell office:value-type="float" office:value="-79.587395" calcext:value-type="float">
            <text:p>-79.587395</text:p>
          </table:table-cell>
          <table:table-cell office:value-type="float" office:value="298.1" calcext:value-type="float">
            <text:p>298.1</text:p>
          </table:table-cell>
          <table:table-cell office:value-type="float" office:value="105" calcext:value-type="float">
            <text:p>105</text:p>
          </table:table-cell>
          <table:table-cell table:formula="of:=VLOOKUP([.$A586];[MAF_walk_Polar_strap__Crunch.$A$2:.$E$1491];1;1)" office:value-type="string" office:string-value="2018-07-21T15:45:42Z" calcext:value-type="string">
            <text:p>2018-07-21T15:45:42Z</text:p>
          </table:table-cell>
          <table:table-cell table:formula="of:=VLOOKUP([.$A586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47Z</text:p>
          </table:table-cell>
          <table:table-cell office:value-type="float" office:value="40.002438" calcext:value-type="float">
            <text:p>40.002438</text:p>
          </table:table-cell>
          <table:table-cell office:value-type="float" office:value="-79.5875" calcext:value-type="float">
            <text:p>-79.5875</text:p>
          </table:table-cell>
          <table:table-cell office:value-type="float" office:value="297.7" calcext:value-type="float">
            <text:p>297.7</text:p>
          </table:table-cell>
          <table:table-cell office:value-type="float" office:value="105" calcext:value-type="float">
            <text:p>105</text:p>
          </table:table-cell>
          <table:table-cell table:formula="of:=VLOOKUP([.$A587];[MAF_walk_Polar_strap__Crunch.$A$2:.$E$1491];1;1)" office:value-type="string" office:string-value="2018-07-21T15:45:46Z" calcext:value-type="string">
            <text:p>2018-07-21T15:45:46Z</text:p>
          </table:table-cell>
          <table:table-cell table:formula="of:=VLOOKUP([.$A587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52Z</text:p>
          </table:table-cell>
          <table:table-cell office:value-type="float" office:value="40.002453" calcext:value-type="float">
            <text:p>40.002453</text:p>
          </table:table-cell>
          <table:table-cell office:value-type="float" office:value="-79.58756" calcext:value-type="float">
            <text:p>-79.58756</text:p>
          </table:table-cell>
          <table:table-cell office:value-type="float" office:value="297.5" calcext:value-type="float">
            <text:p>297.5</text:p>
          </table:table-cell>
          <table:table-cell office:value-type="float" office:value="105" calcext:value-type="float">
            <text:p>105</text:p>
          </table:table-cell>
          <table:table-cell table:formula="of:=VLOOKUP([.$A588];[MAF_walk_Polar_strap__Crunch.$A$2:.$E$1491];1;1)" office:value-type="string" office:string-value="2018-07-21T15:45:49Z" calcext:value-type="string">
            <text:p>2018-07-21T15:45:49Z</text:p>
          </table:table-cell>
          <table:table-cell table:formula="of:=VLOOKUP([.$A588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54Z</text:p>
          </table:table-cell>
          <table:table-cell office:value-type="float" office:value="40.002453" calcext:value-type="float">
            <text:p>40.002453</text:p>
          </table:table-cell>
          <table:table-cell office:value-type="float" office:value="-79.58756" calcext:value-type="float">
            <text:p>-79.58756</text:p>
          </table:table-cell>
          <table:table-cell office:value-type="float" office:value="297.5" calcext:value-type="float">
            <text:p>297.5</text:p>
          </table:table-cell>
          <table:table-cell office:value-type="float" office:value="97" calcext:value-type="float">
            <text:p>97</text:p>
          </table:table-cell>
          <table:table-cell table:formula="of:=VLOOKUP([.$A589];[MAF_walk_Polar_strap__Crunch.$A$2:.$E$1491];1;1)" office:value-type="string" office:string-value="2018-07-21T15:45:53Z" calcext:value-type="string">
            <text:p>2018-07-21T15:45:53Z</text:p>
          </table:table-cell>
          <table:table-cell table:formula="of:=VLOOKUP([.$A589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5:57Z</text:p>
          </table:table-cell>
          <table:table-cell office:value-type="float" office:value="40.002453" calcext:value-type="float">
            <text:p>40.002453</text:p>
          </table:table-cell>
          <table:table-cell office:value-type="float" office:value="-79.58761" calcext:value-type="float">
            <text:p>-79.58761</text:p>
          </table:table-cell>
          <table:table-cell office:value-type="float" office:value="297.3" calcext:value-type="float">
            <text:p>297.3</text:p>
          </table:table-cell>
          <table:table-cell office:value-type="float" office:value="97" calcext:value-type="float">
            <text:p>97</text:p>
          </table:table-cell>
          <table:table-cell table:formula="of:=VLOOKUP([.$A590];[MAF_walk_Polar_strap__Crunch.$A$2:.$E$1491];1;1)" office:value-type="string" office:string-value="2018-07-21T15:45:57Z" calcext:value-type="string">
            <text:p>2018-07-21T15:45:57Z</text:p>
          </table:table-cell>
          <table:table-cell table:formula="of:=VLOOKUP([.$A590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6:02Z</text:p>
          </table:table-cell>
          <table:table-cell office:value-type="float" office:value="40.002495" calcext:value-type="float">
            <text:p>40.002495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6.8" calcext:value-type="float">
            <text:p>296.8</text:p>
          </table:table-cell>
          <table:table-cell office:value-type="float" office:value="97" calcext:value-type="float">
            <text:p>97</text:p>
          </table:table-cell>
          <table:table-cell table:formula="of:=VLOOKUP([.$A591];[MAF_walk_Polar_strap__Crunch.$A$2:.$E$1491];1;1)" office:value-type="string" office:string-value="2018-07-21T15:46:00Z" calcext:value-type="string">
            <text:p>2018-07-21T15:46:00Z</text:p>
          </table:table-cell>
          <table:table-cell table:formula="of:=VLOOKUP([.$A591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6:09Z</text:p>
          </table:table-cell>
          <table:table-cell office:value-type="float" office:value="40.002575" calcext:value-type="float">
            <text:p>40.002575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6.6" calcext:value-type="float">
            <text:p>296.6</text:p>
          </table:table-cell>
          <table:table-cell office:value-type="float" office:value="97" calcext:value-type="float">
            <text:p>97</text:p>
          </table:table-cell>
          <table:table-cell table:formula="of:=VLOOKUP([.$A592];[MAF_walk_Polar_strap__Crunch.$A$2:.$E$1491];1;1)" office:value-type="string" office:string-value="2018-07-21T15:46:07Z" calcext:value-type="string">
            <text:p>2018-07-21T15:46:07Z</text:p>
          </table:table-cell>
          <table:table-cell table:formula="of:=VLOOKUP([.$A592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46:14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6.3" calcext:value-type="float">
            <text:p>296.3</text:p>
          </table:table-cell>
          <table:table-cell office:value-type="float" office:value="97" calcext:value-type="float">
            <text:p>97</text:p>
          </table:table-cell>
          <table:table-cell table:formula="of:=VLOOKUP([.$A593];[MAF_walk_Polar_strap__Crunch.$A$2:.$E$1491];1;1)" office:value-type="string" office:string-value="2018-07-21T15:46:13Z" calcext:value-type="string">
            <text:p>2018-07-21T15:46:13Z</text:p>
          </table:table-cell>
          <table:table-cell table:formula="of:=VLOOKUP([.$A593];[MAF_walk_Polar_strap__Crunch.$A$2:.$E$14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6:20Z</text:p>
          </table:table-cell>
          <table:table-cell office:value-type="float" office:value="40.002754" calcext:value-type="float">
            <text:p>40.002754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6" calcext:value-type="float">
            <text:p>296</text:p>
          </table:table-cell>
          <table:table-cell office:value-type="float" office:value="97" calcext:value-type="float">
            <text:p>97</text:p>
          </table:table-cell>
          <table:table-cell table:formula="of:=VLOOKUP([.$A594];[MAF_walk_Polar_strap__Crunch.$A$2:.$E$1491];1;1)" office:value-type="string" office:string-value="2018-07-21T15:46:19Z" calcext:value-type="string">
            <text:p>2018-07-21T15:46:19Z</text:p>
          </table:table-cell>
          <table:table-cell table:formula="of:=VLOOKUP([.$A594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6:29Z</text:p>
          </table:table-cell>
          <table:table-cell office:value-type="float" office:value="40.002834" calcext:value-type="float">
            <text:p>40.002834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5.8" calcext:value-type="float">
            <text:p>295.8</text:p>
          </table:table-cell>
          <table:table-cell office:value-type="float" office:value="97" calcext:value-type="float">
            <text:p>97</text:p>
          </table:table-cell>
          <table:table-cell table:formula="of:=VLOOKUP([.$A595];[MAF_walk_Polar_strap__Crunch.$A$2:.$E$1491];1;1)" office:value-type="string" office:string-value="2018-07-21T15:46:27Z" calcext:value-type="string">
            <text:p>2018-07-21T15:46:27Z</text:p>
          </table:table-cell>
          <table:table-cell table:formula="of:=VLOOKUP([.$A595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46:37Z</text:p>
          </table:table-cell>
          <table:table-cell office:value-type="float" office:value="40.00297" calcext:value-type="float">
            <text:p>40.00297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5.4" calcext:value-type="float">
            <text:p>295.4</text:p>
          </table:table-cell>
          <table:table-cell office:value-type="float" office:value="97" calcext:value-type="float">
            <text:p>97</text:p>
          </table:table-cell>
          <table:table-cell table:formula="of:=VLOOKUP([.$A596];[MAF_walk_Polar_strap__Crunch.$A$2:.$E$1491];1;1)" office:value-type="string" office:string-value="2018-07-21T15:46:36Z" calcext:value-type="string">
            <text:p>2018-07-21T15:46:36Z</text:p>
          </table:table-cell>
          <table:table-cell table:formula="of:=VLOOKUP([.$A596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6:42Z</text:p>
          </table:table-cell>
          <table:table-cell office:value-type="float" office:value="40.00306" calcext:value-type="float">
            <text:p>40.00306</text:p>
          </table:table-cell>
          <table:table-cell office:value-type="float" office:value="-79.587616" calcext:value-type="float">
            <text:p>-79.587616</text:p>
          </table:table-cell>
          <table:table-cell office:value-type="float" office:value="295.1" calcext:value-type="float">
            <text:p>295.1</text:p>
          </table:table-cell>
          <table:table-cell office:value-type="float" office:value="97" calcext:value-type="float">
            <text:p>97</text:p>
          </table:table-cell>
          <table:table-cell table:formula="of:=VLOOKUP([.$A597];[MAF_walk_Polar_strap__Crunch.$A$2:.$E$1491];1;1)" office:value-type="string" office:string-value="2018-07-21T15:46:41Z" calcext:value-type="string">
            <text:p>2018-07-21T15:46:41Z</text:p>
          </table:table-cell>
          <table:table-cell table:formula="of:=VLOOKUP([.$A597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6:47Z</text:p>
          </table:table-cell>
          <table:table-cell office:value-type="float" office:value="40.003124" calcext:value-type="float">
            <text:p>40.003124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4.6" calcext:value-type="float">
            <text:p>294.6</text:p>
          </table:table-cell>
          <table:table-cell office:value-type="float" office:value="97" calcext:value-type="float">
            <text:p>97</text:p>
          </table:table-cell>
          <table:table-cell table:formula="of:=VLOOKUP([.$A598];[MAF_walk_Polar_strap__Crunch.$A$2:.$E$1491];1;1)" office:value-type="string" office:string-value="2018-07-21T15:46:45Z" calcext:value-type="string">
            <text:p>2018-07-21T15:46:45Z</text:p>
          </table:table-cell>
          <table:table-cell table:formula="of:=VLOOKUP([.$A598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46:52Z</text:p>
          </table:table-cell>
          <table:table-cell office:value-type="float" office:value="40.00317" calcext:value-type="float">
            <text:p>40.00317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4" calcext:value-type="float">
            <text:p>294</text:p>
          </table:table-cell>
          <table:table-cell office:value-type="float" office:value="97" calcext:value-type="float">
            <text:p>97</text:p>
          </table:table-cell>
          <table:table-cell table:formula="of:=VLOOKUP([.$A599];[MAF_walk_Polar_strap__Crunch.$A$2:.$E$1491];1;1)" office:value-type="string" office:string-value="2018-07-21T15:46:52Z" calcext:value-type="string">
            <text:p>2018-07-21T15:46:52Z</text:p>
          </table:table-cell>
          <table:table-cell table:formula="of:=VLOOKUP([.$A599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46:55Z</text:p>
          </table:table-cell>
          <table:table-cell office:value-type="float" office:value="40.00317" calcext:value-type="float">
            <text:p>40.00317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4" calcext:value-type="float">
            <text:p>294</text:p>
          </table:table-cell>
          <table:table-cell office:value-type="float" office:value="91" calcext:value-type="float">
            <text:p>91</text:p>
          </table:table-cell>
          <table:table-cell table:formula="of:=VLOOKUP([.$A600];[MAF_walk_Polar_strap__Crunch.$A$2:.$E$1491];1;1)" office:value-type="string" office:string-value="2018-07-21T15:46:54Z" calcext:value-type="string">
            <text:p>2018-07-21T15:46:54Z</text:p>
          </table:table-cell>
          <table:table-cell table:formula="of:=VLOOKUP([.$A600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46:57Z</text:p>
          </table:table-cell>
          <table:table-cell office:value-type="float" office:value="40.00326" calcext:value-type="float">
            <text:p>40.00326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2.6" calcext:value-type="float">
            <text:p>292.6</text:p>
          </table:table-cell>
          <table:table-cell office:value-type="float" office:value="91" calcext:value-type="float">
            <text:p>91</text:p>
          </table:table-cell>
          <table:table-cell table:formula="of:=VLOOKUP([.$A601];[MAF_walk_Polar_strap__Crunch.$A$2:.$E$1491];1;1)" office:value-type="string" office:string-value="2018-07-21T15:46:56Z" calcext:value-type="string">
            <text:p>2018-07-21T15:46:56Z</text:p>
          </table:table-cell>
          <table:table-cell table:formula="of:=VLOOKUP([.$A601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47:02Z</text:p>
          </table:table-cell>
          <table:table-cell office:value-type="float" office:value="40.003326" calcext:value-type="float">
            <text:p>40.003326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6" calcext:value-type="float">
            <text:p>291.6</text:p>
          </table:table-cell>
          <table:table-cell office:value-type="float" office:value="91" calcext:value-type="float">
            <text:p>91</text:p>
          </table:table-cell>
          <table:table-cell table:formula="of:=VLOOKUP([.$A602];[MAF_walk_Polar_strap__Crunch.$A$2:.$E$1491];1;1)" office:value-type="string" office:string-value="2018-07-21T15:47:01Z" calcext:value-type="string">
            <text:p>2018-07-21T15:47:01Z</text:p>
          </table:table-cell>
          <table:table-cell table:formula="of:=VLOOKUP([.$A602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7:10Z</text:p>
          </table:table-cell>
          <table:table-cell office:value-type="float" office:value="40.003426" calcext:value-type="float">
            <text:p>40.003426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" calcext:value-type="float">
            <text:p>291</text:p>
          </table:table-cell>
          <table:table-cell office:value-type="float" office:value="91" calcext:value-type="float">
            <text:p>91</text:p>
          </table:table-cell>
          <table:table-cell table:formula="of:=VLOOKUP([.$A603];[MAF_walk_Polar_strap__Crunch.$A$2:.$E$1491];1;1)" office:value-type="string" office:string-value="2018-07-21T15:47:10Z" calcext:value-type="string">
            <text:p>2018-07-21T15:47:10Z</text:p>
          </table:table-cell>
          <table:table-cell table:formula="of:=VLOOKUP([.$A603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7:17Z</text:p>
          </table:table-cell>
          <table:table-cell office:value-type="float" office:value="40.00349" calcext:value-type="float">
            <text:p>40.00349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0.7" calcext:value-type="float">
            <text:p>290.7</text:p>
          </table:table-cell>
          <table:table-cell office:value-type="float" office:value="91" calcext:value-type="float">
            <text:p>91</text:p>
          </table:table-cell>
          <table:table-cell table:formula="of:=VLOOKUP([.$A604];[MAF_walk_Polar_strap__Crunch.$A$2:.$E$1491];1;1)" office:value-type="string" office:string-value="2018-07-21T15:47:17Z" calcext:value-type="string">
            <text:p>2018-07-21T15:47:17Z</text:p>
          </table:table-cell>
          <table:table-cell table:formula="of:=VLOOKUP([.$A604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47:28Z</text:p>
          </table:table-cell>
          <table:table-cell office:value-type="float" office:value="40.00362" calcext:value-type="float">
            <text:p>40.00362</text:p>
          </table:table-cell>
          <table:table-cell office:value-type="float" office:value="-79.587616" calcext:value-type="float">
            <text:p>-79.587616</text:p>
          </table:table-cell>
          <table:table-cell office:value-type="float" office:value="290.2" calcext:value-type="float">
            <text:p>290.2</text:p>
          </table:table-cell>
          <table:table-cell office:value-type="float" office:value="91" calcext:value-type="float">
            <text:p>91</text:p>
          </table:table-cell>
          <table:table-cell table:formula="of:=VLOOKUP([.$A605];[MAF_walk_Polar_strap__Crunch.$A$2:.$E$1491];1;1)" office:value-type="string" office:string-value="2018-07-21T15:47:28Z" calcext:value-type="string">
            <text:p>2018-07-21T15:47:28Z</text:p>
          </table:table-cell>
          <table:table-cell table:formula="of:=VLOOKUP([.$A605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7:33Z</text:p>
          </table:table-cell>
          <table:table-cell office:value-type="float" office:value="40.003735" calcext:value-type="float">
            <text:p>40.003735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89.9" calcext:value-type="float">
            <text:p>289.9</text:p>
          </table:table-cell>
          <table:table-cell office:value-type="float" office:value="91" calcext:value-type="float">
            <text:p>91</text:p>
          </table:table-cell>
          <table:table-cell table:formula="of:=VLOOKUP([.$A606];[MAF_walk_Polar_strap__Crunch.$A$2:.$E$1491];1;1)" office:value-type="string" office:string-value="2018-07-21T15:47:32Z" calcext:value-type="string">
            <text:p>2018-07-21T15:47:32Z</text:p>
          </table:table-cell>
          <table:table-cell table:formula="of:=VLOOKUP([.$A606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7:38Z</text:p>
          </table:table-cell>
          <table:table-cell office:value-type="float" office:value="40.003796" calcext:value-type="float">
            <text:p>40.003796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9.8" calcext:value-type="float">
            <text:p>289.8</text:p>
          </table:table-cell>
          <table:table-cell office:value-type="float" office:value="91" calcext:value-type="float">
            <text:p>91</text:p>
          </table:table-cell>
          <table:table-cell table:formula="of:=VLOOKUP([.$A607];[MAF_walk_Polar_strap__Crunch.$A$2:.$E$1491];1;1)" office:value-type="string" office:string-value="2018-07-21T15:47:37Z" calcext:value-type="string">
            <text:p>2018-07-21T15:47:37Z</text:p>
          </table:table-cell>
          <table:table-cell table:formula="of:=VLOOKUP([.$A607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7:48Z</text:p>
          </table:table-cell>
          <table:table-cell office:value-type="float" office:value="40.003895" calcext:value-type="float">
            <text:p>40.003895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5" calcext:value-type="float">
            <text:p>289.5</text:p>
          </table:table-cell>
          <table:table-cell office:value-type="float" office:value="91" calcext:value-type="float">
            <text:p>91</text:p>
          </table:table-cell>
          <table:table-cell table:formula="of:=VLOOKUP([.$A608];[MAF_walk_Polar_strap__Crunch.$A$2:.$E$1491];1;1)" office:value-type="string" office:string-value="2018-07-21T15:47:47Z" calcext:value-type="string">
            <text:p>2018-07-21T15:47:47Z</text:p>
          </table:table-cell>
          <table:table-cell table:formula="of:=VLOOKUP([.$A608];[MAF_walk_Polar_strap__Crunch.$A$2:.$E$1491];5;1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8-07-21T15:47:53Z</text:p>
          </table:table-cell>
          <table:table-cell office:value-type="float" office:value="40.003994" calcext:value-type="float">
            <text:p>40.003994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4" calcext:value-type="float">
            <text:p>289.4</text:p>
          </table:table-cell>
          <table:table-cell office:value-type="float" office:value="91" calcext:value-type="float">
            <text:p>91</text:p>
          </table:table-cell>
          <table:table-cell table:formula="of:=VLOOKUP([.$A609];[MAF_walk_Polar_strap__Crunch.$A$2:.$E$1491];1;1)" office:value-type="string" office:string-value="2018-07-21T15:47:53Z" calcext:value-type="string">
            <text:p>2018-07-21T15:47:53Z</text:p>
          </table:table-cell>
          <table:table-cell table:formula="of:=VLOOKUP([.$A609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7:54Z</text:p>
          </table:table-cell>
          <table:table-cell office:value-type="float" office:value="40.003994" calcext:value-type="float">
            <text:p>40.003994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.4" calcext:value-type="float">
            <text:p>289.4</text:p>
          </table:table-cell>
          <table:table-cell office:value-type="float" office:value="89" calcext:value-type="float">
            <text:p>89</text:p>
          </table:table-cell>
          <table:table-cell table:formula="of:=VLOOKUP([.$A610];[MAF_walk_Polar_strap__Crunch.$A$2:.$E$1491];1;1)" office:value-type="string" office:string-value="2018-07-21T15:47:53Z" calcext:value-type="string">
            <text:p>2018-07-21T15:47:53Z</text:p>
          </table:table-cell>
          <table:table-cell table:formula="of:=VLOOKUP([.$A610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7:58Z</text:p>
          </table:table-cell>
          <table:table-cell office:value-type="float" office:value="40.004074" calcext:value-type="float">
            <text:p>40.004074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89.2" calcext:value-type="float">
            <text:p>289.2</text:p>
          </table:table-cell>
          <table:table-cell office:value-type="float" office:value="89" calcext:value-type="float">
            <text:p>89</text:p>
          </table:table-cell>
          <table:table-cell table:formula="of:=VLOOKUP([.$A611];[MAF_walk_Polar_strap__Crunch.$A$2:.$E$1491];1;1)" office:value-type="string" office:string-value="2018-07-21T15:47:57Z" calcext:value-type="string">
            <text:p>2018-07-21T15:47:57Z</text:p>
          </table:table-cell>
          <table:table-cell table:formula="of:=VLOOKUP([.$A611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48:05Z</text:p>
          </table:table-cell>
          <table:table-cell office:value-type="float" office:value="40.004223" calcext:value-type="float">
            <text:p>40.004223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9" calcext:value-type="float">
            <text:p>289</text:p>
          </table:table-cell>
          <table:table-cell office:value-type="float" office:value="89" calcext:value-type="float">
            <text:p>89</text:p>
          </table:table-cell>
          <table:table-cell table:formula="of:=VLOOKUP([.$A612];[MAF_walk_Polar_strap__Crunch.$A$2:.$E$1491];1;1)" office:value-type="string" office:string-value="2018-07-21T15:48:05Z" calcext:value-type="string">
            <text:p>2018-07-21T15:48:05Z</text:p>
          </table:table-cell>
          <table:table-cell table:formula="of:=VLOOKUP([.$A612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14Z</text:p>
          </table:table-cell>
          <table:table-cell office:value-type="float" office:value="40.00432" calcext:value-type="float">
            <text:p>40.00432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88.9" calcext:value-type="float">
            <text:p>288.9</text:p>
          </table:table-cell>
          <table:table-cell office:value-type="float" office:value="89" calcext:value-type="float">
            <text:p>89</text:p>
          </table:table-cell>
          <table:table-cell table:formula="of:=VLOOKUP([.$A613];[MAF_walk_Polar_strap__Crunch.$A$2:.$E$1491];1;1)" office:value-type="string" office:string-value="2018-07-21T15:48:12Z" calcext:value-type="string">
            <text:p>2018-07-21T15:48:12Z</text:p>
          </table:table-cell>
          <table:table-cell table:formula="of:=VLOOKUP([.$A613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24Z</text:p>
          </table:table-cell>
          <table:table-cell office:value-type="float" office:value="40.004425" calcext:value-type="float">
            <text:p>40.004425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8.7" calcext:value-type="float">
            <text:p>288.7</text:p>
          </table:table-cell>
          <table:table-cell office:value-type="float" office:value="89" calcext:value-type="float">
            <text:p>89</text:p>
          </table:table-cell>
          <table:table-cell table:formula="of:=VLOOKUP([.$A614];[MAF_walk_Polar_strap__Crunch.$A$2:.$E$1491];1;1)" office:value-type="string" office:string-value="2018-07-21T15:48:24Z" calcext:value-type="string">
            <text:p>2018-07-21T15:48:24Z</text:p>
          </table:table-cell>
          <table:table-cell table:formula="of:=VLOOKUP([.$A614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29Z</text:p>
          </table:table-cell>
          <table:table-cell office:value-type="float" office:value="40.004513" calcext:value-type="float">
            <text:p>40.004513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8.6" calcext:value-type="float">
            <text:p>288.6</text:p>
          </table:table-cell>
          <table:table-cell office:value-type="float" office:value="89" calcext:value-type="float">
            <text:p>89</text:p>
          </table:table-cell>
          <table:table-cell table:formula="of:=VLOOKUP([.$A615];[MAF_walk_Polar_strap__Crunch.$A$2:.$E$1491];1;1)" office:value-type="string" office:string-value="2018-07-21T15:48:28Z" calcext:value-type="string">
            <text:p>2018-07-21T15:48:28Z</text:p>
          </table:table-cell>
          <table:table-cell table:formula="of:=VLOOKUP([.$A615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34Z</text:p>
          </table:table-cell>
          <table:table-cell office:value-type="float" office:value="40.004578" calcext:value-type="float">
            <text:p>40.004578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88.5" calcext:value-type="float">
            <text:p>288.5</text:p>
          </table:table-cell>
          <table:table-cell office:value-type="float" office:value="89" calcext:value-type="float">
            <text:p>89</text:p>
          </table:table-cell>
          <table:table-cell table:formula="of:=VLOOKUP([.$A616];[MAF_walk_Polar_strap__Crunch.$A$2:.$E$1491];1;1)" office:value-type="string" office:string-value="2018-07-21T15:48:34Z" calcext:value-type="string">
            <text:p>2018-07-21T15:48:34Z</text:p>
          </table:table-cell>
          <table:table-cell table:formula="of:=VLOOKUP([.$A616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39Z</text:p>
          </table:table-cell>
          <table:table-cell office:value-type="float" office:value="40.004677" calcext:value-type="float">
            <text:p>40.004677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8.3" calcext:value-type="float">
            <text:p>288.3</text:p>
          </table:table-cell>
          <table:table-cell office:value-type="float" office:value="89" calcext:value-type="float">
            <text:p>89</text:p>
          </table:table-cell>
          <table:table-cell table:formula="of:=VLOOKUP([.$A617];[MAF_walk_Polar_strap__Crunch.$A$2:.$E$1491];1;1)" office:value-type="string" office:string-value="2018-07-21T15:48:38Z" calcext:value-type="string">
            <text:p>2018-07-21T15:48:38Z</text:p>
          </table:table-cell>
          <table:table-cell table:formula="of:=VLOOKUP([.$A617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48:44Z</text:p>
          </table:table-cell>
          <table:table-cell office:value-type="float" office:value="40.004723" calcext:value-type="float">
            <text:p>40.004723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88.2" calcext:value-type="float">
            <text:p>288.2</text:p>
          </table:table-cell>
          <table:table-cell office:value-type="float" office:value="89" calcext:value-type="float">
            <text:p>89</text:p>
          </table:table-cell>
          <table:table-cell table:formula="of:=VLOOKUP([.$A618];[MAF_walk_Polar_strap__Crunch.$A$2:.$E$1491];1;1)" office:value-type="string" office:string-value="2018-07-21T15:48:43Z" calcext:value-type="string">
            <text:p>2018-07-21T15:48:43Z</text:p>
          </table:table-cell>
          <table:table-cell table:formula="of:=VLOOKUP([.$A618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49Z</text:p>
          </table:table-cell>
          <table:table-cell office:value-type="float" office:value="40.004784" calcext:value-type="float">
            <text:p>40.004784</text:p>
          </table:table-cell>
          <table:table-cell office:value-type="float" office:value="-79.58767" calcext:value-type="float">
            <text:p>-79.58767</text:p>
          </table:table-cell>
          <table:table-cell office:value-type="float" office:value="288.1" calcext:value-type="float">
            <text:p>288.1</text:p>
          </table:table-cell>
          <table:table-cell office:value-type="float" office:value="89" calcext:value-type="float">
            <text:p>89</text:p>
          </table:table-cell>
          <table:table-cell table:formula="of:=VLOOKUP([.$A619];[MAF_walk_Polar_strap__Crunch.$A$2:.$E$1491];1;1)" office:value-type="string" office:string-value="2018-07-21T15:48:49Z" calcext:value-type="string">
            <text:p>2018-07-21T15:48:49Z</text:p>
          </table:table-cell>
          <table:table-cell table:formula="of:=VLOOKUP([.$A619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48:54Z</text:p>
          </table:table-cell>
          <table:table-cell office:value-type="float" office:value="40.00486" calcext:value-type="float">
            <text:p>40.00486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88" calcext:value-type="float">
            <text:p>288</text:p>
          </table:table-cell>
          <table:table-cell office:value-type="float" office:value="89" calcext:value-type="float">
            <text:p>89</text:p>
          </table:table-cell>
          <table:table-cell table:formula="of:=VLOOKUP([.$A620];[MAF_walk_Polar_strap__Crunch.$A$2:.$E$1491];1;1)" office:value-type="string" office:string-value="2018-07-21T15:48:53Z" calcext:value-type="string">
            <text:p>2018-07-21T15:48:53Z</text:p>
          </table:table-cell>
          <table:table-cell table:formula="of:=VLOOKUP([.$A620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48:55Z</text:p>
          </table:table-cell>
          <table:table-cell office:value-type="float" office:value="40.00486" calcext:value-type="float">
            <text:p>40.00486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88" calcext:value-type="float">
            <text:p>288</text:p>
          </table:table-cell>
          <table:table-cell office:value-type="float" office:value="90" calcext:value-type="float">
            <text:p>90</text:p>
          </table:table-cell>
          <table:table-cell table:formula="of:=VLOOKUP([.$A621];[MAF_walk_Polar_strap__Crunch.$A$2:.$E$1491];1;1)" office:value-type="string" office:string-value="2018-07-21T15:48:55Z" calcext:value-type="string">
            <text:p>2018-07-21T15:48:55Z</text:p>
          </table:table-cell>
          <table:table-cell table:formula="of:=VLOOKUP([.$A621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48:59Z</text:p>
          </table:table-cell>
          <table:table-cell office:value-type="float" office:value="40.00496" calcext:value-type="float">
            <text:p>40.00496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8.5" calcext:value-type="float">
            <text:p>288.5</text:p>
          </table:table-cell>
          <table:table-cell office:value-type="float" office:value="90" calcext:value-type="float">
            <text:p>90</text:p>
          </table:table-cell>
          <table:table-cell table:formula="of:=VLOOKUP([.$A622];[MAF_walk_Polar_strap__Crunch.$A$2:.$E$1491];1;1)" office:value-type="string" office:string-value="2018-07-21T15:48:59Z" calcext:value-type="string">
            <text:p>2018-07-21T15:48:59Z</text:p>
          </table:table-cell>
          <table:table-cell table:formula="of:=VLOOKUP([.$A622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49:04Z</text:p>
          </table:table-cell>
          <table:table-cell office:value-type="float" office:value="40.005" calcext:value-type="float">
            <text:p>40.005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8.7" calcext:value-type="float">
            <text:p>288.7</text:p>
          </table:table-cell>
          <table:table-cell office:value-type="float" office:value="90" calcext:value-type="float">
            <text:p>90</text:p>
          </table:table-cell>
          <table:table-cell table:formula="of:=VLOOKUP([.$A623];[MAF_walk_Polar_strap__Crunch.$A$2:.$E$1491];1;1)" office:value-type="string" office:string-value="2018-07-21T15:49:02Z" calcext:value-type="string">
            <text:p>2018-07-21T15:49:02Z</text:p>
          </table:table-cell>
          <table:table-cell table:formula="of:=VLOOKUP([.$A623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9:09Z</text:p>
          </table:table-cell>
          <table:table-cell office:value-type="float" office:value="40.005077" calcext:value-type="float">
            <text:p>40.005077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89" calcext:value-type="float">
            <text:p>289</text:p>
          </table:table-cell>
          <table:table-cell office:value-type="float" office:value="90" calcext:value-type="float">
            <text:p>90</text:p>
          </table:table-cell>
          <table:table-cell table:formula="of:=VLOOKUP([.$A624];[MAF_walk_Polar_strap__Crunch.$A$2:.$E$1491];1;1)" office:value-type="string" office:string-value="2018-07-21T15:49:08Z" calcext:value-type="string">
            <text:p>2018-07-21T15:49:08Z</text:p>
          </table:table-cell>
          <table:table-cell table:formula="of:=VLOOKUP([.$A624];[MAF_walk_Polar_strap__Crunch.$A$2:.$E$1491];5;1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7-21T15:49:14Z</text:p>
          </table:table-cell>
          <table:table-cell office:value-type="float" office:value="40.005157" calcext:value-type="float">
            <text:p>40.005157</text:p>
          </table:table-cell>
          <table:table-cell office:value-type="float" office:value="-79.58766" calcext:value-type="float">
            <text:p>-79.58766</text:p>
          </table:table-cell>
          <table:table-cell office:value-type="float" office:value="289.5" calcext:value-type="float">
            <text:p>289.5</text:p>
          </table:table-cell>
          <table:table-cell office:value-type="float" office:value="90" calcext:value-type="float">
            <text:p>90</text:p>
          </table:table-cell>
          <table:table-cell table:formula="of:=VLOOKUP([.$A625];[MAF_walk_Polar_strap__Crunch.$A$2:.$E$1491];1;1)" office:value-type="string" office:string-value="2018-07-21T15:49:14Z" calcext:value-type="string">
            <text:p>2018-07-21T15:49:14Z</text:p>
          </table:table-cell>
          <table:table-cell table:formula="of:=VLOOKUP([.$A625];[MAF_walk_Polar_strap__Crunch.$A$2:.$E$14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9:19Z</text:p>
          </table:table-cell>
          <table:table-cell office:value-type="float" office:value="40.00524" calcext:value-type="float">
            <text:p>40.00524</text:p>
          </table:table-cell>
          <table:table-cell office:value-type="float" office:value="-79.58768" calcext:value-type="float">
            <text:p>-79.58768</text:p>
          </table:table-cell>
          <table:table-cell office:value-type="float" office:value="290" calcext:value-type="float">
            <text:p>290</text:p>
          </table:table-cell>
          <table:table-cell office:value-type="float" office:value="90" calcext:value-type="float">
            <text:p>90</text:p>
          </table:table-cell>
          <table:table-cell table:formula="of:=VLOOKUP([.$A626];[MAF_walk_Polar_strap__Crunch.$A$2:.$E$1491];1;1)" office:value-type="string" office:string-value="2018-07-21T15:49:18Z" calcext:value-type="string">
            <text:p>2018-07-21T15:49:18Z</text:p>
          </table:table-cell>
          <table:table-cell table:formula="of:=VLOOKUP([.$A626];[MAF_walk_Polar_strap__Crunch.$A$2:.$E$14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9:29Z</text:p>
          </table:table-cell>
          <table:table-cell office:value-type="float" office:value="40.005356" calcext:value-type="float">
            <text:p>40.005356</text:p>
          </table:table-cell>
          <table:table-cell office:value-type="float" office:value="-79.587685" calcext:value-type="float">
            <text:p>-79.587685</text:p>
          </table:table-cell>
          <table:table-cell office:value-type="float" office:value="290.6" calcext:value-type="float">
            <text:p>290.6</text:p>
          </table:table-cell>
          <table:table-cell office:value-type="float" office:value="90" calcext:value-type="float">
            <text:p>90</text:p>
          </table:table-cell>
          <table:table-cell table:formula="of:=VLOOKUP([.$A627];[MAF_walk_Polar_strap__Crunch.$A$2:.$E$1491];1;1)" office:value-type="string" office:string-value="2018-07-21T15:49:29Z" calcext:value-type="string">
            <text:p>2018-07-21T15:49:29Z</text:p>
          </table:table-cell>
          <table:table-cell table:formula="of:=VLOOKUP([.$A627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9:34Z</text:p>
          </table:table-cell>
          <table:table-cell office:value-type="float" office:value="40.00544" calcext:value-type="float">
            <text:p>40.00544</text:p>
          </table:table-cell>
          <table:table-cell office:value-type="float" office:value="-79.587685" calcext:value-type="float">
            <text:p>-79.587685</text:p>
          </table:table-cell>
          <table:table-cell office:value-type="float" office:value="290.8" calcext:value-type="float">
            <text:p>290.8</text:p>
          </table:table-cell>
          <table:table-cell office:value-type="float" office:value="90" calcext:value-type="float">
            <text:p>90</text:p>
          </table:table-cell>
          <table:table-cell table:formula="of:=VLOOKUP([.$A628];[MAF_walk_Polar_strap__Crunch.$A$2:.$E$1491];1;1)" office:value-type="string" office:string-value="2018-07-21T15:49:33Z" calcext:value-type="string">
            <text:p>2018-07-21T15:49:33Z</text:p>
          </table:table-cell>
          <table:table-cell table:formula="of:=VLOOKUP([.$A628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49:39Z</text:p>
          </table:table-cell>
          <table:table-cell office:value-type="float" office:value="40.005497" calcext:value-type="float">
            <text:p>40.005497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0.9" calcext:value-type="float">
            <text:p>290.9</text:p>
          </table:table-cell>
          <table:table-cell office:value-type="float" office:value="90" calcext:value-type="float">
            <text:p>90</text:p>
          </table:table-cell>
          <table:table-cell table:formula="of:=VLOOKUP([.$A629];[MAF_walk_Polar_strap__Crunch.$A$2:.$E$1491];1;1)" office:value-type="string" office:string-value="2018-07-21T15:49:38Z" calcext:value-type="string">
            <text:p>2018-07-21T15:49:38Z</text:p>
          </table:table-cell>
          <table:table-cell table:formula="of:=VLOOKUP([.$A629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9:49Z</text:p>
          </table:table-cell>
          <table:table-cell office:value-type="float" office:value="40.00563" calcext:value-type="float">
            <text:p>40.00563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1" calcext:value-type="float">
            <text:p>291.1</text:p>
          </table:table-cell>
          <table:table-cell office:value-type="float" office:value="90" calcext:value-type="float">
            <text:p>90</text:p>
          </table:table-cell>
          <table:table-cell table:formula="of:=VLOOKUP([.$A630];[MAF_walk_Polar_strap__Crunch.$A$2:.$E$1491];1;1)" office:value-type="string" office:string-value="2018-07-21T15:49:48Z" calcext:value-type="string">
            <text:p>2018-07-21T15:49:48Z</text:p>
          </table:table-cell>
          <table:table-cell table:formula="of:=VLOOKUP([.$A630];[MAF_walk_Polar_strap__Crunch.$A$2:.$E$1491];5;1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1T15:49:54Z</text:p>
          </table:table-cell>
          <table:table-cell office:value-type="float" office:value="40.005695" calcext:value-type="float">
            <text:p>40.005695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1.2" calcext:value-type="float">
            <text:p>291.2</text:p>
          </table:table-cell>
          <table:table-cell office:value-type="float" office:value="90" calcext:value-type="float">
            <text:p>90</text:p>
          </table:table-cell>
          <table:table-cell table:formula="of:=VLOOKUP([.$A631];[MAF_walk_Polar_strap__Crunch.$A$2:.$E$1491];1;1)" office:value-type="string" office:string-value="2018-07-21T15:49:52Z" calcext:value-type="string">
            <text:p>2018-07-21T15:49:52Z</text:p>
          </table:table-cell>
          <table:table-cell table:formula="of:=VLOOKUP([.$A631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9:54Z</text:p>
          </table:table-cell>
          <table:table-cell office:value-type="float" office:value="40.005695" calcext:value-type="float">
            <text:p>40.005695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1.2" calcext:value-type="float">
            <text:p>291.2</text:p>
          </table:table-cell>
          <table:table-cell office:value-type="float" office:value="98" calcext:value-type="float">
            <text:p>98</text:p>
          </table:table-cell>
          <table:table-cell table:formula="of:=VLOOKUP([.$A632];[MAF_walk_Polar_strap__Crunch.$A$2:.$E$1491];1;1)" office:value-type="string" office:string-value="2018-07-21T15:49:52Z" calcext:value-type="string">
            <text:p>2018-07-21T15:49:52Z</text:p>
          </table:table-cell>
          <table:table-cell table:formula="of:=VLOOKUP([.$A632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9:55Z</text:p>
          </table:table-cell>
          <table:table-cell office:value-type="float" office:value="40.005695" calcext:value-type="float">
            <text:p>40.005695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1.2" calcext:value-type="float">
            <text:p>291.2</text:p>
          </table:table-cell>
          <table:table-cell office:value-type="float" office:value="98" calcext:value-type="float">
            <text:p>98</text:p>
          </table:table-cell>
          <table:table-cell table:formula="of:=VLOOKUP([.$A633];[MAF_walk_Polar_strap__Crunch.$A$2:.$E$1491];1;1)" office:value-type="string" office:string-value="2018-07-21T15:49:52Z" calcext:value-type="string">
            <text:p>2018-07-21T15:49:52Z</text:p>
          </table:table-cell>
          <table:table-cell table:formula="of:=VLOOKUP([.$A633];[MAF_walk_Polar_strap__Crunch.$A$2:.$E$1491];5;1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1T15:49:57Z</text:p>
          </table:table-cell>
          <table:table-cell office:value-type="float" office:value="40.005695" calcext:value-type="float">
            <text:p>40.005695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1.2" calcext:value-type="float">
            <text:p>291.2</text:p>
          </table:table-cell>
          <table:table-cell office:value-type="float" office:value="98" calcext:value-type="float">
            <text:p>98</text:p>
          </table:table-cell>
          <table:table-cell table:formula="of:=VLOOKUP([.$A634];[MAF_walk_Polar_strap__Crunch.$A$2:.$E$1491];1;1)" office:value-type="string" office:string-value="2018-07-21T15:49:56Z" calcext:value-type="string">
            <text:p>2018-07-21T15:49:56Z</text:p>
          </table:table-cell>
          <table:table-cell table:formula="of:=VLOOKUP([.$A634];[MAF_walk_Polar_strap__Crunch.$A$2:.$E$1491];5;1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7-21T15:50:02Z</text:p>
          </table:table-cell>
          <table:table-cell office:value-type="float" office:value="40.00581" calcext:value-type="float">
            <text:p>40.00581</text:p>
          </table:table-cell>
          <table:table-cell office:value-type="float" office:value="-79.58763" calcext:value-type="float">
            <text:p>-79.58763</text:p>
          </table:table-cell>
          <table:table-cell office:value-type="float" office:value="291.3" calcext:value-type="float">
            <text:p>291.3</text:p>
          </table:table-cell>
          <table:table-cell office:value-type="float" office:value="98" calcext:value-type="float">
            <text:p>98</text:p>
          </table:table-cell>
          <table:table-cell table:formula="of:=VLOOKUP([.$A635];[MAF_walk_Polar_strap__Crunch.$A$2:.$E$1491];1;1)" office:value-type="string" office:string-value="2018-07-21T15:50:02Z" calcext:value-type="string">
            <text:p>2018-07-21T15:50:02Z</text:p>
          </table:table-cell>
          <table:table-cell table:formula="of:=VLOOKUP([.$A635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07Z</text:p>
          </table:table-cell>
          <table:table-cell office:value-type="float" office:value="40.005875" calcext:value-type="float">
            <text:p>40.005875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4" calcext:value-type="float">
            <text:p>291.4</text:p>
          </table:table-cell>
          <table:table-cell office:value-type="float" office:value="98" calcext:value-type="float">
            <text:p>98</text:p>
          </table:table-cell>
          <table:table-cell table:formula="of:=VLOOKUP([.$A636];[MAF_walk_Polar_strap__Crunch.$A$2:.$E$1491];1;1)" office:value-type="string" office:string-value="2018-07-21T15:50:05Z" calcext:value-type="string">
            <text:p>2018-07-21T15:50:05Z</text:p>
          </table:table-cell>
          <table:table-cell table:formula="of:=VLOOKUP([.$A636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50:17Z</text:p>
          </table:table-cell>
          <table:table-cell office:value-type="float" office:value="40.00601" calcext:value-type="float">
            <text:p>40.00601</text:p>
          </table:table-cell>
          <table:table-cell office:value-type="float" office:value="-79.587654" calcext:value-type="float">
            <text:p>-79.587654</text:p>
          </table:table-cell>
          <table:table-cell office:value-type="float" office:value="291.4" calcext:value-type="float">
            <text:p>291.4</text:p>
          </table:table-cell>
          <table:table-cell office:value-type="float" office:value="98" calcext:value-type="float">
            <text:p>98</text:p>
          </table:table-cell>
          <table:table-cell table:formula="of:=VLOOKUP([.$A637];[MAF_walk_Polar_strap__Crunch.$A$2:.$E$1491];1;1)" office:value-type="string" office:string-value="2018-07-21T15:50:15Z" calcext:value-type="string">
            <text:p>2018-07-21T15:50:15Z</text:p>
          </table:table-cell>
          <table:table-cell table:formula="of:=VLOOKUP([.$A637];[MAF_walk_Polar_strap__Crunch.$A$2:.$E$1491];5;1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1T15:50:22Z</text:p>
          </table:table-cell>
          <table:table-cell office:value-type="float" office:value="40.006077" calcext:value-type="float">
            <text:p>40.006077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5" calcext:value-type="float">
            <text:p>291.5</text:p>
          </table:table-cell>
          <table:table-cell office:value-type="float" office:value="98" calcext:value-type="float">
            <text:p>98</text:p>
          </table:table-cell>
          <table:table-cell table:formula="of:=VLOOKUP([.$A638];[MAF_walk_Polar_strap__Crunch.$A$2:.$E$1491];1;1)" office:value-type="string" office:string-value="2018-07-21T15:50:21Z" calcext:value-type="string">
            <text:p>2018-07-21T15:50:21Z</text:p>
          </table:table-cell>
          <table:table-cell table:formula="of:=VLOOKUP([.$A638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27Z</text:p>
          </table:table-cell>
          <table:table-cell office:value-type="float" office:value="40.00616" calcext:value-type="float">
            <text:p>40.00616</text:p>
          </table:table-cell>
          <table:table-cell office:value-type="float" office:value="-79.58765" calcext:value-type="float">
            <text:p>-79.58765</text:p>
          </table:table-cell>
          <table:table-cell office:value-type="float" office:value="291.5" calcext:value-type="float">
            <text:p>291.5</text:p>
          </table:table-cell>
          <table:table-cell office:value-type="float" office:value="98" calcext:value-type="float">
            <text:p>98</text:p>
          </table:table-cell>
          <table:table-cell table:formula="of:=VLOOKUP([.$A639];[MAF_walk_Polar_strap__Crunch.$A$2:.$E$1491];1;1)" office:value-type="string" office:string-value="2018-07-21T15:50:26Z" calcext:value-type="string">
            <text:p>2018-07-21T15:50:26Z</text:p>
          </table:table-cell>
          <table:table-cell table:formula="of:=VLOOKUP([.$A639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33Z</text:p>
          </table:table-cell>
          <table:table-cell office:value-type="float" office:value="40.006218" calcext:value-type="float">
            <text:p>40.006218</text:p>
          </table:table-cell>
          <table:table-cell office:value-type="float" office:value="-79.58769" calcext:value-type="float">
            <text:p>-79.58769</text:p>
          </table:table-cell>
          <table:table-cell office:value-type="float" office:value="291.6" calcext:value-type="float">
            <text:p>291.6</text:p>
          </table:table-cell>
          <table:table-cell office:value-type="float" office:value="98" calcext:value-type="float">
            <text:p>98</text:p>
          </table:table-cell>
          <table:table-cell table:formula="of:=VLOOKUP([.$A640];[MAF_walk_Polar_strap__Crunch.$A$2:.$E$1491];1;1)" office:value-type="string" office:string-value="2018-07-21T15:50:32Z" calcext:value-type="string">
            <text:p>2018-07-21T15:50:32Z</text:p>
          </table:table-cell>
          <table:table-cell table:formula="of:=VLOOKUP([.$A640];[MAF_walk_Polar_strap__Crunch.$A$2:.$E$1491];5;1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1T15:50:39Z</text:p>
          </table:table-cell>
          <table:table-cell office:value-type="float" office:value="40.0063" calcext:value-type="float">
            <text:p>40.0063</text:p>
          </table:table-cell>
          <table:table-cell office:value-type="float" office:value="-79.587746" calcext:value-type="float">
            <text:p>-79.587746</text:p>
          </table:table-cell>
          <table:table-cell office:value-type="float" office:value="291.7" calcext:value-type="float">
            <text:p>291.7</text:p>
          </table:table-cell>
          <table:table-cell office:value-type="float" office:value="98" calcext:value-type="float">
            <text:p>98</text:p>
          </table:table-cell>
          <table:table-cell table:formula="of:=VLOOKUP([.$A641];[MAF_walk_Polar_strap__Crunch.$A$2:.$E$1491];1;1)" office:value-type="string" office:string-value="2018-07-21T15:50:38Z" calcext:value-type="string">
            <text:p>2018-07-21T15:50:38Z</text:p>
          </table:table-cell>
          <table:table-cell table:formula="of:=VLOOKUP([.$A641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50:44Z</text:p>
          </table:table-cell>
          <table:table-cell office:value-type="float" office:value="40.00636" calcext:value-type="float">
            <text:p>40.00636</text:p>
          </table:table-cell>
          <table:table-cell office:value-type="float" office:value="-79.58774" calcext:value-type="float">
            <text:p>-79.58774</text:p>
          </table:table-cell>
          <table:table-cell office:value-type="float" office:value="291.7" calcext:value-type="float">
            <text:p>291.7</text:p>
          </table:table-cell>
          <table:table-cell office:value-type="float" office:value="98" calcext:value-type="float">
            <text:p>98</text:p>
          </table:table-cell>
          <table:table-cell table:formula="of:=VLOOKUP([.$A642];[MAF_walk_Polar_strap__Crunch.$A$2:.$E$1491];1;1)" office:value-type="string" office:string-value="2018-07-21T15:50:42Z" calcext:value-type="string">
            <text:p>2018-07-21T15:50:42Z</text:p>
          </table:table-cell>
          <table:table-cell table:formula="of:=VLOOKUP([.$A642];[MAF_walk_Polar_strap__Crunch.$A$2:.$E$1491];5;1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7-21T15:50:54Z</text:p>
          </table:table-cell>
          <table:table-cell office:value-type="float" office:value="40.006485" calcext:value-type="float">
            <text:p>40.006485</text:p>
          </table:table-cell>
          <table:table-cell office:value-type="float" office:value="-79.58772" calcext:value-type="float">
            <text:p>-79.58772</text:p>
          </table:table-cell>
          <table:table-cell office:value-type="float" office:value="291.8" calcext:value-type="float">
            <text:p>291.8</text:p>
          </table:table-cell>
          <table:table-cell office:value-type="float" office:value="98" calcext:value-type="float">
            <text:p>98</text:p>
          </table:table-cell>
          <table:table-cell table:formula="of:=VLOOKUP([.$A643];[MAF_walk_Polar_strap__Crunch.$A$2:.$E$1491];1;1)" office:value-type="string" office:string-value="2018-07-21T15:50:53Z" calcext:value-type="string">
            <text:p>2018-07-21T15:50:53Z</text:p>
          </table:table-cell>
          <table:table-cell table:formula="of:=VLOOKUP([.$A643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50:55Z</text:p>
          </table:table-cell>
          <table:table-cell office:value-type="float" office:value="40.006485" calcext:value-type="float">
            <text:p>40.006485</text:p>
          </table:table-cell>
          <table:table-cell office:value-type="float" office:value="-79.58772" calcext:value-type="float">
            <text:p>-79.58772</text:p>
          </table:table-cell>
          <table:table-cell office:value-type="float" office:value="291.8" calcext:value-type="float">
            <text:p>291.8</text:p>
          </table:table-cell>
          <table:table-cell office:value-type="float" office:value="96" calcext:value-type="float">
            <text:p>96</text:p>
          </table:table-cell>
          <table:table-cell table:formula="of:=VLOOKUP([.$A644];[MAF_walk_Polar_strap__Crunch.$A$2:.$E$1491];1;1)" office:value-type="string" office:string-value="2018-07-21T15:50:53Z" calcext:value-type="string">
            <text:p>2018-07-21T15:50:53Z</text:p>
          </table:table-cell>
          <table:table-cell table:formula="of:=VLOOKUP([.$A644];[MAF_walk_Polar_strap__Crunch.$A$2:.$E$1491];5;1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8-07-21T15:50:59Z</text:p>
          </table:table-cell>
          <table:table-cell office:value-type="float" office:value="40.006577" calcext:value-type="float">
            <text:p>40.006577</text:p>
          </table:table-cell>
          <table:table-cell office:value-type="float" office:value="-79.587746" calcext:value-type="float">
            <text:p>-79.587746</text:p>
          </table:table-cell>
          <table:table-cell office:value-type="float" office:value="291.9" calcext:value-type="float">
            <text:p>291.9</text:p>
          </table:table-cell>
          <table:table-cell office:value-type="float" office:value="96" calcext:value-type="float">
            <text:p>96</text:p>
          </table:table-cell>
          <table:table-cell table:formula="of:=VLOOKUP([.$A645];[MAF_walk_Polar_strap__Crunch.$A$2:.$E$1491];1;1)" office:value-type="string" office:string-value="2018-07-21T15:50:58Z" calcext:value-type="string">
            <text:p>2018-07-21T15:50:58Z</text:p>
          </table:table-cell>
          <table:table-cell table:formula="of:=VLOOKUP([.$A645];[MAF_walk_Polar_strap__Crunch.$A$2:.$E$1491];5;1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8-07-21T15:51:04Z</text:p>
          </table:table-cell>
          <table:table-cell office:value-type="float" office:value="40.006577" calcext:value-type="float">
            <text:p>40.006577</text:p>
          </table:table-cell>
          <table:table-cell office:value-type="float" office:value="-79.587746" calcext:value-type="float">
            <text:p>-79.587746</text:p>
          </table:table-cell>
          <table:table-cell office:value-type="float" office:value="291.9" calcext:value-type="float">
            <text:p>291.9</text:p>
          </table:table-cell>
          <table:table-cell office:value-type="float" office:value="96" calcext:value-type="float">
            <text:p>96</text:p>
          </table:table-cell>
          <table:table-cell table:formula="of:=VLOOKUP([.$A646];[MAF_walk_Polar_strap__Crunch.$A$2:.$E$1491];1;1)" office:value-type="string" office:string-value="2018-07-21T15:51:03Z" calcext:value-type="string">
            <text:p>2018-07-21T15:51:03Z</text:p>
          </table:table-cell>
          <table:table-cell table:formula="of:=VLOOKUP([.$A646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51:09Z</text:p>
          </table:table-cell>
          <table:table-cell office:value-type="float" office:value="40.006683" calcext:value-type="float">
            <text:p>40.006683</text:p>
          </table:table-cell>
          <table:table-cell office:value-type="float" office:value="-79.587776" calcext:value-type="float">
            <text:p>-79.587776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  <table:table-cell table:formula="of:=VLOOKUP([.$A647];[MAF_walk_Polar_strap__Crunch.$A$2:.$E$1491];1;1)" office:value-type="string" office:string-value="2018-07-21T15:51:09Z" calcext:value-type="string">
            <text:p>2018-07-21T15:51:09Z</text:p>
          </table:table-cell>
          <table:table-cell table:formula="of:=VLOOKUP([.$A647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1:14Z</text:p>
          </table:table-cell>
          <table:table-cell office:value-type="float" office:value="40.006707" calcext:value-type="float">
            <text:p>40.006707</text:p>
          </table:table-cell>
          <table:table-cell office:value-type="float" office:value="-79.587953" calcext:value-type="float">
            <text:p>-79.587953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  <table:table-cell table:formula="of:=VLOOKUP([.$A648];[MAF_walk_Polar_strap__Crunch.$A$2:.$E$1491];1;1)" office:value-type="string" office:string-value="2018-07-21T15:51:13Z" calcext:value-type="string">
            <text:p>2018-07-21T15:51:13Z</text:p>
          </table:table-cell>
          <table:table-cell table:formula="of:=VLOOKUP([.$A648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1:20Z</text:p>
          </table:table-cell>
          <table:table-cell office:value-type="float" office:value="40.006708" calcext:value-type="float">
            <text:p>40.006708</text:p>
          </table:table-cell>
          <table:table-cell office:value-type="float" office:value="-79.588026" calcext:value-type="float">
            <text:p>-79.588026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  <table:table-cell table:formula="of:=VLOOKUP([.$A649];[MAF_walk_Polar_strap__Crunch.$A$2:.$E$1491];1;1)" office:value-type="string" office:string-value="2018-07-21T15:51:19Z" calcext:value-type="string">
            <text:p>2018-07-21T15:51:19Z</text:p>
          </table:table-cell>
          <table:table-cell table:formula="of:=VLOOKUP([.$A649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25Z</text:p>
          </table:table-cell>
          <table:table-cell office:value-type="float" office:value="40.006708" calcext:value-type="float">
            <text:p>40.006708</text:p>
          </table:table-cell>
          <table:table-cell office:value-type="float" office:value="-79.588099" calcext:value-type="float">
            <text:p>-79.588099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  <table:table-cell table:formula="of:=VLOOKUP([.$A650];[MAF_walk_Polar_strap__Crunch.$A$2:.$E$1491];1;1)" office:value-type="string" office:string-value="2018-07-21T15:51:25Z" calcext:value-type="string">
            <text:p>2018-07-21T15:51:25Z</text:p>
          </table:table-cell>
          <table:table-cell table:formula="of:=VLOOKUP([.$A650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51:30Z</text:p>
          </table:table-cell>
          <table:table-cell office:value-type="float" office:value="40.006709" calcext:value-type="float">
            <text:p>40.006709</text:p>
          </table:table-cell>
          <table:table-cell office:value-type="float" office:value="-79.588172" calcext:value-type="float">
            <text:p>-79.588172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  <table:table-cell table:formula="of:=VLOOKUP([.$A651];[MAF_walk_Polar_strap__Crunch.$A$2:.$E$1491];1;1)" office:value-type="string" office:string-value="2018-07-21T15:51:30Z" calcext:value-type="string">
            <text:p>2018-07-21T15:51:30Z</text:p>
          </table:table-cell>
          <table:table-cell table:formula="of:=VLOOKUP([.$A651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35Z</text:p>
          </table:table-cell>
          <table:table-cell office:value-type="float" office:value="40.00671" calcext:value-type="float">
            <text:p>40.00671</text:p>
          </table:table-cell>
          <table:table-cell office:value-type="float" office:value="-79.588245" calcext:value-type="float">
            <text:p>-79.588245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  <table:table-cell table:formula="of:=VLOOKUP([.$A652];[MAF_walk_Polar_strap__Crunch.$A$2:.$E$1491];1;1)" office:value-type="string" office:string-value="2018-07-21T15:51:35Z" calcext:value-type="string">
            <text:p>2018-07-21T15:51:35Z</text:p>
          </table:table-cell>
          <table:table-cell table:formula="of:=VLOOKUP([.$A652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51:40Z</text:p>
          </table:table-cell>
          <table:table-cell office:value-type="float" office:value="40.006711" calcext:value-type="float">
            <text:p>40.006711</text:p>
          </table:table-cell>
          <table:table-cell office:value-type="float" office:value="-79.588318" calcext:value-type="float">
            <text:p>-79.588318</text:p>
          </table:table-cell>
          <table:table-cell office:value-type="float" office:value="292" calcext:value-type="float">
            <text:p>292</text:p>
          </table:table-cell>
          <table:table-cell office:value-type="float" office:value="96" calcext:value-type="float">
            <text:p>96</text:p>
          </table:table-cell>
          <table:table-cell table:formula="of:=VLOOKUP([.$A653];[MAF_walk_Polar_strap__Crunch.$A$2:.$E$1491];1;1)" office:value-type="string" office:string-value="2018-07-21T15:51:40Z" calcext:value-type="string">
            <text:p>2018-07-21T15:51:40Z</text:p>
          </table:table-cell>
          <table:table-cell table:formula="of:=VLOOKUP([.$A653];[MAF_walk_Polar_strap__Crunch.$A$2:.$E$1491];5;1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8-07-21T15:51:45Z</text:p>
          </table:table-cell>
          <table:table-cell office:value-type="float" office:value="40.006712" calcext:value-type="float">
            <text:p>40.006712</text:p>
          </table:table-cell>
          <table:table-cell office:value-type="float" office:value="-79.588391" calcext:value-type="float">
            <text:p>-79.588391</text:p>
          </table:table-cell>
          <table:table-cell office:value-type="float" office:value="291.8" calcext:value-type="float">
            <text:p>291.8</text:p>
          </table:table-cell>
          <table:table-cell office:value-type="float" office:value="96" calcext:value-type="float">
            <text:p>96</text:p>
          </table:table-cell>
          <table:table-cell table:formula="of:=VLOOKUP([.$A654];[MAF_walk_Polar_strap__Crunch.$A$2:.$E$1491];1;1)" office:value-type="string" office:string-value="2018-07-21T15:51:45Z" calcext:value-type="string">
            <text:p>2018-07-21T15:51:45Z</text:p>
          </table:table-cell>
          <table:table-cell table:formula="of:=VLOOKUP([.$A654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50Z</text:p>
          </table:table-cell>
          <table:table-cell office:value-type="float" office:value="40.006712" calcext:value-type="float">
            <text:p>40.006712</text:p>
          </table:table-cell>
          <table:table-cell office:value-type="float" office:value="-79.588464" calcext:value-type="float">
            <text:p>-79.588464</text:p>
          </table:table-cell>
          <table:table-cell office:value-type="float" office:value="291.7" calcext:value-type="float">
            <text:p>291.7</text:p>
          </table:table-cell>
          <table:table-cell office:value-type="float" office:value="96" calcext:value-type="float">
            <text:p>96</text:p>
          </table:table-cell>
          <table:table-cell table:formula="of:=VLOOKUP([.$A655];[MAF_walk_Polar_strap__Crunch.$A$2:.$E$1491];1;1)" office:value-type="string" office:string-value="2018-07-21T15:51:49Z" calcext:value-type="string">
            <text:p>2018-07-21T15:51:49Z</text:p>
          </table:table-cell>
          <table:table-cell table:formula="of:=VLOOKUP([.$A655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1:55Z</text:p>
          </table:table-cell>
          <table:table-cell office:value-type="float" office:value="40.006713" calcext:value-type="float">
            <text:p>40.006713</text:p>
          </table:table-cell>
          <table:table-cell office:value-type="float" office:value="-79.588537" calcext:value-type="float">
            <text:p>-79.588537</text:p>
          </table:table-cell>
          <table:table-cell office:value-type="float" office:value="291.5" calcext:value-type="float">
            <text:p>291.5</text:p>
          </table:table-cell>
          <table:table-cell office:value-type="float" office:value="91" calcext:value-type="float">
            <text:p>91</text:p>
          </table:table-cell>
          <table:table-cell table:formula="of:=VLOOKUP([.$A656];[MAF_walk_Polar_strap__Crunch.$A$2:.$E$1491];1;1)" office:value-type="string" office:string-value="2018-07-21T15:51:54Z" calcext:value-type="string">
            <text:p>2018-07-21T15:51:54Z</text:p>
          </table:table-cell>
          <table:table-cell table:formula="of:=VLOOKUP([.$A656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1:55Z</text:p>
          </table:table-cell>
          <table:table-cell office:value-type="float" office:value="40.006714" calcext:value-type="float">
            <text:p>40.006714</text:p>
          </table:table-cell>
          <table:table-cell office:value-type="float" office:value="-79.58861" calcext:value-type="float">
            <text:p>-79.58861</text:p>
          </table:table-cell>
          <table:table-cell office:value-type="float" office:value="291.4" calcext:value-type="float">
            <text:p>291.4</text:p>
          </table:table-cell>
          <table:table-cell office:value-type="float" office:value="91" calcext:value-type="float">
            <text:p>91</text:p>
          </table:table-cell>
          <table:table-cell table:formula="of:=VLOOKUP([.$A657];[MAF_walk_Polar_strap__Crunch.$A$2:.$E$1491];1;1)" office:value-type="string" office:string-value="2018-07-21T15:51:54Z" calcext:value-type="string">
            <text:p>2018-07-21T15:51:54Z</text:p>
          </table:table-cell>
          <table:table-cell table:formula="of:=VLOOKUP([.$A657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2:00Z</text:p>
          </table:table-cell>
          <table:table-cell office:value-type="float" office:value="40.00671" calcext:value-type="float">
            <text:p>40.00671</text:p>
          </table:table-cell>
          <table:table-cell office:value-type="float" office:value="-79.58866" calcext:value-type="float">
            <text:p>-79.58866</text:p>
          </table:table-cell>
          <table:table-cell office:value-type="float" office:value="291.3" calcext:value-type="float">
            <text:p>291.3</text:p>
          </table:table-cell>
          <table:table-cell office:value-type="float" office:value="91" calcext:value-type="float">
            <text:p>91</text:p>
          </table:table-cell>
          <table:table-cell table:formula="of:=VLOOKUP([.$A658];[MAF_walk_Polar_strap__Crunch.$A$2:.$E$1491];1;1)" office:value-type="string" office:string-value="2018-07-21T15:51:59Z" calcext:value-type="string">
            <text:p>2018-07-21T15:51:59Z</text:p>
          </table:table-cell>
          <table:table-cell table:formula="of:=VLOOKUP([.$A658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52:05Z</text:p>
          </table:table-cell>
          <table:table-cell office:value-type="float" office:value="40.006756" calcext:value-type="float">
            <text:p>40.006756</text:p>
          </table:table-cell>
          <table:table-cell office:value-type="float" office:value="-79.58873" calcext:value-type="float">
            <text:p>-79.58873</text:p>
          </table:table-cell>
          <table:table-cell office:value-type="float" office:value="290.9" calcext:value-type="float">
            <text:p>290.9</text:p>
          </table:table-cell>
          <table:table-cell office:value-type="float" office:value="91" calcext:value-type="float">
            <text:p>91</text:p>
          </table:table-cell>
          <table:table-cell table:formula="of:=VLOOKUP([.$A659];[MAF_walk_Polar_strap__Crunch.$A$2:.$E$1491];1;1)" office:value-type="string" office:string-value="2018-07-21T15:52:05Z" calcext:value-type="string">
            <text:p>2018-07-21T15:52:05Z</text:p>
          </table:table-cell>
          <table:table-cell table:formula="of:=VLOOKUP([.$A659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52:10Z</text:p>
          </table:table-cell>
          <table:table-cell office:value-type="float" office:value="40.006836" calcext:value-type="float">
            <text:p>40.006836</text:p>
          </table:table-cell>
          <table:table-cell office:value-type="float" office:value="-79.588745" calcext:value-type="float">
            <text:p>-79.588745</text:p>
          </table:table-cell>
          <table:table-cell office:value-type="float" office:value="290.8" calcext:value-type="float">
            <text:p>290.8</text:p>
          </table:table-cell>
          <table:table-cell office:value-type="float" office:value="91" calcext:value-type="float">
            <text:p>91</text:p>
          </table:table-cell>
          <table:table-cell table:formula="of:=VLOOKUP([.$A660];[MAF_walk_Polar_strap__Crunch.$A$2:.$E$1491];1;1)" office:value-type="string" office:string-value="2018-07-21T15:52:09Z" calcext:value-type="string">
            <text:p>2018-07-21T15:52:09Z</text:p>
          </table:table-cell>
          <table:table-cell table:formula="of:=VLOOKUP([.$A660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52:15Z</text:p>
          </table:table-cell>
          <table:table-cell office:value-type="float" office:value="40.00685" calcext:value-type="float">
            <text:p>40.00685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90.8" calcext:value-type="float">
            <text:p>290.8</text:p>
          </table:table-cell>
          <table:table-cell office:value-type="float" office:value="91" calcext:value-type="float">
            <text:p>91</text:p>
          </table:table-cell>
          <table:table-cell table:formula="of:=VLOOKUP([.$A661];[MAF_walk_Polar_strap__Crunch.$A$2:.$E$1491];1;1)" office:value-type="string" office:string-value="2018-07-21T15:52:12Z" calcext:value-type="string">
            <text:p>2018-07-21T15:52:12Z</text:p>
          </table:table-cell>
          <table:table-cell table:formula="of:=VLOOKUP([.$A661];[MAF_walk_Polar_strap__Crunch.$A$2:.$E$1491];5;1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8-07-21T15:52:20Z</text:p>
          </table:table-cell>
          <table:table-cell office:value-type="float" office:value="40.006874" calcext:value-type="float">
            <text:p>40.006874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0.8" calcext:value-type="float">
            <text:p>290.8</text:p>
          </table:table-cell>
          <table:table-cell office:value-type="float" office:value="91" calcext:value-type="float">
            <text:p>91</text:p>
          </table:table-cell>
          <table:table-cell table:formula="of:=VLOOKUP([.$A662];[MAF_walk_Polar_strap__Crunch.$A$2:.$E$1491];1;1)" office:value-type="string" office:string-value="2018-07-21T15:52:20Z" calcext:value-type="string">
            <text:p>2018-07-21T15:52:20Z</text:p>
          </table:table-cell>
          <table:table-cell table:formula="of:=VLOOKUP([.$A662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2:25Z</text:p>
          </table:table-cell>
          <table:table-cell office:value-type="float" office:value="40.006958" calcext:value-type="float">
            <text:p>40.006958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7" calcext:value-type="float">
            <text:p>290.7</text:p>
          </table:table-cell>
          <table:table-cell office:value-type="float" office:value="91" calcext:value-type="float">
            <text:p>91</text:p>
          </table:table-cell>
          <table:table-cell table:formula="of:=VLOOKUP([.$A663];[MAF_walk_Polar_strap__Crunch.$A$2:.$E$1491];1;1)" office:value-type="string" office:string-value="2018-07-21T15:52:25Z" calcext:value-type="string">
            <text:p>2018-07-21T15:52:25Z</text:p>
          </table:table-cell>
          <table:table-cell table:formula="of:=VLOOKUP([.$A663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2:30Z</text:p>
          </table:table-cell>
          <table:table-cell office:value-type="float" office:value="40.00701" calcext:value-type="float">
            <text:p>40.00701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6" calcext:value-type="float">
            <text:p>290.6</text:p>
          </table:table-cell>
          <table:table-cell office:value-type="float" office:value="91" calcext:value-type="float">
            <text:p>91</text:p>
          </table:table-cell>
          <table:table-cell table:formula="of:=VLOOKUP([.$A664];[MAF_walk_Polar_strap__Crunch.$A$2:.$E$1491];1;1)" office:value-type="string" office:string-value="2018-07-21T15:52:30Z" calcext:value-type="string">
            <text:p>2018-07-21T15:52:30Z</text:p>
          </table:table-cell>
          <table:table-cell table:formula="of:=VLOOKUP([.$A664];[MAF_walk_Polar_strap__Crunch.$A$2:.$E$1491];5;1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8-07-21T15:52:35Z</text:p>
          </table:table-cell>
          <table:table-cell office:value-type="float" office:value="40.007076" calcext:value-type="float">
            <text:p>40.007076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6" calcext:value-type="float">
            <text:p>290.6</text:p>
          </table:table-cell>
          <table:table-cell office:value-type="float" office:value="91" calcext:value-type="float">
            <text:p>91</text:p>
          </table:table-cell>
          <table:table-cell table:formula="of:=VLOOKUP([.$A665];[MAF_walk_Polar_strap__Crunch.$A$2:.$E$1491];1;1)" office:value-type="string" office:string-value="2018-07-21T15:52:35Z" calcext:value-type="string">
            <text:p>2018-07-21T15:52:35Z</text:p>
          </table:table-cell>
          <table:table-cell table:formula="of:=VLOOKUP([.$A665];[MAF_walk_Polar_strap__Crunch.$A$2:.$E$1491];5;1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8-07-21T15:52:42Z</text:p>
          </table:table-cell>
          <table:table-cell office:value-type="float" office:value="40.00709" calcext:value-type="float">
            <text:p>40.00709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0.5" calcext:value-type="float">
            <text:p>290.5</text:p>
          </table:table-cell>
          <table:table-cell office:value-type="float" office:value="91" calcext:value-type="float">
            <text:p>91</text:p>
          </table:table-cell>
          <table:table-cell table:formula="of:=VLOOKUP([.$A666];[MAF_walk_Polar_strap__Crunch.$A$2:.$E$1491];1;1)" office:value-type="string" office:string-value="2018-07-21T15:52:41Z" calcext:value-type="string">
            <text:p>2018-07-21T15:52:41Z</text:p>
          </table:table-cell>
          <table:table-cell table:formula="of:=VLOOKUP([.$A666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3:23Z</text:p>
          </table:table-cell>
          <table:table-cell office:value-type="float" office:value="40.007084" calcext:value-type="float">
            <text:p>40.007084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90.4" calcext:value-type="float">
            <text:p>290.4</text:p>
          </table:table-cell>
          <table:table-cell office:value-type="float" office:value="91" calcext:value-type="float">
            <text:p>91</text:p>
          </table:table-cell>
          <table:table-cell table:formula="of:=VLOOKUP([.$A667];[MAF_walk_Polar_strap__Crunch.$A$2:.$E$1491];1;1)" office:value-type="string" office:string-value="2018-07-21T15:52:45Z" calcext:value-type="string">
            <text:p>2018-07-21T15:52:45Z</text:p>
          </table:table-cell>
          <table:table-cell table:formula="of:=VLOOKUP([.$A667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3:51Z</text:p>
          </table:table-cell>
          <table:table-cell office:value-type="float" office:value="40.007084" calcext:value-type="float">
            <text:p>40.007084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90.4" calcext:value-type="float">
            <text:p>290.4</text:p>
          </table:table-cell>
          <table:table-cell office:value-type="float" office:value="84" calcext:value-type="float">
            <text:p>84</text:p>
          </table:table-cell>
          <table:table-cell table:formula="of:=VLOOKUP([.$A668];[MAF_walk_Polar_strap__Crunch.$A$2:.$E$1491];1;1)" office:value-type="string" office:string-value="2018-07-21T15:52:45Z" calcext:value-type="string">
            <text:p>2018-07-21T15:52:45Z</text:p>
          </table:table-cell>
          <table:table-cell table:formula="of:=VLOOKUP([.$A668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5:53:54Z</text:p>
          </table:table-cell>
          <table:table-cell office:value-type="float" office:value="40.007084" calcext:value-type="float">
            <text:p>40.007084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90.4" calcext:value-type="float">
            <text:p>290.4</text:p>
          </table:table-cell>
          <table:table-cell office:value-type="float" office:value="84" calcext:value-type="float">
            <text:p>84</text:p>
          </table:table-cell>
          <table:table-cell table:formula="of:=VLOOKUP([.$A669];[MAF_walk_Polar_strap__Crunch.$A$2:.$E$1491];1;1)" office:value-type="string" office:string-value="2018-07-21T15:52:45Z" calcext:value-type="string">
            <text:p>2018-07-21T15:52:45Z</text:p>
          </table:table-cell>
          <table:table-cell table:formula="of:=VLOOKUP([.$A669];[MAF_walk_Polar_strap__Crunch.$A$2:.$E$1491];5;1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7-21T17:04:25Z</text:p>
          </table:table-cell>
          <table:table-cell office:value-type="float" office:value="40.007076" calcext:value-type="float">
            <text:p>40.007076</text:p>
          </table:table-cell>
          <table:table-cell office:value-type="float" office:value="-79.589066" calcext:value-type="float">
            <text:p>-79.589066</text:p>
          </table:table-cell>
          <table:table-cell office:value-type="float" office:value="290.4" calcext:value-type="float">
            <text:p>290.4</text:p>
          </table:table-cell>
          <table:table-cell office:value-type="float" office:value="84" calcext:value-type="float">
            <text:p>84</text:p>
          </table:table-cell>
          <table:table-cell table:formula="of:=VLOOKUP([.$A670];[MAF_walk_Polar_strap__Crunch.$A$2:.$E$1491];1;1)" office:value-type="string" office:string-value="2018-07-21T15:52:45Z" calcext:value-type="string">
            <text:p>2018-07-21T15:52:45Z</text:p>
          </table:table-cell>
          <table:table-cell table:formula="of:=VLOOKUP([.$A670];[MAF_walk_Polar_strap__Crunch.$A$2:.$E$1491];5;1)"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9T14:56:19.650000000</dc:date>
    <meta:editing-duration>PT5M50S</meta:editing-duration>
    <meta:editing-cycles>2</meta:editing-cycles>
    <meta:generator>LibreOffice/5.4.5.1$Windows_X86_64 LibreOffice_project/79c9829dd5d8054ec39a82dc51cd9eff340dbee8</meta:generator>
    <meta:document-statistic meta:table-count="2" meta:cell-count="121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 style:data-style-name="N0">
      <style:chart-properties chart:display-label="true" chart:logarithmic="false" chart:minimum="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73cm" svg:height="16.16cm" xlink:href=".." xlink:type="simple" chart:class="chart:line" chart:style-name="ch1">
        <chart:title svg:x="12.112cm" svg:y="0.459cm" chart:style-name="ch2">
          <text:p>MAF Walk Heart Rate</text:p>
        </chart:title>
        <chart:subtitle svg:x="12.906cm" svg:y="1.561cm" chart:style-name="ch3">
          <text:p>Chest vs Watch</text:p>
        </chart:subtitle>
        <chart:legend chart:legend-position="end" svg:x="25.402cm" svg:y="7.532cm" style:legend-expansion="high" chart:style-name="ch4"/>
        <chart:plot-area chart:style-name="ch5" table:cell-range-address="MAF_Walk_Samsung_Watch__Crunch.A1:MAF_Walk_Samsung_Watch__Crunch.A670 MAF_Walk_Samsung_Watch__Crunch.E1:MAF_Walk_Samsung_Watch__Crunch.E670 MAF_Walk_Samsung_Watch__Crunch.G1:MAF_Walk_Samsung_Watch__Crunch.G670" chart:data-source-has-labels="both" svg:x="1.729cm" svg:y="2.567cm" svg:width="23.099cm" svg:height="12.145cm">
          <chartooo:coordinate-region svg:x="3.438cm" svg:y="2.567cm" svg:width="20.449cm" svg:height="8.984cm"/>
          <chart:axis chart:dimension="x" chart:name="primary-x" chart:style-name="ch6" chartooo:axis-type="auto">
            <chartooo:date-scale/>
            <chart:title svg:x="12.725cm" svg:y="15.035cm" chart:style-name="ch7">
              <text:p>Time</text:p>
            </chart:title>
            <chart:categories table:cell-range-address="MAF_Walk_Samsung_Watch__Crunch.A2:MAF_Walk_Samsung_Watch__Crunch.A670"/>
          </chart:axis>
          <chart:axis chart:dimension="y" chart:name="primary-y" chart:style-name="ch8">
            <chart:title svg:x="0.451cm" svg:y="9.734cm" chart:style-name="ch9">
              <text:p>Heart Rate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MAF_Walk_Samsung_Watch__Crunch.E2:MAF_Walk_Samsung_Watch__Crunch.E670" chart:label-cell-address="MAF_Walk_Samsung_Watch__Crunch.E1:MAF_Walk_Samsung_Watch__Crunch.E1" chart:class="chart:line">
            <chart:data-point chart:repeated="669"/>
          </chart:series>
          <chart:series chart:style-name="ch13" chart:values-cell-range-address="MAF_Walk_Samsung_Watch__Crunch.G2:MAF_Walk_Samsung_Watch__Crunch.G670" chart:label-cell-address="MAF_Walk_Samsung_Watch__Crunch.G1:MAF_Walk_Samsung_Watch__Crunch.G1" chart:class="chart:line">
            <chart:data-point chart:repeated="66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tch_Heart</text:p>
                <draw:g>
                  <svg:desc>MAF_Walk_Samsung_Watch__Crunch.E1:MAF_Walk_Samsung_Watch__Crunch.E1</svg:desc>
                </draw:g>
              </table:table-cell>
              <table:table-cell office:value-type="string">
                <text:p>Chest_Heart</text:p>
                <draw:g>
                  <svg:desc>MAF_Walk_Samsung_Watch__Crunch.G1:MAF_Walk_Samsung_Watch__Crunch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-07-21T14:50:21Z</text:p>
                <draw:g>
                  <svg:desc>MAF_Walk_Samsung_Watch__Crunch.A2:MAF_Walk_Samsung_Watch__Crunch.A670</svg:desc>
                </draw:g>
              </table:table-cell>
              <table:table-cell office:value-type="float" office:value="73">
                <text:p>73</text:p>
                <draw:g>
                  <svg:desc>MAF_Walk_Samsung_Watch__Crunch.E2:MAF_Walk_Samsung_Watch__Crunch.E670</svg:desc>
                </draw:g>
              </table:table-cell>
              <table:table-cell office:value-type="float" office:value="76">
                <text:p>76</text:p>
                <draw:g>
                  <svg:desc>MAF_Walk_Samsung_Watch__Crunch.G2:MAF_Walk_Samsung_Watch__Crunch.G670</svg:desc>
                </draw:g>
              </table:table-cell>
            </table:table-row>
            <table:table-row>
              <table:table-cell office:value-type="string">
                <text:p>2018-07-21T14:50:26Z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1T14:50:28Z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1T14:50:31Z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1T14:50:36Z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1T14:50:39Z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1T14:50:41Z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1T14:50:46Z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1T14:50:51Z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1T14:50:56Z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4:51:04Z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1T14:51:14Z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1T14:51:19Z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4:51:29Z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1T14:51:34Z</text:p>
              </table:table-cell>
              <table:table-cell office:value-type="float" office:value="78">
                <text:p>7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1T14:51:39Z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4:51:40Z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4:51:44Z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1T14:51:49Z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1T14:51:59Z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1T14:52:04Z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4:52:09Z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1T14:52:14Z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1T14:52:19Z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1T14:52:24Z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1T14:52:29Z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4:52:34Z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4:52:39Z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4:52:39Z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4:52:48Z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4:52:58Z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4:53:03Z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4:53:08Z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4:53:13Z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4:53:18Z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1T14:53:28Z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1T14:53:33Z</text:p>
              </table:table-cell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1T14:53:38Z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4:53:39Z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4:53:43Z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4:53:48Z</text:p>
              </table:table-cell>
              <table:table-cell office:value-type="float" office:value="98">
                <text:p>9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4:53:57Z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4:54:02Z</text:p>
              </table:table-cell>
              <table:table-cell office:value-type="float" office:value="98">
                <text:p>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4:54:08Z</text:p>
              </table:table-cell>
              <table:table-cell office:value-type="float" office:value="98">
                <text:p>9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4:54:15Z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4:54:20Z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4:54:28Z</text:p>
              </table:table-cell>
              <table:table-cell office:value-type="float" office:value="98">
                <text:p>9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4:54:33Z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4:54:41Z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4:54:42Z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4:54:48Z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4:54:53Z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4:55:00Z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4:55:06Z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4:55:11Z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4:55:16Z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4:55:21Z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4:55:26Z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4:55:31Z</text:p>
              </table:table-cell>
              <table:table-cell office:value-type="float" office:value="86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4:55:36Z</text:p>
              </table:table-cell>
              <table:table-cell office:value-type="float" office:value="86">
                <text:p>8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4:55:41Z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4:55:41Z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4:55:41Z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4:55:53Z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4:56:01Z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4:56:06Z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4:56:11Z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4:56:16Z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4:56:21Z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4:56:29Z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4:56:38Z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4:56:40Z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4:56:41Z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4:56:43Z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4:56:44Z</text:p>
              </table:table-cell>
              <table:table-cell office:value-type="float" office:value="90">
                <text:p>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4:56:49Z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4:56:54Z</text:p>
              </table:table-cell>
              <table:table-cell office:value-type="float" office:value="90">
                <text:p>9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4:56:59Z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4:57:41Z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4:57:44Z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4:58:29Z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1T14:58:29Z</text:p>
              </table:table-cell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1T14:58:37Z</text:p>
              </table:table-cell>
              <table:table-cell office:value-type="float" office:value="90">
                <text:p>9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4:58:41Z</text:p>
              </table:table-cell>
              <table:table-cell office:value-type="float" office:value="110">
                <text:p>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1T14:58:42Z</text:p>
              </table:table-cell>
              <table:table-cell office:value-type="float" office:value="110">
                <text:p>1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1T14:58:47Z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1T14:58:52Z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1T14:58:57Z</text:p>
              </table:table-cell>
              <table:table-cell office:value-type="float" office:value="110">
                <text:p>1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1T14:59:02Z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1T14:59:07Z</text:p>
              </table:table-cell>
              <table:table-cell office:value-type="float" office:value="110">
                <text:p>1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4:59:12Z</text:p>
              </table:table-cell>
              <table:table-cell office:value-type="float" office:value="110">
                <text:p>1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1T14:59:17Z</text:p>
              </table:table-cell>
              <table:table-cell office:value-type="float" office:value="110">
                <text:p>1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1T14:59:22Z</text:p>
              </table:table-cell>
              <table:table-cell office:value-type="float" office:value="110">
                <text:p>1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4:59:32Z</text:p>
              </table:table-cell>
              <table:table-cell office:value-type="float" office:value="110">
                <text:p>1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4:59:41Z</text:p>
              </table:table-cell>
              <table:table-cell office:value-type="float" office:value="110">
                <text:p>1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4:59:41Z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4:59:46Z</text:p>
              </table:table-cell>
              <table:table-cell office:value-type="float" office:value="119">
                <text:p>11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1T14:59:50Z</text:p>
              </table:table-cell>
              <table:table-cell office:value-type="float" office:value="119">
                <text:p>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1T14:59:57Z</text:p>
              </table:table-cell>
              <table:table-cell office:value-type="float" office:value="119">
                <text:p>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1T15:00:02Z</text:p>
              </table:table-cell>
              <table:table-cell office:value-type="float" office:value="119">
                <text:p>1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00:07Z</text:p>
              </table:table-cell>
              <table:table-cell office:value-type="float" office:value="119">
                <text:p>11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00:17Z</text:p>
              </table:table-cell>
              <table:table-cell office:value-type="float" office:value="119">
                <text:p>1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00:22Z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00:27Z</text:p>
              </table:table-cell>
              <table:table-cell office:value-type="float" office:value="119">
                <text:p>11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00:33Z</text:p>
              </table:table-cell>
              <table:table-cell office:value-type="float" office:value="119">
                <text:p>1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00:38Z</text:p>
              </table:table-cell>
              <table:table-cell office:value-type="float" office:value="119">
                <text:p>11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00:41Z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00:43Z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00:52Z</text:p>
              </table:table-cell>
              <table:table-cell office:value-type="float" office:value="122">
                <text:p>1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00:57Z</text:p>
              </table:table-cell>
              <table:table-cell office:value-type="float" office:value="122">
                <text:p>1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01:02Z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01:07Z</text:p>
              </table:table-cell>
              <table:table-cell office:value-type="float" office:value="122">
                <text:p>1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1T15:01:12Z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01:16Z</text:p>
              </table:table-cell>
              <table:table-cell office:value-type="float" office:value="122">
                <text:p>1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01:21Z</text:p>
              </table:table-cell>
              <table:table-cell office:value-type="float" office:value="122">
                <text:p>1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01:26Z</text:p>
              </table:table-cell>
              <table:table-cell office:value-type="float" office:value="122">
                <text:p>1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01:31Z</text:p>
              </table:table-cell>
              <table:table-cell office:value-type="float" office:value="122">
                <text:p>1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01:36Z</text:p>
              </table:table-cell>
              <table:table-cell office:value-type="float" office:value="122">
                <text:p>1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01:41Z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01:42Z</text:p>
              </table:table-cell>
              <table:table-cell office:value-type="float" office:value="119">
                <text:p>11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01:48Z</text:p>
              </table:table-cell>
              <table:table-cell office:value-type="float" office:value="119">
                <text:p>1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01:53Z</text:p>
              </table:table-cell>
              <table:table-cell office:value-type="float" office:value="119">
                <text:p>1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01:58Z</text:p>
              </table:table-cell>
              <table:table-cell office:value-type="float" office:value="119">
                <text:p>11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5:02:03Z</text:p>
              </table:table-cell>
              <table:table-cell office:value-type="float" office:value="119">
                <text:p>1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02:08Z</text:p>
              </table:table-cell>
              <table:table-cell office:value-type="float" office:value="119">
                <text:p>1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02:13Z</text:p>
              </table:table-cell>
              <table:table-cell office:value-type="float" office:value="119">
                <text:p>1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02:18Z</text:p>
              </table:table-cell>
              <table:table-cell office:value-type="float" office:value="119">
                <text:p>1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1T15:02:28Z</text:p>
              </table:table-cell>
              <table:table-cell office:value-type="float" office:value="119">
                <text:p>1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1T15:02:38Z</text:p>
              </table:table-cell>
              <table:table-cell office:value-type="float" office:value="119">
                <text:p>1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5:02:41Z</text:p>
              </table:table-cell>
              <table:table-cell office:value-type="float" office:value="116">
                <text:p>1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1T15:02:43Z</text:p>
              </table:table-cell>
              <table:table-cell office:value-type="float" office:value="116">
                <text:p>1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5:02:53Z</text:p>
              </table:table-cell>
              <table:table-cell office:value-type="float" office:value="116">
                <text:p>11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5:02:58Z</text:p>
              </table:table-cell>
              <table:table-cell office:value-type="float" office:value="116">
                <text:p>1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1T15:03:03Z</text:p>
              </table:table-cell>
              <table:table-cell office:value-type="float" office:value="116">
                <text:p>1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1T15:03:08Z</text:p>
              </table:table-cell>
              <table:table-cell office:value-type="float" office:value="116">
                <text:p>1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1T15:03:13Z</text:p>
              </table:table-cell>
              <table:table-cell office:value-type="float" office:value="116">
                <text:p>1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1T15:03:18Z</text:p>
              </table:table-cell>
              <table:table-cell office:value-type="float" office:value="116">
                <text:p>1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1T15:03:28Z</text:p>
              </table:table-cell>
              <table:table-cell office:value-type="float" office:value="116">
                <text:p>1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5:03:33Z</text:p>
              </table:table-cell>
              <table:table-cell office:value-type="float" office:value="116">
                <text:p>1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5:03:38Z</text:p>
              </table:table-cell>
              <table:table-cell office:value-type="float" office:value="116">
                <text:p>11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5:03:41Z</text:p>
              </table:table-cell>
              <table:table-cell office:value-type="float" office:value="117">
                <text:p>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5:03:41Z</text:p>
              </table:table-cell>
              <table:table-cell office:value-type="float" office:value="117">
                <text:p>1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5:03:46Z</text:p>
              </table:table-cell>
              <table:table-cell office:value-type="float" office:value="117">
                <text:p>1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1T15:03:51Z</text:p>
              </table:table-cell>
              <table:table-cell office:value-type="float" office:value="117">
                <text:p>11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1T15:04:01Z</text:p>
              </table:table-cell>
              <table:table-cell office:value-type="float" office:value="117">
                <text:p>1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5:04:11Z</text:p>
              </table:table-cell>
              <table:table-cell office:value-type="float" office:value="117">
                <text:p>1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8-07-21T15:04:21Z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1T15:04:31Z</text:p>
              </table:table-cell>
              <table:table-cell office:value-type="float" office:value="117">
                <text:p>1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5:04:36Z</text:p>
              </table:table-cell>
              <table:table-cell office:value-type="float" office:value="117">
                <text:p>1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5:04:41Z</text:p>
              </table:table-cell>
              <table:table-cell office:value-type="float" office:value="117">
                <text:p>11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5:04:41Z</text:p>
              </table:table-cell>
              <table:table-cell office:value-type="float" office:value="112">
                <text:p>1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5:04:46Z</text:p>
              </table:table-cell>
              <table:table-cell office:value-type="float" office:value="112">
                <text:p>1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1T15:04:51Z</text:p>
              </table:table-cell>
              <table:table-cell office:value-type="float" office:value="112">
                <text:p>1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5:04:57Z</text:p>
              </table:table-cell>
              <table:table-cell office:value-type="float" office:value="112">
                <text:p>1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8-07-21T15:05:09Z</text:p>
              </table:table-cell>
              <table:table-cell office:value-type="float" office:value="112">
                <text:p>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1T15:05:14Z</text:p>
              </table:table-cell>
              <table:table-cell office:value-type="float" office:value="112">
                <text:p>1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5:05:19Z</text:p>
              </table:table-cell>
              <table:table-cell office:value-type="float" office:value="112">
                <text:p>1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5:05:29Z</text:p>
              </table:table-cell>
              <table:table-cell office:value-type="float" office:value="112">
                <text:p>1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5:05:34Z</text:p>
              </table:table-cell>
              <table:table-cell office:value-type="float" office:value="112">
                <text:p>1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1T15:05:39Z</text:p>
              </table:table-cell>
              <table:table-cell office:value-type="float" office:value="112">
                <text:p>1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1T15:05:40Z</text:p>
              </table:table-cell>
              <table:table-cell office:value-type="float" office:value="111">
                <text:p>1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1T15:05:44Z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8-07-21T15:05:49Z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5:05:59Z</text:p>
              </table:table-cell>
              <table:table-cell office:value-type="float" office:value="111">
                <text:p>1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06:26Z</text:p>
              </table:table-cell>
              <table:table-cell office:value-type="float" office:value="111">
                <text:p>11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5:06:36Z</text:p>
              </table:table-cell>
              <table:table-cell office:value-type="float" office:value="111">
                <text:p>1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5:06:41Z</text:p>
              </table:table-cell>
              <table:table-cell office:value-type="float" office:value="111">
                <text:p>11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06:46Z</text:p>
              </table:table-cell>
              <table:table-cell office:value-type="float" office:value="111">
                <text:p>1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06:46Z</text:p>
              </table:table-cell>
              <table:table-cell office:value-type="float" office:value="111">
                <text:p>1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06:51Z</text:p>
              </table:table-cell>
              <table:table-cell office:value-type="float" office:value="111">
                <text:p>1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5:06:56Z</text:p>
              </table:table-cell>
              <table:table-cell office:value-type="float" office:value="111">
                <text:p>1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5:06:58Z</text:p>
              </table:table-cell>
              <table:table-cell office:value-type="float" office:value="99">
                <text:p>9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07:01Z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07:06Z</text:p>
              </table:table-cell>
              <table:table-cell office:value-type="float" office:value="99">
                <text:p>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07:11Z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07:21Z</text:p>
              </table:table-cell>
              <table:table-cell office:value-type="float" office:value="99">
                <text:p>9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07:26Z</text:p>
              </table:table-cell>
              <table:table-cell office:value-type="float" office:value="99">
                <text:p>9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07:31Z</text:p>
              </table:table-cell>
              <table:table-cell office:value-type="float" office:value="99">
                <text:p>9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07:36Z</text:p>
              </table:table-cell>
              <table:table-cell office:value-type="float" office:value="99">
                <text:p>9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07:46Z</text:p>
              </table:table-cell>
              <table:table-cell office:value-type="float" office:value="99">
                <text:p>9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07:51Z</text:p>
              </table:table-cell>
              <table:table-cell office:value-type="float" office:value="99">
                <text:p>9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07:56Z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1T15:07:58Z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08:01Z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08:06Z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08:15Z</text:p>
              </table:table-cell>
              <table:table-cell office:value-type="float" office:value="107">
                <text:p>1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08:24Z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08:29Z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1T15:08:34Z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1T15:08:39Z</text:p>
              </table:table-cell>
              <table:table-cell office:value-type="float" office:value="107">
                <text:p>10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08:44Z</text:p>
              </table:table-cell>
              <table:table-cell office:value-type="float" office:value="107">
                <text:p>1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08:50Z</text:p>
              </table:table-cell>
              <table:table-cell office:value-type="float" office:value="107">
                <text:p>10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08:58Z</text:p>
              </table:table-cell>
              <table:table-cell office:value-type="float" office:value="107">
                <text:p>1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08:58Z</text:p>
              </table:table-cell>
              <table:table-cell office:value-type="float" office:value="108">
                <text:p>1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09:08Z</text:p>
              </table:table-cell>
              <table:table-cell office:value-type="float" office:value="108">
                <text:p>1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09:13Z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09:18Z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09:23Z</text:p>
              </table:table-cell>
              <table:table-cell office:value-type="float" office:value="108">
                <text:p>1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09:28Z</text:p>
              </table:table-cell>
              <table:table-cell office:value-type="float" office:value="108">
                <text:p>1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09:33Z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09:38Z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09:48Z</text:p>
              </table:table-cell>
              <table:table-cell office:value-type="float" office:value="108">
                <text:p>1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09:58Z</text:p>
              </table:table-cell>
              <table:table-cell office:value-type="float" office:value="108">
                <text:p>1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09:58Z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10:05Z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10:10Z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10:15Z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10:20Z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10:25Z</text:p>
              </table:table-cell>
              <table:table-cell office:value-type="float" office:value="97">
                <text:p>9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10:30Z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1T15:10:35Z</text:p>
              </table:table-cell>
              <table:table-cell office:value-type="float" office:value="97">
                <text:p>9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1T15:10:45Z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1T15:10:50Z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10:58Z</text:p>
              </table:table-cell>
              <table:table-cell office:value-type="float" office:value="108">
                <text:p>1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11:02Z</text:p>
              </table:table-cell>
              <table:table-cell office:value-type="float" office:value="108">
                <text:p>1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11:07Z</text:p>
              </table:table-cell>
              <table:table-cell office:value-type="float" office:value="108">
                <text:p>10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11:12Z</text:p>
              </table:table-cell>
              <table:table-cell office:value-type="float" office:value="108">
                <text:p>1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11:20Z</text:p>
              </table:table-cell>
              <table:table-cell office:value-type="float" office:value="108">
                <text:p>1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11:28Z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11:33Z</text:p>
              </table:table-cell>
              <table:table-cell office:value-type="float" office:value="108">
                <text:p>1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11:38Z</text:p>
              </table:table-cell>
              <table:table-cell office:value-type="float" office:value="108">
                <text:p>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11:43Z</text:p>
              </table:table-cell>
              <table:table-cell office:value-type="float" office:value="108">
                <text:p>10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5:11:48Z</text:p>
              </table:table-cell>
              <table:table-cell office:value-type="float" office:value="108">
                <text:p>1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11:53Z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11:58Z</text:p>
              </table:table-cell>
              <table:table-cell office:value-type="float" office:value="108">
                <text:p>1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11:59Z</text:p>
              </table:table-cell>
              <table:table-cell office:value-type="float" office:value="108">
                <text:p>1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12:07Z</text:p>
              </table:table-cell>
              <table:table-cell office:value-type="float" office:value="108">
                <text:p>1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12:12Z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12:17Z</text:p>
              </table:table-cell>
              <table:table-cell office:value-type="float" office:value="108">
                <text:p>10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5:12:27Z</text:p>
              </table:table-cell>
              <table:table-cell office:value-type="float" office:value="108">
                <text:p>1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12:32Z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12:37Z</text:p>
              </table:table-cell>
              <table:table-cell office:value-type="float" office:value="108">
                <text:p>1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12:42Z</text:p>
              </table:table-cell>
              <table:table-cell office:value-type="float" office:value="108">
                <text:p>1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12:47Z</text:p>
              </table:table-cell>
              <table:table-cell office:value-type="float" office:value="108">
                <text:p>1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12:51Z</text:p>
              </table:table-cell>
              <table:table-cell office:value-type="float" office:value="108">
                <text:p>1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12:58Z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13:01Z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13:10Z</text:p>
              </table:table-cell>
              <table:table-cell office:value-type="float" office:value="120">
                <text:p>1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13:19Z</text:p>
              </table:table-cell>
              <table:table-cell office:value-type="float" office:value="120">
                <text:p>1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13:24Z</text:p>
              </table:table-cell>
              <table:table-cell office:value-type="float" office:value="120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13:34Z</text:p>
              </table:table-cell>
              <table:table-cell office:value-type="float" office:value="120">
                <text:p>1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13:39Z</text:p>
              </table:table-cell>
              <table:table-cell office:value-type="float" office:value="120">
                <text:p>1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13:44Z</text:p>
              </table:table-cell>
              <table:table-cell office:value-type="float" office:value="120">
                <text:p>12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13:49Z</text:p>
              </table:table-cell>
              <table:table-cell office:value-type="float" office:value="120">
                <text:p>1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13:54Z</text:p>
              </table:table-cell>
              <table:table-cell office:value-type="float" office:value="120">
                <text:p>1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13:58Z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13:59Z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14:06Z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14:16Z</text:p>
              </table:table-cell>
              <table:table-cell office:value-type="float" office:value="109">
                <text:p>1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14:21Z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1T15:14:26Z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1T15:14:31Z</text:p>
              </table:table-cell>
              <table:table-cell office:value-type="float" office:value="109">
                <text:p>1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1T15:14:40Z</text:p>
              </table:table-cell>
              <table:table-cell office:value-type="float" office:value="109">
                <text:p>1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1T15:14:50Z</text:p>
              </table:table-cell>
              <table:table-cell office:value-type="float" office:value="109">
                <text:p>1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1T15:14:55Z</text:p>
              </table:table-cell>
              <table:table-cell office:value-type="float" office:value="109">
                <text:p>10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1T15:14:58Z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1T15:15:00Z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1T15:15:05Z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1T15:15:10Z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15:15Z</text:p>
              </table:table-cell>
              <table:table-cell office:value-type="float" office:value="104">
                <text:p>10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1T15:15:20Z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15:30Z</text:p>
              </table:table-cell>
              <table:table-cell office:value-type="float" office:value="104">
                <text:p>10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15:35Z</text:p>
              </table:table-cell>
              <table:table-cell office:value-type="float" office:value="104">
                <text:p>10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15:45Z</text:p>
              </table:table-cell>
              <table:table-cell office:value-type="float" office:value="104">
                <text:p>1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15:50Z</text:p>
              </table:table-cell>
              <table:table-cell office:value-type="float" office:value="104">
                <text:p>1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15:55Z</text:p>
              </table:table-cell>
              <table:table-cell office:value-type="float" office:value="104">
                <text:p>10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15:58Z</text:p>
              </table:table-cell>
              <table:table-cell office:value-type="float" office:value="113">
                <text:p>11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16:00Z</text:p>
              </table:table-cell>
              <table:table-cell office:value-type="float" office:value="113">
                <text:p>1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16:05Z</text:p>
              </table:table-cell>
              <table:table-cell office:value-type="float" office:value="113">
                <text:p>1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16:15Z</text:p>
              </table:table-cell>
              <table:table-cell office:value-type="float" office:value="113">
                <text:p>1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16:25Z</text:p>
              </table:table-cell>
              <table:table-cell office:value-type="float" office:value="113">
                <text:p>1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16:30Z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16:35Z</text:p>
              </table:table-cell>
              <table:table-cell office:value-type="float" office:value="113">
                <text:p>1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16:40Z</text:p>
              </table:table-cell>
              <table:table-cell office:value-type="float" office:value="113">
                <text:p>11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16:45Z</text:p>
              </table:table-cell>
              <table:table-cell office:value-type="float" office:value="113">
                <text:p>11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16:55Z</text:p>
              </table:table-cell>
              <table:table-cell office:value-type="float" office:value="113">
                <text:p>11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018-07-21T15:16:58Z</text:p>
              </table:table-cell>
              <table:table-cell office:value-type="float" office:value="114">
                <text:p>1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17:00Z</text:p>
              </table:table-cell>
              <table:table-cell office:value-type="float" office:value="114">
                <text:p>1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17:04Z</text:p>
              </table:table-cell>
              <table:table-cell office:value-type="float" office:value="114">
                <text:p>1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17:16Z</text:p>
              </table:table-cell>
              <table:table-cell office:value-type="float" office:value="114">
                <text:p>1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17:40Z</text:p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5:18:40Z</text:p>
              </table:table-cell>
              <table:table-cell office:value-type="float" office:value="114">
                <text:p>1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8-07-21T15:18:45Z</text:p>
              </table:table-cell>
              <table:table-cell office:value-type="float" office:value="114">
                <text:p>1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-07-21T15:18:54Z</text:p>
              </table:table-cell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1T15:18:59Z</text:p>
              </table:table-cell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1T15:19:08Z</text:p>
              </table:table-cell>
              <table:table-cell office:value-type="float" office:value="114">
                <text:p>1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1T15:19:10Z</text:p>
              </table:table-cell>
              <table:table-cell office:value-type="float" office:value="133">
                <text:p>1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8-07-21T15:19:13Z</text:p>
              </table:table-cell>
              <table:table-cell office:value-type="float" office:value="133">
                <text:p>1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1T15:19:18Z</text:p>
              </table:table-cell>
              <table:table-cell office:value-type="float" office:value="133">
                <text:p>1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19:23Z</text:p>
              </table:table-cell>
              <table:table-cell office:value-type="float" office:value="133">
                <text:p>1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19:29Z</text:p>
              </table:table-cell>
              <table:table-cell office:value-type="float" office:value="133">
                <text:p>1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19:39Z</text:p>
              </table:table-cell>
              <table:table-cell office:value-type="float" office:value="133">
                <text:p>1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19:44Z</text:p>
              </table:table-cell>
              <table:table-cell office:value-type="float" office:value="133">
                <text:p>1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19:49Z</text:p>
              </table:table-cell>
              <table:table-cell office:value-type="float" office:value="133">
                <text:p>1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19:54Z</text:p>
              </table:table-cell>
              <table:table-cell office:value-type="float" office:value="133">
                <text:p>1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19:57Z</text:p>
              </table:table-cell>
              <table:table-cell office:value-type="float" office:value="133">
                <text:p>1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19:57Z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20:05Z</text:p>
              </table:table-cell>
              <table:table-cell office:value-type="float" office:value="114">
                <text:p>1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20:10Z</text:p>
              </table:table-cell>
              <table:table-cell office:value-type="float" office:value="114">
                <text:p>1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20:15Z</text:p>
              </table:table-cell>
              <table:table-cell office:value-type="float" office:value="114">
                <text:p>1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20:20Z</text:p>
              </table:table-cell>
              <table:table-cell office:value-type="float" office:value="114">
                <text:p>11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20:25Z</text:p>
              </table:table-cell>
              <table:table-cell office:value-type="float" office:value="114">
                <text:p>1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20:30Z</text:p>
              </table:table-cell>
              <table:table-cell office:value-type="float" office:value="114">
                <text:p>1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20:35Z</text:p>
              </table:table-cell>
              <table:table-cell office:value-type="float" office:value="114">
                <text:p>1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20:40Z</text:p>
              </table:table-cell>
              <table:table-cell office:value-type="float" office:value="114">
                <text:p>1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20:45Z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20:50Z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20:55Z</text:p>
              </table:table-cell>
              <table:table-cell office:value-type="float" office:value="114">
                <text:p>1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1T15:20:58Z</text:p>
              </table:table-cell>
              <table:table-cell office:value-type="float" office:value="114">
                <text:p>11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18-07-21T15:21:00Z</text:p>
              </table:table-cell>
              <table:table-cell office:value-type="float" office:value="114">
                <text:p>1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8-07-21T15:21:05Z</text:p>
              </table:table-cell>
              <table:table-cell office:value-type="float" office:value="114">
                <text:p>1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21:10Z</text:p>
              </table:table-cell>
              <table:table-cell office:value-type="float" office:value="114">
                <text:p>1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21:15Z</text:p>
              </table:table-cell>
              <table:table-cell office:value-type="float" office:value="114">
                <text:p>1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21:20Z</text:p>
              </table:table-cell>
              <table:table-cell office:value-type="float" office:value="114">
                <text:p>1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21:25Z</text:p>
              </table:table-cell>
              <table:table-cell office:value-type="float" office:value="114">
                <text:p>1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21:30Z</text:p>
              </table:table-cell>
              <table:table-cell office:value-type="float" office:value="114">
                <text:p>1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21:35Z</text:p>
              </table:table-cell>
              <table:table-cell office:value-type="float" office:value="114">
                <text:p>1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21:42Z</text:p>
              </table:table-cell>
              <table:table-cell office:value-type="float" office:value="114">
                <text:p>11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21:47Z</text:p>
              </table:table-cell>
              <table:table-cell office:value-type="float" office:value="114">
                <text:p>1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21:52Z</text:p>
              </table:table-cell>
              <table:table-cell office:value-type="float" office:value="114">
                <text:p>1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21:57Z</text:p>
              </table:table-cell>
              <table:table-cell office:value-type="float" office:value="114">
                <text:p>11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21:57Z</text:p>
              </table:table-cell>
              <table:table-cell office:value-type="float" office:value="113">
                <text:p>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22:00Z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5:22:01Z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5:22:06Z</text:p>
              </table:table-cell>
              <table:table-cell office:value-type="float" office:value="113">
                <text:p>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22:14Z</text:p>
              </table:table-cell>
              <table:table-cell office:value-type="float" office:value="113">
                <text:p>1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22:19Z</text:p>
              </table:table-cell>
              <table:table-cell office:value-type="float" office:value="113">
                <text:p>1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22:29Z</text:p>
              </table:table-cell>
              <table:table-cell office:value-type="float" office:value="113">
                <text:p>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22:34Z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22:44Z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18-07-21T15:22:54Z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5:22:58Z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22:59Z</text:p>
              </table:table-cell>
              <table:table-cell office:value-type="float" office:value="108">
                <text:p>10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018-07-21T15:23:04Z</text:p>
              </table:table-cell>
              <table:table-cell office:value-type="float" office:value="108">
                <text:p>10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8-07-21T15:23:09Z</text:p>
              </table:table-cell>
              <table:table-cell office:value-type="float" office:value="108">
                <text:p>1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23:14Z</text:p>
              </table:table-cell>
              <table:table-cell office:value-type="float" office:value="108">
                <text:p>10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23:19Z</text:p>
              </table:table-cell>
              <table:table-cell office:value-type="float" office:value="108">
                <text:p>1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23:24Z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23:29Z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23:34Z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23:39Z</text:p>
              </table:table-cell>
              <table:table-cell office:value-type="float" office:value="108">
                <text:p>1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1T15:23:44Z</text:p>
              </table:table-cell>
              <table:table-cell office:value-type="float" office:value="108">
                <text:p>1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1T15:23:49Z</text:p>
              </table:table-cell>
              <table:table-cell office:value-type="float" office:value="108">
                <text:p>1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23:54Z</text:p>
              </table:table-cell>
              <table:table-cell office:value-type="float" office:value="108">
                <text:p>1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23:57Z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23:59Z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24:04Z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24:09Z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24:15Z</text:p>
              </table:table-cell>
              <table:table-cell office:value-type="float" office:value="89">
                <text:p>8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24:25Z</text:p>
              </table:table-cell>
              <table:table-cell office:value-type="float" office:value="89">
                <text:p>8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24:33Z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25:35Z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018-07-21T15:25:40Z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18-07-21T15:25:45Z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25:53Z</text:p>
              </table:table-cell>
              <table:table-cell office:value-type="float" office:value="89">
                <text:p>8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25:54Z</text:p>
              </table:table-cell>
              <table:table-cell office:value-type="float" office:value="89">
                <text:p>8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25:55Z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26:00Z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26:06Z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26:11Z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26:18Z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26:23Z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26:27Z</text:p>
              </table:table-cell>
              <table:table-cell office:value-type="float" office:value="101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26:35Z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26:40Z</text:p>
              </table:table-cell>
              <table:table-cell office:value-type="float" office:value="101">
                <text:p>1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26:45Z</text:p>
              </table:table-cell>
              <table:table-cell office:value-type="float" office:value="101">
                <text:p>1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26:50Z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26:55Z</text:p>
              </table:table-cell>
              <table:table-cell office:value-type="float" office:value="101">
                <text:p>10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26:55Z</text:p>
              </table:table-cell>
              <table:table-cell office:value-type="float" office:value="105">
                <text:p>10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27:00Z</text:p>
              </table:table-cell>
              <table:table-cell office:value-type="float" office:value="105">
                <text:p>1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27:05Z</text:p>
              </table:table-cell>
              <table:table-cell office:value-type="float" office:value="105">
                <text:p>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27:10Z</text:p>
              </table:table-cell>
              <table:table-cell office:value-type="float" office:value="105">
                <text:p>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27:15Z</text:p>
              </table:table-cell>
              <table:table-cell office:value-type="float" office:value="105">
                <text:p>1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27:20Z</text:p>
              </table:table-cell>
              <table:table-cell office:value-type="float" office:value="105">
                <text:p>10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27:25Z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27:32Z</text:p>
              </table:table-cell>
              <table:table-cell office:value-type="float" office:value="105">
                <text:p>10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1T15:27:37Z</text:p>
              </table:table-cell>
              <table:table-cell office:value-type="float" office:value="105">
                <text:p>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27:42Z</text:p>
              </table:table-cell>
              <table:table-cell office:value-type="float" office:value="105">
                <text:p>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27:47Z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27:52Z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27:54Z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27:55Z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27:56Z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28:01Z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1T15:28:06Z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1T15:28:11Z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28:16Z</text:p>
              </table:table-cell>
              <table:table-cell office:value-type="float" office:value="104">
                <text:p>10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28:21Z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28:26Z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28:31Z</text:p>
              </table:table-cell>
              <table:table-cell office:value-type="float" office:value="104">
                <text:p>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28:37Z</text:p>
              </table:table-cell>
              <table:table-cell office:value-type="float" office:value="104">
                <text:p>1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28:47Z</text:p>
              </table:table-cell>
              <table:table-cell office:value-type="float" office:value="104">
                <text:p>1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28:52Z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28:54Z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28:57Z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1T15:29:08Z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1T15:29:17Z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29:22Z</text:p>
              </table:table-cell>
              <table:table-cell office:value-type="float" office:value="106">
                <text:p>1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29:32Z</text:p>
              </table:table-cell>
              <table:table-cell office:value-type="float" office:value="106">
                <text:p>1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29:37Z</text:p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29:48Z</text:p>
              </table:table-cell>
              <table:table-cell office:value-type="float" office:value="106">
                <text:p>10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29:54Z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29:55Z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0:00Z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1T15:30:05Z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1T15:30:12Z</text:p>
              </table:table-cell>
              <table:table-cell office:value-type="float" office:value="102">
                <text:p>10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1T15:30:17Z</text:p>
              </table:table-cell>
              <table:table-cell office:value-type="float" office:value="102">
                <text:p>10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1T15:30:24Z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1T15:30:29Z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1T15:30:38Z</text:p>
              </table:table-cell>
              <table:table-cell office:value-type="float" office:value="102">
                <text:p>1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1T15:30:43Z</text:p>
              </table:table-cell>
              <table:table-cell office:value-type="float" office:value="102">
                <text:p>1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1T15:30:48Z</text:p>
              </table:table-cell>
              <table:table-cell office:value-type="float" office:value="102">
                <text:p>10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1T15:30:55Z</text:p>
              </table:table-cell>
              <table:table-cell office:value-type="float" office:value="102">
                <text:p>1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1T15:30:56Z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1T15:31:00Z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1T15:31:08Z</text:p>
              </table:table-cell>
              <table:table-cell office:value-type="float" office:value="108">
                <text:p>10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1T15:31:13Z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1T15:31:18Z</text:p>
              </table:table-cell>
              <table:table-cell office:value-type="float" office:value="108">
                <text:p>1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1T15:31:23Z</text:p>
              </table:table-cell>
              <table:table-cell office:value-type="float" office:value="108">
                <text:p>10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1T15:31:28Z</text:p>
              </table:table-cell>
              <table:table-cell office:value-type="float" office:value="108">
                <text:p>10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1T15:31:33Z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1:38Z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1T15:31:43Z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1T15:31:46Z</text:p>
              </table:table-cell>
              <table:table-cell office:value-type="float" office:value="108">
                <text:p>1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1T15:31:52Z</text:p>
              </table:table-cell>
              <table:table-cell office:value-type="float" office:value="108">
                <text:p>1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1T15:31:54Z</text:p>
              </table:table-cell>
              <table:table-cell office:value-type="float" office:value="109">
                <text:p>1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1T15:31:57Z</text:p>
              </table:table-cell>
              <table:table-cell office:value-type="float" office:value="109">
                <text:p>10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1T15:32:02Z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1T15:32:12Z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1T15:32:17Z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1T15:32:27Z</text:p>
              </table:table-cell>
              <table:table-cell office:value-type="float" office:value="109">
                <text:p>1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1T15:32:32Z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1T15:32:37Z</text:p>
              </table:table-cell>
              <table:table-cell office:value-type="float" office:value="109">
                <text:p>1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1T15:32:45Z</text:p>
              </table:table-cell>
              <table:table-cell office:value-type="float" office:value="109">
                <text:p>1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1T15:32:50Z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2:55Z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32:55Z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33:00Z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3:05Z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3:10Z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33:15Z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3:20Z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33:25Z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3:30Z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3:35Z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33:40Z</text:p>
              </table:table-cell>
              <table:table-cell office:value-type="float" office:value="105">
                <text:p>10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33:53Z</text:p>
              </table:table-cell>
              <table:table-cell office:value-type="float" office:value="105">
                <text:p>1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33:55Z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33:58Z</text:p>
              </table:table-cell>
              <table:table-cell office:value-type="float" office:value="109">
                <text:p>1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33:58Z</text:p>
              </table:table-cell>
              <table:table-cell office:value-type="float" office:value="109">
                <text:p>1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34:03Z</text:p>
              </table:table-cell>
              <table:table-cell office:value-type="float" office:value="109">
                <text:p>10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34:08Z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34:13Z</text:p>
              </table:table-cell>
              <table:table-cell office:value-type="float" office:value="109">
                <text:p>10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34:18Z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4:23Z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4:33Z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34:38Z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4:48Z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4:53Z</text:p>
              </table:table-cell>
              <table:table-cell office:value-type="float" office:value="109">
                <text:p>1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34:55Z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34:58Z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35:08Z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18-07-21T15:35:14Z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35:19Z</text:p>
              </table:table-cell>
              <table:table-cell office:value-type="float" office:value="98">
                <text:p>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1T15:35:24Z</text:p>
              </table:table-cell>
              <table:table-cell office:value-type="float" office:value="98">
                <text:p>9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1T15:35:29Z</text:p>
              </table:table-cell>
              <table:table-cell office:value-type="float" office:value="98">
                <text:p>9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1T15:35:34Z</text:p>
              </table:table-cell>
              <table:table-cell office:value-type="float" office:value="98">
                <text:p>9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1T15:35:39Z</text:p>
              </table:table-cell>
              <table:table-cell office:value-type="float" office:value="98">
                <text:p>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1T15:35:40Z</text:p>
              </table:table-cell>
              <table:table-cell office:value-type="float" office:value="98">
                <text:p>9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1T15:35:47Z</text:p>
              </table:table-cell>
              <table:table-cell office:value-type="float" office:value="98">
                <text:p>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1T15:35:52Z</text:p>
              </table:table-cell>
              <table:table-cell office:value-type="float" office:value="98">
                <text:p>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1T15:35:54Z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1T15:35:57Z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1T15:36:02Z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1T15:36:10Z</text:p>
              </table:table-cell>
              <table:table-cell office:value-type="float" office:value="118">
                <text:p>1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1T15:36:16Z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1T15:36:21Z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1T15:36:26Z</text:p>
              </table:table-cell>
              <table:table-cell office:value-type="float" office:value="118">
                <text:p>1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1T15:36:31Z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1T15:36:38Z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1T15:36:43Z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1T15:36:48Z</text:p>
              </table:table-cell>
              <table:table-cell office:value-type="float" office:value="118">
                <text:p>1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1T15:36:55Z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1T15:36:55Z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1T15:37:00Z</text:p>
              </table:table-cell>
              <table:table-cell office:value-type="float" office:value="117">
                <text:p>1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1T15:37:05Z</text:p>
              </table:table-cell>
              <table:table-cell office:value-type="float" office:value="117">
                <text:p>1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1T15:37:15Z</text:p>
              </table:table-cell>
              <table:table-cell office:value-type="float" office:value="117">
                <text:p>1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1T15:37:23Z</text:p>
              </table:table-cell>
              <table:table-cell office:value-type="float" office:value="117">
                <text:p>11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1T15:37:28Z</text:p>
              </table:table-cell>
              <table:table-cell office:value-type="float" office:value="117">
                <text:p>1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1T15:37:33Z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1T15:37:42Z</text:p>
              </table:table-cell>
              <table:table-cell office:value-type="float" office:value="117">
                <text:p>11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1T15:37:47Z</text:p>
              </table:table-cell>
              <table:table-cell office:value-type="float" office:value="117">
                <text:p>11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1T15:37:52Z</text:p>
              </table:table-cell>
              <table:table-cell office:value-type="float" office:value="117">
                <text:p>1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1T15:37:55Z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1T15:37:57Z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1T15:38:06Z</text:p>
              </table:table-cell>
              <table:table-cell office:value-type="float" office:value="119">
                <text:p>11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1T15:38:11Z</text:p>
              </table:table-cell>
              <table:table-cell office:value-type="float" office:value="119">
                <text:p>11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1T15:38:16Z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1T15:38:21Z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1T15:38:26Z</text:p>
              </table:table-cell>
              <table:table-cell office:value-type="float" office:value="119">
                <text:p>11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1T15:38:34Z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1T15:38:39Z</text:p>
              </table:table-cell>
              <table:table-cell office:value-type="float" office:value="119">
                <text:p>1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1T15:38:44Z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1T15:38:49Z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8-07-21T15:38:55Z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1T15:38:56Z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1T15:39:00Z</text:p>
              </table:table-cell>
              <table:table-cell office:value-type="float" office:value="121">
                <text:p>1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1T15:39:05Z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1T15:39:10Z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1T15:39:15Z</text:p>
              </table:table-cell>
              <table:table-cell office:value-type="float" office:value="121">
                <text:p>1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1T15:39:21Z</text:p>
              </table:table-cell>
              <table:table-cell office:value-type="float" office:value="121">
                <text:p>1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1T15:39:26Z</text:p>
              </table:table-cell>
              <table:table-cell office:value-type="float" office:value="121">
                <text:p>1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1T15:39:36Z</text:p>
              </table:table-cell>
              <table:table-cell office:value-type="float" office:value="121">
                <text:p>1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1T15:39:41Z</text:p>
              </table:table-cell>
              <table:table-cell office:value-type="float" office:value="121">
                <text:p>1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1T15:39:46Z</text:p>
              </table:table-cell>
              <table:table-cell office:value-type="float" office:value="121">
                <text:p>12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1T15:39:51Z</text:p>
              </table:table-cell>
              <table:table-cell office:value-type="float" office:value="121">
                <text:p>1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1T15:39:54Z</text:p>
              </table:table-cell>
              <table:table-cell office:value-type="float" office:value="121">
                <text:p>1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1T15:39:56Z</text:p>
              </table:table-cell>
              <table:table-cell office:value-type="float" office:value="109">
                <text:p>1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1T15:39:59Z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1T15:40:04Z</text:p>
              </table:table-cell>
              <table:table-cell office:value-type="float" office:value="109">
                <text:p>10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1T15:40:09Z</text:p>
              </table:table-cell>
              <table:table-cell office:value-type="float" office:value="109">
                <text:p>1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1T15:40:14Z</text:p>
              </table:table-cell>
              <table:table-cell office:value-type="float" office:value="109">
                <text:p>1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1T15:40:19Z</text:p>
              </table:table-cell>
              <table:table-cell office:value-type="float" office:value="109">
                <text:p>10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1T15:40:28Z</text:p>
              </table:table-cell>
              <table:table-cell office:value-type="float" office:value="109">
                <text:p>10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8-07-21T15:40:33Z</text:p>
              </table:table-cell>
              <table:table-cell office:value-type="float" office:value="109">
                <text:p>10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018-07-21T15:40:43Z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1T15:40:48Z</text:p>
              </table:table-cell>
              <table:table-cell office:value-type="float" office:value="109">
                <text:p>10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1T15:40:53Z</text:p>
              </table:table-cell>
              <table:table-cell office:value-type="float" office:value="109">
                <text:p>10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1T15:40:55Z</text:p>
              </table:table-cell>
              <table:table-cell office:value-type="float" office:value="116">
                <text:p>11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1T15:40:58Z</text:p>
              </table:table-cell>
              <table:table-cell office:value-type="float" office:value="116">
                <text:p>1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1T15:40:58Z</text:p>
              </table:table-cell>
              <table:table-cell office:value-type="float" office:value="116">
                <text:p>1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1T15:41:03Z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1T15:41:08Z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1T15:41:13Z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1T15:41:18Z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1T15:41:26Z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1T15:41:33Z</text:p>
              </table:table-cell>
              <table:table-cell office:value-type="float" office:value="116">
                <text:p>1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1T15:41:40Z</text:p>
              </table:table-cell>
              <table:table-cell office:value-type="float" office:value="116">
                <text:p>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1T15:41:47Z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1T15:41:52Z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1T15:41:54Z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1T15:41:57Z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1T15:41:57Z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1T15:42:08Z</text:p>
              </table:table-cell>
              <table:table-cell office:value-type="float" office:value="116">
                <text:p>1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1T15:42:13Z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1T15:42:18Z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1T15:42:23Z</text:p>
              </table:table-cell>
              <table:table-cell office:value-type="float" office:value="116">
                <text:p>1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1T15:42:28Z</text:p>
              </table:table-cell>
              <table:table-cell office:value-type="float" office:value="116">
                <text:p>11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1T15:42:35Z</text:p>
              </table:table-cell>
              <table:table-cell office:value-type="float" office:value="116">
                <text:p>11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1T15:42:39Z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1T15:42:44Z</text:p>
              </table:table-cell>
              <table:table-cell office:value-type="float" office:value="116">
                <text:p>1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1T15:42:49Z</text:p>
              </table:table-cell>
              <table:table-cell office:value-type="float" office:value="116">
                <text:p>1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1T15:42:54Z</text:p>
              </table:table-cell>
              <table:table-cell office:value-type="float" office:value="108">
                <text:p>10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1T15:42:57Z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1T15:43:02Z</text:p>
              </table:table-cell>
              <table:table-cell office:value-type="float" office:value="108">
                <text:p>1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1T15:43:10Z</text:p>
              </table:table-cell>
              <table:table-cell office:value-type="float" office:value="108">
                <text:p>10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8-07-21T15:43:15Z</text:p>
              </table:table-cell>
              <table:table-cell office:value-type="float" office:value="108">
                <text:p>1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1T15:43:15Z</text:p>
              </table:table-cell>
              <table:table-cell office:value-type="float" office:value="108">
                <text:p>1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1T15:43:20Z</text:p>
              </table:table-cell>
              <table:table-cell office:value-type="float" office:value="108">
                <text:p>10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1T15:43:25Z</text:p>
              </table:table-cell>
              <table:table-cell office:value-type="float" office:value="108">
                <text:p>10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8-07-21T15:43:30Z</text:p>
              </table:table-cell>
              <table:table-cell office:value-type="float" office:value="108">
                <text:p>10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8-07-21T15:43:35Z</text:p>
              </table:table-cell>
              <table:table-cell office:value-type="float" office:value="108">
                <text:p>1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1T15:43:40Z</text:p>
              </table:table-cell>
              <table:table-cell office:value-type="float" office:value="108">
                <text:p>10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018-07-21T15:43:45Z</text:p>
              </table:table-cell>
              <table:table-cell office:value-type="float" office:value="108">
                <text:p>10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1T15:43:50Z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1T15:43:54Z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1T15:43:55Z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1T15:44:00Z</text:p>
              </table:table-cell>
              <table:table-cell office:value-type="float" office:value="114">
                <text:p>1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1T15:44:05Z</text:p>
              </table:table-cell>
              <table:table-cell office:value-type="float" office:value="114">
                <text:p>11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018-07-21T15:44:16Z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1T15:44:21Z</text:p>
              </table:table-cell>
              <table:table-cell office:value-type="float" office:value="114">
                <text:p>1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8-07-21T15:44:27Z</text:p>
              </table:table-cell>
              <table:table-cell office:value-type="float" office:value="114">
                <text:p>11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8-07-21T15:44:32Z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1T15:44:33Z</text:p>
              </table:table-cell>
              <table:table-cell office:value-type="float" office:value="114">
                <text:p>1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1T15:44:40Z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1T15:44:45Z</text:p>
              </table:table-cell>
              <table:table-cell office:value-type="float" office:value="114">
                <text:p>11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1T15:44:54Z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1T15:44:55Z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1T15:45:00Z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45:06Z</text:p>
              </table:table-cell>
              <table:table-cell office:value-type="float" office:value="105">
                <text:p>1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45:14Z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1T15:45:24Z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1T15:45:29Z</text:p>
              </table:table-cell>
              <table:table-cell office:value-type="float" office:value="105">
                <text:p>10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8-07-21T15:45:37Z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45:42Z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45:47Z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45:52Z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45:54Z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45:57Z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46:02Z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46:09Z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46:14Z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1T15:46:20Z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46:29Z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46:37Z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46:42Z</text:p>
              </table:table-cell>
              <table:table-cell office:value-type="float" office:value="97">
                <text:p>9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46:47Z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46:52Z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46:55Z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46:57Z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47:02Z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47:10Z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47:17Z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47:28Z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47:33Z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47:38Z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47:48Z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018-07-21T15:47:53Z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47:54Z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47:58Z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48:05Z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48:14Z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48:24Z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48:29Z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48:34Z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48:39Z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48:44Z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48:49Z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48:54Z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48:55Z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48:59Z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49:04Z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49:09Z</text:p>
              </table:table-cell>
              <table:table-cell office:value-type="float" office:value="90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018-07-21T15:49:14Z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1T15:49:19Z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1T15:49:29Z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49:34Z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49:39Z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49:49Z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1T15:49:54Z</text:p>
              </table:table-cell>
              <table:table-cell office:value-type="float" office:value="90">
                <text:p>9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49:54Z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49:55Z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1T15:49:57Z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8-07-21T15:50:02Z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50:07Z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50:17Z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1T15:50:22Z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50:27Z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50:33Z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1T15:50:39Z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50:44Z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18-07-21T15:50:54Z</text:p>
              </table:table-cell>
              <table:table-cell office:value-type="float" office:value="98">
                <text:p>9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50:55Z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8-07-21T15:50:59Z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8-07-21T15:51:04Z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51:09Z</text:p>
              </table:table-cell>
              <table:table-cell office:value-type="float" office:value="96">
                <text:p>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51:14Z</text:p>
              </table:table-cell>
              <table:table-cell office:value-type="float" office:value="96">
                <text:p>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51:20Z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51:25Z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51:30Z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51:35Z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51:40Z</text:p>
              </table:table-cell>
              <table:table-cell office:value-type="float" office:value="96">
                <text:p>9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8-07-21T15:51:45Z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51:50Z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51:55Z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51:55Z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52:00Z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52:05Z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52:10Z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52:15Z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8-07-21T15:52:20Z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52:25Z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52:30Z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8-07-21T15:52:35Z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18-07-21T15:52:42Z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53:23Z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53:51Z</text:p>
              </table:table-cell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5:53:54Z</text:p>
              </table:table-cell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18-07-21T17:04:25Z</text:p>
              </table:table-cell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